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tch_perf_2nd_part" table:style-name="ta1">
        <table:shapes>
          <draw:frame draw:z-index="0" draw:style-name="gr1" draw:text-style-name="P1" svg:width="602.39pt" svg:height="417.88pt" svg:x="782.5pt" svg:y="102.42pt">
            <loext:p draw:notify-on-update-of-ranges="notch_perf_2nd_part.A1:notch_perf_2nd_part.G1 notch_perf_2nd_part.A1003:notch_perf_2nd_part.G10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FastNotch</text:p>
          </table:table-cell>
          <table:table-cell office:value-type="string" calcext:value-type="string">
            <text:p>FastQRSfilt</text:p>
          </table:table-cell>
          <table:table-cell office:value-type="string" calcext:value-type="string">
            <text:p>BDAC</text:p>
          </table:table-cell>
          <table:table-cell office:value-type="string" calcext:value-type="string">
            <text:p>NoiseChk</text:p>
          </table:table-cell>
          <table:table-cell table:number-columns-repeated="17"/>
        </table:table-row>
        <table:table-row table:style-name="ro1">
          <table:table-cell office:value-type="float" office:value="0.091961" calcext:value-type="float">
            <text:p>0.091961</text:p>
          </table:table-cell>
          <table:table-cell office:value-type="float" office:value="0.277237" calcext:value-type="float">
            <text:p>0.277237</text:p>
          </table:table-cell>
          <table:table-cell office:value-type="float" office:value="0.303756" calcext:value-type="float">
            <text:p>0.303756</text:p>
          </table:table-cell>
          <table:table-cell office:value-type="float" office:value="0.228354" calcext:value-type="float">
            <text:p>0.228354</text:p>
          </table:table-cell>
          <table:table-cell office:value-type="float" office:value="0.26802" calcext:value-type="float">
            <text:p>0.26802</text:p>
          </table:table-cell>
          <table:table-cell office:value-type="float" office:value="0.262639" calcext:value-type="float">
            <text:p>0.262639</text:p>
          </table:table-cell>
          <table:table-cell office:value-type="float" office:value="0.242764" calcext:value-type="float">
            <text:p>0.242764</text:p>
          </table:table-cell>
          <table:table-cell table:number-columns-repeated="17"/>
        </table:table-row>
        <table:table-row table:style-name="ro1">
          <table:table-cell office:value-type="float" office:value="0.104928" calcext:value-type="float">
            <text:p>0.104928</text:p>
          </table:table-cell>
          <table:table-cell office:value-type="float" office:value="0.283934" calcext:value-type="float">
            <text:p>0.283934</text:p>
          </table:table-cell>
          <table:table-cell office:value-type="float" office:value="0.302935" calcext:value-type="float">
            <text:p>0.302935</text:p>
          </table:table-cell>
          <table:table-cell office:value-type="float" office:value="0.278505" calcext:value-type="float">
            <text:p>0.278505</text:p>
          </table:table-cell>
          <table:table-cell office:value-type="float" office:value="0.264455" calcext:value-type="float">
            <text:p>0.264455</text:p>
          </table:table-cell>
          <table:table-cell office:value-type="float" office:value="0.264117" calcext:value-type="float">
            <text:p>0.264117</text:p>
          </table:table-cell>
          <table:table-cell office:value-type="float" office:value="0.227278" calcext:value-type="float">
            <text:p>0.227278</text:p>
          </table:table-cell>
          <table:table-cell table:number-columns-repeated="17"/>
        </table:table-row>
        <table:table-row table:style-name="ro1">
          <table:table-cell office:value-type="float" office:value="0.102821" calcext:value-type="float">
            <text:p>0.102821</text:p>
          </table:table-cell>
          <table:table-cell office:value-type="float" office:value="0.264649" calcext:value-type="float">
            <text:p>0.264649</text:p>
          </table:table-cell>
          <table:table-cell office:value-type="float" office:value="0.240632" calcext:value-type="float">
            <text:p>0.240632</text:p>
          </table:table-cell>
          <table:table-cell office:value-type="float" office:value="0.336822" calcext:value-type="float">
            <text:p>0.336822</text:p>
          </table:table-cell>
          <table:table-cell office:value-type="float" office:value="0.202916" calcext:value-type="float">
            <text:p>0.202916</text:p>
          </table:table-cell>
          <table:table-cell office:value-type="float" office:value="0.25582" calcext:value-type="float">
            <text:p>0.25582</text:p>
          </table:table-cell>
          <table:table-cell office:value-type="float" office:value="0.200341" calcext:value-type="float">
            <text:p>0.200341</text:p>
          </table:table-cell>
          <table:table-cell table:number-columns-repeated="17"/>
        </table:table-row>
        <table:table-row table:style-name="ro1">
          <table:table-cell office:value-type="float" office:value="0.103191" calcext:value-type="float">
            <text:p>0.103191</text:p>
          </table:table-cell>
          <table:table-cell office:value-type="float" office:value="0.223301" calcext:value-type="float">
            <text:p>0.223301</text:p>
          </table:table-cell>
          <table:table-cell office:value-type="float" office:value="0.285268" calcext:value-type="float">
            <text:p>0.285268</text:p>
          </table:table-cell>
          <table:table-cell office:value-type="float" office:value="0.289839" calcext:value-type="float">
            <text:p>0.289839</text:p>
          </table:table-cell>
          <table:table-cell office:value-type="float" office:value="0.267121" calcext:value-type="float">
            <text:p>0.267121</text:p>
          </table:table-cell>
          <table:table-cell office:value-type="float" office:value="0.214508" calcext:value-type="float">
            <text:p>0.214508</text:p>
          </table:table-cell>
          <table:table-cell office:value-type="float" office:value="0.229406" calcext:value-type="float">
            <text:p>0.229406</text:p>
          </table:table-cell>
          <table:table-cell table:number-columns-repeated="17"/>
        </table:table-row>
        <table:table-row table:style-name="ro1">
          <table:table-cell office:value-type="float" office:value="0.082503" calcext:value-type="float">
            <text:p>0.082503</text:p>
          </table:table-cell>
          <table:table-cell office:value-type="float" office:value="0.321437" calcext:value-type="float">
            <text:p>0.321437</text:p>
          </table:table-cell>
          <table:table-cell office:value-type="float" office:value="0.290797" calcext:value-type="float">
            <text:p>0.290797</text:p>
          </table:table-cell>
          <table:table-cell office:value-type="float" office:value="0.292043" calcext:value-type="float">
            <text:p>0.292043</text:p>
          </table:table-cell>
          <table:table-cell office:value-type="float" office:value="0.264782" calcext:value-type="float">
            <text:p>0.264782</text:p>
          </table:table-cell>
          <table:table-cell office:value-type="float" office:value="0.199655" calcext:value-type="float">
            <text:p>0.199655</text:p>
          </table:table-cell>
          <table:table-cell office:value-type="float" office:value="0.213135" calcext:value-type="float">
            <text:p>0.213135</text:p>
          </table:table-cell>
          <table:table-cell table:number-columns-repeated="17"/>
        </table:table-row>
        <table:table-row table:style-name="ro1">
          <table:table-cell office:value-type="float" office:value="0.104253" calcext:value-type="float">
            <text:p>0.104253</text:p>
          </table:table-cell>
          <table:table-cell office:value-type="float" office:value="0.278969" calcext:value-type="float">
            <text:p>0.278969</text:p>
          </table:table-cell>
          <table:table-cell office:value-type="float" office:value="0.298523" calcext:value-type="float">
            <text:p>0.298523</text:p>
          </table:table-cell>
          <table:table-cell office:value-type="float" office:value="0.291523" calcext:value-type="float">
            <text:p>0.291523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281142" calcext:value-type="float">
            <text:p>0.281142</text:p>
          </table:table-cell>
          <table:table-cell office:value-type="float" office:value="0.223366" calcext:value-type="float">
            <text:p>0.223366</text:p>
          </table:table-cell>
          <table:table-cell table:number-columns-repeated="17"/>
        </table:table-row>
        <table:table-row table:style-name="ro1">
          <table:table-cell office:value-type="float" office:value="0.104106" calcext:value-type="float">
            <text:p>0.104106</text:p>
          </table:table-cell>
          <table:table-cell office:value-type="float" office:value="0.243746" calcext:value-type="float">
            <text:p>0.243746</text:p>
          </table:table-cell>
          <table:table-cell office:value-type="float" office:value="0.304361" calcext:value-type="float">
            <text:p>0.304361</text:p>
          </table:table-cell>
          <table:table-cell office:value-type="float" office:value="0.25534" calcext:value-type="float">
            <text:p>0.25534</text:p>
          </table:table-cell>
          <table:table-cell office:value-type="float" office:value="0.27879" calcext:value-type="float">
            <text:p>0.27879</text:p>
          </table:table-cell>
          <table:table-cell office:value-type="float" office:value="0.272959" calcext:value-type="float">
            <text:p>0.272959</text:p>
          </table:table-cell>
          <table:table-cell office:value-type="float" office:value="0.247161" calcext:value-type="float">
            <text:p>0.247161</text:p>
          </table:table-cell>
          <table:table-cell table:number-columns-repeated="17"/>
        </table:table-row>
        <table:table-row table:style-name="ro1">
          <table:table-cell office:value-type="float" office:value="0.104158" calcext:value-type="float">
            <text:p>0.104158</text:p>
          </table:table-cell>
          <table:table-cell office:value-type="float" office:value="0.193179" calcext:value-type="float">
            <text:p>0.193179</text:p>
          </table:table-cell>
          <table:table-cell office:value-type="float" office:value="0.276968" calcext:value-type="float">
            <text:p>0.276968</text:p>
          </table:table-cell>
          <table:table-cell office:value-type="float" office:value="0.252381" calcext:value-type="float">
            <text:p>0.252381</text:p>
          </table:table-cell>
          <table:table-cell office:value-type="float" office:value="0.266302" calcext:value-type="float">
            <text:p>0.266302</text:p>
          </table:table-cell>
          <table:table-cell office:value-type="float" office:value="0.239872" calcext:value-type="float">
            <text:p>0.239872</text:p>
          </table:table-cell>
          <table:table-cell office:value-type="float" office:value="0.19491" calcext:value-type="float">
            <text:p>0.19491</text:p>
          </table:table-cell>
          <table:table-cell table:number-columns-repeated="17"/>
        </table:table-row>
        <table:table-row table:style-name="ro1">
          <table:table-cell office:value-type="float" office:value="0.104627" calcext:value-type="float">
            <text:p>0.104627</text:p>
          </table:table-cell>
          <table:table-cell office:value-type="float" office:value="0.243072" calcext:value-type="float">
            <text:p>0.243072</text:p>
          </table:table-cell>
          <table:table-cell office:value-type="float" office:value="0.259482" calcext:value-type="float">
            <text:p>0.259482</text:p>
          </table:table-cell>
          <table:table-cell office:value-type="float" office:value="0.239874" calcext:value-type="float">
            <text:p>0.239874</text:p>
          </table:table-cell>
          <table:table-cell office:value-type="float" office:value="0.266963" calcext:value-type="float">
            <text:p>0.266963</text:p>
          </table:table-cell>
          <table:table-cell office:value-type="float" office:value="0.229886" calcext:value-type="float">
            <text:p>0.229886</text:p>
          </table:table-cell>
          <table:table-cell office:value-type="float" office:value="0.250011" calcext:value-type="float">
            <text:p>0.250011</text:p>
          </table:table-cell>
          <table:table-cell table:number-columns-repeated="17"/>
        </table:table-row>
        <table:table-row table:style-name="ro1">
          <table:table-cell office:value-type="float" office:value="0.069442" calcext:value-type="float">
            <text:p>0.069442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307079" calcext:value-type="float">
            <text:p>0.307079</text:p>
          </table:table-cell>
          <table:table-cell office:value-type="float" office:value="0.272186" calcext:value-type="float">
            <text:p>0.272186</text:p>
          </table:table-cell>
          <table:table-cell office:value-type="float" office:value="0.225037" calcext:value-type="float">
            <text:p>0.225037</text:p>
          </table:table-cell>
          <table:table-cell office:value-type="float" office:value="0.205984" calcext:value-type="float">
            <text:p>0.205984</text:p>
          </table:table-cell>
          <table:table-cell office:value-type="float" office:value="0.186503" calcext:value-type="float">
            <text:p>0.186503</text:p>
          </table:table-cell>
          <table:table-cell table:number-columns-repeated="17"/>
        </table:table-row>
        <table:table-row table:style-name="ro1">
          <table:table-cell office:value-type="float" office:value="0.102471" calcext:value-type="float">
            <text:p>0.102471</text:p>
          </table:table-cell>
          <table:table-cell office:value-type="float" office:value="0.201969" calcext:value-type="float">
            <text:p>0.201969</text:p>
          </table:table-cell>
          <table:table-cell office:value-type="float" office:value="0.212135" calcext:value-type="float">
            <text:p>0.212135</text:p>
          </table:table-cell>
          <table:table-cell office:value-type="float" office:value="0.245839" calcext:value-type="float">
            <text:p>0.245839</text:p>
          </table:table-cell>
          <table:table-cell office:value-type="float" office:value="0.279724" calcext:value-type="float">
            <text:p>0.279724</text:p>
          </table:table-cell>
          <table:table-cell office:value-type="float" office:value="0.263862" calcext:value-type="float">
            <text:p>0.263862</text:p>
          </table:table-cell>
          <table:table-cell office:value-type="float" office:value="0.19361" calcext:value-type="float">
            <text:p>0.19361</text:p>
          </table:table-cell>
          <table:table-cell table:number-columns-repeated="17"/>
        </table:table-row>
        <table:table-row table:style-name="ro1">
          <table:table-cell office:value-type="float" office:value="0.103381" calcext:value-type="float">
            <text:p>0.103381</text:p>
          </table:table-cell>
          <table:table-cell office:value-type="float" office:value="0.274823" calcext:value-type="float">
            <text:p>0.274823</text:p>
          </table:table-cell>
          <table:table-cell office:value-type="float" office:value="0.257613" calcext:value-type="float">
            <text:p>0.257613</text:p>
          </table:table-cell>
          <table:table-cell office:value-type="float" office:value="0.27444" calcext:value-type="float">
            <text:p>0.27444</text:p>
          </table:table-cell>
          <table:table-cell office:value-type="float" office:value="0.264795" calcext:value-type="float">
            <text:p>0.264795</text:p>
          </table:table-cell>
          <table:table-cell office:value-type="float" office:value="0.257439" calcext:value-type="float">
            <text:p>0.257439</text:p>
          </table:table-cell>
          <table:table-cell office:value-type="float" office:value="0.252471" calcext:value-type="float">
            <text:p>0.252471</text:p>
          </table:table-cell>
          <table:table-cell table:number-columns-repeated="17"/>
        </table:table-row>
        <table:table-row table:style-name="ro1">
          <table:table-cell office:value-type="float" office:value="0.104208" calcext:value-type="float">
            <text:p>0.104208</text:p>
          </table:table-cell>
          <table:table-cell office:value-type="float" office:value="0.252533" calcext:value-type="float">
            <text:p>0.252533</text:p>
          </table:table-cell>
          <table:table-cell office:value-type="float" office:value="0.307083" calcext:value-type="float">
            <text:p>0.307083</text:p>
          </table:table-cell>
          <table:table-cell office:value-type="float" office:value="0.255714" calcext:value-type="float">
            <text:p>0.255714</text:p>
          </table:table-cell>
          <table:table-cell office:value-type="float" office:value="0.272541" calcext:value-type="float">
            <text:p>0.272541</text:p>
          </table:table-cell>
          <table:table-cell office:value-type="float" office:value="0.27497" calcext:value-type="float">
            <text:p>0.27497</text:p>
          </table:table-cell>
          <table:table-cell office:value-type="float" office:value="0.195622" calcext:value-type="float">
            <text:p>0.195622</text:p>
          </table:table-cell>
          <table:table-cell table:number-columns-repeated="17"/>
        </table:table-row>
        <table:table-row table:style-name="ro1">
          <table:table-cell office:value-type="float" office:value="0.103355" calcext:value-type="float">
            <text:p>0.103355</text:p>
          </table:table-cell>
          <table:table-cell office:value-type="float" office:value="0.322115" calcext:value-type="float">
            <text:p>0.322115</text:p>
          </table:table-cell>
          <table:table-cell office:value-type="float" office:value="0.261182" calcext:value-type="float">
            <text:p>0.261182</text:p>
          </table:table-cell>
          <table:table-cell office:value-type="float" office:value="0.231357" calcext:value-type="float">
            <text:p>0.231357</text:p>
          </table:table-cell>
          <table:table-cell office:value-type="float" office:value="0.277598" calcext:value-type="float">
            <text:p>0.277598</text:p>
          </table:table-cell>
          <table:table-cell office:value-type="float" office:value="0.245834" calcext:value-type="float">
            <text:p>0.245834</text:p>
          </table:table-cell>
          <table:table-cell office:value-type="float" office:value="0.233392" calcext:value-type="float">
            <text:p>0.233392</text:p>
          </table:table-cell>
          <table:table-cell table:number-columns-repeated="17"/>
        </table:table-row>
        <table:table-row table:style-name="ro1">
          <table:table-cell office:value-type="float" office:value="0.105069" calcext:value-type="float">
            <text:p>0.105069</text:p>
          </table:table-cell>
          <table:table-cell office:value-type="float" office:value="0.240423" calcext:value-type="float">
            <text:p>0.240423</text:p>
          </table:table-cell>
          <table:table-cell office:value-type="float" office:value="0.254857" calcext:value-type="float">
            <text:p>0.254857</text:p>
          </table:table-cell>
          <table:table-cell office:value-type="float" office:value="0.22496" calcext:value-type="float">
            <text:p>0.22496</text:p>
          </table:table-cell>
          <table:table-cell office:value-type="float" office:value="0.266592" calcext:value-type="float">
            <text:p>0.266592</text:p>
          </table:table-cell>
          <table:table-cell office:value-type="float" office:value="0.274366" calcext:value-type="float">
            <text:p>0.274366</text:p>
          </table:table-cell>
          <table:table-cell office:value-type="float" office:value="0.209455" calcext:value-type="float">
            <text:p>0.209455</text:p>
          </table:table-cell>
          <table:table-cell table:number-columns-repeated="17"/>
        </table:table-row>
        <table:table-row table:style-name="ro1">
          <table:table-cell office:value-type="float" office:value="0.072127" calcext:value-type="float">
            <text:p>0.072127</text:p>
          </table:table-cell>
          <table:table-cell office:value-type="float" office:value="0.287083" calcext:value-type="float">
            <text:p>0.287083</text:p>
          </table:table-cell>
          <table:table-cell office:value-type="float" office:value="0.288005" calcext:value-type="float">
            <text:p>0.288005</text:p>
          </table:table-cell>
          <table:table-cell office:value-type="float" office:value="0.300071" calcext:value-type="float">
            <text:p>0.300071</text:p>
          </table:table-cell>
          <table:table-cell office:value-type="float" office:value="0.274556" calcext:value-type="float">
            <text:p>0.274556</text:p>
          </table:table-cell>
          <table:table-cell office:value-type="float" office:value="0.261887" calcext:value-type="float">
            <text:p>0.261887</text:p>
          </table:table-cell>
          <table:table-cell office:value-type="float" office:value="0.207788" calcext:value-type="float">
            <text:p>0.207788</text:p>
          </table:table-cell>
          <table:table-cell table:number-columns-repeated="17"/>
        </table:table-row>
        <table:table-row table:style-name="ro1">
          <table:table-cell office:value-type="float" office:value="0.074827" calcext:value-type="float">
            <text:p>0.074827</text:p>
          </table:table-cell>
          <table:table-cell office:value-type="float" office:value="0.330209" calcext:value-type="float">
            <text:p>0.330209</text:p>
          </table:table-cell>
          <table:table-cell office:value-type="float" office:value="0.250932" calcext:value-type="float">
            <text:p>0.250932</text:p>
          </table:table-cell>
          <table:table-cell office:value-type="float" office:value="0.272206" calcext:value-type="float">
            <text:p>0.272206</text:p>
          </table:table-cell>
          <table:table-cell office:value-type="float" office:value="0.276643" calcext:value-type="float">
            <text:p>0.276643</text:p>
          </table:table-cell>
          <table:table-cell office:value-type="float" office:value="0.266227" calcext:value-type="float">
            <text:p>0.266227</text:p>
          </table:table-cell>
          <table:table-cell office:value-type="float" office:value="0.224578" calcext:value-type="float">
            <text:p>0.224578</text:p>
          </table:table-cell>
          <table:table-cell table:number-columns-repeated="17"/>
        </table:table-row>
        <table:table-row table:style-name="ro1">
          <table:table-cell office:value-type="float" office:value="0.069771" calcext:value-type="float">
            <text:p>0.069771</text:p>
          </table:table-cell>
          <table:table-cell office:value-type="float" office:value="0.312603" calcext:value-type="float">
            <text:p>0.312603</text:p>
          </table:table-cell>
          <table:table-cell office:value-type="float" office:value="0.307084" calcext:value-type="float">
            <text:p>0.307084</text:p>
          </table:table-cell>
          <table:table-cell office:value-type="float" office:value="0.316467" calcext:value-type="float">
            <text:p>0.316467</text:p>
          </table:table-cell>
          <table:table-cell office:value-type="float" office:value="0.268607" calcext:value-type="float">
            <text:p>0.268607</text:p>
          </table:table-cell>
          <table:table-cell office:value-type="float" office:value="0.257404" calcext:value-type="float">
            <text:p>0.257404</text:p>
          </table:table-cell>
          <table:table-cell office:value-type="float" office:value="0.242101" calcext:value-type="float">
            <text:p>0.242101</text:p>
          </table:table-cell>
          <table:table-cell table:number-columns-repeated="17"/>
        </table:table-row>
        <table:table-row table:style-name="ro1">
          <table:table-cell office:value-type="float" office:value="0.059146" calcext:value-type="float">
            <text:p>0.059146</text:p>
          </table:table-cell>
          <table:table-cell office:value-type="float" office:value="0.261367" calcext:value-type="float">
            <text:p>0.261367</text:p>
          </table:table-cell>
          <table:table-cell office:value-type="float" office:value="0.279165" calcext:value-type="float">
            <text:p>0.279165</text:p>
          </table:table-cell>
          <table:table-cell office:value-type="float" office:value="0.273822" calcext:value-type="float">
            <text:p>0.273822</text:p>
          </table:table-cell>
          <table:table-cell office:value-type="float" office:value="0.279914" calcext:value-type="float">
            <text:p>0.279914</text:p>
          </table:table-cell>
          <table:table-cell office:value-type="float" office:value="0.257987" calcext:value-type="float">
            <text:p>0.257987</text:p>
          </table:table-cell>
          <table:table-cell office:value-type="float" office:value="0.207942" calcext:value-type="float">
            <text:p>0.207942</text:p>
          </table:table-cell>
          <table:table-cell table:number-columns-repeated="17"/>
        </table:table-row>
        <table:table-row table:style-name="ro1">
          <table:table-cell office:value-type="float" office:value="0.105529" calcext:value-type="float">
            <text:p>0.105529</text:p>
          </table:table-cell>
          <table:table-cell office:value-type="float" office:value="0.226769" calcext:value-type="float">
            <text:p>0.226769</text:p>
          </table:table-cell>
          <table:table-cell office:value-type="float" office:value="0.208804" calcext:value-type="float">
            <text:p>0.208804</text:p>
          </table:table-cell>
          <table:table-cell office:value-type="float" office:value="0.265757" calcext:value-type="float">
            <text:p>0.265757</text:p>
          </table:table-cell>
          <table:table-cell office:value-type="float" office:value="0.292498" calcext:value-type="float">
            <text:p>0.292498</text:p>
          </table:table-cell>
          <table:table-cell office:value-type="float" office:value="0.182262" calcext:value-type="float">
            <text:p>0.182262</text:p>
          </table:table-cell>
          <table:table-cell office:value-type="float" office:value="0.193776" calcext:value-type="float">
            <text:p>0.193776</text:p>
          </table:table-cell>
          <table:table-cell table:number-columns-repeated="17"/>
        </table:table-row>
        <table:table-row table:style-name="ro1">
          <table:table-cell office:value-type="float" office:value="0.072153" calcext:value-type="float">
            <text:p>0.072153</text:p>
          </table:table-cell>
          <table:table-cell office:value-type="float" office:value="0.278076" calcext:value-type="float">
            <text:p>0.278076</text:p>
          </table:table-cell>
          <table:table-cell office:value-type="float" office:value="0.26678" calcext:value-type="float">
            <text:p>0.26678</text:p>
          </table:table-cell>
          <table:table-cell office:value-type="float" office:value="0.255392" calcext:value-type="float">
            <text:p>0.255392</text:p>
          </table:table-cell>
          <table:table-cell office:value-type="float" office:value="0.257789" calcext:value-type="float">
            <text:p>0.257789</text:p>
          </table:table-cell>
          <table:table-cell office:value-type="float" office:value="0.263186" calcext:value-type="float">
            <text:p>0.263186</text:p>
          </table:table-cell>
          <table:table-cell office:value-type="float" office:value="0.21818" calcext:value-type="float">
            <text:p>0.21818</text:p>
          </table:table-cell>
          <table:table-cell table:number-columns-repeated="17"/>
        </table:table-row>
        <table:table-row table:style-name="ro1">
          <table:table-cell office:value-type="float" office:value="0.052698" calcext:value-type="float">
            <text:p>0.052698</text:p>
          </table:table-cell>
          <table:table-cell office:value-type="float" office:value="0.357146" calcext:value-type="float">
            <text:p>0.357146</text:p>
          </table:table-cell>
          <table:table-cell office:value-type="float" office:value="0.23385" calcext:value-type="float">
            <text:p>0.23385</text:p>
          </table:table-cell>
          <table:table-cell office:value-type="float" office:value="0.296784" calcext:value-type="float">
            <text:p>0.296784</text:p>
          </table:table-cell>
          <table:table-cell office:value-type="float" office:value="0.176792" calcext:value-type="float">
            <text:p>0.176792</text:p>
          </table:table-cell>
          <table:table-cell office:value-type="float" office:value="0.199978" calcext:value-type="float">
            <text:p>0.199978</text:p>
          </table:table-cell>
          <table:table-cell office:value-type="float" office:value="0.217197" calcext:value-type="float">
            <text:p>0.217197</text:p>
          </table:table-cell>
          <table:table-cell table:number-columns-repeated="17"/>
        </table:table-row>
        <table:table-row table:style-name="ro1">
          <table:table-cell office:value-type="float" office:value="0.069519" calcext:value-type="float">
            <text:p>0.069519</text:p>
          </table:table-cell>
          <table:table-cell office:value-type="float" office:value="0.263283" calcext:value-type="float">
            <text:p>0.263283</text:p>
          </table:table-cell>
          <table:table-cell office:value-type="float" office:value="0.216343" calcext:value-type="float">
            <text:p>0.216343</text:p>
          </table:table-cell>
          <table:table-cell office:value-type="float" office:value="0.295203" calcext:value-type="float">
            <text:p>0.295203</text:p>
          </table:table-cell>
          <table:table-cell office:value-type="float" office:value="0.215539" calcext:value-type="float">
            <text:p>0.215539</text:p>
          </table:table-cell>
          <table:table-cell office:value-type="float" office:value="0.285055" calcext:value-type="float">
            <text:p>0.285055</text:p>
          </table:table-cell>
          <table:table-cell office:value-type="float" office:value="0.334167" calcext:value-type="float">
            <text:p>0.334167</text:p>
          </table:table-cell>
          <table:table-cell table:number-columns-repeated="17"/>
        </table:table-row>
        <table:table-row table:style-name="ro1">
          <table:table-cell office:value-type="float" office:value="0.105845" calcext:value-type="float">
            <text:p>0.105845</text:p>
          </table:table-cell>
          <table:table-cell office:value-type="float" office:value="0.259077" calcext:value-type="float">
            <text:p>0.259077</text:p>
          </table:table-cell>
          <table:table-cell office:value-type="float" office:value="0.25659" calcext:value-type="float">
            <text:p>0.25659</text:p>
          </table:table-cell>
          <table:table-cell office:value-type="float" office:value="0.226818" calcext:value-type="float">
            <text:p>0.226818</text:p>
          </table:table-cell>
          <table:table-cell office:value-type="float" office:value="0.224273" calcext:value-type="float">
            <text:p>0.224273</text:p>
          </table:table-cell>
          <table:table-cell office:value-type="float" office:value="0.216386" calcext:value-type="float">
            <text:p>0.216386</text:p>
          </table:table-cell>
          <table:table-cell office:value-type="float" office:value="0.205987" calcext:value-type="float">
            <text:p>0.205987</text:p>
          </table:table-cell>
          <table:table-cell table:number-columns-repeated="17"/>
        </table:table-row>
        <table:table-row table:style-name="ro1">
          <table:table-cell office:value-type="float" office:value="0.070088" calcext:value-type="float">
            <text:p>0.070088</text:p>
          </table:table-cell>
          <table:table-cell office:value-type="float" office:value="0.273351" calcext:value-type="float">
            <text:p>0.273351</text:p>
          </table:table-cell>
          <table:table-cell office:value-type="float" office:value="0.262751" calcext:value-type="float">
            <text:p>0.262751</text:p>
          </table:table-cell>
          <table:table-cell office:value-type="float" office:value="0.295917" calcext:value-type="float">
            <text:p>0.295917</text:p>
          </table:table-cell>
          <table:table-cell office:value-type="float" office:value="0.210022" calcext:value-type="float">
            <text:p>0.210022</text:p>
          </table:table-cell>
          <table:table-cell office:value-type="float" office:value="0.195599" calcext:value-type="float">
            <text:p>0.195599</text:p>
          </table:table-cell>
          <table:table-cell office:value-type="float" office:value="0.233122" calcext:value-type="float">
            <text:p>0.233122</text:p>
          </table:table-cell>
          <table:table-cell table:number-columns-repeated="17"/>
        </table:table-row>
        <table:table-row table:style-name="ro1">
          <table:table-cell office:value-type="float" office:value="0.101734" calcext:value-type="float">
            <text:p>0.101734</text:p>
          </table:table-cell>
          <table:table-cell office:value-type="float" office:value="0.288335" calcext:value-type="float">
            <text:p>0.288335</text:p>
          </table:table-cell>
          <table:table-cell office:value-type="float" office:value="0.221814" calcext:value-type="float">
            <text:p>0.221814</text:p>
          </table:table-cell>
          <table:table-cell office:value-type="float" office:value="0.324182" calcext:value-type="float">
            <text:p>0.324182</text:p>
          </table:table-cell>
          <table:table-cell office:value-type="float" office:value="0.264394" calcext:value-type="float">
            <text:p>0.264394</text:p>
          </table:table-cell>
          <table:table-cell office:value-type="float" office:value="0.203163" calcext:value-type="float">
            <text:p>0.203163</text:p>
          </table:table-cell>
          <table:table-cell office:value-type="float" office:value="0.244103" calcext:value-type="float">
            <text:p>0.244103</text:p>
          </table:table-cell>
          <table:table-cell table:number-columns-repeated="17"/>
        </table:table-row>
        <table:table-row table:style-name="ro1">
          <table:table-cell office:value-type="float" office:value="0.106086" calcext:value-type="float">
            <text:p>0.106086</text:p>
          </table:table-cell>
          <table:table-cell office:value-type="float" office:value="0.268411" calcext:value-type="float">
            <text:p>0.268411</text:p>
          </table:table-cell>
          <table:table-cell office:value-type="float" office:value="0.257396" calcext:value-type="float">
            <text:p>0.257396</text:p>
          </table:table-cell>
          <table:table-cell office:value-type="float" office:value="0.160608" calcext:value-type="float">
            <text:p>0.160608</text:p>
          </table:table-cell>
          <table:table-cell office:value-type="float" office:value="0.272771" calcext:value-type="float">
            <text:p>0.272771</text:p>
          </table:table-cell>
          <table:table-cell office:value-type="float" office:value="0.260881" calcext:value-type="float">
            <text:p>0.260881</text:p>
          </table:table-cell>
          <table:table-cell office:value-type="float" office:value="0.278582" calcext:value-type="float">
            <text:p>0.278582</text:p>
          </table:table-cell>
          <table:table-cell table:number-columns-repeated="17"/>
        </table:table-row>
        <table:table-row table:style-name="ro1">
          <table:table-cell office:value-type="float" office:value="0.105837" calcext:value-type="float">
            <text:p>0.105837</text:p>
          </table:table-cell>
          <table:table-cell office:value-type="float" office:value="0.237521" calcext:value-type="float">
            <text:p>0.237521</text:p>
          </table:table-cell>
          <table:table-cell office:value-type="float" office:value="0.296778" calcext:value-type="float">
            <text:p>0.296778</text:p>
          </table:table-cell>
          <table:table-cell office:value-type="float" office:value="0.257159" calcext:value-type="float">
            <text:p>0.257159</text:p>
          </table:table-cell>
          <table:table-cell office:value-type="float" office:value="0.273813" calcext:value-type="float">
            <text:p>0.273813</text:p>
          </table:table-cell>
          <table:table-cell office:value-type="float" office:value="0.237047" calcext:value-type="float">
            <text:p>0.237047</text:p>
          </table:table-cell>
          <table:table-cell office:value-type="float" office:value="0.212448" calcext:value-type="float">
            <text:p>0.212448</text:p>
          </table:table-cell>
          <table:table-cell table:number-columns-repeated="17"/>
        </table:table-row>
        <table:table-row table:style-name="ro1">
          <table:table-cell office:value-type="float" office:value="0.066472" calcext:value-type="float">
            <text:p>0.066472</text:p>
          </table:table-cell>
          <table:table-cell office:value-type="float" office:value="0.297521" calcext:value-type="float">
            <text:p>0.297521</text:p>
          </table:table-cell>
          <table:table-cell office:value-type="float" office:value="0.301802" calcext:value-type="float">
            <text:p>0.301802</text:p>
          </table:table-cell>
          <table:table-cell office:value-type="float" office:value="0.28932" calcext:value-type="float">
            <text:p>0.28932</text:p>
          </table:table-cell>
          <table:table-cell office:value-type="float" office:value="0.277938" calcext:value-type="float">
            <text:p>0.277938</text:p>
          </table:table-cell>
          <table:table-cell office:value-type="float" office:value="0.236031" calcext:value-type="float">
            <text:p>0.236031</text:p>
          </table:table-cell>
          <table:table-cell office:value-type="float" office:value="0.211127" calcext:value-type="float">
            <text:p>0.211127</text:p>
          </table:table-cell>
          <table:table-cell table:number-columns-repeated="17"/>
        </table:table-row>
        <table:table-row table:style-name="ro1">
          <table:table-cell office:value-type="float" office:value="0.106087" calcext:value-type="float">
            <text:p>0.106087</text:p>
          </table:table-cell>
          <table:table-cell office:value-type="float" office:value="0.234692" calcext:value-type="float">
            <text:p>0.234692</text:p>
          </table:table-cell>
          <table:table-cell office:value-type="float" office:value="0.306749" calcext:value-type="float">
            <text:p>0.306749</text:p>
          </table:table-cell>
          <table:table-cell office:value-type="float" office:value="0.282033" calcext:value-type="float">
            <text:p>0.282033</text:p>
          </table:table-cell>
          <table:table-cell office:value-type="float" office:value="0.260624" calcext:value-type="float">
            <text:p>0.260624</text:p>
          </table:table-cell>
          <table:table-cell office:value-type="float" office:value="0.251057" calcext:value-type="float">
            <text:p>0.251057</text:p>
          </table:table-cell>
          <table:table-cell office:value-type="float" office:value="0.134978" calcext:value-type="float">
            <text:p>0.134978</text:p>
          </table:table-cell>
          <table:table-cell table:number-columns-repeated="17"/>
        </table:table-row>
        <table:table-row table:style-name="ro1">
          <table:table-cell office:value-type="float" office:value="0.105839" calcext:value-type="float">
            <text:p>0.105839</text:p>
          </table:table-cell>
          <table:table-cell office:value-type="float" office:value="0.294842" calcext:value-type="float">
            <text:p>0.294842</text:p>
          </table:table-cell>
          <table:table-cell office:value-type="float" office:value="0.300965" calcext:value-type="float">
            <text:p>0.300965</text:p>
          </table:table-cell>
          <table:table-cell office:value-type="float" office:value="0.309415" calcext:value-type="float">
            <text:p>0.309415</text:p>
          </table:table-cell>
          <table:table-cell office:value-type="float" office:value="0.151801" calcext:value-type="float">
            <text:p>0.151801</text:p>
          </table:table-cell>
          <table:table-cell office:value-type="float" office:value="0.176922" calcext:value-type="float">
            <text:p>0.176922</text:p>
          </table:table-cell>
          <table:table-cell office:value-type="float" office:value="0.275038" calcext:value-type="float">
            <text:p>0.275038</text:p>
          </table:table-cell>
          <table:table-cell table:number-columns-repeated="17"/>
        </table:table-row>
        <table:table-row table:style-name="ro1">
          <table:table-cell office:value-type="float" office:value="0.10123" calcext:value-type="float">
            <text:p>0.10123</text:p>
          </table:table-cell>
          <table:table-cell office:value-type="float" office:value="0.149425" calcext:value-type="float">
            <text:p>0.149425</text:p>
          </table:table-cell>
          <table:table-cell office:value-type="float" office:value="0.195942" calcext:value-type="float">
            <text:p>0.195942</text:p>
          </table:table-cell>
          <table:table-cell office:value-type="float" office:value="0.241348" calcext:value-type="float">
            <text:p>0.241348</text:p>
          </table:table-cell>
          <table:table-cell office:value-type="float" office:value="0.174048" calcext:value-type="float">
            <text:p>0.174048</text:p>
          </table:table-cell>
          <table:table-cell office:value-type="float" office:value="0.178717" calcext:value-type="float">
            <text:p>0.178717</text:p>
          </table:table-cell>
          <table:table-cell office:value-type="float" office:value="0.331777" calcext:value-type="float">
            <text:p>0.331777</text:p>
          </table:table-cell>
          <table:table-cell table:number-columns-repeated="17"/>
        </table:table-row>
        <table:table-row table:style-name="ro1">
          <table:table-cell office:value-type="float" office:value="0.061738" calcext:value-type="float">
            <text:p>0.061738</text:p>
          </table:table-cell>
          <table:table-cell office:value-type="float" office:value="0.201671" calcext:value-type="float">
            <text:p>0.201671</text:p>
          </table:table-cell>
          <table:table-cell office:value-type="float" office:value="0.160858" calcext:value-type="float">
            <text:p>0.160858</text:p>
          </table:table-cell>
          <table:table-cell office:value-type="float" office:value="0.417719" calcext:value-type="float">
            <text:p>0.417719</text:p>
          </table:table-cell>
          <table:table-cell office:value-type="float" office:value="0.200719" calcext:value-type="float">
            <text:p>0.200719</text:p>
          </table:table-cell>
          <table:table-cell office:value-type="float" office:value="0.159129" calcext:value-type="float">
            <text:p>0.159129</text:p>
          </table:table-cell>
          <table:table-cell office:value-type="float" office:value="0.291584" calcext:value-type="float">
            <text:p>0.291584</text:p>
          </table:table-cell>
          <table:table-cell table:number-columns-repeated="17"/>
        </table:table-row>
        <table:table-row table:style-name="ro1">
          <table:table-cell office:value-type="float" office:value="0.059255" calcext:value-type="float">
            <text:p>0.059255</text:p>
          </table:table-cell>
          <table:table-cell office:value-type="float" office:value="0.290117" calcext:value-type="float">
            <text:p>0.290117</text:p>
          </table:table-cell>
          <table:table-cell office:value-type="float" office:value="0.182563" calcext:value-type="float">
            <text:p>0.182563</text:p>
          </table:table-cell>
          <table:table-cell office:value-type="float" office:value="0.322337" calcext:value-type="float">
            <text:p>0.322337</text:p>
          </table:table-cell>
          <table:table-cell office:value-type="float" office:value="0.321185" calcext:value-type="float">
            <text:p>0.321185</text:p>
          </table:table-cell>
          <table:table-cell office:value-type="float" office:value="0.226142" calcext:value-type="float">
            <text:p>0.226142</text:p>
          </table:table-cell>
          <table:table-cell office:value-type="float" office:value="0.232963" calcext:value-type="float">
            <text:p>0.232963</text:p>
          </table:table-cell>
          <table:table-cell table:number-columns-repeated="17"/>
        </table:table-row>
        <table:table-row table:style-name="ro1">
          <table:table-cell office:value-type="float" office:value="0.10587" calcext:value-type="float">
            <text:p>0.10587</text:p>
          </table:table-cell>
          <table:table-cell office:value-type="float" office:value="0.285236" calcext:value-type="float">
            <text:p>0.285236</text:p>
          </table:table-cell>
          <table:table-cell office:value-type="float" office:value="0.371939" calcext:value-type="float">
            <text:p>0.371939</text:p>
          </table:table-cell>
          <table:table-cell office:value-type="float" office:value="0.235742" calcext:value-type="float">
            <text:p>0.235742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193466" calcext:value-type="float">
            <text:p>0.193466</text:p>
          </table:table-cell>
          <table:table-cell office:value-type="float" office:value="0.254303" calcext:value-type="float">
            <text:p>0.254303</text:p>
          </table:table-cell>
          <table:table-cell table:number-columns-repeated="17"/>
        </table:table-row>
        <table:table-row table:style-name="ro1">
          <table:table-cell office:value-type="float" office:value="0.106245" calcext:value-type="float">
            <text:p>0.106245</text:p>
          </table:table-cell>
          <table:table-cell office:value-type="float" office:value="0.293877" calcext:value-type="float">
            <text:p>0.293877</text:p>
          </table:table-cell>
          <table:table-cell office:value-type="float" office:value="0.248849" calcext:value-type="float">
            <text:p>0.248849</text:p>
          </table:table-cell>
          <table:table-cell office:value-type="float" office:value="0.244259" calcext:value-type="float">
            <text:p>0.244259</text:p>
          </table:table-cell>
          <table:table-cell office:value-type="float" office:value="0.283236" calcext:value-type="float">
            <text:p>0.283236</text:p>
          </table:table-cell>
          <table:table-cell office:value-type="float" office:value="0.237523" calcext:value-type="float">
            <text:p>0.237523</text:p>
          </table:table-cell>
          <table:table-cell office:value-type="float" office:value="0.245403" calcext:value-type="float">
            <text:p>0.245403</text:p>
          </table:table-cell>
          <table:table-cell table:number-columns-repeated="17"/>
        </table:table-row>
        <table:table-row table:style-name="ro1">
          <table:table-cell office:value-type="float" office:value="0.089457" calcext:value-type="float">
            <text:p>0.089457</text:p>
          </table:table-cell>
          <table:table-cell office:value-type="float" office:value="0.299569" calcext:value-type="float">
            <text:p>0.299569</text:p>
          </table:table-cell>
          <table:table-cell office:value-type="float" office:value="0.285543" calcext:value-type="float">
            <text:p>0.285543</text:p>
          </table:table-cell>
          <table:table-cell office:value-type="float" office:value="0.268351" calcext:value-type="float">
            <text:p>0.268351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259026" calcext:value-type="float">
            <text:p>0.259026</text:p>
          </table:table-cell>
          <table:table-cell office:value-type="float" office:value="0.259436" calcext:value-type="float">
            <text:p>0.259436</text:p>
          </table:table-cell>
          <table:table-cell table:number-columns-repeated="17"/>
        </table:table-row>
        <table:table-row table:style-name="ro1">
          <table:table-cell office:value-type="float" office:value="0.05454" calcext:value-type="float">
            <text:p>0.05454</text:p>
          </table:table-cell>
          <table:table-cell office:value-type="float" office:value="0.288726" calcext:value-type="float">
            <text:p>0.288726</text:p>
          </table:table-cell>
          <table:table-cell office:value-type="float" office:value="0.208154" calcext:value-type="float">
            <text:p>0.208154</text:p>
          </table:table-cell>
          <table:table-cell office:value-type="float" office:value="0.229246" calcext:value-type="float">
            <text:p>0.229246</text:p>
          </table:table-cell>
          <table:table-cell office:value-type="float" office:value="0.197596" calcext:value-type="float">
            <text:p>0.197596</text:p>
          </table:table-cell>
          <table:table-cell office:value-type="float" office:value="0.267214" calcext:value-type="float">
            <text:p>0.267214</text:p>
          </table:table-cell>
          <table:table-cell office:value-type="float" office:value="0.228772" calcext:value-type="float">
            <text:p>0.228772</text:p>
          </table:table-cell>
          <table:table-cell table:number-columns-repeated="17"/>
        </table:table-row>
        <table:table-row table:style-name="ro1">
          <table:table-cell office:value-type="float" office:value="0.064981" calcext:value-type="float">
            <text:p>0.064981</text:p>
          </table:table-cell>
          <table:table-cell office:value-type="float" office:value="0.270157" calcext:value-type="float">
            <text:p>0.270157</text:p>
          </table:table-cell>
          <table:table-cell office:value-type="float" office:value="0.25675" calcext:value-type="float">
            <text:p>0.25675</text:p>
          </table:table-cell>
          <table:table-cell office:value-type="float" office:value="0.255247" calcext:value-type="float">
            <text:p>0.255247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9508" calcext:value-type="float">
            <text:p>0.219508</text:p>
          </table:table-cell>
          <table:table-cell office:value-type="float" office:value="0.257252" calcext:value-type="float">
            <text:p>0.257252</text:p>
          </table:table-cell>
          <table:table-cell table:number-columns-repeated="17"/>
        </table:table-row>
        <table:table-row table:style-name="ro1">
          <table:table-cell office:value-type="float" office:value="0.106615" calcext:value-type="float">
            <text:p>0.106615</text:p>
          </table:table-cell>
          <table:table-cell office:value-type="float" office:value="0.205193" calcext:value-type="float">
            <text:p>0.205193</text:p>
          </table:table-cell>
          <table:table-cell office:value-type="float" office:value="0.247443" calcext:value-type="float">
            <text:p>0.247443</text:p>
          </table:table-cell>
          <table:table-cell office:value-type="float" office:value="0.238425" calcext:value-type="float">
            <text:p>0.238425</text:p>
          </table:table-cell>
          <table:table-cell office:value-type="float" office:value="0.252156" calcext:value-type="float">
            <text:p>0.252156</text:p>
          </table:table-cell>
          <table:table-cell office:value-type="float" office:value="0.238383" calcext:value-type="float">
            <text:p>0.238383</text:p>
          </table:table-cell>
          <table:table-cell office:value-type="float" office:value="0.249977" calcext:value-type="float">
            <text:p>0.249977</text:p>
          </table:table-cell>
          <table:table-cell table:number-columns-repeated="17"/>
        </table:table-row>
        <table:table-row table:style-name="ro1">
          <table:table-cell office:value-type="float" office:value="0.106532" calcext:value-type="float">
            <text:p>0.106532</text:p>
          </table:table-cell>
          <table:table-cell office:value-type="float" office:value="0.176549" calcext:value-type="float">
            <text:p>0.176549</text:p>
          </table:table-cell>
          <table:table-cell office:value-type="float" office:value="0.231025" calcext:value-type="float">
            <text:p>0.2310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9196" calcext:value-type="float">
            <text:p>0.19919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39038" calcext:value-type="float">
            <text:p>0.239038</text:p>
          </table:table-cell>
          <table:table-cell table:number-columns-repeated="17"/>
        </table:table-row>
        <table:table-row table:style-name="ro1">
          <table:table-cell office:value-type="float" office:value="0.104405" calcext:value-type="float">
            <text:p>0.104405</text:p>
          </table:table-cell>
          <table:table-cell office:value-type="float" office:value="0.270713" calcext:value-type="float">
            <text:p>0.270713</text:p>
          </table:table-cell>
          <table:table-cell office:value-type="float" office:value="0.320439" calcext:value-type="float">
            <text:p>0.320439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200743" calcext:value-type="float">
            <text:p>0.200743</text:p>
          </table:table-cell>
          <table:table-cell office:value-type="float" office:value="0.216352" calcext:value-type="float">
            <text:p>0.216352</text:p>
          </table:table-cell>
          <table:table-cell office:value-type="float" office:value="0.232242" calcext:value-type="float">
            <text:p>0.232242</text:p>
          </table:table-cell>
          <table:table-cell table:number-columns-repeated="17"/>
        </table:table-row>
        <table:table-row table:style-name="ro1">
          <table:table-cell office:value-type="float" office:value="0.095873" calcext:value-type="float">
            <text:p>0.095873</text:p>
          </table:table-cell>
          <table:table-cell office:value-type="float" office:value="0.285259" calcext:value-type="float">
            <text:p>0.285259</text:p>
          </table:table-cell>
          <table:table-cell office:value-type="float" office:value="0.205647" calcext:value-type="float">
            <text:p>0.205647</text:p>
          </table:table-cell>
          <table:table-cell office:value-type="float" office:value="0.243201" calcext:value-type="float">
            <text:p>0.243201</text:p>
          </table:table-cell>
          <table:table-cell office:value-type="float" office:value="0.205451" calcext:value-type="float">
            <text:p>0.205451</text:p>
          </table:table-cell>
          <table:table-cell office:value-type="float" office:value="0.219745" calcext:value-type="float">
            <text:p>0.219745</text:p>
          </table:table-cell>
          <table:table-cell office:value-type="float" office:value="0.189223" calcext:value-type="float">
            <text:p>0.189223</text:p>
          </table:table-cell>
          <table:table-cell table:number-columns-repeated="17"/>
        </table:table-row>
        <table:table-row table:style-name="ro1">
          <table:table-cell office:value-type="float" office:value="0.09016" calcext:value-type="float">
            <text:p>0.09016</text:p>
          </table:table-cell>
          <table:table-cell office:value-type="float" office:value="0.296492" calcext:value-type="float">
            <text:p>0.296492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28712" calcext:value-type="float">
            <text:p>0.28712</text:p>
          </table:table-cell>
          <table:table-cell office:value-type="float" office:value="0.173154" calcext:value-type="float">
            <text:p>0.173154</text:p>
          </table:table-cell>
          <table:table-cell office:value-type="float" office:value="0.224973" calcext:value-type="float">
            <text:p>0.224973</text:p>
          </table:table-cell>
          <table:table-cell office:value-type="float" office:value="0.1526" calcext:value-type="float">
            <text:p>0.1526</text:p>
          </table:table-cell>
          <table:table-cell table:number-columns-repeated="17"/>
        </table:table-row>
        <table:table-row table:style-name="ro1">
          <table:table-cell office:value-type="float" office:value="0.106733" calcext:value-type="float">
            <text:p>0.106733</text:p>
          </table:table-cell>
          <table:table-cell office:value-type="float" office:value="0.278964" calcext:value-type="float">
            <text:p>0.278964</text:p>
          </table:table-cell>
          <table:table-cell office:value-type="float" office:value="0.288943" calcext:value-type="float">
            <text:p>0.288943</text:p>
          </table:table-cell>
          <table:table-cell office:value-type="float" office:value="0.271318" calcext:value-type="float">
            <text:p>0.271318</text:p>
          </table:table-cell>
          <table:table-cell office:value-type="float" office:value="0.166696" calcext:value-type="float">
            <text:p>0.166696</text:p>
          </table:table-cell>
          <table:table-cell office:value-type="float" office:value="0.191262" calcext:value-type="float">
            <text:p>0.191262</text:p>
          </table:table-cell>
          <table:table-cell office:value-type="float" office:value="0.230847" calcext:value-type="float">
            <text:p>0.230847</text:p>
          </table:table-cell>
          <table:table-cell table:number-columns-repeated="17"/>
        </table:table-row>
        <table:table-row table:style-name="ro1">
          <table:table-cell office:value-type="float" office:value="0.058356" calcext:value-type="float">
            <text:p>0.058356</text:p>
          </table:table-cell>
          <table:table-cell office:value-type="float" office:value="0.323765" calcext:value-type="float">
            <text:p>0.323765</text:p>
          </table:table-cell>
          <table:table-cell office:value-type="float" office:value="0.239068" calcext:value-type="float">
            <text:p>0.239068</text:p>
          </table:table-cell>
          <table:table-cell office:value-type="float" office:value="0.281512" calcext:value-type="float">
            <text:p>0.281512</text:p>
          </table:table-cell>
          <table:table-cell office:value-type="float" office:value="0.249422" calcext:value-type="float">
            <text:p>0.249422</text:p>
          </table:table-cell>
          <table:table-cell office:value-type="float" office:value="0.22016" calcext:value-type="float">
            <text:p>0.22016</text:p>
          </table:table-cell>
          <table:table-cell office:value-type="float" office:value="0.223197" calcext:value-type="float">
            <text:p>0.223197</text:p>
          </table:table-cell>
          <table:table-cell table:number-columns-repeated="17"/>
        </table:table-row>
        <table:table-row table:style-name="ro1">
          <table:table-cell office:value-type="float" office:value="0.08464" calcext:value-type="float">
            <text:p>0.08464</text:p>
          </table:table-cell>
          <table:table-cell office:value-type="float" office:value="0.183496" calcext:value-type="float">
            <text:p>0.183496</text:p>
          </table:table-cell>
          <table:table-cell office:value-type="float" office:value="0.247217" calcext:value-type="float">
            <text:p>0.247217</text:p>
          </table:table-cell>
          <table:table-cell office:value-type="float" office:value="0.251092" calcext:value-type="float">
            <text:p>0.251092</text:p>
          </table:table-cell>
          <table:table-cell office:value-type="float" office:value="0.199147" calcext:value-type="float">
            <text:p>0.199147</text:p>
          </table:table-cell>
          <table:table-cell office:value-type="float" office:value="0.178384" calcext:value-type="float">
            <text:p>0.178384</text:p>
          </table:table-cell>
          <table:table-cell office:value-type="float" office:value="0.195873" calcext:value-type="float">
            <text:p>0.195873</text:p>
          </table:table-cell>
          <table:table-cell table:number-columns-repeated="17"/>
        </table:table-row>
        <table:table-row table:style-name="ro1">
          <table:table-cell office:value-type="float" office:value="0.061399" calcext:value-type="float">
            <text:p>0.061399</text:p>
          </table:table-cell>
          <table:table-cell office:value-type="float" office:value="0.339826" calcext:value-type="float">
            <text:p>0.339826</text:p>
          </table:table-cell>
          <table:table-cell office:value-type="float" office:value="0.303865" calcext:value-type="float">
            <text:p>0.303865</text:p>
          </table:table-cell>
          <table:table-cell office:value-type="float" office:value="0.225079" calcext:value-type="float">
            <text:p>0.225079</text:p>
          </table:table-cell>
          <table:table-cell office:value-type="float" office:value="0.206514" calcext:value-type="float">
            <text:p>0.206514</text:p>
          </table:table-cell>
          <table:table-cell office:value-type="float" office:value="0.223218" calcext:value-type="float">
            <text:p>0.223218</text:p>
          </table:table-cell>
          <table:table-cell office:value-type="float" office:value="0.23608" calcext:value-type="float">
            <text:p>0.23608</text:p>
          </table:table-cell>
          <table:table-cell table:number-columns-repeated="17"/>
        </table:table-row>
        <table:table-row table:style-name="ro1">
          <table:table-cell office:value-type="float" office:value="0.106573" calcext:value-type="float">
            <text:p>0.106573</text:p>
          </table:table-cell>
          <table:table-cell office:value-type="float" office:value="0.282093" calcext:value-type="float">
            <text:p>0.282093</text:p>
          </table:table-cell>
          <table:table-cell office:value-type="float" office:value="0.244294" calcext:value-type="float">
            <text:p>0.244294</text:p>
          </table:table-cell>
          <table:table-cell office:value-type="float" office:value="0.281403" calcext:value-type="float">
            <text:p>0.281403</text:p>
          </table:table-cell>
          <table:table-cell office:value-type="float" office:value="0.200482" calcext:value-type="float">
            <text:p>0.200482</text:p>
          </table:table-cell>
          <table:table-cell office:value-type="float" office:value="0.268085" calcext:value-type="float">
            <text:p>0.268085</text:p>
          </table:table-cell>
          <table:table-cell office:value-type="float" office:value="0.214434" calcext:value-type="float">
            <text:p>0.214434</text:p>
          </table:table-cell>
          <table:table-cell table:number-columns-repeated="17"/>
        </table:table-row>
        <table:table-row table:style-name="ro1">
          <table:table-cell office:value-type="float" office:value="0.106612" calcext:value-type="float">
            <text:p>0.106612</text:p>
          </table:table-cell>
          <table:table-cell office:value-type="float" office:value="0.278326" calcext:value-type="float">
            <text:p>0.278326</text:p>
          </table:table-cell>
          <table:table-cell office:value-type="float" office:value="0.234337" calcext:value-type="float">
            <text:p>0.234337</text:p>
          </table:table-cell>
          <table:table-cell office:value-type="float" office:value="0.324238" calcext:value-type="float">
            <text:p>0.324238</text:p>
          </table:table-cell>
          <table:table-cell office:value-type="float" office:value="0.17659" calcext:value-type="float">
            <text:p>0.17659</text:p>
          </table:table-cell>
          <table:table-cell office:value-type="float" office:value="0.186441" calcext:value-type="float">
            <text:p>0.186441</text:p>
          </table:table-cell>
          <table:table-cell office:value-type="float" office:value="0.201627" calcext:value-type="float">
            <text:p>0.201627</text:p>
          </table:table-cell>
          <table:table-cell table:number-columns-repeated="17"/>
        </table:table-row>
        <table:table-row table:style-name="ro1">
          <table:table-cell office:value-type="float" office:value="0.056252" calcext:value-type="float">
            <text:p>0.056252</text:p>
          </table:table-cell>
          <table:table-cell office:value-type="float" office:value="0.230571" calcext:value-type="float">
            <text:p>0.230571</text:p>
          </table:table-cell>
          <table:table-cell office:value-type="float" office:value="0.290374" calcext:value-type="float">
            <text:p>0.290374</text:p>
          </table:table-cell>
          <table:table-cell office:value-type="float" office:value="0.289794" calcext:value-type="float">
            <text:p>0.289794</text:p>
          </table:table-cell>
          <table:table-cell office:value-type="float" office:value="0.194266" calcext:value-type="float">
            <text:p>0.194266</text:p>
          </table:table-cell>
          <table:table-cell office:value-type="float" office:value="0.256507" calcext:value-type="float">
            <text:p>0.256507</text:p>
          </table:table-cell>
          <table:table-cell office:value-type="float" office:value="0.263395" calcext:value-type="float">
            <text:p>0.263395</text:p>
          </table:table-cell>
          <table:table-cell table:number-columns-repeated="17"/>
        </table:table-row>
        <table:table-row table:style-name="ro1">
          <table:table-cell office:value-type="float" office:value="0.087475" calcext:value-type="float">
            <text:p>0.087475</text:p>
          </table:table-cell>
          <table:table-cell office:value-type="float" office:value="0.263707" calcext:value-type="float">
            <text:p>0.263707</text:p>
          </table:table-cell>
          <table:table-cell office:value-type="float" office:value="0.222247" calcext:value-type="float">
            <text:p>0.222247</text:p>
          </table:table-cell>
          <table:table-cell office:value-type="float" office:value="0.243059" calcext:value-type="float">
            <text:p>0.243059</text:p>
          </table:table-cell>
          <table:table-cell office:value-type="float" office:value="0.226184" calcext:value-type="float">
            <text:p>0.226184</text:p>
          </table:table-cell>
          <table:table-cell office:value-type="float" office:value="0.219057" calcext:value-type="float">
            <text:p>0.219057</text:p>
          </table:table-cell>
          <table:table-cell office:value-type="float" office:value="0.209989" calcext:value-type="float">
            <text:p>0.209989</text:p>
          </table:table-cell>
          <table:table-cell table:number-columns-repeated="17"/>
        </table:table-row>
        <table:table-row table:style-name="ro1">
          <table:table-cell office:value-type="float" office:value="0.060986" calcext:value-type="float">
            <text:p>0.060986</text:p>
          </table:table-cell>
          <table:table-cell office:value-type="float" office:value="0.242748" calcext:value-type="float">
            <text:p>0.242748</text:p>
          </table:table-cell>
          <table:table-cell office:value-type="float" office:value="0.297044" calcext:value-type="float">
            <text:p>0.297044</text:p>
          </table:table-cell>
          <table:table-cell office:value-type="float" office:value="0.286044" calcext:value-type="float">
            <text:p>0.286044</text:p>
          </table:table-cell>
          <table:table-cell office:value-type="float" office:value="0.249521" calcext:value-type="float">
            <text:p>0.249521</text:p>
          </table:table-cell>
          <table:table-cell office:value-type="float" office:value="0.221848" calcext:value-type="float">
            <text:p>0.221848</text:p>
          </table:table-cell>
          <table:table-cell office:value-type="float" office:value="0.215187" calcext:value-type="float">
            <text:p>0.215187</text:p>
          </table:table-cell>
          <table:table-cell table:number-columns-repeated="17"/>
        </table:table-row>
        <table:table-row table:style-name="ro1">
          <table:table-cell office:value-type="float" office:value="0.105802" calcext:value-type="float">
            <text:p>0.105802</text:p>
          </table:table-cell>
          <table:table-cell office:value-type="float" office:value="0.28754" calcext:value-type="float">
            <text:p>0.28754</text:p>
          </table:table-cell>
          <table:table-cell office:value-type="float" office:value="0.308337" calcext:value-type="float">
            <text:p>0.308337</text:p>
          </table:table-cell>
          <table:table-cell office:value-type="float" office:value="0.282094" calcext:value-type="float">
            <text:p>0.282094</text:p>
          </table:table-cell>
          <table:table-cell office:value-type="float" office:value="0.234488" calcext:value-type="float">
            <text:p>0.234488</text:p>
          </table:table-cell>
          <table:table-cell office:value-type="float" office:value="0.233742" calcext:value-type="float">
            <text:p>0.233742</text:p>
          </table:table-cell>
          <table:table-cell office:value-type="float" office:value="0.293748" calcext:value-type="float">
            <text:p>0.293748</text:p>
          </table:table-cell>
          <table:table-cell table:number-columns-repeated="17"/>
        </table:table-row>
        <table:table-row table:style-name="ro1">
          <table:table-cell office:value-type="float" office:value="0.101864" calcext:value-type="float">
            <text:p>0.101864</text:p>
          </table:table-cell>
          <table:table-cell office:value-type="float" office:value="0.285335" calcext:value-type="float">
            <text:p>0.285335</text:p>
          </table:table-cell>
          <table:table-cell office:value-type="float" office:value="0.312919" calcext:value-type="float">
            <text:p>0.312919</text:p>
          </table:table-cell>
          <table:table-cell office:value-type="float" office:value="0.270472" calcext:value-type="float">
            <text:p>0.270472</text:p>
          </table:table-cell>
          <table:table-cell office:value-type="float" office:value="0.238127" calcext:value-type="float">
            <text:p>0.238127</text:p>
          </table:table-cell>
          <table:table-cell office:value-type="float" office:value="0.200037" calcext:value-type="float">
            <text:p>0.200037</text:p>
          </table:table-cell>
          <table:table-cell office:value-type="float" office:value="0.196197" calcext:value-type="float">
            <text:p>0.196197</text:p>
          </table:table-cell>
          <table:table-cell table:number-columns-repeated="17"/>
        </table:table-row>
        <table:table-row table:style-name="ro1">
          <table:table-cell office:value-type="float" office:value="0.064723" calcext:value-type="float">
            <text:p>0.064723</text:p>
          </table:table-cell>
          <table:table-cell office:value-type="float" office:value="0.22118" calcext:value-type="float">
            <text:p>0.22118</text:p>
          </table:table-cell>
          <table:table-cell office:value-type="float" office:value="0.192392" calcext:value-type="float">
            <text:p>0.192392</text:p>
          </table:table-cell>
          <table:table-cell office:value-type="float" office:value="0.220465" calcext:value-type="float">
            <text:p>0.220465</text:p>
          </table:table-cell>
          <table:table-cell office:value-type="float" office:value="0.225605" calcext:value-type="float">
            <text:p>0.225605</text:p>
          </table:table-cell>
          <table:table-cell office:value-type="float" office:value="0.242255" calcext:value-type="float">
            <text:p>0.242255</text:p>
          </table:table-cell>
          <table:table-cell office:value-type="float" office:value="0.261932" calcext:value-type="float">
            <text:p>0.261932</text:p>
          </table:table-cell>
          <table:table-cell table:number-columns-repeated="17"/>
        </table:table-row>
        <table:table-row table:style-name="ro1">
          <table:table-cell office:value-type="float" office:value="0.106589" calcext:value-type="float">
            <text:p>0.106589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3332" calcext:value-type="float">
            <text:p>0.3332</text:p>
          </table:table-cell>
          <table:table-cell office:value-type="float" office:value="0.234118" calcext:value-type="float">
            <text:p>0.234118</text:p>
          </table:table-cell>
          <table:table-cell office:value-type="float" office:value="0.225159" calcext:value-type="float">
            <text:p>0.225159</text:p>
          </table:table-cell>
          <table:table-cell office:value-type="float" office:value="0.219468" calcext:value-type="float">
            <text:p>0.219468</text:p>
          </table:table-cell>
          <table:table-cell office:value-type="float" office:value="0.209922" calcext:value-type="float">
            <text:p>0.209922</text:p>
          </table:table-cell>
          <table:table-cell table:number-columns-repeated="17"/>
        </table:table-row>
        <table:table-row table:style-name="ro1">
          <table:table-cell office:value-type="float" office:value="0.106562" calcext:value-type="float">
            <text:p>0.106562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174119" calcext:value-type="float">
            <text:p>0.174119</text:p>
          </table:table-cell>
          <table:table-cell office:value-type="float" office:value="0.273026" calcext:value-type="float">
            <text:p>0.273026</text:p>
          </table:table-cell>
          <table:table-cell office:value-type="float" office:value="0.236861" calcext:value-type="float">
            <text:p>0.236861</text:p>
          </table:table-cell>
          <table:table-cell office:value-type="float" office:value="0.248308" calcext:value-type="float">
            <text:p>0.248308</text:p>
          </table:table-cell>
          <table:table-cell office:value-type="float" office:value="0.221787" calcext:value-type="float">
            <text:p>0.221787</text:p>
          </table:table-cell>
          <table:table-cell table:number-columns-repeated="17"/>
        </table:table-row>
        <table:table-row table:style-name="ro1">
          <table:table-cell office:value-type="float" office:value="0.106388" calcext:value-type="float">
            <text:p>0.106388</text:p>
          </table:table-cell>
          <table:table-cell office:value-type="float" office:value="0.285728" calcext:value-type="float">
            <text:p>0.285728</text:p>
          </table:table-cell>
          <table:table-cell office:value-type="float" office:value="0.243375" calcext:value-type="float">
            <text:p>0.243375</text:p>
          </table:table-cell>
          <table:table-cell office:value-type="float" office:value="0.232484" calcext:value-type="float">
            <text:p>0.232484</text:p>
          </table:table-cell>
          <table:table-cell office:value-type="float" office:value="0.201825" calcext:value-type="float">
            <text:p>0.201825</text:p>
          </table:table-cell>
          <table:table-cell office:value-type="float" office:value="0.223075" calcext:value-type="float">
            <text:p>0.223075</text:p>
          </table:table-cell>
          <table:table-cell office:value-type="float" office:value="0.229036" calcext:value-type="float">
            <text:p>0.229036</text:p>
          </table:table-cell>
          <table:table-cell table:number-columns-repeated="17"/>
        </table:table-row>
        <table:table-row table:style-name="ro1">
          <table:table-cell office:value-type="float" office:value="0.059169" calcext:value-type="float">
            <text:p>0.059169</text:p>
          </table:table-cell>
          <table:table-cell office:value-type="float" office:value="0.162327" calcext:value-type="float">
            <text:p>0.162327</text:p>
          </table:table-cell>
          <table:table-cell office:value-type="float" office:value="0.255999" calcext:value-type="float">
            <text:p>0.255999</text:p>
          </table:table-cell>
          <table:table-cell office:value-type="float" office:value="0.281616" calcext:value-type="float">
            <text:p>0.281616</text:p>
          </table:table-cell>
          <table:table-cell office:value-type="float" office:value="0.217107" calcext:value-type="float">
            <text:p>0.217107</text:p>
          </table:table-cell>
          <table:table-cell office:value-type="float" office:value="0.208201" calcext:value-type="float">
            <text:p>0.208201</text:p>
          </table:table-cell>
          <table:table-cell office:value-type="float" office:value="0.212917" calcext:value-type="float">
            <text:p>0.212917</text:p>
          </table:table-cell>
          <table:table-cell table:number-columns-repeated="17"/>
        </table:table-row>
        <table:table-row table:style-name="ro1">
          <table:table-cell office:value-type="float" office:value="0.106695" calcext:value-type="float">
            <text:p>0.106695</text:p>
          </table:table-cell>
          <table:table-cell office:value-type="float" office:value="0.292724" calcext:value-type="float">
            <text:p>0.292724</text:p>
          </table:table-cell>
          <table:table-cell office:value-type="float" office:value="0.223156" calcext:value-type="float">
            <text:p>0.223156</text:p>
          </table:table-cell>
          <table:table-cell office:value-type="float" office:value="0.284153" calcext:value-type="float">
            <text:p>0.284153</text:p>
          </table:table-cell>
          <table:table-cell office:value-type="float" office:value="0.197973" calcext:value-type="float">
            <text:p>0.197973</text:p>
          </table:table-cell>
          <table:table-cell office:value-type="float" office:value="0.241849" calcext:value-type="float">
            <text:p>0.241849</text:p>
          </table:table-cell>
          <table:table-cell office:value-type="float" office:value="0.165296" calcext:value-type="float">
            <text:p>0.165296</text:p>
          </table:table-cell>
          <table:table-cell table:number-columns-repeated="17"/>
        </table:table-row>
        <table:table-row table:style-name="ro1">
          <table:table-cell office:value-type="float" office:value="0.065072" calcext:value-type="float">
            <text:p>0.065072</text:p>
          </table:table-cell>
          <table:table-cell office:value-type="float" office:value="0.260787" calcext:value-type="float">
            <text:p>0.260787</text:p>
          </table:table-cell>
          <table:table-cell office:value-type="float" office:value="0.286728" calcext:value-type="float">
            <text:p>0.286728</text:p>
          </table:table-cell>
          <table:table-cell office:value-type="float" office:value="0.304704" calcext:value-type="float">
            <text:p>0.304704</text:p>
          </table:table-cell>
          <table:table-cell office:value-type="float" office:value="0.196394" calcext:value-type="float">
            <text:p>0.196394</text:p>
          </table:table-cell>
          <table:table-cell office:value-type="float" office:value="0.190327" calcext:value-type="float">
            <text:p>0.190327</text:p>
          </table:table-cell>
          <table:table-cell office:value-type="float" office:value="0.210734" calcext:value-type="float">
            <text:p>0.210734</text:p>
          </table:table-cell>
          <table:table-cell table:number-columns-repeated="17"/>
        </table:table-row>
        <table:table-row table:style-name="ro1">
          <table:table-cell office:value-type="float" office:value="0.106675" calcext:value-type="float">
            <text:p>0.106675</text:p>
          </table:table-cell>
          <table:table-cell office:value-type="float" office:value="0.292939" calcext:value-type="float">
            <text:p>0.292939</text:p>
          </table:table-cell>
          <table:table-cell office:value-type="float" office:value="0.276854" calcext:value-type="float">
            <text:p>0.276854</text:p>
          </table:table-cell>
          <table:table-cell office:value-type="float" office:value="0.280524" calcext:value-type="float">
            <text:p>0.280524</text:p>
          </table:table-cell>
          <table:table-cell office:value-type="float" office:value="0.219211" calcext:value-type="float">
            <text:p>0.219211</text:p>
          </table:table-cell>
          <table:table-cell office:value-type="float" office:value="0.221377" calcext:value-type="float">
            <text:p>0.221377</text:p>
          </table:table-cell>
          <table:table-cell office:value-type="float" office:value="0.215305" calcext:value-type="float">
            <text:p>0.215305</text:p>
          </table:table-cell>
          <table:table-cell table:number-columns-repeated="17"/>
        </table:table-row>
        <table:table-row table:style-name="ro1">
          <table:table-cell office:value-type="float" office:value="0.05667" calcext:value-type="float">
            <text:p>0.05667</text:p>
          </table:table-cell>
          <table:table-cell office:value-type="float" office:value="0.304761" calcext:value-type="float">
            <text:p>0.304761</text:p>
          </table:table-cell>
          <table:table-cell office:value-type="float" office:value="0.279673" calcext:value-type="float">
            <text:p>0.279673</text:p>
          </table:table-cell>
          <table:table-cell office:value-type="float" office:value="0.159077" calcext:value-type="float">
            <text:p>0.159077</text:p>
          </table:table-cell>
          <table:table-cell office:value-type="float" office:value="0.187354" calcext:value-type="float">
            <text:p>0.187354</text:p>
          </table:table-cell>
          <table:table-cell office:value-type="float" office:value="0.201722" calcext:value-type="float">
            <text:p>0.201722</text:p>
          </table:table-cell>
          <table:table-cell office:value-type="float" office:value="0.226455" calcext:value-type="float">
            <text:p>0.226455</text:p>
          </table:table-cell>
          <table:table-cell table:number-columns-repeated="17"/>
        </table:table-row>
        <table:table-row table:style-name="ro1">
          <table:table-cell office:value-type="float" office:value="0.071828" calcext:value-type="float">
            <text:p>0.071828</text:p>
          </table:table-cell>
          <table:table-cell office:value-type="float" office:value="0.312332" calcext:value-type="float">
            <text:p>0.312332</text:p>
          </table:table-cell>
          <table:table-cell office:value-type="float" office:value="0.261661" calcext:value-type="float">
            <text:p>0.261661</text:p>
          </table:table-cell>
          <table:table-cell office:value-type="float" office:value="0.231461" calcext:value-type="float">
            <text:p>0.231461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19633" calcext:value-type="float">
            <text:p>0.19633</text:p>
          </table:table-cell>
          <table:table-cell office:value-type="float" office:value="0.235876" calcext:value-type="float">
            <text:p>0.235876</text:p>
          </table:table-cell>
          <table:table-cell table:number-columns-repeated="17"/>
        </table:table-row>
        <table:table-row table:style-name="ro1">
          <table:table-cell office:value-type="float" office:value="0.105259" calcext:value-type="float">
            <text:p>0.105259</text:p>
          </table:table-cell>
          <table:table-cell office:value-type="float" office:value="0.310244" calcext:value-type="float">
            <text:p>0.310244</text:p>
          </table:table-cell>
          <table:table-cell office:value-type="float" office:value="0.249386" calcext:value-type="float">
            <text:p>0.249386</text:p>
          </table:table-cell>
          <table:table-cell office:value-type="float" office:value="0.253959" calcext:value-type="float">
            <text:p>0.253959</text:p>
          </table:table-cell>
          <table:table-cell office:value-type="float" office:value="0.18649" calcext:value-type="float">
            <text:p>0.18649</text:p>
          </table:table-cell>
          <table:table-cell office:value-type="float" office:value="0.267999" calcext:value-type="float">
            <text:p>0.267999</text:p>
          </table:table-cell>
          <table:table-cell office:value-type="float" office:value="0.143039" calcext:value-type="float">
            <text:p>0.143039</text:p>
          </table:table-cell>
          <table:table-cell table:number-columns-repeated="17"/>
        </table:table-row>
        <table:table-row table:style-name="ro1">
          <table:table-cell office:value-type="float" office:value="0.105871" calcext:value-type="float">
            <text:p>0.105871</text:p>
          </table:table-cell>
          <table:table-cell office:value-type="float" office:value="0.257268" calcext:value-type="float">
            <text:p>0.257268</text:p>
          </table:table-cell>
          <table:table-cell office:value-type="float" office:value="0.323519" calcext:value-type="float">
            <text:p>0.323519</text:p>
          </table:table-cell>
          <table:table-cell office:value-type="float" office:value="0.234787" calcext:value-type="float">
            <text:p>0.234787</text:p>
          </table:table-cell>
          <table:table-cell office:value-type="float" office:value="0.290371" calcext:value-type="float">
            <text:p>0.290371</text:p>
          </table:table-cell>
          <table:table-cell office:value-type="float" office:value="0.175822" calcext:value-type="float">
            <text:p>0.175822</text:p>
          </table:table-cell>
          <table:table-cell office:value-type="float" office:value="0.214925" calcext:value-type="float">
            <text:p>0.214925</text:p>
          </table:table-cell>
          <table:table-cell table:number-columns-repeated="17"/>
        </table:table-row>
        <table:table-row table:style-name="ro1">
          <table:table-cell office:value-type="float" office:value="0.103974" calcext:value-type="float">
            <text:p>0.103974</text:p>
          </table:table-cell>
          <table:table-cell office:value-type="float" office:value="0.357787" calcext:value-type="float">
            <text:p>0.357787</text:p>
          </table:table-cell>
          <table:table-cell office:value-type="float" office:value="0.268976" calcext:value-type="float">
            <text:p>0.268976</text:p>
          </table:table-cell>
          <table:table-cell office:value-type="float" office:value="0.263883" calcext:value-type="float">
            <text:p>0.263883</text:p>
          </table:table-cell>
          <table:table-cell office:value-type="float" office:value="0.215502" calcext:value-type="float">
            <text:p>0.215502</text:p>
          </table:table-cell>
          <table:table-cell office:value-type="float" office:value="0.277231" calcext:value-type="float">
            <text:p>0.277231</text:p>
          </table:table-cell>
          <table:table-cell office:value-type="float" office:value="0.237141" calcext:value-type="float">
            <text:p>0.237141</text:p>
          </table:table-cell>
          <table:table-cell table:number-columns-repeated="17"/>
        </table:table-row>
        <table:table-row table:style-name="ro1">
          <table:table-cell office:value-type="float" office:value="0.10518" calcext:value-type="float">
            <text:p>0.10518</text:p>
          </table:table-cell>
          <table:table-cell office:value-type="float" office:value="0.341328" calcext:value-type="float">
            <text:p>0.341328</text:p>
          </table:table-cell>
          <table:table-cell office:value-type="float" office:value="0.30412" calcext:value-type="float">
            <text:p>0.30412</text:p>
          </table:table-cell>
          <table:table-cell office:value-type="float" office:value="0.182804" calcext:value-type="float">
            <text:p>0.182804</text:p>
          </table:table-cell>
          <table:table-cell office:value-type="float" office:value="0.201492" calcext:value-type="float">
            <text:p>0.201492</text:p>
          </table:table-cell>
          <table:table-cell office:value-type="float" office:value="0.170446" calcext:value-type="float">
            <text:p>0.170446</text:p>
          </table:table-cell>
          <table:table-cell office:value-type="float" office:value="0.220021" calcext:value-type="float">
            <text:p>0.220021</text:p>
          </table:table-cell>
          <table:table-cell table:number-columns-repeated="17"/>
        </table:table-row>
        <table:table-row table:style-name="ro1">
          <table:table-cell office:value-type="float" office:value="0.097623" calcext:value-type="float">
            <text:p>0.097623</text:p>
          </table:table-cell>
          <table:table-cell office:value-type="float" office:value="0.228085" calcext:value-type="float">
            <text:p>0.228085</text:p>
          </table:table-cell>
          <table:table-cell office:value-type="float" office:value="0.264262" calcext:value-type="float">
            <text:p>0.264262</text:p>
          </table:table-cell>
          <table:table-cell office:value-type="float" office:value="0.265906" calcext:value-type="float">
            <text:p>0.265906</text:p>
          </table:table-cell>
          <table:table-cell office:value-type="float" office:value="0.199892" calcext:value-type="float">
            <text:p>0.199892</text:p>
          </table:table-cell>
          <table:table-cell office:value-type="float" office:value="0.264169" calcext:value-type="float">
            <text:p>0.264169</text:p>
          </table:table-cell>
          <table:table-cell office:value-type="float" office:value="0.297002" calcext:value-type="float">
            <text:p>0.297002</text:p>
          </table:table-cell>
          <table:table-cell table:number-columns-repeated="17"/>
        </table:table-row>
        <table:table-row table:style-name="ro1">
          <table:table-cell office:value-type="float" office:value="0.105142" calcext:value-type="float">
            <text:p>0.105142</text:p>
          </table:table-cell>
          <table:table-cell office:value-type="float" office:value="0.265232" calcext:value-type="float">
            <text:p>0.265232</text:p>
          </table:table-cell>
          <table:table-cell office:value-type="float" office:value="0.250747" calcext:value-type="float">
            <text:p>0.250747</text:p>
          </table:table-cell>
          <table:table-cell office:value-type="float" office:value="0.269292" calcext:value-type="float">
            <text:p>0.269292</text:p>
          </table:table-cell>
          <table:table-cell office:value-type="float" office:value="0.24323" calcext:value-type="float">
            <text:p>0.24323</text:p>
          </table:table-cell>
          <table:table-cell office:value-type="float" office:value="0.256268" calcext:value-type="float">
            <text:p>0.256268</text:p>
          </table:table-cell>
          <table:table-cell office:value-type="float" office:value="0.219596" calcext:value-type="float">
            <text:p>0.219596</text:p>
          </table:table-cell>
          <table:table-cell table:number-columns-repeated="17"/>
        </table:table-row>
        <table:table-row table:style-name="ro1">
          <table:table-cell office:value-type="float" office:value="0.07248" calcext:value-type="float">
            <text:p>0.07248</text:p>
          </table:table-cell>
          <table:table-cell office:value-type="float" office:value="0.274947" calcext:value-type="float">
            <text:p>0.274947</text:p>
          </table:table-cell>
          <table:table-cell office:value-type="float" office:value="0.220123" calcext:value-type="float">
            <text:p>0.220123</text:p>
          </table:table-cell>
          <table:table-cell office:value-type="float" office:value="0.274823" calcext:value-type="float">
            <text:p>0.274823</text:p>
          </table:table-cell>
          <table:table-cell office:value-type="float" office:value="0.216614" calcext:value-type="float">
            <text:p>0.216614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225449" calcext:value-type="float">
            <text:p>0.225449</text:p>
          </table:table-cell>
          <table:table-cell table:number-columns-repeated="17"/>
        </table:table-row>
        <table:table-row table:style-name="ro1">
          <table:table-cell office:value-type="float" office:value="0.065814" calcext:value-type="float">
            <text:p>0.065814</text:p>
          </table:table-cell>
          <table:table-cell office:value-type="float" office:value="0.228238" calcext:value-type="float">
            <text:p>0.228238</text:p>
          </table:table-cell>
          <table:table-cell office:value-type="float" office:value="0.233478" calcext:value-type="float">
            <text:p>0.233478</text:p>
          </table:table-cell>
          <table:table-cell office:value-type="float" office:value="0.234285" calcext:value-type="float">
            <text:p>0.234285</text:p>
          </table:table-cell>
          <table:table-cell office:value-type="float" office:value="0.231902" calcext:value-type="float">
            <text:p>0.231902</text:p>
          </table:table-cell>
          <table:table-cell office:value-type="float" office:value="0.263772" calcext:value-type="float">
            <text:p>0.263772</text:p>
          </table:table-cell>
          <table:table-cell office:value-type="float" office:value="0.242555" calcext:value-type="float">
            <text:p>0.242555</text:p>
          </table:table-cell>
          <table:table-cell table:number-columns-repeated="17"/>
        </table:table-row>
        <table:table-row table:style-name="ro1">
          <table:table-cell office:value-type="float" office:value="0.102035" calcext:value-type="float">
            <text:p>0.102035</text:p>
          </table:table-cell>
          <table:table-cell office:value-type="float" office:value="0.279164" calcext:value-type="float">
            <text:p>0.279164</text:p>
          </table:table-cell>
          <table:table-cell office:value-type="float" office:value="0.246884" calcext:value-type="float">
            <text:p>0.246884</text:p>
          </table:table-cell>
          <table:table-cell office:value-type="float" office:value="0.273108" calcext:value-type="float">
            <text:p>0.273108</text:p>
          </table:table-cell>
          <table:table-cell office:value-type="float" office:value="0.200539" calcext:value-type="float">
            <text:p>0.200539</text:p>
          </table:table-cell>
          <table:table-cell office:value-type="float" office:value="0.237596" calcext:value-type="float">
            <text:p>0.237596</text:p>
          </table:table-cell>
          <table:table-cell office:value-type="float" office:value="0.244473" calcext:value-type="float">
            <text:p>0.244473</text:p>
          </table:table-cell>
          <table:table-cell table:number-columns-repeated="17"/>
        </table:table-row>
        <table:table-row table:style-name="ro1">
          <table:table-cell office:value-type="float" office:value="0.062518" calcext:value-type="float">
            <text:p>0.062518</text:p>
          </table:table-cell>
          <table:table-cell office:value-type="float" office:value="0.293496" calcext:value-type="float">
            <text:p>0.293496</text:p>
          </table:table-cell>
          <table:table-cell office:value-type="float" office:value="0.296037" calcext:value-type="float">
            <text:p>0.296037</text:p>
          </table:table-cell>
          <table:table-cell office:value-type="float" office:value="0.288079" calcext:value-type="float">
            <text:p>0.288079</text:p>
          </table:table-cell>
          <table:table-cell office:value-type="float" office:value="0.185872" calcext:value-type="float">
            <text:p>0.185872</text:p>
          </table:table-cell>
          <table:table-cell office:value-type="float" office:value="0.198188" calcext:value-type="float">
            <text:p>0.198188</text:p>
          </table:table-cell>
          <table:table-cell office:value-type="float" office:value="0.261374" calcext:value-type="float">
            <text:p>0.261374</text:p>
          </table:table-cell>
          <table:table-cell table:number-columns-repeated="17"/>
        </table:table-row>
        <table:table-row table:style-name="ro1">
          <table:table-cell office:value-type="float" office:value="0.062223" calcext:value-type="float">
            <text:p>0.062223</text:p>
          </table:table-cell>
          <table:table-cell office:value-type="float" office:value="0.307554" calcext:value-type="float">
            <text:p>0.307554</text:p>
          </table:table-cell>
          <table:table-cell office:value-type="float" office:value="0.206647" calcext:value-type="float">
            <text:p>0.206647</text:p>
          </table:table-cell>
          <table:table-cell office:value-type="float" office:value="0.240393" calcext:value-type="float">
            <text:p>0.240393</text:p>
          </table:table-cell>
          <table:table-cell office:value-type="float" office:value="0.163068" calcext:value-type="float">
            <text:p>0.163068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10113" calcext:value-type="float">
            <text:p>0.210113</text:p>
          </table:table-cell>
          <table:table-cell table:number-columns-repeated="17"/>
        </table:table-row>
        <table:table-row table:style-name="ro1">
          <table:table-cell office:value-type="float" office:value="0.103356" calcext:value-type="float">
            <text:p>0.103356</text:p>
          </table:table-cell>
          <table:table-cell office:value-type="float" office:value="0.26347" calcext:value-type="float">
            <text:p>0.26347</text:p>
          </table:table-cell>
          <table:table-cell office:value-type="float" office:value="0.261059" calcext:value-type="float">
            <text:p>0.261059</text:p>
          </table:table-cell>
          <table:table-cell office:value-type="float" office:value="0.22442" calcext:value-type="float">
            <text:p>0.22442</text:p>
          </table:table-cell>
          <table:table-cell office:value-type="float" office:value="0.24285" calcext:value-type="float">
            <text:p>0.24285</text:p>
          </table:table-cell>
          <table:table-cell office:value-type="float" office:value="0.253951" calcext:value-type="float">
            <text:p>0.253951</text:p>
          </table:table-cell>
          <table:table-cell office:value-type="float" office:value="0.138589" calcext:value-type="float">
            <text:p>0.138589</text:p>
          </table:table-cell>
          <table:table-cell table:number-columns-repeated="17"/>
        </table:table-row>
        <table:table-row table:style-name="ro1">
          <table:table-cell office:value-type="float" office:value="0.10529" calcext:value-type="float">
            <text:p>0.10529</text:p>
          </table:table-cell>
          <table:table-cell office:value-type="float" office:value="0.344979" calcext:value-type="float">
            <text:p>0.344979</text:p>
          </table:table-cell>
          <table:table-cell office:value-type="float" office:value="0.195939" calcext:value-type="float">
            <text:p>0.195939</text:p>
          </table:table-cell>
          <table:table-cell office:value-type="float" office:value="0.212936" calcext:value-type="float">
            <text:p>0.212936</text:p>
          </table:table-cell>
          <table:table-cell office:value-type="float" office:value="0.196006" calcext:value-type="float">
            <text:p>0.196006</text:p>
          </table:table-cell>
          <table:table-cell office:value-type="float" office:value="0.270047" calcext:value-type="float">
            <text:p>0.270047</text:p>
          </table:table-cell>
          <table:table-cell office:value-type="float" office:value="0.247237" calcext:value-type="float">
            <text:p>0.247237</text:p>
          </table:table-cell>
          <table:table-cell table:number-columns-repeated="17"/>
        </table:table-row>
        <table:table-row table:style-name="ro1">
          <table:table-cell office:value-type="float" office:value="0.105952" calcext:value-type="float">
            <text:p>0.105952</text:p>
          </table:table-cell>
          <table:table-cell office:value-type="float" office:value="0.304228" calcext:value-type="float">
            <text:p>0.304228</text:p>
          </table:table-cell>
          <table:table-cell office:value-type="float" office:value="0.207831" calcext:value-type="float">
            <text:p>0.207831</text:p>
          </table:table-cell>
          <table:table-cell office:value-type="float" office:value="0.209898" calcext:value-type="float">
            <text:p>0.209898</text:p>
          </table:table-cell>
          <table:table-cell office:value-type="float" office:value="0.242139" calcext:value-type="float">
            <text:p>0.242139</text:p>
          </table:table-cell>
          <table:table-cell office:value-type="float" office:value="0.102207" calcext:value-type="float">
            <text:p>0.102207</text:p>
          </table:table-cell>
          <table:table-cell office:value-type="float" office:value="0.21283" calcext:value-type="float">
            <text:p>0.21283</text:p>
          </table:table-cell>
          <table:table-cell table:number-columns-repeated="17"/>
        </table:table-row>
        <table:table-row table:style-name="ro1">
          <table:table-cell office:value-type="float" office:value="0.103285" calcext:value-type="float">
            <text:p>0.103285</text:p>
          </table:table-cell>
          <table:table-cell office:value-type="float" office:value="0.258874" calcext:value-type="float">
            <text:p>0.258874</text:p>
          </table:table-cell>
          <table:table-cell office:value-type="float" office:value="0.222556" calcext:value-type="float">
            <text:p>0.222556</text:p>
          </table:table-cell>
          <table:table-cell office:value-type="float" office:value="0.247933" calcext:value-type="float">
            <text:p>0.247933</text:p>
          </table:table-cell>
          <table:table-cell office:value-type="float" office:value="0.205329" calcext:value-type="float">
            <text:p>0.205329</text:p>
          </table:table-cell>
          <table:table-cell office:value-type="float" office:value="0.245076" calcext:value-type="float">
            <text:p>0.245076</text:p>
          </table:table-cell>
          <table:table-cell office:value-type="float" office:value="0.188868" calcext:value-type="float">
            <text:p>0.188868</text:p>
          </table:table-cell>
          <table:table-cell table:number-columns-repeated="17"/>
        </table:table-row>
        <table:table-row table:style-name="ro1">
          <table:table-cell office:value-type="float" office:value="0.05309" calcext:value-type="float">
            <text:p>0.05309</text:p>
          </table:table-cell>
          <table:table-cell office:value-type="float" office:value="0.30502" calcext:value-type="float">
            <text:p>0.30502</text:p>
          </table:table-cell>
          <table:table-cell office:value-type="float" office:value="0.219061" calcext:value-type="float">
            <text:p>0.219061</text:p>
          </table:table-cell>
          <table:table-cell office:value-type="float" office:value="0.26693" calcext:value-type="float">
            <text:p>0.26693</text:p>
          </table:table-cell>
          <table:table-cell office:value-type="float" office:value="0.239983" calcext:value-type="float">
            <text:p>0.239983</text:p>
          </table:table-cell>
          <table:table-cell office:value-type="float" office:value="0.263782" calcext:value-type="float">
            <text:p>0.263782</text:p>
          </table:table-cell>
          <table:table-cell office:value-type="float" office:value="0.211394" calcext:value-type="float">
            <text:p>0.211394</text:p>
          </table:table-cell>
          <table:table-cell table:number-columns-repeated="17"/>
        </table:table-row>
        <table:table-row table:style-name="ro1">
          <table:table-cell office:value-type="float" office:value="0.083943" calcext:value-type="float">
            <text:p>0.083943</text:p>
          </table:table-cell>
          <table:table-cell office:value-type="float" office:value="0.302636" calcext:value-type="float">
            <text:p>0.302636</text:p>
          </table:table-cell>
          <table:table-cell office:value-type="float" office:value="0.252427" calcext:value-type="float">
            <text:p>0.252427</text:p>
          </table:table-cell>
          <table:table-cell office:value-type="float" office:value="0.254307" calcext:value-type="float">
            <text:p>0.254307</text:p>
          </table:table-cell>
          <table:table-cell office:value-type="float" office:value="0.228558" calcext:value-type="float">
            <text:p>0.228558</text:p>
          </table:table-cell>
          <table:table-cell office:value-type="float" office:value="0.243532" calcext:value-type="float">
            <text:p>0.243532</text:p>
          </table:table-cell>
          <table:table-cell office:value-type="float" office:value="0.208832" calcext:value-type="float">
            <text:p>0.208832</text:p>
          </table:table-cell>
          <table:table-cell table:number-columns-repeated="17"/>
        </table:table-row>
        <table:table-row table:style-name="ro1">
          <table:table-cell office:value-type="float" office:value="0.062318" calcext:value-type="float">
            <text:p>0.062318</text:p>
          </table:table-cell>
          <table:table-cell office:value-type="float" office:value="0.307134" calcext:value-type="float">
            <text:p>0.307134</text:p>
          </table:table-cell>
          <table:table-cell office:value-type="float" office:value="0.334425" calcext:value-type="float">
            <text:p>0.334425</text:p>
          </table:table-cell>
          <table:table-cell office:value-type="float" office:value="0.236642" calcext:value-type="float">
            <text:p>0.236642</text:p>
          </table:table-cell>
          <table:table-cell office:value-type="float" office:value="0.276174" calcext:value-type="float">
            <text:p>0.276174</text:p>
          </table:table-cell>
          <table:table-cell office:value-type="float" office:value="0.264177" calcext:value-type="float">
            <text:p>0.264177</text:p>
          </table:table-cell>
          <table:table-cell office:value-type="float" office:value="0.19527" calcext:value-type="float">
            <text:p>0.19527</text:p>
          </table:table-cell>
          <table:table-cell table:number-columns-repeated="17"/>
        </table:table-row>
        <table:table-row table:style-name="ro1">
          <table:table-cell office:value-type="float" office:value="0.065724" calcext:value-type="float">
            <text:p>0.065724</text:p>
          </table:table-cell>
          <table:table-cell office:value-type="float" office:value="0.304116" calcext:value-type="float">
            <text:p>0.304116</text:p>
          </table:table-cell>
          <table:table-cell office:value-type="float" office:value="0.279588" calcext:value-type="float">
            <text:p>0.279588</text:p>
          </table:table-cell>
          <table:table-cell office:value-type="float" office:value="0.283389" calcext:value-type="float">
            <text:p>0.283389</text:p>
          </table:table-cell>
          <table:table-cell office:value-type="float" office:value="0.203772" calcext:value-type="float">
            <text:p>0.203772</text:p>
          </table:table-cell>
          <table:table-cell office:value-type="float" office:value="0.273582" calcext:value-type="float">
            <text:p>0.273582</text:p>
          </table:table-cell>
          <table:table-cell office:value-type="float" office:value="0.242557" calcext:value-type="float">
            <text:p>0.242557</text:p>
          </table:table-cell>
          <table:table-cell table:number-columns-repeated="17"/>
        </table:table-row>
        <table:table-row table:style-name="ro1">
          <table:table-cell office:value-type="float" office:value="0.071746" calcext:value-type="float">
            <text:p>0.071746</text:p>
          </table:table-cell>
          <table:table-cell office:value-type="float" office:value="0.285869" calcext:value-type="float">
            <text:p>0.285869</text:p>
          </table:table-cell>
          <table:table-cell office:value-type="float" office:value="0.293407" calcext:value-type="float">
            <text:p>0.293407</text:p>
          </table:table-cell>
          <table:table-cell office:value-type="float" office:value="0.237876" calcext:value-type="float">
            <text:p>0.237876</text:p>
          </table:table-cell>
          <table:table-cell office:value-type="float" office:value="0.209642" calcext:value-type="float">
            <text:p>0.209642</text:p>
          </table:table-cell>
          <table:table-cell office:value-type="float" office:value="0.24548" calcext:value-type="float">
            <text:p>0.24548</text:p>
          </table:table-cell>
          <table:table-cell office:value-type="float" office:value="0.253941" calcext:value-type="float">
            <text:p>0.253941</text:p>
          </table:table-cell>
          <table:table-cell table:number-columns-repeated="17"/>
        </table:table-row>
        <table:table-row table:style-name="ro1">
          <table:table-cell office:value-type="float" office:value="0.106228" calcext:value-type="float">
            <text:p>0.106228</text:p>
          </table:table-cell>
          <table:table-cell office:value-type="float" office:value="0.345407" calcext:value-type="float">
            <text:p>0.345407</text:p>
          </table:table-cell>
          <table:table-cell office:value-type="float" office:value="0.285976" calcext:value-type="float">
            <text:p>0.285976</text:p>
          </table:table-cell>
          <table:table-cell office:value-type="float" office:value="0.191511" calcext:value-type="float">
            <text:p>0.191511</text:p>
          </table:table-cell>
          <table:table-cell office:value-type="float" office:value="0.226126" calcext:value-type="float">
            <text:p>0.226126</text:p>
          </table:table-cell>
          <table:table-cell office:value-type="float" office:value="0.241989" calcext:value-type="float">
            <text:p>0.241989</text:p>
          </table:table-cell>
          <table:table-cell office:value-type="float" office:value="0.205606" calcext:value-type="float">
            <text:p>0.205606</text:p>
          </table:table-cell>
          <table:table-cell table:number-columns-repeated="17"/>
        </table:table-row>
        <table:table-row table:style-name="ro1">
          <table:table-cell office:value-type="float" office:value="0.083452" calcext:value-type="float">
            <text:p>0.083452</text:p>
          </table:table-cell>
          <table:table-cell office:value-type="float" office:value="0.342585" calcext:value-type="float">
            <text:p>0.342585</text:p>
          </table:table-cell>
          <table:table-cell office:value-type="float" office:value="0.254022" calcext:value-type="float">
            <text:p>0.254022</text:p>
          </table:table-cell>
          <table:table-cell office:value-type="float" office:value="0.31099" calcext:value-type="float">
            <text:p>0.31099</text:p>
          </table:table-cell>
          <table:table-cell office:value-type="float" office:value="0.259577" calcext:value-type="float">
            <text:p>0.259577</text:p>
          </table:table-cell>
          <table:table-cell office:value-type="float" office:value="0.21842" calcext:value-type="float">
            <text:p>0.21842</text:p>
          </table:table-cell>
          <table:table-cell office:value-type="float" office:value="0.218816" calcext:value-type="float">
            <text:p>0.218816</text:p>
          </table:table-cell>
          <table:table-cell table:number-columns-repeated="17"/>
        </table:table-row>
        <table:table-row table:style-name="ro1">
          <table:table-cell office:value-type="float" office:value="0.100496" calcext:value-type="float">
            <text:p>0.100496</text:p>
          </table:table-cell>
          <table:table-cell office:value-type="float" office:value="0.160282" calcext:value-type="float">
            <text:p>0.160282</text:p>
          </table:table-cell>
          <table:table-cell office:value-type="float" office:value="0.230857" calcext:value-type="float">
            <text:p>0.230857</text:p>
          </table:table-cell>
          <table:table-cell office:value-type="float" office:value="0.230141" calcext:value-type="float">
            <text:p>0.230141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22404" calcext:value-type="float">
            <text:p>0.22404</text:p>
          </table:table-cell>
          <table:table-cell office:value-type="float" office:value="0.256098" calcext:value-type="float">
            <text:p>0.256098</text:p>
          </table:table-cell>
          <table:table-cell table:number-columns-repeated="17"/>
        </table:table-row>
        <table:table-row table:style-name="ro1">
          <table:table-cell office:value-type="float" office:value="0.106563" calcext:value-type="float">
            <text:p>0.106563</text:p>
          </table:table-cell>
          <table:table-cell office:value-type="float" office:value="0.32095" calcext:value-type="float">
            <text:p>0.32095</text:p>
          </table:table-cell>
          <table:table-cell office:value-type="float" office:value="0.340792" calcext:value-type="float">
            <text:p>0.340792</text:p>
          </table:table-cell>
          <table:table-cell office:value-type="float" office:value="0.297451" calcext:value-type="float">
            <text:p>0.297451</text:p>
          </table:table-cell>
          <table:table-cell office:value-type="float" office:value="0.256976" calcext:value-type="float">
            <text:p>0.256976</text:p>
          </table:table-cell>
          <table:table-cell office:value-type="float" office:value="0.239481" calcext:value-type="float">
            <text:p>0.239481</text:p>
          </table:table-cell>
          <table:table-cell office:value-type="float" office:value="0.2072" calcext:value-type="float">
            <text:p>0.2072</text:p>
          </table:table-cell>
          <table:table-cell table:number-columns-repeated="17"/>
        </table:table-row>
        <table:table-row table:style-name="ro1">
          <table:table-cell office:value-type="float" office:value="0.052812" calcext:value-type="float">
            <text:p>0.052812</text:p>
          </table:table-cell>
          <table:table-cell office:value-type="float" office:value="0.205708" calcext:value-type="float">
            <text:p>0.205708</text:p>
          </table:table-cell>
          <table:table-cell office:value-type="float" office:value="0.257706" calcext:value-type="float">
            <text:p>0.257706</text:p>
          </table:table-cell>
          <table:table-cell office:value-type="float" office:value="0.233263" calcext:value-type="float">
            <text:p>0.233263</text:p>
          </table:table-cell>
          <table:table-cell office:value-type="float" office:value="0.269808" calcext:value-type="float">
            <text:p>0.269808</text:p>
          </table:table-cell>
          <table:table-cell office:value-type="float" office:value="0.251512" calcext:value-type="float">
            <text:p>0.251512</text:p>
          </table:table-cell>
          <table:table-cell office:value-type="float" office:value="0.203869" calcext:value-type="float">
            <text:p>0.203869</text:p>
          </table:table-cell>
          <table:table-cell table:number-columns-repeated="17"/>
        </table:table-row>
        <table:table-row table:style-name="ro1">
          <table:table-cell office:value-type="float" office:value="0.058762" calcext:value-type="float">
            <text:p>0.058762</text:p>
          </table:table-cell>
          <table:table-cell office:value-type="float" office:value="0.266084" calcext:value-type="float">
            <text:p>0.266084</text:p>
          </table:table-cell>
          <table:table-cell office:value-type="float" office:value="0.290231" calcext:value-type="float">
            <text:p>0.290231</text:p>
          </table:table-cell>
          <table:table-cell office:value-type="float" office:value="0.23559" calcext:value-type="float">
            <text:p>0.23559</text:p>
          </table:table-cell>
          <table:table-cell office:value-type="float" office:value="0.260669" calcext:value-type="float">
            <text:p>0.260669</text:p>
          </table:table-cell>
          <table:table-cell office:value-type="float" office:value="0.203084" calcext:value-type="float">
            <text:p>0.203084</text:p>
          </table:table-cell>
          <table:table-cell office:value-type="float" office:value="0.219793" calcext:value-type="float">
            <text:p>0.219793</text:p>
          </table:table-cell>
          <table:table-cell table:number-columns-repeated="17"/>
        </table:table-row>
        <table:table-row table:style-name="ro1">
          <table:table-cell office:value-type="float" office:value="0.066405" calcext:value-type="float">
            <text:p>0.066405</text:p>
          </table:table-cell>
          <table:table-cell office:value-type="float" office:value="0.257216" calcext:value-type="float">
            <text:p>0.257216</text:p>
          </table:table-cell>
          <table:table-cell office:value-type="float" office:value="0.295401" calcext:value-type="float">
            <text:p>0.295401</text:p>
          </table:table-cell>
          <table:table-cell office:value-type="float" office:value="0.310967" calcext:value-type="float">
            <text:p>0.310967</text:p>
          </table:table-cell>
          <table:table-cell office:value-type="float" office:value="0.208057" calcext:value-type="float">
            <text:p>0.208057</text:p>
          </table:table-cell>
          <table:table-cell office:value-type="float" office:value="0.088977" calcext:value-type="float">
            <text:p>0.088977</text:p>
          </table:table-cell>
          <table:table-cell office:value-type="float" office:value="0.192067" calcext:value-type="float">
            <text:p>0.192067</text:p>
          </table:table-cell>
          <table:table-cell table:number-columns-repeated="17"/>
        </table:table-row>
        <table:table-row table:style-name="ro1">
          <table:table-cell office:value-type="float" office:value="0.105805" calcext:value-type="float">
            <text:p>0.105805</text:p>
          </table:table-cell>
          <table:table-cell office:value-type="float" office:value="0.302687" calcext:value-type="float">
            <text:p>0.302687</text:p>
          </table:table-cell>
          <table:table-cell office:value-type="float" office:value="0.310624" calcext:value-type="float">
            <text:p>0.310624</text:p>
          </table:table-cell>
          <table:table-cell office:value-type="float" office:value="0.289162" calcext:value-type="float">
            <text:p>0.289162</text:p>
          </table:table-cell>
          <table:table-cell office:value-type="float" office:value="0.21167" calcext:value-type="float">
            <text:p>0.21167</text:p>
          </table:table-cell>
          <table:table-cell office:value-type="float" office:value="0.187775" calcext:value-type="float">
            <text:p>0.187775</text:p>
          </table:table-cell>
          <table:table-cell office:value-type="float" office:value="0.2479" calcext:value-type="float">
            <text:p>0.2479</text:p>
          </table:table-cell>
          <table:table-cell table:number-columns-repeated="17"/>
        </table:table-row>
        <table:table-row table:style-name="ro1">
          <table:table-cell office:value-type="float" office:value="0.106497" calcext:value-type="float">
            <text:p>0.106497</text:p>
          </table:table-cell>
          <table:table-cell office:value-type="float" office:value="0.307126" calcext:value-type="float">
            <text:p>0.307126</text:p>
          </table:table-cell>
          <table:table-cell office:value-type="float" office:value="0.246841" calcext:value-type="float">
            <text:p>0.246841</text:p>
          </table:table-cell>
          <table:table-cell office:value-type="float" office:value="0.297757" calcext:value-type="float">
            <text:p>0.297757</text:p>
          </table:table-cell>
          <table:table-cell office:value-type="float" office:value="0.190106" calcext:value-type="float">
            <text:p>0.190106</text:p>
          </table:table-cell>
          <table:table-cell office:value-type="float" office:value="0.223187" calcext:value-type="float">
            <text:p>0.223187</text:p>
          </table:table-cell>
          <table:table-cell office:value-type="float" office:value="0.228353" calcext:value-type="float">
            <text:p>0.228353</text:p>
          </table:table-cell>
          <table:table-cell table:number-columns-repeated="17"/>
        </table:table-row>
        <table:table-row table:style-name="ro1">
          <table:table-cell office:value-type="float" office:value="0.057882" calcext:value-type="float">
            <text:p>0.057882</text:p>
          </table:table-cell>
          <table:table-cell office:value-type="float" office:value="0.306245" calcext:value-type="float">
            <text:p>0.306245</text:p>
          </table:table-cell>
          <table:table-cell office:value-type="float" office:value="0.250553" calcext:value-type="float">
            <text:p>0.250553</text:p>
          </table:table-cell>
          <table:table-cell office:value-type="float" office:value="0.28836" calcext:value-type="float">
            <text:p>0.28836</text:p>
          </table:table-cell>
          <table:table-cell office:value-type="float" office:value="0.300784" calcext:value-type="float">
            <text:p>0.300784</text:p>
          </table:table-cell>
          <table:table-cell office:value-type="float" office:value="0.19389" calcext:value-type="float">
            <text:p>0.19389</text:p>
          </table:table-cell>
          <table:table-cell office:value-type="float" office:value="0.223332" calcext:value-type="float">
            <text:p>0.223332</text:p>
          </table:table-cell>
          <table:table-cell table:number-columns-repeated="17"/>
        </table:table-row>
        <table:table-row table:style-name="ro1">
          <table:table-cell office:value-type="float" office:value="0.103455" calcext:value-type="float">
            <text:p>0.103455</text:p>
          </table:table-cell>
          <table:table-cell office:value-type="float" office:value="0.311672" calcext:value-type="float">
            <text:p>0.311672</text:p>
          </table:table-cell>
          <table:table-cell office:value-type="float" office:value="0.300707" calcext:value-type="float">
            <text:p>0.300707</text:p>
          </table:table-cell>
          <table:table-cell office:value-type="float" office:value="0.244882" calcext:value-type="float">
            <text:p>0.244882</text:p>
          </table:table-cell>
          <table:table-cell office:value-type="float" office:value="0.184852" calcext:value-type="float">
            <text:p>0.184852</text:p>
          </table:table-cell>
          <table:table-cell office:value-type="float" office:value="0.19706" calcext:value-type="float">
            <text:p>0.19706</text:p>
          </table:table-cell>
          <table:table-cell office:value-type="float" office:value="0.245901" calcext:value-type="float">
            <text:p>0.245901</text:p>
          </table:table-cell>
          <table:table-cell table:number-columns-repeated="17"/>
        </table:table-row>
        <table:table-row table:style-name="ro1">
          <table:table-cell office:value-type="float" office:value="0.105048" calcext:value-type="float">
            <text:p>0.105048</text:p>
          </table:table-cell>
          <table:table-cell office:value-type="float" office:value="0.304819" calcext:value-type="float">
            <text:p>0.304819</text:p>
          </table:table-cell>
          <table:table-cell office:value-type="float" office:value="0.240654" calcext:value-type="float">
            <text:p>0.240654</text:p>
          </table:table-cell>
          <table:table-cell office:value-type="float" office:value="0.274721" calcext:value-type="float">
            <text:p>0.274721</text:p>
          </table:table-cell>
          <table:table-cell office:value-type="float" office:value="0.182014" calcext:value-type="float">
            <text:p>0.182014</text:p>
          </table:table-cell>
          <table:table-cell office:value-type="float" office:value="0.266992" calcext:value-type="float">
            <text:p>0.266992</text:p>
          </table:table-cell>
          <table:table-cell office:value-type="float" office:value="0.230415" calcext:value-type="float">
            <text:p>0.230415</text:p>
          </table:table-cell>
          <table:table-cell table:number-columns-repeated="17"/>
        </table:table-row>
        <table:table-row table:style-name="ro1">
          <table:table-cell office:value-type="float" office:value="0.103258" calcext:value-type="float">
            <text:p>0.103258</text:p>
          </table:table-cell>
          <table:table-cell office:value-type="float" office:value="0.305016" calcext:value-type="float">
            <text:p>0.305016</text:p>
          </table:table-cell>
          <table:table-cell office:value-type="float" office:value="0.270861" calcext:value-type="float">
            <text:p>0.270861</text:p>
          </table:table-cell>
          <table:table-cell office:value-type="float" office:value="0.209702" calcext:value-type="float">
            <text:p>0.209702</text:p>
          </table:table-cell>
          <table:table-cell office:value-type="float" office:value="0.219651" calcext:value-type="float">
            <text:p>0.219651</text:p>
          </table:table-cell>
          <table:table-cell office:value-type="float" office:value="0.256415" calcext:value-type="float">
            <text:p>0.256415</text:p>
          </table:table-cell>
          <table:table-cell office:value-type="float" office:value="0.188442" calcext:value-type="float">
            <text:p>0.188442</text:p>
          </table:table-cell>
          <table:table-cell table:number-columns-repeated="17"/>
        </table:table-row>
        <table:table-row table:style-name="ro1">
          <table:table-cell office:value-type="float" office:value="0.105299" calcext:value-type="float">
            <text:p>0.105299</text:p>
          </table:table-cell>
          <table:table-cell office:value-type="float" office:value="0.313883" calcext:value-type="float">
            <text:p>0.313883</text:p>
          </table:table-cell>
          <table:table-cell office:value-type="float" office:value="0.300693" calcext:value-type="float">
            <text:p>0.300693</text:p>
          </table:table-cell>
          <table:table-cell office:value-type="float" office:value="0.248511" calcext:value-type="float">
            <text:p>0.248511</text:p>
          </table:table-cell>
          <table:table-cell office:value-type="float" office:value="0.203376" calcext:value-type="float">
            <text:p>0.203376</text:p>
          </table:table-cell>
          <table:table-cell office:value-type="float" office:value="0.283547" calcext:value-type="float">
            <text:p>0.283547</text:p>
          </table:table-cell>
          <table:table-cell office:value-type="float" office:value="0.217348" calcext:value-type="float">
            <text:p>0.217348</text:p>
          </table:table-cell>
          <table:table-cell table:number-columns-repeated="17"/>
        </table:table-row>
        <table:table-row table:style-name="ro1">
          <table:table-cell office:value-type="float" office:value="0.105458" calcext:value-type="float">
            <text:p>0.105458</text:p>
          </table:table-cell>
          <table:table-cell office:value-type="float" office:value="0.285488" calcext:value-type="float">
            <text:p>0.285488</text:p>
          </table:table-cell>
          <table:table-cell office:value-type="float" office:value="0.288332" calcext:value-type="float">
            <text:p>0.288332</text:p>
          </table:table-cell>
          <table:table-cell office:value-type="float" office:value="0.309183" calcext:value-type="float">
            <text:p>0.309183</text:p>
          </table:table-cell>
          <table:table-cell office:value-type="float" office:value="0.238102" calcext:value-type="float">
            <text:p>0.238102</text:p>
          </table:table-cell>
          <table:table-cell office:value-type="float" office:value="0.266431" calcext:value-type="float">
            <text:p>0.266431</text:p>
          </table:table-cell>
          <table:table-cell office:value-type="float" office:value="0.222789" calcext:value-type="float">
            <text:p>0.222789</text:p>
          </table:table-cell>
          <table:table-cell table:number-columns-repeated="17"/>
        </table:table-row>
        <table:table-row table:style-name="ro1">
          <table:table-cell office:value-type="float" office:value="0.106227" calcext:value-type="float">
            <text:p>0.106227</text:p>
          </table:table-cell>
          <table:table-cell office:value-type="float" office:value="0.314181" calcext:value-type="float">
            <text:p>0.314181</text:p>
          </table:table-cell>
          <table:table-cell office:value-type="float" office:value="0.265975" calcext:value-type="float">
            <text:p>0.265975</text:p>
          </table:table-cell>
          <table:table-cell office:value-type="float" office:value="0.234736" calcext:value-type="float">
            <text:p>0.234736</text:p>
          </table:table-cell>
          <table:table-cell office:value-type="float" office:value="0.219418" calcext:value-type="float">
            <text:p>0.219418</text:p>
          </table:table-cell>
          <table:table-cell office:value-type="float" office:value="0.25713" calcext:value-type="float">
            <text:p>0.25713</text:p>
          </table:table-cell>
          <table:table-cell office:value-type="float" office:value="0.18263" calcext:value-type="float">
            <text:p>0.18263</text:p>
          </table:table-cell>
          <table:table-cell table:number-columns-repeated="17"/>
        </table:table-row>
        <table:table-row table:style-name="ro1">
          <table:table-cell office:value-type="float" office:value="0.101683" calcext:value-type="float">
            <text:p>0.101683</text:p>
          </table:table-cell>
          <table:table-cell office:value-type="float" office:value="0.313723" calcext:value-type="float">
            <text:p>0.313723</text:p>
          </table:table-cell>
          <table:table-cell office:value-type="float" office:value="0.248337" calcext:value-type="float">
            <text:p>0.248337</text:p>
          </table:table-cell>
          <table:table-cell office:value-type="float" office:value="0.218032" calcext:value-type="float">
            <text:p>0.218032</text:p>
          </table:table-cell>
          <table:table-cell office:value-type="float" office:value="0.197324" calcext:value-type="float">
            <text:p>0.197324</text:p>
          </table:table-cell>
          <table:table-cell office:value-type="float" office:value="0.279075" calcext:value-type="float">
            <text:p>0.279075</text:p>
          </table:table-cell>
          <table:table-cell office:value-type="float" office:value="0.215344" calcext:value-type="float">
            <text:p>0.215344</text:p>
          </table:table-cell>
          <table:table-cell table:number-columns-repeated="17"/>
        </table:table-row>
        <table:table-row table:style-name="ro1">
          <table:table-cell office:value-type="float" office:value="0.085581" calcext:value-type="float">
            <text:p>0.085581</text:p>
          </table:table-cell>
          <table:table-cell office:value-type="float" office:value="0.305471" calcext:value-type="float">
            <text:p>0.305471</text:p>
          </table:table-cell>
          <table:table-cell office:value-type="float" office:value="0.296752" calcext:value-type="float">
            <text:p>0.296752</text:p>
          </table:table-cell>
          <table:table-cell office:value-type="float" office:value="0.231788" calcext:value-type="float">
            <text:p>0.231788</text:p>
          </table:table-cell>
          <table:table-cell office:value-type="float" office:value="0.192443" calcext:value-type="float">
            <text:p>0.192443</text:p>
          </table:table-cell>
          <table:table-cell office:value-type="float" office:value="0.255436" calcext:value-type="float">
            <text:p>0.255436</text:p>
          </table:table-cell>
          <table:table-cell office:value-type="float" office:value="0.200975" calcext:value-type="float">
            <text:p>0.200975</text:p>
          </table:table-cell>
          <table:table-cell table:number-columns-repeated="17"/>
        </table:table-row>
        <table:table-row table:style-name="ro1">
          <table:table-cell office:value-type="float" office:value="0.106404" calcext:value-type="float">
            <text:p>0.106404</text:p>
          </table:table-cell>
          <table:table-cell office:value-type="float" office:value="0.34523" calcext:value-type="float">
            <text:p>0.34523</text:p>
          </table:table-cell>
          <table:table-cell office:value-type="float" office:value="0.296435" calcext:value-type="float">
            <text:p>0.296435</text:p>
          </table:table-cell>
          <table:table-cell office:value-type="float" office:value="0.192746" calcext:value-type="float">
            <text:p>0.192746</text:p>
          </table:table-cell>
          <table:table-cell office:value-type="float" office:value="0.195995" calcext:value-type="float">
            <text:p>0.195995</text:p>
          </table:table-cell>
          <table:table-cell office:value-type="float" office:value="0.179226" calcext:value-type="float">
            <text:p>0.179226</text:p>
          </table:table-cell>
          <table:table-cell office:value-type="float" office:value="0.241941" calcext:value-type="float">
            <text:p>0.241941</text:p>
          </table:table-cell>
          <table:table-cell table:number-columns-repeated="17"/>
        </table:table-row>
        <table:table-row table:style-name="ro1">
          <table:table-cell office:value-type="float" office:value="0.106121" calcext:value-type="float">
            <text:p>0.106121</text:p>
          </table:table-cell>
          <table:table-cell office:value-type="float" office:value="0.304553" calcext:value-type="float">
            <text:p>0.304553</text:p>
          </table:table-cell>
          <table:table-cell office:value-type="float" office:value="0.285266" calcext:value-type="float">
            <text:p>0.285266</text:p>
          </table:table-cell>
          <table:table-cell office:value-type="float" office:value="0.254588" calcext:value-type="float">
            <text:p>0.254588</text:p>
          </table:table-cell>
          <table:table-cell office:value-type="float" office:value="0.275645" calcext:value-type="float">
            <text:p>0.275645</text:p>
          </table:table-cell>
          <table:table-cell office:value-type="float" office:value="0.19565" calcext:value-type="float">
            <text:p>0.19565</text:p>
          </table:table-cell>
          <table:table-cell office:value-type="float" office:value="0.247058" calcext:value-type="float">
            <text:p>0.247058</text:p>
          </table:table-cell>
          <table:table-cell table:number-columns-repeated="17"/>
        </table:table-row>
        <table:table-row table:style-name="ro1">
          <table:table-cell office:value-type="float" office:value="0.103239" calcext:value-type="float">
            <text:p>0.103239</text:p>
          </table:table-cell>
          <table:table-cell office:value-type="float" office:value="0.337427" calcext:value-type="float">
            <text:p>0.337427</text:p>
          </table:table-cell>
          <table:table-cell office:value-type="float" office:value="0.238789" calcext:value-type="float">
            <text:p>0.238789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0.199191" calcext:value-type="float">
            <text:p>0.199191</text:p>
          </table:table-cell>
          <table:table-cell office:value-type="float" office:value="0.249013" calcext:value-type="float">
            <text:p>0.249013</text:p>
          </table:table-cell>
          <table:table-cell office:value-type="float" office:value="0.230384" calcext:value-type="float">
            <text:p>0.230384</text:p>
          </table:table-cell>
          <table:table-cell table:number-columns-repeated="17"/>
        </table:table-row>
        <table:table-row table:style-name="ro1">
          <table:table-cell office:value-type="float" office:value="0.102858" calcext:value-type="float">
            <text:p>0.102858</text:p>
          </table:table-cell>
          <table:table-cell office:value-type="float" office:value="0.252465" calcext:value-type="float">
            <text:p>0.252465</text:p>
          </table:table-cell>
          <table:table-cell office:value-type="float" office:value="0.272335" calcext:value-type="float">
            <text:p>0.272335</text:p>
          </table:table-cell>
          <table:table-cell office:value-type="float" office:value="0.277928" calcext:value-type="float">
            <text:p>0.277928</text:p>
          </table:table-cell>
          <table:table-cell office:value-type="float" office:value="0.274296" calcext:value-type="float">
            <text:p>0.274296</text:p>
          </table:table-cell>
          <table:table-cell office:value-type="float" office:value="0.228285" calcext:value-type="float">
            <text:p>0.228285</text:p>
          </table:table-cell>
          <table:table-cell office:value-type="float" office:value="0.231878" calcext:value-type="float">
            <text:p>0.231878</text:p>
          </table:table-cell>
          <table:table-cell table:number-columns-repeated="17"/>
        </table:table-row>
        <table:table-row table:style-name="ro1">
          <table:table-cell office:value-type="float" office:value="0.102767" calcext:value-type="float">
            <text:p>0.102767</text:p>
          </table:table-cell>
          <table:table-cell office:value-type="float" office:value="0.295468" calcext:value-type="float">
            <text:p>0.295468</text:p>
          </table:table-cell>
          <table:table-cell office:value-type="float" office:value="0.26615" calcext:value-type="float">
            <text:p>0.26615</text:p>
          </table:table-cell>
          <table:table-cell office:value-type="float" office:value="0.277654" calcext:value-type="float">
            <text:p>0.277654</text:p>
          </table:table-cell>
          <table:table-cell office:value-type="float" office:value="0.243077" calcext:value-type="float">
            <text:p>0.243077</text:p>
          </table:table-cell>
          <table:table-cell office:value-type="float" office:value="0.226826" calcext:value-type="float">
            <text:p>0.226826</text:p>
          </table:table-cell>
          <table:table-cell office:value-type="float" office:value="0.234051" calcext:value-type="float">
            <text:p>0.234051</text:p>
          </table:table-cell>
          <table:table-cell table:number-columns-repeated="17"/>
        </table:table-row>
        <table:table-row table:style-name="ro1">
          <table:table-cell office:value-type="float" office:value="0.100196" calcext:value-type="float">
            <text:p>0.100196</text:p>
          </table:table-cell>
          <table:table-cell office:value-type="float" office:value="0.306417" calcext:value-type="float">
            <text:p>0.306417</text:p>
          </table:table-cell>
          <table:table-cell office:value-type="float" office:value="0.207702" calcext:value-type="float">
            <text:p>0.207702</text:p>
          </table:table-cell>
          <table:table-cell office:value-type="float" office:value="0.290906" calcext:value-type="float">
            <text:p>0.290906</text:p>
          </table:table-cell>
          <table:table-cell office:value-type="float" office:value="0.219481" calcext:value-type="float">
            <text:p>0.219481</text:p>
          </table:table-cell>
          <table:table-cell office:value-type="float" office:value="0.238524" calcext:value-type="float">
            <text:p>0.238524</text:p>
          </table:table-cell>
          <table:table-cell office:value-type="float" office:value="0.2215" calcext:value-type="float">
            <text:p>0.2215</text:p>
          </table:table-cell>
          <table:table-cell table:number-columns-repeated="17"/>
        </table:table-row>
        <table:table-row table:style-name="ro1">
          <table:table-cell office:value-type="float" office:value="0.103867" calcext:value-type="float">
            <text:p>0.103867</text:p>
          </table:table-cell>
          <table:table-cell office:value-type="float" office:value="0.313614" calcext:value-type="float">
            <text:p>0.313614</text:p>
          </table:table-cell>
          <table:table-cell office:value-type="float" office:value="0.299273" calcext:value-type="float">
            <text:p>0.299273</text:p>
          </table:table-cell>
          <table:table-cell office:value-type="float" office:value="0.228127" calcext:value-type="float">
            <text:p>0.228127</text:p>
          </table:table-cell>
          <table:table-cell office:value-type="float" office:value="0.249298" calcext:value-type="float">
            <text:p>0.249298</text:p>
          </table:table-cell>
          <table:table-cell office:value-type="float" office:value="0.263372" calcext:value-type="float">
            <text:p>0.263372</text:p>
          </table:table-cell>
          <table:table-cell office:value-type="float" office:value="0.21697" calcext:value-type="float">
            <text:p>0.21697</text:p>
          </table:table-cell>
          <table:table-cell table:number-columns-repeated="17"/>
        </table:table-row>
        <table:table-row table:style-name="ro1">
          <table:table-cell office:value-type="float" office:value="0.105119" calcext:value-type="float">
            <text:p>0.105119</text:p>
          </table:table-cell>
          <table:table-cell office:value-type="float" office:value="0.316177" calcext:value-type="float">
            <text:p>0.316177</text:p>
          </table:table-cell>
          <table:table-cell office:value-type="float" office:value="0.246681" calcext:value-type="float">
            <text:p>0.246681</text:p>
          </table:table-cell>
          <table:table-cell office:value-type="float" office:value="0.238586" calcext:value-type="float">
            <text:p>0.238586</text:p>
          </table:table-cell>
          <table:table-cell office:value-type="float" office:value="0.24604" calcext:value-type="float">
            <text:p>0.24604</text:p>
          </table:table-cell>
          <table:table-cell office:value-type="float" office:value="0.207606" calcext:value-type="float">
            <text:p>0.207606</text:p>
          </table:table-cell>
          <table:table-cell office:value-type="float" office:value="0.213389" calcext:value-type="float">
            <text:p>0.213389</text:p>
          </table:table-cell>
          <table:table-cell table:number-columns-repeated="17"/>
        </table:table-row>
        <table:table-row table:style-name="ro1">
          <table:table-cell office:value-type="float" office:value="0.103257" calcext:value-type="float">
            <text:p>0.103257</text:p>
          </table:table-cell>
          <table:table-cell office:value-type="float" office:value="0.339335" calcext:value-type="float">
            <text:p>0.339335</text:p>
          </table:table-cell>
          <table:table-cell office:value-type="float" office:value="0.253861" calcext:value-type="float">
            <text:p>0.253861</text:p>
          </table:table-cell>
          <table:table-cell office:value-type="float" office:value="0.27167" calcext:value-type="float">
            <text:p>0.27167</text:p>
          </table:table-cell>
          <table:table-cell office:value-type="float" office:value="0.216893" calcext:value-type="float">
            <text:p>0.216893</text:p>
          </table:table-cell>
          <table:table-cell office:value-type="float" office:value="0.200467" calcext:value-type="float">
            <text:p>0.200467</text:p>
          </table:table-cell>
          <table:table-cell office:value-type="float" office:value="0.249583" calcext:value-type="float">
            <text:p>0.249583</text:p>
          </table:table-cell>
          <table:table-cell table:number-columns-repeated="17"/>
        </table:table-row>
        <table:table-row table:style-name="ro1">
          <table:table-cell office:value-type="float" office:value="0.058972" calcext:value-type="float">
            <text:p>0.058972</text:p>
          </table:table-cell>
          <table:table-cell office:value-type="float" office:value="0.275336" calcext:value-type="float">
            <text:p>0.275336</text:p>
          </table:table-cell>
          <table:table-cell office:value-type="float" office:value="0.210124" calcext:value-type="float">
            <text:p>0.210124</text:p>
          </table:table-cell>
          <table:table-cell office:value-type="float" office:value="0.192905" calcext:value-type="float">
            <text:p>0.192905</text:p>
          </table:table-cell>
          <table:table-cell office:value-type="float" office:value="0.199305" calcext:value-type="float">
            <text:p>0.199305</text:p>
          </table:table-cell>
          <table:table-cell office:value-type="float" office:value="0.204932" calcext:value-type="float">
            <text:p>0.204932</text:p>
          </table:table-cell>
          <table:table-cell office:value-type="float" office:value="0.261351" calcext:value-type="float">
            <text:p>0.261351</text:p>
          </table:table-cell>
          <table:table-cell table:number-columns-repeated="17"/>
        </table:table-row>
        <table:table-row table:style-name="ro1">
          <table:table-cell office:value-type="float" office:value="0.055222" calcext:value-type="float">
            <text:p>0.055222</text:p>
          </table:table-cell>
          <table:table-cell office:value-type="float" office:value="0.393455" calcext:value-type="float">
            <text:p>0.393455</text:p>
          </table:table-cell>
          <table:table-cell office:value-type="float" office:value="0.255546" calcext:value-type="float">
            <text:p>0.255546</text:p>
          </table:table-cell>
          <table:table-cell office:value-type="float" office:value="0.279168" calcext:value-type="float">
            <text:p>0.279168</text:p>
          </table:table-cell>
          <table:table-cell office:value-type="float" office:value="0.246028" calcext:value-type="float">
            <text:p>0.246028</text:p>
          </table:table-cell>
          <table:table-cell office:value-type="float" office:value="0.239861" calcext:value-type="float">
            <text:p>0.239861</text:p>
          </table:table-cell>
          <table:table-cell office:value-type="float" office:value="0.211766" calcext:value-type="float">
            <text:p>0.211766</text:p>
          </table:table-cell>
          <table:table-cell table:number-columns-repeated="17"/>
        </table:table-row>
        <table:table-row table:style-name="ro1">
          <table:table-cell office:value-type="float" office:value="0.059721" calcext:value-type="float">
            <text:p>0.059721</text:p>
          </table:table-cell>
          <table:table-cell office:value-type="float" office:value="0.192467" calcext:value-type="float">
            <text:p>0.192467</text:p>
          </table:table-cell>
          <table:table-cell office:value-type="float" office:value="0.254522" calcext:value-type="float">
            <text:p>0.254522</text:p>
          </table:table-cell>
          <table:table-cell office:value-type="float" office:value="0.307284" calcext:value-type="float">
            <text:p>0.307284</text:p>
          </table:table-cell>
          <table:table-cell office:value-type="float" office:value="0.195303" calcext:value-type="float">
            <text:p>0.195303</text:p>
          </table:table-cell>
          <table:table-cell office:value-type="float" office:value="0.246934" calcext:value-type="float">
            <text:p>0.246934</text:p>
          </table:table-cell>
          <table:table-cell office:value-type="float" office:value="0.232914" calcext:value-type="float">
            <text:p>0.232914</text:p>
          </table:table-cell>
          <table:table-cell table:number-columns-repeated="17"/>
        </table:table-row>
        <table:table-row table:style-name="ro1">
          <table:table-cell office:value-type="float" office:value="0.066238" calcext:value-type="float">
            <text:p>0.066238</text:p>
          </table:table-cell>
          <table:table-cell office:value-type="float" office:value="0.24598" calcext:value-type="float">
            <text:p>0.24598</text:p>
          </table:table-cell>
          <table:table-cell office:value-type="float" office:value="0.266286" calcext:value-type="float">
            <text:p>0.266286</text:p>
          </table:table-cell>
          <table:table-cell office:value-type="float" office:value="0.28177" calcext:value-type="float">
            <text:p>0.28177</text:p>
          </table:table-cell>
          <table:table-cell office:value-type="float" office:value="0.229814" calcext:value-type="float">
            <text:p>0.229814</text:p>
          </table:table-cell>
          <table:table-cell office:value-type="float" office:value="0.219065" calcext:value-type="float">
            <text:p>0.219065</text:p>
          </table:table-cell>
          <table:table-cell office:value-type="float" office:value="0.190781" calcext:value-type="float">
            <text:p>0.190781</text:p>
          </table:table-cell>
          <table:table-cell table:number-columns-repeated="17"/>
        </table:table-row>
        <table:table-row table:style-name="ro1">
          <table:table-cell office:value-type="float" office:value="0.103288" calcext:value-type="float">
            <text:p>0.103288</text:p>
          </table:table-cell>
          <table:table-cell office:value-type="float" office:value="0.232495" calcext:value-type="float">
            <text:p>0.232495</text:p>
          </table:table-cell>
          <table:table-cell office:value-type="float" office:value="0.251096" calcext:value-type="float">
            <text:p>0.251096</text:p>
          </table:table-cell>
          <table:table-cell office:value-type="float" office:value="0.265042" calcext:value-type="float">
            <text:p>0.265042</text:p>
          </table:table-cell>
          <table:table-cell office:value-type="float" office:value="0.20073" calcext:value-type="float">
            <text:p>0.20073</text:p>
          </table:table-cell>
          <table:table-cell office:value-type="float" office:value="0.235742" calcext:value-type="float">
            <text:p>0.235742</text:p>
          </table:table-cell>
          <table:table-cell office:value-type="float" office:value="0.226112" calcext:value-type="float">
            <text:p>0.226112</text:p>
          </table:table-cell>
          <table:table-cell table:number-columns-repeated="17"/>
        </table:table-row>
        <table:table-row table:style-name="ro1">
          <table:table-cell office:value-type="float" office:value="0.090031" calcext:value-type="float">
            <text:p>0.090031</text:p>
          </table:table-cell>
          <table:table-cell office:value-type="float" office:value="0.303718" calcext:value-type="float">
            <text:p>0.303718</text:p>
          </table:table-cell>
          <table:table-cell office:value-type="float" office:value="0.260463" calcext:value-type="float">
            <text:p>0.260463</text:p>
          </table:table-cell>
          <table:table-cell office:value-type="float" office:value="0.275947" calcext:value-type="float">
            <text:p>0.275947</text:p>
          </table:table-cell>
          <table:table-cell office:value-type="float" office:value="0.195972" calcext:value-type="float">
            <text:p>0.195972</text:p>
          </table:table-cell>
          <table:table-cell office:value-type="float" office:value="0.23026" calcext:value-type="float">
            <text:p>0.23026</text:p>
          </table:table-cell>
          <table:table-cell office:value-type="float" office:value="0.191785" calcext:value-type="float">
            <text:p>0.191785</text:p>
          </table:table-cell>
          <table:table-cell table:number-columns-repeated="17"/>
        </table:table-row>
        <table:table-row table:style-name="ro1">
          <table:table-cell office:value-type="float" office:value="0.08917" calcext:value-type="float">
            <text:p>0.08917</text:p>
          </table:table-cell>
          <table:table-cell office:value-type="float" office:value="0.341359" calcext:value-type="float">
            <text:p>0.341359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192841" calcext:value-type="float">
            <text:p>0.192841</text:p>
          </table:table-cell>
          <table:table-cell office:value-type="float" office:value="0.252706" calcext:value-type="float">
            <text:p>0.252706</text:p>
          </table:table-cell>
          <table:table-cell office:value-type="float" office:value="0.25241" calcext:value-type="float">
            <text:p>0.25241</text:p>
          </table:table-cell>
          <table:table-cell table:number-columns-repeated="17"/>
        </table:table-row>
        <table:table-row table:style-name="ro1">
          <table:table-cell office:value-type="float" office:value="0.055009" calcext:value-type="float">
            <text:p>0.055009</text:p>
          </table:table-cell>
          <table:table-cell office:value-type="float" office:value="0.310034" calcext:value-type="float">
            <text:p>0.310034</text:p>
          </table:table-cell>
          <table:table-cell office:value-type="float" office:value="0.229995" calcext:value-type="float">
            <text:p>0.229995</text:p>
          </table:table-cell>
          <table:table-cell office:value-type="float" office:value="0.236401" calcext:value-type="float">
            <text:p>0.236401</text:p>
          </table:table-cell>
          <table:table-cell office:value-type="float" office:value="0.239624" calcext:value-type="float">
            <text:p>0.239624</text:p>
          </table:table-cell>
          <table:table-cell office:value-type="float" office:value="0.218932" calcext:value-type="float">
            <text:p>0.218932</text:p>
          </table:table-cell>
          <table:table-cell office:value-type="float" office:value="0.232499" calcext:value-type="float">
            <text:p>0.232499</text:p>
          </table:table-cell>
          <table:table-cell table:number-columns-repeated="17"/>
        </table:table-row>
        <table:table-row table:style-name="ro1">
          <table:table-cell office:value-type="float" office:value="0.066843" calcext:value-type="float">
            <text:p>0.066843</text:p>
          </table:table-cell>
          <table:table-cell office:value-type="float" office:value="0.311964" calcext:value-type="float">
            <text:p>0.311964</text:p>
          </table:table-cell>
          <table:table-cell office:value-type="float" office:value="0.277235" calcext:value-type="float">
            <text:p>0.277235</text:p>
          </table:table-cell>
          <table:table-cell office:value-type="float" office:value="0.313761" calcext:value-type="float">
            <text:p>0.313761</text:p>
          </table:table-cell>
          <table:table-cell office:value-type="float" office:value="0.173441" calcext:value-type="float">
            <text:p>0.173441</text:p>
          </table:table-cell>
          <table:table-cell office:value-type="float" office:value="0.20972" calcext:value-type="float">
            <text:p>0.20972</text:p>
          </table:table-cell>
          <table:table-cell office:value-type="float" office:value="0.221361" calcext:value-type="float">
            <text:p>0.221361</text:p>
          </table:table-cell>
          <table:table-cell table:number-columns-repeated="17"/>
        </table:table-row>
        <table:table-row table:style-name="ro1">
          <table:table-cell office:value-type="float" office:value="0.059057" calcext:value-type="float">
            <text:p>0.059057</text:p>
          </table:table-cell>
          <table:table-cell office:value-type="float" office:value="0.299786" calcext:value-type="float">
            <text:p>0.299786</text:p>
          </table:table-cell>
          <table:table-cell office:value-type="float" office:value="0.255478" calcext:value-type="float">
            <text:p>0.255478</text:p>
          </table:table-cell>
          <table:table-cell office:value-type="float" office:value="0.273581" calcext:value-type="float">
            <text:p>0.273581</text:p>
          </table:table-cell>
          <table:table-cell office:value-type="float" office:value="0.228301" calcext:value-type="float">
            <text:p>0.228301</text:p>
          </table:table-cell>
          <table:table-cell office:value-type="float" office:value="0.209715" calcext:value-type="float">
            <text:p>0.209715</text:p>
          </table:table-cell>
          <table:table-cell office:value-type="float" office:value="0.256224" calcext:value-type="float">
            <text:p>0.256224</text:p>
          </table:table-cell>
          <table:table-cell table:number-columns-repeated="17"/>
        </table:table-row>
        <table:table-row table:style-name="ro1">
          <table:table-cell office:value-type="float" office:value="0.081699" calcext:value-type="float">
            <text:p>0.081699</text:p>
          </table:table-cell>
          <table:table-cell office:value-type="float" office:value="0.313602" calcext:value-type="float">
            <text:p>0.313602</text:p>
          </table:table-cell>
          <table:table-cell office:value-type="float" office:value="0.308763" calcext:value-type="float">
            <text:p>0.308763</text:p>
          </table:table-cell>
          <table:table-cell office:value-type="float" office:value="0.239842" calcext:value-type="float">
            <text:p>0.239842</text:p>
          </table:table-cell>
          <table:table-cell office:value-type="float" office:value="0.237794" calcext:value-type="float">
            <text:p>0.237794</text:p>
          </table:table-cell>
          <table:table-cell office:value-type="float" office:value="0.240078" calcext:value-type="float">
            <text:p>0.240078</text:p>
          </table:table-cell>
          <table:table-cell office:value-type="float" office:value="0.195423" calcext:value-type="float">
            <text:p>0.195423</text:p>
          </table:table-cell>
          <table:table-cell table:number-columns-repeated="17"/>
        </table:table-row>
        <table:table-row table:style-name="ro1">
          <table:table-cell office:value-type="float" office:value="0.105888" calcext:value-type="float">
            <text:p>0.105888</text:p>
          </table:table-cell>
          <table:table-cell office:value-type="float" office:value="0.384473" calcext:value-type="float">
            <text:p>0.384473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207371" calcext:value-type="float">
            <text:p>0.207371</text:p>
          </table:table-cell>
          <table:table-cell office:value-type="float" office:value="0.282611" calcext:value-type="float">
            <text:p>0.282611</text:p>
          </table:table-cell>
          <table:table-cell office:value-type="float" office:value="0.183063" calcext:value-type="float">
            <text:p>0.183063</text:p>
          </table:table-cell>
          <table:table-cell office:value-type="float" office:value="0.233826" calcext:value-type="float">
            <text:p>0.233826</text:p>
          </table:table-cell>
          <table:table-cell table:number-columns-repeated="17"/>
        </table:table-row>
        <table:table-row table:style-name="ro1">
          <table:table-cell office:value-type="float" office:value="0.106096" calcext:value-type="float">
            <text:p>0.106096</text:p>
          </table:table-cell>
          <table:table-cell office:value-type="float" office:value="0.286148" calcext:value-type="float">
            <text:p>0.286148</text:p>
          </table:table-cell>
          <table:table-cell office:value-type="float" office:value="0.234075" calcext:value-type="float">
            <text:p>0.234075</text:p>
          </table:table-cell>
          <table:table-cell office:value-type="float" office:value="0.266423" calcext:value-type="float">
            <text:p>0.266423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208215" calcext:value-type="float">
            <text:p>0.208215</text:p>
          </table:table-cell>
          <table:table-cell office:value-type="float" office:value="0.198307" calcext:value-type="float">
            <text:p>0.198307</text:p>
          </table:table-cell>
          <table:table-cell table:number-columns-repeated="17"/>
        </table:table-row>
        <table:table-row table:style-name="ro1">
          <table:table-cell office:value-type="float" office:value="0.068563" calcext:value-type="float">
            <text:p>0.068563</text:p>
          </table:table-cell>
          <table:table-cell office:value-type="float" office:value="0.345029" calcext:value-type="float">
            <text:p>0.345029</text:p>
          </table:table-cell>
          <table:table-cell office:value-type="float" office:value="0.239724" calcext:value-type="float">
            <text:p>0.239724</text:p>
          </table:table-cell>
          <table:table-cell office:value-type="float" office:value="0.294073" calcext:value-type="float">
            <text:p>0.294073</text:p>
          </table:table-cell>
          <table:table-cell office:value-type="float" office:value="0.280493" calcext:value-type="float">
            <text:p>0.280493</text:p>
          </table:table-cell>
          <table:table-cell office:value-type="float" office:value="0.241467" calcext:value-type="float">
            <text:p>0.241467</text:p>
          </table:table-cell>
          <table:table-cell office:value-type="float" office:value="0.270568" calcext:value-type="float">
            <text:p>0.270568</text:p>
          </table:table-cell>
          <table:table-cell table:number-columns-repeated="17"/>
        </table:table-row>
        <table:table-row table:style-name="ro1">
          <table:table-cell office:value-type="float" office:value="0.064837" calcext:value-type="float">
            <text:p>0.064837</text:p>
          </table:table-cell>
          <table:table-cell office:value-type="float" office:value="0.336613" calcext:value-type="float">
            <text:p>0.336613</text:p>
          </table:table-cell>
          <table:table-cell office:value-type="float" office:value="0.235499" calcext:value-type="float">
            <text:p>0.235499</text:p>
          </table:table-cell>
          <table:table-cell office:value-type="float" office:value="0.250786" calcext:value-type="float">
            <text:p>0.250786</text:p>
          </table:table-cell>
          <table:table-cell office:value-type="float" office:value="0.28306" calcext:value-type="float">
            <text:p>0.28306</text:p>
          </table:table-cell>
          <table:table-cell office:value-type="float" office:value="0.22736" calcext:value-type="float">
            <text:p>0.22736</text:p>
          </table:table-cell>
          <table:table-cell office:value-type="float" office:value="0.251795" calcext:value-type="float">
            <text:p>0.251795</text:p>
          </table:table-cell>
          <table:table-cell table:number-columns-repeated="17"/>
        </table:table-row>
        <table:table-row table:style-name="ro1">
          <table:table-cell office:value-type="float" office:value="0.096632" calcext:value-type="float">
            <text:p>0.096632</text:p>
          </table:table-cell>
          <table:table-cell office:value-type="float" office:value="0.385239" calcext:value-type="float">
            <text:p>0.385239</text:p>
          </table:table-cell>
          <table:table-cell office:value-type="float" office:value="0.250127" calcext:value-type="float">
            <text:p>0.250127</text:p>
          </table:table-cell>
          <table:table-cell office:value-type="float" office:value="0.231214" calcext:value-type="float">
            <text:p>0.231214</text:p>
          </table:table-cell>
          <table:table-cell office:value-type="float" office:value="0.282148" calcext:value-type="float">
            <text:p>0.282148</text:p>
          </table:table-cell>
          <table:table-cell office:value-type="float" office:value="0.214629" calcext:value-type="float">
            <text:p>0.214629</text:p>
          </table:table-cell>
          <table:table-cell office:value-type="float" office:value="0.208892" calcext:value-type="float">
            <text:p>0.208892</text:p>
          </table:table-cell>
          <table:table-cell table:number-columns-repeated="17"/>
        </table:table-row>
        <table:table-row table:style-name="ro1">
          <table:table-cell office:value-type="float" office:value="0.104644" calcext:value-type="float">
            <text:p>0.104644</text:p>
          </table:table-cell>
          <table:table-cell office:value-type="float" office:value="0.30492" calcext:value-type="float">
            <text:p>0.30492</text:p>
          </table:table-cell>
          <table:table-cell office:value-type="float" office:value="0.275163" calcext:value-type="float">
            <text:p>0.275163</text:p>
          </table:table-cell>
          <table:table-cell office:value-type="float" office:value="0.255711" calcext:value-type="float">
            <text:p>0.255711</text:p>
          </table:table-cell>
          <table:table-cell office:value-type="float" office:value="0.260252" calcext:value-type="float">
            <text:p>0.260252</text:p>
          </table:table-cell>
          <table:table-cell office:value-type="float" office:value="0.221754" calcext:value-type="float">
            <text:p>0.221754</text:p>
          </table:table-cell>
          <table:table-cell office:value-type="float" office:value="0.246665" calcext:value-type="float">
            <text:p>0.246665</text:p>
          </table:table-cell>
          <table:table-cell table:number-columns-repeated="17"/>
        </table:table-row>
        <table:table-row table:style-name="ro1">
          <table:table-cell office:value-type="float" office:value="0.10337" calcext:value-type="float">
            <text:p>0.10337</text:p>
          </table:table-cell>
          <table:table-cell office:value-type="float" office:value="0.374973" calcext:value-type="float">
            <text:p>0.374973</text:p>
          </table:table-cell>
          <table:table-cell office:value-type="float" office:value="0.203278" calcext:value-type="float">
            <text:p>0.203278</text:p>
          </table:table-cell>
          <table:table-cell office:value-type="float" office:value="0.30183" calcext:value-type="float">
            <text:p>0.30183</text:p>
          </table:table-cell>
          <table:table-cell office:value-type="float" office:value="0.279177" calcext:value-type="float">
            <text:p>0.279177</text:p>
          </table:table-cell>
          <table:table-cell office:value-type="float" office:value="0.193027" calcext:value-type="float">
            <text:p>0.193027</text:p>
          </table:table-cell>
          <table:table-cell office:value-type="float" office:value="0.225773" calcext:value-type="float">
            <text:p>0.225773</text:p>
          </table:table-cell>
          <table:table-cell table:number-columns-repeated="17"/>
        </table:table-row>
        <table:table-row table:style-name="ro1">
          <table:table-cell office:value-type="float" office:value="0.104695" calcext:value-type="float">
            <text:p>0.104695</text:p>
          </table:table-cell>
          <table:table-cell office:value-type="float" office:value="0.317363" calcext:value-type="float">
            <text:p>0.317363</text:p>
          </table:table-cell>
          <table:table-cell office:value-type="float" office:value="0.229581" calcext:value-type="float">
            <text:p>0.229581</text:p>
          </table:table-cell>
          <table:table-cell office:value-type="float" office:value="0.287935" calcext:value-type="float">
            <text:p>0.287935</text:p>
          </table:table-cell>
          <table:table-cell office:value-type="float" office:value="0.261254" calcext:value-type="float">
            <text:p>0.261254</text:p>
          </table:table-cell>
          <table:table-cell office:value-type="float" office:value="0.195171" calcext:value-type="float">
            <text:p>0.195171</text:p>
          </table:table-cell>
          <table:table-cell office:value-type="float" office:value="0.243784" calcext:value-type="float">
            <text:p>0.243784</text:p>
          </table:table-cell>
          <table:table-cell table:number-columns-repeated="17"/>
        </table:table-row>
        <table:table-row table:style-name="ro1">
          <table:table-cell office:value-type="float" office:value="0.106677" calcext:value-type="float">
            <text:p>0.106677</text:p>
          </table:table-cell>
          <table:table-cell office:value-type="float" office:value="0.390826" calcext:value-type="float">
            <text:p>0.390826</text:p>
          </table:table-cell>
          <table:table-cell office:value-type="float" office:value="0.231233" calcext:value-type="float">
            <text:p>0.231233</text:p>
          </table:table-cell>
          <table:table-cell office:value-type="float" office:value="0.294353" calcext:value-type="float">
            <text:p>0.294353</text:p>
          </table:table-cell>
          <table:table-cell office:value-type="float" office:value="0.222886" calcext:value-type="float">
            <text:p>0.222886</text:p>
          </table:table-cell>
          <table:table-cell office:value-type="float" office:value="0.197425" calcext:value-type="float">
            <text:p>0.197425</text:p>
          </table:table-cell>
          <table:table-cell office:value-type="float" office:value="0.228822" calcext:value-type="float">
            <text:p>0.228822</text:p>
          </table:table-cell>
          <table:table-cell table:number-columns-repeated="17"/>
        </table:table-row>
        <table:table-row table:style-name="ro1">
          <table:table-cell office:value-type="float" office:value="0.103352" calcext:value-type="float">
            <text:p>0.103352</text:p>
          </table:table-cell>
          <table:table-cell office:value-type="float" office:value="0.306177" calcext:value-type="float">
            <text:p>0.306177</text:p>
          </table:table-cell>
          <table:table-cell office:value-type="float" office:value="0.204817" calcext:value-type="float">
            <text:p>0.204817</text:p>
          </table:table-cell>
          <table:table-cell office:value-type="float" office:value="0.231505" calcext:value-type="float">
            <text:p>0.231505</text:p>
          </table:table-cell>
          <table:table-cell office:value-type="float" office:value="0.262266" calcext:value-type="float">
            <text:p>0.262266</text:p>
          </table:table-cell>
          <table:table-cell office:value-type="float" office:value="0.200472" calcext:value-type="float">
            <text:p>0.200472</text:p>
          </table:table-cell>
          <table:table-cell office:value-type="float" office:value="0.260472" calcext:value-type="float">
            <text:p>0.260472</text:p>
          </table:table-cell>
          <table:table-cell table:number-columns-repeated="17"/>
        </table:table-row>
        <table:table-row table:style-name="ro1">
          <table:table-cell office:value-type="float" office:value="0.103377" calcext:value-type="float">
            <text:p>0.103377</text:p>
          </table:table-cell>
          <table:table-cell office:value-type="float" office:value="0.31516" calcext:value-type="float">
            <text:p>0.31516</text:p>
          </table:table-cell>
          <table:table-cell office:value-type="float" office:value="0.324132" calcext:value-type="float">
            <text:p>0.324132</text:p>
          </table:table-cell>
          <table:table-cell office:value-type="float" office:value="0.271933" calcext:value-type="float">
            <text:p>0.271933</text:p>
          </table:table-cell>
          <table:table-cell office:value-type="float" office:value="0.284577" calcext:value-type="float">
            <text:p>0.284577</text:p>
          </table:table-cell>
          <table:table-cell office:value-type="float" office:value="0.202118" calcext:value-type="float">
            <text:p>0.202118</text:p>
          </table:table-cell>
          <table:table-cell office:value-type="float" office:value="0.22991" calcext:value-type="float">
            <text:p>0.22991</text:p>
          </table:table-cell>
          <table:table-cell table:number-columns-repeated="17"/>
        </table:table-row>
        <table:table-row table:style-name="ro1">
          <table:table-cell office:value-type="float" office:value="0.104905" calcext:value-type="float">
            <text:p>0.104905</text:p>
          </table:table-cell>
          <table:table-cell office:value-type="float" office:value="0.305653" calcext:value-type="float">
            <text:p>0.305653</text:p>
          </table:table-cell>
          <table:table-cell office:value-type="float" office:value="0.305399" calcext:value-type="float">
            <text:p>0.305399</text:p>
          </table:table-cell>
          <table:table-cell office:value-type="float" office:value="0.205481" calcext:value-type="float">
            <text:p>0.205481</text:p>
          </table:table-cell>
          <table:table-cell office:value-type="float" office:value="0.260589" calcext:value-type="float">
            <text:p>0.260589</text:p>
          </table:table-cell>
          <table:table-cell office:value-type="float" office:value="0.271497" calcext:value-type="float">
            <text:p>0.271497</text:p>
          </table:table-cell>
          <table:table-cell office:value-type="float" office:value="0.232215" calcext:value-type="float">
            <text:p>0.232215</text:p>
          </table:table-cell>
          <table:table-cell table:number-columns-repeated="17"/>
        </table:table-row>
        <table:table-row table:style-name="ro1">
          <table:table-cell office:value-type="float" office:value="0.10235" calcext:value-type="float">
            <text:p>0.10235</text:p>
          </table:table-cell>
          <table:table-cell office:value-type="float" office:value="0.346315" calcext:value-type="float">
            <text:p>0.346315</text:p>
          </table:table-cell>
          <table:table-cell office:value-type="float" office:value="0.298224" calcext:value-type="float">
            <text:p>0.298224</text:p>
          </table:table-cell>
          <table:table-cell office:value-type="float" office:value="0.211996" calcext:value-type="float">
            <text:p>0.211996</text:p>
          </table:table-cell>
          <table:table-cell office:value-type="float" office:value="0.166724" calcext:value-type="float">
            <text:p>0.166724</text:p>
          </table:table-cell>
          <table:table-cell office:value-type="float" office:value="0.239476" calcext:value-type="float">
            <text:p>0.239476</text:p>
          </table:table-cell>
          <table:table-cell office:value-type="float" office:value="0.173188" calcext:value-type="float">
            <text:p>0.173188</text:p>
          </table:table-cell>
          <table:table-cell table:number-columns-repeated="17"/>
        </table:table-row>
        <table:table-row table:style-name="ro1">
          <table:table-cell office:value-type="float" office:value="0.059872" calcext:value-type="float">
            <text:p>0.059872</text:p>
          </table:table-cell>
          <table:table-cell office:value-type="float" office:value="0.303801" calcext:value-type="float">
            <text:p>0.303801</text:p>
          </table:table-cell>
          <table:table-cell office:value-type="float" office:value="0.166931" calcext:value-type="float">
            <text:p>0.166931</text:p>
          </table:table-cell>
          <table:table-cell office:value-type="float" office:value="0.198711" calcext:value-type="float">
            <text:p>0.198711</text:p>
          </table:table-cell>
          <table:table-cell office:value-type="float" office:value="0.25181" calcext:value-type="float">
            <text:p>0.25181</text:p>
          </table:table-cell>
          <table:table-cell office:value-type="float" office:value="0.205031" calcext:value-type="float">
            <text:p>0.205031</text:p>
          </table:table-cell>
          <table:table-cell office:value-type="float" office:value="0.245507" calcext:value-type="float">
            <text:p>0.245507</text:p>
          </table:table-cell>
          <table:table-cell table:number-columns-repeated="17"/>
        </table:table-row>
        <table:table-row table:style-name="ro1">
          <table:table-cell office:value-type="float" office:value="0.061435" calcext:value-type="float">
            <text:p>0.061435</text:p>
          </table:table-cell>
          <table:table-cell office:value-type="float" office:value="0.302877" calcext:value-type="float">
            <text:p>0.302877</text:p>
          </table:table-cell>
          <table:table-cell office:value-type="float" office:value="0.278723" calcext:value-type="float">
            <text:p>0.278723</text:p>
          </table:table-cell>
          <table:table-cell office:value-type="float" office:value="0.216435" calcext:value-type="float">
            <text:p>0.216435</text:p>
          </table:table-cell>
          <table:table-cell office:value-type="float" office:value="0.23109" calcext:value-type="float">
            <text:p>0.23109</text:p>
          </table:table-cell>
          <table:table-cell office:value-type="float" office:value="0.190437" calcext:value-type="float">
            <text:p>0.190437</text:p>
          </table:table-cell>
          <table:table-cell office:value-type="float" office:value="0.256221" calcext:value-type="float">
            <text:p>0.256221</text:p>
          </table:table-cell>
          <table:table-cell table:number-columns-repeated="17"/>
        </table:table-row>
        <table:table-row table:style-name="ro1">
          <table:table-cell office:value-type="float" office:value="0.056395" calcext:value-type="float">
            <text:p>0.056395</text:p>
          </table:table-cell>
          <table:table-cell office:value-type="float" office:value="0.308367" calcext:value-type="float">
            <text:p>0.308367</text:p>
          </table:table-cell>
          <table:table-cell office:value-type="float" office:value="0.291146" calcext:value-type="float">
            <text:p>0.291146</text:p>
          </table:table-cell>
          <table:table-cell office:value-type="float" office:value="0.225583" calcext:value-type="float">
            <text:p>0.225583</text:p>
          </table:table-cell>
          <table:table-cell office:value-type="float" office:value="0.25068" calcext:value-type="float">
            <text:p>0.25068</text:p>
          </table:table-cell>
          <table:table-cell office:value-type="float" office:value="0.195498" calcext:value-type="float">
            <text:p>0.195498</text:p>
          </table:table-cell>
          <table:table-cell office:value-type="float" office:value="0.224905" calcext:value-type="float">
            <text:p>0.224905</text:p>
          </table:table-cell>
          <table:table-cell table:number-columns-repeated="17"/>
        </table:table-row>
        <table:table-row table:style-name="ro1">
          <table:table-cell office:value-type="float" office:value="0.065964" calcext:value-type="float">
            <text:p>0.065964</text:p>
          </table:table-cell>
          <table:table-cell office:value-type="float" office:value="0.306061" calcext:value-type="float">
            <text:p>0.306061</text:p>
          </table:table-cell>
          <table:table-cell office:value-type="float" office:value="0.299615" calcext:value-type="float">
            <text:p>0.299615</text:p>
          </table:table-cell>
          <table:table-cell office:value-type="float" office:value="0.225405" calcext:value-type="float">
            <text:p>0.225405</text:p>
          </table:table-cell>
          <table:table-cell office:value-type="float" office:value="0.205319" calcext:value-type="float">
            <text:p>0.205319</text:p>
          </table:table-cell>
          <table:table-cell office:value-type="float" office:value="0.220752" calcext:value-type="float">
            <text:p>0.220752</text:p>
          </table:table-cell>
          <table:table-cell office:value-type="float" office:value="0.254582" calcext:value-type="float">
            <text:p>0.254582</text:p>
          </table:table-cell>
          <table:table-cell table:number-columns-repeated="17"/>
        </table:table-row>
        <table:table-row table:style-name="ro1">
          <table:table-cell office:value-type="float" office:value="0.102359" calcext:value-type="float">
            <text:p>0.102359</text:p>
          </table:table-cell>
          <table:table-cell office:value-type="float" office:value="0.265778" calcext:value-type="float">
            <text:p>0.265778</text:p>
          </table:table-cell>
          <table:table-cell office:value-type="float" office:value="0.284506" calcext:value-type="float">
            <text:p>0.284506</text:p>
          </table:table-cell>
          <table:table-cell office:value-type="float" office:value="0.213268" calcext:value-type="float">
            <text:p>0.213268</text:p>
          </table:table-cell>
          <table:table-cell office:value-type="float" office:value="0.21433" calcext:value-type="float">
            <text:p>0.21433</text:p>
          </table:table-cell>
          <table:table-cell office:value-type="float" office:value="0.21946" calcext:value-type="float">
            <text:p>0.21946</text:p>
          </table:table-cell>
          <table:table-cell office:value-type="float" office:value="0.208377" calcext:value-type="float">
            <text:p>0.208377</text:p>
          </table:table-cell>
          <table:table-cell table:number-columns-repeated="17"/>
        </table:table-row>
        <table:table-row table:style-name="ro1">
          <table:table-cell office:value-type="float" office:value="0.102638" calcext:value-type="float">
            <text:p>0.102638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272217" calcext:value-type="float">
            <text:p>0.272217</text:p>
          </table:table-cell>
          <table:table-cell office:value-type="float" office:value="0.294949" calcext:value-type="float">
            <text:p>0.294949</text:p>
          </table:table-cell>
          <table:table-cell office:value-type="float" office:value="0.183754" calcext:value-type="float">
            <text:p>0.183754</text:p>
          </table:table-cell>
          <table:table-cell office:value-type="float" office:value="0.261407" calcext:value-type="float">
            <text:p>0.261407</text:p>
          </table:table-cell>
          <table:table-cell office:value-type="float" office:value="0.178718" calcext:value-type="float">
            <text:p>0.178718</text:p>
          </table:table-cell>
          <table:table-cell table:number-columns-repeated="17"/>
        </table:table-row>
        <table:table-row table:style-name="ro1">
          <table:table-cell office:value-type="float" office:value="0.106541" calcext:value-type="float">
            <text:p>0.106541</text:p>
          </table:table-cell>
          <table:table-cell office:value-type="float" office:value="0.319902" calcext:value-type="float">
            <text:p>0.319902</text:p>
          </table:table-cell>
          <table:table-cell office:value-type="float" office:value="0.229519" calcext:value-type="float">
            <text:p>0.229519</text:p>
          </table:table-cell>
          <table:table-cell office:value-type="float" office:value="0.252501" calcext:value-type="float">
            <text:p>0.252501</text:p>
          </table:table-cell>
          <table:table-cell office:value-type="float" office:value="0.208019" calcext:value-type="float">
            <text:p>0.208019</text:p>
          </table:table-cell>
          <table:table-cell office:value-type="float" office:value="0.206163" calcext:value-type="float">
            <text:p>0.206163</text:p>
          </table:table-cell>
          <table:table-cell office:value-type="float" office:value="0.202019" calcext:value-type="float">
            <text:p>0.202019</text:p>
          </table:table-cell>
          <table:table-cell table:number-columns-repeated="17"/>
        </table:table-row>
        <table:table-row table:style-name="ro1">
          <table:table-cell office:value-type="float" office:value="0.101375" calcext:value-type="float">
            <text:p>0.101375</text:p>
          </table:table-cell>
          <table:table-cell office:value-type="float" office:value="0.187801" calcext:value-type="float">
            <text:p>0.187801</text:p>
          </table:table-cell>
          <table:table-cell office:value-type="float" office:value="0.230111" calcext:value-type="float">
            <text:p>0.230111</text:p>
          </table:table-cell>
          <table:table-cell office:value-type="float" office:value="0.269294" calcext:value-type="float">
            <text:p>0.269294</text:p>
          </table:table-cell>
          <table:table-cell office:value-type="float" office:value="0.212644" calcext:value-type="float">
            <text:p>0.212644</text:p>
          </table:table-cell>
          <table:table-cell office:value-type="float" office:value="0.207999" calcext:value-type="float">
            <text:p>0.207999</text:p>
          </table:table-cell>
          <table:table-cell office:value-type="float" office:value="0.238006" calcext:value-type="float">
            <text:p>0.238006</text:p>
          </table:table-cell>
          <table:table-cell table:number-columns-repeated="17"/>
        </table:table-row>
        <table:table-row table:style-name="ro1">
          <table:table-cell office:value-type="float" office:value="0.102785" calcext:value-type="float">
            <text:p>0.102785</text:p>
          </table:table-cell>
          <table:table-cell office:value-type="float" office:value="0.299097" calcext:value-type="float">
            <text:p>0.299097</text:p>
          </table:table-cell>
          <table:table-cell office:value-type="float" office:value="0.211303" calcext:value-type="float">
            <text:p>0.211303</text:p>
          </table:table-cell>
          <table:table-cell office:value-type="float" office:value="0.214355" calcext:value-type="float">
            <text:p>0.214355</text:p>
          </table:table-cell>
          <table:table-cell office:value-type="float" office:value="0.25071" calcext:value-type="float">
            <text:p>0.25071</text:p>
          </table:table-cell>
          <table:table-cell office:value-type="float" office:value="0.215879" calcext:value-type="float">
            <text:p>0.215879</text:p>
          </table:table-cell>
          <table:table-cell office:value-type="float" office:value="0.226976" calcext:value-type="float">
            <text:p>0.226976</text:p>
          </table:table-cell>
          <table:table-cell table:number-columns-repeated="17"/>
        </table:table-row>
        <table:table-row table:style-name="ro1">
          <table:table-cell office:value-type="float" office:value="0.104786" calcext:value-type="float">
            <text:p>0.104786</text:p>
          </table:table-cell>
          <table:table-cell office:value-type="float" office:value="0.300361" calcext:value-type="float">
            <text:p>0.300361</text:p>
          </table:table-cell>
          <table:table-cell office:value-type="float" office:value="0.247509" calcext:value-type="float">
            <text:p>0.247509</text:p>
          </table:table-cell>
          <table:table-cell office:value-type="float" office:value="0.260496" calcext:value-type="float">
            <text:p>0.260496</text:p>
          </table:table-cell>
          <table:table-cell office:value-type="float" office:value="0.19082" calcext:value-type="float">
            <text:p>0.19082</text:p>
          </table:table-cell>
          <table:table-cell office:value-type="float" office:value="0.207328" calcext:value-type="float">
            <text:p>0.207328</text:p>
          </table:table-cell>
          <table:table-cell office:value-type="float" office:value="0.260499" calcext:value-type="float">
            <text:p>0.260499</text:p>
          </table:table-cell>
          <table:table-cell table:number-columns-repeated="17"/>
        </table:table-row>
        <table:table-row table:style-name="ro1">
          <table:table-cell office:value-type="float" office:value="0.10424" calcext:value-type="float">
            <text:p>0.10424</text:p>
          </table:table-cell>
          <table:table-cell office:value-type="float" office:value="0.385269" calcext:value-type="float">
            <text:p>0.385269</text:p>
          </table:table-cell>
          <table:table-cell office:value-type="float" office:value="0.244467" calcext:value-type="float">
            <text:p>0.244467</text:p>
          </table:table-cell>
          <table:table-cell office:value-type="float" office:value="0.274835" calcext:value-type="float">
            <text:p>0.274835</text:p>
          </table:table-cell>
          <table:table-cell office:value-type="float" office:value="0.261387" calcext:value-type="float">
            <text:p>0.261387</text:p>
          </table:table-cell>
          <table:table-cell office:value-type="float" office:value="0.193928" calcext:value-type="float">
            <text:p>0.193928</text:p>
          </table:table-cell>
          <table:table-cell office:value-type="float" office:value="0.240194" calcext:value-type="float">
            <text:p>0.240194</text:p>
          </table:table-cell>
          <table:table-cell table:number-columns-repeated="17"/>
        </table:table-row>
        <table:table-row table:style-name="ro1">
          <table:table-cell office:value-type="float" office:value="0.102772" calcext:value-type="float">
            <text:p>0.102772</text:p>
          </table:table-cell>
          <table:table-cell office:value-type="float" office:value="0.294607" calcext:value-type="float">
            <text:p>0.294607</text:p>
          </table:table-cell>
          <table:table-cell office:value-type="float" office:value="0.322665" calcext:value-type="float">
            <text:p>0.322665</text:p>
          </table:table-cell>
          <table:table-cell office:value-type="float" office:value="0.310865" calcext:value-type="float">
            <text:p>0.310865</text:p>
          </table:table-cell>
          <table:table-cell office:value-type="float" office:value="0.239276" calcext:value-type="float">
            <text:p>0.239276</text:p>
          </table:table-cell>
          <table:table-cell office:value-type="float" office:value="0.214875" calcext:value-type="float">
            <text:p>0.214875</text:p>
          </table:table-cell>
          <table:table-cell office:value-type="float" office:value="0.227644" calcext:value-type="float">
            <text:p>0.227644</text:p>
          </table:table-cell>
          <table:table-cell table:number-columns-repeated="17"/>
        </table:table-row>
        <table:table-row table:style-name="ro1">
          <table:table-cell office:value-type="float" office:value="0.104853" calcext:value-type="float">
            <text:p>0.104853</text:p>
          </table:table-cell>
          <table:table-cell office:value-type="float" office:value="0.155884" calcext:value-type="float">
            <text:p>0.155884</text:p>
          </table:table-cell>
          <table:table-cell office:value-type="float" office:value="0.313581" calcext:value-type="float">
            <text:p>0.313581</text:p>
          </table:table-cell>
          <table:table-cell office:value-type="float" office:value="0.277903" calcext:value-type="float">
            <text:p>0.277903</text:p>
          </table:table-cell>
          <table:table-cell office:value-type="float" office:value="0.194371" calcext:value-type="float">
            <text:p>0.194371</text:p>
          </table:table-cell>
          <table:table-cell office:value-type="float" office:value="0.209865" calcext:value-type="float">
            <text:p>0.209865</text:p>
          </table:table-cell>
          <table:table-cell office:value-type="float" office:value="0.220479" calcext:value-type="float">
            <text:p>0.220479</text:p>
          </table:table-cell>
          <table:table-cell table:number-columns-repeated="17"/>
        </table:table-row>
        <table:table-row table:style-name="ro1">
          <table:table-cell office:value-type="float" office:value="0.103443" calcext:value-type="float">
            <text:p>0.103443</text:p>
          </table:table-cell>
          <table:table-cell office:value-type="float" office:value="0.286066" calcext:value-type="float">
            <text:p>0.286066</text:p>
          </table:table-cell>
          <table:table-cell office:value-type="float" office:value="0.231682" calcext:value-type="float">
            <text:p>0.231682</text:p>
          </table:table-cell>
          <table:table-cell office:value-type="float" office:value="0.211035" calcext:value-type="float">
            <text:p>0.211035</text:p>
          </table:table-cell>
          <table:table-cell office:value-type="float" office:value="0.223471" calcext:value-type="float">
            <text:p>0.223471</text:p>
          </table:table-cell>
          <table:table-cell office:value-type="float" office:value="0.207578" calcext:value-type="float">
            <text:p>0.207578</text:p>
          </table:table-cell>
          <table:table-cell office:value-type="float" office:value="0.187153" calcext:value-type="float">
            <text:p>0.187153</text:p>
          </table:table-cell>
          <table:table-cell table:number-columns-repeated="17"/>
        </table:table-row>
        <table:table-row table:style-name="ro1">
          <table:table-cell office:value-type="float" office:value="0.102444" calcext:value-type="float">
            <text:p>0.102444</text:p>
          </table:table-cell>
          <table:table-cell office:value-type="float" office:value="0.236506" calcext:value-type="float">
            <text:p>0.236506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17831" calcext:value-type="float">
            <text:p>0.217831</text:p>
          </table:table-cell>
          <table:table-cell office:value-type="float" office:value="0.196748" calcext:value-type="float">
            <text:p>0.196748</text:p>
          </table:table-cell>
          <table:table-cell office:value-type="float" office:value="0.252633" calcext:value-type="float">
            <text:p>0.252633</text:p>
          </table:table-cell>
          <table:table-cell office:value-type="float" office:value="0.242703" calcext:value-type="float">
            <text:p>0.242703</text:p>
          </table:table-cell>
          <table:table-cell table:number-columns-repeated="17"/>
        </table:table-row>
        <table:table-row table:style-name="ro1">
          <table:table-cell office:value-type="float" office:value="0.104569" calcext:value-type="float">
            <text:p>0.104569</text:p>
          </table:table-cell>
          <table:table-cell office:value-type="float" office:value="0.268486" calcext:value-type="float">
            <text:p>0.268486</text:p>
          </table:table-cell>
          <table:table-cell office:value-type="float" office:value="0.249968" calcext:value-type="float">
            <text:p>0.249968</text:p>
          </table:table-cell>
          <table:table-cell office:value-type="float" office:value="0.201242" calcext:value-type="float">
            <text:p>0.201242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24199" calcext:value-type="float">
            <text:p>0.24199</text:p>
          </table:table-cell>
          <table:table-cell table:number-columns-repeated="17"/>
        </table:table-row>
        <table:table-row table:style-name="ro1">
          <table:table-cell office:value-type="float" office:value="0.104417" calcext:value-type="float">
            <text:p>0.104417</text:p>
          </table:table-cell>
          <table:table-cell office:value-type="float" office:value="0.269733" calcext:value-type="float">
            <text:p>0.269733</text:p>
          </table:table-cell>
          <table:table-cell office:value-type="float" office:value="0.322788" calcext:value-type="float">
            <text:p>0.322788</text:p>
          </table:table-cell>
          <table:table-cell office:value-type="float" office:value="0.220391" calcext:value-type="float">
            <text:p>0.220391</text:p>
          </table:table-cell>
          <table:table-cell office:value-type="float" office:value="0.242775" calcext:value-type="float">
            <text:p>0.242775</text:p>
          </table:table-cell>
          <table:table-cell office:value-type="float" office:value="0.203839" calcext:value-type="float">
            <text:p>0.203839</text:p>
          </table:table-cell>
          <table:table-cell office:value-type="float" office:value="0.224466" calcext:value-type="float">
            <text:p>0.224466</text:p>
          </table:table-cell>
          <table:table-cell table:number-columns-repeated="17"/>
        </table:table-row>
        <table:table-row table:style-name="ro1">
          <table:table-cell office:value-type="float" office:value="0.10423" calcext:value-type="float">
            <text:p>0.10423</text:p>
          </table:table-cell>
          <table:table-cell office:value-type="float" office:value="0.287667" calcext:value-type="float">
            <text:p>0.287667</text:p>
          </table:table-cell>
          <table:table-cell office:value-type="float" office:value="0.248379" calcext:value-type="float">
            <text:p>0.248379</text:p>
          </table:table-cell>
          <table:table-cell office:value-type="float" office:value="0.199219" calcext:value-type="float">
            <text:p>0.199219</text:p>
          </table:table-cell>
          <table:table-cell office:value-type="float" office:value="0.240249" calcext:value-type="float">
            <text:p>0.240249</text:p>
          </table:table-cell>
          <table:table-cell office:value-type="float" office:value="0.193082" calcext:value-type="float">
            <text:p>0.193082</text:p>
          </table:table-cell>
          <table:table-cell office:value-type="float" office:value="0.287366" calcext:value-type="float">
            <text:p>0.287366</text:p>
          </table:table-cell>
          <table:table-cell table:number-columns-repeated="17"/>
        </table:table-row>
        <table:table-row table:style-name="ro1">
          <table:table-cell office:value-type="float" office:value="0.104598" calcext:value-type="float">
            <text:p>0.104598</text:p>
          </table:table-cell>
          <table:table-cell office:value-type="float" office:value="0.271287" calcext:value-type="float">
            <text:p>0.271287</text:p>
          </table:table-cell>
          <table:table-cell office:value-type="float" office:value="0.317573" calcext:value-type="float">
            <text:p>0.317573</text:p>
          </table:table-cell>
          <table:table-cell office:value-type="float" office:value="0.280212" calcext:value-type="float">
            <text:p>0.280212</text:p>
          </table:table-cell>
          <table:table-cell office:value-type="float" office:value="0.244826" calcext:value-type="float">
            <text:p>0.244826</text:p>
          </table:table-cell>
          <table:table-cell office:value-type="float" office:value="0.240465" calcext:value-type="float">
            <text:p>0.240465</text:p>
          </table:table-cell>
          <table:table-cell office:value-type="float" office:value="0.256549" calcext:value-type="float">
            <text:p>0.256549</text:p>
          </table:table-cell>
          <table:table-cell table:number-columns-repeated="17"/>
        </table:table-row>
        <table:table-row table:style-name="ro1">
          <table:table-cell office:value-type="float" office:value="0.103968" calcext:value-type="float">
            <text:p>0.103968</text:p>
          </table:table-cell>
          <table:table-cell office:value-type="float" office:value="0.281625" calcext:value-type="float">
            <text:p>0.281625</text:p>
          </table:table-cell>
          <table:table-cell office:value-type="float" office:value="0.239866" calcext:value-type="float">
            <text:p>0.239866</text:p>
          </table:table-cell>
          <table:table-cell office:value-type="float" office:value="0.191536" calcext:value-type="float">
            <text:p>0.191536</text:p>
          </table:table-cell>
          <table:table-cell office:value-type="float" office:value="0.252052" calcext:value-type="float">
            <text:p>0.252052</text:p>
          </table:table-cell>
          <table:table-cell office:value-type="float" office:value="0.164947" calcext:value-type="float">
            <text:p>0.164947</text:p>
          </table:table-cell>
          <table:table-cell office:value-type="float" office:value="0.254836" calcext:value-type="float">
            <text:p>0.254836</text:p>
          </table:table-cell>
          <table:table-cell table:number-columns-repeated="17"/>
        </table:table-row>
        <table:table-row table:style-name="ro1">
          <table:table-cell office:value-type="float" office:value="0.106561" calcext:value-type="float">
            <text:p>0.106561</text:p>
          </table:table-cell>
          <table:table-cell office:value-type="float" office:value="0.270275" calcext:value-type="float">
            <text:p>0.270275</text:p>
          </table:table-cell>
          <table:table-cell office:value-type="float" office:value="0.309956" calcext:value-type="float">
            <text:p>0.309956</text:p>
          </table:table-cell>
          <table:table-cell office:value-type="float" office:value="0.253532" calcext:value-type="float">
            <text:p>0.253532</text:p>
          </table:table-cell>
          <table:table-cell office:value-type="float" office:value="0.250901" calcext:value-type="float">
            <text:p>0.250901</text:p>
          </table:table-cell>
          <table:table-cell office:value-type="float" office:value="0.162536" calcext:value-type="float">
            <text:p>0.162536</text:p>
          </table:table-cell>
          <table:table-cell office:value-type="float" office:value="0.220397" calcext:value-type="float">
            <text:p>0.220397</text:p>
          </table:table-cell>
          <table:table-cell table:number-columns-repeated="17"/>
        </table:table-row>
        <table:table-row table:style-name="ro1">
          <table:table-cell office:value-type="float" office:value="0.105009" calcext:value-type="float">
            <text:p>0.105009</text:p>
          </table:table-cell>
          <table:table-cell office:value-type="float" office:value="0.259167" calcext:value-type="float">
            <text:p>0.259167</text:p>
          </table:table-cell>
          <table:table-cell office:value-type="float" office:value="0.278749" calcext:value-type="float">
            <text:p>0.278749</text:p>
          </table:table-cell>
          <table:table-cell office:value-type="float" office:value="0.263172" calcext:value-type="float">
            <text:p>0.263172</text:p>
          </table:table-cell>
          <table:table-cell office:value-type="float" office:value="0.218816" calcext:value-type="float">
            <text:p>0.218816</text:p>
          </table:table-cell>
          <table:table-cell office:value-type="float" office:value="0.289024" calcext:value-type="float">
            <text:p>0.289024</text:p>
          </table:table-cell>
          <table:table-cell office:value-type="float" office:value="0.257893" calcext:value-type="float">
            <text:p>0.257893</text:p>
          </table:table-cell>
          <table:table-cell table:number-columns-repeated="17"/>
        </table:table-row>
        <table:table-row table:style-name="ro1">
          <table:table-cell office:value-type="float" office:value="0.103719" calcext:value-type="float">
            <text:p>0.103719</text:p>
          </table:table-cell>
          <table:table-cell office:value-type="float" office:value="0.29124" calcext:value-type="float">
            <text:p>0.29124</text:p>
          </table:table-cell>
          <table:table-cell office:value-type="float" office:value="0.247729" calcext:value-type="float">
            <text:p>0.247729</text:p>
          </table:table-cell>
          <table:table-cell office:value-type="float" office:value="0.243734" calcext:value-type="float">
            <text:p>0.243734</text:p>
          </table:table-cell>
          <table:table-cell office:value-type="float" office:value="0.220414" calcext:value-type="float">
            <text:p>0.220414</text:p>
          </table:table-cell>
          <table:table-cell office:value-type="float" office:value="0.232702" calcext:value-type="float">
            <text:p>0.232702</text:p>
          </table:table-cell>
          <table:table-cell office:value-type="float" office:value="0.207553" calcext:value-type="float">
            <text:p>0.207553</text:p>
          </table:table-cell>
          <table:table-cell table:number-columns-repeated="17"/>
        </table:table-row>
        <table:table-row table:style-name="ro1">
          <table:table-cell office:value-type="float" office:value="0.103893" calcext:value-type="float">
            <text:p>0.103893</text:p>
          </table:table-cell>
          <table:table-cell office:value-type="float" office:value="0.280902" calcext:value-type="float">
            <text:p>0.280902</text:p>
          </table:table-cell>
          <table:table-cell office:value-type="float" office:value="0.312587" calcext:value-type="float">
            <text:p>0.312587</text:p>
          </table:table-cell>
          <table:table-cell office:value-type="float" office:value="0.207852" calcext:value-type="float">
            <text:p>0.207852</text:p>
          </table:table-cell>
          <table:table-cell office:value-type="float" office:value="0.239606" calcext:value-type="float">
            <text:p>0.239606</text:p>
          </table:table-cell>
          <table:table-cell office:value-type="float" office:value="0.204854" calcext:value-type="float">
            <text:p>0.204854</text:p>
          </table:table-cell>
          <table:table-cell office:value-type="float" office:value="0.180387" calcext:value-type="float">
            <text:p>0.180387</text:p>
          </table:table-cell>
          <table:table-cell table:number-columns-repeated="17"/>
        </table:table-row>
        <table:table-row table:style-name="ro1">
          <table:table-cell office:value-type="float" office:value="0.106644" calcext:value-type="float">
            <text:p>0.106644</text:p>
          </table:table-cell>
          <table:table-cell office:value-type="float" office:value="0.27289" calcext:value-type="float">
            <text:p>0.27289</text:p>
          </table:table-cell>
          <table:table-cell office:value-type="float" office:value="0.219716" calcext:value-type="float">
            <text:p>0.219716</text:p>
          </table:table-cell>
          <table:table-cell office:value-type="float" office:value="0.237522" calcext:value-type="float">
            <text:p>0.237522</text:p>
          </table:table-cell>
          <table:table-cell office:value-type="float" office:value="0.257249" calcext:value-type="float">
            <text:p>0.257249</text:p>
          </table:table-cell>
          <table:table-cell office:value-type="float" office:value="0.231725" calcext:value-type="float">
            <text:p>0.231725</text:p>
          </table:table-cell>
          <table:table-cell office:value-type="float" office:value="0.256638" calcext:value-type="float">
            <text:p>0.256638</text:p>
          </table:table-cell>
          <table:table-cell table:number-columns-repeated="17"/>
        </table:table-row>
        <table:table-row table:style-name="ro1">
          <table:table-cell office:value-type="float" office:value="0.104282" calcext:value-type="float">
            <text:p>0.104282</text:p>
          </table:table-cell>
          <table:table-cell office:value-type="float" office:value="0.268823" calcext:value-type="float">
            <text:p>0.268823</text:p>
          </table:table-cell>
          <table:table-cell office:value-type="float" office:value="0.312593" calcext:value-type="float">
            <text:p>0.312593</text:p>
          </table:table-cell>
          <table:table-cell office:value-type="float" office:value="0.290356" calcext:value-type="float">
            <text:p>0.290356</text:p>
          </table:table-cell>
          <table:table-cell office:value-type="float" office:value="0.222542" calcext:value-type="float">
            <text:p>0.222542</text:p>
          </table:table-cell>
          <table:table-cell office:value-type="float" office:value="0.201648" calcext:value-type="float">
            <text:p>0.201648</text:p>
          </table:table-cell>
          <table:table-cell office:value-type="float" office:value="0.242348" calcext:value-type="float">
            <text:p>0.242348</text:p>
          </table:table-cell>
          <table:table-cell table:number-columns-repeated="17"/>
        </table:table-row>
        <table:table-row table:style-name="ro1">
          <table:table-cell office:value-type="float" office:value="0.102535" calcext:value-type="float">
            <text:p>0.102535</text:p>
          </table:table-cell>
          <table:table-cell office:value-type="float" office:value="0.284907" calcext:value-type="float">
            <text:p>0.284907</text:p>
          </table:table-cell>
          <table:table-cell office:value-type="float" office:value="0.228635" calcext:value-type="float">
            <text:p>0.228635</text:p>
          </table:table-cell>
          <table:table-cell office:value-type="float" office:value="0.325426" calcext:value-type="float">
            <text:p>0.325426</text:p>
          </table:table-cell>
          <table:table-cell office:value-type="float" office:value="0.210151" calcext:value-type="float">
            <text:p>0.210151</text:p>
          </table:table-cell>
          <table:table-cell office:value-type="float" office:value="0.254542" calcext:value-type="float">
            <text:p>0.254542</text:p>
          </table:table-cell>
          <table:table-cell office:value-type="float" office:value="0.256102" calcext:value-type="float">
            <text:p>0.256102</text:p>
          </table:table-cell>
          <table:table-cell table:number-columns-repeated="17"/>
        </table:table-row>
        <table:table-row table:style-name="ro1">
          <table:table-cell office:value-type="float" office:value="0.106054" calcext:value-type="float">
            <text:p>0.106054</text:p>
          </table:table-cell>
          <table:table-cell office:value-type="float" office:value="0.237742" calcext:value-type="float">
            <text:p>0.237742</text:p>
          </table:table-cell>
          <table:table-cell office:value-type="float" office:value="0.293278" calcext:value-type="float">
            <text:p>0.293278</text:p>
          </table:table-cell>
          <table:table-cell office:value-type="float" office:value="0.233905" calcext:value-type="float">
            <text:p>0.233905</text:p>
          </table:table-cell>
          <table:table-cell office:value-type="float" office:value="0.213524" calcext:value-type="float">
            <text:p>0.213524</text:p>
          </table:table-cell>
          <table:table-cell office:value-type="float" office:value="0.187503" calcext:value-type="float">
            <text:p>0.187503</text:p>
          </table:table-cell>
          <table:table-cell office:value-type="float" office:value="0.237609" calcext:value-type="float">
            <text:p>0.237609</text:p>
          </table:table-cell>
          <table:table-cell table:number-columns-repeated="17"/>
        </table:table-row>
        <table:table-row table:style-name="ro1">
          <table:table-cell office:value-type="float" office:value="0.103523" calcext:value-type="float">
            <text:p>0.103523</text:p>
          </table:table-cell>
          <table:table-cell office:value-type="float" office:value="0.280319" calcext:value-type="float">
            <text:p>0.280319</text:p>
          </table:table-cell>
          <table:table-cell office:value-type="float" office:value="0.313128" calcext:value-type="float">
            <text:p>0.313128</text:p>
          </table:table-cell>
          <table:table-cell office:value-type="float" office:value="0.256413" calcext:value-type="float">
            <text:p>0.256413</text:p>
          </table:table-cell>
          <table:table-cell office:value-type="float" office:value="0.236558" calcext:value-type="float">
            <text:p>0.236558</text:p>
          </table:table-cell>
          <table:table-cell office:value-type="float" office:value="0.263039" calcext:value-type="float">
            <text:p>0.263039</text:p>
          </table:table-cell>
          <table:table-cell office:value-type="float" office:value="0.212163" calcext:value-type="float">
            <text:p>0.212163</text:p>
          </table:table-cell>
          <table:table-cell table:number-columns-repeated="17"/>
        </table:table-row>
        <table:table-row table:style-name="ro1">
          <table:table-cell office:value-type="float" office:value="0.103198" calcext:value-type="float">
            <text:p>0.103198</text:p>
          </table:table-cell>
          <table:table-cell office:value-type="float" office:value="0.389911" calcext:value-type="float">
            <text:p>0.389911</text:p>
          </table:table-cell>
          <table:table-cell office:value-type="float" office:value="0.333861" calcext:value-type="float">
            <text:p>0.333861</text:p>
          </table:table-cell>
          <table:table-cell office:value-type="float" office:value="0.264204" calcext:value-type="float">
            <text:p>0.264204</text:p>
          </table:table-cell>
          <table:table-cell office:value-type="float" office:value="0.260432" calcext:value-type="float">
            <text:p>0.260432</text:p>
          </table:table-cell>
          <table:table-cell office:value-type="float" office:value="0.275479" calcext:value-type="float">
            <text:p>0.275479</text:p>
          </table:table-cell>
          <table:table-cell office:value-type="float" office:value="0.257658" calcext:value-type="float">
            <text:p>0.257658</text:p>
          </table:table-cell>
          <table:table-cell table:number-columns-repeated="17"/>
        </table:table-row>
        <table:table-row table:style-name="ro1">
          <table:table-cell office:value-type="float" office:value="0.105098" calcext:value-type="float">
            <text:p>0.105098</text:p>
          </table:table-cell>
          <table:table-cell office:value-type="float" office:value="0.259063" calcext:value-type="float">
            <text:p>0.259063</text:p>
          </table:table-cell>
          <table:table-cell office:value-type="float" office:value="0.239669" calcext:value-type="float">
            <text:p>0.239669</text:p>
          </table:table-cell>
          <table:table-cell office:value-type="float" office:value="0.254104" calcext:value-type="float">
            <text:p>0.254104</text:p>
          </table:table-cell>
          <table:table-cell office:value-type="float" office:value="0.228916" calcext:value-type="float">
            <text:p>0.228916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35045" calcext:value-type="float">
            <text:p>0.235045</text:p>
          </table:table-cell>
          <table:table-cell table:number-columns-repeated="17"/>
        </table:table-row>
        <table:table-row table:style-name="ro1">
          <table:table-cell office:value-type="float" office:value="0.105469" calcext:value-type="float">
            <text:p>0.105469</text:p>
          </table:table-cell>
          <table:table-cell office:value-type="float" office:value="0.224202" calcext:value-type="float">
            <text:p>0.224202</text:p>
          </table:table-cell>
          <table:table-cell office:value-type="float" office:value="0.260168" calcext:value-type="float">
            <text:p>0.260168</text:p>
          </table:table-cell>
          <table:table-cell office:value-type="float" office:value="0.235688" calcext:value-type="float">
            <text:p>0.235688</text:p>
          </table:table-cell>
          <table:table-cell office:value-type="float" office:value="0.213345" calcext:value-type="float">
            <text:p>0.213345</text:p>
          </table:table-cell>
          <table:table-cell office:value-type="float" office:value="0.219231" calcext:value-type="float">
            <text:p>0.219231</text:p>
          </table:table-cell>
          <table:table-cell office:value-type="float" office:value="0.236105" calcext:value-type="float">
            <text:p>0.236105</text:p>
          </table:table-cell>
          <table:table-cell table:number-columns-repeated="17"/>
        </table:table-row>
        <table:table-row table:style-name="ro1">
          <table:table-cell office:value-type="float" office:value="0.104291" calcext:value-type="float">
            <text:p>0.104291</text:p>
          </table:table-cell>
          <table:table-cell office:value-type="float" office:value="0.313209" calcext:value-type="float">
            <text:p>0.313209</text:p>
          </table:table-cell>
          <table:table-cell office:value-type="float" office:value="0.28844" calcext:value-type="float">
            <text:p>0.28844</text:p>
          </table:table-cell>
          <table:table-cell office:value-type="float" office:value="0.247121" calcext:value-type="float">
            <text:p>0.247121</text:p>
          </table:table-cell>
          <table:table-cell office:value-type="float" office:value="0.193284" calcext:value-type="float">
            <text:p>0.193284</text:p>
          </table:table-cell>
          <table:table-cell office:value-type="float" office:value="0.239583" calcext:value-type="float">
            <text:p>0.239583</text:p>
          </table:table-cell>
          <table:table-cell office:value-type="float" office:value="0.218212" calcext:value-type="float">
            <text:p>0.218212</text:p>
          </table:table-cell>
          <table:table-cell table:number-columns-repeated="17"/>
        </table:table-row>
        <table:table-row table:style-name="ro1">
          <table:table-cell office:value-type="float" office:value="0.104185" calcext:value-type="float">
            <text:p>0.104185</text:p>
          </table:table-cell>
          <table:table-cell office:value-type="float" office:value="0.301124" calcext:value-type="float">
            <text:p>0.301124</text:p>
          </table:table-cell>
          <table:table-cell office:value-type="float" office:value="0.185124" calcext:value-type="float">
            <text:p>0.185124</text:p>
          </table:table-cell>
          <table:table-cell office:value-type="float" office:value="0.25081" calcext:value-type="float">
            <text:p>0.25081</text:p>
          </table:table-cell>
          <table:table-cell office:value-type="float" office:value="0.251776" calcext:value-type="float">
            <text:p>0.251776</text:p>
          </table:table-cell>
          <table:table-cell office:value-type="float" office:value="0.239011" calcext:value-type="float">
            <text:p>0.239011</text:p>
          </table:table-cell>
          <table:table-cell office:value-type="float" office:value="0.195197" calcext:value-type="float">
            <text:p>0.195197</text:p>
          </table:table-cell>
          <table:table-cell table:number-columns-repeated="17"/>
        </table:table-row>
        <table:table-row table:style-name="ro1">
          <table:table-cell office:value-type="float" office:value="0.10542" calcext:value-type="float">
            <text:p>0.10542</text:p>
          </table:table-cell>
          <table:table-cell office:value-type="float" office:value="0.198789" calcext:value-type="float">
            <text:p>0.198789</text:p>
          </table:table-cell>
          <table:table-cell office:value-type="float" office:value="0.232026" calcext:value-type="float">
            <text:p>0.232026</text:p>
          </table:table-cell>
          <table:table-cell office:value-type="float" office:value="0.252211" calcext:value-type="float">
            <text:p>0.252211</text:p>
          </table:table-cell>
          <table:table-cell office:value-type="float" office:value="0.242447" calcext:value-type="float">
            <text:p>0.242447</text:p>
          </table:table-cell>
          <table:table-cell office:value-type="float" office:value="0.186544" calcext:value-type="float">
            <text:p>0.186544</text:p>
          </table:table-cell>
          <table:table-cell office:value-type="float" office:value="0.19626" calcext:value-type="float">
            <text:p>0.19626</text:p>
          </table:table-cell>
          <table:table-cell table:number-columns-repeated="17"/>
        </table:table-row>
        <table:table-row table:style-name="ro1">
          <table:table-cell office:value-type="float" office:value="0.10426" calcext:value-type="float">
            <text:p>0.10426</text:p>
          </table:table-cell>
          <table:table-cell office:value-type="float" office:value="0.289907" calcext:value-type="float">
            <text:p>0.289907</text:p>
          </table:table-cell>
          <table:table-cell office:value-type="float" office:value="0.196376" calcext:value-type="float">
            <text:p>0.196376</text:p>
          </table:table-cell>
          <table:table-cell office:value-type="float" office:value="0.265588" calcext:value-type="float">
            <text:p>0.265588</text:p>
          </table:table-cell>
          <table:table-cell office:value-type="float" office:value="0.234303" calcext:value-type="float">
            <text:p>0.234303</text:p>
          </table:table-cell>
          <table:table-cell office:value-type="float" office:value="0.213731" calcext:value-type="float">
            <text:p>0.213731</text:p>
          </table:table-cell>
          <table:table-cell office:value-type="float" office:value="0.193031" calcext:value-type="float">
            <text:p>0.193031</text:p>
          </table:table-cell>
          <table:table-cell table:number-columns-repeated="17"/>
        </table:table-row>
        <table:table-row table:style-name="ro1">
          <table:table-cell office:value-type="float" office:value="0.106382" calcext:value-type="float">
            <text:p>0.106382</text:p>
          </table:table-cell>
          <table:table-cell office:value-type="float" office:value="0.290763" calcext:value-type="float">
            <text:p>0.290763</text:p>
          </table:table-cell>
          <table:table-cell office:value-type="float" office:value="0.245459" calcext:value-type="float">
            <text:p>0.245459</text:p>
          </table:table-cell>
          <table:table-cell office:value-type="float" office:value="0.237114" calcext:value-type="float">
            <text:p>0.237114</text:p>
          </table:table-cell>
          <table:table-cell office:value-type="float" office:value="0.180596" calcext:value-type="float">
            <text:p>0.180596</text:p>
          </table:table-cell>
          <table:table-cell office:value-type="float" office:value="0.21165" calcext:value-type="float">
            <text:p>0.21165</text:p>
          </table:table-cell>
          <table:table-cell office:value-type="float" office:value="0.232508" calcext:value-type="float">
            <text:p>0.232508</text:p>
          </table:table-cell>
          <table:table-cell table:number-columns-repeated="17"/>
        </table:table-row>
        <table:table-row table:style-name="ro1">
          <table:table-cell office:value-type="float" office:value="0.105184" calcext:value-type="float">
            <text:p>0.105184</text:p>
          </table:table-cell>
          <table:table-cell office:value-type="float" office:value="0.305804" calcext:value-type="float">
            <text:p>0.305804</text:p>
          </table:table-cell>
          <table:table-cell office:value-type="float" office:value="0.245021" calcext:value-type="float">
            <text:p>0.245021</text:p>
          </table:table-cell>
          <table:table-cell office:value-type="float" office:value="0.293486" calcext:value-type="float">
            <text:p>0.293486</text:p>
          </table:table-cell>
          <table:table-cell office:value-type="float" office:value="0.21154" calcext:value-type="float">
            <text:p>0.21154</text:p>
          </table:table-cell>
          <table:table-cell office:value-type="float" office:value="0.188204" calcext:value-type="float">
            <text:p>0.188204</text:p>
          </table:table-cell>
          <table:table-cell office:value-type="float" office:value="0.213604" calcext:value-type="float">
            <text:p>0.213604</text:p>
          </table:table-cell>
          <table:table-cell table:number-columns-repeated="17"/>
        </table:table-row>
        <table:table-row table:style-name="ro1">
          <table:table-cell office:value-type="float" office:value="0.105085" calcext:value-type="float">
            <text:p>0.105085</text:p>
          </table:table-cell>
          <table:table-cell office:value-type="float" office:value="0.305508" calcext:value-type="float">
            <text:p>0.305508</text:p>
          </table:table-cell>
          <table:table-cell office:value-type="float" office:value="0.291302" calcext:value-type="float">
            <text:p>0.291302</text:p>
          </table:table-cell>
          <table:table-cell office:value-type="float" office:value="0.286258" calcext:value-type="float">
            <text:p>0.286258</text:p>
          </table:table-cell>
          <table:table-cell office:value-type="float" office:value="0.235231" calcext:value-type="float">
            <text:p>0.235231</text:p>
          </table:table-cell>
          <table:table-cell office:value-type="float" office:value="0.196246" calcext:value-type="float">
            <text:p>0.196246</text:p>
          </table:table-cell>
          <table:table-cell office:value-type="float" office:value="0.231348" calcext:value-type="float">
            <text:p>0.231348</text:p>
          </table:table-cell>
          <table:table-cell table:number-columns-repeated="17"/>
        </table:table-row>
        <table:table-row table:style-name="ro1">
          <table:table-cell office:value-type="float" office:value="0.105292" calcext:value-type="float">
            <text:p>0.105292</text:p>
          </table:table-cell>
          <table:table-cell office:value-type="float" office:value="0.292749" calcext:value-type="float">
            <text:p>0.292749</text:p>
          </table:table-cell>
          <table:table-cell office:value-type="float" office:value="0.247785" calcext:value-type="float">
            <text:p>0.247785</text:p>
          </table:table-cell>
          <table:table-cell office:value-type="float" office:value="0.219764" calcext:value-type="float">
            <text:p>0.219764</text:p>
          </table:table-cell>
          <table:table-cell office:value-type="float" office:value="0.208247" calcext:value-type="float">
            <text:p>0.208247</text:p>
          </table:table-cell>
          <table:table-cell office:value-type="float" office:value="0.25413" calcext:value-type="float">
            <text:p>0.25413</text:p>
          </table:table-cell>
          <table:table-cell office:value-type="float" office:value="0.222327" calcext:value-type="float">
            <text:p>0.222327</text:p>
          </table:table-cell>
          <table:table-cell table:number-columns-repeated="17"/>
        </table:table-row>
        <table:table-row table:style-name="ro1">
          <table:table-cell office:value-type="float" office:value="0.105611" calcext:value-type="float">
            <text:p>0.105611</text:p>
          </table:table-cell>
          <table:table-cell office:value-type="float" office:value="0.192799" calcext:value-type="float">
            <text:p>0.192799</text:p>
          </table:table-cell>
          <table:table-cell office:value-type="float" office:value="0.350775" calcext:value-type="float">
            <text:p>0.350775</text:p>
          </table:table-cell>
          <table:table-cell office:value-type="float" office:value="0.331358" calcext:value-type="float">
            <text:p>0.331358</text:p>
          </table:table-cell>
          <table:table-cell office:value-type="float" office:value="0.223496" calcext:value-type="float">
            <text:p>0.223496</text:p>
          </table:table-cell>
          <table:table-cell office:value-type="float" office:value="0.225137" calcext:value-type="float">
            <text:p>0.225137</text:p>
          </table:table-cell>
          <table:table-cell office:value-type="float" office:value="0.20744" calcext:value-type="float">
            <text:p>0.20744</text:p>
          </table:table-cell>
          <table:table-cell table:number-columns-repeated="17"/>
        </table:table-row>
        <table:table-row table:style-name="ro1">
          <table:table-cell office:value-type="float" office:value="0.103216" calcext:value-type="float">
            <text:p>0.103216</text:p>
          </table:table-cell>
          <table:table-cell office:value-type="float" office:value="0.312045" calcext:value-type="float">
            <text:p>0.312045</text:p>
          </table:table-cell>
          <table:table-cell office:value-type="float" office:value="0.263942" calcext:value-type="float">
            <text:p>0.263942</text:p>
          </table:table-cell>
          <table:table-cell office:value-type="float" office:value="0.233455" calcext:value-type="float">
            <text:p>0.233455</text:p>
          </table:table-cell>
          <table:table-cell office:value-type="float" office:value="0.218678" calcext:value-type="float">
            <text:p>0.218678</text:p>
          </table:table-cell>
          <table:table-cell office:value-type="float" office:value="0.200885" calcext:value-type="float">
            <text:p>0.200885</text:p>
          </table:table-cell>
          <table:table-cell office:value-type="float" office:value="0.247823" calcext:value-type="float">
            <text:p>0.247823</text:p>
          </table:table-cell>
          <table:table-cell table:number-columns-repeated="17"/>
        </table:table-row>
        <table:table-row table:style-name="ro1">
          <table:table-cell office:value-type="float" office:value="0.104427" calcext:value-type="float">
            <text:p>0.104427</text:p>
          </table:table-cell>
          <table:table-cell office:value-type="float" office:value="0.30824" calcext:value-type="float">
            <text:p>0.30824</text:p>
          </table:table-cell>
          <table:table-cell office:value-type="float" office:value="0.264643" calcext:value-type="float">
            <text:p>0.264643</text:p>
          </table:table-cell>
          <table:table-cell office:value-type="float" office:value="0.253031" calcext:value-type="float">
            <text:p>0.253031</text:p>
          </table:table-cell>
          <table:table-cell office:value-type="float" office:value="0.256496" calcext:value-type="float">
            <text:p>0.256496</text:p>
          </table:table-cell>
          <table:table-cell office:value-type="float" office:value="0.228703" calcext:value-type="float">
            <text:p>0.228703</text:p>
          </table:table-cell>
          <table:table-cell office:value-type="float" office:value="0.154568" calcext:value-type="float">
            <text:p>0.154568</text:p>
          </table:table-cell>
          <table:table-cell table:number-columns-repeated="17"/>
        </table:table-row>
        <table:table-row table:style-name="ro1">
          <table:table-cell office:value-type="float" office:value="0.103679" calcext:value-type="float">
            <text:p>0.103679</text:p>
          </table:table-cell>
          <table:table-cell office:value-type="float" office:value="0.238458" calcext:value-type="float">
            <text:p>0.238458</text:p>
          </table:table-cell>
          <table:table-cell office:value-type="float" office:value="0.24609" calcext:value-type="float">
            <text:p>0.24609</text:p>
          </table:table-cell>
          <table:table-cell office:value-type="float" office:value="0.308505" calcext:value-type="float">
            <text:p>0.308505</text:p>
          </table:table-cell>
          <table:table-cell office:value-type="float" office:value="0.196304" calcext:value-type="float">
            <text:p>0.196304</text:p>
          </table:table-cell>
          <table:table-cell office:value-type="float" office:value="0.251923" calcext:value-type="float">
            <text:p>0.251923</text:p>
          </table:table-cell>
          <table:table-cell office:value-type="float" office:value="0.237288" calcext:value-type="float">
            <text:p>0.237288</text:p>
          </table:table-cell>
          <table:table-cell table:number-columns-repeated="17"/>
        </table:table-row>
        <table:table-row table:style-name="ro1">
          <table:table-cell office:value-type="float" office:value="0.104285" calcext:value-type="float">
            <text:p>0.104285</text:p>
          </table:table-cell>
          <table:table-cell office:value-type="float" office:value="0.290489" calcext:value-type="float">
            <text:p>0.290489</text:p>
          </table:table-cell>
          <table:table-cell office:value-type="float" office:value="0.301043" calcext:value-type="float">
            <text:p>0.301043</text:p>
          </table:table-cell>
          <table:table-cell office:value-type="float" office:value="0.282096" calcext:value-type="float">
            <text:p>0.282096</text:p>
          </table:table-cell>
          <table:table-cell office:value-type="float" office:value="0.196102" calcext:value-type="float">
            <text:p>0.196102</text:p>
          </table:table-cell>
          <table:table-cell office:value-type="float" office:value="0.22591" calcext:value-type="float">
            <text:p>0.22591</text:p>
          </table:table-cell>
          <table:table-cell office:value-type="float" office:value="0.223809" calcext:value-type="float">
            <text:p>0.223809</text:p>
          </table:table-cell>
          <table:table-cell table:number-columns-repeated="17"/>
        </table:table-row>
        <table:table-row table:style-name="ro1">
          <table:table-cell office:value-type="float" office:value="0.091794" calcext:value-type="float">
            <text:p>0.091794</text:p>
          </table:table-cell>
          <table:table-cell office:value-type="float" office:value="0.261229" calcext:value-type="float">
            <text:p>0.261229</text:p>
          </table:table-cell>
          <table:table-cell office:value-type="float" office:value="0.309364" calcext:value-type="float">
            <text:p>0.309364</text:p>
          </table:table-cell>
          <table:table-cell office:value-type="float" office:value="0.263674" calcext:value-type="float">
            <text:p>0.263674</text:p>
          </table:table-cell>
          <table:table-cell office:value-type="float" office:value="0.216654" calcext:value-type="float">
            <text:p>0.216654</text:p>
          </table:table-cell>
          <table:table-cell office:value-type="float" office:value="0.213011" calcext:value-type="float">
            <text:p>0.213011</text:p>
          </table:table-cell>
          <table:table-cell office:value-type="float" office:value="0.280292" calcext:value-type="float">
            <text:p>0.280292</text:p>
          </table:table-cell>
          <table:table-cell table:number-columns-repeated="17"/>
        </table:table-row>
        <table:table-row table:style-name="ro1">
          <table:table-cell office:value-type="float" office:value="0.10346" calcext:value-type="float">
            <text:p>0.10346</text:p>
          </table:table-cell>
          <table:table-cell office:value-type="float" office:value="0.283414" calcext:value-type="float">
            <text:p>0.283414</text:p>
          </table:table-cell>
          <table:table-cell office:value-type="float" office:value="0.255034" calcext:value-type="float">
            <text:p>0.255034</text:p>
          </table:table-cell>
          <table:table-cell office:value-type="float" office:value="0.216636" calcext:value-type="float">
            <text:p>0.216636</text:p>
          </table:table-cell>
          <table:table-cell office:value-type="float" office:value="0.219673" calcext:value-type="float">
            <text:p>0.219673</text:p>
          </table:table-cell>
          <table:table-cell office:value-type="float" office:value="0.216461" calcext:value-type="float">
            <text:p>0.216461</text:p>
          </table:table-cell>
          <table:table-cell office:value-type="float" office:value="0.271503" calcext:value-type="float">
            <text:p>0.271503</text:p>
          </table:table-cell>
          <table:table-cell table:number-columns-repeated="17"/>
        </table:table-row>
        <table:table-row table:style-name="ro1">
          <table:table-cell office:value-type="float" office:value="0.104731" calcext:value-type="float">
            <text:p>0.104731</text:p>
          </table:table-cell>
          <table:table-cell office:value-type="float" office:value="0.316769" calcext:value-type="float">
            <text:p>0.316769</text:p>
          </table:table-cell>
          <table:table-cell office:value-type="float" office:value="0.196092" calcext:value-type="float">
            <text:p>0.196092</text:p>
          </table:table-cell>
          <table:table-cell office:value-type="float" office:value="0.210922" calcext:value-type="float">
            <text:p>0.210922</text:p>
          </table:table-cell>
          <table:table-cell office:value-type="float" office:value="0.200584" calcext:value-type="float">
            <text:p>0.200584</text:p>
          </table:table-cell>
          <table:table-cell office:value-type="float" office:value="0.249162" calcext:value-type="float">
            <text:p>0.249162</text:p>
          </table:table-cell>
          <table:table-cell office:value-type="float" office:value="0.272066" calcext:value-type="float">
            <text:p>0.272066</text:p>
          </table:table-cell>
          <table:table-cell table:number-columns-repeated="17"/>
        </table:table-row>
        <table:table-row table:style-name="ro1">
          <table:table-cell office:value-type="float" office:value="0.105824" calcext:value-type="float">
            <text:p>0.105824</text:p>
          </table:table-cell>
          <table:table-cell office:value-type="float" office:value="0.307503" calcext:value-type="float">
            <text:p>0.307503</text:p>
          </table:table-cell>
          <table:table-cell office:value-type="float" office:value="0.29302" calcext:value-type="float">
            <text:p>0.29302</text:p>
          </table:table-cell>
          <table:table-cell office:value-type="float" office:value="0.282495" calcext:value-type="float">
            <text:p>0.282495</text:p>
          </table:table-cell>
          <table:table-cell office:value-type="float" office:value="0.213085" calcext:value-type="float">
            <text:p>0.213085</text:p>
          </table:table-cell>
          <table:table-cell office:value-type="float" office:value="0.237282" calcext:value-type="float">
            <text:p>0.237282</text:p>
          </table:table-cell>
          <table:table-cell office:value-type="float" office:value="0.212951" calcext:value-type="float">
            <text:p>0.212951</text:p>
          </table:table-cell>
          <table:table-cell table:number-columns-repeated="17"/>
        </table:table-row>
        <table:table-row table:style-name="ro1">
          <table:table-cell office:value-type="float" office:value="0.102856" calcext:value-type="float">
            <text:p>0.102856</text:p>
          </table:table-cell>
          <table:table-cell office:value-type="float" office:value="0.315052" calcext:value-type="float">
            <text:p>0.315052</text:p>
          </table:table-cell>
          <table:table-cell office:value-type="float" office:value="0.22308" calcext:value-type="float">
            <text:p>0.22308</text:p>
          </table:table-cell>
          <table:table-cell office:value-type="float" office:value="0.253198" calcext:value-type="float">
            <text:p>0.253198</text:p>
          </table:table-cell>
          <table:table-cell office:value-type="float" office:value="0.191663" calcext:value-type="float">
            <text:p>0.191663</text:p>
          </table:table-cell>
          <table:table-cell office:value-type="float" office:value="0.203681" calcext:value-type="float">
            <text:p>0.203681</text:p>
          </table:table-cell>
          <table:table-cell office:value-type="float" office:value="0.241528" calcext:value-type="float">
            <text:p>0.241528</text:p>
          </table:table-cell>
          <table:table-cell table:number-columns-repeated="17"/>
        </table:table-row>
        <table:table-row table:style-name="ro1">
          <table:table-cell office:value-type="float" office:value="0.103057" calcext:value-type="float">
            <text:p>0.103057</text:p>
          </table:table-cell>
          <table:table-cell office:value-type="float" office:value="0.308656" calcext:value-type="float">
            <text:p>0.308656</text:p>
          </table:table-cell>
          <table:table-cell office:value-type="float" office:value="0.235993" calcext:value-type="float">
            <text:p>0.235993</text:p>
          </table:table-cell>
          <table:table-cell office:value-type="float" office:value="0.235059" calcext:value-type="float">
            <text:p>0.235059</text:p>
          </table:table-cell>
          <table:table-cell office:value-type="float" office:value="0.216942" calcext:value-type="float">
            <text:p>0.216942</text:p>
          </table:table-cell>
          <table:table-cell office:value-type="float" office:value="0.239348" calcext:value-type="float">
            <text:p>0.239348</text:p>
          </table:table-cell>
          <table:table-cell office:value-type="float" office:value="0.25253" calcext:value-type="float">
            <text:p>0.25253</text:p>
          </table:table-cell>
          <table:table-cell table:number-columns-repeated="17"/>
        </table:table-row>
        <table:table-row table:style-name="ro1">
          <table:table-cell office:value-type="float" office:value="0.103567" calcext:value-type="float">
            <text:p>0.103567</text:p>
          </table:table-cell>
          <table:table-cell office:value-type="float" office:value="0.268136" calcext:value-type="float">
            <text:p>0.268136</text:p>
          </table:table-cell>
          <table:table-cell office:value-type="float" office:value="0.248793" calcext:value-type="float">
            <text:p>0.248793</text:p>
          </table:table-cell>
          <table:table-cell office:value-type="float" office:value="0.290238" calcext:value-type="float">
            <text:p>0.290238</text:p>
          </table:table-cell>
          <table:table-cell office:value-type="float" office:value="0.216407" calcext:value-type="float">
            <text:p>0.216407</text:p>
          </table:table-cell>
          <table:table-cell office:value-type="float" office:value="0.200224" calcext:value-type="float">
            <text:p>0.200224</text:p>
          </table:table-cell>
          <table:table-cell office:value-type="float" office:value="0.206393" calcext:value-type="float">
            <text:p>0.206393</text:p>
          </table:table-cell>
          <table:table-cell table:number-columns-repeated="17"/>
        </table:table-row>
        <table:table-row table:style-name="ro1">
          <table:table-cell office:value-type="float" office:value="0.103106" calcext:value-type="float">
            <text:p>0.103106</text:p>
          </table:table-cell>
          <table:table-cell office:value-type="float" office:value="0.305627" calcext:value-type="float">
            <text:p>0.305627</text:p>
          </table:table-cell>
          <table:table-cell office:value-type="float" office:value="0.276371" calcext:value-type="float">
            <text:p>0.276371</text:p>
          </table:table-cell>
          <table:table-cell office:value-type="float" office:value="0.22388" calcext:value-type="float">
            <text:p>0.22388</text:p>
          </table:table-cell>
          <table:table-cell office:value-type="float" office:value="0.213686" calcext:value-type="float">
            <text:p>0.213686</text:p>
          </table:table-cell>
          <table:table-cell office:value-type="float" office:value="0.221572" calcext:value-type="float">
            <text:p>0.221572</text:p>
          </table:table-cell>
          <table:table-cell office:value-type="float" office:value="0.239663" calcext:value-type="float">
            <text:p>0.239663</text:p>
          </table:table-cell>
          <table:table-cell table:number-columns-repeated="17"/>
        </table:table-row>
        <table:table-row table:style-name="ro1">
          <table:table-cell office:value-type="float" office:value="0.103353" calcext:value-type="float">
            <text:p>0.103353</text:p>
          </table:table-cell>
          <table:table-cell office:value-type="float" office:value="0.306983" calcext:value-type="float">
            <text:p>0.306983</text:p>
          </table:table-cell>
          <table:table-cell office:value-type="float" office:value="0.269516" calcext:value-type="float">
            <text:p>0.269516</text:p>
          </table:table-cell>
          <table:table-cell office:value-type="float" office:value="0.238582" calcext:value-type="float">
            <text:p>0.238582</text:p>
          </table:table-cell>
          <table:table-cell office:value-type="float" office:value="0.253294" calcext:value-type="float">
            <text:p>0.253294</text:p>
          </table:table-cell>
          <table:table-cell office:value-type="float" office:value="0.261517" calcext:value-type="float">
            <text:p>0.261517</text:p>
          </table:table-cell>
          <table:table-cell office:value-type="float" office:value="0.208998" calcext:value-type="float">
            <text:p>0.208998</text:p>
          </table:table-cell>
          <table:table-cell table:number-columns-repeated="17"/>
        </table:table-row>
        <table:table-row table:style-name="ro1">
          <table:table-cell office:value-type="float" office:value="0.104659" calcext:value-type="float">
            <text:p>0.104659</text:p>
          </table:table-cell>
          <table:table-cell office:value-type="float" office:value="0.303652" calcext:value-type="float">
            <text:p>0.303652</text:p>
          </table:table-cell>
          <table:table-cell office:value-type="float" office:value="0.239733" calcext:value-type="float">
            <text:p>0.239733</text:p>
          </table:table-cell>
          <table:table-cell office:value-type="float" office:value="0.305793" calcext:value-type="float">
            <text:p>0.305793</text:p>
          </table:table-cell>
          <table:table-cell office:value-type="float" office:value="0.280218" calcext:value-type="float">
            <text:p>0.280218</text:p>
          </table:table-cell>
          <table:table-cell office:value-type="float" office:value="0.195374" calcext:value-type="float">
            <text:p>0.195374</text:p>
          </table:table-cell>
          <table:table-cell office:value-type="float" office:value="0.229017" calcext:value-type="float">
            <text:p>0.229017</text:p>
          </table:table-cell>
          <table:table-cell table:number-columns-repeated="17"/>
        </table:table-row>
        <table:table-row table:style-name="ro1">
          <table:table-cell office:value-type="float" office:value="0.105429" calcext:value-type="float">
            <text:p>0.105429</text:p>
          </table:table-cell>
          <table:table-cell office:value-type="float" office:value="0.293375" calcext:value-type="float">
            <text:p>0.293375</text:p>
          </table:table-cell>
          <table:table-cell office:value-type="float" office:value="0.224886" calcext:value-type="float">
            <text:p>0.224886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269374" calcext:value-type="float">
            <text:p>0.269374</text:p>
          </table:table-cell>
          <table:table-cell office:value-type="float" office:value="0.254736" calcext:value-type="float">
            <text:p>0.254736</text:p>
          </table:table-cell>
          <table:table-cell office:value-type="float" office:value="0.177044" calcext:value-type="float">
            <text:p>0.177044</text:p>
          </table:table-cell>
          <table:table-cell table:number-columns-repeated="17"/>
        </table:table-row>
        <table:table-row table:style-name="ro1">
          <table:table-cell office:value-type="float" office:value="0.104306" calcext:value-type="float">
            <text:p>0.104306</text:p>
          </table:table-cell>
          <table:table-cell office:value-type="float" office:value="0.314469" calcext:value-type="float">
            <text:p>0.314469</text:p>
          </table:table-cell>
          <table:table-cell office:value-type="float" office:value="0.281168" calcext:value-type="float">
            <text:p>0.281168</text:p>
          </table:table-cell>
          <table:table-cell office:value-type="float" office:value="0.236352" calcext:value-type="float">
            <text:p>0.236352</text:p>
          </table:table-cell>
          <table:table-cell office:value-type="float" office:value="0.282665" calcext:value-type="float">
            <text:p>0.282665</text:p>
          </table:table-cell>
          <table:table-cell office:value-type="float" office:value="0.265216" calcext:value-type="float">
            <text:p>0.265216</text:p>
          </table:table-cell>
          <table:table-cell office:value-type="float" office:value="0.218912" calcext:value-type="float">
            <text:p>0.218912</text:p>
          </table:table-cell>
          <table:table-cell table:number-columns-repeated="17"/>
        </table:table-row>
        <table:table-row table:style-name="ro1">
          <table:table-cell office:value-type="float" office:value="0.106108" calcext:value-type="float">
            <text:p>0.106108</text:p>
          </table:table-cell>
          <table:table-cell office:value-type="float" office:value="0.307805" calcext:value-type="float">
            <text:p>0.307805</text:p>
          </table:table-cell>
          <table:table-cell office:value-type="float" office:value="0.249145" calcext:value-type="float">
            <text:p>0.249145</text:p>
          </table:table-cell>
          <table:table-cell office:value-type="float" office:value="0.280439" calcext:value-type="float">
            <text:p>0.280439</text:p>
          </table:table-cell>
          <table:table-cell office:value-type="float" office:value="0.284486" calcext:value-type="float">
            <text:p>0.284486</text:p>
          </table:table-cell>
          <table:table-cell office:value-type="float" office:value="0.234557" calcext:value-type="float">
            <text:p>0.234557</text:p>
          </table:table-cell>
          <table:table-cell office:value-type="float" office:value="0.215871" calcext:value-type="float">
            <text:p>0.215871</text:p>
          </table:table-cell>
          <table:table-cell table:number-columns-repeated="17"/>
        </table:table-row>
        <table:table-row table:style-name="ro1">
          <table:table-cell office:value-type="float" office:value="0.106389" calcext:value-type="float">
            <text:p>0.106389</text:p>
          </table:table-cell>
          <table:table-cell office:value-type="float" office:value="0.31057" calcext:value-type="float">
            <text:p>0.31057</text:p>
          </table:table-cell>
          <table:table-cell office:value-type="float" office:value="0.243331" calcext:value-type="float">
            <text:p>0.243331</text:p>
          </table:table-cell>
          <table:table-cell office:value-type="float" office:value="0.219388" calcext:value-type="float">
            <text:p>0.219388</text:p>
          </table:table-cell>
          <table:table-cell office:value-type="float" office:value="0.262423" calcext:value-type="float">
            <text:p>0.262423</text:p>
          </table:table-cell>
          <table:table-cell office:value-type="float" office:value="0.246224" calcext:value-type="float">
            <text:p>0.246224</text:p>
          </table:table-cell>
          <table:table-cell office:value-type="float" office:value="0.239574" calcext:value-type="float">
            <text:p>0.239574</text:p>
          </table:table-cell>
          <table:table-cell table:number-columns-repeated="17"/>
        </table:table-row>
        <table:table-row table:style-name="ro1">
          <table:table-cell office:value-type="float" office:value="0.103846" calcext:value-type="float">
            <text:p>0.103846</text:p>
          </table:table-cell>
          <table:table-cell office:value-type="float" office:value="0.252913" calcext:value-type="float">
            <text:p>0.252913</text:p>
          </table:table-cell>
          <table:table-cell office:value-type="float" office:value="0.302306" calcext:value-type="float">
            <text:p>0.302306</text:p>
          </table:table-cell>
          <table:table-cell office:value-type="float" office:value="0.253291" calcext:value-type="float">
            <text:p>0.253291</text:p>
          </table:table-cell>
          <table:table-cell office:value-type="float" office:value="0.203388" calcext:value-type="float">
            <text:p>0.203388</text:p>
          </table:table-cell>
          <table:table-cell office:value-type="float" office:value="0.171289" calcext:value-type="float">
            <text:p>0.171289</text:p>
          </table:table-cell>
          <table:table-cell office:value-type="float" office:value="0.235686" calcext:value-type="float">
            <text:p>0.235686</text:p>
          </table:table-cell>
          <table:table-cell table:number-columns-repeated="17"/>
        </table:table-row>
        <table:table-row table:style-name="ro1">
          <table:table-cell office:value-type="float" office:value="0.104718" calcext:value-type="float">
            <text:p>0.104718</text:p>
          </table:table-cell>
          <table:table-cell office:value-type="float" office:value="0.24685" calcext:value-type="float">
            <text:p>0.24685</text:p>
          </table:table-cell>
          <table:table-cell office:value-type="float" office:value="0.234289" calcext:value-type="float">
            <text:p>0.234289</text:p>
          </table:table-cell>
          <table:table-cell office:value-type="float" office:value="0.248716" calcext:value-type="float">
            <text:p>0.248716</text:p>
          </table:table-cell>
          <table:table-cell office:value-type="float" office:value="0.207835" calcext:value-type="float">
            <text:p>0.207835</text:p>
          </table:table-cell>
          <table:table-cell office:value-type="float" office:value="0.18284" calcext:value-type="float">
            <text:p>0.18284</text:p>
          </table:table-cell>
          <table:table-cell office:value-type="float" office:value="0.214873" calcext:value-type="float">
            <text:p>0.214873</text:p>
          </table:table-cell>
          <table:table-cell table:number-columns-repeated="17"/>
        </table:table-row>
        <table:table-row table:style-name="ro1">
          <table:table-cell office:value-type="float" office:value="0.105474" calcext:value-type="float">
            <text:p>0.105474</text:p>
          </table:table-cell>
          <table:table-cell office:value-type="float" office:value="0.305476" calcext:value-type="float">
            <text:p>0.305476</text:p>
          </table:table-cell>
          <table:table-cell office:value-type="float" office:value="0.318544" calcext:value-type="float">
            <text:p>0.318544</text:p>
          </table:table-cell>
          <table:table-cell office:value-type="float" office:value="0.224014" calcext:value-type="float">
            <text:p>0.224014</text:p>
          </table:table-cell>
          <table:table-cell office:value-type="float" office:value="0.233184" calcext:value-type="float">
            <text:p>0.233184</text:p>
          </table:table-cell>
          <table:table-cell office:value-type="float" office:value="0.250953" calcext:value-type="float">
            <text:p>0.250953</text:p>
          </table:table-cell>
          <table:table-cell office:value-type="float" office:value="0.207255" calcext:value-type="float">
            <text:p>0.207255</text:p>
          </table:table-cell>
          <table:table-cell table:number-columns-repeated="17"/>
        </table:table-row>
        <table:table-row table:style-name="ro1">
          <table:table-cell office:value-type="float" office:value="0.106657" calcext:value-type="float">
            <text:p>0.106657</text:p>
          </table:table-cell>
          <table:table-cell office:value-type="float" office:value="0.194397" calcext:value-type="float">
            <text:p>0.194397</text:p>
          </table:table-cell>
          <table:table-cell office:value-type="float" office:value="0.266815" calcext:value-type="float">
            <text:p>0.266815</text:p>
          </table:table-cell>
          <table:table-cell office:value-type="float" office:value="0.255877" calcext:value-type="float">
            <text:p>0.255877</text:p>
          </table:table-cell>
          <table:table-cell office:value-type="float" office:value="0.249658" calcext:value-type="float">
            <text:p>0.249658</text:p>
          </table:table-cell>
          <table:table-cell office:value-type="float" office:value="0.208612" calcext:value-type="float">
            <text:p>0.208612</text:p>
          </table:table-cell>
          <table:table-cell office:value-type="float" office:value="0.267066" calcext:value-type="float">
            <text:p>0.267066</text:p>
          </table:table-cell>
          <table:table-cell table:number-columns-repeated="17"/>
        </table:table-row>
        <table:table-row table:style-name="ro1">
          <table:table-cell office:value-type="float" office:value="0.102703" calcext:value-type="float">
            <text:p>0.102703</text:p>
          </table:table-cell>
          <table:table-cell office:value-type="float" office:value="0.304205" calcext:value-type="float">
            <text:p>0.304205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0.289421" calcext:value-type="float">
            <text:p>0.289421</text:p>
          </table:table-cell>
          <table:table-cell office:value-type="float" office:value="0.232468" calcext:value-type="float">
            <text:p>0.232468</text:p>
          </table:table-cell>
          <table:table-cell office:value-type="float" office:value="0.224781" calcext:value-type="float">
            <text:p>0.224781</text:p>
          </table:table-cell>
          <table:table-cell office:value-type="float" office:value="0.211476" calcext:value-type="float">
            <text:p>0.211476</text:p>
          </table:table-cell>
          <table:table-cell table:number-columns-repeated="17"/>
        </table:table-row>
        <table:table-row table:style-name="ro1">
          <table:table-cell office:value-type="float" office:value="0.105358" calcext:value-type="float">
            <text:p>0.105358</text:p>
          </table:table-cell>
          <table:table-cell office:value-type="float" office:value="0.344717" calcext:value-type="float">
            <text:p>0.344717</text:p>
          </table:table-cell>
          <table:table-cell office:value-type="float" office:value="0.169905" calcext:value-type="float">
            <text:p>0.169905</text:p>
          </table:table-cell>
          <table:table-cell office:value-type="float" office:value="0.205491" calcext:value-type="float">
            <text:p>0.205491</text:p>
          </table:table-cell>
          <table:table-cell office:value-type="float" office:value="0.21183" calcext:value-type="float">
            <text:p>0.21183</text:p>
          </table:table-cell>
          <table:table-cell office:value-type="float" office:value="0.244132" calcext:value-type="float">
            <text:p>0.244132</text:p>
          </table:table-cell>
          <table:table-cell office:value-type="float" office:value="0.223222" calcext:value-type="float">
            <text:p>0.223222</text:p>
          </table:table-cell>
          <table:table-cell table:number-columns-repeated="17"/>
        </table:table-row>
        <table:table-row table:style-name="ro1">
          <table:table-cell office:value-type="float" office:value="0.102764" calcext:value-type="float">
            <text:p>0.102764</text:p>
          </table:table-cell>
          <table:table-cell office:value-type="float" office:value="0.341474" calcext:value-type="float">
            <text:p>0.341474</text:p>
          </table:table-cell>
          <table:table-cell office:value-type="float" office:value="0.235823" calcext:value-type="float">
            <text:p>0.235823</text:p>
          </table:table-cell>
          <table:table-cell office:value-type="float" office:value="0.252209" calcext:value-type="float">
            <text:p>0.252209</text:p>
          </table:table-cell>
          <table:table-cell office:value-type="float" office:value="0.193337" calcext:value-type="float">
            <text:p>0.193337</text:p>
          </table:table-cell>
          <table:table-cell office:value-type="float" office:value="0.21605" calcext:value-type="float">
            <text:p>0.21605</text:p>
          </table:table-cell>
          <table:table-cell office:value-type="float" office:value="0.191224" calcext:value-type="float">
            <text:p>0.191224</text:p>
          </table:table-cell>
          <table:table-cell table:number-columns-repeated="17"/>
        </table:table-row>
        <table:table-row table:style-name="ro1">
          <table:table-cell office:value-type="float" office:value="0.103322" calcext:value-type="float">
            <text:p>0.103322</text:p>
          </table:table-cell>
          <table:table-cell office:value-type="float" office:value="0.295581" calcext:value-type="float">
            <text:p>0.295581</text:p>
          </table:table-cell>
          <table:table-cell office:value-type="float" office:value="0.236637" calcext:value-type="float">
            <text:p>0.236637</text:p>
          </table:table-cell>
          <table:table-cell office:value-type="float" office:value="0.281226" calcext:value-type="float">
            <text:p>0.281226</text:p>
          </table:table-cell>
          <table:table-cell office:value-type="float" office:value="0.204711" calcext:value-type="float">
            <text:p>0.204711</text:p>
          </table:table-cell>
          <table:table-cell office:value-type="float" office:value="0.253411" calcext:value-type="float">
            <text:p>0.253411</text:p>
          </table:table-cell>
          <table:table-cell office:value-type="float" office:value="0.242571" calcext:value-type="float">
            <text:p>0.242571</text:p>
          </table:table-cell>
          <table:table-cell table:number-columns-repeated="17"/>
        </table:table-row>
        <table:table-row table:style-name="ro1">
          <table:table-cell office:value-type="float" office:value="0.10324" calcext:value-type="float">
            <text:p>0.10324</text:p>
          </table:table-cell>
          <table:table-cell office:value-type="float" office:value="0.257578" calcext:value-type="float">
            <text:p>0.257578</text:p>
          </table:table-cell>
          <table:table-cell office:value-type="float" office:value="0.300751" calcext:value-type="float">
            <text:p>0.300751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0.21523" calcext:value-type="float">
            <text:p>0.21523</text:p>
          </table:table-cell>
          <table:table-cell office:value-type="float" office:value="0.27032" calcext:value-type="float">
            <text:p>0.27032</text:p>
          </table:table-cell>
          <table:table-cell office:value-type="float" office:value="0.221865" calcext:value-type="float">
            <text:p>0.221865</text:p>
          </table:table-cell>
          <table:table-cell table:number-columns-repeated="17"/>
        </table:table-row>
        <table:table-row table:style-name="ro1">
          <table:table-cell office:value-type="float" office:value="0.104769" calcext:value-type="float">
            <text:p>0.104769</text:p>
          </table:table-cell>
          <table:table-cell office:value-type="float" office:value="0.245392" calcext:value-type="float">
            <text:p>0.245392</text:p>
          </table:table-cell>
          <table:table-cell office:value-type="float" office:value="0.205527" calcext:value-type="float">
            <text:p>0.205527</text:p>
          </table:table-cell>
          <table:table-cell office:value-type="float" office:value="0.270859" calcext:value-type="float">
            <text:p>0.270859</text:p>
          </table:table-cell>
          <table:table-cell office:value-type="float" office:value="0.241758" calcext:value-type="float">
            <text:p>0.241758</text:p>
          </table:table-cell>
          <table:table-cell office:value-type="float" office:value="0.195194" calcext:value-type="float">
            <text:p>0.195194</text:p>
          </table:table-cell>
          <table:table-cell office:value-type="float" office:value="0.210895" calcext:value-type="float">
            <text:p>0.210895</text:p>
          </table:table-cell>
          <table:table-cell table:number-columns-repeated="17"/>
        </table:table-row>
        <table:table-row table:style-name="ro1">
          <table:table-cell office:value-type="float" office:value="0.103444" calcext:value-type="float">
            <text:p>0.103444</text:p>
          </table:table-cell>
          <table:table-cell office:value-type="float" office:value="0.280396" calcext:value-type="float">
            <text:p>0.280396</text:p>
          </table:table-cell>
          <table:table-cell office:value-type="float" office:value="0.227197" calcext:value-type="float">
            <text:p>0.227197</text:p>
          </table:table-cell>
          <table:table-cell office:value-type="float" office:value="0.29874" calcext:value-type="float">
            <text:p>0.29874</text:p>
          </table:table-cell>
          <table:table-cell office:value-type="float" office:value="0.227823" calcext:value-type="float">
            <text:p>0.227823</text:p>
          </table:table-cell>
          <table:table-cell office:value-type="float" office:value="0.235891" calcext:value-type="float">
            <text:p>0.235891</text:p>
          </table:table-cell>
          <table:table-cell office:value-type="float" office:value="0.2221" calcext:value-type="float">
            <text:p>0.2221</text:p>
          </table:table-cell>
          <table:table-cell table:number-columns-repeated="17"/>
        </table:table-row>
        <table:table-row table:style-name="ro1">
          <table:table-cell office:value-type="float" office:value="0.104297" calcext:value-type="float">
            <text:p>0.104297</text:p>
          </table:table-cell>
          <table:table-cell office:value-type="float" office:value="0.322666" calcext:value-type="float">
            <text:p>0.322666</text:p>
          </table:table-cell>
          <table:table-cell office:value-type="float" office:value="0.319351" calcext:value-type="float">
            <text:p>0.319351</text:p>
          </table:table-cell>
          <table:table-cell office:value-type="float" office:value="0.250668" calcext:value-type="float">
            <text:p>0.250668</text:p>
          </table:table-cell>
          <table:table-cell office:value-type="float" office:value="0.215757" calcext:value-type="float">
            <text:p>0.215757</text:p>
          </table:table-cell>
          <table:table-cell office:value-type="float" office:value="0.274417" calcext:value-type="float">
            <text:p>0.274417</text:p>
          </table:table-cell>
          <table:table-cell office:value-type="float" office:value="0.185089" calcext:value-type="float">
            <text:p>0.185089</text:p>
          </table:table-cell>
          <table:table-cell table:number-columns-repeated="17"/>
        </table:table-row>
        <table:table-row table:style-name="ro1">
          <table:table-cell office:value-type="float" office:value="0.103332" calcext:value-type="float">
            <text:p>0.103332</text:p>
          </table:table-cell>
          <table:table-cell office:value-type="float" office:value="0.255767" calcext:value-type="float">
            <text:p>0.255767</text:p>
          </table:table-cell>
          <table:table-cell office:value-type="float" office:value="0.190631" calcext:value-type="float">
            <text:p>0.190631</text:p>
          </table:table-cell>
          <table:table-cell office:value-type="float" office:value="0.270746" calcext:value-type="float">
            <text:p>0.270746</text:p>
          </table:table-cell>
          <table:table-cell office:value-type="float" office:value="0.255175" calcext:value-type="float">
            <text:p>0.255175</text:p>
          </table:table-cell>
          <table:table-cell office:value-type="float" office:value="0.269611" calcext:value-type="float">
            <text:p>0.269611</text:p>
          </table:table-cell>
          <table:table-cell office:value-type="float" office:value="0.245863" calcext:value-type="float">
            <text:p>0.245863</text:p>
          </table:table-cell>
          <table:table-cell table:number-columns-repeated="17"/>
        </table:table-row>
        <table:table-row table:style-name="ro1">
          <table:table-cell office:value-type="float" office:value="0.105182" calcext:value-type="float">
            <text:p>0.105182</text:p>
          </table:table-cell>
          <table:table-cell office:value-type="float" office:value="0.308514" calcext:value-type="float">
            <text:p>0.308514</text:p>
          </table:table-cell>
          <table:table-cell office:value-type="float" office:value="0.281929" calcext:value-type="float">
            <text:p>0.281929</text:p>
          </table:table-cell>
          <table:table-cell office:value-type="float" office:value="0.273602" calcext:value-type="float">
            <text:p>0.273602</text:p>
          </table:table-cell>
          <table:table-cell office:value-type="float" office:value="0.230709" calcext:value-type="float">
            <text:p>0.230709</text:p>
          </table:table-cell>
          <table:table-cell office:value-type="float" office:value="0.275079" calcext:value-type="float">
            <text:p>0.275079</text:p>
          </table:table-cell>
          <table:table-cell office:value-type="float" office:value="0.25702" calcext:value-type="float">
            <text:p>0.25702</text:p>
          </table:table-cell>
          <table:table-cell table:number-columns-repeated="17"/>
        </table:table-row>
        <table:table-row table:style-name="ro1">
          <table:table-cell office:value-type="float" office:value="0.101478" calcext:value-type="float">
            <text:p>0.101478</text:p>
          </table:table-cell>
          <table:table-cell office:value-type="float" office:value="0.228832" calcext:value-type="float">
            <text:p>0.228832</text:p>
          </table:table-cell>
          <table:table-cell office:value-type="float" office:value="0.30774" calcext:value-type="float">
            <text:p>0.30774</text:p>
          </table:table-cell>
          <table:table-cell office:value-type="float" office:value="0.259917" calcext:value-type="float">
            <text:p>0.259917</text:p>
          </table:table-cell>
          <table:table-cell office:value-type="float" office:value="0.205359" calcext:value-type="float">
            <text:p>0.205359</text:p>
          </table:table-cell>
          <table:table-cell office:value-type="float" office:value="0.210968" calcext:value-type="float">
            <text:p>0.210968</text:p>
          </table:table-cell>
          <table:table-cell office:value-type="float" office:value="0.26874" calcext:value-type="float">
            <text:p>0.26874</text:p>
          </table:table-cell>
          <table:table-cell table:number-columns-repeated="17"/>
        </table:table-row>
        <table:table-row table:style-name="ro1">
          <table:table-cell office:value-type="float" office:value="0.104997" calcext:value-type="float">
            <text:p>0.104997</text:p>
          </table:table-cell>
          <table:table-cell office:value-type="float" office:value="0.322292" calcext:value-type="float">
            <text:p>0.322292</text:p>
          </table:table-cell>
          <table:table-cell office:value-type="float" office:value="0.242059" calcext:value-type="float">
            <text:p>0.242059</text:p>
          </table:table-cell>
          <table:table-cell office:value-type="float" office:value="0.259024" calcext:value-type="float">
            <text:p>0.259024</text:p>
          </table:table-cell>
          <table:table-cell office:value-type="float" office:value="0.214949" calcext:value-type="float">
            <text:p>0.214949</text:p>
          </table:table-cell>
          <table:table-cell office:value-type="float" office:value="0.205966" calcext:value-type="float">
            <text:p>0.205966</text:p>
          </table:table-cell>
          <table:table-cell office:value-type="float" office:value="0.197163" calcext:value-type="float">
            <text:p>0.197163</text:p>
          </table:table-cell>
          <table:table-cell table:number-columns-repeated="17"/>
        </table:table-row>
        <table:table-row table:style-name="ro1">
          <table:table-cell office:value-type="float" office:value="0.105683" calcext:value-type="float">
            <text:p>0.105683</text:p>
          </table:table-cell>
          <table:table-cell office:value-type="float" office:value="0.253708" calcext:value-type="float">
            <text:p>0.253708</text:p>
          </table:table-cell>
          <table:table-cell office:value-type="float" office:value="0.241927" calcext:value-type="float">
            <text:p>0.241927</text:p>
          </table:table-cell>
          <table:table-cell office:value-type="float" office:value="0.241196" calcext:value-type="float">
            <text:p>0.241196</text:p>
          </table:table-cell>
          <table:table-cell office:value-type="float" office:value="0.232627" calcext:value-type="float">
            <text:p>0.232627</text:p>
          </table:table-cell>
          <table:table-cell office:value-type="float" office:value="0.205532" calcext:value-type="float">
            <text:p>0.205532</text:p>
          </table:table-cell>
          <table:table-cell office:value-type="float" office:value="0.277757" calcext:value-type="float">
            <text:p>0.277757</text:p>
          </table:table-cell>
          <table:table-cell table:number-columns-repeated="17"/>
        </table:table-row>
        <table:table-row table:style-name="ro1">
          <table:table-cell office:value-type="float" office:value="0.061866" calcext:value-type="float">
            <text:p>0.061866</text:p>
          </table:table-cell>
          <table:table-cell office:value-type="float" office:value="0.272501" calcext:value-type="float">
            <text:p>0.272501</text:p>
          </table:table-cell>
          <table:table-cell office:value-type="float" office:value="0.164127" calcext:value-type="float">
            <text:p>0.164127</text:p>
          </table:table-cell>
          <table:table-cell office:value-type="float" office:value="0.224759" calcext:value-type="float">
            <text:p>0.224759</text:p>
          </table:table-cell>
          <table:table-cell office:value-type="float" office:value="0.238444" calcext:value-type="float">
            <text:p>0.238444</text:p>
          </table:table-cell>
          <table:table-cell office:value-type="float" office:value="0.218199" calcext:value-type="float">
            <text:p>0.218199</text:p>
          </table:table-cell>
          <table:table-cell office:value-type="float" office:value="0.281717" calcext:value-type="float">
            <text:p>0.281717</text:p>
          </table:table-cell>
          <table:table-cell table:number-columns-repeated="17"/>
        </table:table-row>
        <table:table-row table:style-name="ro1">
          <table:table-cell office:value-type="float" office:value="0.067567" calcext:value-type="float">
            <text:p>0.067567</text:p>
          </table:table-cell>
          <table:table-cell office:value-type="float" office:value="0.231927" calcext:value-type="float">
            <text:p>0.231927</text:p>
          </table:table-cell>
          <table:table-cell office:value-type="float" office:value="0.269607" calcext:value-type="float">
            <text:p>0.269607</text:p>
          </table:table-cell>
          <table:table-cell office:value-type="float" office:value="0.203582" calcext:value-type="float">
            <text:p>0.203582</text:p>
          </table:table-cell>
          <table:table-cell office:value-type="float" office:value="0.239563" calcext:value-type="float">
            <text:p>0.239563</text:p>
          </table:table-cell>
          <table:table-cell office:value-type="float" office:value="0.184482" calcext:value-type="float">
            <text:p>0.184482</text:p>
          </table:table-cell>
          <table:table-cell office:value-type="float" office:value="0.235339" calcext:value-type="float">
            <text:p>0.235339</text:p>
          </table:table-cell>
          <table:table-cell table:number-columns-repeated="17"/>
        </table:table-row>
        <table:table-row table:style-name="ro1">
          <table:table-cell office:value-type="float" office:value="0.106103" calcext:value-type="float">
            <text:p>0.106103</text:p>
          </table:table-cell>
          <table:table-cell office:value-type="float" office:value="0.220603" calcext:value-type="float">
            <text:p>0.220603</text:p>
          </table:table-cell>
          <table:table-cell office:value-type="float" office:value="0.279059" calcext:value-type="float">
            <text:p>0.279059</text:p>
          </table:table-cell>
          <table:table-cell office:value-type="float" office:value="0.260259" calcext:value-type="float">
            <text:p>0.260259</text:p>
          </table:table-cell>
          <table:table-cell office:value-type="float" office:value="0.197548" calcext:value-type="float">
            <text:p>0.197548</text:p>
          </table:table-cell>
          <table:table-cell office:value-type="float" office:value="0.205407" calcext:value-type="float">
            <text:p>0.205407</text:p>
          </table:table-cell>
          <table:table-cell office:value-type="float" office:value="0.227651" calcext:value-type="float">
            <text:p>0.227651</text:p>
          </table:table-cell>
          <table:table-cell table:number-columns-repeated="17"/>
        </table:table-row>
        <table:table-row table:style-name="ro1">
          <table:table-cell office:value-type="float" office:value="0.077912" calcext:value-type="float">
            <text:p>0.077912</text:p>
          </table:table-cell>
          <table:table-cell office:value-type="float" office:value="0.300535" calcext:value-type="float">
            <text:p>0.300535</text:p>
          </table:table-cell>
          <table:table-cell office:value-type="float" office:value="0.244847" calcext:value-type="float">
            <text:p>0.244847</text:p>
          </table:table-cell>
          <table:table-cell office:value-type="float" office:value="0.283638" calcext:value-type="float">
            <text:p>0.283638</text:p>
          </table:table-cell>
          <table:table-cell office:value-type="float" office:value="0.277942" calcext:value-type="float">
            <text:p>0.277942</text:p>
          </table:table-cell>
          <table:table-cell office:value-type="float" office:value="0.242457" calcext:value-type="float">
            <text:p>0.242457</text:p>
          </table:table-cell>
          <table:table-cell office:value-type="float" office:value="0.219402" calcext:value-type="float">
            <text:p>0.219402</text:p>
          </table:table-cell>
          <table:table-cell table:number-columns-repeated="17"/>
        </table:table-row>
        <table:table-row table:style-name="ro1">
          <table:table-cell office:value-type="float" office:value="0.096243" calcext:value-type="float">
            <text:p>0.096243</text:p>
          </table:table-cell>
          <table:table-cell office:value-type="float" office:value="0.286346" calcext:value-type="float">
            <text:p>0.286346</text:p>
          </table:table-cell>
          <table:table-cell office:value-type="float" office:value="0.309412" calcext:value-type="float">
            <text:p>0.309412</text:p>
          </table:table-cell>
          <table:table-cell office:value-type="float" office:value="0.188394" calcext:value-type="float">
            <text:p>0.188394</text:p>
          </table:table-cell>
          <table:table-cell office:value-type="float" office:value="0.206999" calcext:value-type="float">
            <text:p>0.206999</text:p>
          </table:table-cell>
          <table:table-cell office:value-type="float" office:value="0.203663" calcext:value-type="float">
            <text:p>0.203663</text:p>
          </table:table-cell>
          <table:table-cell office:value-type="float" office:value="0.276409" calcext:value-type="float">
            <text:p>0.276409</text:p>
          </table:table-cell>
          <table:table-cell table:number-columns-repeated="17"/>
        </table:table-row>
        <table:table-row table:style-name="ro1">
          <table:table-cell office:value-type="float" office:value="0.066206" calcext:value-type="float">
            <text:p>0.066206</text:p>
          </table:table-cell>
          <table:table-cell office:value-type="float" office:value="0.275592" calcext:value-type="float">
            <text:p>0.275592</text:p>
          </table:table-cell>
          <table:table-cell office:value-type="float" office:value="0.304042" calcext:value-type="float">
            <text:p>0.304042</text:p>
          </table:table-cell>
          <table:table-cell office:value-type="float" office:value="0.30314" calcext:value-type="float">
            <text:p>0.30314</text:p>
          </table:table-cell>
          <table:table-cell office:value-type="float" office:value="0.202923" calcext:value-type="float">
            <text:p>0.202923</text:p>
          </table:table-cell>
          <table:table-cell office:value-type="float" office:value="0.247068" calcext:value-type="float">
            <text:p>0.247068</text:p>
          </table:table-cell>
          <table:table-cell office:value-type="float" office:value="0.263997" calcext:value-type="float">
            <text:p>0.263997</text:p>
          </table:table-cell>
          <table:table-cell table:number-columns-repeated="17"/>
        </table:table-row>
        <table:table-row table:style-name="ro1">
          <table:table-cell office:value-type="float" office:value="0.072419" calcext:value-type="float">
            <text:p>0.072419</text:p>
          </table:table-cell>
          <table:table-cell office:value-type="float" office:value="0.225902" calcext:value-type="float">
            <text:p>0.225902</text:p>
          </table:table-cell>
          <table:table-cell office:value-type="float" office:value="0.232392" calcext:value-type="float">
            <text:p>0.232392</text:p>
          </table:table-cell>
          <table:table-cell office:value-type="float" office:value="0.192754" calcext:value-type="float">
            <text:p>0.192754</text:p>
          </table:table-cell>
          <table:table-cell office:value-type="float" office:value="0.195567" calcext:value-type="float">
            <text:p>0.195567</text:p>
          </table:table-cell>
          <table:table-cell office:value-type="float" office:value="0.201606" calcext:value-type="float">
            <text:p>0.201606</text:p>
          </table:table-cell>
          <table:table-cell office:value-type="float" office:value="0.212331" calcext:value-type="float">
            <text:p>0.212331</text:p>
          </table:table-cell>
          <table:table-cell table:number-columns-repeated="17"/>
        </table:table-row>
        <table:table-row table:style-name="ro1">
          <table:table-cell office:value-type="float" office:value="0.069418" calcext:value-type="float">
            <text:p>0.069418</text:p>
          </table:table-cell>
          <table:table-cell office:value-type="float" office:value="0.219445" calcext:value-type="float">
            <text:p>0.219445</text:p>
          </table:table-cell>
          <table:table-cell office:value-type="float" office:value="0.31771" calcext:value-type="float">
            <text:p>0.31771</text:p>
          </table:table-cell>
          <table:table-cell office:value-type="float" office:value="0.293152" calcext:value-type="float">
            <text:p>0.293152</text:p>
          </table:table-cell>
          <table:table-cell office:value-type="float" office:value="0.240993" calcext:value-type="float">
            <text:p>0.240993</text:p>
          </table:table-cell>
          <table:table-cell office:value-type="float" office:value="0.21043" calcext:value-type="float">
            <text:p>0.21043</text:p>
          </table:table-cell>
          <table:table-cell office:value-type="float" office:value="0.212057" calcext:value-type="float">
            <text:p>0.212057</text:p>
          </table:table-cell>
          <table:table-cell table:number-columns-repeated="17"/>
        </table:table-row>
        <table:table-row table:style-name="ro1">
          <table:table-cell office:value-type="float" office:value="0.093568" calcext:value-type="float">
            <text:p>0.093568</text:p>
          </table:table-cell>
          <table:table-cell office:value-type="float" office:value="0.33122" calcext:value-type="float">
            <text:p>0.33122</text:p>
          </table:table-cell>
          <table:table-cell office:value-type="float" office:value="0.326802" calcext:value-type="float">
            <text:p>0.326802</text:p>
          </table:table-cell>
          <table:table-cell office:value-type="float" office:value="0.280299" calcext:value-type="float">
            <text:p>0.280299</text:p>
          </table:table-cell>
          <table:table-cell office:value-type="float" office:value="0.256926" calcext:value-type="float">
            <text:p>0.256926</text:p>
          </table:table-cell>
          <table:table-cell office:value-type="float" office:value="0.212146" calcext:value-type="float">
            <text:p>0.212146</text:p>
          </table:table-cell>
          <table:table-cell office:value-type="float" office:value="0.264047" calcext:value-type="float">
            <text:p>0.264047</text:p>
          </table:table-cell>
          <table:table-cell table:number-columns-repeated="17"/>
        </table:table-row>
        <table:table-row table:style-name="ro1">
          <table:table-cell office:value-type="float" office:value="0.101017" calcext:value-type="float">
            <text:p>0.101017</text:p>
          </table:table-cell>
          <table:table-cell office:value-type="float" office:value="0.31187" calcext:value-type="float">
            <text:p>0.31187</text:p>
          </table:table-cell>
          <table:table-cell office:value-type="float" office:value="0.239372" calcext:value-type="float">
            <text:p>0.239372</text:p>
          </table:table-cell>
          <table:table-cell office:value-type="float" office:value="0.293708" calcext:value-type="float">
            <text:p>0.293708</text:p>
          </table:table-cell>
          <table:table-cell office:value-type="float" office:value="0.247944" calcext:value-type="float">
            <text:p>0.247944</text:p>
          </table:table-cell>
          <table:table-cell office:value-type="float" office:value="0.212719" calcext:value-type="float">
            <text:p>0.212719</text:p>
          </table:table-cell>
          <table:table-cell office:value-type="float" office:value="0.216099" calcext:value-type="float">
            <text:p>0.216099</text:p>
          </table:table-cell>
          <table:table-cell table:number-columns-repeated="17"/>
        </table:table-row>
        <table:table-row table:style-name="ro1">
          <table:table-cell office:value-type="float" office:value="0.075255" calcext:value-type="float">
            <text:p>0.075255</text:p>
          </table:table-cell>
          <table:table-cell office:value-type="float" office:value="0.242768" calcext:value-type="float">
            <text:p>0.242768</text:p>
          </table:table-cell>
          <table:table-cell office:value-type="float" office:value="0.241821" calcext:value-type="float">
            <text:p>0.241821</text:p>
          </table:table-cell>
          <table:table-cell office:value-type="float" office:value="0.30347" calcext:value-type="float">
            <text:p>0.30347</text:p>
          </table:table-cell>
          <table:table-cell office:value-type="float" office:value="0.20635" calcext:value-type="float">
            <text:p>0.20635</text:p>
          </table:table-cell>
          <table:table-cell office:value-type="float" office:value="0.200705" calcext:value-type="float">
            <text:p>0.200705</text:p>
          </table:table-cell>
          <table:table-cell office:value-type="float" office:value="0.258656" calcext:value-type="float">
            <text:p>0.258656</text:p>
          </table:table-cell>
          <table:table-cell table:number-columns-repeated="17"/>
        </table:table-row>
        <table:table-row table:style-name="ro1">
          <table:table-cell office:value-type="float" office:value="0.055481" calcext:value-type="float">
            <text:p>0.055481</text:p>
          </table:table-cell>
          <table:table-cell office:value-type="float" office:value="0.268137" calcext:value-type="float">
            <text:p>0.268137</text:p>
          </table:table-cell>
          <table:table-cell office:value-type="float" office:value="0.234254" calcext:value-type="float">
            <text:p>0.234254</text:p>
          </table:table-cell>
          <table:table-cell office:value-type="float" office:value="0.302963" calcext:value-type="float">
            <text:p>0.302963</text:p>
          </table:table-cell>
          <table:table-cell office:value-type="float" office:value="0.195458" calcext:value-type="float">
            <text:p>0.195458</text:p>
          </table:table-cell>
          <table:table-cell office:value-type="float" office:value="0.214834" calcext:value-type="float">
            <text:p>0.214834</text:p>
          </table:table-cell>
          <table:table-cell office:value-type="float" office:value="0.218977" calcext:value-type="float">
            <text:p>0.218977</text:p>
          </table:table-cell>
          <table:table-cell table:number-columns-repeated="17"/>
        </table:table-row>
        <table:table-row table:style-name="ro1">
          <table:table-cell office:value-type="float" office:value="0.061604" calcext:value-type="float">
            <text:p>0.061604</text:p>
          </table:table-cell>
          <table:table-cell office:value-type="float" office:value="0.266127" calcext:value-type="float">
            <text:p>0.266127</text:p>
          </table:table-cell>
          <table:table-cell office:value-type="float" office:value="0.253569" calcext:value-type="float">
            <text:p>0.253569</text:p>
          </table:table-cell>
          <table:table-cell office:value-type="float" office:value="0.192069" calcext:value-type="float">
            <text:p>0.192069</text:p>
          </table:table-cell>
          <table:table-cell office:value-type="float" office:value="0.268428" calcext:value-type="float">
            <text:p>0.268428</text:p>
          </table:table-cell>
          <table:table-cell office:value-type="float" office:value="0.201468" calcext:value-type="float">
            <text:p>0.201468</text:p>
          </table:table-cell>
          <table:table-cell office:value-type="float" office:value="0.201449" calcext:value-type="float">
            <text:p>0.201449</text:p>
          </table:table-cell>
          <table:table-cell table:number-columns-repeated="17"/>
        </table:table-row>
        <table:table-row table:style-name="ro1">
          <table:table-cell office:value-type="float" office:value="0.062292" calcext:value-type="float">
            <text:p>0.062292</text:p>
          </table:table-cell>
          <table:table-cell office:value-type="float" office:value="0.245752" calcext:value-type="float">
            <text:p>0.245752</text:p>
          </table:table-cell>
          <table:table-cell office:value-type="float" office:value="0.265006" calcext:value-type="float">
            <text:p>0.265006</text:p>
          </table:table-cell>
          <table:table-cell office:value-type="float" office:value="0.301705" calcext:value-type="float">
            <text:p>0.301705</text:p>
          </table:table-cell>
          <table:table-cell office:value-type="float" office:value="0.283391" calcext:value-type="float">
            <text:p>0.283391</text:p>
          </table:table-cell>
          <table:table-cell office:value-type="float" office:value="0.26186" calcext:value-type="float">
            <text:p>0.26186</text:p>
          </table:table-cell>
          <table:table-cell office:value-type="float" office:value="0.221288" calcext:value-type="float">
            <text:p>0.221288</text:p>
          </table:table-cell>
          <table:table-cell table:number-columns-repeated="17"/>
        </table:table-row>
        <table:table-row table:style-name="ro1">
          <table:table-cell office:value-type="float" office:value="0.072451" calcext:value-type="float">
            <text:p>0.072451</text:p>
          </table:table-cell>
          <table:table-cell office:value-type="float" office:value="0.265022" calcext:value-type="float">
            <text:p>0.265022</text:p>
          </table:table-cell>
          <table:table-cell office:value-type="float" office:value="0.345672" calcext:value-type="float">
            <text:p>0.345672</text:p>
          </table:table-cell>
          <table:table-cell office:value-type="float" office:value="0.279893" calcext:value-type="float">
            <text:p>0.279893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229104" calcext:value-type="float">
            <text:p>0.229104</text:p>
          </table:table-cell>
          <table:table-cell office:value-type="float" office:value="0.18765" calcext:value-type="float">
            <text:p>0.18765</text:p>
          </table:table-cell>
          <table:table-cell table:number-columns-repeated="17"/>
        </table:table-row>
        <table:table-row table:style-name="ro1">
          <table:table-cell office:value-type="float" office:value="0.104691" calcext:value-type="float">
            <text:p>0.104691</text:p>
          </table:table-cell>
          <table:table-cell office:value-type="float" office:value="0.267533" calcext:value-type="float">
            <text:p>0.267533</text:p>
          </table:table-cell>
          <table:table-cell office:value-type="float" office:value="0.281252" calcext:value-type="float">
            <text:p>0.281252</text:p>
          </table:table-cell>
          <table:table-cell office:value-type="float" office:value="0.294384" calcext:value-type="float">
            <text:p>0.294384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0.211398" calcext:value-type="float">
            <text:p>0.211398</text:p>
          </table:table-cell>
          <table:table-cell office:value-type="float" office:value="0.286627" calcext:value-type="float">
            <text:p>0.286627</text:p>
          </table:table-cell>
          <table:table-cell table:number-columns-repeated="17"/>
        </table:table-row>
        <table:table-row table:style-name="ro1">
          <table:table-cell office:value-type="float" office:value="0.101367" calcext:value-type="float">
            <text:p>0.101367</text:p>
          </table:table-cell>
          <table:table-cell office:value-type="float" office:value="0.235143" calcext:value-type="float">
            <text:p>0.235143</text:p>
          </table:table-cell>
          <table:table-cell office:value-type="float" office:value="0.227141" calcext:value-type="float">
            <text:p>0.227141</text:p>
          </table:table-cell>
          <table:table-cell office:value-type="float" office:value="0.195084" calcext:value-type="float">
            <text:p>0.195084</text:p>
          </table:table-cell>
          <table:table-cell office:value-type="float" office:value="0.27936" calcext:value-type="float">
            <text:p>0.27936</text:p>
          </table:table-cell>
          <table:table-cell office:value-type="float" office:value="0.226743" calcext:value-type="float">
            <text:p>0.226743</text:p>
          </table:table-cell>
          <table:table-cell office:value-type="float" office:value="0.262739" calcext:value-type="float">
            <text:p>0.262739</text:p>
          </table:table-cell>
          <table:table-cell table:number-columns-repeated="17"/>
        </table:table-row>
        <table:table-row table:style-name="ro1">
          <table:table-cell office:value-type="float" office:value="0.103408" calcext:value-type="float">
            <text:p>0.103408</text:p>
          </table:table-cell>
          <table:table-cell office:value-type="float" office:value="0.263762" calcext:value-type="float">
            <text:p>0.263762</text:p>
          </table:table-cell>
          <table:table-cell office:value-type="float" office:value="0.206592" calcext:value-type="float">
            <text:p>0.206592</text:p>
          </table:table-cell>
          <table:table-cell office:value-type="float" office:value="0.255016" calcext:value-type="float">
            <text:p>0.255016</text:p>
          </table:table-cell>
          <table:table-cell office:value-type="float" office:value="0.187198" calcext:value-type="float">
            <text:p>0.187198</text:p>
          </table:table-cell>
          <table:table-cell office:value-type="float" office:value="0.189141" calcext:value-type="float">
            <text:p>0.189141</text:p>
          </table:table-cell>
          <table:table-cell office:value-type="float" office:value="0.224559" calcext:value-type="float">
            <text:p>0.224559</text:p>
          </table:table-cell>
          <table:table-cell table:number-columns-repeated="17"/>
        </table:table-row>
        <table:table-row table:style-name="ro1">
          <table:table-cell office:value-type="float" office:value="0.103558" calcext:value-type="float">
            <text:p>0.103558</text:p>
          </table:table-cell>
          <table:table-cell office:value-type="float" office:value="0.287477" calcext:value-type="float">
            <text:p>0.287477</text:p>
          </table:table-cell>
          <table:table-cell office:value-type="float" office:value="0.306642" calcext:value-type="float">
            <text:p>0.306642</text:p>
          </table:table-cell>
          <table:table-cell office:value-type="float" office:value="0.294925" calcext:value-type="float">
            <text:p>0.294925</text:p>
          </table:table-cell>
          <table:table-cell office:value-type="float" office:value="0.285192" calcext:value-type="float">
            <text:p>0.285192</text:p>
          </table:table-cell>
          <table:table-cell office:value-type="float" office:value="0.186631" calcext:value-type="float">
            <text:p>0.186631</text:p>
          </table:table-cell>
          <table:table-cell office:value-type="float" office:value="0.216554" calcext:value-type="float">
            <text:p>0.216554</text:p>
          </table:table-cell>
          <table:table-cell table:number-columns-repeated="17"/>
        </table:table-row>
        <table:table-row table:style-name="ro1">
          <table:table-cell office:value-type="float" office:value="0.101981" calcext:value-type="float">
            <text:p>0.101981</text:p>
          </table:table-cell>
          <table:table-cell office:value-type="float" office:value="0.256147" calcext:value-type="float">
            <text:p>0.256147</text:p>
          </table:table-cell>
          <table:table-cell office:value-type="float" office:value="0.284507" calcext:value-type="float">
            <text:p>0.284507</text:p>
          </table:table-cell>
          <table:table-cell office:value-type="float" office:value="0.229823" calcext:value-type="float">
            <text:p>0.229823</text:p>
          </table:table-cell>
          <table:table-cell office:value-type="float" office:value="0.266699" calcext:value-type="float">
            <text:p>0.266699</text:p>
          </table:table-cell>
          <table:table-cell office:value-type="float" office:value="0.231461" calcext:value-type="float">
            <text:p>0.231461</text:p>
          </table:table-cell>
          <table:table-cell office:value-type="float" office:value="0.254" calcext:value-type="float">
            <text:p>0.254</text:p>
          </table:table-cell>
          <table:table-cell table:number-columns-repeated="17"/>
        </table:table-row>
        <table:table-row table:style-name="ro1">
          <table:table-cell office:value-type="float" office:value="0.10482" calcext:value-type="float">
            <text:p>0.10482</text:p>
          </table:table-cell>
          <table:table-cell office:value-type="float" office:value="0.269202" calcext:value-type="float">
            <text:p>0.269202</text:p>
          </table:table-cell>
          <table:table-cell office:value-type="float" office:value="0.244175" calcext:value-type="float">
            <text:p>0.244175</text:p>
          </table:table-cell>
          <table:table-cell office:value-type="float" office:value="0.25327" calcext:value-type="float">
            <text:p>0.25327</text:p>
          </table:table-cell>
          <table:table-cell office:value-type="float" office:value="0.184685" calcext:value-type="float">
            <text:p>0.184685</text:p>
          </table:table-cell>
          <table:table-cell office:value-type="float" office:value="0.246558" calcext:value-type="float">
            <text:p>0.246558</text:p>
          </table:table-cell>
          <table:table-cell office:value-type="float" office:value="0.270925" calcext:value-type="float">
            <text:p>0.270925</text:p>
          </table:table-cell>
          <table:table-cell table:number-columns-repeated="17"/>
        </table:table-row>
        <table:table-row table:style-name="ro1">
          <table:table-cell office:value-type="float" office:value="0.089947" calcext:value-type="float">
            <text:p>0.089947</text:p>
          </table:table-cell>
          <table:table-cell office:value-type="float" office:value="0.216821" calcext:value-type="float">
            <text:p>0.216821</text:p>
          </table:table-cell>
          <table:table-cell office:value-type="float" office:value="0.280949" calcext:value-type="float">
            <text:p>0.280949</text:p>
          </table:table-cell>
          <table:table-cell office:value-type="float" office:value="0.280385" calcext:value-type="float">
            <text:p>0.280385</text:p>
          </table:table-cell>
          <table:table-cell office:value-type="float" office:value="0.21412" calcext:value-type="float">
            <text:p>0.21412</text:p>
          </table:table-cell>
          <table:table-cell office:value-type="float" office:value="0.212657" calcext:value-type="float">
            <text:p>0.212657</text:p>
          </table:table-cell>
          <table:table-cell office:value-type="float" office:value="0.269694" calcext:value-type="float">
            <text:p>0.269694</text:p>
          </table:table-cell>
          <table:table-cell table:number-columns-repeated="17"/>
        </table:table-row>
        <table:table-row table:style-name="ro1">
          <table:table-cell office:value-type="float" office:value="0.072544" calcext:value-type="float">
            <text:p>0.072544</text:p>
          </table:table-cell>
          <table:table-cell office:value-type="float" office:value="0.228354" calcext:value-type="float">
            <text:p>0.228354</text:p>
          </table:table-cell>
          <table:table-cell office:value-type="float" office:value="0.287436" calcext:value-type="float">
            <text:p>0.287436</text:p>
          </table:table-cell>
          <table:table-cell office:value-type="float" office:value="0.231306" calcext:value-type="float">
            <text:p>0.231306</text:p>
          </table:table-cell>
          <table:table-cell office:value-type="float" office:value="0.277129" calcext:value-type="float">
            <text:p>0.277129</text:p>
          </table:table-cell>
          <table:table-cell office:value-type="float" office:value="0.215378" calcext:value-type="float">
            <text:p>0.215378</text:p>
          </table:table-cell>
          <table:table-cell office:value-type="float" office:value="0.22138" calcext:value-type="float">
            <text:p>0.22138</text:p>
          </table:table-cell>
          <table:table-cell table:number-columns-repeated="17"/>
        </table:table-row>
        <table:table-row table:style-name="ro1">
          <table:table-cell office:value-type="float" office:value="0.072974" calcext:value-type="float">
            <text:p>0.072974</text:p>
          </table:table-cell>
          <table:table-cell office:value-type="float" office:value="0.272323" calcext:value-type="float">
            <text:p>0.272323</text:p>
          </table:table-cell>
          <table:table-cell office:value-type="float" office:value="0.295571" calcext:value-type="float">
            <text:p>0.295571</text:p>
          </table:table-cell>
          <table:table-cell office:value-type="float" office:value="0.30536" calcext:value-type="float">
            <text:p>0.30536</text:p>
          </table:table-cell>
          <table:table-cell office:value-type="float" office:value="0.280027" calcext:value-type="float">
            <text:p>0.280027</text:p>
          </table:table-cell>
          <table:table-cell office:value-type="float" office:value="0.188526" calcext:value-type="float">
            <text:p>0.188526</text:p>
          </table:table-cell>
          <table:table-cell office:value-type="float" office:value="0.263245" calcext:value-type="float">
            <text:p>0.263245</text:p>
          </table:table-cell>
          <table:table-cell table:number-columns-repeated="17"/>
        </table:table-row>
        <table:table-row table:style-name="ro1">
          <table:table-cell office:value-type="float" office:value="0.104915" calcext:value-type="float">
            <text:p>0.104915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40949" calcext:value-type="float">
            <text:p>0.240949</text:p>
          </table:table-cell>
          <table:table-cell office:value-type="float" office:value="0.192895" calcext:value-type="float">
            <text:p>0.192895</text:p>
          </table:table-cell>
          <table:table-cell office:value-type="float" office:value="0.262183" calcext:value-type="float">
            <text:p>0.262183</text:p>
          </table:table-cell>
          <table:table-cell office:value-type="float" office:value="0.214008" calcext:value-type="float">
            <text:p>0.214008</text:p>
          </table:table-cell>
          <table:table-cell office:value-type="float" office:value="0.25804" calcext:value-type="float">
            <text:p>0.25804</text:p>
          </table:table-cell>
          <table:table-cell table:number-columns-repeated="17"/>
        </table:table-row>
        <table:table-row table:style-name="ro1">
          <table:table-cell office:value-type="float" office:value="0.087755" calcext:value-type="float">
            <text:p>0.087755</text:p>
          </table:table-cell>
          <table:table-cell office:value-type="float" office:value="0.239224" calcext:value-type="float">
            <text:p>0.239224</text:p>
          </table:table-cell>
          <table:table-cell office:value-type="float" office:value="0.255244" calcext:value-type="float">
            <text:p>0.255244</text:p>
          </table:table-cell>
          <table:table-cell office:value-type="float" office:value="0.210222" calcext:value-type="float">
            <text:p>0.210222</text:p>
          </table:table-cell>
          <table:table-cell office:value-type="float" office:value="0.265363" calcext:value-type="float">
            <text:p>0.265363</text:p>
          </table:table-cell>
          <table:table-cell office:value-type="float" office:value="0.19856" calcext:value-type="float">
            <text:p>0.19856</text:p>
          </table:table-cell>
          <table:table-cell office:value-type="float" office:value="0.256084" calcext:value-type="float">
            <text:p>0.256084</text:p>
          </table:table-cell>
          <table:table-cell table:number-columns-repeated="17"/>
        </table:table-row>
        <table:table-row table:style-name="ro1">
          <table:table-cell office:value-type="float" office:value="0.092385" calcext:value-type="float">
            <text:p>0.092385</text:p>
          </table:table-cell>
          <table:table-cell office:value-type="float" office:value="0.285289" calcext:value-type="float">
            <text:p>0.285289</text:p>
          </table:table-cell>
          <table:table-cell office:value-type="float" office:value="0.307145" calcext:value-type="float">
            <text:p>0.307145</text:p>
          </table:table-cell>
          <table:table-cell office:value-type="float" office:value="0.247012" calcext:value-type="float">
            <text:p>0.247012</text:p>
          </table:table-cell>
          <table:table-cell office:value-type="float" office:value="0.199752" calcext:value-type="float">
            <text:p>0.199752</text:p>
          </table:table-cell>
          <table:table-cell office:value-type="float" office:value="0.200438" calcext:value-type="float">
            <text:p>0.200438</text:p>
          </table:table-cell>
          <table:table-cell office:value-type="float" office:value="0.218111" calcext:value-type="float">
            <text:p>0.218111</text:p>
          </table:table-cell>
          <table:table-cell table:number-columns-repeated="17"/>
        </table:table-row>
        <table:table-row table:style-name="ro1">
          <table:table-cell office:value-type="float" office:value="0.064805" calcext:value-type="float">
            <text:p>0.064805</text:p>
          </table:table-cell>
          <table:table-cell office:value-type="float" office:value="0.225507" calcext:value-type="float">
            <text:p>0.225507</text:p>
          </table:table-cell>
          <table:table-cell office:value-type="float" office:value="0.262836" calcext:value-type="float">
            <text:p>0.262836</text:p>
          </table:table-cell>
          <table:table-cell office:value-type="float" office:value="0.246613" calcext:value-type="float">
            <text:p>0.246613</text:p>
          </table:table-cell>
          <table:table-cell office:value-type="float" office:value="0.24211" calcext:value-type="float">
            <text:p>0.24211</text:p>
          </table:table-cell>
          <table:table-cell office:value-type="float" office:value="0.197213" calcext:value-type="float">
            <text:p>0.197213</text:p>
          </table:table-cell>
          <table:table-cell office:value-type="float" office:value="0.246399" calcext:value-type="float">
            <text:p>0.246399</text:p>
          </table:table-cell>
          <table:table-cell table:number-columns-repeated="17"/>
        </table:table-row>
        <table:table-row table:style-name="ro1">
          <table:table-cell office:value-type="float" office:value="0.060155" calcext:value-type="float">
            <text:p>0.060155</text:p>
          </table:table-cell>
          <table:table-cell office:value-type="float" office:value="0.258919" calcext:value-type="float">
            <text:p>0.258919</text:p>
          </table:table-cell>
          <table:table-cell office:value-type="float" office:value="0.279935" calcext:value-type="float">
            <text:p>0.279935</text:p>
          </table:table-cell>
          <table:table-cell office:value-type="float" office:value="0.261694" calcext:value-type="float">
            <text:p>0.261694</text:p>
          </table:table-cell>
          <table:table-cell office:value-type="float" office:value="0.266006" calcext:value-type="float">
            <text:p>0.266006</text:p>
          </table:table-cell>
          <table:table-cell office:value-type="float" office:value="0.235176" calcext:value-type="float">
            <text:p>0.235176</text:p>
          </table:table-cell>
          <table:table-cell office:value-type="float" office:value="0.197299" calcext:value-type="float">
            <text:p>0.197299</text:p>
          </table:table-cell>
          <table:table-cell table:number-columns-repeated="17"/>
        </table:table-row>
        <table:table-row table:style-name="ro1">
          <table:table-cell office:value-type="float" office:value="0.074654" calcext:value-type="float">
            <text:p>0.074654</text:p>
          </table:table-cell>
          <table:table-cell office:value-type="float" office:value="0.247022" calcext:value-type="float">
            <text:p>0.247022</text:p>
          </table:table-cell>
          <table:table-cell office:value-type="float" office:value="0.222093" calcext:value-type="float">
            <text:p>0.222093</text:p>
          </table:table-cell>
          <table:table-cell office:value-type="float" office:value="0.208681" calcext:value-type="float">
            <text:p>0.208681</text:p>
          </table:table-cell>
          <table:table-cell office:value-type="float" office:value="0.268657" calcext:value-type="float">
            <text:p>0.268657</text:p>
          </table:table-cell>
          <table:table-cell office:value-type="float" office:value="0.194782" calcext:value-type="float">
            <text:p>0.194782</text:p>
          </table:table-cell>
          <table:table-cell office:value-type="float" office:value="0.182265" calcext:value-type="float">
            <text:p>0.182265</text:p>
          </table:table-cell>
          <table:table-cell table:number-columns-repeated="17"/>
        </table:table-row>
        <table:table-row table:style-name="ro1">
          <table:table-cell office:value-type="float" office:value="0.071972" calcext:value-type="float">
            <text:p>0.071972</text:p>
          </table:table-cell>
          <table:table-cell office:value-type="float" office:value="0.281229" calcext:value-type="float">
            <text:p>0.281229</text:p>
          </table:table-cell>
          <table:table-cell office:value-type="float" office:value="0.222496" calcext:value-type="float">
            <text:p>0.222496</text:p>
          </table:table-cell>
          <table:table-cell office:value-type="float" office:value="0.215731" calcext:value-type="float">
            <text:p>0.215731</text:p>
          </table:table-cell>
          <table:table-cell office:value-type="float" office:value="0.265902" calcext:value-type="float">
            <text:p>0.265902</text:p>
          </table:table-cell>
          <table:table-cell office:value-type="float" office:value="0.181309" calcext:value-type="float">
            <text:p>0.181309</text:p>
          </table:table-cell>
          <table:table-cell office:value-type="float" office:value="0.169295" calcext:value-type="float">
            <text:p>0.169295</text:p>
          </table:table-cell>
          <table:table-cell table:number-columns-repeated="17"/>
        </table:table-row>
        <table:table-row table:style-name="ro1">
          <table:table-cell office:value-type="float" office:value="0.056471" calcext:value-type="float">
            <text:p>0.056471</text:p>
          </table:table-cell>
          <table:table-cell office:value-type="float" office:value="0.264952" calcext:value-type="float">
            <text:p>0.264952</text:p>
          </table:table-cell>
          <table:table-cell office:value-type="float" office:value="0.236294" calcext:value-type="float">
            <text:p>0.236294</text:p>
          </table:table-cell>
          <table:table-cell office:value-type="float" office:value="0.227102" calcext:value-type="float">
            <text:p>0.227102</text:p>
          </table:table-cell>
          <table:table-cell office:value-type="float" office:value="0.263513" calcext:value-type="float">
            <text:p>0.263513</text:p>
          </table:table-cell>
          <table:table-cell office:value-type="float" office:value="0.234417" calcext:value-type="float">
            <text:p>0.234417</text:p>
          </table:table-cell>
          <table:table-cell office:value-type="float" office:value="0.248454" calcext:value-type="float">
            <text:p>0.248454</text:p>
          </table:table-cell>
          <table:table-cell table:number-columns-repeated="17"/>
        </table:table-row>
        <table:table-row table:style-name="ro1">
          <table:table-cell office:value-type="float" office:value="0.091319" calcext:value-type="float">
            <text:p>0.091319</text:p>
          </table:table-cell>
          <table:table-cell office:value-type="float" office:value="0.231096" calcext:value-type="float">
            <text:p>0.231096</text:p>
          </table:table-cell>
          <table:table-cell office:value-type="float" office:value="0.257095" calcext:value-type="float">
            <text:p>0.257095</text:p>
          </table:table-cell>
          <table:table-cell office:value-type="float" office:value="0.24767" calcext:value-type="float">
            <text:p>0.24767</text:p>
          </table:table-cell>
          <table:table-cell office:value-type="float" office:value="0.284555" calcext:value-type="float">
            <text:p>0.284555</text:p>
          </table:table-cell>
          <table:table-cell office:value-type="float" office:value="0.213704" calcext:value-type="float">
            <text:p>0.213704</text:p>
          </table:table-cell>
          <table:table-cell office:value-type="float" office:value="0.195398" calcext:value-type="float">
            <text:p>0.195398</text:p>
          </table:table-cell>
          <table:table-cell table:number-columns-repeated="17"/>
        </table:table-row>
        <table:table-row table:style-name="ro1">
          <table:table-cell office:value-type="float" office:value="0.06156" calcext:value-type="float">
            <text:p>0.06156</text:p>
          </table:table-cell>
          <table:table-cell office:value-type="float" office:value="0.328025" calcext:value-type="float">
            <text:p>0.328025</text:p>
          </table:table-cell>
          <table:table-cell office:value-type="float" office:value="0.276235" calcext:value-type="float">
            <text:p>0.276235</text:p>
          </table:table-cell>
          <table:table-cell office:value-type="float" office:value="0.28916" calcext:value-type="float">
            <text:p>0.28916</text:p>
          </table:table-cell>
          <table:table-cell office:value-type="float" office:value="0.267392" calcext:value-type="float">
            <text:p>0.267392</text:p>
          </table:table-cell>
          <table:table-cell office:value-type="float" office:value="0.20851" calcext:value-type="float">
            <text:p>0.20851</text:p>
          </table:table-cell>
          <table:table-cell office:value-type="float" office:value="0.228036" calcext:value-type="float">
            <text:p>0.228036</text:p>
          </table:table-cell>
          <table:table-cell table:number-columns-repeated="17"/>
        </table:table-row>
        <table:table-row table:style-name="ro1">
          <table:table-cell office:value-type="float" office:value="0.090015" calcext:value-type="float">
            <text:p>0.090015</text:p>
          </table:table-cell>
          <table:table-cell office:value-type="float" office:value="0.251676" calcext:value-type="float">
            <text:p>0.251676</text:p>
          </table:table-cell>
          <table:table-cell office:value-type="float" office:value="0.28477" calcext:value-type="float">
            <text:p>0.28477</text:p>
          </table:table-cell>
          <table:table-cell office:value-type="float" office:value="0.263713" calcext:value-type="float">
            <text:p>0.263713</text:p>
          </table:table-cell>
          <table:table-cell office:value-type="float" office:value="0.273301" calcext:value-type="float">
            <text:p>0.273301</text:p>
          </table:table-cell>
          <table:table-cell office:value-type="float" office:value="0.17232" calcext:value-type="float">
            <text:p>0.17232</text:p>
          </table:table-cell>
          <table:table-cell office:value-type="float" office:value="0.207622" calcext:value-type="float">
            <text:p>0.207622</text:p>
          </table:table-cell>
          <table:table-cell table:number-columns-repeated="17"/>
        </table:table-row>
        <table:table-row table:style-name="ro1">
          <table:table-cell office:value-type="float" office:value="0.083364" calcext:value-type="float">
            <text:p>0.083364</text:p>
          </table:table-cell>
          <table:table-cell office:value-type="float" office:value="0.283395" calcext:value-type="float">
            <text:p>0.283395</text:p>
          </table:table-cell>
          <table:table-cell office:value-type="float" office:value="0.308436" calcext:value-type="float">
            <text:p>0.308436</text:p>
          </table:table-cell>
          <table:table-cell office:value-type="float" office:value="0.268656" calcext:value-type="float">
            <text:p>0.268656</text:p>
          </table:table-cell>
          <table:table-cell office:value-type="float" office:value="0.269182" calcext:value-type="float">
            <text:p>0.269182</text:p>
          </table:table-cell>
          <table:table-cell office:value-type="float" office:value="0.257756" calcext:value-type="float">
            <text:p>0.257756</text:p>
          </table:table-cell>
          <table:table-cell office:value-type="float" office:value="0.210073" calcext:value-type="float">
            <text:p>0.210073</text:p>
          </table:table-cell>
          <table:table-cell table:number-columns-repeated="17"/>
        </table:table-row>
        <table:table-row table:style-name="ro1">
          <table:table-cell office:value-type="float" office:value="0.074761" calcext:value-type="float">
            <text:p>0.074761</text:p>
          </table:table-cell>
          <table:table-cell office:value-type="float" office:value="0.249984" calcext:value-type="float">
            <text:p>0.249984</text:p>
          </table:table-cell>
          <table:table-cell office:value-type="float" office:value="0.294064" calcext:value-type="float">
            <text:p>0.294064</text:p>
          </table:table-cell>
          <table:table-cell office:value-type="float" office:value="0.295447" calcext:value-type="float">
            <text:p>0.295447</text:p>
          </table:table-cell>
          <table:table-cell office:value-type="float" office:value="0.262471" calcext:value-type="float">
            <text:p>0.262471</text:p>
          </table:table-cell>
          <table:table-cell office:value-type="float" office:value="0.204396" calcext:value-type="float">
            <text:p>0.204396</text:p>
          </table:table-cell>
          <table:table-cell office:value-type="float" office:value="0.26054" calcext:value-type="float">
            <text:p>0.26054</text:p>
          </table:table-cell>
          <table:table-cell table:number-columns-repeated="17"/>
        </table:table-row>
        <table:table-row table:style-name="ro1">
          <table:table-cell office:value-type="float" office:value="0.104343" calcext:value-type="float">
            <text:p>0.104343</text:p>
          </table:table-cell>
          <table:table-cell office:value-type="float" office:value="0.268709" calcext:value-type="float">
            <text:p>0.268709</text:p>
          </table:table-cell>
          <table:table-cell office:value-type="float" office:value="0.328273" calcext:value-type="float">
            <text:p>0.328273</text:p>
          </table:table-cell>
          <table:table-cell office:value-type="float" office:value="0.238057" calcext:value-type="float">
            <text:p>0.238057</text:p>
          </table:table-cell>
          <table:table-cell office:value-type="float" office:value="0.267428" calcext:value-type="float">
            <text:p>0.267428</text:p>
          </table:table-cell>
          <table:table-cell office:value-type="float" office:value="0.259138" calcext:value-type="float">
            <text:p>0.259138</text:p>
          </table:table-cell>
          <table:table-cell office:value-type="float" office:value="0.211802" calcext:value-type="float">
            <text:p>0.211802</text:p>
          </table:table-cell>
          <table:table-cell table:number-columns-repeated="17"/>
        </table:table-row>
        <table:table-row table:style-name="ro1">
          <table:table-cell office:value-type="float" office:value="0.066923" calcext:value-type="float">
            <text:p>0.066923</text:p>
          </table:table-cell>
          <table:table-cell office:value-type="float" office:value="0.280559" calcext:value-type="float">
            <text:p>0.280559</text:p>
          </table:table-cell>
          <table:table-cell office:value-type="float" office:value="0.267946" calcext:value-type="float">
            <text:p>0.267946</text:p>
          </table:table-cell>
          <table:table-cell office:value-type="float" office:value="0.233529" calcext:value-type="float">
            <text:p>0.233529</text:p>
          </table:table-cell>
          <table:table-cell office:value-type="float" office:value="0.277891" calcext:value-type="float">
            <text:p>0.277891</text:p>
          </table:table-cell>
          <table:table-cell office:value-type="float" office:value="0.193248" calcext:value-type="float">
            <text:p>0.193248</text:p>
          </table:table-cell>
          <table:table-cell office:value-type="float" office:value="0.188227" calcext:value-type="float">
            <text:p>0.188227</text:p>
          </table:table-cell>
          <table:table-cell table:number-columns-repeated="17"/>
        </table:table-row>
        <table:table-row table:style-name="ro1">
          <table:table-cell office:value-type="float" office:value="0.08009" calcext:value-type="float">
            <text:p>0.08009</text:p>
          </table:table-cell>
          <table:table-cell office:value-type="float" office:value="0.234906" calcext:value-type="float">
            <text:p>0.234906</text:p>
          </table:table-cell>
          <table:table-cell office:value-type="float" office:value="0.299973" calcext:value-type="float">
            <text:p>0.299973</text:p>
          </table:table-cell>
          <table:table-cell office:value-type="float" office:value="0.213654" calcext:value-type="float">
            <text:p>0.213654</text:p>
          </table:table-cell>
          <table:table-cell office:value-type="float" office:value="0.223868" calcext:value-type="float">
            <text:p>0.223868</text:p>
          </table:table-cell>
          <table:table-cell office:value-type="float" office:value="0.22853" calcext:value-type="float">
            <text:p>0.22853</text:p>
          </table:table-cell>
          <table:table-cell office:value-type="float" office:value="0.194306" calcext:value-type="float">
            <text:p>0.194306</text:p>
          </table:table-cell>
          <table:table-cell table:number-columns-repeated="17"/>
        </table:table-row>
        <table:table-row table:style-name="ro1">
          <table:table-cell office:value-type="float" office:value="0.090576" calcext:value-type="float">
            <text:p>0.090576</text:p>
          </table:table-cell>
          <table:table-cell office:value-type="float" office:value="0.389482" calcext:value-type="float">
            <text:p>0.389482</text:p>
          </table:table-cell>
          <table:table-cell office:value-type="float" office:value="0.220772" calcext:value-type="float">
            <text:p>0.220772</text:p>
          </table:table-cell>
          <table:table-cell office:value-type="float" office:value="0.283663" calcext:value-type="float">
            <text:p>0.283663</text:p>
          </table:table-cell>
          <table:table-cell office:value-type="float" office:value="0.205025" calcext:value-type="float">
            <text:p>0.205025</text:p>
          </table:table-cell>
          <table:table-cell office:value-type="float" office:value="0.226708" calcext:value-type="float">
            <text:p>0.226708</text:p>
          </table:table-cell>
          <table:table-cell office:value-type="float" office:value="0.241839" calcext:value-type="float">
            <text:p>0.241839</text:p>
          </table:table-cell>
          <table:table-cell table:number-columns-repeated="17"/>
        </table:table-row>
        <table:table-row table:style-name="ro1">
          <table:table-cell office:value-type="float" office:value="0.074907" calcext:value-type="float">
            <text:p>0.074907</text:p>
          </table:table-cell>
          <table:table-cell office:value-type="float" office:value="0.226883" calcext:value-type="float">
            <text:p>0.226883</text:p>
          </table:table-cell>
          <table:table-cell office:value-type="float" office:value="0.225077" calcext:value-type="float">
            <text:p>0.225077</text:p>
          </table:table-cell>
          <table:table-cell office:value-type="float" office:value="0.239018" calcext:value-type="float">
            <text:p>0.239018</text:p>
          </table:table-cell>
          <table:table-cell office:value-type="float" office:value="0.237422" calcext:value-type="float">
            <text:p>0.237422</text:p>
          </table:table-cell>
          <table:table-cell office:value-type="float" office:value="0.199886" calcext:value-type="float">
            <text:p>0.199886</text:p>
          </table:table-cell>
          <table:table-cell office:value-type="float" office:value="0.2405" calcext:value-type="float">
            <text:p>0.2405</text:p>
          </table:table-cell>
          <table:table-cell table:number-columns-repeated="17"/>
        </table:table-row>
        <table:table-row table:style-name="ro1">
          <table:table-cell office:value-type="float" office:value="0.068935" calcext:value-type="float">
            <text:p>0.068935</text:p>
          </table:table-cell>
          <table:table-cell office:value-type="float" office:value="0.258051" calcext:value-type="float">
            <text:p>0.258051</text:p>
          </table:table-cell>
          <table:table-cell office:value-type="float" office:value="0.199858" calcext:value-type="float">
            <text:p>0.199858</text:p>
          </table:table-cell>
          <table:table-cell office:value-type="float" office:value="0.267162" calcext:value-type="float">
            <text:p>0.267162</text:p>
          </table:table-cell>
          <table:table-cell office:value-type="float" office:value="0.277273" calcext:value-type="float">
            <text:p>0.277273</text:p>
          </table:table-cell>
          <table:table-cell office:value-type="float" office:value="0.190479" calcext:value-type="float">
            <text:p>0.190479</text:p>
          </table:table-cell>
          <table:table-cell office:value-type="float" office:value="0.270418" calcext:value-type="float">
            <text:p>0.270418</text:p>
          </table:table-cell>
          <table:table-cell table:number-columns-repeated="17"/>
        </table:table-row>
        <table:table-row table:style-name="ro1">
          <table:table-cell office:value-type="float" office:value="0.063047" calcext:value-type="float">
            <text:p>0.063047</text:p>
          </table:table-cell>
          <table:table-cell office:value-type="float" office:value="0.229785" calcext:value-type="float">
            <text:p>0.229785</text:p>
          </table:table-cell>
          <table:table-cell office:value-type="float" office:value="0.296053" calcext:value-type="float">
            <text:p>0.296053</text:p>
          </table:table-cell>
          <table:table-cell office:value-type="float" office:value="0.296351" calcext:value-type="float">
            <text:p>0.296351</text:p>
          </table:table-cell>
          <table:table-cell office:value-type="float" office:value="0.269402" calcext:value-type="float">
            <text:p>0.269402</text:p>
          </table:table-cell>
          <table:table-cell office:value-type="float" office:value="0.257953" calcext:value-type="float">
            <text:p>0.257953</text:p>
          </table:table-cell>
          <table:table-cell office:value-type="float" office:value="0.247145" calcext:value-type="float">
            <text:p>0.247145</text:p>
          </table:table-cell>
          <table:table-cell table:number-columns-repeated="17"/>
        </table:table-row>
        <table:table-row table:style-name="ro1">
          <table:table-cell office:value-type="float" office:value="0.061649" calcext:value-type="float">
            <text:p>0.061649</text:p>
          </table:table-cell>
          <table:table-cell office:value-type="float" office:value="0.231306" calcext:value-type="float">
            <text:p>0.231306</text:p>
          </table:table-cell>
          <table:table-cell office:value-type="float" office:value="0.298961" calcext:value-type="float">
            <text:p>0.298961</text:p>
          </table:table-cell>
          <table:table-cell office:value-type="float" office:value="0.303162" calcext:value-type="float">
            <text:p>0.303162</text:p>
          </table:table-cell>
          <table:table-cell office:value-type="float" office:value="0.266606" calcext:value-type="float">
            <text:p>0.266606</text:p>
          </table:table-cell>
          <table:table-cell office:value-type="float" office:value="0.215284" calcext:value-type="float">
            <text:p>0.215284</text:p>
          </table:table-cell>
          <table:table-cell office:value-type="float" office:value="0.243165" calcext:value-type="float">
            <text:p>0.243165</text:p>
          </table:table-cell>
          <table:table-cell table:number-columns-repeated="17"/>
        </table:table-row>
        <table:table-row table:style-name="ro1">
          <table:table-cell office:value-type="float" office:value="0.067829" calcext:value-type="float">
            <text:p>0.067829</text:p>
          </table:table-cell>
          <table:table-cell office:value-type="float" office:value="0.255357" calcext:value-type="float">
            <text:p>0.255357</text:p>
          </table:table-cell>
          <table:table-cell office:value-type="float" office:value="0.295275" calcext:value-type="float">
            <text:p>0.295275</text:p>
          </table:table-cell>
          <table:table-cell office:value-type="float" office:value="0.297149" calcext:value-type="float">
            <text:p>0.297149</text:p>
          </table:table-cell>
          <table:table-cell office:value-type="float" office:value="0.282768" calcext:value-type="float">
            <text:p>0.282768</text:p>
          </table:table-cell>
          <table:table-cell office:value-type="float" office:value="0.202565" calcext:value-type="float">
            <text:p>0.202565</text:p>
          </table:table-cell>
          <table:table-cell office:value-type="float" office:value="0.193532" calcext:value-type="float">
            <text:p>0.193532</text:p>
          </table:table-cell>
          <table:table-cell table:number-columns-repeated="17"/>
        </table:table-row>
        <table:table-row table:style-name="ro1">
          <table:table-cell office:value-type="float" office:value="0.105176" calcext:value-type="float">
            <text:p>0.105176</text:p>
          </table:table-cell>
          <table:table-cell office:value-type="float" office:value="0.275008" calcext:value-type="float">
            <text:p>0.275008</text:p>
          </table:table-cell>
          <table:table-cell office:value-type="float" office:value="0.24477" calcext:value-type="float">
            <text:p>0.24477</text:p>
          </table:table-cell>
          <table:table-cell office:value-type="float" office:value="0.283828" calcext:value-type="float">
            <text:p>0.283828</text:p>
          </table:table-cell>
          <table:table-cell office:value-type="float" office:value="0.281545" calcext:value-type="float">
            <text:p>0.281545</text:p>
          </table:table-cell>
          <table:table-cell office:value-type="float" office:value="0.207598" calcext:value-type="float">
            <text:p>0.207598</text:p>
          </table:table-cell>
          <table:table-cell office:value-type="float" office:value="0.189889" calcext:value-type="float">
            <text:p>0.189889</text:p>
          </table:table-cell>
          <table:table-cell table:number-columns-repeated="17"/>
        </table:table-row>
        <table:table-row table:style-name="ro1">
          <table:table-cell office:value-type="float" office:value="0.0955" calcext:value-type="float">
            <text:p>0.0955</text:p>
          </table:table-cell>
          <table:table-cell office:value-type="float" office:value="0.183774" calcext:value-type="float">
            <text:p>0.183774</text:p>
          </table:table-cell>
          <table:table-cell office:value-type="float" office:value="0.221376" calcext:value-type="float">
            <text:p>0.221376</text:p>
          </table:table-cell>
          <table:table-cell office:value-type="float" office:value="0.229286" calcext:value-type="float">
            <text:p>0.229286</text:p>
          </table:table-cell>
          <table:table-cell office:value-type="float" office:value="0.280925" calcext:value-type="float">
            <text:p>0.280925</text:p>
          </table:table-cell>
          <table:table-cell office:value-type="float" office:value="0.192251" calcext:value-type="float">
            <text:p>0.192251</text:p>
          </table:table-cell>
          <table:table-cell office:value-type="float" office:value="0.212899" calcext:value-type="float">
            <text:p>0.212899</text:p>
          </table:table-cell>
          <table:table-cell table:number-columns-repeated="17"/>
        </table:table-row>
        <table:table-row table:style-name="ro1">
          <table:table-cell office:value-type="float" office:value="0.105135" calcext:value-type="float">
            <text:p>0.105135</text:p>
          </table:table-cell>
          <table:table-cell office:value-type="float" office:value="0.28282" calcext:value-type="float">
            <text:p>0.28282</text:p>
          </table:table-cell>
          <table:table-cell office:value-type="float" office:value="0.180703" calcext:value-type="float">
            <text:p>0.180703</text:p>
          </table:table-cell>
          <table:table-cell office:value-type="float" office:value="0.279896" calcext:value-type="float">
            <text:p>0.279896</text:p>
          </table:table-cell>
          <table:table-cell office:value-type="float" office:value="0.27091" calcext:value-type="float">
            <text:p>0.27091</text:p>
          </table:table-cell>
          <table:table-cell office:value-type="float" office:value="0.264048" calcext:value-type="float">
            <text:p>0.264048</text:p>
          </table:table-cell>
          <table:table-cell office:value-type="float" office:value="0.252379" calcext:value-type="float">
            <text:p>0.252379</text:p>
          </table:table-cell>
          <table:table-cell table:number-columns-repeated="17"/>
        </table:table-row>
        <table:table-row table:style-name="ro1">
          <table:table-cell office:value-type="float" office:value="0.06573" calcext:value-type="float">
            <text:p>0.06573</text:p>
          </table:table-cell>
          <table:table-cell office:value-type="float" office:value="0.259099" calcext:value-type="float">
            <text:p>0.259099</text:p>
          </table:table-cell>
          <table:table-cell office:value-type="float" office:value="0.334346" calcext:value-type="float">
            <text:p>0.334346</text:p>
          </table:table-cell>
          <table:table-cell office:value-type="float" office:value="0.29987" calcext:value-type="float">
            <text:p>0.29987</text:p>
          </table:table-cell>
          <table:table-cell office:value-type="float" office:value="0.284357" calcext:value-type="float">
            <text:p>0.284357</text:p>
          </table:table-cell>
          <table:table-cell office:value-type="float" office:value="0.194889" calcext:value-type="float">
            <text:p>0.194889</text:p>
          </table:table-cell>
          <table:table-cell office:value-type="float" office:value="0.247667" calcext:value-type="float">
            <text:p>0.247667</text:p>
          </table:table-cell>
          <table:table-cell table:number-columns-repeated="17"/>
        </table:table-row>
        <table:table-row table:style-name="ro1">
          <table:table-cell office:value-type="float" office:value="0.10606" calcext:value-type="float">
            <text:p>0.10606</text:p>
          </table:table-cell>
          <table:table-cell office:value-type="float" office:value="0.235723" calcext:value-type="float">
            <text:p>0.235723</text:p>
          </table:table-cell>
          <table:table-cell office:value-type="float" office:value="0.340099" calcext:value-type="float">
            <text:p>0.340099</text:p>
          </table:table-cell>
          <table:table-cell office:value-type="float" office:value="0.297571" calcext:value-type="float">
            <text:p>0.297571</text:p>
          </table:table-cell>
          <table:table-cell office:value-type="float" office:value="0.26892" calcext:value-type="float">
            <text:p>0.26892</text:p>
          </table:table-cell>
          <table:table-cell office:value-type="float" office:value="0.201313" calcext:value-type="float">
            <text:p>0.201313</text:p>
          </table:table-cell>
          <table:table-cell office:value-type="float" office:value="0.245453" calcext:value-type="float">
            <text:p>0.245453</text:p>
          </table:table-cell>
          <table:table-cell table:number-columns-repeated="17"/>
        </table:table-row>
        <table:table-row table:style-name="ro1">
          <table:table-cell office:value-type="float" office:value="0.105294" calcext:value-type="float">
            <text:p>0.105294</text:p>
          </table:table-cell>
          <table:table-cell office:value-type="float" office:value="0.290102" calcext:value-type="float">
            <text:p>0.290102</text:p>
          </table:table-cell>
          <table:table-cell office:value-type="float" office:value="0.256801" calcext:value-type="float">
            <text:p>0.256801</text:p>
          </table:table-cell>
          <table:table-cell office:value-type="float" office:value="0.290115" calcext:value-type="float">
            <text:p>0.290115</text:p>
          </table:table-cell>
          <table:table-cell office:value-type="float" office:value="0.281095" calcext:value-type="float">
            <text:p>0.281095</text:p>
          </table:table-cell>
          <table:table-cell office:value-type="float" office:value="0.184447" calcext:value-type="float">
            <text:p>0.184447</text:p>
          </table:table-cell>
          <table:table-cell office:value-type="float" office:value="0.212215" calcext:value-type="float">
            <text:p>0.212215</text:p>
          </table:table-cell>
          <table:table-cell table:number-columns-repeated="17"/>
        </table:table-row>
        <table:table-row table:style-name="ro1">
          <table:table-cell office:value-type="float" office:value="0.066849" calcext:value-type="float">
            <text:p>0.066849</text:p>
          </table:table-cell>
          <table:table-cell office:value-type="float" office:value="0.337183" calcext:value-type="float">
            <text:p>0.337183</text:p>
          </table:table-cell>
          <table:table-cell office:value-type="float" office:value="0.251346" calcext:value-type="float">
            <text:p>0.251346</text:p>
          </table:table-cell>
          <table:table-cell office:value-type="float" office:value="0.293639" calcext:value-type="float">
            <text:p>0.293639</text:p>
          </table:table-cell>
          <table:table-cell office:value-type="float" office:value="0.271377" calcext:value-type="float">
            <text:p>0.271377</text:p>
          </table:table-cell>
          <table:table-cell office:value-type="float" office:value="0.214536" calcext:value-type="float">
            <text:p>0.214536</text:p>
          </table:table-cell>
          <table:table-cell office:value-type="float" office:value="0.247555" calcext:value-type="float">
            <text:p>0.247555</text:p>
          </table:table-cell>
          <table:table-cell table:number-columns-repeated="17"/>
        </table:table-row>
        <table:table-row table:style-name="ro1">
          <table:table-cell office:value-type="float" office:value="0.072076" calcext:value-type="float">
            <text:p>0.072076</text:p>
          </table:table-cell>
          <table:table-cell office:value-type="float" office:value="0.313612" calcext:value-type="float">
            <text:p>0.313612</text:p>
          </table:table-cell>
          <table:table-cell office:value-type="float" office:value="0.256739" calcext:value-type="float">
            <text:p>0.256739</text:p>
          </table:table-cell>
          <table:table-cell office:value-type="float" office:value="0.282483" calcext:value-type="float">
            <text:p>0.282483</text:p>
          </table:table-cell>
          <table:table-cell office:value-type="float" office:value="0.228399" calcext:value-type="float">
            <text:p>0.228399</text:p>
          </table:table-cell>
          <table:table-cell office:value-type="float" office:value="0.196708" calcext:value-type="float">
            <text:p>0.196708</text:p>
          </table:table-cell>
          <table:table-cell office:value-type="float" office:value="0.208532" calcext:value-type="float">
            <text:p>0.208532</text:p>
          </table:table-cell>
          <table:table-cell table:number-columns-repeated="17"/>
        </table:table-row>
        <table:table-row table:style-name="ro1">
          <table:table-cell office:value-type="float" office:value="0.098812" calcext:value-type="float">
            <text:p>0.098812</text:p>
          </table:table-cell>
          <table:table-cell office:value-type="float" office:value="0.296892" calcext:value-type="float">
            <text:p>0.296892</text:p>
          </table:table-cell>
          <table:table-cell office:value-type="float" office:value="0.294477" calcext:value-type="float">
            <text:p>0.294477</text:p>
          </table:table-cell>
          <table:table-cell office:value-type="float" office:value="0.236138" calcext:value-type="float">
            <text:p>0.236138</text:p>
          </table:table-cell>
          <table:table-cell office:value-type="float" office:value="0.264964" calcext:value-type="float">
            <text:p>0.264964</text:p>
          </table:table-cell>
          <table:table-cell office:value-type="float" office:value="0.211115" calcext:value-type="float">
            <text:p>0.211115</text:p>
          </table:table-cell>
          <table:table-cell office:value-type="float" office:value="0.225103" calcext:value-type="float">
            <text:p>0.225103</text:p>
          </table:table-cell>
          <table:table-cell table:number-columns-repeated="17"/>
        </table:table-row>
        <table:table-row table:style-name="ro1">
          <table:table-cell office:value-type="float" office:value="0.100951" calcext:value-type="float">
            <text:p>0.100951</text:p>
          </table:table-cell>
          <table:table-cell office:value-type="float" office:value="0.275842" calcext:value-type="float">
            <text:p>0.275842</text:p>
          </table:table-cell>
          <table:table-cell office:value-type="float" office:value="0.290161" calcext:value-type="float">
            <text:p>0.290161</text:p>
          </table:table-cell>
          <table:table-cell office:value-type="float" office:value="0.297923" calcext:value-type="float">
            <text:p>0.297923</text:p>
          </table:table-cell>
          <table:table-cell office:value-type="float" office:value="0.284407" calcext:value-type="float">
            <text:p>0.284407</text:p>
          </table:table-cell>
          <table:table-cell office:value-type="float" office:value="0.271413" calcext:value-type="float">
            <text:p>0.271413</text:p>
          </table:table-cell>
          <table:table-cell office:value-type="float" office:value="0.205937" calcext:value-type="float">
            <text:p>0.205937</text:p>
          </table:table-cell>
          <table:table-cell table:number-columns-repeated="17"/>
        </table:table-row>
        <table:table-row table:style-name="ro1">
          <table:table-cell office:value-type="float" office:value="0.078878" calcext:value-type="float">
            <text:p>0.078878</text:p>
          </table:table-cell>
          <table:table-cell office:value-type="float" office:value="0.232858" calcext:value-type="float">
            <text:p>0.232858</text:p>
          </table:table-cell>
          <table:table-cell office:value-type="float" office:value="0.285609" calcext:value-type="float">
            <text:p>0.285609</text:p>
          </table:table-cell>
          <table:table-cell office:value-type="float" office:value="0.179761" calcext:value-type="float">
            <text:p>0.179761</text:p>
          </table:table-cell>
          <table:table-cell office:value-type="float" office:value="0.276339" calcext:value-type="float">
            <text:p>0.276339</text:p>
          </table:table-cell>
          <table:table-cell office:value-type="float" office:value="0.259572" calcext:value-type="float">
            <text:p>0.259572</text:p>
          </table:table-cell>
          <table:table-cell office:value-type="float" office:value="0.224803" calcext:value-type="float">
            <text:p>0.224803</text:p>
          </table:table-cell>
          <table:table-cell table:number-columns-repeated="17"/>
        </table:table-row>
        <table:table-row table:style-name="ro1">
          <table:table-cell office:value-type="float" office:value="0.089265" calcext:value-type="float">
            <text:p>0.089265</text:p>
          </table:table-cell>
          <table:table-cell office:value-type="float" office:value="0.287535" calcext:value-type="float">
            <text:p>0.287535</text:p>
          </table:table-cell>
          <table:table-cell office:value-type="float" office:value="0.157234" calcext:value-type="float">
            <text:p>0.157234</text:p>
          </table:table-cell>
          <table:table-cell office:value-type="float" office:value="0.227281" calcext:value-type="float">
            <text:p>0.227281</text:p>
          </table:table-cell>
          <table:table-cell office:value-type="float" office:value="0.267643" calcext:value-type="float">
            <text:p>0.267643</text:p>
          </table:table-cell>
          <table:table-cell office:value-type="float" office:value="0.258888" calcext:value-type="float">
            <text:p>0.258888</text:p>
          </table:table-cell>
          <table:table-cell office:value-type="float" office:value="0.213288" calcext:value-type="float">
            <text:p>0.213288</text:p>
          </table:table-cell>
          <table:table-cell table:number-columns-repeated="17"/>
        </table:table-row>
        <table:table-row table:style-name="ro1">
          <table:table-cell office:value-type="float" office:value="0.0809" calcext:value-type="float">
            <text:p>0.0809</text:p>
          </table:table-cell>
          <table:table-cell office:value-type="float" office:value="0.257754" calcext:value-type="float">
            <text:p>0.257754</text:p>
          </table:table-cell>
          <table:table-cell office:value-type="float" office:value="0.274233" calcext:value-type="float">
            <text:p>0.274233</text:p>
          </table:table-cell>
          <table:table-cell office:value-type="float" office:value="0.242726" calcext:value-type="float">
            <text:p>0.242726</text:p>
          </table:table-cell>
          <table:table-cell office:value-type="float" office:value="0.285602" calcext:value-type="float">
            <text:p>0.285602</text:p>
          </table:table-cell>
          <table:table-cell office:value-type="float" office:value="0.214535" calcext:value-type="float">
            <text:p>0.214535</text:p>
          </table:table-cell>
          <table:table-cell office:value-type="float" office:value="0.220339" calcext:value-type="float">
            <text:p>0.220339</text:p>
          </table:table-cell>
          <table:table-cell table:number-columns-repeated="17"/>
        </table:table-row>
        <table:table-row table:style-name="ro1">
          <table:table-cell office:value-type="float" office:value="0.076626" calcext:value-type="float">
            <text:p>0.076626</text:p>
          </table:table-cell>
          <table:table-cell office:value-type="float" office:value="0.262961" calcext:value-type="float">
            <text:p>0.262961</text:p>
          </table:table-cell>
          <table:table-cell office:value-type="float" office:value="0.243527" calcext:value-type="float">
            <text:p>0.243527</text:p>
          </table:table-cell>
          <table:table-cell office:value-type="float" office:value="0.226695" calcext:value-type="float">
            <text:p>0.226695</text:p>
          </table:table-cell>
          <table:table-cell office:value-type="float" office:value="0.234196" calcext:value-type="float">
            <text:p>0.234196</text:p>
          </table:table-cell>
          <table:table-cell office:value-type="float" office:value="0.224002" calcext:value-type="float">
            <text:p>0.224002</text:p>
          </table:table-cell>
          <table:table-cell office:value-type="float" office:value="0.218206" calcext:value-type="float">
            <text:p>0.218206</text:p>
          </table:table-cell>
          <table:table-cell table:number-columns-repeated="17"/>
        </table:table-row>
        <table:table-row table:style-name="ro1">
          <table:table-cell office:value-type="float" office:value="0.079119" calcext:value-type="float">
            <text:p>0.079119</text:p>
          </table:table-cell>
          <table:table-cell office:value-type="float" office:value="0.312005" calcext:value-type="float">
            <text:p>0.312005</text:p>
          </table:table-cell>
          <table:table-cell office:value-type="float" office:value="0.262784" calcext:value-type="float">
            <text:p>0.262784</text:p>
          </table:table-cell>
          <table:table-cell office:value-type="float" office:value="0.219817" calcext:value-type="float">
            <text:p>0.219817</text:p>
          </table:table-cell>
          <table:table-cell office:value-type="float" office:value="0.279449" calcext:value-type="float">
            <text:p>0.279449</text:p>
          </table:table-cell>
          <table:table-cell office:value-type="float" office:value="0.22488" calcext:value-type="float">
            <text:p>0.22488</text:p>
          </table:table-cell>
          <table:table-cell office:value-type="float" office:value="0.212372" calcext:value-type="float">
            <text:p>0.212372</text:p>
          </table:table-cell>
          <table:table-cell table:number-columns-repeated="17"/>
        </table:table-row>
        <table:table-row table:style-name="ro1">
          <table:table-cell office:value-type="float" office:value="0.104086" calcext:value-type="float">
            <text:p>0.104086</text:p>
          </table:table-cell>
          <table:table-cell office:value-type="float" office:value="0.344233" calcext:value-type="float">
            <text:p>0.344233</text:p>
          </table:table-cell>
          <table:table-cell office:value-type="float" office:value="0.231238" calcext:value-type="float">
            <text:p>0.231238</text:p>
          </table:table-cell>
          <table:table-cell office:value-type="float" office:value="0.276334" calcext:value-type="float">
            <text:p>0.276334</text:p>
          </table:table-cell>
          <table:table-cell office:value-type="float" office:value="0.204075" calcext:value-type="float">
            <text:p>0.204075</text:p>
          </table:table-cell>
          <table:table-cell office:value-type="float" office:value="0.228938" calcext:value-type="float">
            <text:p>0.228938</text:p>
          </table:table-cell>
          <table:table-cell office:value-type="float" office:value="0.203882" calcext:value-type="float">
            <text:p>0.203882</text:p>
          </table:table-cell>
          <table:table-cell table:number-columns-repeated="17"/>
        </table:table-row>
        <table:table-row table:style-name="ro1">
          <table:table-cell office:value-type="float" office:value="0.080739" calcext:value-type="float">
            <text:p>0.080739</text:p>
          </table:table-cell>
          <table:table-cell office:value-type="float" office:value="0.268524" calcext:value-type="float">
            <text:p>0.268524</text:p>
          </table:table-cell>
          <table:table-cell office:value-type="float" office:value="0.208975" calcext:value-type="float">
            <text:p>0.208975</text:p>
          </table:table-cell>
          <table:table-cell office:value-type="float" office:value="0.291205" calcext:value-type="float">
            <text:p>0.291205</text:p>
          </table:table-cell>
          <table:table-cell office:value-type="float" office:value="0.268985" calcext:value-type="float">
            <text:p>0.268985</text:p>
          </table:table-cell>
          <table:table-cell office:value-type="float" office:value="0.248356" calcext:value-type="float">
            <text:p>0.248356</text:p>
          </table:table-cell>
          <table:table-cell office:value-type="float" office:value="0.225548" calcext:value-type="float">
            <text:p>0.225548</text:p>
          </table:table-cell>
          <table:table-cell table:number-columns-repeated="17"/>
        </table:table-row>
        <table:table-row table:style-name="ro1">
          <table:table-cell office:value-type="float" office:value="0.093368" calcext:value-type="float">
            <text:p>0.093368</text:p>
          </table:table-cell>
          <table:table-cell office:value-type="float" office:value="0.238905" calcext:value-type="float">
            <text:p>0.238905</text:p>
          </table:table-cell>
          <table:table-cell office:value-type="float" office:value="0.212643" calcext:value-type="float">
            <text:p>0.212643</text:p>
          </table:table-cell>
          <table:table-cell office:value-type="float" office:value="0.230427" calcext:value-type="float">
            <text:p>0.230427</text:p>
          </table:table-cell>
          <table:table-cell office:value-type="float" office:value="0.269973" calcext:value-type="float">
            <text:p>0.269973</text:p>
          </table:table-cell>
          <table:table-cell office:value-type="float" office:value="0.272948" calcext:value-type="float">
            <text:p>0.272948</text:p>
          </table:table-cell>
          <table:table-cell office:value-type="float" office:value="0.251326" calcext:value-type="float">
            <text:p>0.251326</text:p>
          </table:table-cell>
          <table:table-cell table:number-columns-repeated="17"/>
        </table:table-row>
        <table:table-row table:style-name="ro1">
          <table:table-cell office:value-type="float" office:value="0.06735" calcext:value-type="float">
            <text:p>0.06735</text:p>
          </table:table-cell>
          <table:table-cell office:value-type="float" office:value="0.237698" calcext:value-type="float">
            <text:p>0.237698</text:p>
          </table:table-cell>
          <table:table-cell office:value-type="float" office:value="0.31778" calcext:value-type="float">
            <text:p>0.31778</text:p>
          </table:table-cell>
          <table:table-cell office:value-type="float" office:value="0.262528" calcext:value-type="float">
            <text:p>0.262528</text:p>
          </table:table-cell>
          <table:table-cell office:value-type="float" office:value="0.27548" calcext:value-type="float">
            <text:p>0.27548</text:p>
          </table:table-cell>
          <table:table-cell office:value-type="float" office:value="0.200956" calcext:value-type="float">
            <text:p>0.200956</text:p>
          </table:table-cell>
          <table:table-cell office:value-type="float" office:value="0.165461" calcext:value-type="float">
            <text:p>0.165461</text:p>
          </table:table-cell>
          <table:table-cell table:number-columns-repeated="17"/>
        </table:table-row>
        <table:table-row table:style-name="ro1">
          <table:table-cell office:value-type="float" office:value="0.104301" calcext:value-type="float">
            <text:p>0.104301</text:p>
          </table:table-cell>
          <table:table-cell office:value-type="float" office:value="0.212449" calcext:value-type="float">
            <text:p>0.212449</text:p>
          </table:table-cell>
          <table:table-cell office:value-type="float" office:value="0.262704" calcext:value-type="float">
            <text:p>0.262704</text:p>
          </table:table-cell>
          <table:table-cell office:value-type="float" office:value="0.163239" calcext:value-type="float">
            <text:p>0.163239</text:p>
          </table:table-cell>
          <table:table-cell office:value-type="float" office:value="0.281693" calcext:value-type="float">
            <text:p>0.281693</text:p>
          </table:table-cell>
          <table:table-cell office:value-type="float" office:value="0.242155" calcext:value-type="float">
            <text:p>0.242155</text:p>
          </table:table-cell>
          <table:table-cell office:value-type="float" office:value="0.266833" calcext:value-type="float">
            <text:p>0.266833</text:p>
          </table:table-cell>
          <table:table-cell table:number-columns-repeated="17"/>
        </table:table-row>
        <table:table-row table:style-name="ro1">
          <table:table-cell office:value-type="float" office:value="0.064047" calcext:value-type="float">
            <text:p>0.064047</text:p>
          </table:table-cell>
          <table:table-cell office:value-type="float" office:value="0.26096" calcext:value-type="float">
            <text:p>0.26096</text:p>
          </table:table-cell>
          <table:table-cell office:value-type="float" office:value="0.279111" calcext:value-type="float">
            <text:p>0.279111</text:p>
          </table:table-cell>
          <table:table-cell office:value-type="float" office:value="0.254901" calcext:value-type="float">
            <text:p>0.254901</text:p>
          </table:table-cell>
          <table:table-cell office:value-type="float" office:value="0.276655" calcext:value-type="float">
            <text:p>0.276655</text:p>
          </table:table-cell>
          <table:table-cell office:value-type="float" office:value="0.21532" calcext:value-type="float">
            <text:p>0.21532</text:p>
          </table:table-cell>
          <table:table-cell office:value-type="float" office:value="0.231975" calcext:value-type="float">
            <text:p>0.231975</text:p>
          </table:table-cell>
          <table:table-cell table:number-columns-repeated="17"/>
        </table:table-row>
        <table:table-row table:style-name="ro1">
          <table:table-cell office:value-type="float" office:value="0.100546" calcext:value-type="float">
            <text:p>0.100546</text:p>
          </table:table-cell>
          <table:table-cell office:value-type="float" office:value="0.321597" calcext:value-type="float">
            <text:p>0.321597</text:p>
          </table:table-cell>
          <table:table-cell office:value-type="float" office:value="0.243446" calcext:value-type="float">
            <text:p>0.243446</text:p>
          </table:table-cell>
          <table:table-cell office:value-type="float" office:value="0.273144" calcext:value-type="float">
            <text:p>0.273144</text:p>
          </table:table-cell>
          <table:table-cell office:value-type="float" office:value="0.219468" calcext:value-type="float">
            <text:p>0.219468</text:p>
          </table:table-cell>
          <table:table-cell office:value-type="float" office:value="0.214349" calcext:value-type="float">
            <text:p>0.214349</text:p>
          </table:table-cell>
          <table:table-cell office:value-type="float" office:value="0.219911" calcext:value-type="float">
            <text:p>0.219911</text:p>
          </table:table-cell>
          <table:table-cell table:number-columns-repeated="17"/>
        </table:table-row>
        <table:table-row table:style-name="ro1">
          <table:table-cell office:value-type="float" office:value="0.104664" calcext:value-type="float">
            <text:p>0.104664</text:p>
          </table:table-cell>
          <table:table-cell office:value-type="float" office:value="0.282042" calcext:value-type="float">
            <text:p>0.282042</text:p>
          </table:table-cell>
          <table:table-cell office:value-type="float" office:value="0.276842" calcext:value-type="float">
            <text:p>0.276842</text:p>
          </table:table-cell>
          <table:table-cell office:value-type="float" office:value="0.261107" calcext:value-type="float">
            <text:p>0.261107</text:p>
          </table:table-cell>
          <table:table-cell office:value-type="float" office:value="0.189732" calcext:value-type="float">
            <text:p>0.189732</text:p>
          </table:table-cell>
          <table:table-cell office:value-type="float" office:value="0.210374" calcext:value-type="float">
            <text:p>0.210374</text:p>
          </table:table-cell>
          <table:table-cell office:value-type="float" office:value="0.213972" calcext:value-type="float">
            <text:p>0.213972</text:p>
          </table:table-cell>
          <table:table-cell table:number-columns-repeated="17"/>
        </table:table-row>
        <table:table-row table:style-name="ro1">
          <table:table-cell office:value-type="float" office:value="0.105047" calcext:value-type="float">
            <text:p>0.105047</text:p>
          </table:table-cell>
          <table:table-cell office:value-type="float" office:value="0.264782" calcext:value-type="float">
            <text:p>0.264782</text:p>
          </table:table-cell>
          <table:table-cell office:value-type="float" office:value="0.209849" calcext:value-type="float">
            <text:p>0.209849</text:p>
          </table:table-cell>
          <table:table-cell office:value-type="float" office:value="0.244006" calcext:value-type="float">
            <text:p>0.244006</text:p>
          </table:table-cell>
          <table:table-cell office:value-type="float" office:value="0.21262" calcext:value-type="float">
            <text:p>0.21262</text:p>
          </table:table-cell>
          <table:table-cell office:value-type="float" office:value="0.236506" calcext:value-type="float">
            <text:p>0.236506</text:p>
          </table:table-cell>
          <table:table-cell office:value-type="float" office:value="0.24393" calcext:value-type="float">
            <text:p>0.24393</text:p>
          </table:table-cell>
          <table:table-cell table:number-columns-repeated="17"/>
        </table:table-row>
        <table:table-row table:style-name="ro1">
          <table:table-cell office:value-type="float" office:value="0.098917" calcext:value-type="float">
            <text:p>0.098917</text:p>
          </table:table-cell>
          <table:table-cell office:value-type="float" office:value="0.289729" calcext:value-type="float">
            <text:p>0.289729</text:p>
          </table:table-cell>
          <table:table-cell office:value-type="float" office:value="0.274235" calcext:value-type="float">
            <text:p>0.274235</text:p>
          </table:table-cell>
          <table:table-cell office:value-type="float" office:value="0.222153" calcext:value-type="float">
            <text:p>0.222153</text:p>
          </table:table-cell>
          <table:table-cell office:value-type="float" office:value="0.206376" calcext:value-type="float">
            <text:p>0.206376</text:p>
          </table:table-cell>
          <table:table-cell office:value-type="float" office:value="0.21366" calcext:value-type="float">
            <text:p>0.21366</text:p>
          </table:table-cell>
          <table:table-cell office:value-type="float" office:value="0.251286" calcext:value-type="float">
            <text:p>0.251286</text:p>
          </table:table-cell>
          <table:table-cell table:number-columns-repeated="17"/>
        </table:table-row>
        <table:table-row table:style-name="ro1">
          <table:table-cell office:value-type="float" office:value="0.069586" calcext:value-type="float">
            <text:p>0.069586</text:p>
          </table:table-cell>
          <table:table-cell office:value-type="float" office:value="0.354522" calcext:value-type="float">
            <text:p>0.354522</text:p>
          </table:table-cell>
          <table:table-cell office:value-type="float" office:value="0.264931" calcext:value-type="float">
            <text:p>0.264931</text:p>
          </table:table-cell>
          <table:table-cell office:value-type="float" office:value="0.247864" calcext:value-type="float">
            <text:p>0.247864</text:p>
          </table:table-cell>
          <table:table-cell office:value-type="float" office:value="0.185013" calcext:value-type="float">
            <text:p>0.185013</text:p>
          </table:table-cell>
          <table:table-cell office:value-type="float" office:value="0.233923" calcext:value-type="float">
            <text:p>0.233923</text:p>
          </table:table-cell>
          <table:table-cell office:value-type="float" office:value="0.266" calcext:value-type="float">
            <text:p>0.266</text:p>
          </table:table-cell>
          <table:table-cell table:number-columns-repeated="17"/>
        </table:table-row>
        <table:table-row table:style-name="ro1">
          <table:table-cell office:value-type="float" office:value="0.073767" calcext:value-type="float">
            <text:p>0.073767</text:p>
          </table:table-cell>
          <table:table-cell office:value-type="float" office:value="0.281363" calcext:value-type="float">
            <text:p>0.281363</text:p>
          </table:table-cell>
          <table:table-cell office:value-type="float" office:value="0.213076" calcext:value-type="float">
            <text:p>0.213076</text:p>
          </table:table-cell>
          <table:table-cell office:value-type="float" office:value="0.278419" calcext:value-type="float">
            <text:p>0.278419</text:p>
          </table:table-cell>
          <table:table-cell office:value-type="float" office:value="0.238789" calcext:value-type="float">
            <text:p>0.238789</text:p>
          </table:table-cell>
          <table:table-cell office:value-type="float" office:value="0.25743" calcext:value-type="float">
            <text:p>0.25743</text:p>
          </table:table-cell>
          <table:table-cell office:value-type="float" office:value="0.24852" calcext:value-type="float">
            <text:p>0.24852</text:p>
          </table:table-cell>
          <table:table-cell table:number-columns-repeated="17"/>
        </table:table-row>
        <table:table-row table:style-name="ro1">
          <table:table-cell office:value-type="float" office:value="0.059115" calcext:value-type="float">
            <text:p>0.059115</text:p>
          </table:table-cell>
          <table:table-cell office:value-type="float" office:value="0.322652" calcext:value-type="float">
            <text:p>0.322652</text:p>
          </table:table-cell>
          <table:table-cell office:value-type="float" office:value="0.23533" calcext:value-type="float">
            <text:p>0.23533</text:p>
          </table:table-cell>
          <table:table-cell office:value-type="float" office:value="0.209669" calcext:value-type="float">
            <text:p>0.209669</text:p>
          </table:table-cell>
          <table:table-cell office:value-type="float" office:value="0.214954" calcext:value-type="float">
            <text:p>0.214954</text:p>
          </table:table-cell>
          <table:table-cell office:value-type="float" office:value="0.233927" calcext:value-type="float">
            <text:p>0.233927</text:p>
          </table:table-cell>
          <table:table-cell office:value-type="float" office:value="0.219473" calcext:value-type="float">
            <text:p>0.219473</text:p>
          </table:table-cell>
          <table:table-cell table:number-columns-repeated="17"/>
        </table:table-row>
        <table:table-row table:style-name="ro1">
          <table:table-cell office:value-type="float" office:value="0.061566" calcext:value-type="float">
            <text:p>0.061566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6778" calcext:value-type="float">
            <text:p>0.26778</text:p>
          </table:table-cell>
          <table:table-cell office:value-type="float" office:value="0.267195" calcext:value-type="float">
            <text:p>0.267195</text:p>
          </table:table-cell>
          <table:table-cell office:value-type="float" office:value="0.263472" calcext:value-type="float">
            <text:p>0.263472</text:p>
          </table:table-cell>
          <table:table-cell office:value-type="float" office:value="0.208232" calcext:value-type="float">
            <text:p>0.208232</text:p>
          </table:table-cell>
          <table:table-cell office:value-type="float" office:value="0.219103" calcext:value-type="float">
            <text:p>0.219103</text:p>
          </table:table-cell>
          <table:table-cell table:number-columns-repeated="17"/>
        </table:table-row>
        <table:table-row table:style-name="ro1">
          <table:table-cell office:value-type="float" office:value="0.106662" calcext:value-type="float">
            <text:p>0.106662</text:p>
          </table:table-cell>
          <table:table-cell office:value-type="float" office:value="0.241335" calcext:value-type="float">
            <text:p>0.241335</text:p>
          </table:table-cell>
          <table:table-cell office:value-type="float" office:value="0.262199" calcext:value-type="float">
            <text:p>0.262199</text:p>
          </table:table-cell>
          <table:table-cell office:value-type="float" office:value="0.254002" calcext:value-type="float">
            <text:p>0.254002</text:p>
          </table:table-cell>
          <table:table-cell office:value-type="float" office:value="0.163155" calcext:value-type="float">
            <text:p>0.163155</text:p>
          </table:table-cell>
          <table:table-cell office:value-type="float" office:value="0.225292" calcext:value-type="float">
            <text:p>0.225292</text:p>
          </table:table-cell>
          <table:table-cell office:value-type="float" office:value="0.214927" calcext:value-type="float">
            <text:p>0.214927</text:p>
          </table:table-cell>
          <table:table-cell table:number-columns-repeated="17"/>
        </table:table-row>
        <table:table-row table:style-name="ro1">
          <table:table-cell office:value-type="float" office:value="0.105891" calcext:value-type="float">
            <text:p>0.105891</text:p>
          </table:table-cell>
          <table:table-cell office:value-type="float" office:value="0.211294" calcext:value-type="float">
            <text:p>0.211294</text:p>
          </table:table-cell>
          <table:table-cell office:value-type="float" office:value="0.239728" calcext:value-type="float">
            <text:p>0.239728</text:p>
          </table:table-cell>
          <table:table-cell office:value-type="float" office:value="0.306083" calcext:value-type="float">
            <text:p>0.306083</text:p>
          </table:table-cell>
          <table:table-cell office:value-type="float" office:value="0.265944" calcext:value-type="float">
            <text:p>0.265944</text:p>
          </table:table-cell>
          <table:table-cell office:value-type="float" office:value="0.214759" calcext:value-type="float">
            <text:p>0.214759</text:p>
          </table:table-cell>
          <table:table-cell office:value-type="float" office:value="0.228912" calcext:value-type="float">
            <text:p>0.228912</text:p>
          </table:table-cell>
          <table:table-cell table:number-columns-repeated="17"/>
        </table:table-row>
        <table:table-row table:style-name="ro1">
          <table:table-cell office:value-type="float" office:value="0.105479" calcext:value-type="float">
            <text:p>0.105479</text:p>
          </table:table-cell>
          <table:table-cell office:value-type="float" office:value="0.264704" calcext:value-type="float">
            <text:p>0.264704</text:p>
          </table:table-cell>
          <table:table-cell office:value-type="float" office:value="0.210605" calcext:value-type="float">
            <text:p>0.210605</text:p>
          </table:table-cell>
          <table:table-cell office:value-type="float" office:value="0.293332" calcext:value-type="float">
            <text:p>0.293332</text:p>
          </table:table-cell>
          <table:table-cell office:value-type="float" office:value="0.267465" calcext:value-type="float">
            <text:p>0.267465</text:p>
          </table:table-cell>
          <table:table-cell office:value-type="float" office:value="0.235866" calcext:value-type="float">
            <text:p>0.235866</text:p>
          </table:table-cell>
          <table:table-cell office:value-type="float" office:value="0.206547" calcext:value-type="float">
            <text:p>0.206547</text:p>
          </table:table-cell>
          <table:table-cell table:number-columns-repeated="17"/>
        </table:table-row>
        <table:table-row table:style-name="ro1">
          <table:table-cell office:value-type="float" office:value="0.106474" calcext:value-type="float">
            <text:p>0.106474</text:p>
          </table:table-cell>
          <table:table-cell office:value-type="float" office:value="0.215647" calcext:value-type="float">
            <text:p>0.215647</text:p>
          </table:table-cell>
          <table:table-cell office:value-type="float" office:value="0.247387" calcext:value-type="float">
            <text:p>0.247387</text:p>
          </table:table-cell>
          <table:table-cell office:value-type="float" office:value="0.297905" calcext:value-type="float">
            <text:p>0.297905</text:p>
          </table:table-cell>
          <table:table-cell office:value-type="float" office:value="0.26672" calcext:value-type="float">
            <text:p>0.26672</text:p>
          </table:table-cell>
          <table:table-cell office:value-type="float" office:value="0.206887" calcext:value-type="float">
            <text:p>0.206887</text:p>
          </table:table-cell>
          <table:table-cell office:value-type="float" office:value="0.210734" calcext:value-type="float">
            <text:p>0.210734</text:p>
          </table:table-cell>
          <table:table-cell table:number-columns-repeated="17"/>
        </table:table-row>
        <table:table-row table:style-name="ro1">
          <table:table-cell office:value-type="float" office:value="0.055064" calcext:value-type="float">
            <text:p>0.055064</text:p>
          </table:table-cell>
          <table:table-cell office:value-type="float" office:value="0.238314" calcext:value-type="float">
            <text:p>0.238314</text:p>
          </table:table-cell>
          <table:table-cell office:value-type="float" office:value="0.317057" calcext:value-type="float">
            <text:p>0.317057</text:p>
          </table:table-cell>
          <table:table-cell office:value-type="float" office:value="0.295035" calcext:value-type="float">
            <text:p>0.295035</text:p>
          </table:table-cell>
          <table:table-cell office:value-type="float" office:value="0.269577" calcext:value-type="float">
            <text:p>0.269577</text:p>
          </table:table-cell>
          <table:table-cell office:value-type="float" office:value="0.243906" calcext:value-type="float">
            <text:p>0.243906</text:p>
          </table:table-cell>
          <table:table-cell office:value-type="float" office:value="0.217131" calcext:value-type="float">
            <text:p>0.217131</text:p>
          </table:table-cell>
          <table:table-cell table:number-columns-repeated="17"/>
        </table:table-row>
        <table:table-row table:style-name="ro1">
          <table:table-cell office:value-type="float" office:value="0.093538" calcext:value-type="float">
            <text:p>0.093538</text:p>
          </table:table-cell>
          <table:table-cell office:value-type="float" office:value="0.301229" calcext:value-type="float">
            <text:p>0.301229</text:p>
          </table:table-cell>
          <table:table-cell office:value-type="float" office:value="0.296095" calcext:value-type="float">
            <text:p>0.296095</text:p>
          </table:table-cell>
          <table:table-cell office:value-type="float" office:value="0.292937" calcext:value-type="float">
            <text:p>0.292937</text:p>
          </table:table-cell>
          <table:table-cell office:value-type="float" office:value="0.283718" calcext:value-type="float">
            <text:p>0.283718</text:p>
          </table:table-cell>
          <table:table-cell office:value-type="float" office:value="0.345262" calcext:value-type="float">
            <text:p>0.345262</text:p>
          </table:table-cell>
          <table:table-cell office:value-type="float" office:value="0.221704" calcext:value-type="float">
            <text:p>0.221704</text:p>
          </table:table-cell>
          <table:table-cell table:number-columns-repeated="17"/>
        </table:table-row>
        <table:table-row table:style-name="ro1">
          <table:table-cell office:value-type="float" office:value="0.075117" calcext:value-type="float">
            <text:p>0.075117</text:p>
          </table:table-cell>
          <table:table-cell office:value-type="float" office:value="0.237351" calcext:value-type="float">
            <text:p>0.237351</text:p>
          </table:table-cell>
          <table:table-cell office:value-type="float" office:value="0.273356" calcext:value-type="float">
            <text:p>0.273356</text:p>
          </table:table-cell>
          <table:table-cell office:value-type="float" office:value="0.298578" calcext:value-type="float">
            <text:p>0.298578</text:p>
          </table:table-cell>
          <table:table-cell office:value-type="float" office:value="0.259894" calcext:value-type="float">
            <text:p>0.259894</text:p>
          </table:table-cell>
          <table:table-cell office:value-type="float" office:value="0.232668" calcext:value-type="float">
            <text:p>0.232668</text:p>
          </table:table-cell>
          <table:table-cell office:value-type="float" office:value="0.201193" calcext:value-type="float">
            <text:p>0.201193</text:p>
          </table:table-cell>
          <table:table-cell table:number-columns-repeated="17"/>
        </table:table-row>
        <table:table-row table:style-name="ro1">
          <table:table-cell office:value-type="float" office:value="0.09559" calcext:value-type="float">
            <text:p>0.09559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247886" calcext:value-type="float">
            <text:p>0.247886</text:p>
          </table:table-cell>
          <table:table-cell office:value-type="float" office:value="0.296199" calcext:value-type="float">
            <text:p>0.296199</text:p>
          </table:table-cell>
          <table:table-cell office:value-type="float" office:value="0.269571" calcext:value-type="float">
            <text:p>0.269571</text:p>
          </table:table-cell>
          <table:table-cell office:value-type="float" office:value="0.194787" calcext:value-type="float">
            <text:p>0.194787</text:p>
          </table:table-cell>
          <table:table-cell office:value-type="float" office:value="0.206364" calcext:value-type="float">
            <text:p>0.206364</text:p>
          </table:table-cell>
          <table:table-cell table:number-columns-repeated="17"/>
        </table:table-row>
        <table:table-row table:style-name="ro1">
          <table:table-cell office:value-type="float" office:value="0.089187" calcext:value-type="float">
            <text:p>0.089187</text:p>
          </table:table-cell>
          <table:table-cell office:value-type="float" office:value="0.224961" calcext:value-type="float">
            <text:p>0.224961</text:p>
          </table:table-cell>
          <table:table-cell office:value-type="float" office:value="0.249311" calcext:value-type="float">
            <text:p>0.249311</text:p>
          </table:table-cell>
          <table:table-cell office:value-type="float" office:value="0.298605" calcext:value-type="float">
            <text:p>0.298605</text:p>
          </table:table-cell>
          <table:table-cell office:value-type="float" office:value="0.262544" calcext:value-type="float">
            <text:p>0.262544</text:p>
          </table:table-cell>
          <table:table-cell office:value-type="float" office:value="0.23832" calcext:value-type="float">
            <text:p>0.23832</text:p>
          </table:table-cell>
          <table:table-cell office:value-type="float" office:value="0.194051" calcext:value-type="float">
            <text:p>0.194051</text:p>
          </table:table-cell>
          <table:table-cell table:number-columns-repeated="17"/>
        </table:table-row>
        <table:table-row table:style-name="ro1">
          <table:table-cell office:value-type="float" office:value="0.073434" calcext:value-type="float">
            <text:p>0.073434</text:p>
          </table:table-cell>
          <table:table-cell office:value-type="float" office:value="0.298457" calcext:value-type="float">
            <text:p>0.298457</text:p>
          </table:table-cell>
          <table:table-cell office:value-type="float" office:value="0.264001" calcext:value-type="float">
            <text:p>0.264001</text:p>
          </table:table-cell>
          <table:table-cell office:value-type="float" office:value="0.292183" calcext:value-type="float">
            <text:p>0.292183</text:p>
          </table:table-cell>
          <table:table-cell office:value-type="float" office:value="0.263802" calcext:value-type="float">
            <text:p>0.263802</text:p>
          </table:table-cell>
          <table:table-cell office:value-type="float" office:value="0.201962" calcext:value-type="float">
            <text:p>0.201962</text:p>
          </table:table-cell>
          <table:table-cell office:value-type="float" office:value="0.227915" calcext:value-type="float">
            <text:p>0.227915</text:p>
          </table:table-cell>
          <table:table-cell table:number-columns-repeated="17"/>
        </table:table-row>
        <table:table-row table:style-name="ro1">
          <table:table-cell office:value-type="float" office:value="0.087755" calcext:value-type="float">
            <text:p>0.087755</text:p>
          </table:table-cell>
          <table:table-cell office:value-type="float" office:value="0.291026" calcext:value-type="float">
            <text:p>0.291026</text:p>
          </table:table-cell>
          <table:table-cell office:value-type="float" office:value="0.263872" calcext:value-type="float">
            <text:p>0.263872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226618" calcext:value-type="float">
            <text:p>0.226618</text:p>
          </table:table-cell>
          <table:table-cell office:value-type="float" office:value="0.254471" calcext:value-type="float">
            <text:p>0.254471</text:p>
          </table:table-cell>
          <table:table-cell office:value-type="float" office:value="0.231177" calcext:value-type="float">
            <text:p>0.231177</text:p>
          </table:table-cell>
          <table:table-cell table:number-columns-repeated="17"/>
        </table:table-row>
        <table:table-row table:style-name="ro1">
          <table:table-cell office:value-type="float" office:value="0.072891" calcext:value-type="float">
            <text:p>0.072891</text:p>
          </table:table-cell>
          <table:table-cell office:value-type="float" office:value="0.260154" calcext:value-type="float">
            <text:p>0.260154</text:p>
          </table:table-cell>
          <table:table-cell office:value-type="float" office:value="0.240945" calcext:value-type="float">
            <text:p>0.240945</text:p>
          </table:table-cell>
          <table:table-cell office:value-type="float" office:value="0.245042" calcext:value-type="float">
            <text:p>0.245042</text:p>
          </table:table-cell>
          <table:table-cell office:value-type="float" office:value="0.281731" calcext:value-type="float">
            <text:p>0.281731</text:p>
          </table:table-cell>
          <table:table-cell office:value-type="float" office:value="0.203973" calcext:value-type="float">
            <text:p>0.203973</text:p>
          </table:table-cell>
          <table:table-cell office:value-type="float" office:value="0.19868" calcext:value-type="float">
            <text:p>0.19868</text:p>
          </table:table-cell>
          <table:table-cell table:number-columns-repeated="17"/>
        </table:table-row>
        <table:table-row table:style-name="ro1">
          <table:table-cell office:value-type="float" office:value="0.072388" calcext:value-type="float">
            <text:p>0.072388</text:p>
          </table:table-cell>
          <table:table-cell office:value-type="float" office:value="0.239206" calcext:value-type="float">
            <text:p>0.239206</text:p>
          </table:table-cell>
          <table:table-cell office:value-type="float" office:value="0.225408" calcext:value-type="float">
            <text:p>0.225408</text:p>
          </table:table-cell>
          <table:table-cell office:value-type="float" office:value="0.292989" calcext:value-type="float">
            <text:p>0.292989</text:p>
          </table:table-cell>
          <table:table-cell office:value-type="float" office:value="0.255357" calcext:value-type="float">
            <text:p>0.255357</text:p>
          </table:table-cell>
          <table:table-cell office:value-type="float" office:value="0.217353" calcext:value-type="float">
            <text:p>0.217353</text:p>
          </table:table-cell>
          <table:table-cell office:value-type="float" office:value="0.205199" calcext:value-type="float">
            <text:p>0.205199</text:p>
          </table:table-cell>
          <table:table-cell table:number-columns-repeated="17"/>
        </table:table-row>
        <table:table-row table:style-name="ro1">
          <table:table-cell office:value-type="float" office:value="0.057698" calcext:value-type="float">
            <text:p>0.057698</text:p>
          </table:table-cell>
          <table:table-cell office:value-type="float" office:value="0.261328" calcext:value-type="float">
            <text:p>0.261328</text:p>
          </table:table-cell>
          <table:table-cell office:value-type="float" office:value="0.26117" calcext:value-type="float">
            <text:p>0.26117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70786" calcext:value-type="float">
            <text:p>0.270786</text:p>
          </table:table-cell>
          <table:table-cell office:value-type="float" office:value="0.188537" calcext:value-type="float">
            <text:p>0.188537</text:p>
          </table:table-cell>
          <table:table-cell office:value-type="float" office:value="0.198932" calcext:value-type="float">
            <text:p>0.198932</text:p>
          </table:table-cell>
          <table:table-cell table:number-columns-repeated="17"/>
        </table:table-row>
        <table:table-row table:style-name="ro1">
          <table:table-cell office:value-type="float" office:value="0.105193" calcext:value-type="float">
            <text:p>0.105193</text:p>
          </table:table-cell>
          <table:table-cell office:value-type="float" office:value="0.265409" calcext:value-type="float">
            <text:p>0.265409</text:p>
          </table:table-cell>
          <table:table-cell office:value-type="float" office:value="0.269809" calcext:value-type="float">
            <text:p>0.269809</text:p>
          </table:table-cell>
          <table:table-cell office:value-type="float" office:value="0.238126" calcext:value-type="float">
            <text:p>0.238126</text:p>
          </table:table-cell>
          <table:table-cell office:value-type="float" office:value="0.277709" calcext:value-type="float">
            <text:p>0.277709</text:p>
          </table:table-cell>
          <table:table-cell office:value-type="float" office:value="0.227334" calcext:value-type="float">
            <text:p>0.227334</text:p>
          </table:table-cell>
          <table:table-cell office:value-type="float" office:value="0.212994" calcext:value-type="float">
            <text:p>0.212994</text:p>
          </table:table-cell>
          <table:table-cell table:number-columns-repeated="17"/>
        </table:table-row>
        <table:table-row table:style-name="ro1">
          <table:table-cell office:value-type="float" office:value="0.057022" calcext:value-type="float">
            <text:p>0.057022</text:p>
          </table:table-cell>
          <table:table-cell office:value-type="float" office:value="0.238096" calcext:value-type="float">
            <text:p>0.238096</text:p>
          </table:table-cell>
          <table:table-cell office:value-type="float" office:value="0.251701" calcext:value-type="float">
            <text:p>0.251701</text:p>
          </table:table-cell>
          <table:table-cell office:value-type="float" office:value="0.269957" calcext:value-type="float">
            <text:p>0.269957</text:p>
          </table:table-cell>
          <table:table-cell office:value-type="float" office:value="0.271174" calcext:value-type="float">
            <text:p>0.271174</text:p>
          </table:table-cell>
          <table:table-cell office:value-type="float" office:value="0.197756" calcext:value-type="float">
            <text:p>0.197756</text:p>
          </table:table-cell>
          <table:table-cell office:value-type="float" office:value="0.155561" calcext:value-type="float">
            <text:p>0.155561</text:p>
          </table:table-cell>
          <table:table-cell table:number-columns-repeated="17"/>
        </table:table-row>
        <table:table-row table:style-name="ro1">
          <table:table-cell office:value-type="float" office:value="0.105989" calcext:value-type="float">
            <text:p>0.105989</text:p>
          </table:table-cell>
          <table:table-cell office:value-type="float" office:value="0.268322" calcext:value-type="float">
            <text:p>0.268322</text:p>
          </table:table-cell>
          <table:table-cell office:value-type="float" office:value="0.243475" calcext:value-type="float">
            <text:p>0.243475</text:p>
          </table:table-cell>
          <table:table-cell office:value-type="float" office:value="0.201173" calcext:value-type="float">
            <text:p>0.201173</text:p>
          </table:table-cell>
          <table:table-cell office:value-type="float" office:value="0.282488" calcext:value-type="float">
            <text:p>0.282488</text:p>
          </table:table-cell>
          <table:table-cell office:value-type="float" office:value="0.221508" calcext:value-type="float">
            <text:p>0.221508</text:p>
          </table:table-cell>
          <table:table-cell office:value-type="float" office:value="0.221783" calcext:value-type="float">
            <text:p>0.221783</text:p>
          </table:table-cell>
          <table:table-cell table:number-columns-repeated="17"/>
        </table:table-row>
        <table:table-row table:style-name="ro1">
          <table:table-cell office:value-type="float" office:value="0.087769" calcext:value-type="float">
            <text:p>0.087769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261358" calcext:value-type="float">
            <text:p>0.261358</text:p>
          </table:table-cell>
          <table:table-cell office:value-type="float" office:value="0.270909" calcext:value-type="float">
            <text:p>0.270909</text:p>
          </table:table-cell>
          <table:table-cell office:value-type="float" office:value="0.27245" calcext:value-type="float">
            <text:p>0.27245</text:p>
          </table:table-cell>
          <table:table-cell office:value-type="float" office:value="0.204906" calcext:value-type="float">
            <text:p>0.204906</text:p>
          </table:table-cell>
          <table:table-cell office:value-type="float" office:value="0.204263" calcext:value-type="float">
            <text:p>0.204263</text:p>
          </table:table-cell>
          <table:table-cell table:number-columns-repeated="17"/>
        </table:table-row>
        <table:table-row table:style-name="ro1">
          <table:table-cell office:value-type="float" office:value="0.071073" calcext:value-type="float">
            <text:p>0.071073</text:p>
          </table:table-cell>
          <table:table-cell office:value-type="float" office:value="0.242455" calcext:value-type="float">
            <text:p>0.242455</text:p>
          </table:table-cell>
          <table:table-cell office:value-type="float" office:value="0.217901" calcext:value-type="float">
            <text:p>0.217901</text:p>
          </table:table-cell>
          <table:table-cell office:value-type="float" office:value="0.240256" calcext:value-type="float">
            <text:p>0.240256</text:p>
          </table:table-cell>
          <table:table-cell office:value-type="float" office:value="0.283316" calcext:value-type="float">
            <text:p>0.283316</text:p>
          </table:table-cell>
          <table:table-cell office:value-type="float" office:value="0.200244" calcext:value-type="float">
            <text:p>0.200244</text:p>
          </table:table-cell>
          <table:table-cell office:value-type="float" office:value="0.20264" calcext:value-type="float">
            <text:p>0.20264</text:p>
          </table:table-cell>
          <table:table-cell table:number-columns-repeated="17"/>
        </table:table-row>
        <table:table-row table:style-name="ro1">
          <table:table-cell office:value-type="float" office:value="0.053712" calcext:value-type="float">
            <text:p>0.053712</text:p>
          </table:table-cell>
          <table:table-cell office:value-type="float" office:value="0.20535" calcext:value-type="float">
            <text:p>0.20535</text:p>
          </table:table-cell>
          <table:table-cell office:value-type="float" office:value="0.298446" calcext:value-type="float">
            <text:p>0.298446</text:p>
          </table:table-cell>
          <table:table-cell office:value-type="float" office:value="0.199244" calcext:value-type="float">
            <text:p>0.199244</text:p>
          </table:table-cell>
          <table:table-cell office:value-type="float" office:value="0.27713" calcext:value-type="float">
            <text:p>0.27713</text:p>
          </table:table-cell>
          <table:table-cell office:value-type="float" office:value="0.212531" calcext:value-type="float">
            <text:p>0.212531</text:p>
          </table:table-cell>
          <table:table-cell office:value-type="float" office:value="0.19443" calcext:value-type="float">
            <text:p>0.19443</text:p>
          </table:table-cell>
          <table:table-cell table:number-columns-repeated="17"/>
        </table:table-row>
        <table:table-row table:style-name="ro1">
          <table:table-cell office:value-type="float" office:value="0.080401" calcext:value-type="float">
            <text:p>0.080401</text:p>
          </table:table-cell>
          <table:table-cell office:value-type="float" office:value="0.218779" calcext:value-type="float">
            <text:p>0.218779</text:p>
          </table:table-cell>
          <table:table-cell office:value-type="float" office:value="0.265963" calcext:value-type="float">
            <text:p>0.265963</text:p>
          </table:table-cell>
          <table:table-cell office:value-type="float" office:value="0.263299" calcext:value-type="float">
            <text:p>0.263299</text:p>
          </table:table-cell>
          <table:table-cell office:value-type="float" office:value="0.300333" calcext:value-type="float">
            <text:p>0.300333</text:p>
          </table:table-cell>
          <table:table-cell office:value-type="float" office:value="0.205893" calcext:value-type="float">
            <text:p>0.205893</text:p>
          </table:table-cell>
          <table:table-cell office:value-type="float" office:value="0.223024" calcext:value-type="float">
            <text:p>0.223024</text:p>
          </table:table-cell>
          <table:table-cell table:number-columns-repeated="17"/>
        </table:table-row>
        <table:table-row table:style-name="ro1">
          <table:table-cell office:value-type="float" office:value="0.0996" calcext:value-type="float">
            <text:p>0.0996</text:p>
          </table:table-cell>
          <table:table-cell office:value-type="float" office:value="0.346694" calcext:value-type="float">
            <text:p>0.346694</text:p>
          </table:table-cell>
          <table:table-cell office:value-type="float" office:value="0.270494" calcext:value-type="float">
            <text:p>0.270494</text:p>
          </table:table-cell>
          <table:table-cell office:value-type="float" office:value="0.231285" calcext:value-type="float">
            <text:p>0.231285</text:p>
          </table:table-cell>
          <table:table-cell office:value-type="float" office:value="0.287123" calcext:value-type="float">
            <text:p>0.287123</text:p>
          </table:table-cell>
          <table:table-cell office:value-type="float" office:value="0.208822" calcext:value-type="float">
            <text:p>0.208822</text:p>
          </table:table-cell>
          <table:table-cell office:value-type="float" office:value="0.302065" calcext:value-type="float">
            <text:p>0.302065</text:p>
          </table:table-cell>
          <table:table-cell table:number-columns-repeated="17"/>
        </table:table-row>
        <table:table-row table:style-name="ro1">
          <table:table-cell office:value-type="float" office:value="0.104125" calcext:value-type="float">
            <text:p>0.104125</text:p>
          </table:table-cell>
          <table:table-cell office:value-type="float" office:value="0.316024" calcext:value-type="float">
            <text:p>0.316024</text:p>
          </table:table-cell>
          <table:table-cell office:value-type="float" office:value="0.28854" calcext:value-type="float">
            <text:p>0.28854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196156" calcext:value-type="float">
            <text:p>0.196156</text:p>
          </table:table-cell>
          <table:table-cell office:value-type="float" office:value="0.238818" calcext:value-type="float">
            <text:p>0.238818</text:p>
          </table:table-cell>
          <table:table-cell office:value-type="float" office:value="0.266521" calcext:value-type="float">
            <text:p>0.266521</text:p>
          </table:table-cell>
          <table:table-cell table:number-columns-repeated="17"/>
        </table:table-row>
        <table:table-row table:style-name="ro1">
          <table:table-cell office:value-type="float" office:value="0.065317" calcext:value-type="float">
            <text:p>0.065317</text:p>
          </table:table-cell>
          <table:table-cell office:value-type="float" office:value="0.218746" calcext:value-type="float">
            <text:p>0.218746</text:p>
          </table:table-cell>
          <table:table-cell office:value-type="float" office:value="0.230725" calcext:value-type="float">
            <text:p>0.230725</text:p>
          </table:table-cell>
          <table:table-cell office:value-type="float" office:value="0.196419" calcext:value-type="float">
            <text:p>0.196419</text:p>
          </table:table-cell>
          <table:table-cell office:value-type="float" office:value="0.271066" calcext:value-type="float">
            <text:p>0.271066</text:p>
          </table:table-cell>
          <table:table-cell office:value-type="float" office:value="0.212718" calcext:value-type="float">
            <text:p>0.212718</text:p>
          </table:table-cell>
          <table:table-cell office:value-type="float" office:value="0.241495" calcext:value-type="float">
            <text:p>0.241495</text:p>
          </table:table-cell>
          <table:table-cell table:number-columns-repeated="17"/>
        </table:table-row>
        <table:table-row table:style-name="ro1">
          <table:table-cell office:value-type="float" office:value="0.065579" calcext:value-type="float">
            <text:p>0.065579</text:p>
          </table:table-cell>
          <table:table-cell office:value-type="float" office:value="0.220053" calcext:value-type="float">
            <text:p>0.220053</text:p>
          </table:table-cell>
          <table:table-cell office:value-type="float" office:value="0.216775" calcext:value-type="float">
            <text:p>0.216775</text:p>
          </table:table-cell>
          <table:table-cell office:value-type="float" office:value="0.265953" calcext:value-type="float">
            <text:p>0.265953</text:p>
          </table:table-cell>
          <table:table-cell office:value-type="float" office:value="0.26647" calcext:value-type="float">
            <text:p>0.26647</text:p>
          </table:table-cell>
          <table:table-cell office:value-type="float" office:value="0.182309" calcext:value-type="float">
            <text:p>0.182309</text:p>
          </table:table-cell>
          <table:table-cell office:value-type="float" office:value="0.224489" calcext:value-type="float">
            <text:p>0.224489</text:p>
          </table:table-cell>
          <table:table-cell table:number-columns-repeated="17"/>
        </table:table-row>
        <table:table-row table:style-name="ro1">
          <table:table-cell office:value-type="float" office:value="0.09132" calcext:value-type="float">
            <text:p>0.09132</text:p>
          </table:table-cell>
          <table:table-cell office:value-type="float" office:value="0.299967" calcext:value-type="float">
            <text:p>0.299967</text:p>
          </table:table-cell>
          <table:table-cell office:value-type="float" office:value="0.201162" calcext:value-type="float">
            <text:p>0.201162</text:p>
          </table:table-cell>
          <table:table-cell office:value-type="float" office:value="0.229422" calcext:value-type="float">
            <text:p>0.229422</text:p>
          </table:table-cell>
          <table:table-cell office:value-type="float" office:value="0.275483" calcext:value-type="float">
            <text:p>0.275483</text:p>
          </table:table-cell>
          <table:table-cell office:value-type="float" office:value="0.259906" calcext:value-type="float">
            <text:p>0.259906</text:p>
          </table:table-cell>
          <table:table-cell office:value-type="float" office:value="0.194691" calcext:value-type="float">
            <text:p>0.194691</text:p>
          </table:table-cell>
          <table:table-cell table:number-columns-repeated="17"/>
        </table:table-row>
        <table:table-row table:style-name="ro1">
          <table:table-cell office:value-type="float" office:value="0.062906" calcext:value-type="float">
            <text:p>0.062906</text:p>
          </table:table-cell>
          <table:table-cell office:value-type="float" office:value="0.320056" calcext:value-type="float">
            <text:p>0.320056</text:p>
          </table:table-cell>
          <table:table-cell office:value-type="float" office:value="0.226018" calcext:value-type="float">
            <text:p>0.226018</text:p>
          </table:table-cell>
          <table:table-cell office:value-type="float" office:value="0.253862" calcext:value-type="float">
            <text:p>0.253862</text:p>
          </table:table-cell>
          <table:table-cell office:value-type="float" office:value="0.225396" calcext:value-type="float">
            <text:p>0.225396</text:p>
          </table:table-cell>
          <table:table-cell office:value-type="float" office:value="0.216579" calcext:value-type="float">
            <text:p>0.216579</text:p>
          </table:table-cell>
          <table:table-cell office:value-type="float" office:value="0.230091" calcext:value-type="float">
            <text:p>0.230091</text:p>
          </table:table-cell>
          <table:table-cell table:number-columns-repeated="17"/>
        </table:table-row>
        <table:table-row table:style-name="ro1">
          <table:table-cell office:value-type="float" office:value="0.084548" calcext:value-type="float">
            <text:p>0.084548</text:p>
          </table:table-cell>
          <table:table-cell office:value-type="float" office:value="0.310183" calcext:value-type="float">
            <text:p>0.310183</text:p>
          </table:table-cell>
          <table:table-cell office:value-type="float" office:value="0.289787" calcext:value-type="float">
            <text:p>0.289787</text:p>
          </table:table-cell>
          <table:table-cell office:value-type="float" office:value="0.248333" calcext:value-type="float">
            <text:p>0.248333</text:p>
          </table:table-cell>
          <table:table-cell office:value-type="float" office:value="0.203785" calcext:value-type="float">
            <text:p>0.203785</text:p>
          </table:table-cell>
          <table:table-cell office:value-type="float" office:value="0.200508" calcext:value-type="float">
            <text:p>0.200508</text:p>
          </table:table-cell>
          <table:table-cell office:value-type="float" office:value="0.202573" calcext:value-type="float">
            <text:p>0.202573</text:p>
          </table:table-cell>
          <table:table-cell table:number-columns-repeated="17"/>
        </table:table-row>
        <table:table-row table:style-name="ro1">
          <table:table-cell office:value-type="float" office:value="0.090295" calcext:value-type="float">
            <text:p>0.090295</text:p>
          </table:table-cell>
          <table:table-cell office:value-type="float" office:value="0.308088" calcext:value-type="float">
            <text:p>0.308088</text:p>
          </table:table-cell>
          <table:table-cell office:value-type="float" office:value="0.209976" calcext:value-type="float">
            <text:p>0.209976</text:p>
          </table:table-cell>
          <table:table-cell office:value-type="float" office:value="0.259756" calcext:value-type="float">
            <text:p>0.259756</text:p>
          </table:table-cell>
          <table:table-cell office:value-type="float" office:value="0.220162" calcext:value-type="float">
            <text:p>0.220162</text:p>
          </table:table-cell>
          <table:table-cell office:value-type="float" office:value="0.225817" calcext:value-type="float">
            <text:p>0.225817</text:p>
          </table:table-cell>
          <table:table-cell office:value-type="float" office:value="0.23547" calcext:value-type="float">
            <text:p>0.23547</text:p>
          </table:table-cell>
          <table:table-cell table:number-columns-repeated="17"/>
        </table:table-row>
        <table:table-row table:style-name="ro1">
          <table:table-cell office:value-type="float" office:value="0.064786" calcext:value-type="float">
            <text:p>0.064786</text:p>
          </table:table-cell>
          <table:table-cell office:value-type="float" office:value="0.237275" calcext:value-type="float">
            <text:p>0.237275</text:p>
          </table:table-cell>
          <table:table-cell office:value-type="float" office:value="0.226728" calcext:value-type="float">
            <text:p>0.226728</text:p>
          </table:table-cell>
          <table:table-cell office:value-type="float" office:value="0.241626" calcext:value-type="float">
            <text:p>0.241626</text:p>
          </table:table-cell>
          <table:table-cell office:value-type="float" office:value="0.249569" calcext:value-type="float">
            <text:p>0.249569</text:p>
          </table:table-cell>
          <table:table-cell office:value-type="float" office:value="0.266489" calcext:value-type="float">
            <text:p>0.266489</text:p>
          </table:table-cell>
          <table:table-cell office:value-type="float" office:value="0.199664" calcext:value-type="float">
            <text:p>0.199664</text:p>
          </table:table-cell>
          <table:table-cell table:number-columns-repeated="17"/>
        </table:table-row>
        <table:table-row table:style-name="ro1">
          <table:table-cell office:value-type="float" office:value="0.058741" calcext:value-type="float">
            <text:p>0.058741</text:p>
          </table:table-cell>
          <table:table-cell office:value-type="float" office:value="0.294699" calcext:value-type="float">
            <text:p>0.294699</text:p>
          </table:table-cell>
          <table:table-cell office:value-type="float" office:value="0.255088" calcext:value-type="float">
            <text:p>0.255088</text:p>
          </table:table-cell>
          <table:table-cell office:value-type="float" office:value="0.284479" calcext:value-type="float">
            <text:p>0.284479</text:p>
          </table:table-cell>
          <table:table-cell office:value-type="float" office:value="0.217128" calcext:value-type="float">
            <text:p>0.217128</text:p>
          </table:table-cell>
          <table:table-cell office:value-type="float" office:value="0.212948" calcext:value-type="float">
            <text:p>0.212948</text:p>
          </table:table-cell>
          <table:table-cell office:value-type="float" office:value="0.215291" calcext:value-type="float">
            <text:p>0.215291</text:p>
          </table:table-cell>
          <table:table-cell table:number-columns-repeated="17"/>
        </table:table-row>
        <table:table-row table:style-name="ro1">
          <table:table-cell office:value-type="float" office:value="0.102005" calcext:value-type="float">
            <text:p>0.102005</text:p>
          </table:table-cell>
          <table:table-cell office:value-type="float" office:value="0.240256" calcext:value-type="float">
            <text:p>0.240256</text:p>
          </table:table-cell>
          <table:table-cell office:value-type="float" office:value="0.291987" calcext:value-type="float">
            <text:p>0.291987</text:p>
          </table:table-cell>
          <table:table-cell office:value-type="float" office:value="0.262371" calcext:value-type="float">
            <text:p>0.262371</text:p>
          </table:table-cell>
          <table:table-cell office:value-type="float" office:value="0.189064" calcext:value-type="float">
            <text:p>0.189064</text:p>
          </table:table-cell>
          <table:table-cell office:value-type="float" office:value="0.239192" calcext:value-type="float">
            <text:p>0.239192</text:p>
          </table:table-cell>
          <table:table-cell office:value-type="float" office:value="0.229285" calcext:value-type="float">
            <text:p>0.229285</text:p>
          </table:table-cell>
          <table:table-cell table:number-columns-repeated="17"/>
        </table:table-row>
        <table:table-row table:style-name="ro1">
          <table:table-cell office:value-type="float" office:value="0.091279" calcext:value-type="float">
            <text:p>0.091279</text:p>
          </table:table-cell>
          <table:table-cell office:value-type="float" office:value="0.247557" calcext:value-type="float">
            <text:p>0.247557</text:p>
          </table:table-cell>
          <table:table-cell office:value-type="float" office:value="0.287355" calcext:value-type="float">
            <text:p>0.287355</text:p>
          </table:table-cell>
          <table:table-cell office:value-type="float" office:value="0.244031" calcext:value-type="float">
            <text:p>0.244031</text:p>
          </table:table-cell>
          <table:table-cell office:value-type="float" office:value="0.245247" calcext:value-type="float">
            <text:p>0.245247</text:p>
          </table:table-cell>
          <table:table-cell office:value-type="float" office:value="0.181421" calcext:value-type="float">
            <text:p>0.181421</text:p>
          </table:table-cell>
          <table:table-cell office:value-type="float" office:value="0.213639" calcext:value-type="float">
            <text:p>0.213639</text:p>
          </table:table-cell>
          <table:table-cell table:number-columns-repeated="17"/>
        </table:table-row>
        <table:table-row table:style-name="ro1">
          <table:table-cell office:value-type="float" office:value="0.064961" calcext:value-type="float">
            <text:p>0.064961</text:p>
          </table:table-cell>
          <table:table-cell office:value-type="float" office:value="0.268917" calcext:value-type="float">
            <text:p>0.268917</text:p>
          </table:table-cell>
          <table:table-cell office:value-type="float" office:value="0.298096" calcext:value-type="float">
            <text:p>0.298096</text:p>
          </table:table-cell>
          <table:table-cell office:value-type="float" office:value="0.253878" calcext:value-type="float">
            <text:p>0.253878</text:p>
          </table:table-cell>
          <table:table-cell office:value-type="float" office:value="0.256313" calcext:value-type="float">
            <text:p>0.256313</text:p>
          </table:table-cell>
          <table:table-cell office:value-type="float" office:value="0.194638" calcext:value-type="float">
            <text:p>0.194638</text:p>
          </table:table-cell>
          <table:table-cell office:value-type="float" office:value="0.254901" calcext:value-type="float">
            <text:p>0.254901</text:p>
          </table:table-cell>
          <table:table-cell table:number-columns-repeated="17"/>
        </table:table-row>
        <table:table-row table:style-name="ro1">
          <table:table-cell office:value-type="float" office:value="0.095208" calcext:value-type="float">
            <text:p>0.095208</text:p>
          </table:table-cell>
          <table:table-cell office:value-type="float" office:value="0.263858" calcext:value-type="float">
            <text:p>0.263858</text:p>
          </table:table-cell>
          <table:table-cell office:value-type="float" office:value="0.253541" calcext:value-type="float">
            <text:p>0.253541</text:p>
          </table:table-cell>
          <table:table-cell office:value-type="float" office:value="0.235857" calcext:value-type="float">
            <text:p>0.235857</text:p>
          </table:table-cell>
          <table:table-cell office:value-type="float" office:value="0.244081" calcext:value-type="float">
            <text:p>0.244081</text:p>
          </table:table-cell>
          <table:table-cell office:value-type="float" office:value="0.243355" calcext:value-type="float">
            <text:p>0.243355</text:p>
          </table:table-cell>
          <table:table-cell office:value-type="float" office:value="0.208138" calcext:value-type="float">
            <text:p>0.208138</text:p>
          </table:table-cell>
          <table:table-cell table:number-columns-repeated="17"/>
        </table:table-row>
        <table:table-row table:style-name="ro1">
          <table:table-cell office:value-type="float" office:value="0.080318" calcext:value-type="float">
            <text:p>0.080318</text:p>
          </table:table-cell>
          <table:table-cell office:value-type="float" office:value="0.264775" calcext:value-type="float">
            <text:p>0.264775</text:p>
          </table:table-cell>
          <table:table-cell office:value-type="float" office:value="0.282744" calcext:value-type="float">
            <text:p>0.282744</text:p>
          </table:table-cell>
          <table:table-cell office:value-type="float" office:value="0.230095" calcext:value-type="float">
            <text:p>0.230095</text:p>
          </table:table-cell>
          <table:table-cell office:value-type="float" office:value="0.241029" calcext:value-type="float">
            <text:p>0.241029</text:p>
          </table:table-cell>
          <table:table-cell office:value-type="float" office:value="0.250025" calcext:value-type="float">
            <text:p>0.250025</text:p>
          </table:table-cell>
          <table:table-cell office:value-type="float" office:value="0.197325" calcext:value-type="float">
            <text:p>0.197325</text:p>
          </table:table-cell>
          <table:table-cell table:number-columns-repeated="17"/>
        </table:table-row>
        <table:table-row table:style-name="ro1">
          <table:table-cell office:value-type="float" office:value="0.061247" calcext:value-type="float">
            <text:p>0.061247</text:p>
          </table:table-cell>
          <table:table-cell office:value-type="float" office:value="0.329004" calcext:value-type="float">
            <text:p>0.329004</text:p>
          </table:table-cell>
          <table:table-cell office:value-type="float" office:value="0.262702" calcext:value-type="float">
            <text:p>0.262702</text:p>
          </table:table-cell>
          <table:table-cell office:value-type="float" office:value="0.262773" calcext:value-type="float">
            <text:p>0.262773</text:p>
          </table:table-cell>
          <table:table-cell office:value-type="float" office:value="0.208432" calcext:value-type="float">
            <text:p>0.208432</text:p>
          </table:table-cell>
          <table:table-cell office:value-type="float" office:value="0.183386" calcext:value-type="float">
            <text:p>0.183386</text:p>
          </table:table-cell>
          <table:table-cell office:value-type="float" office:value="0.195995" calcext:value-type="float">
            <text:p>0.195995</text:p>
          </table:table-cell>
          <table:table-cell table:number-columns-repeated="17"/>
        </table:table-row>
        <table:table-row table:style-name="ro1">
          <table:table-cell office:value-type="float" office:value="0.071359" calcext:value-type="float">
            <text:p>0.071359</text:p>
          </table:table-cell>
          <table:table-cell office:value-type="float" office:value="0.25904" calcext:value-type="float">
            <text:p>0.25904</text:p>
          </table:table-cell>
          <table:table-cell office:value-type="float" office:value="0.280065" calcext:value-type="float">
            <text:p>0.280065</text:p>
          </table:table-cell>
          <table:table-cell office:value-type="float" office:value="0.234407" calcext:value-type="float">
            <text:p>0.234407</text:p>
          </table:table-cell>
          <table:table-cell office:value-type="float" office:value="0.220636" calcext:value-type="float">
            <text:p>0.220636</text:p>
          </table:table-cell>
          <table:table-cell office:value-type="float" office:value="0.213788" calcext:value-type="float">
            <text:p>0.213788</text:p>
          </table:table-cell>
          <table:table-cell office:value-type="float" office:value="0.223373" calcext:value-type="float">
            <text:p>0.223373</text:p>
          </table:table-cell>
          <table:table-cell table:number-columns-repeated="17"/>
        </table:table-row>
        <table:table-row table:style-name="ro1">
          <table:table-cell office:value-type="float" office:value="0.084361" calcext:value-type="float">
            <text:p>0.084361</text:p>
          </table:table-cell>
          <table:table-cell office:value-type="float" office:value="0.239426" calcext:value-type="float">
            <text:p>0.239426</text:p>
          </table:table-cell>
          <table:table-cell office:value-type="float" office:value="0.279445" calcext:value-type="float">
            <text:p>0.279445</text:p>
          </table:table-cell>
          <table:table-cell office:value-type="float" office:value="0.257564" calcext:value-type="float">
            <text:p>0.257564</text:p>
          </table:table-cell>
          <table:table-cell office:value-type="float" office:value="0.205172" calcext:value-type="float">
            <text:p>0.205172</text:p>
          </table:table-cell>
          <table:table-cell office:value-type="float" office:value="0.204243" calcext:value-type="float">
            <text:p>0.204243</text:p>
          </table:table-cell>
          <table:table-cell office:value-type="float" office:value="0.207195" calcext:value-type="float">
            <text:p>0.207195</text:p>
          </table:table-cell>
          <table:table-cell table:number-columns-repeated="17"/>
        </table:table-row>
        <table:table-row table:style-name="ro1">
          <table:table-cell office:value-type="float" office:value="0.101333" calcext:value-type="float">
            <text:p>0.101333</text:p>
          </table:table-cell>
          <table:table-cell office:value-type="float" office:value="0.269539" calcext:value-type="float">
            <text:p>0.269539</text:p>
          </table:table-cell>
          <table:table-cell office:value-type="float" office:value="0.256995" calcext:value-type="float">
            <text:p>0.256995</text:p>
          </table:table-cell>
          <table:table-cell office:value-type="float" office:value="0.251971" calcext:value-type="float">
            <text:p>0.251971</text:p>
          </table:table-cell>
          <table:table-cell office:value-type="float" office:value="0.223113" calcext:value-type="float">
            <text:p>0.223113</text:p>
          </table:table-cell>
          <table:table-cell office:value-type="float" office:value="0.230611" calcext:value-type="float">
            <text:p>0.230611</text:p>
          </table:table-cell>
          <table:table-cell office:value-type="float" office:value="0.259641" calcext:value-type="float">
            <text:p>0.259641</text:p>
          </table:table-cell>
          <table:table-cell table:number-columns-repeated="17"/>
        </table:table-row>
        <table:table-row table:style-name="ro1">
          <table:table-cell office:value-type="float" office:value="0.066783" calcext:value-type="float">
            <text:p>0.066783</text:p>
          </table:table-cell>
          <table:table-cell office:value-type="float" office:value="0.303046" calcext:value-type="float">
            <text:p>0.303046</text:p>
          </table:table-cell>
          <table:table-cell office:value-type="float" office:value="0.272884" calcext:value-type="float">
            <text:p>0.272884</text:p>
          </table:table-cell>
          <table:table-cell office:value-type="float" office:value="0.253451" calcext:value-type="float">
            <text:p>0.253451</text:p>
          </table:table-cell>
          <table:table-cell office:value-type="float" office:value="0.283624" calcext:value-type="float">
            <text:p>0.283624</text:p>
          </table:table-cell>
          <table:table-cell office:value-type="float" office:value="0.190996" calcext:value-type="float">
            <text:p>0.190996</text:p>
          </table:table-cell>
          <table:table-cell office:value-type="float" office:value="0.207059" calcext:value-type="float">
            <text:p>0.207059</text:p>
          </table:table-cell>
          <table:table-cell table:number-columns-repeated="17"/>
        </table:table-row>
        <table:table-row table:style-name="ro1">
          <table:table-cell office:value-type="float" office:value="0.070121" calcext:value-type="float">
            <text:p>0.070121</text:p>
          </table:table-cell>
          <table:table-cell office:value-type="float" office:value="0.314252" calcext:value-type="float">
            <text:p>0.314252</text:p>
          </table:table-cell>
          <table:table-cell office:value-type="float" office:value="0.226577" calcext:value-type="float">
            <text:p>0.226577</text:p>
          </table:table-cell>
          <table:table-cell office:value-type="float" office:value="0.300951" calcext:value-type="float">
            <text:p>0.300951</text:p>
          </table:table-cell>
          <table:table-cell office:value-type="float" office:value="0.261087" calcext:value-type="float">
            <text:p>0.261087</text:p>
          </table:table-cell>
          <table:table-cell office:value-type="float" office:value="0.207002" calcext:value-type="float">
            <text:p>0.207002</text:p>
          </table:table-cell>
          <table:table-cell office:value-type="float" office:value="0.230044" calcext:value-type="float">
            <text:p>0.230044</text:p>
          </table:table-cell>
          <table:table-cell table:number-columns-repeated="17"/>
        </table:table-row>
        <table:table-row table:style-name="ro1">
          <table:table-cell office:value-type="float" office:value="0.073784" calcext:value-type="float">
            <text:p>0.073784</text:p>
          </table:table-cell>
          <table:table-cell office:value-type="float" office:value="0.256497" calcext:value-type="float">
            <text:p>0.256497</text:p>
          </table:table-cell>
          <table:table-cell office:value-type="float" office:value="0.256978" calcext:value-type="float">
            <text:p>0.256978</text:p>
          </table:table-cell>
          <table:table-cell office:value-type="float" office:value="0.295736" calcext:value-type="float">
            <text:p>0.295736</text:p>
          </table:table-cell>
          <table:table-cell office:value-type="float" office:value="0.28389" calcext:value-type="float">
            <text:p>0.28389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0.199996" calcext:value-type="float">
            <text:p>0.199996</text:p>
          </table:table-cell>
          <table:table-cell table:number-columns-repeated="17"/>
        </table:table-row>
        <table:table-row table:style-name="ro1">
          <table:table-cell office:value-type="float" office:value="0.106033" calcext:value-type="float">
            <text:p>0.106033</text:p>
          </table:table-cell>
          <table:table-cell office:value-type="float" office:value="0.239003" calcext:value-type="float">
            <text:p>0.239003</text:p>
          </table:table-cell>
          <table:table-cell office:value-type="float" office:value="0.224453" calcext:value-type="float">
            <text:p>0.224453</text:p>
          </table:table-cell>
          <table:table-cell office:value-type="float" office:value="0.194942" calcext:value-type="float">
            <text:p>0.194942</text:p>
          </table:table-cell>
          <table:table-cell office:value-type="float" office:value="0.180084" calcext:value-type="float">
            <text:p>0.180084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14794" calcext:value-type="float">
            <text:p>0.214794</text:p>
          </table:table-cell>
          <table:table-cell table:number-columns-repeated="17"/>
        </table:table-row>
        <table:table-row table:style-name="ro1">
          <table:table-cell office:value-type="float" office:value="0.069009" calcext:value-type="float">
            <text:p>0.069009</text:p>
          </table:table-cell>
          <table:table-cell office:value-type="float" office:value="0.276476" calcext:value-type="float">
            <text:p>0.276476</text:p>
          </table:table-cell>
          <table:table-cell office:value-type="float" office:value="0.207526" calcext:value-type="float">
            <text:p>0.207526</text:p>
          </table:table-cell>
          <table:table-cell office:value-type="float" office:value="0.231999" calcext:value-type="float">
            <text:p>0.231999</text:p>
          </table:table-cell>
          <table:table-cell office:value-type="float" office:value="0.227355" calcext:value-type="float">
            <text:p>0.227355</text:p>
          </table:table-cell>
          <table:table-cell office:value-type="float" office:value="0.231677" calcext:value-type="float">
            <text:p>0.231677</text:p>
          </table:table-cell>
          <table:table-cell office:value-type="float" office:value="0.208207" calcext:value-type="float">
            <text:p>0.208207</text:p>
          </table:table-cell>
          <table:table-cell table:number-columns-repeated="17"/>
        </table:table-row>
        <table:table-row table:style-name="ro1">
          <table:table-cell office:value-type="float" office:value="0.063578" calcext:value-type="float">
            <text:p>0.063578</text:p>
          </table:table-cell>
          <table:table-cell office:value-type="float" office:value="0.30214" calcext:value-type="float">
            <text:p>0.30214</text:p>
          </table:table-cell>
          <table:table-cell office:value-type="float" office:value="0.274154" calcext:value-type="float">
            <text:p>0.274154</text:p>
          </table:table-cell>
          <table:table-cell office:value-type="float" office:value="0.259441" calcext:value-type="float">
            <text:p>0.259441</text:p>
          </table:table-cell>
          <table:table-cell office:value-type="float" office:value="0.267252" calcext:value-type="float">
            <text:p>0.267252</text:p>
          </table:table-cell>
          <table:table-cell office:value-type="float" office:value="0.19476" calcext:value-type="float">
            <text:p>0.19476</text:p>
          </table:table-cell>
          <table:table-cell office:value-type="float" office:value="0.234845" calcext:value-type="float">
            <text:p>0.234845</text:p>
          </table:table-cell>
          <table:table-cell table:number-columns-repeated="17"/>
        </table:table-row>
        <table:table-row table:style-name="ro1">
          <table:table-cell office:value-type="float" office:value="0.106553" calcext:value-type="float">
            <text:p>0.106553</text:p>
          </table:table-cell>
          <table:table-cell office:value-type="float" office:value="0.266601" calcext:value-type="float">
            <text:p>0.266601</text:p>
          </table:table-cell>
          <table:table-cell office:value-type="float" office:value="0.340658" calcext:value-type="float">
            <text:p>0.340658</text:p>
          </table:table-cell>
          <table:table-cell office:value-type="float" office:value="0.211004" calcext:value-type="float">
            <text:p>0.211004</text:p>
          </table:table-cell>
          <table:table-cell office:value-type="float" office:value="0.270883" calcext:value-type="float">
            <text:p>0.270883</text:p>
          </table:table-cell>
          <table:table-cell office:value-type="float" office:value="0.459346" calcext:value-type="float">
            <text:p>0.459346</text:p>
          </table:table-cell>
          <table:table-cell office:value-type="float" office:value="0.20031" calcext:value-type="float">
            <text:p>0.20031</text:p>
          </table:table-cell>
          <table:table-cell table:number-columns-repeated="17"/>
        </table:table-row>
        <table:table-row table:style-name="ro1">
          <table:table-cell office:value-type="float" office:value="0.073786" calcext:value-type="float">
            <text:p>0.073786</text:p>
          </table:table-cell>
          <table:table-cell office:value-type="float" office:value="0.223401" calcext:value-type="float">
            <text:p>0.223401</text:p>
          </table:table-cell>
          <table:table-cell office:value-type="float" office:value="0.204687" calcext:value-type="float">
            <text:p>0.204687</text:p>
          </table:table-cell>
          <table:table-cell office:value-type="float" office:value="0.209619" calcext:value-type="float">
            <text:p>0.209619</text:p>
          </table:table-cell>
          <table:table-cell office:value-type="float" office:value="0.276428" calcext:value-type="float">
            <text:p>0.276428</text:p>
          </table:table-cell>
          <table:table-cell office:value-type="float" office:value="0.211893" calcext:value-type="float">
            <text:p>0.211893</text:p>
          </table:table-cell>
          <table:table-cell office:value-type="float" office:value="0.192056" calcext:value-type="float">
            <text:p>0.192056</text:p>
          </table:table-cell>
          <table:table-cell table:number-columns-repeated="17"/>
        </table:table-row>
        <table:table-row table:style-name="ro1">
          <table:table-cell office:value-type="float" office:value="0.069452" calcext:value-type="float">
            <text:p>0.069452</text:p>
          </table:table-cell>
          <table:table-cell office:value-type="float" office:value="0.24816" calcext:value-type="float">
            <text:p>0.24816</text:p>
          </table:table-cell>
          <table:table-cell office:value-type="float" office:value="0.205187" calcext:value-type="float">
            <text:p>0.205187</text:p>
          </table:table-cell>
          <table:table-cell office:value-type="float" office:value="0.282635" calcext:value-type="float">
            <text:p>0.282635</text:p>
          </table:table-cell>
          <table:table-cell office:value-type="float" office:value="0.264187" calcext:value-type="float">
            <text:p>0.264187</text:p>
          </table:table-cell>
          <table:table-cell office:value-type="float" office:value="0.217093" calcext:value-type="float">
            <text:p>0.217093</text:p>
          </table:table-cell>
          <table:table-cell office:value-type="float" office:value="0.24354" calcext:value-type="float">
            <text:p>0.24354</text:p>
          </table:table-cell>
          <table:table-cell table:number-columns-repeated="17"/>
        </table:table-row>
        <table:table-row table:style-name="ro1">
          <table:table-cell office:value-type="float" office:value="0.078478" calcext:value-type="float">
            <text:p>0.078478</text:p>
          </table:table-cell>
          <table:table-cell office:value-type="float" office:value="0.26991" calcext:value-type="float">
            <text:p>0.26991</text:p>
          </table:table-cell>
          <table:table-cell office:value-type="float" office:value="0.268067" calcext:value-type="float">
            <text:p>0.268067</text:p>
          </table:table-cell>
          <table:table-cell office:value-type="float" office:value="0.232706" calcext:value-type="float">
            <text:p>0.232706</text:p>
          </table:table-cell>
          <table:table-cell office:value-type="float" office:value="0.274515" calcext:value-type="float">
            <text:p>0.274515</text:p>
          </table:table-cell>
          <table:table-cell office:value-type="float" office:value="0.22014" calcext:value-type="float">
            <text:p>0.22014</text:p>
          </table:table-cell>
          <table:table-cell office:value-type="float" office:value="0.214886" calcext:value-type="float">
            <text:p>0.214886</text:p>
          </table:table-cell>
          <table:table-cell table:number-columns-repeated="17"/>
        </table:table-row>
        <table:table-row table:style-name="ro1">
          <table:table-cell office:value-type="float" office:value="0.075389" calcext:value-type="float">
            <text:p>0.075389</text:p>
          </table:table-cell>
          <table:table-cell office:value-type="float" office:value="0.261542" calcext:value-type="float">
            <text:p>0.261542</text:p>
          </table:table-cell>
          <table:table-cell office:value-type="float" office:value="0.276359" calcext:value-type="float">
            <text:p>0.276359</text:p>
          </table:table-cell>
          <table:table-cell office:value-type="float" office:value="0.221472" calcext:value-type="float">
            <text:p>0.221472</text:p>
          </table:table-cell>
          <table:table-cell office:value-type="float" office:value="0.263506" calcext:value-type="float">
            <text:p>0.263506</text:p>
          </table:table-cell>
          <table:table-cell office:value-type="float" office:value="0.186196" calcext:value-type="float">
            <text:p>0.186196</text:p>
          </table:table-cell>
          <table:table-cell office:value-type="float" office:value="0.207018" calcext:value-type="float">
            <text:p>0.207018</text:p>
          </table:table-cell>
          <table:table-cell table:number-columns-repeated="17"/>
        </table:table-row>
        <table:table-row table:style-name="ro1">
          <table:table-cell office:value-type="float" office:value="0.106116" calcext:value-type="float">
            <text:p>0.106116</text:p>
          </table:table-cell>
          <table:table-cell office:value-type="float" office:value="0.213015" calcext:value-type="float">
            <text:p>0.213015</text:p>
          </table:table-cell>
          <table:table-cell office:value-type="float" office:value="0.248418" calcext:value-type="float">
            <text:p>0.248418</text:p>
          </table:table-cell>
          <table:table-cell office:value-type="float" office:value="0.281376" calcext:value-type="float">
            <text:p>0.281376</text:p>
          </table:table-cell>
          <table:table-cell office:value-type="float" office:value="0.271083" calcext:value-type="float">
            <text:p>0.271083</text:p>
          </table:table-cell>
          <table:table-cell office:value-type="float" office:value="0.231243" calcext:value-type="float">
            <text:p>0.231243</text:p>
          </table:table-cell>
          <table:table-cell office:value-type="float" office:value="0.224956" calcext:value-type="float">
            <text:p>0.224956</text:p>
          </table:table-cell>
          <table:table-cell table:number-columns-repeated="17"/>
        </table:table-row>
        <table:table-row table:style-name="ro1">
          <table:table-cell office:value-type="float" office:value="0.065441" calcext:value-type="float">
            <text:p>0.065441</text:p>
          </table:table-cell>
          <table:table-cell office:value-type="float" office:value="0.267824" calcext:value-type="float">
            <text:p>0.267824</text:p>
          </table:table-cell>
          <table:table-cell office:value-type="float" office:value="0.292349" calcext:value-type="float">
            <text:p>0.292349</text:p>
          </table:table-cell>
          <table:table-cell office:value-type="float" office:value="0.257568" calcext:value-type="float">
            <text:p>0.257568</text:p>
          </table:table-cell>
          <table:table-cell office:value-type="float" office:value="0.260881" calcext:value-type="float">
            <text:p>0.260881</text:p>
          </table:table-cell>
          <table:table-cell office:value-type="float" office:value="0.199836" calcext:value-type="float">
            <text:p>0.199836</text:p>
          </table:table-cell>
          <table:table-cell office:value-type="float" office:value="0.204951" calcext:value-type="float">
            <text:p>0.204951</text:p>
          </table:table-cell>
          <table:table-cell table:number-columns-repeated="17"/>
        </table:table-row>
        <table:table-row table:style-name="ro1">
          <table:table-cell office:value-type="float" office:value="0.103704" calcext:value-type="float">
            <text:p>0.103704</text:p>
          </table:table-cell>
          <table:table-cell office:value-type="float" office:value="0.237134" calcext:value-type="float">
            <text:p>0.237134</text:p>
          </table:table-cell>
          <table:table-cell office:value-type="float" office:value="0.203991" calcext:value-type="float">
            <text:p>0.203991</text:p>
          </table:table-cell>
          <table:table-cell office:value-type="float" office:value="0.271525" calcext:value-type="float">
            <text:p>0.271525</text:p>
          </table:table-cell>
          <table:table-cell office:value-type="float" office:value="0.273515" calcext:value-type="float">
            <text:p>0.273515</text:p>
          </table:table-cell>
          <table:table-cell office:value-type="float" office:value="0.214934" calcext:value-type="float">
            <text:p>0.214934</text:p>
          </table:table-cell>
          <table:table-cell office:value-type="float" office:value="0.279008" calcext:value-type="float">
            <text:p>0.279008</text:p>
          </table:table-cell>
          <table:table-cell table:number-columns-repeated="17"/>
        </table:table-row>
        <table:table-row table:style-name="ro1">
          <table:table-cell office:value-type="float" office:value="0.057898" calcext:value-type="float">
            <text:p>0.057898</text:p>
          </table:table-cell>
          <table:table-cell office:value-type="float" office:value="0.250949" calcext:value-type="float">
            <text:p>0.250949</text:p>
          </table:table-cell>
          <table:table-cell office:value-type="float" office:value="0.280514" calcext:value-type="float">
            <text:p>0.280514</text:p>
          </table:table-cell>
          <table:table-cell office:value-type="float" office:value="0.261657" calcext:value-type="float">
            <text:p>0.261657</text:p>
          </table:table-cell>
          <table:table-cell office:value-type="float" office:value="0.258765" calcext:value-type="float">
            <text:p>0.258765</text:p>
          </table:table-cell>
          <table:table-cell office:value-type="float" office:value="0.234301" calcext:value-type="float">
            <text:p>0.234301</text:p>
          </table:table-cell>
          <table:table-cell office:value-type="float" office:value="0.205446" calcext:value-type="float">
            <text:p>0.205446</text:p>
          </table:table-cell>
          <table:table-cell table:number-columns-repeated="17"/>
        </table:table-row>
        <table:table-row table:style-name="ro1">
          <table:table-cell office:value-type="float" office:value="0.101661" calcext:value-type="float">
            <text:p>0.101661</text:p>
          </table:table-cell>
          <table:table-cell office:value-type="float" office:value="0.277909" calcext:value-type="float">
            <text:p>0.277909</text:p>
          </table:table-cell>
          <table:table-cell office:value-type="float" office:value="0.278602" calcext:value-type="float">
            <text:p>0.278602</text:p>
          </table:table-cell>
          <table:table-cell office:value-type="float" office:value="0.262957" calcext:value-type="float">
            <text:p>0.262957</text:p>
          </table:table-cell>
          <table:table-cell office:value-type="float" office:value="0.310918" calcext:value-type="float">
            <text:p>0.310918</text:p>
          </table:table-cell>
          <table:table-cell office:value-type="float" office:value="0.220147" calcext:value-type="float">
            <text:p>0.220147</text:p>
          </table:table-cell>
          <table:table-cell office:value-type="float" office:value="0.256941" calcext:value-type="float">
            <text:p>0.256941</text:p>
          </table:table-cell>
          <table:table-cell table:number-columns-repeated="17"/>
        </table:table-row>
        <table:table-row table:style-name="ro1">
          <table:table-cell office:value-type="float" office:value="0.051862" calcext:value-type="float">
            <text:p>0.051862</text:p>
          </table:table-cell>
          <table:table-cell office:value-type="float" office:value="0.284505" calcext:value-type="float">
            <text:p>0.284505</text:p>
          </table:table-cell>
          <table:table-cell office:value-type="float" office:value="0.218658" calcext:value-type="float">
            <text:p>0.218658</text:p>
          </table:table-cell>
          <table:table-cell office:value-type="float" office:value="0.23474" calcext:value-type="float">
            <text:p>0.23474</text:p>
          </table:table-cell>
          <table:table-cell office:value-type="float" office:value="0.262136" calcext:value-type="float">
            <text:p>0.262136</text:p>
          </table:table-cell>
          <table:table-cell office:value-type="float" office:value="0.213767" calcext:value-type="float">
            <text:p>0.213767</text:p>
          </table:table-cell>
          <table:table-cell office:value-type="float" office:value="0.207536" calcext:value-type="float">
            <text:p>0.207536</text:p>
          </table:table-cell>
          <table:table-cell table:number-columns-repeated="17"/>
        </table:table-row>
        <table:table-row table:style-name="ro1">
          <table:table-cell office:value-type="float" office:value="0.067596" calcext:value-type="float">
            <text:p>0.067596</text:p>
          </table:table-cell>
          <table:table-cell office:value-type="float" office:value="0.308586" calcext:value-type="float">
            <text:p>0.308586</text:p>
          </table:table-cell>
          <table:table-cell office:value-type="float" office:value="0.222367" calcext:value-type="float">
            <text:p>0.222367</text:p>
          </table:table-cell>
          <table:table-cell office:value-type="float" office:value="0.310943" calcext:value-type="float">
            <text:p>0.310943</text:p>
          </table:table-cell>
          <table:table-cell office:value-type="float" office:value="0.265971" calcext:value-type="float">
            <text:p>0.265971</text:p>
          </table:table-cell>
          <table:table-cell office:value-type="float" office:value="0.251542" calcext:value-type="float">
            <text:p>0.251542</text:p>
          </table:table-cell>
          <table:table-cell office:value-type="float" office:value="0.256135" calcext:value-type="float">
            <text:p>0.256135</text:p>
          </table:table-cell>
          <table:table-cell table:number-columns-repeated="17"/>
        </table:table-row>
        <table:table-row table:style-name="ro1">
          <table:table-cell office:value-type="float" office:value="0.064024" calcext:value-type="float">
            <text:p>0.064024</text:p>
          </table:table-cell>
          <table:table-cell office:value-type="float" office:value="0.23778" calcext:value-type="float">
            <text:p>0.23778</text:p>
          </table:table-cell>
          <table:table-cell office:value-type="float" office:value="0.303048" calcext:value-type="float">
            <text:p>0.303048</text:p>
          </table:table-cell>
          <table:table-cell office:value-type="float" office:value="0.266975" calcext:value-type="float">
            <text:p>0.266975</text:p>
          </table:table-cell>
          <table:table-cell office:value-type="float" office:value="0.245971" calcext:value-type="float">
            <text:p>0.245971</text:p>
          </table:table-cell>
          <table:table-cell office:value-type="float" office:value="0.19477" calcext:value-type="float">
            <text:p>0.19477</text:p>
          </table:table-cell>
          <table:table-cell office:value-type="float" office:value="0.242038" calcext:value-type="float">
            <text:p>0.242038</text:p>
          </table:table-cell>
          <table:table-cell table:number-columns-repeated="17"/>
        </table:table-row>
        <table:table-row table:style-name="ro1">
          <table:table-cell office:value-type="float" office:value="0.068398" calcext:value-type="float">
            <text:p>0.068398</text:p>
          </table:table-cell>
          <table:table-cell office:value-type="float" office:value="0.292284" calcext:value-type="float">
            <text:p>0.292284</text:p>
          </table:table-cell>
          <table:table-cell office:value-type="float" office:value="0.284685" calcext:value-type="float">
            <text:p>0.284685</text:p>
          </table:table-cell>
          <table:table-cell office:value-type="float" office:value="0.25553" calcext:value-type="float">
            <text:p>0.25553</text:p>
          </table:table-cell>
          <table:table-cell office:value-type="float" office:value="0.23185" calcext:value-type="float">
            <text:p>0.23185</text:p>
          </table:table-cell>
          <table:table-cell office:value-type="float" office:value="0.259393" calcext:value-type="float">
            <text:p>0.259393</text:p>
          </table:table-cell>
          <table:table-cell office:value-type="float" office:value="0.25333" calcext:value-type="float">
            <text:p>0.25333</text:p>
          </table:table-cell>
          <table:table-cell table:number-columns-repeated="17"/>
        </table:table-row>
        <table:table-row table:style-name="ro1">
          <table:table-cell office:value-type="float" office:value="0.104238" calcext:value-type="float">
            <text:p>0.104238</text:p>
          </table:table-cell>
          <table:table-cell office:value-type="float" office:value="0.265895" calcext:value-type="float">
            <text:p>0.265895</text:p>
          </table:table-cell>
          <table:table-cell office:value-type="float" office:value="0.281186" calcext:value-type="float">
            <text:p>0.281186</text:p>
          </table:table-cell>
          <table:table-cell office:value-type="float" office:value="0.223041" calcext:value-type="float">
            <text:p>0.223041</text:p>
          </table:table-cell>
          <table:table-cell office:value-type="float" office:value="0.214042" calcext:value-type="float">
            <text:p>0.214042</text:p>
          </table:table-cell>
          <table:table-cell office:value-type="float" office:value="0.212051" calcext:value-type="float">
            <text:p>0.212051</text:p>
          </table:table-cell>
          <table:table-cell office:value-type="float" office:value="0.241928" calcext:value-type="float">
            <text:p>0.241928</text:p>
          </table:table-cell>
          <table:table-cell table:number-columns-repeated="17"/>
        </table:table-row>
        <table:table-row table:style-name="ro1">
          <table:table-cell office:value-type="float" office:value="0.074583" calcext:value-type="float">
            <text:p>0.074583</text:p>
          </table:table-cell>
          <table:table-cell office:value-type="float" office:value="0.295579" calcext:value-type="float">
            <text:p>0.295579</text:p>
          </table:table-cell>
          <table:table-cell office:value-type="float" office:value="0.21834" calcext:value-type="float">
            <text:p>0.21834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200568" calcext:value-type="float">
            <text:p>0.200568</text:p>
          </table:table-cell>
          <table:table-cell office:value-type="float" office:value="0.229949" calcext:value-type="float">
            <text:p>0.229949</text:p>
          </table:table-cell>
          <table:table-cell office:value-type="float" office:value="0.202998" calcext:value-type="float">
            <text:p>0.202998</text:p>
          </table:table-cell>
          <table:table-cell table:number-columns-repeated="17"/>
        </table:table-row>
        <table:table-row table:style-name="ro1">
          <table:table-cell office:value-type="float" office:value="0.071912" calcext:value-type="float">
            <text:p>0.071912</text:p>
          </table:table-cell>
          <table:table-cell office:value-type="float" office:value="0.296809" calcext:value-type="float">
            <text:p>0.296809</text:p>
          </table:table-cell>
          <table:table-cell office:value-type="float" office:value="0.269072" calcext:value-type="float">
            <text:p>0.269072</text:p>
          </table:table-cell>
          <table:table-cell office:value-type="float" office:value="0.281243" calcext:value-type="float">
            <text:p>0.281243</text:p>
          </table:table-cell>
          <table:table-cell office:value-type="float" office:value="0.245549" calcext:value-type="float">
            <text:p>0.245549</text:p>
          </table:table-cell>
          <table:table-cell office:value-type="float" office:value="0.200222" calcext:value-type="float">
            <text:p>0.200222</text:p>
          </table:table-cell>
          <table:table-cell office:value-type="float" office:value="0.255818" calcext:value-type="float">
            <text:p>0.255818</text:p>
          </table:table-cell>
          <table:table-cell table:number-columns-repeated="17"/>
        </table:table-row>
        <table:table-row table:style-name="ro1">
          <table:table-cell office:value-type="float" office:value="0.064913" calcext:value-type="float">
            <text:p>0.064913</text:p>
          </table:table-cell>
          <table:table-cell office:value-type="float" office:value="0.28472" calcext:value-type="float">
            <text:p>0.28472</text:p>
          </table:table-cell>
          <table:table-cell office:value-type="float" office:value="0.300224" calcext:value-type="float">
            <text:p>0.300224</text:p>
          </table:table-cell>
          <table:table-cell office:value-type="float" office:value="0.227431" calcext:value-type="float">
            <text:p>0.227431</text:p>
          </table:table-cell>
          <table:table-cell office:value-type="float" office:value="0.205639" calcext:value-type="float">
            <text:p>0.205639</text:p>
          </table:table-cell>
          <table:table-cell office:value-type="float" office:value="0.203038" calcext:value-type="float">
            <text:p>0.203038</text:p>
          </table:table-cell>
          <table:table-cell office:value-type="float" office:value="0.221713" calcext:value-type="float">
            <text:p>0.221713</text:p>
          </table:table-cell>
          <table:table-cell table:number-columns-repeated="17"/>
        </table:table-row>
        <table:table-row table:style-name="ro1">
          <table:table-cell office:value-type="float" office:value="0.093122" calcext:value-type="float">
            <text:p>0.093122</text:p>
          </table:table-cell>
          <table:table-cell office:value-type="float" office:value="0.273739" calcext:value-type="float">
            <text:p>0.273739</text:p>
          </table:table-cell>
          <table:table-cell office:value-type="float" office:value="0.255928" calcext:value-type="float">
            <text:p>0.255928</text:p>
          </table:table-cell>
          <table:table-cell office:value-type="float" office:value="0.248808" calcext:value-type="float">
            <text:p>0.248808</text:p>
          </table:table-cell>
          <table:table-cell office:value-type="float" office:value="0.233536" calcext:value-type="float">
            <text:p>0.233536</text:p>
          </table:table-cell>
          <table:table-cell office:value-type="float" office:value="0.204712" calcext:value-type="float">
            <text:p>0.204712</text:p>
          </table:table-cell>
          <table:table-cell office:value-type="float" office:value="0.241487" calcext:value-type="float">
            <text:p>0.241487</text:p>
          </table:table-cell>
          <table:table-cell table:number-columns-repeated="17"/>
        </table:table-row>
        <table:table-row table:style-name="ro1">
          <table:table-cell office:value-type="float" office:value="0.063057" calcext:value-type="float">
            <text:p>0.063057</text:p>
          </table:table-cell>
          <table:table-cell office:value-type="float" office:value="0.330567" calcext:value-type="float">
            <text:p>0.330567</text:p>
          </table:table-cell>
          <table:table-cell office:value-type="float" office:value="0.282323" calcext:value-type="float">
            <text:p>0.282323</text:p>
          </table:table-cell>
          <table:table-cell office:value-type="float" office:value="0.232378" calcext:value-type="float">
            <text:p>0.232378</text:p>
          </table:table-cell>
          <table:table-cell office:value-type="float" office:value="0.184451" calcext:value-type="float">
            <text:p>0.184451</text:p>
          </table:table-cell>
          <table:table-cell office:value-type="float" office:value="0.221737" calcext:value-type="float">
            <text:p>0.221737</text:p>
          </table:table-cell>
          <table:table-cell office:value-type="float" office:value="0.222964" calcext:value-type="float">
            <text:p>0.222964</text:p>
          </table:table-cell>
          <table:table-cell table:number-columns-repeated="17"/>
        </table:table-row>
        <table:table-row table:style-name="ro1">
          <table:table-cell office:value-type="float" office:value="0.09366" calcext:value-type="float">
            <text:p>0.09366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293508" calcext:value-type="float">
            <text:p>0.293508</text:p>
          </table:table-cell>
          <table:table-cell office:value-type="float" office:value="0.293101" calcext:value-type="float">
            <text:p>0.293101</text:p>
          </table:table-cell>
          <table:table-cell office:value-type="float" office:value="0.277744" calcext:value-type="float">
            <text:p>0.277744</text:p>
          </table:table-cell>
          <table:table-cell office:value-type="float" office:value="0.207107" calcext:value-type="float">
            <text:p>0.207107</text:p>
          </table:table-cell>
          <table:table-cell office:value-type="float" office:value="0.213114" calcext:value-type="float">
            <text:p>0.213114</text:p>
          </table:table-cell>
          <table:table-cell table:number-columns-repeated="17"/>
        </table:table-row>
        <table:table-row table:style-name="ro1">
          <table:table-cell office:value-type="float" office:value="0.074577" calcext:value-type="float">
            <text:p>0.074577</text:p>
          </table:table-cell>
          <table:table-cell office:value-type="float" office:value="0.341347" calcext:value-type="float">
            <text:p>0.341347</text:p>
          </table:table-cell>
          <table:table-cell office:value-type="float" office:value="0.26963" calcext:value-type="float">
            <text:p>0.26963</text:p>
          </table:table-cell>
          <table:table-cell office:value-type="float" office:value="0.293156" calcext:value-type="float">
            <text:p>0.293156</text:p>
          </table:table-cell>
          <table:table-cell office:value-type="float" office:value="0.217281" calcext:value-type="float">
            <text:p>0.217281</text:p>
          </table:table-cell>
          <table:table-cell office:value-type="float" office:value="0.218957" calcext:value-type="float">
            <text:p>0.218957</text:p>
          </table:table-cell>
          <table:table-cell office:value-type="float" office:value="0.290921" calcext:value-type="float">
            <text:p>0.290921</text:p>
          </table:table-cell>
          <table:table-cell table:number-columns-repeated="17"/>
        </table:table-row>
        <table:table-row table:style-name="ro1">
          <table:table-cell office:value-type="float" office:value="0.106127" calcext:value-type="float">
            <text:p>0.106127</text:p>
          </table:table-cell>
          <table:table-cell office:value-type="float" office:value="0.24024" calcext:value-type="float">
            <text:p>0.24024</text:p>
          </table:table-cell>
          <table:table-cell office:value-type="float" office:value="0.223769" calcext:value-type="float">
            <text:p>0.223769</text:p>
          </table:table-cell>
          <table:table-cell office:value-type="float" office:value="0.158925" calcext:value-type="float">
            <text:p>0.158925</text:p>
          </table:table-cell>
          <table:table-cell office:value-type="float" office:value="0.205202" calcext:value-type="float">
            <text:p>0.205202</text:p>
          </table:table-cell>
          <table:table-cell office:value-type="float" office:value="0.198464" calcext:value-type="float">
            <text:p>0.198464</text:p>
          </table:table-cell>
          <table:table-cell office:value-type="float" office:value="0.183788" calcext:value-type="float">
            <text:p>0.183788</text:p>
          </table:table-cell>
          <table:table-cell table:number-columns-repeated="17"/>
        </table:table-row>
        <table:table-row table:style-name="ro1">
          <table:table-cell office:value-type="float" office:value="0.100828" calcext:value-type="float">
            <text:p>0.100828</text:p>
          </table:table-cell>
          <table:table-cell office:value-type="float" office:value="0.260876" calcext:value-type="float">
            <text:p>0.260876</text:p>
          </table:table-cell>
          <table:table-cell office:value-type="float" office:value="0.163029" calcext:value-type="float">
            <text:p>0.163029</text:p>
          </table:table-cell>
          <table:table-cell office:value-type="float" office:value="0.270796" calcext:value-type="float">
            <text:p>0.270796</text:p>
          </table:table-cell>
          <table:table-cell office:value-type="float" office:value="0.207914" calcext:value-type="float">
            <text:p>0.207914</text:p>
          </table:table-cell>
          <table:table-cell office:value-type="float" office:value="0.234574" calcext:value-type="float">
            <text:p>0.234574</text:p>
          </table:table-cell>
          <table:table-cell office:value-type="float" office:value="0.241509" calcext:value-type="float">
            <text:p>0.241509</text:p>
          </table:table-cell>
          <table:table-cell table:number-columns-repeated="17"/>
        </table:table-row>
        <table:table-row table:style-name="ro1">
          <table:table-cell office:value-type="float" office:value="0.070173" calcext:value-type="float">
            <text:p>0.070173</text:p>
          </table:table-cell>
          <table:table-cell office:value-type="float" office:value="0.206895" calcext:value-type="float">
            <text:p>0.206895</text:p>
          </table:table-cell>
          <table:table-cell office:value-type="float" office:value="0.289916" calcext:value-type="float">
            <text:p>0.289916</text:p>
          </table:table-cell>
          <table:table-cell office:value-type="float" office:value="0.30132" calcext:value-type="float">
            <text:p>0.30132</text:p>
          </table:table-cell>
          <table:table-cell office:value-type="float" office:value="0.214335" calcext:value-type="float">
            <text:p>0.214335</text:p>
          </table:table-cell>
          <table:table-cell office:value-type="float" office:value="0.236402" calcext:value-type="float">
            <text:p>0.236402</text:p>
          </table:table-cell>
          <table:table-cell office:value-type="float" office:value="0.222802" calcext:value-type="float">
            <text:p>0.222802</text:p>
          </table:table-cell>
          <table:table-cell table:number-columns-repeated="17"/>
        </table:table-row>
        <table:table-row table:style-name="ro1">
          <table:table-cell office:value-type="float" office:value="0.09204" calcext:value-type="float">
            <text:p>0.09204</text:p>
          </table:table-cell>
          <table:table-cell office:value-type="float" office:value="0.297759" calcext:value-type="float">
            <text:p>0.297759</text:p>
          </table:table-cell>
          <table:table-cell office:value-type="float" office:value="0.278442" calcext:value-type="float">
            <text:p>0.278442</text:p>
          </table:table-cell>
          <table:table-cell office:value-type="float" office:value="0.293353" calcext:value-type="float">
            <text:p>0.293353</text:p>
          </table:table-cell>
          <table:table-cell office:value-type="float" office:value="0.202364" calcext:value-type="float">
            <text:p>0.202364</text:p>
          </table:table-cell>
          <table:table-cell office:value-type="float" office:value="0.175751" calcext:value-type="float">
            <text:p>0.175751</text:p>
          </table:table-cell>
          <table:table-cell office:value-type="float" office:value="0.199687" calcext:value-type="float">
            <text:p>0.199687</text:p>
          </table:table-cell>
          <table:table-cell table:number-columns-repeated="17"/>
        </table:table-row>
        <table:table-row table:style-name="ro1">
          <table:table-cell office:value-type="float" office:value="0.067391" calcext:value-type="float">
            <text:p>0.067391</text:p>
          </table:table-cell>
          <table:table-cell office:value-type="float" office:value="0.237728" calcext:value-type="float">
            <text:p>0.237728</text:p>
          </table:table-cell>
          <table:table-cell office:value-type="float" office:value="0.235106" calcext:value-type="float">
            <text:p>0.235106</text:p>
          </table:table-cell>
          <table:table-cell office:value-type="float" office:value="0.236745" calcext:value-type="float">
            <text:p>0.236745</text:p>
          </table:table-cell>
          <table:table-cell office:value-type="float" office:value="0.242076" calcext:value-type="float">
            <text:p>0.242076</text:p>
          </table:table-cell>
          <table:table-cell office:value-type="float" office:value="0.196225" calcext:value-type="float">
            <text:p>0.196225</text:p>
          </table:table-cell>
          <table:table-cell office:value-type="float" office:value="0.229479" calcext:value-type="float">
            <text:p>0.229479</text:p>
          </table:table-cell>
          <table:table-cell table:number-columns-repeated="17"/>
        </table:table-row>
        <table:table-row table:style-name="ro1">
          <table:table-cell office:value-type="float" office:value="0.097949" calcext:value-type="float">
            <text:p>0.097949</text:p>
          </table:table-cell>
          <table:table-cell office:value-type="float" office:value="0.196468" calcext:value-type="float">
            <text:p>0.196468</text:p>
          </table:table-cell>
          <table:table-cell office:value-type="float" office:value="0.303101" calcext:value-type="float">
            <text:p>0.303101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167796" calcext:value-type="float">
            <text:p>0.167796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212793" calcext:value-type="float">
            <text:p>0.212793</text:p>
          </table:table-cell>
          <table:table-cell table:number-columns-repeated="17"/>
        </table:table-row>
        <table:table-row table:style-name="ro1">
          <table:table-cell office:value-type="float" office:value="0.06072" calcext:value-type="float">
            <text:p>0.06072</text:p>
          </table:table-cell>
          <table:table-cell office:value-type="float" office:value="0.226885" calcext:value-type="float">
            <text:p>0.226885</text:p>
          </table:table-cell>
          <table:table-cell office:value-type="float" office:value="0.238949" calcext:value-type="float">
            <text:p>0.238949</text:p>
          </table:table-cell>
          <table:table-cell office:value-type="float" office:value="0.237002" calcext:value-type="float">
            <text:p>0.237002</text:p>
          </table:table-cell>
          <table:table-cell office:value-type="float" office:value="0.28311" calcext:value-type="float">
            <text:p>0.28311</text:p>
          </table:table-cell>
          <table:table-cell office:value-type="float" office:value="0.194079" calcext:value-type="float">
            <text:p>0.194079</text:p>
          </table:table-cell>
          <table:table-cell office:value-type="float" office:value="0.260126" calcext:value-type="float">
            <text:p>0.260126</text:p>
          </table:table-cell>
          <table:table-cell table:number-columns-repeated="17"/>
        </table:table-row>
        <table:table-row table:style-name="ro1">
          <table:table-cell office:value-type="float" office:value="0.057412" calcext:value-type="float">
            <text:p>0.057412</text:p>
          </table:table-cell>
          <table:table-cell office:value-type="float" office:value="0.295833" calcext:value-type="float">
            <text:p>0.295833</text:p>
          </table:table-cell>
          <table:table-cell office:value-type="float" office:value="0.298993" calcext:value-type="float">
            <text:p>0.298993</text:p>
          </table:table-cell>
          <table:table-cell office:value-type="float" office:value="0.312849" calcext:value-type="float">
            <text:p>0.312849</text:p>
          </table:table-cell>
          <table:table-cell office:value-type="float" office:value="0.198521" calcext:value-type="float">
            <text:p>0.198521</text:p>
          </table:table-cell>
          <table:table-cell office:value-type="float" office:value="0.244129" calcext:value-type="float">
            <text:p>0.244129</text:p>
          </table:table-cell>
          <table:table-cell office:value-type="float" office:value="0.207525" calcext:value-type="float">
            <text:p>0.207525</text:p>
          </table:table-cell>
          <table:table-cell table:number-columns-repeated="17"/>
        </table:table-row>
        <table:table-row table:style-name="ro1">
          <table:table-cell office:value-type="float" office:value="0.072105" calcext:value-type="float">
            <text:p>0.072105</text:p>
          </table:table-cell>
          <table:table-cell office:value-type="float" office:value="0.263705" calcext:value-type="float">
            <text:p>0.263705</text:p>
          </table:table-cell>
          <table:table-cell office:value-type="float" office:value="0.291227" calcext:value-type="float">
            <text:p>0.291227</text:p>
          </table:table-cell>
          <table:table-cell office:value-type="float" office:value="0.295282" calcext:value-type="float">
            <text:p>0.295282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244397" calcext:value-type="float">
            <text:p>0.244397</text:p>
          </table:table-cell>
          <table:table-cell office:value-type="float" office:value="0.241701" calcext:value-type="float">
            <text:p>0.241701</text:p>
          </table:table-cell>
          <table:table-cell table:number-columns-repeated="17"/>
        </table:table-row>
        <table:table-row table:style-name="ro1">
          <table:table-cell office:value-type="float" office:value="0.064218" calcext:value-type="float">
            <text:p>0.064218</text:p>
          </table:table-cell>
          <table:table-cell office:value-type="float" office:value="0.318227" calcext:value-type="float">
            <text:p>0.318227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279886" calcext:value-type="float">
            <text:p>0.279886</text:p>
          </table:table-cell>
          <table:table-cell office:value-type="float" office:value="0.212713" calcext:value-type="float">
            <text:p>0.212713</text:p>
          </table:table-cell>
          <table:table-cell office:value-type="float" office:value="0.178197" calcext:value-type="float">
            <text:p>0.178197</text:p>
          </table:table-cell>
          <table:table-cell office:value-type="float" office:value="0.236423" calcext:value-type="float">
            <text:p>0.236423</text:p>
          </table:table-cell>
          <table:table-cell table:number-columns-repeated="17"/>
        </table:table-row>
        <table:table-row table:style-name="ro1">
          <table:table-cell office:value-type="float" office:value="0.095821" calcext:value-type="float">
            <text:p>0.095821</text:p>
          </table:table-cell>
          <table:table-cell office:value-type="float" office:value="0.265658" calcext:value-type="float">
            <text:p>0.265658</text:p>
          </table:table-cell>
          <table:table-cell office:value-type="float" office:value="0.201149" calcext:value-type="float">
            <text:p>0.201149</text:p>
          </table:table-cell>
          <table:table-cell office:value-type="float" office:value="0.241414" calcext:value-type="float">
            <text:p>0.241414</text:p>
          </table:table-cell>
          <table:table-cell office:value-type="float" office:value="0.224042" calcext:value-type="float">
            <text:p>0.224042</text:p>
          </table:table-cell>
          <table:table-cell office:value-type="float" office:value="0.212724" calcext:value-type="float">
            <text:p>0.212724</text:p>
          </table:table-cell>
          <table:table-cell office:value-type="float" office:value="0.1743" calcext:value-type="float">
            <text:p>0.1743</text:p>
          </table:table-cell>
          <table:table-cell table:number-columns-repeated="17"/>
        </table:table-row>
        <table:table-row table:style-name="ro1">
          <table:table-cell office:value-type="float" office:value="0.062342" calcext:value-type="float">
            <text:p>0.062342</text:p>
          </table:table-cell>
          <table:table-cell office:value-type="float" office:value="0.280158" calcext:value-type="float">
            <text:p>0.280158</text:p>
          </table:table-cell>
          <table:table-cell office:value-type="float" office:value="0.284297" calcext:value-type="float">
            <text:p>0.284297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224581" calcext:value-type="float">
            <text:p>0.224581</text:p>
          </table:table-cell>
          <table:table-cell office:value-type="float" office:value="0.201001" calcext:value-type="float">
            <text:p>0.201001</text:p>
          </table:table-cell>
          <table:table-cell office:value-type="float" office:value="0.218016" calcext:value-type="float">
            <text:p>0.218016</text:p>
          </table:table-cell>
          <table:table-cell table:number-columns-repeated="17"/>
        </table:table-row>
        <table:table-row table:style-name="ro1">
          <table:table-cell office:value-type="float" office:value="0.101701" calcext:value-type="float">
            <text:p>0.101701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163872" calcext:value-type="float">
            <text:p>0.163872</text:p>
          </table:table-cell>
          <table:table-cell office:value-type="float" office:value="0.241341" calcext:value-type="float">
            <text:p>0.241341</text:p>
          </table:table-cell>
          <table:table-cell office:value-type="float" office:value="0.223384" calcext:value-type="float">
            <text:p>0.223384</text:p>
          </table:table-cell>
          <table:table-cell office:value-type="float" office:value="0.240014" calcext:value-type="float">
            <text:p>0.240014</text:p>
          </table:table-cell>
          <table:table-cell office:value-type="float" office:value="0.260601" calcext:value-type="float">
            <text:p>0.260601</text:p>
          </table:table-cell>
          <table:table-cell table:number-columns-repeated="17"/>
        </table:table-row>
        <table:table-row table:style-name="ro1">
          <table:table-cell office:value-type="float" office:value="0.063807" calcext:value-type="float">
            <text:p>0.063807</text:p>
          </table:table-cell>
          <table:table-cell office:value-type="float" office:value="0.253601" calcext:value-type="float">
            <text:p>0.253601</text:p>
          </table:table-cell>
          <table:table-cell office:value-type="float" office:value="0.314225" calcext:value-type="float">
            <text:p>0.314225</text:p>
          </table:table-cell>
          <table:table-cell office:value-type="float" office:value="0.222037" calcext:value-type="float">
            <text:p>0.222037</text:p>
          </table:table-cell>
          <table:table-cell office:value-type="float" office:value="0.178861" calcext:value-type="float">
            <text:p>0.178861</text:p>
          </table:table-cell>
          <table:table-cell office:value-type="float" office:value="0.239247" calcext:value-type="float">
            <text:p>0.239247</text:p>
          </table:table-cell>
          <table:table-cell office:value-type="float" office:value="0.179728" calcext:value-type="float">
            <text:p>0.179728</text:p>
          </table:table-cell>
          <table:table-cell table:number-columns-repeated="17"/>
        </table:table-row>
        <table:table-row table:style-name="ro1">
          <table:table-cell office:value-type="float" office:value="0.093738" calcext:value-type="float">
            <text:p>0.093738</text:p>
          </table:table-cell>
          <table:table-cell office:value-type="float" office:value="0.253231" calcext:value-type="float">
            <text:p>0.253231</text:p>
          </table:table-cell>
          <table:table-cell office:value-type="float" office:value="0.220241" calcext:value-type="float">
            <text:p>0.220241</text:p>
          </table:table-cell>
          <table:table-cell office:value-type="float" office:value="0.230397" calcext:value-type="float">
            <text:p>0.230397</text:p>
          </table:table-cell>
          <table:table-cell office:value-type="float" office:value="0.192822" calcext:value-type="float">
            <text:p>0.192822</text:p>
          </table:table-cell>
          <table:table-cell office:value-type="float" office:value="0.230686" calcext:value-type="float">
            <text:p>0.230686</text:p>
          </table:table-cell>
          <table:table-cell office:value-type="float" office:value="0.209289" calcext:value-type="float">
            <text:p>0.209289</text:p>
          </table:table-cell>
          <table:table-cell table:number-columns-repeated="17"/>
        </table:table-row>
        <table:table-row table:style-name="ro1">
          <table:table-cell office:value-type="float" office:value="0.074163" calcext:value-type="float">
            <text:p>0.074163</text:p>
          </table:table-cell>
          <table:table-cell office:value-type="float" office:value="0.262445" calcext:value-type="float">
            <text:p>0.262445</text:p>
          </table:table-cell>
          <table:table-cell office:value-type="float" office:value="0.265236" calcext:value-type="float">
            <text:p>0.265236</text:p>
          </table:table-cell>
          <table:table-cell office:value-type="float" office:value="0.294992" calcext:value-type="float">
            <text:p>0.294992</text:p>
          </table:table-cell>
          <table:table-cell office:value-type="float" office:value="0.264263" calcext:value-type="float">
            <text:p>0.264263</text:p>
          </table:table-cell>
          <table:table-cell office:value-type="float" office:value="0.193305" calcext:value-type="float">
            <text:p>0.193305</text:p>
          </table:table-cell>
          <table:table-cell office:value-type="float" office:value="0.20813" calcext:value-type="float">
            <text:p>0.20813</text:p>
          </table:table-cell>
          <table:table-cell table:number-columns-repeated="17"/>
        </table:table-row>
        <table:table-row table:style-name="ro1">
          <table:table-cell office:value-type="float" office:value="0.064712" calcext:value-type="float">
            <text:p>0.064712</text:p>
          </table:table-cell>
          <table:table-cell office:value-type="float" office:value="0.23943" calcext:value-type="float">
            <text:p>0.23943</text:p>
          </table:table-cell>
          <table:table-cell office:value-type="float" office:value="0.257577" calcext:value-type="float">
            <text:p>0.257577</text:p>
          </table:table-cell>
          <table:table-cell office:value-type="float" office:value="0.303348" calcext:value-type="float">
            <text:p>0.303348</text:p>
          </table:table-cell>
          <table:table-cell office:value-type="float" office:value="0.270691" calcext:value-type="float">
            <text:p>0.270691</text:p>
          </table:table-cell>
          <table:table-cell office:value-type="float" office:value="0.230924" calcext:value-type="float">
            <text:p>0.230924</text:p>
          </table:table-cell>
          <table:table-cell office:value-type="float" office:value="0.202963" calcext:value-type="float">
            <text:p>0.202963</text:p>
          </table:table-cell>
          <table:table-cell table:number-columns-repeated="17"/>
        </table:table-row>
        <table:table-row table:style-name="ro1">
          <table:table-cell office:value-type="float" office:value="0.064084" calcext:value-type="float">
            <text:p>0.064084</text:p>
          </table:table-cell>
          <table:table-cell office:value-type="float" office:value="0.262565" calcext:value-type="float">
            <text:p>0.262565</text:p>
          </table:table-cell>
          <table:table-cell office:value-type="float" office:value="0.218509" calcext:value-type="float">
            <text:p>0.218509</text:p>
          </table:table-cell>
          <table:table-cell office:value-type="float" office:value="0.317447" calcext:value-type="float">
            <text:p>0.317447</text:p>
          </table:table-cell>
          <table:table-cell office:value-type="float" office:value="0.283911" calcext:value-type="float">
            <text:p>0.283911</text:p>
          </table:table-cell>
          <table:table-cell office:value-type="float" office:value="0.173203" calcext:value-type="float">
            <text:p>0.173203</text:p>
          </table:table-cell>
          <table:table-cell office:value-type="float" office:value="0.221347" calcext:value-type="float">
            <text:p>0.221347</text:p>
          </table:table-cell>
          <table:table-cell table:number-columns-repeated="17"/>
        </table:table-row>
        <table:table-row table:style-name="ro1">
          <table:table-cell office:value-type="float" office:value="0.074361" calcext:value-type="float">
            <text:p>0.074361</text:p>
          </table:table-cell>
          <table:table-cell office:value-type="float" office:value="0.203811" calcext:value-type="float">
            <text:p>0.203811</text:p>
          </table:table-cell>
          <table:table-cell office:value-type="float" office:value="0.266611" calcext:value-type="float">
            <text:p>0.266611</text:p>
          </table:table-cell>
          <table:table-cell office:value-type="float" office:value="0.280326" calcext:value-type="float">
            <text:p>0.280326</text:p>
          </table:table-cell>
          <table:table-cell office:value-type="float" office:value="0.271993" calcext:value-type="float">
            <text:p>0.271993</text:p>
          </table:table-cell>
          <table:table-cell office:value-type="float" office:value="0.216958" calcext:value-type="float">
            <text:p>0.216958</text:p>
          </table:table-cell>
          <table:table-cell office:value-type="float" office:value="0.219859" calcext:value-type="float">
            <text:p>0.219859</text:p>
          </table:table-cell>
          <table:table-cell table:number-columns-repeated="17"/>
        </table:table-row>
        <table:table-row table:style-name="ro1">
          <table:table-cell office:value-type="float" office:value="0.056762" calcext:value-type="float">
            <text:p>0.056762</text:p>
          </table:table-cell>
          <table:table-cell office:value-type="float" office:value="0.307301" calcext:value-type="float">
            <text:p>0.307301</text:p>
          </table:table-cell>
          <table:table-cell office:value-type="float" office:value="0.213388" calcext:value-type="float">
            <text:p>0.213388</text:p>
          </table:table-cell>
          <table:table-cell office:value-type="float" office:value="0.296346" calcext:value-type="float">
            <text:p>0.296346</text:p>
          </table:table-cell>
          <table:table-cell office:value-type="float" office:value="0.272772" calcext:value-type="float">
            <text:p>0.272772</text:p>
          </table:table-cell>
          <table:table-cell office:value-type="float" office:value="0.209305" calcext:value-type="float">
            <text:p>0.209305</text:p>
          </table:table-cell>
          <table:table-cell office:value-type="float" office:value="0.197039" calcext:value-type="float">
            <text:p>0.197039</text:p>
          </table:table-cell>
          <table:table-cell table:number-columns-repeated="17"/>
        </table:table-row>
        <table:table-row table:style-name="ro1">
          <table:table-cell office:value-type="float" office:value="0.062301" calcext:value-type="float">
            <text:p>0.062301</text:p>
          </table:table-cell>
          <table:table-cell office:value-type="float" office:value="0.208934" calcext:value-type="float">
            <text:p>0.208934</text:p>
          </table:table-cell>
          <table:table-cell office:value-type="float" office:value="0.252001" calcext:value-type="float">
            <text:p>0.252001</text:p>
          </table:table-cell>
          <table:table-cell office:value-type="float" office:value="0.295101" calcext:value-type="float">
            <text:p>0.295101</text:p>
          </table:table-cell>
          <table:table-cell office:value-type="float" office:value="0.261469" calcext:value-type="float">
            <text:p>0.261469</text:p>
          </table:table-cell>
          <table:table-cell office:value-type="float" office:value="0.226213" calcext:value-type="float">
            <text:p>0.226213</text:p>
          </table:table-cell>
          <table:table-cell office:value-type="float" office:value="0.231016" calcext:value-type="float">
            <text:p>0.231016</text:p>
          </table:table-cell>
          <table:table-cell table:number-columns-repeated="17"/>
        </table:table-row>
        <table:table-row table:style-name="ro1">
          <table:table-cell office:value-type="float" office:value="0.106619" calcext:value-type="float">
            <text:p>0.106619</text:p>
          </table:table-cell>
          <table:table-cell office:value-type="float" office:value="0.236148" calcext:value-type="float">
            <text:p>0.236148</text:p>
          </table:table-cell>
          <table:table-cell office:value-type="float" office:value="0.255048" calcext:value-type="float">
            <text:p>0.255048</text:p>
          </table:table-cell>
          <table:table-cell office:value-type="float" office:value="0.277093" calcext:value-type="float">
            <text:p>0.277093</text:p>
          </table:table-cell>
          <table:table-cell office:value-type="float" office:value="0.225401" calcext:value-type="float">
            <text:p>0.225401</text:p>
          </table:table-cell>
          <table:table-cell office:value-type="float" office:value="0.21871" calcext:value-type="float">
            <text:p>0.21871</text:p>
          </table:table-cell>
          <table:table-cell office:value-type="float" office:value="0.215545" calcext:value-type="float">
            <text:p>0.215545</text:p>
          </table:table-cell>
          <table:table-cell table:number-columns-repeated="17"/>
        </table:table-row>
        <table:table-row table:style-name="ro1">
          <table:table-cell office:value-type="float" office:value="0.06571" calcext:value-type="float">
            <text:p>0.06571</text:p>
          </table:table-cell>
          <table:table-cell office:value-type="float" office:value="0.25557" calcext:value-type="float">
            <text:p>0.25557</text:p>
          </table:table-cell>
          <table:table-cell office:value-type="float" office:value="0.205006" calcext:value-type="float">
            <text:p>0.205006</text:p>
          </table:table-cell>
          <table:table-cell office:value-type="float" office:value="0.211863" calcext:value-type="float">
            <text:p>0.211863</text:p>
          </table:table-cell>
          <table:table-cell office:value-type="float" office:value="0.214222" calcext:value-type="float">
            <text:p>0.214222</text:p>
          </table:table-cell>
          <table:table-cell office:value-type="float" office:value="0.26779" calcext:value-type="float">
            <text:p>0.26779</text:p>
          </table:table-cell>
          <table:table-cell office:value-type="float" office:value="0.257064" calcext:value-type="float">
            <text:p>0.257064</text:p>
          </table:table-cell>
          <table:table-cell table:number-columns-repeated="17"/>
        </table:table-row>
        <table:table-row table:style-name="ro1">
          <table:table-cell office:value-type="float" office:value="0.083713" calcext:value-type="float">
            <text:p>0.083713</text:p>
          </table:table-cell>
          <table:table-cell office:value-type="float" office:value="0.294891" calcext:value-type="float">
            <text:p>0.294891</text:p>
          </table:table-cell>
          <table:table-cell office:value-type="float" office:value="0.247022" calcext:value-type="float">
            <text:p>0.247022</text:p>
          </table:table-cell>
          <table:table-cell office:value-type="float" office:value="0.242624" calcext:value-type="float">
            <text:p>0.242624</text:p>
          </table:table-cell>
          <table:table-cell office:value-type="float" office:value="0.16029" calcext:value-type="float">
            <text:p>0.16029</text:p>
          </table:table-cell>
          <table:table-cell office:value-type="float" office:value="0.186348" calcext:value-type="float">
            <text:p>0.186348</text:p>
          </table:table-cell>
          <table:table-cell office:value-type="float" office:value="0.221104" calcext:value-type="float">
            <text:p>0.221104</text:p>
          </table:table-cell>
          <table:table-cell table:number-columns-repeated="17"/>
        </table:table-row>
        <table:table-row table:style-name="ro1">
          <table:table-cell office:value-type="float" office:value="0.103226" calcext:value-type="float">
            <text:p>0.103226</text:p>
          </table:table-cell>
          <table:table-cell office:value-type="float" office:value="0.242009" calcext:value-type="float">
            <text:p>0.242009</text:p>
          </table:table-cell>
          <table:table-cell office:value-type="float" office:value="0.218452" calcext:value-type="float">
            <text:p>0.218452</text:p>
          </table:table-cell>
          <table:table-cell office:value-type="float" office:value="0.271416" calcext:value-type="float">
            <text:p>0.271416</text:p>
          </table:table-cell>
          <table:table-cell office:value-type="float" office:value="0.253238" calcext:value-type="float">
            <text:p>0.253238</text:p>
          </table:table-cell>
          <table:table-cell office:value-type="float" office:value="0.270142" calcext:value-type="float">
            <text:p>0.270142</text:p>
          </table:table-cell>
          <table:table-cell office:value-type="float" office:value="0.234153" calcext:value-type="float">
            <text:p>0.234153</text:p>
          </table:table-cell>
          <table:table-cell table:number-columns-repeated="17"/>
        </table:table-row>
        <table:table-row table:style-name="ro1">
          <table:table-cell office:value-type="float" office:value="0.106092" calcext:value-type="float">
            <text:p>0.106092</text:p>
          </table:table-cell>
          <table:table-cell office:value-type="float" office:value="0.247414" calcext:value-type="float">
            <text:p>0.247414</text:p>
          </table:table-cell>
          <table:table-cell office:value-type="float" office:value="0.218275" calcext:value-type="float">
            <text:p>0.218275</text:p>
          </table:table-cell>
          <table:table-cell office:value-type="float" office:value="0.246046" calcext:value-type="float">
            <text:p>0.246046</text:p>
          </table:table-cell>
          <table:table-cell office:value-type="float" office:value="0.203505" calcext:value-type="float">
            <text:p>0.203505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206675" calcext:value-type="float">
            <text:p>0.206675</text:p>
          </table:table-cell>
          <table:table-cell table:number-columns-repeated="17"/>
        </table:table-row>
        <table:table-row table:style-name="ro1">
          <table:table-cell office:value-type="float" office:value="0.105848" calcext:value-type="float">
            <text:p>0.105848</text:p>
          </table:table-cell>
          <table:table-cell office:value-type="float" office:value="0.271692" calcext:value-type="float">
            <text:p>0.271692</text:p>
          </table:table-cell>
          <table:table-cell office:value-type="float" office:value="0.206007" calcext:value-type="float">
            <text:p>0.206007</text:p>
          </table:table-cell>
          <table:table-cell office:value-type="float" office:value="0.303023" calcext:value-type="float">
            <text:p>0.303023</text:p>
          </table:table-cell>
          <table:table-cell office:value-type="float" office:value="0.224422" calcext:value-type="float">
            <text:p>0.224422</text:p>
          </table:table-cell>
          <table:table-cell office:value-type="float" office:value="0.191724" calcext:value-type="float">
            <text:p>0.191724</text:p>
          </table:table-cell>
          <table:table-cell office:value-type="float" office:value="0.226664" calcext:value-type="float">
            <text:p>0.226664</text:p>
          </table:table-cell>
          <table:table-cell table:number-columns-repeated="17"/>
        </table:table-row>
        <table:table-row table:style-name="ro1">
          <table:table-cell office:value-type="float" office:value="0.087278" calcext:value-type="float">
            <text:p>0.087278</text:p>
          </table:table-cell>
          <table:table-cell office:value-type="float" office:value="0.242205" calcext:value-type="float">
            <text:p>0.242205</text:p>
          </table:table-cell>
          <table:table-cell office:value-type="float" office:value="0.272665" calcext:value-type="float">
            <text:p>0.272665</text:p>
          </table:table-cell>
          <table:table-cell office:value-type="float" office:value="0.244339" calcext:value-type="float">
            <text:p>0.244339</text:p>
          </table:table-cell>
          <table:table-cell office:value-type="float" office:value="0.246836" calcext:value-type="float">
            <text:p>0.246836</text:p>
          </table:table-cell>
          <table:table-cell office:value-type="float" office:value="0.203123" calcext:value-type="float">
            <text:p>0.203123</text:p>
          </table:table-cell>
          <table:table-cell office:value-type="float" office:value="0.202968" calcext:value-type="float">
            <text:p>0.202968</text:p>
          </table:table-cell>
          <table:table-cell table:number-columns-repeated="17"/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0.211975" calcext:value-type="float">
            <text:p>0.211975</text:p>
          </table:table-cell>
          <table:table-cell office:value-type="float" office:value="0.260476" calcext:value-type="float">
            <text:p>0.260476</text:p>
          </table:table-cell>
          <table:table-cell office:value-type="float" office:value="0.248562" calcext:value-type="float">
            <text:p>0.248562</text:p>
          </table:table-cell>
          <table:table-cell office:value-type="float" office:value="0.199193" calcext:value-type="float">
            <text:p>0.199193</text:p>
          </table:table-cell>
          <table:table-cell office:value-type="float" office:value="0.271541" calcext:value-type="float">
            <text:p>0.271541</text:p>
          </table:table-cell>
          <table:table-cell office:value-type="float" office:value="0.207628" calcext:value-type="float">
            <text:p>0.207628</text:p>
          </table:table-cell>
          <table:table-cell table:number-columns-repeated="17"/>
        </table:table-row>
        <table:table-row table:style-name="ro1">
          <table:table-cell office:value-type="float" office:value="0.065154" calcext:value-type="float">
            <text:p>0.065154</text:p>
          </table:table-cell>
          <table:table-cell office:value-type="float" office:value="0.232319" calcext:value-type="float">
            <text:p>0.232319</text:p>
          </table:table-cell>
          <table:table-cell office:value-type="float" office:value="0.287226" calcext:value-type="float">
            <text:p>0.287226</text:p>
          </table:table-cell>
          <table:table-cell office:value-type="float" office:value="0.243198" calcext:value-type="float">
            <text:p>0.243198</text:p>
          </table:table-cell>
          <table:table-cell office:value-type="float" office:value="0.205103" calcext:value-type="float">
            <text:p>0.205103</text:p>
          </table:table-cell>
          <table:table-cell office:value-type="float" office:value="0.16248" calcext:value-type="float">
            <text:p>0.16248</text:p>
          </table:table-cell>
          <table:table-cell office:value-type="float" office:value="0.208329" calcext:value-type="float">
            <text:p>0.208329</text:p>
          </table:table-cell>
          <table:table-cell table:number-columns-repeated="17"/>
        </table:table-row>
        <table:table-row table:style-name="ro1">
          <table:table-cell office:value-type="float" office:value="0.092428" calcext:value-type="float">
            <text:p>0.092428</text:p>
          </table:table-cell>
          <table:table-cell office:value-type="float" office:value="0.24086" calcext:value-type="float">
            <text:p>0.24086</text:p>
          </table:table-cell>
          <table:table-cell office:value-type="float" office:value="0.245015" calcext:value-type="float">
            <text:p>0.245015</text:p>
          </table:table-cell>
          <table:table-cell office:value-type="float" office:value="0.264571" calcext:value-type="float">
            <text:p>0.264571</text:p>
          </table:table-cell>
          <table:table-cell office:value-type="float" office:value="0.185415" calcext:value-type="float">
            <text:p>0.185415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202807" calcext:value-type="float">
            <text:p>0.202807</text:p>
          </table:table-cell>
          <table:table-cell table:number-columns-repeated="17"/>
        </table:table-row>
        <table:table-row table:style-name="ro1">
          <table:table-cell office:value-type="float" office:value="0.074696" calcext:value-type="float">
            <text:p>0.074696</text:p>
          </table:table-cell>
          <table:table-cell office:value-type="float" office:value="0.252668" calcext:value-type="float">
            <text:p>0.252668</text:p>
          </table:table-cell>
          <table:table-cell office:value-type="float" office:value="0.238023" calcext:value-type="float">
            <text:p>0.238023</text:p>
          </table:table-cell>
          <table:table-cell office:value-type="float" office:value="0.270006" calcext:value-type="float">
            <text:p>0.270006</text:p>
          </table:table-cell>
          <table:table-cell office:value-type="float" office:value="0.228168" calcext:value-type="float">
            <text:p>0.228168</text:p>
          </table:table-cell>
          <table:table-cell office:value-type="float" office:value="0.203108" calcext:value-type="float">
            <text:p>0.203108</text:p>
          </table:table-cell>
          <table:table-cell office:value-type="float" office:value="0.243852" calcext:value-type="float">
            <text:p>0.243852</text:p>
          </table:table-cell>
          <table:table-cell table:number-columns-repeated="17"/>
        </table:table-row>
        <table:table-row table:style-name="ro1">
          <table:table-cell office:value-type="float" office:value="0.105174" calcext:value-type="float">
            <text:p>0.105174</text:p>
          </table:table-cell>
          <table:table-cell office:value-type="float" office:value="0.306945" calcext:value-type="float">
            <text:p>0.306945</text:p>
          </table:table-cell>
          <table:table-cell office:value-type="float" office:value="0.299067" calcext:value-type="float">
            <text:p>0.299067</text:p>
          </table:table-cell>
          <table:table-cell office:value-type="float" office:value="0.256732" calcext:value-type="float">
            <text:p>0.256732</text:p>
          </table:table-cell>
          <table:table-cell office:value-type="float" office:value="0.205499" calcext:value-type="float">
            <text:p>0.205499</text:p>
          </table:table-cell>
          <table:table-cell office:value-type="float" office:value="0.250711" calcext:value-type="float">
            <text:p>0.250711</text:p>
          </table:table-cell>
          <table:table-cell office:value-type="float" office:value="0.214195" calcext:value-type="float">
            <text:p>0.214195</text:p>
          </table:table-cell>
          <table:table-cell table:number-columns-repeated="17"/>
        </table:table-row>
        <table:table-row table:style-name="ro1">
          <table:table-cell office:value-type="float" office:value="0.066157" calcext:value-type="float">
            <text:p>0.066157</text:p>
          </table:table-cell>
          <table:table-cell office:value-type="float" office:value="0.277375" calcext:value-type="float">
            <text:p>0.277375</text:p>
          </table:table-cell>
          <table:table-cell office:value-type="float" office:value="0.232247" calcext:value-type="float">
            <text:p>0.232247</text:p>
          </table:table-cell>
          <table:table-cell office:value-type="float" office:value="0.273686" calcext:value-type="float">
            <text:p>0.273686</text:p>
          </table:table-cell>
          <table:table-cell office:value-type="float" office:value="0.24932" calcext:value-type="float">
            <text:p>0.24932</text:p>
          </table:table-cell>
          <table:table-cell office:value-type="float" office:value="0.240516" calcext:value-type="float">
            <text:p>0.240516</text:p>
          </table:table-cell>
          <table:table-cell office:value-type="float" office:value="0.22282" calcext:value-type="float">
            <text:p>0.22282</text:p>
          </table:table-cell>
          <table:table-cell table:number-columns-repeated="17"/>
        </table:table-row>
        <table:table-row table:style-name="ro1">
          <table:table-cell office:value-type="float" office:value="0.068858" calcext:value-type="float">
            <text:p>0.068858</text:p>
          </table:table-cell>
          <table:table-cell office:value-type="float" office:value="0.209599" calcext:value-type="float">
            <text:p>0.209599</text:p>
          </table:table-cell>
          <table:table-cell office:value-type="float" office:value="0.296582" calcext:value-type="float">
            <text:p>0.296582</text:p>
          </table:table-cell>
          <table:table-cell office:value-type="float" office:value="0.250333" calcext:value-type="float">
            <text:p>0.250333</text:p>
          </table:table-cell>
          <table:table-cell office:value-type="float" office:value="0.258768" calcext:value-type="float">
            <text:p>0.258768</text:p>
          </table:table-cell>
          <table:table-cell office:value-type="float" office:value="0.199986" calcext:value-type="float">
            <text:p>0.199986</text:p>
          </table:table-cell>
          <table:table-cell office:value-type="float" office:value="0.201275" calcext:value-type="float">
            <text:p>0.201275</text:p>
          </table:table-cell>
          <table:table-cell table:number-columns-repeated="17"/>
        </table:table-row>
        <table:table-row table:style-name="ro1">
          <table:table-cell office:value-type="float" office:value="0.068299" calcext:value-type="float">
            <text:p>0.068299</text:p>
          </table:table-cell>
          <table:table-cell office:value-type="float" office:value="0.265662" calcext:value-type="float">
            <text:p>0.265662</text:p>
          </table:table-cell>
          <table:table-cell office:value-type="float" office:value="0.240948" calcext:value-type="float">
            <text:p>0.240948</text:p>
          </table:table-cell>
          <table:table-cell office:value-type="float" office:value="0.221411" calcext:value-type="float">
            <text:p>0.221411</text:p>
          </table:table-cell>
          <table:table-cell office:value-type="float" office:value="0.216371" calcext:value-type="float">
            <text:p>0.216371</text:p>
          </table:table-cell>
          <table:table-cell office:value-type="float" office:value="0.280318" calcext:value-type="float">
            <text:p>0.280318</text:p>
          </table:table-cell>
          <table:table-cell office:value-type="float" office:value="0.269608" calcext:value-type="float">
            <text:p>0.269608</text:p>
          </table:table-cell>
          <table:table-cell table:number-columns-repeated="17"/>
        </table:table-row>
        <table:table-row table:style-name="ro1">
          <table:table-cell office:value-type="float" office:value="0.104151" calcext:value-type="float">
            <text:p>0.104151</text:p>
          </table:table-cell>
          <table:table-cell office:value-type="float" office:value="0.225653" calcext:value-type="float">
            <text:p>0.225653</text:p>
          </table:table-cell>
          <table:table-cell office:value-type="float" office:value="0.241097" calcext:value-type="float">
            <text:p>0.241097</text:p>
          </table:table-cell>
          <table:table-cell office:value-type="float" office:value="0.215869" calcext:value-type="float">
            <text:p>0.215869</text:p>
          </table:table-cell>
          <table:table-cell office:value-type="float" office:value="0.212014" calcext:value-type="float">
            <text:p>0.212014</text:p>
          </table:table-cell>
          <table:table-cell office:value-type="float" office:value="0.213112" calcext:value-type="float">
            <text:p>0.213112</text:p>
          </table:table-cell>
          <table:table-cell office:value-type="float" office:value="0.242348" calcext:value-type="float">
            <text:p>0.242348</text:p>
          </table:table-cell>
          <table:table-cell table:number-columns-repeated="17"/>
        </table:table-row>
        <table:table-row table:style-name="ro1">
          <table:table-cell office:value-type="float" office:value="0.05706" calcext:value-type="float">
            <text:p>0.05706</text:p>
          </table:table-cell>
          <table:table-cell office:value-type="float" office:value="0.273271" calcext:value-type="float">
            <text:p>0.273271</text:p>
          </table:table-cell>
          <table:table-cell office:value-type="float" office:value="0.296499" calcext:value-type="float">
            <text:p>0.296499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247161" calcext:value-type="float">
            <text:p>0.247161</text:p>
          </table:table-cell>
          <table:table-cell office:value-type="float" office:value="0.212007" calcext:value-type="float">
            <text:p>0.212007</text:p>
          </table:table-cell>
          <table:table-cell office:value-type="float" office:value="0.194619" calcext:value-type="float">
            <text:p>0.194619</text:p>
          </table:table-cell>
          <table:table-cell table:number-columns-repeated="17"/>
        </table:table-row>
        <table:table-row table:style-name="ro1">
          <table:table-cell office:value-type="float" office:value="0.103231" calcext:value-type="float">
            <text:p>0.103231</text:p>
          </table:table-cell>
          <table:table-cell office:value-type="float" office:value="0.297332" calcext:value-type="float">
            <text:p>0.297332</text:p>
          </table:table-cell>
          <table:table-cell office:value-type="float" office:value="0.28963" calcext:value-type="float">
            <text:p>0.28963</text:p>
          </table:table-cell>
          <table:table-cell office:value-type="float" office:value="0.258665" calcext:value-type="float">
            <text:p>0.258665</text:p>
          </table:table-cell>
          <table:table-cell office:value-type="float" office:value="0.216212" calcext:value-type="float">
            <text:p>0.216212</text:p>
          </table:table-cell>
          <table:table-cell office:value-type="float" office:value="0.208672" calcext:value-type="float">
            <text:p>0.208672</text:p>
          </table:table-cell>
          <table:table-cell office:value-type="float" office:value="0.224166" calcext:value-type="float">
            <text:p>0.224166</text:p>
          </table:table-cell>
          <table:table-cell table:number-columns-repeated="17"/>
        </table:table-row>
        <table:table-row table:style-name="ro1">
          <table:table-cell office:value-type="float" office:value="0.106149" calcext:value-type="float">
            <text:p>0.106149</text:p>
          </table:table-cell>
          <table:table-cell office:value-type="float" office:value="0.229016" calcext:value-type="float">
            <text:p>0.229016</text:p>
          </table:table-cell>
          <table:table-cell office:value-type="float" office:value="0.24537" calcext:value-type="float">
            <text:p>0.24537</text:p>
          </table:table-cell>
          <table:table-cell office:value-type="float" office:value="0.295161" calcext:value-type="float">
            <text:p>0.295161</text:p>
          </table:table-cell>
          <table:table-cell office:value-type="float" office:value="0.208127" calcext:value-type="float">
            <text:p>0.208127</text:p>
          </table:table-cell>
          <table:table-cell office:value-type="float" office:value="0.248249" calcext:value-type="float">
            <text:p>0.248249</text:p>
          </table:table-cell>
          <table:table-cell office:value-type="float" office:value="0.233643" calcext:value-type="float">
            <text:p>0.233643</text:p>
          </table:table-cell>
          <table:table-cell table:number-columns-repeated="17"/>
        </table:table-row>
        <table:table-row table:style-name="ro1">
          <table:table-cell office:value-type="float" office:value="0.073848" calcext:value-type="float">
            <text:p>0.073848</text:p>
          </table:table-cell>
          <table:table-cell office:value-type="float" office:value="0.287188" calcext:value-type="float">
            <text:p>0.287188</text:p>
          </table:table-cell>
          <table:table-cell office:value-type="float" office:value="0.168082" calcext:value-type="float">
            <text:p>0.168082</text:p>
          </table:table-cell>
          <table:table-cell office:value-type="float" office:value="0.275649" calcext:value-type="float">
            <text:p>0.275649</text:p>
          </table:table-cell>
          <table:table-cell office:value-type="float" office:value="0.194226" calcext:value-type="float">
            <text:p>0.194226</text:p>
          </table:table-cell>
          <table:table-cell office:value-type="float" office:value="0.193004" calcext:value-type="float">
            <text:p>0.193004</text:p>
          </table:table-cell>
          <table:table-cell office:value-type="float" office:value="0.198738" calcext:value-type="float">
            <text:p>0.198738</text:p>
          </table:table-cell>
          <table:table-cell table:number-columns-repeated="17"/>
        </table:table-row>
        <table:table-row table:style-name="ro1">
          <table:table-cell office:value-type="float" office:value="0.057211" calcext:value-type="float">
            <text:p>0.057211</text:p>
          </table:table-cell>
          <table:table-cell office:value-type="float" office:value="0.220659" calcext:value-type="float">
            <text:p>0.220659</text:p>
          </table:table-cell>
          <table:table-cell office:value-type="float" office:value="0.250314" calcext:value-type="float">
            <text:p>0.250314</text:p>
          </table:table-cell>
          <table:table-cell office:value-type="float" office:value="0.302968" calcext:value-type="float">
            <text:p>0.302968</text:p>
          </table:table-cell>
          <table:table-cell office:value-type="float" office:value="0.223861" calcext:value-type="float">
            <text:p>0.223861</text:p>
          </table:table-cell>
          <table:table-cell office:value-type="float" office:value="0.192484" calcext:value-type="float">
            <text:p>0.192484</text:p>
          </table:table-cell>
          <table:table-cell office:value-type="float" office:value="0.214662" calcext:value-type="float">
            <text:p>0.214662</text:p>
          </table:table-cell>
          <table:table-cell table:number-columns-repeated="17"/>
        </table:table-row>
        <table:table-row table:style-name="ro1">
          <table:table-cell office:value-type="float" office:value="0.085019" calcext:value-type="float">
            <text:p>0.085019</text:p>
          </table:table-cell>
          <table:table-cell office:value-type="float" office:value="0.307813" calcext:value-type="float">
            <text:p>0.307813</text:p>
          </table:table-cell>
          <table:table-cell office:value-type="float" office:value="0.29869" calcext:value-type="float">
            <text:p>0.29869</text:p>
          </table:table-cell>
          <table:table-cell office:value-type="float" office:value="0.285886" calcext:value-type="float">
            <text:p>0.285886</text:p>
          </table:table-cell>
          <table:table-cell office:value-type="float" office:value="0.20543" calcext:value-type="float">
            <text:p>0.20543</text:p>
          </table:table-cell>
          <table:table-cell office:value-type="float" office:value="0.238651" calcext:value-type="float">
            <text:p>0.238651</text:p>
          </table:table-cell>
          <table:table-cell office:value-type="float" office:value="0.233096" calcext:value-type="float">
            <text:p>0.233096</text:p>
          </table:table-cell>
          <table:table-cell table:number-columns-repeated="17"/>
        </table:table-row>
        <table:table-row table:style-name="ro1">
          <table:table-cell office:value-type="float" office:value="0.067121" calcext:value-type="float">
            <text:p>0.067121</text:p>
          </table:table-cell>
          <table:table-cell office:value-type="float" office:value="0.275426" calcext:value-type="float">
            <text:p>0.275426</text:p>
          </table:table-cell>
          <table:table-cell office:value-type="float" office:value="0.241818" calcext:value-type="float">
            <text:p>0.241818</text:p>
          </table:table-cell>
          <table:table-cell office:value-type="float" office:value="0.298329" calcext:value-type="float">
            <text:p>0.298329</text:p>
          </table:table-cell>
          <table:table-cell office:value-type="float" office:value="0.220034" calcext:value-type="float">
            <text:p>0.220034</text:p>
          </table:table-cell>
          <table:table-cell office:value-type="float" office:value="0.198891" calcext:value-type="float">
            <text:p>0.198891</text:p>
          </table:table-cell>
          <table:table-cell office:value-type="float" office:value="0.20876" calcext:value-type="float">
            <text:p>0.20876</text:p>
          </table:table-cell>
          <table:table-cell table:number-columns-repeated="17"/>
        </table:table-row>
        <table:table-row table:style-name="ro1">
          <table:table-cell office:value-type="float" office:value="0.066024" calcext:value-type="float">
            <text:p>0.066024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0.298882" calcext:value-type="float">
            <text:p>0.298882</text:p>
          </table:table-cell>
          <table:table-cell office:value-type="float" office:value="0.180948" calcext:value-type="float">
            <text:p>0.180948</text:p>
          </table:table-cell>
          <table:table-cell office:value-type="float" office:value="0.244744" calcext:value-type="float">
            <text:p>0.244744</text:p>
          </table:table-cell>
          <table:table-cell office:value-type="float" office:value="0.228606" calcext:value-type="float">
            <text:p>0.228606</text:p>
          </table:table-cell>
          <table:table-cell office:value-type="float" office:value="0.196785" calcext:value-type="float">
            <text:p>0.196785</text:p>
          </table:table-cell>
          <table:table-cell table:number-columns-repeated="17"/>
        </table:table-row>
        <table:table-row table:style-name="ro1">
          <table:table-cell office:value-type="float" office:value="0.067557" calcext:value-type="float">
            <text:p>0.067557</text:p>
          </table:table-cell>
          <table:table-cell office:value-type="float" office:value="0.234413" calcext:value-type="float">
            <text:p>0.234413</text:p>
          </table:table-cell>
          <table:table-cell office:value-type="float" office:value="0.303806" calcext:value-type="float">
            <text:p>0.303806</text:p>
          </table:table-cell>
          <table:table-cell office:value-type="float" office:value="0.188207" calcext:value-type="float">
            <text:p>0.188207</text:p>
          </table:table-cell>
          <table:table-cell office:value-type="float" office:value="0.196227" calcext:value-type="float">
            <text:p>0.196227</text:p>
          </table:table-cell>
          <table:table-cell office:value-type="float" office:value="0.222482" calcext:value-type="float">
            <text:p>0.222482</text:p>
          </table:table-cell>
          <table:table-cell office:value-type="float" office:value="0.233054" calcext:value-type="float">
            <text:p>0.233054</text:p>
          </table:table-cell>
          <table:table-cell table:number-columns-repeated="17"/>
        </table:table-row>
        <table:table-row table:style-name="ro1">
          <table:table-cell office:value-type="float" office:value="0.105776" calcext:value-type="float">
            <text:p>0.105776</text:p>
          </table:table-cell>
          <table:table-cell office:value-type="float" office:value="0.287072" calcext:value-type="float">
            <text:p>0.287072</text:p>
          </table:table-cell>
          <table:table-cell office:value-type="float" office:value="0.279299" calcext:value-type="float">
            <text:p>0.279299</text:p>
          </table:table-cell>
          <table:table-cell office:value-type="float" office:value="0.249202" calcext:value-type="float">
            <text:p>0.249202</text:p>
          </table:table-cell>
          <table:table-cell office:value-type="float" office:value="0.191833" calcext:value-type="float">
            <text:p>0.191833</text:p>
          </table:table-cell>
          <table:table-cell office:value-type="float" office:value="0.221998" calcext:value-type="float">
            <text:p>0.221998</text:p>
          </table:table-cell>
          <table:table-cell office:value-type="float" office:value="0.223191" calcext:value-type="float">
            <text:p>0.223191</text:p>
          </table:table-cell>
          <table:table-cell table:number-columns-repeated="17"/>
        </table:table-row>
        <table:table-row table:style-name="ro1">
          <table:table-cell office:value-type="float" office:value="0.064885" calcext:value-type="float">
            <text:p>0.064885</text:p>
          </table:table-cell>
          <table:table-cell office:value-type="float" office:value="0.286647" calcext:value-type="float">
            <text:p>0.286647</text:p>
          </table:table-cell>
          <table:table-cell office:value-type="float" office:value="0.282026" calcext:value-type="float">
            <text:p>0.282026</text:p>
          </table:table-cell>
          <table:table-cell office:value-type="float" office:value="0.244697" calcext:value-type="float">
            <text:p>0.244697</text:p>
          </table:table-cell>
          <table:table-cell office:value-type="float" office:value="0.194405" calcext:value-type="float">
            <text:p>0.194405</text:p>
          </table:table-cell>
          <table:table-cell office:value-type="float" office:value="0.21373" calcext:value-type="float">
            <text:p>0.21373</text:p>
          </table:table-cell>
          <table:table-cell office:value-type="float" office:value="0.224775" calcext:value-type="float">
            <text:p>0.224775</text:p>
          </table:table-cell>
          <table:table-cell table:number-columns-repeated="17"/>
        </table:table-row>
        <table:table-row table:style-name="ro1">
          <table:table-cell office:value-type="float" office:value="0.090228" calcext:value-type="float">
            <text:p>0.090228</text:p>
          </table:table-cell>
          <table:table-cell office:value-type="float" office:value="0.293658" calcext:value-type="float">
            <text:p>0.293658</text:p>
          </table:table-cell>
          <table:table-cell office:value-type="float" office:value="0.246526" calcext:value-type="float">
            <text:p>0.246526</text:p>
          </table:table-cell>
          <table:table-cell office:value-type="float" office:value="0.231507" calcext:value-type="float">
            <text:p>0.231507</text:p>
          </table:table-cell>
          <table:table-cell office:value-type="float" office:value="0.212524" calcext:value-type="float">
            <text:p>0.212524</text:p>
          </table:table-cell>
          <table:table-cell office:value-type="float" office:value="0.203644" calcext:value-type="float">
            <text:p>0.203644</text:p>
          </table:table-cell>
          <table:table-cell office:value-type="float" office:value="0.22417" calcext:value-type="float">
            <text:p>0.22417</text:p>
          </table:table-cell>
          <table:table-cell table:number-columns-repeated="17"/>
        </table:table-row>
        <table:table-row table:style-name="ro1">
          <table:table-cell office:value-type="float" office:value="0.106467" calcext:value-type="float">
            <text:p>0.106467</text:p>
          </table:table-cell>
          <table:table-cell office:value-type="float" office:value="0.376452" calcext:value-type="float">
            <text:p>0.376452</text:p>
          </table:table-cell>
          <table:table-cell office:value-type="float" office:value="0.265046" calcext:value-type="float">
            <text:p>0.265046</text:p>
          </table:table-cell>
          <table:table-cell office:value-type="float" office:value="0.230066" calcext:value-type="float">
            <text:p>0.230066</text:p>
          </table:table-cell>
          <table:table-cell office:value-type="float" office:value="0.247108" calcext:value-type="float">
            <text:p>0.247108</text:p>
          </table:table-cell>
          <table:table-cell office:value-type="float" office:value="0.238586" calcext:value-type="float">
            <text:p>0.238586</text:p>
          </table:table-cell>
          <table:table-cell office:value-type="float" office:value="0.227276" calcext:value-type="float">
            <text:p>0.227276</text:p>
          </table:table-cell>
          <table:table-cell table:number-columns-repeated="17"/>
        </table:table-row>
        <table:table-row table:style-name="ro1">
          <table:table-cell office:value-type="float" office:value="0.101788" calcext:value-type="float">
            <text:p>0.101788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78024" calcext:value-type="float">
            <text:p>0.278024</text:p>
          </table:table-cell>
          <table:table-cell office:value-type="float" office:value="0.21254" calcext:value-type="float">
            <text:p>0.21254</text:p>
          </table:table-cell>
          <table:table-cell office:value-type="float" office:value="0.270168" calcext:value-type="float">
            <text:p>0.270168</text:p>
          </table:table-cell>
          <table:table-cell office:value-type="float" office:value="0.182562" calcext:value-type="float">
            <text:p>0.182562</text:p>
          </table:table-cell>
          <table:table-cell office:value-type="float" office:value="0.248634" calcext:value-type="float">
            <text:p>0.248634</text:p>
          </table:table-cell>
          <table:table-cell table:number-columns-repeated="17"/>
        </table:table-row>
        <table:table-row table:style-name="ro1">
          <table:table-cell office:value-type="float" office:value="0.074422" calcext:value-type="float">
            <text:p>0.074422</text:p>
          </table:table-cell>
          <table:table-cell office:value-type="float" office:value="0.306929" calcext:value-type="float">
            <text:p>0.306929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05653" calcext:value-type="float">
            <text:p>0.205653</text:p>
          </table:table-cell>
          <table:table-cell office:value-type="float" office:value="0.256138" calcext:value-type="float">
            <text:p>0.256138</text:p>
          </table:table-cell>
          <table:table-cell office:value-type="float" office:value="0.222299" calcext:value-type="float">
            <text:p>0.222299</text:p>
          </table:table-cell>
          <table:table-cell office:value-type="float" office:value="0.204533" calcext:value-type="float">
            <text:p>0.204533</text:p>
          </table:table-cell>
          <table:table-cell table:number-columns-repeated="17"/>
        </table:table-row>
        <table:table-row table:style-name="ro1">
          <table:table-cell office:value-type="float" office:value="0.073375" calcext:value-type="float">
            <text:p>0.073375</text:p>
          </table:table-cell>
          <table:table-cell office:value-type="float" office:value="0.300664" calcext:value-type="float">
            <text:p>0.300664</text:p>
          </table:table-cell>
          <table:table-cell office:value-type="float" office:value="0.240615" calcext:value-type="float">
            <text:p>0.240615</text:p>
          </table:table-cell>
          <table:table-cell office:value-type="float" office:value="0.308479" calcext:value-type="float">
            <text:p>0.308479</text:p>
          </table:table-cell>
          <table:table-cell office:value-type="float" office:value="0.260547" calcext:value-type="float">
            <text:p>0.260547</text:p>
          </table:table-cell>
          <table:table-cell office:value-type="float" office:value="0.223173" calcext:value-type="float">
            <text:p>0.223173</text:p>
          </table:table-cell>
          <table:table-cell office:value-type="float" office:value="0.212759" calcext:value-type="float">
            <text:p>0.212759</text:p>
          </table:table-cell>
          <table:table-cell table:number-columns-repeated="17"/>
        </table:table-row>
        <table:table-row table:style-name="ro1">
          <table:table-cell office:value-type="float" office:value="0.106617" calcext:value-type="float">
            <text:p>0.106617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295796" calcext:value-type="float">
            <text:p>0.295796</text:p>
          </table:table-cell>
          <table:table-cell office:value-type="float" office:value="0.19743" calcext:value-type="float">
            <text:p>0.19743</text:p>
          </table:table-cell>
          <table:table-cell office:value-type="float" office:value="0.208814" calcext:value-type="float">
            <text:p>0.208814</text:p>
          </table:table-cell>
          <table:table-cell office:value-type="float" office:value="0.274254" calcext:value-type="float">
            <text:p>0.274254</text:p>
          </table:table-cell>
          <table:table-cell office:value-type="float" office:value="0.211024" calcext:value-type="float">
            <text:p>0.211024</text:p>
          </table:table-cell>
          <table:table-cell table:number-columns-repeated="17"/>
        </table:table-row>
        <table:table-row table:style-name="ro1">
          <table:table-cell office:value-type="float" office:value="0.065948" calcext:value-type="float">
            <text:p>0.065948</text:p>
          </table:table-cell>
          <table:table-cell office:value-type="float" office:value="0.245016" calcext:value-type="float">
            <text:p>0.245016</text:p>
          </table:table-cell>
          <table:table-cell office:value-type="float" office:value="0.269642" calcext:value-type="float">
            <text:p>0.269642</text:p>
          </table:table-cell>
          <table:table-cell office:value-type="float" office:value="0.240902" calcext:value-type="float">
            <text:p>0.240902</text:p>
          </table:table-cell>
          <table:table-cell office:value-type="float" office:value="0.27935" calcext:value-type="float">
            <text:p>0.27935</text:p>
          </table:table-cell>
          <table:table-cell office:value-type="float" office:value="0.193604" calcext:value-type="float">
            <text:p>0.193604</text:p>
          </table:table-cell>
          <table:table-cell office:value-type="float" office:value="0.190274" calcext:value-type="float">
            <text:p>0.190274</text:p>
          </table:table-cell>
          <table:table-cell table:number-columns-repeated="17"/>
        </table:table-row>
        <table:table-row table:style-name="ro1">
          <table:table-cell office:value-type="float" office:value="0.066231" calcext:value-type="float">
            <text:p>0.066231</text:p>
          </table:table-cell>
          <table:table-cell office:value-type="float" office:value="0.27394" calcext:value-type="float">
            <text:p>0.27394</text:p>
          </table:table-cell>
          <table:table-cell office:value-type="float" office:value="0.292461" calcext:value-type="float">
            <text:p>0.292461</text:p>
          </table:table-cell>
          <table:table-cell office:value-type="float" office:value="0.21726" calcext:value-type="float">
            <text:p>0.21726</text:p>
          </table:table-cell>
          <table:table-cell office:value-type="float" office:value="0.227734" calcext:value-type="float">
            <text:p>0.227734</text:p>
          </table:table-cell>
          <table:table-cell office:value-type="float" office:value="0.20601" calcext:value-type="float">
            <text:p>0.20601</text:p>
          </table:table-cell>
          <table:table-cell office:value-type="float" office:value="0.244498" calcext:value-type="float">
            <text:p>0.244498</text:p>
          </table:table-cell>
          <table:table-cell table:number-columns-repeated="17"/>
        </table:table-row>
        <table:table-row table:style-name="ro1">
          <table:table-cell office:value-type="float" office:value="0.104549" calcext:value-type="float">
            <text:p>0.104549</text:p>
          </table:table-cell>
          <table:table-cell office:value-type="float" office:value="0.261526" calcext:value-type="float">
            <text:p>0.261526</text:p>
          </table:table-cell>
          <table:table-cell office:value-type="float" office:value="0.163241" calcext:value-type="float">
            <text:p>0.163241</text:p>
          </table:table-cell>
          <table:table-cell office:value-type="float" office:value="0.228132" calcext:value-type="float">
            <text:p>0.228132</text:p>
          </table:table-cell>
          <table:table-cell office:value-type="float" office:value="0.207477" calcext:value-type="float">
            <text:p>0.207477</text:p>
          </table:table-cell>
          <table:table-cell office:value-type="float" office:value="0.206568" calcext:value-type="float">
            <text:p>0.206568</text:p>
          </table:table-cell>
          <table:table-cell office:value-type="float" office:value="0.26928" calcext:value-type="float">
            <text:p>0.26928</text:p>
          </table:table-cell>
          <table:table-cell table:number-columns-repeated="17"/>
        </table:table-row>
        <table:table-row table:style-name="ro1">
          <table:table-cell office:value-type="float" office:value="0.072118" calcext:value-type="float">
            <text:p>0.072118</text:p>
          </table:table-cell>
          <table:table-cell office:value-type="float" office:value="0.238195" calcext:value-type="float">
            <text:p>0.238195</text:p>
          </table:table-cell>
          <table:table-cell office:value-type="float" office:value="0.246621" calcext:value-type="float">
            <text:p>0.246621</text:p>
          </table:table-cell>
          <table:table-cell office:value-type="float" office:value="0.299314" calcext:value-type="float">
            <text:p>0.299314</text:p>
          </table:table-cell>
          <table:table-cell office:value-type="float" office:value="0.218195" calcext:value-type="float">
            <text:p>0.218195</text:p>
          </table:table-cell>
          <table:table-cell office:value-type="float" office:value="0.20426" calcext:value-type="float">
            <text:p>0.20426</text:p>
          </table:table-cell>
          <table:table-cell office:value-type="float" office:value="0.264265" calcext:value-type="float">
            <text:p>0.264265</text:p>
          </table:table-cell>
          <table:table-cell table:number-columns-repeated="17"/>
        </table:table-row>
        <table:table-row table:style-name="ro1">
          <table:table-cell office:value-type="float" office:value="0.102427" calcext:value-type="float">
            <text:p>0.102427</text:p>
          </table:table-cell>
          <table:table-cell office:value-type="float" office:value="0.265799" calcext:value-type="float">
            <text:p>0.265799</text:p>
          </table:table-cell>
          <table:table-cell office:value-type="float" office:value="0.294931" calcext:value-type="float">
            <text:p>0.294931</text:p>
          </table:table-cell>
          <table:table-cell office:value-type="float" office:value="0.235629" calcext:value-type="float">
            <text:p>0.235629</text:p>
          </table:table-cell>
          <table:table-cell office:value-type="float" office:value="0.214304" calcext:value-type="float">
            <text:p>0.214304</text:p>
          </table:table-cell>
          <table:table-cell office:value-type="float" office:value="0.260011" calcext:value-type="float">
            <text:p>0.260011</text:p>
          </table:table-cell>
          <table:table-cell office:value-type="float" office:value="0.246444" calcext:value-type="float">
            <text:p>0.246444</text:p>
          </table:table-cell>
          <table:table-cell table:number-columns-repeated="17"/>
        </table:table-row>
        <table:table-row table:style-name="ro1">
          <table:table-cell office:value-type="float" office:value="0.060546" calcext:value-type="float">
            <text:p>0.060546</text:p>
          </table:table-cell>
          <table:table-cell office:value-type="float" office:value="0.211639" calcext:value-type="float">
            <text:p>0.211639</text:p>
          </table:table-cell>
          <table:table-cell office:value-type="float" office:value="0.248101" calcext:value-type="float">
            <text:p>0.248101</text:p>
          </table:table-cell>
          <table:table-cell office:value-type="float" office:value="0.216899" calcext:value-type="float">
            <text:p>0.216899</text:p>
          </table:table-cell>
          <table:table-cell office:value-type="float" office:value="0.204337" calcext:value-type="float">
            <text:p>0.204337</text:p>
          </table:table-cell>
          <table:table-cell office:value-type="float" office:value="0.194061" calcext:value-type="float">
            <text:p>0.194061</text:p>
          </table:table-cell>
          <table:table-cell office:value-type="float" office:value="0.200982" calcext:value-type="float">
            <text:p>0.200982</text:p>
          </table:table-cell>
          <table:table-cell table:number-columns-repeated="17"/>
        </table:table-row>
        <table:table-row table:style-name="ro1">
          <table:table-cell office:value-type="float" office:value="0.060078" calcext:value-type="float">
            <text:p>0.060078</text:p>
          </table:table-cell>
          <table:table-cell office:value-type="float" office:value="0.266905" calcext:value-type="float">
            <text:p>0.266905</text:p>
          </table:table-cell>
          <table:table-cell office:value-type="float" office:value="0.269244" calcext:value-type="float">
            <text:p>0.269244</text:p>
          </table:table-cell>
          <table:table-cell office:value-type="float" office:value="0.279474" calcext:value-type="float">
            <text:p>0.279474</text:p>
          </table:table-cell>
          <table:table-cell office:value-type="float" office:value="0.212725" calcext:value-type="float">
            <text:p>0.212725</text:p>
          </table:table-cell>
          <table:table-cell office:value-type="float" office:value="0.19665" calcext:value-type="float">
            <text:p>0.19665</text:p>
          </table:table-cell>
          <table:table-cell office:value-type="float" office:value="0.257885" calcext:value-type="float">
            <text:p>0.257885</text:p>
          </table:table-cell>
          <table:table-cell table:number-columns-repeated="17"/>
        </table:table-row>
        <table:table-row table:style-name="ro1">
          <table:table-cell office:value-type="float" office:value="0.092321" calcext:value-type="float">
            <text:p>0.092321</text:p>
          </table:table-cell>
          <table:table-cell office:value-type="float" office:value="0.273696" calcext:value-type="float">
            <text:p>0.273696</text:p>
          </table:table-cell>
          <table:table-cell office:value-type="float" office:value="0.199313" calcext:value-type="float">
            <text:p>0.199313</text:p>
          </table:table-cell>
          <table:table-cell office:value-type="float" office:value="0.283339" calcext:value-type="float">
            <text:p>0.283339</text:p>
          </table:table-cell>
          <table:table-cell office:value-type="float" office:value="0.184251" calcext:value-type="float">
            <text:p>0.184251</text:p>
          </table:table-cell>
          <table:table-cell office:value-type="float" office:value="0.193738" calcext:value-type="float">
            <text:p>0.193738</text:p>
          </table:table-cell>
          <table:table-cell office:value-type="float" office:value="0.213623" calcext:value-type="float">
            <text:p>0.213623</text:p>
          </table:table-cell>
          <table:table-cell table:number-columns-repeated="17"/>
        </table:table-row>
        <table:table-row table:style-name="ro1">
          <table:table-cell office:value-type="float" office:value="0.093348" calcext:value-type="float">
            <text:p>0.093348</text:p>
          </table:table-cell>
          <table:table-cell office:value-type="float" office:value="0.293665" calcext:value-type="float">
            <text:p>0.293665</text:p>
          </table:table-cell>
          <table:table-cell office:value-type="float" office:value="0.208192" calcext:value-type="float">
            <text:p>0.208192</text:p>
          </table:table-cell>
          <table:table-cell office:value-type="float" office:value="0.245019" calcext:value-type="float">
            <text:p>0.245019</text:p>
          </table:table-cell>
          <table:table-cell office:value-type="float" office:value="0.204955" calcext:value-type="float">
            <text:p>0.204955</text:p>
          </table:table-cell>
          <table:table-cell office:value-type="float" office:value="0.239305" calcext:value-type="float">
            <text:p>0.239305</text:p>
          </table:table-cell>
          <table:table-cell office:value-type="float" office:value="0.211584" calcext:value-type="float">
            <text:p>0.211584</text:p>
          </table:table-cell>
          <table:table-cell table:number-columns-repeated="17"/>
        </table:table-row>
        <table:table-row table:style-name="ro1">
          <table:table-cell office:value-type="float" office:value="0.098429" calcext:value-type="float">
            <text:p>0.098429</text:p>
          </table:table-cell>
          <table:table-cell office:value-type="float" office:value="0.24854" calcext:value-type="float">
            <text:p>0.24854</text:p>
          </table:table-cell>
          <table:table-cell office:value-type="float" office:value="0.173639" calcext:value-type="float">
            <text:p>0.173639</text:p>
          </table:table-cell>
          <table:table-cell office:value-type="float" office:value="0.280735" calcext:value-type="float">
            <text:p>0.280735</text:p>
          </table:table-cell>
          <table:table-cell office:value-type="float" office:value="0.21109" calcext:value-type="float">
            <text:p>0.21109</text:p>
          </table:table-cell>
          <table:table-cell office:value-type="float" office:value="0.179607" calcext:value-type="float">
            <text:p>0.179607</text:p>
          </table:table-cell>
          <table:table-cell office:value-type="float" office:value="0.294723" calcext:value-type="float">
            <text:p>0.294723</text:p>
          </table:table-cell>
          <table:table-cell table:number-columns-repeated="17"/>
        </table:table-row>
        <table:table-row table:style-name="ro1">
          <table:table-cell office:value-type="float" office:value="0.106439" calcext:value-type="float">
            <text:p>0.106439</text:p>
          </table:table-cell>
          <table:table-cell office:value-type="float" office:value="0.256184" calcext:value-type="float">
            <text:p>0.256184</text:p>
          </table:table-cell>
          <table:table-cell office:value-type="float" office:value="0.249616" calcext:value-type="float">
            <text:p>0.249616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33954" calcext:value-type="float">
            <text:p>0.233954</text:p>
          </table:table-cell>
          <table:table-cell office:value-type="float" office:value="0.236028" calcext:value-type="float">
            <text:p>0.236028</text:p>
          </table:table-cell>
          <table:table-cell office:value-type="float" office:value="0.211851" calcext:value-type="float">
            <text:p>0.211851</text:p>
          </table:table-cell>
          <table:table-cell table:number-columns-repeated="17"/>
        </table:table-row>
        <table:table-row table:style-name="ro1">
          <table:table-cell office:value-type="float" office:value="0.106473" calcext:value-type="float">
            <text:p>0.106473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82651" calcext:value-type="float">
            <text:p>0.282651</text:p>
          </table:table-cell>
          <table:table-cell office:value-type="float" office:value="0.213467" calcext:value-type="float">
            <text:p>0.213467</text:p>
          </table:table-cell>
          <table:table-cell office:value-type="float" office:value="0.206197" calcext:value-type="float">
            <text:p>0.206197</text:p>
          </table:table-cell>
          <table:table-cell office:value-type="float" office:value="0.247085" calcext:value-type="float">
            <text:p>0.247085</text:p>
          </table:table-cell>
          <table:table-cell table:number-columns-repeated="17"/>
        </table:table-row>
        <table:table-row table:style-name="ro1">
          <table:table-cell office:value-type="float" office:value="0.082719" calcext:value-type="float">
            <text:p>0.082719</text:p>
          </table:table-cell>
          <table:table-cell office:value-type="float" office:value="0.304679" calcext:value-type="float">
            <text:p>0.304679</text:p>
          </table:table-cell>
          <table:table-cell office:value-type="float" office:value="0.204345" calcext:value-type="float">
            <text:p>0.204345</text:p>
          </table:table-cell>
          <table:table-cell office:value-type="float" office:value="0.305293" calcext:value-type="float">
            <text:p>0.305293</text:p>
          </table:table-cell>
          <table:table-cell office:value-type="float" office:value="0.247563" calcext:value-type="float">
            <text:p>0.247563</text:p>
          </table:table-cell>
          <table:table-cell office:value-type="float" office:value="0.269263" calcext:value-type="float">
            <text:p>0.269263</text:p>
          </table:table-cell>
          <table:table-cell office:value-type="float" office:value="0.224322" calcext:value-type="float">
            <text:p>0.224322</text:p>
          </table:table-cell>
          <table:table-cell table:number-columns-repeated="17"/>
        </table:table-row>
        <table:table-row table:style-name="ro1">
          <table:table-cell office:value-type="float" office:value="0.101639" calcext:value-type="float">
            <text:p>0.101639</text:p>
          </table:table-cell>
          <table:table-cell office:value-type="float" office:value="0.261165" calcext:value-type="float">
            <text:p>0.261165</text:p>
          </table:table-cell>
          <table:table-cell office:value-type="float" office:value="0.310905" calcext:value-type="float">
            <text:p>0.310905</text:p>
          </table:table-cell>
          <table:table-cell office:value-type="float" office:value="0.272348" calcext:value-type="float">
            <text:p>0.272348</text:p>
          </table:table-cell>
          <table:table-cell office:value-type="float" office:value="0.221073" calcext:value-type="float">
            <text:p>0.221073</text:p>
          </table:table-cell>
          <table:table-cell office:value-type="float" office:value="0.259081" calcext:value-type="float">
            <text:p>0.259081</text:p>
          </table:table-cell>
          <table:table-cell office:value-type="float" office:value="0.2614" calcext:value-type="float">
            <text:p>0.2614</text:p>
          </table:table-cell>
          <table:table-cell table:number-columns-repeated="17"/>
        </table:table-row>
        <table:table-row table:style-name="ro1">
          <table:table-cell office:value-type="float" office:value="0.086925" calcext:value-type="float">
            <text:p>0.086925</text:p>
          </table:table-cell>
          <table:table-cell office:value-type="float" office:value="0.245787" calcext:value-type="float">
            <text:p>0.245787</text:p>
          </table:table-cell>
          <table:table-cell office:value-type="float" office:value="0.296826" calcext:value-type="float">
            <text:p>0.296826</text:p>
          </table:table-cell>
          <table:table-cell office:value-type="float" office:value="0.283583" calcext:value-type="float">
            <text:p>0.283583</text:p>
          </table:table-cell>
          <table:table-cell office:value-type="float" office:value="0.239702" calcext:value-type="float">
            <text:p>0.239702</text:p>
          </table:table-cell>
          <table:table-cell office:value-type="float" office:value="0.255267" calcext:value-type="float">
            <text:p>0.255267</text:p>
          </table:table-cell>
          <table:table-cell office:value-type="float" office:value="0.244372" calcext:value-type="float">
            <text:p>0.244372</text:p>
          </table:table-cell>
          <table:table-cell table:number-columns-repeated="17"/>
        </table:table-row>
        <table:table-row table:style-name="ro1">
          <table:table-cell office:value-type="float" office:value="0.076915" calcext:value-type="float">
            <text:p>0.076915</text:p>
          </table:table-cell>
          <table:table-cell office:value-type="float" office:value="0.28812" calcext:value-type="float">
            <text:p>0.28812</text:p>
          </table:table-cell>
          <table:table-cell office:value-type="float" office:value="0.301107" calcext:value-type="float">
            <text:p>0.301107</text:p>
          </table:table-cell>
          <table:table-cell office:value-type="float" office:value="0.234474" calcext:value-type="float">
            <text:p>0.234474</text:p>
          </table:table-cell>
          <table:table-cell office:value-type="float" office:value="0.167449" calcext:value-type="float">
            <text:p>0.167449</text:p>
          </table:table-cell>
          <table:table-cell office:value-type="float" office:value="0.237021" calcext:value-type="float">
            <text:p>0.237021</text:p>
          </table:table-cell>
          <table:table-cell office:value-type="float" office:value="0.226381" calcext:value-type="float">
            <text:p>0.226381</text:p>
          </table:table-cell>
          <table:table-cell table:number-columns-repeated="17"/>
        </table:table-row>
        <table:table-row table:style-name="ro1">
          <table:table-cell office:value-type="float" office:value="0.071384" calcext:value-type="float">
            <text:p>0.071384</text:p>
          </table:table-cell>
          <table:table-cell office:value-type="float" office:value="0.248345" calcext:value-type="float">
            <text:p>0.248345</text:p>
          </table:table-cell>
          <table:table-cell office:value-type="float" office:value="0.223822" calcext:value-type="float">
            <text:p>0.223822</text:p>
          </table:table-cell>
          <table:table-cell office:value-type="float" office:value="0.304495" calcext:value-type="float">
            <text:p>0.304495</text:p>
          </table:table-cell>
          <table:table-cell office:value-type="float" office:value="0.292396" calcext:value-type="float">
            <text:p>0.292396</text:p>
          </table:table-cell>
          <table:table-cell office:value-type="float" office:value="0.287573" calcext:value-type="float">
            <text:p>0.287573</text:p>
          </table:table-cell>
          <table:table-cell office:value-type="float" office:value="0.20246" calcext:value-type="float">
            <text:p>0.20246</text:p>
          </table:table-cell>
          <table:table-cell table:number-columns-repeated="17"/>
        </table:table-row>
        <table:table-row table:style-name="ro1">
          <table:table-cell office:value-type="float" office:value="0.105254" calcext:value-type="float">
            <text:p>0.105254</text:p>
          </table:table-cell>
          <table:table-cell office:value-type="float" office:value="0.261145" calcext:value-type="float">
            <text:p>0.261145</text:p>
          </table:table-cell>
          <table:table-cell office:value-type="float" office:value="0.306431" calcext:value-type="float">
            <text:p>0.306431</text:p>
          </table:table-cell>
          <table:table-cell office:value-type="float" office:value="0.305975" calcext:value-type="float">
            <text:p>0.305975</text:p>
          </table:table-cell>
          <table:table-cell office:value-type="float" office:value="0.219448" calcext:value-type="float">
            <text:p>0.219448</text:p>
          </table:table-cell>
          <table:table-cell office:value-type="float" office:value="0.23789" calcext:value-type="float">
            <text:p>0.23789</text:p>
          </table:table-cell>
          <table:table-cell office:value-type="float" office:value="0.232005" calcext:value-type="float">
            <text:p>0.232005</text:p>
          </table:table-cell>
          <table:table-cell table:number-columns-repeated="17"/>
        </table:table-row>
        <table:table-row table:style-name="ro1">
          <table:table-cell office:value-type="float" office:value="0.100389" calcext:value-type="float">
            <text:p>0.100389</text:p>
          </table:table-cell>
          <table:table-cell office:value-type="float" office:value="0.233685" calcext:value-type="float">
            <text:p>0.233685</text:p>
          </table:table-cell>
          <table:table-cell office:value-type="float" office:value="0.280067" calcext:value-type="float">
            <text:p>0.280067</text:p>
          </table:table-cell>
          <table:table-cell office:value-type="float" office:value="0.304671" calcext:value-type="float">
            <text:p>0.304671</text:p>
          </table:table-cell>
          <table:table-cell office:value-type="float" office:value="0.204746" calcext:value-type="float">
            <text:p>0.204746</text:p>
          </table:table-cell>
          <table:table-cell office:value-type="float" office:value="0.240087" calcext:value-type="float">
            <text:p>0.240087</text:p>
          </table:table-cell>
          <table:table-cell office:value-type="float" office:value="0.222715" calcext:value-type="float">
            <text:p>0.222715</text:p>
          </table:table-cell>
          <table:table-cell table:number-columns-repeated="17"/>
        </table:table-row>
        <table:table-row table:style-name="ro1">
          <table:table-cell office:value-type="float" office:value="0.10428" calcext:value-type="float">
            <text:p>0.10428</text:p>
          </table:table-cell>
          <table:table-cell office:value-type="float" office:value="0.258821" calcext:value-type="float">
            <text:p>0.258821</text:p>
          </table:table-cell>
          <table:table-cell office:value-type="float" office:value="0.206334" calcext:value-type="float">
            <text:p>0.206334</text:p>
          </table:table-cell>
          <table:table-cell office:value-type="float" office:value="0.290525" calcext:value-type="float">
            <text:p>0.290525</text:p>
          </table:table-cell>
          <table:table-cell office:value-type="float" office:value="0.254808" calcext:value-type="float">
            <text:p>0.254808</text:p>
          </table:table-cell>
          <table:table-cell office:value-type="float" office:value="0.211381" calcext:value-type="float">
            <text:p>0.211381</text:p>
          </table:table-cell>
          <table:table-cell office:value-type="float" office:value="0.239571" calcext:value-type="float">
            <text:p>0.239571</text:p>
          </table:table-cell>
          <table:table-cell table:number-columns-repeated="17"/>
        </table:table-row>
        <table:table-row table:style-name="ro1">
          <table:table-cell office:value-type="float" office:value="0.06896" calcext:value-type="float">
            <text:p>0.06896</text:p>
          </table:table-cell>
          <table:table-cell office:value-type="float" office:value="0.226036" calcext:value-type="float">
            <text:p>0.226036</text:p>
          </table:table-cell>
          <table:table-cell office:value-type="float" office:value="0.07799" calcext:value-type="float">
            <text:p>0.07799</text:p>
          </table:table-cell>
          <table:table-cell office:value-type="float" office:value="0.291642" calcext:value-type="float">
            <text:p>0.291642</text:p>
          </table:table-cell>
          <table:table-cell office:value-type="float" office:value="0.241967" calcext:value-type="float">
            <text:p>0.241967</text:p>
          </table:table-cell>
          <table:table-cell office:value-type="float" office:value="0.196786" calcext:value-type="float">
            <text:p>0.196786</text:p>
          </table:table-cell>
          <table:table-cell office:value-type="float" office:value="0.213759" calcext:value-type="float">
            <text:p>0.213759</text:p>
          </table:table-cell>
          <table:table-cell table:number-columns-repeated="17"/>
        </table:table-row>
        <table:table-row table:style-name="ro1">
          <table:table-cell office:value-type="float" office:value="0.10655" calcext:value-type="float">
            <text:p>0.10655</text:p>
          </table:table-cell>
          <table:table-cell office:value-type="float" office:value="0.310891" calcext:value-type="float">
            <text:p>0.310891</text:p>
          </table:table-cell>
          <table:table-cell office:value-type="float" office:value="0.239395" calcext:value-type="float">
            <text:p>0.239395</text:p>
          </table:table-cell>
          <table:table-cell office:value-type="float" office:value="0.275962" calcext:value-type="float">
            <text:p>0.275962</text:p>
          </table:table-cell>
          <table:table-cell office:value-type="float" office:value="0.236403" calcext:value-type="float">
            <text:p>0.236403</text:p>
          </table:table-cell>
          <table:table-cell office:value-type="float" office:value="0.218885" calcext:value-type="float">
            <text:p>0.218885</text:p>
          </table:table-cell>
          <table:table-cell office:value-type="float" office:value="0.176985" calcext:value-type="float">
            <text:p>0.176985</text:p>
          </table:table-cell>
          <table:table-cell table:number-columns-repeated="17"/>
        </table:table-row>
        <table:table-row table:style-name="ro1">
          <table:table-cell office:value-type="float" office:value="0.101416" calcext:value-type="float">
            <text:p>0.101416</text:p>
          </table:table-cell>
          <table:table-cell office:value-type="float" office:value="0.228159" calcext:value-type="float">
            <text:p>0.228159</text:p>
          </table:table-cell>
          <table:table-cell office:value-type="float" office:value="0.240404" calcext:value-type="float">
            <text:p>0.240404</text:p>
          </table:table-cell>
          <table:table-cell office:value-type="float" office:value="0.273536" calcext:value-type="float">
            <text:p>0.273536</text:p>
          </table:table-cell>
          <table:table-cell office:value-type="float" office:value="0.230493" calcext:value-type="float">
            <text:p>0.230493</text:p>
          </table:table-cell>
          <table:table-cell office:value-type="float" office:value="0.251576" calcext:value-type="float">
            <text:p>0.251576</text:p>
          </table:table-cell>
          <table:table-cell office:value-type="float" office:value="0.215146" calcext:value-type="float">
            <text:p>0.215146</text:p>
          </table:table-cell>
          <table:table-cell table:number-columns-repeated="17"/>
        </table:table-row>
        <table:table-row table:style-name="ro1">
          <table:table-cell office:value-type="float" office:value="0.106557" calcext:value-type="float">
            <text:p>0.106557</text:p>
          </table:table-cell>
          <table:table-cell office:value-type="float" office:value="0.215501" calcext:value-type="float">
            <text:p>0.215501</text:p>
          </table:table-cell>
          <table:table-cell office:value-type="float" office:value="0.21291" calcext:value-type="float">
            <text:p>0.21291</text:p>
          </table:table-cell>
          <table:table-cell office:value-type="float" office:value="0.25127" calcext:value-type="float">
            <text:p>0.25127</text:p>
          </table:table-cell>
          <table:table-cell office:value-type="float" office:value="0.209102" calcext:value-type="float">
            <text:p>0.209102</text:p>
          </table:table-cell>
          <table:table-cell office:value-type="float" office:value="0.234313" calcext:value-type="float">
            <text:p>0.234313</text:p>
          </table:table-cell>
          <table:table-cell office:value-type="float" office:value="0.214836" calcext:value-type="float">
            <text:p>0.214836</text:p>
          </table:table-cell>
          <table:table-cell table:number-columns-repeated="17"/>
        </table:table-row>
        <table:table-row table:style-name="ro1">
          <table:table-cell office:value-type="float" office:value="0.106398" calcext:value-type="float">
            <text:p>0.106398</text:p>
          </table:table-cell>
          <table:table-cell office:value-type="float" office:value="0.266712" calcext:value-type="float">
            <text:p>0.266712</text:p>
          </table:table-cell>
          <table:table-cell office:value-type="float" office:value="0.254102" calcext:value-type="float">
            <text:p>0.254102</text:p>
          </table:table-cell>
          <table:table-cell office:value-type="float" office:value="0.296849" calcext:value-type="float">
            <text:p>0.296849</text:p>
          </table:table-cell>
          <table:table-cell office:value-type="float" office:value="0.192346" calcext:value-type="float">
            <text:p>0.192346</text:p>
          </table:table-cell>
          <table:table-cell office:value-type="float" office:value="0.202152" calcext:value-type="float">
            <text:p>0.202152</text:p>
          </table:table-cell>
          <table:table-cell office:value-type="float" office:value="0.250176" calcext:value-type="float">
            <text:p>0.250176</text:p>
          </table:table-cell>
          <table:table-cell table:number-columns-repeated="17"/>
        </table:table-row>
        <table:table-row table:style-name="ro1">
          <table:table-cell office:value-type="float" office:value="0.106577" calcext:value-type="float">
            <text:p>0.106577</text:p>
          </table:table-cell>
          <table:table-cell office:value-type="float" office:value="0.300752" calcext:value-type="float">
            <text:p>0.300752</text:p>
          </table:table-cell>
          <table:table-cell office:value-type="float" office:value="0.20527" calcext:value-type="float">
            <text:p>0.20527</text:p>
          </table:table-cell>
          <table:table-cell office:value-type="float" office:value="0.307871" calcext:value-type="float">
            <text:p>0.307871</text:p>
          </table:table-cell>
          <table:table-cell office:value-type="float" office:value="0.26275" calcext:value-type="float">
            <text:p>0.26275</text:p>
          </table:table-cell>
          <table:table-cell office:value-type="float" office:value="0.183989" calcext:value-type="float">
            <text:p>0.183989</text:p>
          </table:table-cell>
          <table:table-cell office:value-type="float" office:value="0.227892" calcext:value-type="float">
            <text:p>0.227892</text:p>
          </table:table-cell>
          <table:table-cell table:number-columns-repeated="17"/>
        </table:table-row>
        <table:table-row table:style-name="ro1">
          <table:table-cell office:value-type="float" office:value="0.071067" calcext:value-type="float">
            <text:p>0.071067</text:p>
          </table:table-cell>
          <table:table-cell office:value-type="float" office:value="0.268527" calcext:value-type="float">
            <text:p>0.268527</text:p>
          </table:table-cell>
          <table:table-cell office:value-type="float" office:value="0.228255" calcext:value-type="float">
            <text:p>0.228255</text:p>
          </table:table-cell>
          <table:table-cell office:value-type="float" office:value="0.305028" calcext:value-type="float">
            <text:p>0.305028</text:p>
          </table:table-cell>
          <table:table-cell office:value-type="float" office:value="0.273387" calcext:value-type="float">
            <text:p>0.273387</text:p>
          </table:table-cell>
          <table:table-cell office:value-type="float" office:value="0.250187" calcext:value-type="float">
            <text:p>0.250187</text:p>
          </table:table-cell>
          <table:table-cell office:value-type="float" office:value="0.221064" calcext:value-type="float">
            <text:p>0.221064</text:p>
          </table:table-cell>
          <table:table-cell table:number-columns-repeated="17"/>
        </table:table-row>
        <table:table-row table:style-name="ro1">
          <table:table-cell office:value-type="float" office:value="0.065289" calcext:value-type="float">
            <text:p>0.065289</text:p>
          </table:table-cell>
          <table:table-cell office:value-type="float" office:value="0.248652" calcext:value-type="float">
            <text:p>0.248652</text:p>
          </table:table-cell>
          <table:table-cell office:value-type="float" office:value="0.273932" calcext:value-type="float">
            <text:p>0.273932</text:p>
          </table:table-cell>
          <table:table-cell office:value-type="float" office:value="0.283267" calcext:value-type="float">
            <text:p>0.283267</text:p>
          </table:table-cell>
          <table:table-cell office:value-type="float" office:value="0.249793" calcext:value-type="float">
            <text:p>0.249793</text:p>
          </table:table-cell>
          <table:table-cell office:value-type="float" office:value="0.190311" calcext:value-type="float">
            <text:p>0.190311</text:p>
          </table:table-cell>
          <table:table-cell office:value-type="float" office:value="0.23949" calcext:value-type="float">
            <text:p>0.23949</text:p>
          </table:table-cell>
          <table:table-cell table:number-columns-repeated="17"/>
        </table:table-row>
        <table:table-row table:style-name="ro1">
          <table:table-cell office:value-type="float" office:value="0.062271" calcext:value-type="float">
            <text:p>0.062271</text:p>
          </table:table-cell>
          <table:table-cell office:value-type="float" office:value="0.285214" calcext:value-type="float">
            <text:p>0.285214</text:p>
          </table:table-cell>
          <table:table-cell office:value-type="float" office:value="0.294847" calcext:value-type="float">
            <text:p>0.294847</text:p>
          </table:table-cell>
          <table:table-cell office:value-type="float" office:value="0.316427" calcext:value-type="float">
            <text:p>0.316427</text:p>
          </table:table-cell>
          <table:table-cell office:value-type="float" office:value="0.27579" calcext:value-type="float">
            <text:p>0.27579</text:p>
          </table:table-cell>
          <table:table-cell office:value-type="float" office:value="0.237735" calcext:value-type="float">
            <text:p>0.237735</text:p>
          </table:table-cell>
          <table:table-cell office:value-type="float" office:value="0.200782" calcext:value-type="float">
            <text:p>0.200782</text:p>
          </table:table-cell>
          <table:table-cell table:number-columns-repeated="17"/>
        </table:table-row>
        <table:table-row table:style-name="ro1">
          <table:table-cell office:value-type="float" office:value="0.106639" calcext:value-type="float">
            <text:p>0.106639</text:p>
          </table:table-cell>
          <table:table-cell office:value-type="float" office:value="0.237744" calcext:value-type="float">
            <text:p>0.237744</text:p>
          </table:table-cell>
          <table:table-cell office:value-type="float" office:value="0.218676" calcext:value-type="float">
            <text:p>0.218676</text:p>
          </table:table-cell>
          <table:table-cell office:value-type="float" office:value="0.230395" calcext:value-type="float">
            <text:p>0.230395</text:p>
          </table:table-cell>
          <table:table-cell office:value-type="float" office:value="0.24413" calcext:value-type="float">
            <text:p>0.24413</text:p>
          </table:table-cell>
          <table:table-cell office:value-type="float" office:value="0.219319" calcext:value-type="float">
            <text:p>0.219319</text:p>
          </table:table-cell>
          <table:table-cell office:value-type="float" office:value="0.215451" calcext:value-type="float">
            <text:p>0.215451</text:p>
          </table:table-cell>
          <table:table-cell table:number-columns-repeated="17"/>
        </table:table-row>
        <table:table-row table:style-name="ro1">
          <table:table-cell office:value-type="float" office:value="0.05835" calcext:value-type="float">
            <text:p>0.05835</text:p>
          </table:table-cell>
          <table:table-cell office:value-type="float" office:value="0.289632" calcext:value-type="float">
            <text:p>0.289632</text:p>
          </table:table-cell>
          <table:table-cell office:value-type="float" office:value="0.214036" calcext:value-type="float">
            <text:p>0.214036</text:p>
          </table:table-cell>
          <table:table-cell office:value-type="float" office:value="0.172184" calcext:value-type="float">
            <text:p>0.172184</text:p>
          </table:table-cell>
          <table:table-cell office:value-type="float" office:value="0.259098" calcext:value-type="float">
            <text:p>0.259098</text:p>
          </table:table-cell>
          <table:table-cell office:value-type="float" office:value="0.279946" calcext:value-type="float">
            <text:p>0.279946</text:p>
          </table:table-cell>
          <table:table-cell office:value-type="float" office:value="0.241999" calcext:value-type="float">
            <text:p>0.241999</text:p>
          </table:table-cell>
          <table:table-cell table:number-columns-repeated="17"/>
        </table:table-row>
        <table:table-row table:style-name="ro1">
          <table:table-cell office:value-type="float" office:value="0.095867" calcext:value-type="float">
            <text:p>0.095867</text:p>
          </table:table-cell>
          <table:table-cell office:value-type="float" office:value="0.295535" calcext:value-type="float">
            <text:p>0.295535</text:p>
          </table:table-cell>
          <table:table-cell office:value-type="float" office:value="0.207164" calcext:value-type="float">
            <text:p>0.207164</text:p>
          </table:table-cell>
          <table:table-cell office:value-type="float" office:value="0.193673" calcext:value-type="float">
            <text:p>0.193673</text:p>
          </table:table-cell>
          <table:table-cell office:value-type="float" office:value="0.321218" calcext:value-type="float">
            <text:p>0.321218</text:p>
          </table:table-cell>
          <table:table-cell office:value-type="float" office:value="0.245977" calcext:value-type="float">
            <text:p>0.245977</text:p>
          </table:table-cell>
          <table:table-cell office:value-type="float" office:value="0.274027" calcext:value-type="float">
            <text:p>0.274027</text:p>
          </table:table-cell>
          <table:table-cell table:number-columns-repeated="17"/>
        </table:table-row>
        <table:table-row table:style-name="ro1">
          <table:table-cell office:value-type="float" office:value="0.059321" calcext:value-type="float">
            <text:p>0.059321</text:p>
          </table:table-cell>
          <table:table-cell office:value-type="float" office:value="0.314702" calcext:value-type="float">
            <text:p>0.314702</text:p>
          </table:table-cell>
          <table:table-cell office:value-type="float" office:value="0.209267" calcext:value-type="float">
            <text:p>0.209267</text:p>
          </table:table-cell>
          <table:table-cell office:value-type="float" office:value="0.302898" calcext:value-type="float">
            <text:p>0.302898</text:p>
          </table:table-cell>
          <table:table-cell office:value-type="float" office:value="0.278335" calcext:value-type="float">
            <text:p>0.278335</text:p>
          </table:table-cell>
          <table:table-cell office:value-type="float" office:value="0.203662" calcext:value-type="float">
            <text:p>0.203662</text:p>
          </table:table-cell>
          <table:table-cell office:value-type="float" office:value="0.232716" calcext:value-type="float">
            <text:p>0.232716</text:p>
          </table:table-cell>
          <table:table-cell table:number-columns-repeated="17"/>
        </table:table-row>
        <table:table-row table:style-name="ro1">
          <table:table-cell office:value-type="float" office:value="0.068703" calcext:value-type="float">
            <text:p>0.068703</text:p>
          </table:table-cell>
          <table:table-cell office:value-type="float" office:value="0.240241" calcext:value-type="float">
            <text:p>0.240241</text:p>
          </table:table-cell>
          <table:table-cell office:value-type="float" office:value="0.215421" calcext:value-type="float">
            <text:p>0.215421</text:p>
          </table:table-cell>
          <table:table-cell office:value-type="float" office:value="0.191021" calcext:value-type="float">
            <text:p>0.191021</text:p>
          </table:table-cell>
          <table:table-cell office:value-type="float" office:value="0.180708" calcext:value-type="float">
            <text:p>0.180708</text:p>
          </table:table-cell>
          <table:table-cell office:value-type="float" office:value="0.220612" calcext:value-type="float">
            <text:p>0.220612</text:p>
          </table:table-cell>
          <table:table-cell office:value-type="float" office:value="0.245631" calcext:value-type="float">
            <text:p>0.245631</text:p>
          </table:table-cell>
          <table:table-cell table:number-columns-repeated="17"/>
        </table:table-row>
        <table:table-row table:style-name="ro1">
          <table:table-cell office:value-type="float" office:value="0.066861" calcext:value-type="float">
            <text:p>0.066861</text:p>
          </table:table-cell>
          <table:table-cell office:value-type="float" office:value="0.237144" calcext:value-type="float">
            <text:p>0.237144</text:p>
          </table:table-cell>
          <table:table-cell office:value-type="float" office:value="0.237103" calcext:value-type="float">
            <text:p>0.237103</text:p>
          </table:table-cell>
          <table:table-cell office:value-type="float" office:value="0.299877" calcext:value-type="float">
            <text:p>0.299877</text:p>
          </table:table-cell>
          <table:table-cell office:value-type="float" office:value="0.26351" calcext:value-type="float">
            <text:p>0.26351</text:p>
          </table:table-cell>
          <table:table-cell office:value-type="float" office:value="0.197928" calcext:value-type="float">
            <text:p>0.197928</text:p>
          </table:table-cell>
          <table:table-cell office:value-type="float" office:value="0.209367" calcext:value-type="float">
            <text:p>0.209367</text:p>
          </table:table-cell>
          <table:table-cell table:number-columns-repeated="17"/>
        </table:table-row>
        <table:table-row table:style-name="ro1">
          <table:table-cell office:value-type="float" office:value="0.083107" calcext:value-type="float">
            <text:p>0.083107</text:p>
          </table:table-cell>
          <table:table-cell office:value-type="float" office:value="0.240096" calcext:value-type="float">
            <text:p>0.240096</text:p>
          </table:table-cell>
          <table:table-cell office:value-type="float" office:value="0.239059" calcext:value-type="float">
            <text:p>0.239059</text:p>
          </table:table-cell>
          <table:table-cell office:value-type="float" office:value="0.29521" calcext:value-type="float">
            <text:p>0.29521</text:p>
          </table:table-cell>
          <table:table-cell office:value-type="float" office:value="0.245652" calcext:value-type="float">
            <text:p>0.245652</text:p>
          </table:table-cell>
          <table:table-cell office:value-type="float" office:value="0.20586" calcext:value-type="float">
            <text:p>0.20586</text:p>
          </table:table-cell>
          <table:table-cell office:value-type="float" office:value="0.244787" calcext:value-type="float">
            <text:p>0.244787</text:p>
          </table:table-cell>
          <table:table-cell table:number-columns-repeated="17"/>
        </table:table-row>
        <table:table-row table:style-name="ro1">
          <table:table-cell office:value-type="float" office:value="0.102531" calcext:value-type="float">
            <text:p>0.102531</text:p>
          </table:table-cell>
          <table:table-cell office:value-type="float" office:value="0.245083" calcext:value-type="float">
            <text:p>0.245083</text:p>
          </table:table-cell>
          <table:table-cell office:value-type="float" office:value="0.225014" calcext:value-type="float">
            <text:p>0.225014</text:p>
          </table:table-cell>
          <table:table-cell office:value-type="float" office:value="0.225484" calcext:value-type="float">
            <text:p>0.225484</text:p>
          </table:table-cell>
          <table:table-cell office:value-type="float" office:value="0.236692" calcext:value-type="float">
            <text:p>0.236692</text:p>
          </table:table-cell>
          <table:table-cell office:value-type="float" office:value="0.493843" calcext:value-type="float">
            <text:p>0.493843</text:p>
          </table:table-cell>
          <table:table-cell office:value-type="float" office:value="0.213072" calcext:value-type="float">
            <text:p>0.213072</text:p>
          </table:table-cell>
          <table:table-cell table:number-columns-repeated="17"/>
        </table:table-row>
        <table:table-row table:style-name="ro1">
          <table:table-cell office:value-type="float" office:value="0.093053" calcext:value-type="float">
            <text:p>0.093053</text:p>
          </table:table-cell>
          <table:table-cell office:value-type="float" office:value="0.255304" calcext:value-type="float">
            <text:p>0.255304</text:p>
          </table:table-cell>
          <table:table-cell office:value-type="float" office:value="0.286788" calcext:value-type="float">
            <text:p>0.286788</text:p>
          </table:table-cell>
          <table:table-cell office:value-type="float" office:value="0.259346" calcext:value-type="float">
            <text:p>0.259346</text:p>
          </table:table-cell>
          <table:table-cell office:value-type="float" office:value="0.218295" calcext:value-type="float">
            <text:p>0.218295</text:p>
          </table:table-cell>
          <table:table-cell office:value-type="float" office:value="0.284129" calcext:value-type="float">
            <text:p>0.284129</text:p>
          </table:table-cell>
          <table:table-cell office:value-type="float" office:value="0.21927" calcext:value-type="float">
            <text:p>0.21927</text:p>
          </table:table-cell>
          <table:table-cell table:number-columns-repeated="17"/>
        </table:table-row>
        <table:table-row table:style-name="ro1">
          <table:table-cell office:value-type="float" office:value="0.079737" calcext:value-type="float">
            <text:p>0.079737</text:p>
          </table:table-cell>
          <table:table-cell office:value-type="float" office:value="0.323494" calcext:value-type="float">
            <text:p>0.323494</text:p>
          </table:table-cell>
          <table:table-cell office:value-type="float" office:value="0.245034" calcext:value-type="float">
            <text:p>0.245034</text:p>
          </table:table-cell>
          <table:table-cell office:value-type="float" office:value="0.222173" calcext:value-type="float">
            <text:p>0.222173</text:p>
          </table:table-cell>
          <table:table-cell office:value-type="float" office:value="0.277918" calcext:value-type="float">
            <text:p>0.277918</text:p>
          </table:table-cell>
          <table:table-cell office:value-type="float" office:value="0.295752" calcext:value-type="float">
            <text:p>0.295752</text:p>
          </table:table-cell>
          <table:table-cell office:value-type="float" office:value="0.249963" calcext:value-type="float">
            <text:p>0.249963</text:p>
          </table:table-cell>
          <table:table-cell table:number-columns-repeated="17"/>
        </table:table-row>
        <table:table-row table:style-name="ro1">
          <table:table-cell office:value-type="float" office:value="0.062173" calcext:value-type="float">
            <text:p>0.062173</text:p>
          </table:table-cell>
          <table:table-cell office:value-type="float" office:value="0.24356" calcext:value-type="float">
            <text:p>0.24356</text:p>
          </table:table-cell>
          <table:table-cell office:value-type="float" office:value="0.24704" calcext:value-type="float">
            <text:p>0.24704</text:p>
          </table:table-cell>
          <table:table-cell office:value-type="float" office:value="0.22716" calcext:value-type="float">
            <text:p>0.22716</text:p>
          </table:table-cell>
          <table:table-cell office:value-type="float" office:value="0.28477" calcext:value-type="float">
            <text:p>0.28477</text:p>
          </table:table-cell>
          <table:table-cell office:value-type="float" office:value="0.214219" calcext:value-type="float">
            <text:p>0.214219</text:p>
          </table:table-cell>
          <table:table-cell office:value-type="float" office:value="0.204841" calcext:value-type="float">
            <text:p>0.204841</text:p>
          </table:table-cell>
          <table:table-cell table:number-columns-repeated="17"/>
        </table:table-row>
        <table:table-row table:style-name="ro1">
          <table:table-cell office:value-type="float" office:value="0.106314" calcext:value-type="float">
            <text:p>0.106314</text:p>
          </table:table-cell>
          <table:table-cell office:value-type="float" office:value="0.261872" calcext:value-type="float">
            <text:p>0.261872</text:p>
          </table:table-cell>
          <table:table-cell office:value-type="float" office:value="0.259935" calcext:value-type="float">
            <text:p>0.259935</text:p>
          </table:table-cell>
          <table:table-cell office:value-type="float" office:value="0.296656" calcext:value-type="float">
            <text:p>0.296656</text:p>
          </table:table-cell>
          <table:table-cell office:value-type="float" office:value="0.275867" calcext:value-type="float">
            <text:p>0.275867</text:p>
          </table:table-cell>
          <table:table-cell office:value-type="float" office:value="0.217963" calcext:value-type="float">
            <text:p>0.217963</text:p>
          </table:table-cell>
          <table:table-cell office:value-type="float" office:value="0.213797" calcext:value-type="float">
            <text:p>0.213797</text:p>
          </table:table-cell>
          <table:table-cell table:number-columns-repeated="17"/>
        </table:table-row>
        <table:table-row table:style-name="ro1">
          <table:table-cell office:value-type="float" office:value="0.074246" calcext:value-type="float">
            <text:p>0.074246</text:p>
          </table:table-cell>
          <table:table-cell office:value-type="float" office:value="0.289889" calcext:value-type="float">
            <text:p>0.289889</text:p>
          </table:table-cell>
          <table:table-cell office:value-type="float" office:value="0.221264" calcext:value-type="float">
            <text:p>0.221264</text:p>
          </table:table-cell>
          <table:table-cell office:value-type="float" office:value="0.262433" calcext:value-type="float">
            <text:p>0.262433</text:p>
          </table:table-cell>
          <table:table-cell office:value-type="float" office:value="0.267493" calcext:value-type="float">
            <text:p>0.267493</text:p>
          </table:table-cell>
          <table:table-cell office:value-type="float" office:value="0.275604" calcext:value-type="float">
            <text:p>0.275604</text:p>
          </table:table-cell>
          <table:table-cell office:value-type="float" office:value="0.204432" calcext:value-type="float">
            <text:p>0.204432</text:p>
          </table:table-cell>
          <table:table-cell table:number-columns-repeated="17"/>
        </table:table-row>
        <table:table-row table:style-name="ro1">
          <table:table-cell office:value-type="float" office:value="0.104252" calcext:value-type="float">
            <text:p>0.104252</text:p>
          </table:table-cell>
          <table:table-cell office:value-type="float" office:value="0.28802" calcext:value-type="float">
            <text:p>0.28802</text:p>
          </table:table-cell>
          <table:table-cell office:value-type="float" office:value="0.282863" calcext:value-type="float">
            <text:p>0.282863</text:p>
          </table:table-cell>
          <table:table-cell office:value-type="float" office:value="0.24612" calcext:value-type="float">
            <text:p>0.24612</text:p>
          </table:table-cell>
          <table:table-cell office:value-type="float" office:value="0.268983" calcext:value-type="float">
            <text:p>0.268983</text:p>
          </table:table-cell>
          <table:table-cell office:value-type="float" office:value="0.277394" calcext:value-type="float">
            <text:p>0.277394</text:p>
          </table:table-cell>
          <table:table-cell office:value-type="float" office:value="0.201115" calcext:value-type="float">
            <text:p>0.201115</text:p>
          </table:table-cell>
          <table:table-cell table:number-columns-repeated="17"/>
        </table:table-row>
        <table:table-row table:style-name="ro1">
          <table:table-cell office:value-type="float" office:value="0.061678" calcext:value-type="float">
            <text:p>0.061678</text:p>
          </table:table-cell>
          <table:table-cell office:value-type="float" office:value="0.303835" calcext:value-type="float">
            <text:p>0.303835</text:p>
          </table:table-cell>
          <table:table-cell office:value-type="float" office:value="0.262782" calcext:value-type="float">
            <text:p>0.262782</text:p>
          </table:table-cell>
          <table:table-cell office:value-type="float" office:value="0.197866" calcext:value-type="float">
            <text:p>0.197866</text:p>
          </table:table-cell>
          <table:table-cell office:value-type="float" office:value="0.291167" calcext:value-type="float">
            <text:p>0.291167</text:p>
          </table:table-cell>
          <table:table-cell office:value-type="float" office:value="0.208918" calcext:value-type="float">
            <text:p>0.208918</text:p>
          </table:table-cell>
          <table:table-cell office:value-type="float" office:value="0.200131" calcext:value-type="float">
            <text:p>0.200131</text:p>
          </table:table-cell>
          <table:table-cell table:number-columns-repeated="17"/>
        </table:table-row>
        <table:table-row table:style-name="ro1">
          <table:table-cell office:value-type="float" office:value="0.069215" calcext:value-type="float">
            <text:p>0.069215</text:p>
          </table:table-cell>
          <table:table-cell office:value-type="float" office:value="0.304479" calcext:value-type="float">
            <text:p>0.304479</text:p>
          </table:table-cell>
          <table:table-cell office:value-type="float" office:value="0.181427" calcext:value-type="float">
            <text:p>0.181427</text:p>
          </table:table-cell>
          <table:table-cell office:value-type="float" office:value="0.252473" calcext:value-type="float">
            <text:p>0.252473</text:p>
          </table:table-cell>
          <table:table-cell office:value-type="float" office:value="0.210474" calcext:value-type="float">
            <text:p>0.210474</text:p>
          </table:table-cell>
          <table:table-cell office:value-type="float" office:value="0.198795" calcext:value-type="float">
            <text:p>0.198795</text:p>
          </table:table-cell>
          <table:table-cell office:value-type="float" office:value="0.213678" calcext:value-type="float">
            <text:p>0.213678</text:p>
          </table:table-cell>
          <table:table-cell table:number-columns-repeated="17"/>
        </table:table-row>
        <table:table-row table:style-name="ro1">
          <table:table-cell office:value-type="float" office:value="0.106605" calcext:value-type="float">
            <text:p>0.106605</text:p>
          </table:table-cell>
          <table:table-cell office:value-type="float" office:value="0.224016" calcext:value-type="float">
            <text:p>0.224016</text:p>
          </table:table-cell>
          <table:table-cell office:value-type="float" office:value="0.229194" calcext:value-type="float">
            <text:p>0.229194</text:p>
          </table:table-cell>
          <table:table-cell office:value-type="float" office:value="0.252388" calcext:value-type="float">
            <text:p>0.252388</text:p>
          </table:table-cell>
          <table:table-cell office:value-type="float" office:value="0.209276" calcext:value-type="float">
            <text:p>0.209276</text:p>
          </table:table-cell>
          <table:table-cell office:value-type="float" office:value="0.252894" calcext:value-type="float">
            <text:p>0.252894</text:p>
          </table:table-cell>
          <table:table-cell office:value-type="float" office:value="0.193152" calcext:value-type="float">
            <text:p>0.193152</text:p>
          </table:table-cell>
          <table:table-cell table:number-columns-repeated="17"/>
        </table:table-row>
        <table:table-row table:style-name="ro1">
          <table:table-cell office:value-type="float" office:value="0.058877" calcext:value-type="float">
            <text:p>0.058877</text:p>
          </table:table-cell>
          <table:table-cell office:value-type="float" office:value="0.316031" calcext:value-type="float">
            <text:p>0.316031</text:p>
          </table:table-cell>
          <table:table-cell office:value-type="float" office:value="0.252104" calcext:value-type="float">
            <text:p>0.252104</text:p>
          </table:table-cell>
          <table:table-cell office:value-type="float" office:value="0.270439" calcext:value-type="float">
            <text:p>0.270439</text:p>
          </table:table-cell>
          <table:table-cell office:value-type="float" office:value="0.193486" calcext:value-type="float">
            <text:p>0.193486</text:p>
          </table:table-cell>
          <table:table-cell office:value-type="float" office:value="0.218336" calcext:value-type="float">
            <text:p>0.218336</text:p>
          </table:table-cell>
          <table:table-cell office:value-type="float" office:value="0.225656" calcext:value-type="float">
            <text:p>0.225656</text:p>
          </table:table-cell>
          <table:table-cell table:number-columns-repeated="17"/>
        </table:table-row>
        <table:table-row table:style-name="ro1">
          <table:table-cell office:value-type="float" office:value="0.094382" calcext:value-type="float">
            <text:p>0.094382</text:p>
          </table:table-cell>
          <table:table-cell office:value-type="float" office:value="0.301736" calcext:value-type="float">
            <text:p>0.301736</text:p>
          </table:table-cell>
          <table:table-cell office:value-type="float" office:value="0.295518" calcext:value-type="float">
            <text:p>0.295518</text:p>
          </table:table-cell>
          <table:table-cell office:value-type="float" office:value="0.263305" calcext:value-type="float">
            <text:p>0.263305</text:p>
          </table:table-cell>
          <table:table-cell office:value-type="float" office:value="0.267667" calcext:value-type="float">
            <text:p>0.267667</text:p>
          </table:table-cell>
          <table:table-cell office:value-type="float" office:value="0.239588" calcext:value-type="float">
            <text:p>0.239588</text:p>
          </table:table-cell>
          <table:table-cell office:value-type="float" office:value="0.229824" calcext:value-type="float">
            <text:p>0.229824</text:p>
          </table:table-cell>
          <table:table-cell table:number-columns-repeated="17"/>
        </table:table-row>
        <table:table-row table:style-name="ro1">
          <table:table-cell office:value-type="float" office:value="0.10567" calcext:value-type="float">
            <text:p>0.10567</text:p>
          </table:table-cell>
          <table:table-cell office:value-type="float" office:value="0.283578" calcext:value-type="float">
            <text:p>0.283578</text:p>
          </table:table-cell>
          <table:table-cell office:value-type="float" office:value="0.299246" calcext:value-type="float">
            <text:p>0.299246</text:p>
          </table:table-cell>
          <table:table-cell office:value-type="float" office:value="0.230234" calcext:value-type="float">
            <text:p>0.230234</text:p>
          </table:table-cell>
          <table:table-cell office:value-type="float" office:value="0.277769" calcext:value-type="float">
            <text:p>0.277769</text:p>
          </table:table-cell>
          <table:table-cell office:value-type="float" office:value="0.249648" calcext:value-type="float">
            <text:p>0.249648</text:p>
          </table:table-cell>
          <table:table-cell office:value-type="float" office:value="0.207484" calcext:value-type="float">
            <text:p>0.207484</text:p>
          </table:table-cell>
          <table:table-cell table:number-columns-repeated="17"/>
        </table:table-row>
        <table:table-row table:style-name="ro1">
          <table:table-cell office:value-type="float" office:value="0.106485" calcext:value-type="float">
            <text:p>0.106485</text:p>
          </table:table-cell>
          <table:table-cell office:value-type="float" office:value="0.283819" calcext:value-type="float">
            <text:p>0.283819</text:p>
          </table:table-cell>
          <table:table-cell office:value-type="float" office:value="0.261364" calcext:value-type="float">
            <text:p>0.261364</text:p>
          </table:table-cell>
          <table:table-cell office:value-type="float" office:value="0.271596" calcext:value-type="float">
            <text:p>0.271596</text:p>
          </table:table-cell>
          <table:table-cell office:value-type="float" office:value="0.237075" calcext:value-type="float">
            <text:p>0.237075</text:p>
          </table:table-cell>
          <table:table-cell office:value-type="float" office:value="0.182302" calcext:value-type="float">
            <text:p>0.182302</text:p>
          </table:table-cell>
          <table:table-cell office:value-type="float" office:value="0.246106" calcext:value-type="float">
            <text:p>0.246106</text:p>
          </table:table-cell>
          <table:table-cell table:number-columns-repeated="17"/>
        </table:table-row>
        <table:table-row table:style-name="ro1">
          <table:table-cell office:value-type="float" office:value="0.102789" calcext:value-type="float">
            <text:p>0.102789</text:p>
          </table:table-cell>
          <table:table-cell office:value-type="float" office:value="0.248655" calcext:value-type="float">
            <text:p>0.248655</text:p>
          </table:table-cell>
          <table:table-cell office:value-type="float" office:value="0.275744" calcext:value-type="float">
            <text:p>0.275744</text:p>
          </table:table-cell>
          <table:table-cell office:value-type="float" office:value="0.264157" calcext:value-type="float">
            <text:p>0.264157</text:p>
          </table:table-cell>
          <table:table-cell office:value-type="float" office:value="0.221232" calcext:value-type="float">
            <text:p>0.221232</text:p>
          </table:table-cell>
          <table:table-cell office:value-type="float" office:value="0.232373" calcext:value-type="float">
            <text:p>0.232373</text:p>
          </table:table-cell>
          <table:table-cell office:value-type="float" office:value="0.243011" calcext:value-type="float">
            <text:p>0.243011</text:p>
          </table:table-cell>
          <table:table-cell table:number-columns-repeated="17"/>
        </table:table-row>
        <table:table-row table:style-name="ro1">
          <table:table-cell office:value-type="float" office:value="0.089347" calcext:value-type="float">
            <text:p>0.089347</text:p>
          </table:table-cell>
          <table:table-cell office:value-type="float" office:value="0.230929" calcext:value-type="float">
            <text:p>0.230929</text:p>
          </table:table-cell>
          <table:table-cell office:value-type="float" office:value="0.238702" calcext:value-type="float">
            <text:p>0.238702</text:p>
          </table:table-cell>
          <table:table-cell office:value-type="float" office:value="0.269083" calcext:value-type="float">
            <text:p>0.269083</text:p>
          </table:table-cell>
          <table:table-cell office:value-type="float" office:value="0.242129" calcext:value-type="float">
            <text:p>0.242129</text:p>
          </table:table-cell>
          <table:table-cell office:value-type="float" office:value="0.21033" calcext:value-type="float">
            <text:p>0.21033</text:p>
          </table:table-cell>
          <table:table-cell office:value-type="float" office:value="0.203903" calcext:value-type="float">
            <text:p>0.203903</text:p>
          </table:table-cell>
          <table:table-cell table:number-columns-repeated="17"/>
        </table:table-row>
        <table:table-row table:style-name="ro1">
          <table:table-cell office:value-type="float" office:value="0.102975" calcext:value-type="float">
            <text:p>0.102975</text:p>
          </table:table-cell>
          <table:table-cell office:value-type="float" office:value="0.136465" calcext:value-type="float">
            <text:p>0.136465</text:p>
          </table:table-cell>
          <table:table-cell office:value-type="float" office:value="0.203088" calcext:value-type="float">
            <text:p>0.203088</text:p>
          </table:table-cell>
          <table:table-cell office:value-type="float" office:value="0.252568" calcext:value-type="float">
            <text:p>0.252568</text:p>
          </table:table-cell>
          <table:table-cell office:value-type="float" office:value="0.217587" calcext:value-type="float">
            <text:p>0.217587</text:p>
          </table:table-cell>
          <table:table-cell office:value-type="float" office:value="0.231646" calcext:value-type="float">
            <text:p>0.231646</text:p>
          </table:table-cell>
          <table:table-cell office:value-type="float" office:value="0.242572" calcext:value-type="float">
            <text:p>0.242572</text:p>
          </table:table-cell>
          <table:table-cell table:number-columns-repeated="17"/>
        </table:table-row>
        <table:table-row table:style-name="ro1">
          <table:table-cell office:value-type="float" office:value="0.062898" calcext:value-type="float">
            <text:p>0.062898</text:p>
          </table:table-cell>
          <table:table-cell office:value-type="float" office:value="0.247536" calcext:value-type="float">
            <text:p>0.247536</text:p>
          </table:table-cell>
          <table:table-cell office:value-type="float" office:value="0.166802" calcext:value-type="float">
            <text:p>0.166802</text:p>
          </table:table-cell>
          <table:table-cell office:value-type="float" office:value="0.256931" calcext:value-type="float">
            <text:p>0.256931</text:p>
          </table:table-cell>
          <table:table-cell office:value-type="float" office:value="0.254961" calcext:value-type="float">
            <text:p>0.254961</text:p>
          </table:table-cell>
          <table:table-cell office:value-type="float" office:value="0.24053" calcext:value-type="float">
            <text:p>0.24053</text:p>
          </table:table-cell>
          <table:table-cell office:value-type="float" office:value="0.204215" calcext:value-type="float">
            <text:p>0.204215</text:p>
          </table:table-cell>
          <table:table-cell table:number-columns-repeated="17"/>
        </table:table-row>
        <table:table-row table:style-name="ro1">
          <table:table-cell office:value-type="float" office:value="0.074716" calcext:value-type="float">
            <text:p>0.074716</text:p>
          </table:table-cell>
          <table:table-cell office:value-type="float" office:value="0.263692" calcext:value-type="float">
            <text:p>0.263692</text:p>
          </table:table-cell>
          <table:table-cell office:value-type="float" office:value="0.24346" calcext:value-type="float">
            <text:p>0.24346</text:p>
          </table:table-cell>
          <table:table-cell office:value-type="float" office:value="0.183417" calcext:value-type="float">
            <text:p>0.183417</text:p>
          </table:table-cell>
          <table:table-cell office:value-type="float" office:value="0.228675" calcext:value-type="float">
            <text:p>0.228675</text:p>
          </table:table-cell>
          <table:table-cell office:value-type="float" office:value="0.243635" calcext:value-type="float">
            <text:p>0.243635</text:p>
          </table:table-cell>
          <table:table-cell office:value-type="float" office:value="0.219516" calcext:value-type="float">
            <text:p>0.219516</text:p>
          </table:table-cell>
          <table:table-cell table:number-columns-repeated="17"/>
        </table:table-row>
        <table:table-row table:style-name="ro1">
          <table:table-cell office:value-type="float" office:value="0.062958" calcext:value-type="float">
            <text:p>0.062958</text:p>
          </table:table-cell>
          <table:table-cell office:value-type="float" office:value="0.28748" calcext:value-type="float">
            <text:p>0.28748</text:p>
          </table:table-cell>
          <table:table-cell office:value-type="float" office:value="0.244837" calcext:value-type="float">
            <text:p>0.244837</text:p>
          </table:table-cell>
          <table:table-cell office:value-type="float" office:value="0.306502" calcext:value-type="float">
            <text:p>0.306502</text:p>
          </table:table-cell>
          <table:table-cell office:value-type="float" office:value="0.209623" calcext:value-type="float">
            <text:p>0.209623</text:p>
          </table:table-cell>
          <table:table-cell office:value-type="float" office:value="0.199136" calcext:value-type="float">
            <text:p>0.199136</text:p>
          </table:table-cell>
          <table:table-cell office:value-type="float" office:value="0.21484" calcext:value-type="float">
            <text:p>0.21484</text:p>
          </table:table-cell>
          <table:table-cell table:number-columns-repeated="17"/>
        </table:table-row>
        <table:table-row table:style-name="ro1">
          <table:table-cell office:value-type="float" office:value="0.076285" calcext:value-type="float">
            <text:p>0.076285</text:p>
          </table:table-cell>
          <table:table-cell office:value-type="float" office:value="0.288732" calcext:value-type="float">
            <text:p>0.288732</text:p>
          </table:table-cell>
          <table:table-cell office:value-type="float" office:value="0.259394" calcext:value-type="float">
            <text:p>0.259394</text:p>
          </table:table-cell>
          <table:table-cell office:value-type="float" office:value="0.24281" calcext:value-type="float">
            <text:p>0.24281</text:p>
          </table:table-cell>
          <table:table-cell office:value-type="float" office:value="0.230924" calcext:value-type="float">
            <text:p>0.230924</text:p>
          </table:table-cell>
          <table:table-cell office:value-type="float" office:value="0.217095" calcext:value-type="float">
            <text:p>0.217095</text:p>
          </table:table-cell>
          <table:table-cell office:value-type="float" office:value="0.233765" calcext:value-type="float">
            <text:p>0.233765</text:p>
          </table:table-cell>
          <table:table-cell table:number-columns-repeated="17"/>
        </table:table-row>
        <table:table-row table:style-name="ro1">
          <table:table-cell office:value-type="float" office:value="0.095315" calcext:value-type="float">
            <text:p>0.095315</text:p>
          </table:table-cell>
          <table:table-cell office:value-type="float" office:value="0.275621" calcext:value-type="float">
            <text:p>0.275621</text:p>
          </table:table-cell>
          <table:table-cell office:value-type="float" office:value="0.225218" calcext:value-type="float">
            <text:p>0.225218</text:p>
          </table:table-cell>
          <table:table-cell office:value-type="float" office:value="0.241468" calcext:value-type="float">
            <text:p>0.241468</text:p>
          </table:table-cell>
          <table:table-cell office:value-type="float" office:value="0.228212" calcext:value-type="float">
            <text:p>0.228212</text:p>
          </table:table-cell>
          <table:table-cell office:value-type="float" office:value="0.221721" calcext:value-type="float">
            <text:p>0.221721</text:p>
          </table:table-cell>
          <table:table-cell office:value-type="float" office:value="0.187354" calcext:value-type="float">
            <text:p>0.187354</text:p>
          </table:table-cell>
          <table:table-cell table:number-columns-repeated="17"/>
        </table:table-row>
        <table:table-row table:style-name="ro1">
          <table:table-cell office:value-type="float" office:value="0.102444" calcext:value-type="float">
            <text:p>0.102444</text:p>
          </table:table-cell>
          <table:table-cell office:value-type="float" office:value="0.261503" calcext:value-type="float">
            <text:p>0.261503</text:p>
          </table:table-cell>
          <table:table-cell office:value-type="float" office:value="0.252401" calcext:value-type="float">
            <text:p>0.252401</text:p>
          </table:table-cell>
          <table:table-cell office:value-type="float" office:value="0.310795" calcext:value-type="float">
            <text:p>0.310795</text:p>
          </table:table-cell>
          <table:table-cell office:value-type="float" office:value="0.234029" calcext:value-type="float">
            <text:p>0.234029</text:p>
          </table:table-cell>
          <table:table-cell office:value-type="float" office:value="0.248101" calcext:value-type="float">
            <text:p>0.248101</text:p>
          </table:table-cell>
          <table:table-cell office:value-type="float" office:value="0.229942" calcext:value-type="float">
            <text:p>0.229942</text:p>
          </table:table-cell>
          <table:table-cell table:number-columns-repeated="17"/>
        </table:table-row>
        <table:table-row table:style-name="ro1">
          <table:table-cell office:value-type="float" office:value="0.073197" calcext:value-type="float">
            <text:p>0.073197</text:p>
          </table:table-cell>
          <table:table-cell office:value-type="float" office:value="0.26782" calcext:value-type="float">
            <text:p>0.26782</text:p>
          </table:table-cell>
          <table:table-cell office:value-type="float" office:value="0.273653" calcext:value-type="float">
            <text:p>0.273653</text:p>
          </table:table-cell>
          <table:table-cell office:value-type="float" office:value="0.297621" calcext:value-type="float">
            <text:p>0.297621</text:p>
          </table:table-cell>
          <table:table-cell office:value-type="float" office:value="0.254299" calcext:value-type="float">
            <text:p>0.254299</text:p>
          </table:table-cell>
          <table:table-cell office:value-type="float" office:value="0.204284" calcext:value-type="float">
            <text:p>0.204284</text:p>
          </table:table-cell>
          <table:table-cell office:value-type="float" office:value="0.218149" calcext:value-type="float">
            <text:p>0.218149</text:p>
          </table:table-cell>
          <table:table-cell table:number-columns-repeated="17"/>
        </table:table-row>
        <table:table-row table:style-name="ro1">
          <table:table-cell office:value-type="float" office:value="0.073708" calcext:value-type="float">
            <text:p>0.073708</text:p>
          </table:table-cell>
          <table:table-cell office:value-type="float" office:value="0.315797" calcext:value-type="float">
            <text:p>0.315797</text:p>
          </table:table-cell>
          <table:table-cell office:value-type="float" office:value="0.251067" calcext:value-type="float">
            <text:p>0.251067</text:p>
          </table:table-cell>
          <table:table-cell office:value-type="float" office:value="0.283589" calcext:value-type="float">
            <text:p>0.283589</text:p>
          </table:table-cell>
          <table:table-cell office:value-type="float" office:value="0.270352" calcext:value-type="float">
            <text:p>0.270352</text:p>
          </table:table-cell>
          <table:table-cell office:value-type="float" office:value="0.250967" calcext:value-type="float">
            <text:p>0.250967</text:p>
          </table:table-cell>
          <table:table-cell office:value-type="float" office:value="0.203747" calcext:value-type="float">
            <text:p>0.203747</text:p>
          </table:table-cell>
          <table:table-cell table:number-columns-repeated="17"/>
        </table:table-row>
        <table:table-row table:style-name="ro1">
          <table:table-cell office:value-type="float" office:value="0.095417" calcext:value-type="float">
            <text:p>0.095417</text:p>
          </table:table-cell>
          <table:table-cell office:value-type="float" office:value="0.246569" calcext:value-type="float">
            <text:p>0.246569</text:p>
          </table:table-cell>
          <table:table-cell office:value-type="float" office:value="0.263229" calcext:value-type="float">
            <text:p>0.263229</text:p>
          </table:table-cell>
          <table:table-cell office:value-type="float" office:value="0.27946" calcext:value-type="float">
            <text:p>0.27946</text:p>
          </table:table-cell>
          <table:table-cell office:value-type="float" office:value="0.260285" calcext:value-type="float">
            <text:p>0.260285</text:p>
          </table:table-cell>
          <table:table-cell office:value-type="float" office:value="0.236151" calcext:value-type="float">
            <text:p>0.236151</text:p>
          </table:table-cell>
          <table:table-cell office:value-type="float" office:value="0.221307" calcext:value-type="float">
            <text:p>0.221307</text:p>
          </table:table-cell>
          <table:table-cell table:number-columns-repeated="17"/>
        </table:table-row>
        <table:table-row table:style-name="ro1">
          <table:table-cell office:value-type="float" office:value="0.103142" calcext:value-type="float">
            <text:p>0.103142</text:p>
          </table:table-cell>
          <table:table-cell office:value-type="float" office:value="0.316067" calcext:value-type="float">
            <text:p>0.316067</text:p>
          </table:table-cell>
          <table:table-cell office:value-type="float" office:value="0.227827" calcext:value-type="float">
            <text:p>0.227827</text:p>
          </table:table-cell>
          <table:table-cell office:value-type="float" office:value="0.29046" calcext:value-type="float">
            <text:p>0.29046</text:p>
          </table:table-cell>
          <table:table-cell office:value-type="float" office:value="0.236952" calcext:value-type="float">
            <text:p>0.236952</text:p>
          </table:table-cell>
          <table:table-cell office:value-type="float" office:value="0.196402" calcext:value-type="float">
            <text:p>0.196402</text:p>
          </table:table-cell>
          <table:table-cell office:value-type="float" office:value="0.215437" calcext:value-type="float">
            <text:p>0.215437</text:p>
          </table:table-cell>
          <table:table-cell table:number-columns-repeated="17"/>
        </table:table-row>
        <table:table-row table:style-name="ro1">
          <table:table-cell office:value-type="float" office:value="0.081192" calcext:value-type="float">
            <text:p>0.081192</text:p>
          </table:table-cell>
          <table:table-cell office:value-type="float" office:value="0.256749" calcext:value-type="float">
            <text:p>0.256749</text:p>
          </table:table-cell>
          <table:table-cell office:value-type="float" office:value="0.242276" calcext:value-type="float">
            <text:p>0.242276</text:p>
          </table:table-cell>
          <table:table-cell office:value-type="float" office:value="0.305686" calcext:value-type="float">
            <text:p>0.305686</text:p>
          </table:table-cell>
          <table:table-cell office:value-type="float" office:value="0.246449" calcext:value-type="float">
            <text:p>0.246449</text:p>
          </table:table-cell>
          <table:table-cell office:value-type="float" office:value="0.19285" calcext:value-type="float">
            <text:p>0.19285</text:p>
          </table:table-cell>
          <table:table-cell office:value-type="float" office:value="0.183388" calcext:value-type="float">
            <text:p>0.183388</text:p>
          </table:table-cell>
          <table:table-cell table:number-columns-repeated="17"/>
        </table:table-row>
        <table:table-row table:style-name="ro1">
          <table:table-cell office:value-type="float" office:value="0.106291" calcext:value-type="float">
            <text:p>0.106291</text:p>
          </table:table-cell>
          <table:table-cell office:value-type="float" office:value="0.24275" calcext:value-type="float">
            <text:p>0.24275</text:p>
          </table:table-cell>
          <table:table-cell office:value-type="float" office:value="0.250373" calcext:value-type="float">
            <text:p>0.250373</text:p>
          </table:table-cell>
          <table:table-cell office:value-type="float" office:value="0.29278" calcext:value-type="float">
            <text:p>0.29278</text:p>
          </table:table-cell>
          <table:table-cell office:value-type="float" office:value="0.206749" calcext:value-type="float">
            <text:p>0.206749</text:p>
          </table:table-cell>
          <table:table-cell office:value-type="float" office:value="0.194526" calcext:value-type="float">
            <text:p>0.194526</text:p>
          </table:table-cell>
          <table:table-cell office:value-type="float" office:value="0.214522" calcext:value-type="float">
            <text:p>0.214522</text:p>
          </table:table-cell>
          <table:table-cell table:number-columns-repeated="17"/>
        </table:table-row>
        <table:table-row table:style-name="ro1">
          <table:table-cell office:value-type="float" office:value="0.105457" calcext:value-type="float">
            <text:p>0.105457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9091" calcext:value-type="float">
            <text:p>0.269091</text:p>
          </table:table-cell>
          <table:table-cell office:value-type="float" office:value="0.313901" calcext:value-type="float">
            <text:p>0.313901</text:p>
          </table:table-cell>
          <table:table-cell office:value-type="float" office:value="0.22678" calcext:value-type="float">
            <text:p>0.22678</text:p>
          </table:table-cell>
          <table:table-cell office:value-type="float" office:value="0.201674" calcext:value-type="float">
            <text:p>0.201674</text:p>
          </table:table-cell>
          <table:table-cell office:value-type="float" office:value="0.242437" calcext:value-type="float">
            <text:p>0.242437</text:p>
          </table:table-cell>
          <table:table-cell table:number-columns-repeated="17"/>
        </table:table-row>
        <table:table-row table:style-name="ro1">
          <table:table-cell office:value-type="float" office:value="0.06615" calcext:value-type="float">
            <text:p>0.06615</text:p>
          </table:table-cell>
          <table:table-cell office:value-type="float" office:value="0.241494" calcext:value-type="float">
            <text:p>0.241494</text:p>
          </table:table-cell>
          <table:table-cell office:value-type="float" office:value="0.252204" calcext:value-type="float">
            <text:p>0.252204</text:p>
          </table:table-cell>
          <table:table-cell office:value-type="float" office:value="0.293041" calcext:value-type="float">
            <text:p>0.293041</text:p>
          </table:table-cell>
          <table:table-cell office:value-type="float" office:value="0.182353" calcext:value-type="float">
            <text:p>0.182353</text:p>
          </table:table-cell>
          <table:table-cell office:value-type="float" office:value="0.248439" calcext:value-type="float">
            <text:p>0.248439</text:p>
          </table:table-cell>
          <table:table-cell office:value-type="float" office:value="0.212648" calcext:value-type="float">
            <text:p>0.212648</text:p>
          </table:table-cell>
          <table:table-cell table:number-columns-repeated="17"/>
        </table:table-row>
        <table:table-row table:style-name="ro1">
          <table:table-cell office:value-type="float" office:value="0.060264" calcext:value-type="float">
            <text:p>0.060264</text:p>
          </table:table-cell>
          <table:table-cell office:value-type="float" office:value="0.286178" calcext:value-type="float">
            <text:p>0.286178</text:p>
          </table:table-cell>
          <table:table-cell office:value-type="float" office:value="0.302173" calcext:value-type="float">
            <text:p>0.302173</text:p>
          </table:table-cell>
          <table:table-cell office:value-type="float" office:value="0.300589" calcext:value-type="float">
            <text:p>0.300589</text:p>
          </table:table-cell>
          <table:table-cell office:value-type="float" office:value="0.235933" calcext:value-type="float">
            <text:p>0.235933</text:p>
          </table:table-cell>
          <table:table-cell office:value-type="float" office:value="0.246874" calcext:value-type="float">
            <text:p>0.246874</text:p>
          </table:table-cell>
          <table:table-cell office:value-type="float" office:value="0.236943" calcext:value-type="float">
            <text:p>0.236943</text:p>
          </table:table-cell>
          <table:table-cell table:number-columns-repeated="17"/>
        </table:table-row>
        <table:table-row table:style-name="ro1">
          <table:table-cell office:value-type="float" office:value="0.105712" calcext:value-type="float">
            <text:p>0.105712</text:p>
          </table:table-cell>
          <table:table-cell office:value-type="float" office:value="0.349251" calcext:value-type="float">
            <text:p>0.349251</text:p>
          </table:table-cell>
          <table:table-cell office:value-type="float" office:value="0.258469" calcext:value-type="float">
            <text:p>0.258469</text:p>
          </table:table-cell>
          <table:table-cell office:value-type="float" office:value="0.302522" calcext:value-type="float">
            <text:p>0.302522</text:p>
          </table:table-cell>
          <table:table-cell office:value-type="float" office:value="0.207273" calcext:value-type="float">
            <text:p>0.207273</text:p>
          </table:table-cell>
          <table:table-cell office:value-type="float" office:value="0.214143" calcext:value-type="float">
            <text:p>0.214143</text:p>
          </table:table-cell>
          <table:table-cell office:value-type="float" office:value="0.220818" calcext:value-type="float">
            <text:p>0.220818</text:p>
          </table:table-cell>
          <table:table-cell table:number-columns-repeated="17"/>
        </table:table-row>
        <table:table-row table:style-name="ro1">
          <table:table-cell office:value-type="float" office:value="0.094421" calcext:value-type="float">
            <text:p>0.094421</text:p>
          </table:table-cell>
          <table:table-cell office:value-type="float" office:value="0.276572" calcext:value-type="float">
            <text:p>0.276572</text:p>
          </table:table-cell>
          <table:table-cell office:value-type="float" office:value="0.225674" calcext:value-type="float">
            <text:p>0.225674</text:p>
          </table:table-cell>
          <table:table-cell office:value-type="float" office:value="0.306777" calcext:value-type="float">
            <text:p>0.306777</text:p>
          </table:table-cell>
          <table:table-cell office:value-type="float" office:value="0.228047" calcext:value-type="float">
            <text:p>0.228047</text:p>
          </table:table-cell>
          <table:table-cell office:value-type="float" office:value="0.19675" calcext:value-type="float">
            <text:p>0.19675</text:p>
          </table:table-cell>
          <table:table-cell office:value-type="float" office:value="0.242925" calcext:value-type="float">
            <text:p>0.242925</text:p>
          </table:table-cell>
          <table:table-cell table:number-columns-repeated="17"/>
        </table:table-row>
        <table:table-row table:style-name="ro1">
          <table:table-cell office:value-type="float" office:value="0.102801" calcext:value-type="float">
            <text:p>0.102801</text:p>
          </table:table-cell>
          <table:table-cell office:value-type="float" office:value="0.298038" calcext:value-type="float">
            <text:p>0.298038</text:p>
          </table:table-cell>
          <table:table-cell office:value-type="float" office:value="0.255652" calcext:value-type="float">
            <text:p>0.255652</text:p>
          </table:table-cell>
          <table:table-cell office:value-type="float" office:value="0.283946" calcext:value-type="float">
            <text:p>0.283946</text:p>
          </table:table-cell>
          <table:table-cell office:value-type="float" office:value="0.207163" calcext:value-type="float">
            <text:p>0.207163</text:p>
          </table:table-cell>
          <table:table-cell office:value-type="float" office:value="0.227014" calcext:value-type="float">
            <text:p>0.227014</text:p>
          </table:table-cell>
          <table:table-cell office:value-type="float" office:value="0.23278" calcext:value-type="float">
            <text:p>0.23278</text:p>
          </table:table-cell>
          <table:table-cell table:number-columns-repeated="17"/>
        </table:table-row>
        <table:table-row table:style-name="ro1">
          <table:table-cell office:value-type="float" office:value="0.060489" calcext:value-type="float">
            <text:p>0.060489</text:p>
          </table:table-cell>
          <table:table-cell office:value-type="float" office:value="0.289186" calcext:value-type="float">
            <text:p>0.289186</text:p>
          </table:table-cell>
          <table:table-cell office:value-type="float" office:value="0.255103" calcext:value-type="float">
            <text:p>0.255103</text:p>
          </table:table-cell>
          <table:table-cell office:value-type="float" office:value="0.30521" calcext:value-type="float">
            <text:p>0.30521</text:p>
          </table:table-cell>
          <table:table-cell office:value-type="float" office:value="0.216108" calcext:value-type="float">
            <text:p>0.216108</text:p>
          </table:table-cell>
          <table:table-cell office:value-type="float" office:value="0.228705" calcext:value-type="float">
            <text:p>0.228705</text:p>
          </table:table-cell>
          <table:table-cell office:value-type="float" office:value="0.225053" calcext:value-type="float">
            <text:p>0.225053</text:p>
          </table:table-cell>
          <table:table-cell table:number-columns-repeated="17"/>
        </table:table-row>
        <table:table-row table:style-name="ro1">
          <table:table-cell office:value-type="float" office:value="0.062869" calcext:value-type="float">
            <text:p>0.062869</text:p>
          </table:table-cell>
          <table:table-cell office:value-type="float" office:value="0.255377" calcext:value-type="float">
            <text:p>0.255377</text:p>
          </table:table-cell>
          <table:table-cell office:value-type="float" office:value="0.234986" calcext:value-type="float">
            <text:p>0.234986</text:p>
          </table:table-cell>
          <table:table-cell office:value-type="float" office:value="0.299313" calcext:value-type="float">
            <text:p>0.299313</text:p>
          </table:table-cell>
          <table:table-cell office:value-type="float" office:value="0.197321" calcext:value-type="float">
            <text:p>0.197321</text:p>
          </table:table-cell>
          <table:table-cell office:value-type="float" office:value="0.214814" calcext:value-type="float">
            <text:p>0.214814</text:p>
          </table:table-cell>
          <table:table-cell office:value-type="float" office:value="0.247926" calcext:value-type="float">
            <text:p>0.247926</text:p>
          </table:table-cell>
          <table:table-cell table:number-columns-repeated="17"/>
        </table:table-row>
        <table:table-row table:style-name="ro1">
          <table:table-cell office:value-type="float" office:value="0.104615" calcext:value-type="float">
            <text:p>0.104615</text:p>
          </table:table-cell>
          <table:table-cell office:value-type="float" office:value="0.274407" calcext:value-type="float">
            <text:p>0.274407</text:p>
          </table:table-cell>
          <table:table-cell office:value-type="float" office:value="0.280397" calcext:value-type="float">
            <text:p>0.280397</text:p>
          </table:table-cell>
          <table:table-cell office:value-type="float" office:value="0.173792" calcext:value-type="float">
            <text:p>0.173792</text:p>
          </table:table-cell>
          <table:table-cell office:value-type="float" office:value="0.241294" calcext:value-type="float">
            <text:p>0.241294</text:p>
          </table:table-cell>
          <table:table-cell office:value-type="float" office:value="0.235741" calcext:value-type="float">
            <text:p>0.235741</text:p>
          </table:table-cell>
          <table:table-cell office:value-type="float" office:value="0.232801" calcext:value-type="float">
            <text:p>0.232801</text:p>
          </table:table-cell>
          <table:table-cell table:number-columns-repeated="17"/>
        </table:table-row>
        <table:table-row table:style-name="ro1">
          <table:table-cell office:value-type="float" office:value="0.104336" calcext:value-type="float">
            <text:p>0.104336</text:p>
          </table:table-cell>
          <table:table-cell office:value-type="float" office:value="0.242922" calcext:value-type="float">
            <text:p>0.242922</text:p>
          </table:table-cell>
          <table:table-cell office:value-type="float" office:value="0.268019" calcext:value-type="float">
            <text:p>0.268019</text:p>
          </table:table-cell>
          <table:table-cell office:value-type="float" office:value="0.305097" calcext:value-type="float">
            <text:p>0.305097</text:p>
          </table:table-cell>
          <table:table-cell office:value-type="float" office:value="0.249078" calcext:value-type="float">
            <text:p>0.249078</text:p>
          </table:table-cell>
          <table:table-cell office:value-type="float" office:value="0.265382" calcext:value-type="float">
            <text:p>0.265382</text:p>
          </table:table-cell>
          <table:table-cell office:value-type="float" office:value="0.214016" calcext:value-type="float">
            <text:p>0.214016</text:p>
          </table:table-cell>
          <table:table-cell table:number-columns-repeated="17"/>
        </table:table-row>
        <table:table-row table:style-name="ro1">
          <table:table-cell office:value-type="float" office:value="0.065182" calcext:value-type="float">
            <text:p>0.065182</text:p>
          </table:table-cell>
          <table:table-cell office:value-type="float" office:value="0.281812" calcext:value-type="float">
            <text:p>0.281812</text:p>
          </table:table-cell>
          <table:table-cell office:value-type="float" office:value="0.238319" calcext:value-type="float">
            <text:p>0.238319</text:p>
          </table:table-cell>
          <table:table-cell office:value-type="float" office:value="0.284814" calcext:value-type="float">
            <text:p>0.284814</text:p>
          </table:table-cell>
          <table:table-cell office:value-type="float" office:value="0.195844" calcext:value-type="float">
            <text:p>0.195844</text:p>
          </table:table-cell>
          <table:table-cell office:value-type="float" office:value="0.230912" calcext:value-type="float">
            <text:p>0.230912</text:p>
          </table:table-cell>
          <table:table-cell office:value-type="float" office:value="0.206258" calcext:value-type="float">
            <text:p>0.206258</text:p>
          </table:table-cell>
          <table:table-cell table:number-columns-repeated="17"/>
        </table:table-row>
        <table:table-row table:style-name="ro1">
          <table:table-cell office:value-type="float" office:value="0.060126" calcext:value-type="float">
            <text:p>0.060126</text:p>
          </table:table-cell>
          <table:table-cell office:value-type="float" office:value="0.259176" calcext:value-type="float">
            <text:p>0.259176</text:p>
          </table:table-cell>
          <table:table-cell office:value-type="float" office:value="0.352482" calcext:value-type="float">
            <text:p>0.352482</text:p>
          </table:table-cell>
          <table:table-cell office:value-type="float" office:value="0.298039" calcext:value-type="float">
            <text:p>0.298039</text:p>
          </table:table-cell>
          <table:table-cell office:value-type="float" office:value="0.178738" calcext:value-type="float">
            <text:p>0.178738</text:p>
          </table:table-cell>
          <table:table-cell office:value-type="float" office:value="0.239957" calcext:value-type="float">
            <text:p>0.239957</text:p>
          </table:table-cell>
          <table:table-cell office:value-type="float" office:value="0.238702" calcext:value-type="float">
            <text:p>0.238702</text:p>
          </table:table-cell>
          <table:table-cell table:number-columns-repeated="17"/>
        </table:table-row>
        <table:table-row table:style-name="ro1">
          <table:table-cell office:value-type="float" office:value="0.069034" calcext:value-type="float">
            <text:p>0.069034</text:p>
          </table:table-cell>
          <table:table-cell office:value-type="float" office:value="0.304078" calcext:value-type="float">
            <text:p>0.304078</text:p>
          </table:table-cell>
          <table:table-cell office:value-type="float" office:value="0.228127" calcext:value-type="float">
            <text:p>0.228127</text:p>
          </table:table-cell>
          <table:table-cell office:value-type="float" office:value="0.233701" calcext:value-type="float">
            <text:p>0.233701</text:p>
          </table:table-cell>
          <table:table-cell office:value-type="float" office:value="0.256583" calcext:value-type="float">
            <text:p>0.256583</text:p>
          </table:table-cell>
          <table:table-cell office:value-type="float" office:value="0.235148" calcext:value-type="float">
            <text:p>0.235148</text:p>
          </table:table-cell>
          <table:table-cell office:value-type="float" office:value="0.218031" calcext:value-type="float">
            <text:p>0.218031</text:p>
          </table:table-cell>
          <table:table-cell table:number-columns-repeated="17"/>
        </table:table-row>
        <table:table-row table:style-name="ro1">
          <table:table-cell office:value-type="float" office:value="0.104721" calcext:value-type="float">
            <text:p>0.104721</text:p>
          </table:table-cell>
          <table:table-cell office:value-type="float" office:value="0.264143" calcext:value-type="float">
            <text:p>0.264143</text:p>
          </table:table-cell>
          <table:table-cell office:value-type="float" office:value="0.300348" calcext:value-type="float">
            <text:p>0.300348</text:p>
          </table:table-cell>
          <table:table-cell office:value-type="float" office:value="0.309279" calcext:value-type="float">
            <text:p>0.309279</text:p>
          </table:table-cell>
          <table:table-cell office:value-type="float" office:value="0.269705" calcext:value-type="float">
            <text:p>0.269705</text:p>
          </table:table-cell>
          <table:table-cell office:value-type="float" office:value="0.237802" calcext:value-type="float">
            <text:p>0.237802</text:p>
          </table:table-cell>
          <table:table-cell office:value-type="float" office:value="0.216953" calcext:value-type="float">
            <text:p>0.216953</text:p>
          </table:table-cell>
          <table:table-cell table:number-columns-repeated="17"/>
        </table:table-row>
        <table:table-row table:style-name="ro1">
          <table:table-cell office:value-type="float" office:value="0.067674" calcext:value-type="float">
            <text:p>0.067674</text:p>
          </table:table-cell>
          <table:table-cell office:value-type="float" office:value="0.375025" calcext:value-type="float">
            <text:p>0.375025</text:p>
          </table:table-cell>
          <table:table-cell office:value-type="float" office:value="0.20223" calcext:value-type="float">
            <text:p>0.20223</text:p>
          </table:table-cell>
          <table:table-cell office:value-type="float" office:value="0.299743" calcext:value-type="float">
            <text:p>0.299743</text:p>
          </table:table-cell>
          <table:table-cell office:value-type="float" office:value="0.238018" calcext:value-type="float">
            <text:p>0.238018</text:p>
          </table:table-cell>
          <table:table-cell office:value-type="float" office:value="0.208288" calcext:value-type="float">
            <text:p>0.208288</text:p>
          </table:table-cell>
          <table:table-cell office:value-type="float" office:value="0.205253" calcext:value-type="float">
            <text:p>0.205253</text:p>
          </table:table-cell>
          <table:table-cell table:number-columns-repeated="17"/>
        </table:table-row>
        <table:table-row table:style-name="ro1">
          <table:table-cell office:value-type="float" office:value="0.10582" calcext:value-type="float">
            <text:p>0.10582</text:p>
          </table:table-cell>
          <table:table-cell office:value-type="float" office:value="0.202319" calcext:value-type="float">
            <text:p>0.202319</text:p>
          </table:table-cell>
          <table:table-cell office:value-type="float" office:value="0.142993" calcext:value-type="float">
            <text:p>0.142993</text:p>
          </table:table-cell>
          <table:table-cell office:value-type="float" office:value="0.291534" calcext:value-type="float">
            <text:p>0.291534</text:p>
          </table:table-cell>
          <table:table-cell office:value-type="float" office:value="0.254023" calcext:value-type="float">
            <text:p>0.254023</text:p>
          </table:table-cell>
          <table:table-cell office:value-type="float" office:value="0.193476" calcext:value-type="float">
            <text:p>0.193476</text:p>
          </table:table-cell>
          <table:table-cell office:value-type="float" office:value="0.139035" calcext:value-type="float">
            <text:p>0.139035</text:p>
          </table:table-cell>
          <table:table-cell table:number-columns-repeated="17"/>
        </table:table-row>
        <table:table-row table:style-name="ro1">
          <table:table-cell office:value-type="float" office:value="0.057431" calcext:value-type="float">
            <text:p>0.057431</text:p>
          </table:table-cell>
          <table:table-cell office:value-type="float" office:value="0.282161" calcext:value-type="float">
            <text:p>0.282161</text:p>
          </table:table-cell>
          <table:table-cell office:value-type="float" office:value="0.172253" calcext:value-type="float">
            <text:p>0.172253</text:p>
          </table:table-cell>
          <table:table-cell office:value-type="float" office:value="0.284772" calcext:value-type="float">
            <text:p>0.284772</text:p>
          </table:table-cell>
          <table:table-cell office:value-type="float" office:value="0.269029" calcext:value-type="float">
            <text:p>0.269029</text:p>
          </table:table-cell>
          <table:table-cell office:value-type="float" office:value="0.256785" calcext:value-type="float">
            <text:p>0.256785</text:p>
          </table:table-cell>
          <table:table-cell office:value-type="float" office:value="0.273497" calcext:value-type="float">
            <text:p>0.273497</text:p>
          </table:table-cell>
          <table:table-cell table:number-columns-repeated="17"/>
        </table:table-row>
        <table:table-row table:style-name="ro1">
          <table:table-cell office:value-type="float" office:value="0.066245" calcext:value-type="float">
            <text:p>0.066245</text:p>
          </table:table-cell>
          <table:table-cell office:value-type="float" office:value="0.22344" calcext:value-type="float">
            <text:p>0.22344</text:p>
          </table:table-cell>
          <table:table-cell office:value-type="float" office:value="0.257462" calcext:value-type="float">
            <text:p>0.257462</text:p>
          </table:table-cell>
          <table:table-cell office:value-type="float" office:value="0.265761" calcext:value-type="float">
            <text:p>0.265761</text:p>
          </table:table-cell>
          <table:table-cell office:value-type="float" office:value="0.259387" calcext:value-type="float">
            <text:p>0.259387</text:p>
          </table:table-cell>
          <table:table-cell office:value-type="float" office:value="0.194307" calcext:value-type="float">
            <text:p>0.194307</text:p>
          </table:table-cell>
          <table:table-cell office:value-type="float" office:value="0.289285" calcext:value-type="float">
            <text:p>0.289285</text:p>
          </table:table-cell>
          <table:table-cell table:number-columns-repeated="17"/>
        </table:table-row>
        <table:table-row table:style-name="ro1">
          <table:table-cell office:value-type="float" office:value="0.094401" calcext:value-type="float">
            <text:p>0.094401</text:p>
          </table:table-cell>
          <table:table-cell office:value-type="float" office:value="0.283379" calcext:value-type="float">
            <text:p>0.283379</text:p>
          </table:table-cell>
          <table:table-cell office:value-type="float" office:value="0.241251" calcext:value-type="float">
            <text:p>0.241251</text:p>
          </table:table-cell>
          <table:table-cell office:value-type="float" office:value="0.307415" calcext:value-type="float">
            <text:p>0.307415</text:p>
          </table:table-cell>
          <table:table-cell office:value-type="float" office:value="0.264104" calcext:value-type="float">
            <text:p>0.264104</text:p>
          </table:table-cell>
          <table:table-cell office:value-type="float" office:value="0.183712" calcext:value-type="float">
            <text:p>0.183712</text:p>
          </table:table-cell>
          <table:table-cell office:value-type="float" office:value="0.220639" calcext:value-type="float">
            <text:p>0.220639</text:p>
          </table:table-cell>
          <table:table-cell table:number-columns-repeated="17"/>
        </table:table-row>
        <table:table-row table:style-name="ro1">
          <table:table-cell office:value-type="float" office:value="0.097048" calcext:value-type="float">
            <text:p>0.097048</text:p>
          </table:table-cell>
          <table:table-cell office:value-type="float" office:value="0.293736" calcext:value-type="float">
            <text:p>0.293736</text:p>
          </table:table-cell>
          <table:table-cell office:value-type="float" office:value="0.163737" calcext:value-type="float">
            <text:p>0.163737</text:p>
          </table:table-cell>
          <table:table-cell office:value-type="float" office:value="0.28548" calcext:value-type="float">
            <text:p>0.28548</text:p>
          </table:table-cell>
          <table:table-cell office:value-type="float" office:value="0.255157" calcext:value-type="float">
            <text:p>0.255157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0.274503" calcext:value-type="float">
            <text:p>0.274503</text:p>
          </table:table-cell>
          <table:table-cell table:number-columns-repeated="17"/>
        </table:table-row>
        <table:table-row table:style-name="ro1">
          <table:table-cell office:value-type="float" office:value="0.091003" calcext:value-type="float">
            <text:p>0.091003</text:p>
          </table:table-cell>
          <table:table-cell office:value-type="float" office:value="0.259488" calcext:value-type="float">
            <text:p>0.259488</text:p>
          </table:table-cell>
          <table:table-cell office:value-type="float" office:value="0.270025" calcext:value-type="float">
            <text:p>0.270025</text:p>
          </table:table-cell>
          <table:table-cell office:value-type="float" office:value="0.303779" calcext:value-type="float">
            <text:p>0.303779</text:p>
          </table:table-cell>
          <table:table-cell office:value-type="float" office:value="0.201531" calcext:value-type="float">
            <text:p>0.201531</text:p>
          </table:table-cell>
          <table:table-cell office:value-type="float" office:value="0.200957" calcext:value-type="float">
            <text:p>0.200957</text:p>
          </table:table-cell>
          <table:table-cell office:value-type="float" office:value="0.26958" calcext:value-type="float">
            <text:p>0.26958</text:p>
          </table:table-cell>
          <table:table-cell table:number-columns-repeated="17"/>
        </table:table-row>
        <table:table-row table:style-name="ro1">
          <table:table-cell office:value-type="float" office:value="0.093262" calcext:value-type="float">
            <text:p>0.093262</text:p>
          </table:table-cell>
          <table:table-cell office:value-type="float" office:value="0.232417" calcext:value-type="float">
            <text:p>0.232417</text:p>
          </table:table-cell>
          <table:table-cell office:value-type="float" office:value="0.222175" calcext:value-type="float">
            <text:p>0.222175</text:p>
          </table:table-cell>
          <table:table-cell office:value-type="float" office:value="0.281632" calcext:value-type="float">
            <text:p>0.281632</text:p>
          </table:table-cell>
          <table:table-cell office:value-type="float" office:value="0.257195" calcext:value-type="float">
            <text:p>0.257195</text:p>
          </table:table-cell>
          <table:table-cell office:value-type="float" office:value="0.192139" calcext:value-type="float">
            <text:p>0.192139</text:p>
          </table:table-cell>
          <table:table-cell office:value-type="float" office:value="0.247066" calcext:value-type="float">
            <text:p>0.247066</text:p>
          </table:table-cell>
          <table:table-cell table:number-columns-repeated="17"/>
        </table:table-row>
        <table:table-row table:style-name="ro1">
          <table:table-cell office:value-type="float" office:value="0.061641" calcext:value-type="float">
            <text:p>0.061641</text:p>
          </table:table-cell>
          <table:table-cell office:value-type="float" office:value="0.314569" calcext:value-type="float">
            <text:p>0.314569</text:p>
          </table:table-cell>
          <table:table-cell office:value-type="float" office:value="0.284653" calcext:value-type="float">
            <text:p>0.284653</text:p>
          </table:table-cell>
          <table:table-cell office:value-type="float" office:value="0.300065" calcext:value-type="float">
            <text:p>0.300065</text:p>
          </table:table-cell>
          <table:table-cell office:value-type="float" office:value="0.26134" calcext:value-type="float">
            <text:p>0.26134</text:p>
          </table:table-cell>
          <table:table-cell office:value-type="float" office:value="0.228812" calcext:value-type="float">
            <text:p>0.228812</text:p>
          </table:table-cell>
          <table:table-cell office:value-type="float" office:value="0.265231" calcext:value-type="float">
            <text:p>0.265231</text:p>
          </table:table-cell>
          <table:table-cell table:number-columns-repeated="17"/>
        </table:table-row>
        <table:table-row table:style-name="ro1">
          <table:table-cell office:value-type="float" office:value="0.061332" calcext:value-type="float">
            <text:p>0.061332</text:p>
          </table:table-cell>
          <table:table-cell office:value-type="float" office:value="0.294073" calcext:value-type="float">
            <text:p>0.294073</text:p>
          </table:table-cell>
          <table:table-cell office:value-type="float" office:value="0.245312" calcext:value-type="float">
            <text:p>0.245312</text:p>
          </table:table-cell>
          <table:table-cell office:value-type="float" office:value="0.230843" calcext:value-type="float">
            <text:p>0.230843</text:p>
          </table:table-cell>
          <table:table-cell office:value-type="float" office:value="0.268343" calcext:value-type="float">
            <text:p>0.268343</text:p>
          </table:table-cell>
          <table:table-cell office:value-type="float" office:value="0.244926" calcext:value-type="float">
            <text:p>0.244926</text:p>
          </table:table-cell>
          <table:table-cell office:value-type="float" office:value="0.173529" calcext:value-type="float">
            <text:p>0.173529</text:p>
          </table:table-cell>
          <table:table-cell table:number-columns-repeated="17"/>
        </table:table-row>
        <table:table-row table:style-name="ro1">
          <table:table-cell office:value-type="float" office:value="0.0609" calcext:value-type="float">
            <text:p>0.0609</text:p>
          </table:table-cell>
          <table:table-cell office:value-type="float" office:value="0.255716" calcext:value-type="float">
            <text:p>0.255716</text:p>
          </table:table-cell>
          <table:table-cell office:value-type="float" office:value="0.253325" calcext:value-type="float">
            <text:p>0.253325</text:p>
          </table:table-cell>
          <table:table-cell office:value-type="float" office:value="0.298147" calcext:value-type="float">
            <text:p>0.298147</text:p>
          </table:table-cell>
          <table:table-cell office:value-type="float" office:value="0.220955" calcext:value-type="float">
            <text:p>0.220955</text:p>
          </table:table-cell>
          <table:table-cell office:value-type="float" office:value="0.216623" calcext:value-type="float">
            <text:p>0.216623</text:p>
          </table:table-cell>
          <table:table-cell office:value-type="float" office:value="0.277991" calcext:value-type="float">
            <text:p>0.277991</text:p>
          </table:table-cell>
          <table:table-cell table:number-columns-repeated="17"/>
        </table:table-row>
        <table:table-row table:style-name="ro1">
          <table:table-cell office:value-type="float" office:value="0.071223" calcext:value-type="float">
            <text:p>0.071223</text:p>
          </table:table-cell>
          <table:table-cell office:value-type="float" office:value="0.238685" calcext:value-type="float">
            <text:p>0.238685</text:p>
          </table:table-cell>
          <table:table-cell office:value-type="float" office:value="0.193391" calcext:value-type="float">
            <text:p>0.193391</text:p>
          </table:table-cell>
          <table:table-cell office:value-type="float" office:value="0.192075" calcext:value-type="float">
            <text:p>0.192075</text:p>
          </table:table-cell>
          <table:table-cell office:value-type="float" office:value="0.279554" calcext:value-type="float">
            <text:p>0.279554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271407" calcext:value-type="float">
            <text:p>0.271407</text:p>
          </table:table-cell>
          <table:table-cell table:number-columns-repeated="17"/>
        </table:table-row>
        <table:table-row table:style-name="ro1">
          <table:table-cell office:value-type="float" office:value="0.064858" calcext:value-type="float">
            <text:p>0.064858</text:p>
          </table:table-cell>
          <table:table-cell office:value-type="float" office:value="0.289567" calcext:value-type="float">
            <text:p>0.289567</text:p>
          </table:table-cell>
          <table:table-cell office:value-type="float" office:value="0.232301" calcext:value-type="float">
            <text:p>0.232301</text:p>
          </table:table-cell>
          <table:table-cell office:value-type="float" office:value="0.305232" calcext:value-type="float">
            <text:p>0.305232</text:p>
          </table:table-cell>
          <table:table-cell office:value-type="float" office:value="0.207667" calcext:value-type="float">
            <text:p>0.207667</text:p>
          </table:table-cell>
          <table:table-cell office:value-type="float" office:value="0.159029" calcext:value-type="float">
            <text:p>0.159029</text:p>
          </table:table-cell>
          <table:table-cell office:value-type="float" office:value="0.272432" calcext:value-type="float">
            <text:p>0.272432</text:p>
          </table:table-cell>
          <table:table-cell table:number-columns-repeated="17"/>
        </table:table-row>
        <table:table-row table:style-name="ro1">
          <table:table-cell office:value-type="float" office:value="0.106404" calcext:value-type="float">
            <text:p>0.106404</text:p>
          </table:table-cell>
          <table:table-cell office:value-type="float" office:value="0.276496" calcext:value-type="float">
            <text:p>0.276496</text:p>
          </table:table-cell>
          <table:table-cell office:value-type="float" office:value="0.17868" calcext:value-type="float">
            <text:p>0.17868</text:p>
          </table:table-cell>
          <table:table-cell office:value-type="float" office:value="0.301115" calcext:value-type="float">
            <text:p>0.301115</text:p>
          </table:table-cell>
          <table:table-cell office:value-type="float" office:value="0.207088" calcext:value-type="float">
            <text:p>0.207088</text:p>
          </table:table-cell>
          <table:table-cell office:value-type="float" office:value="0.201491" calcext:value-type="float">
            <text:p>0.201491</text:p>
          </table:table-cell>
          <table:table-cell office:value-type="float" office:value="0.170394" calcext:value-type="float">
            <text:p>0.170394</text:p>
          </table:table-cell>
          <table:table-cell table:number-columns-repeated="17"/>
        </table:table-row>
        <table:table-row table:style-name="ro1">
          <table:table-cell office:value-type="float" office:value="0.105791" calcext:value-type="float">
            <text:p>0.105791</text:p>
          </table:table-cell>
          <table:table-cell office:value-type="float" office:value="0.266477" calcext:value-type="float">
            <text:p>0.266477</text:p>
          </table:table-cell>
          <table:table-cell office:value-type="float" office:value="0.323011" calcext:value-type="float">
            <text:p>0.323011</text:p>
          </table:table-cell>
          <table:table-cell office:value-type="float" office:value="0.300375" calcext:value-type="float">
            <text:p>0.300375</text:p>
          </table:table-cell>
          <table:table-cell office:value-type="float" office:value="0.200935" calcext:value-type="float">
            <text:p>0.200935</text:p>
          </table:table-cell>
          <table:table-cell office:value-type="float" office:value="0.197739" calcext:value-type="float">
            <text:p>0.197739</text:p>
          </table:table-cell>
          <table:table-cell office:value-type="float" office:value="0.211516" calcext:value-type="float">
            <text:p>0.211516</text:p>
          </table:table-cell>
          <table:table-cell table:number-columns-repeated="17"/>
        </table:table-row>
        <table:table-row table:style-name="ro1">
          <table:table-cell office:value-type="float" office:value="0.065175" calcext:value-type="float">
            <text:p>0.065175</text:p>
          </table:table-cell>
          <table:table-cell office:value-type="float" office:value="0.343568" calcext:value-type="float">
            <text:p>0.343568</text:p>
          </table:table-cell>
          <table:table-cell office:value-type="float" office:value="0.188429" calcext:value-type="float">
            <text:p>0.188429</text:p>
          </table:table-cell>
          <table:table-cell office:value-type="float" office:value="0.175188" calcext:value-type="float">
            <text:p>0.175188</text:p>
          </table:table-cell>
          <table:table-cell office:value-type="float" office:value="0.254459" calcext:value-type="float">
            <text:p>0.254459</text:p>
          </table:table-cell>
          <table:table-cell office:value-type="float" office:value="0.280685" calcext:value-type="float">
            <text:p>0.280685</text:p>
          </table:table-cell>
          <table:table-cell office:value-type="float" office:value="0.206512" calcext:value-type="float">
            <text:p>0.206512</text:p>
          </table:table-cell>
          <table:table-cell table:number-columns-repeated="17"/>
        </table:table-row>
        <table:table-row table:style-name="ro1">
          <table:table-cell office:value-type="float" office:value="0.064266" calcext:value-type="float">
            <text:p>0.064266</text:p>
          </table:table-cell>
          <table:table-cell office:value-type="float" office:value="0.244221" calcext:value-type="float">
            <text:p>0.244221</text:p>
          </table:table-cell>
          <table:table-cell office:value-type="float" office:value="0.307729" calcext:value-type="float">
            <text:p>0.307729</text:p>
          </table:table-cell>
          <table:table-cell office:value-type="float" office:value="0.232529" calcext:value-type="float">
            <text:p>0.232529</text:p>
          </table:table-cell>
          <table:table-cell office:value-type="float" office:value="0.215694" calcext:value-type="float">
            <text:p>0.215694</text:p>
          </table:table-cell>
          <table:table-cell office:value-type="float" office:value="0.240378" calcext:value-type="float">
            <text:p>0.240378</text:p>
          </table:table-cell>
          <table:table-cell office:value-type="float" office:value="0.256119" calcext:value-type="float">
            <text:p>0.256119</text:p>
          </table:table-cell>
          <table:table-cell table:number-columns-repeated="17"/>
        </table:table-row>
        <table:table-row table:style-name="ro1">
          <table:table-cell office:value-type="float" office:value="0.106137" calcext:value-type="float">
            <text:p>0.106137</text:p>
          </table:table-cell>
          <table:table-cell office:value-type="float" office:value="0.314416" calcext:value-type="float">
            <text:p>0.314416</text:p>
          </table:table-cell>
          <table:table-cell office:value-type="float" office:value="0.23398" calcext:value-type="float">
            <text:p>0.23398</text:p>
          </table:table-cell>
          <table:table-cell office:value-type="float" office:value="0.241287" calcext:value-type="float">
            <text:p>0.241287</text:p>
          </table:table-cell>
          <table:table-cell office:value-type="float" office:value="0.230391" calcext:value-type="float">
            <text:p>0.230391</text:p>
          </table:table-cell>
          <table:table-cell office:value-type="float" office:value="0.207006" calcext:value-type="float">
            <text:p>0.207006</text:p>
          </table:table-cell>
          <table:table-cell office:value-type="float" office:value="0.222663" calcext:value-type="float">
            <text:p>0.222663</text:p>
          </table:table-cell>
          <table:table-cell table:number-columns-repeated="17"/>
        </table:table-row>
        <table:table-row table:style-name="ro1">
          <table:table-cell office:value-type="float" office:value="0.05754" calcext:value-type="float">
            <text:p>0.05754</text:p>
          </table:table-cell>
          <table:table-cell office:value-type="float" office:value="0.313513" calcext:value-type="float">
            <text:p>0.313513</text:p>
          </table:table-cell>
          <table:table-cell office:value-type="float" office:value="0.269032" calcext:value-type="float">
            <text:p>0.269032</text:p>
          </table:table-cell>
          <table:table-cell office:value-type="float" office:value="0.269121" calcext:value-type="float">
            <text:p>0.269121</text:p>
          </table:table-cell>
          <table:table-cell office:value-type="float" office:value="0.277177" calcext:value-type="float">
            <text:p>0.277177</text:p>
          </table:table-cell>
          <table:table-cell office:value-type="float" office:value="0.168092" calcext:value-type="float">
            <text:p>0.168092</text:p>
          </table:table-cell>
          <table:table-cell office:value-type="float" office:value="0.212601" calcext:value-type="float">
            <text:p>0.212601</text:p>
          </table:table-cell>
          <table:table-cell table:number-columns-repeated="17"/>
        </table:table-row>
        <table:table-row table:style-name="ro1">
          <table:table-cell office:value-type="float" office:value="0.07314" calcext:value-type="float">
            <text:p>0.07314</text:p>
          </table:table-cell>
          <table:table-cell office:value-type="float" office:value="0.251254" calcext:value-type="float">
            <text:p>0.251254</text:p>
          </table:table-cell>
          <table:table-cell office:value-type="float" office:value="0.297561" calcext:value-type="float">
            <text:p>0.297561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228769" calcext:value-type="float">
            <text:p>0.228769</text:p>
          </table:table-cell>
          <table:table-cell office:value-type="float" office:value="0.168325" calcext:value-type="float">
            <text:p>0.168325</text:p>
          </table:table-cell>
          <table:table-cell office:value-type="float" office:value="0.192811" calcext:value-type="float">
            <text:p>0.192811</text:p>
          </table:table-cell>
          <table:table-cell table:number-columns-repeated="17"/>
        </table:table-row>
        <table:table-row table:style-name="ro1">
          <table:table-cell office:value-type="float" office:value="0.065805" calcext:value-type="float">
            <text:p>0.065805</text:p>
          </table:table-cell>
          <table:table-cell office:value-type="float" office:value="0.310675" calcext:value-type="float">
            <text:p>0.310675</text:p>
          </table:table-cell>
          <table:table-cell office:value-type="float" office:value="0.261896" calcext:value-type="float">
            <text:p>0.261896</text:p>
          </table:table-cell>
          <table:table-cell office:value-type="float" office:value="0.211628" calcext:value-type="float">
            <text:p>0.211628</text:p>
          </table:table-cell>
          <table:table-cell office:value-type="float" office:value="0.242182" calcext:value-type="float">
            <text:p>0.242182</text:p>
          </table:table-cell>
          <table:table-cell office:value-type="float" office:value="0.223207" calcext:value-type="float">
            <text:p>0.223207</text:p>
          </table:table-cell>
          <table:table-cell office:value-type="float" office:value="0.2087" calcext:value-type="float">
            <text:p>0.2087</text:p>
          </table:table-cell>
          <table:table-cell table:number-columns-repeated="17"/>
        </table:table-row>
        <table:table-row table:style-name="ro1">
          <table:table-cell office:value-type="float" office:value="0.064445" calcext:value-type="float">
            <text:p>0.064445</text:p>
          </table:table-cell>
          <table:table-cell office:value-type="float" office:value="0.316701" calcext:value-type="float">
            <text:p>0.316701</text:p>
          </table:table-cell>
          <table:table-cell office:value-type="float" office:value="0.26364" calcext:value-type="float">
            <text:p>0.26364</text:p>
          </table:table-cell>
          <table:table-cell office:value-type="float" office:value="0.287091" calcext:value-type="float">
            <text:p>0.287091</text:p>
          </table:table-cell>
          <table:table-cell office:value-type="float" office:value="0.267282" calcext:value-type="float">
            <text:p>0.267282</text:p>
          </table:table-cell>
          <table:table-cell office:value-type="float" office:value="0.272738" calcext:value-type="float">
            <text:p>0.272738</text:p>
          </table:table-cell>
          <table:table-cell office:value-type="float" office:value="0.222858" calcext:value-type="float">
            <text:p>0.222858</text:p>
          </table:table-cell>
          <table:table-cell table:number-columns-repeated="17"/>
        </table:table-row>
        <table:table-row table:style-name="ro1">
          <table:table-cell office:value-type="float" office:value="0.053243" calcext:value-type="float">
            <text:p>0.053243</text:p>
          </table:table-cell>
          <table:table-cell office:value-type="float" office:value="0.246529" calcext:value-type="float">
            <text:p>0.246529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283195" calcext:value-type="float">
            <text:p>0.283195</text:p>
          </table:table-cell>
          <table:table-cell office:value-type="float" office:value="0.260876" calcext:value-type="float">
            <text:p>0.260876</text:p>
          </table:table-cell>
          <table:table-cell office:value-type="float" office:value="0.255691" calcext:value-type="float">
            <text:p>0.255691</text:p>
          </table:table-cell>
          <table:table-cell office:value-type="float" office:value="0.203647" calcext:value-type="float">
            <text:p>0.203647</text:p>
          </table:table-cell>
          <table:table-cell table:number-columns-repeated="17"/>
        </table:table-row>
        <table:table-row table:style-name="ro1">
          <table:table-cell office:value-type="float" office:value="0.061411" calcext:value-type="float">
            <text:p>0.061411</text:p>
          </table:table-cell>
          <table:table-cell office:value-type="float" office:value="0.246255" calcext:value-type="float">
            <text:p>0.246255</text:p>
          </table:table-cell>
          <table:table-cell office:value-type="float" office:value="0.280337" calcext:value-type="float">
            <text:p>0.280337</text:p>
          </table:table-cell>
          <table:table-cell office:value-type="float" office:value="0.275738" calcext:value-type="float">
            <text:p>0.275738</text:p>
          </table:table-cell>
          <table:table-cell office:value-type="float" office:value="0.257954" calcext:value-type="float">
            <text:p>0.257954</text:p>
          </table:table-cell>
          <table:table-cell office:value-type="float" office:value="0.216924" calcext:value-type="float">
            <text:p>0.216924</text:p>
          </table:table-cell>
          <table:table-cell office:value-type="float" office:value="0.244753" calcext:value-type="float">
            <text:p>0.244753</text:p>
          </table:table-cell>
          <table:table-cell table:number-columns-repeated="17"/>
        </table:table-row>
        <table:table-row table:style-name="ro1">
          <table:table-cell office:value-type="float" office:value="0.106627" calcext:value-type="float">
            <text:p>0.106627</text:p>
          </table:table-cell>
          <table:table-cell office:value-type="float" office:value="0.310692" calcext:value-type="float">
            <text:p>0.310692</text:p>
          </table:table-cell>
          <table:table-cell office:value-type="float" office:value="0.302167" calcext:value-type="float">
            <text:p>0.302167</text:p>
          </table:table-cell>
          <table:table-cell office:value-type="float" office:value="0.262805" calcext:value-type="float">
            <text:p>0.262805</text:p>
          </table:table-cell>
          <table:table-cell office:value-type="float" office:value="0.238851" calcext:value-type="float">
            <text:p>0.238851</text:p>
          </table:table-cell>
          <table:table-cell office:value-type="float" office:value="0.218622" calcext:value-type="float">
            <text:p>0.218622</text:p>
          </table:table-cell>
          <table:table-cell office:value-type="float" office:value="0.203228" calcext:value-type="float">
            <text:p>0.203228</text:p>
          </table:table-cell>
          <table:table-cell table:number-columns-repeated="17"/>
        </table:table-row>
        <table:table-row table:style-name="ro1">
          <table:table-cell office:value-type="float" office:value="0.081369" calcext:value-type="float">
            <text:p>0.081369</text:p>
          </table:table-cell>
          <table:table-cell office:value-type="float" office:value="0.321428" calcext:value-type="float">
            <text:p>0.321428</text:p>
          </table:table-cell>
          <table:table-cell office:value-type="float" office:value="0.280951" calcext:value-type="float">
            <text:p>0.280951</text:p>
          </table:table-cell>
          <table:table-cell office:value-type="float" office:value="0.240766" calcext:value-type="float">
            <text:p>0.240766</text:p>
          </table:table-cell>
          <table:table-cell office:value-type="float" office:value="0.190892" calcext:value-type="float">
            <text:p>0.190892</text:p>
          </table:table-cell>
          <table:table-cell office:value-type="float" office:value="0.280161" calcext:value-type="float">
            <text:p>0.280161</text:p>
          </table:table-cell>
          <table:table-cell office:value-type="float" office:value="0.208127" calcext:value-type="float">
            <text:p>0.208127</text:p>
          </table:table-cell>
          <table:table-cell table:number-columns-repeated="17"/>
        </table:table-row>
        <table:table-row table:style-name="ro1">
          <table:table-cell office:value-type="float" office:value="0.064802" calcext:value-type="float">
            <text:p>0.064802</text:p>
          </table:table-cell>
          <table:table-cell office:value-type="float" office:value="0.257551" calcext:value-type="float">
            <text:p>0.257551</text:p>
          </table:table-cell>
          <table:table-cell office:value-type="float" office:value="0.300693" calcext:value-type="float">
            <text:p>0.300693</text:p>
          </table:table-cell>
          <table:table-cell office:value-type="float" office:value="0.284935" calcext:value-type="float">
            <text:p>0.284935</text:p>
          </table:table-cell>
          <table:table-cell office:value-type="float" office:value="0.22751" calcext:value-type="float">
            <text:p>0.22751</text:p>
          </table:table-cell>
          <table:table-cell office:value-type="float" office:value="0.211315" calcext:value-type="float">
            <text:p>0.211315</text:p>
          </table:table-cell>
          <table:table-cell office:value-type="float" office:value="0.243689" calcext:value-type="float">
            <text:p>0.243689</text:p>
          </table:table-cell>
          <table:table-cell table:number-columns-repeated="17"/>
        </table:table-row>
        <table:table-row table:style-name="ro1">
          <table:table-cell office:value-type="float" office:value="0.061464" calcext:value-type="float">
            <text:p>0.061464</text:p>
          </table:table-cell>
          <table:table-cell office:value-type="float" office:value="0.228042" calcext:value-type="float">
            <text:p>0.228042</text:p>
          </table:table-cell>
          <table:table-cell office:value-type="float" office:value="0.25071" calcext:value-type="float">
            <text:p>0.25071</text:p>
          </table:table-cell>
          <table:table-cell office:value-type="float" office:value="0.257483" calcext:value-type="float">
            <text:p>0.257483</text:p>
          </table:table-cell>
          <table:table-cell office:value-type="float" office:value="0.238675" calcext:value-type="float">
            <text:p>0.238675</text:p>
          </table:table-cell>
          <table:table-cell office:value-type="float" office:value="0.237676" calcext:value-type="float">
            <text:p>0.237676</text:p>
          </table:table-cell>
          <table:table-cell office:value-type="float" office:value="0.196132" calcext:value-type="float">
            <text:p>0.196132</text:p>
          </table:table-cell>
          <table:table-cell table:number-columns-repeated="17"/>
        </table:table-row>
        <table:table-row table:style-name="ro1">
          <table:table-cell office:value-type="float" office:value="0.069633" calcext:value-type="float">
            <text:p>0.069633</text:p>
          </table:table-cell>
          <table:table-cell office:value-type="float" office:value="0.277898" calcext:value-type="float">
            <text:p>0.277898</text:p>
          </table:table-cell>
          <table:table-cell office:value-type="float" office:value="0.210921" calcext:value-type="float">
            <text:p>0.210921</text:p>
          </table:table-cell>
          <table:table-cell office:value-type="float" office:value="0.17299" calcext:value-type="float">
            <text:p>0.17299</text:p>
          </table:table-cell>
          <table:table-cell office:value-type="float" office:value="0.283181" calcext:value-type="float">
            <text:p>0.283181</text:p>
          </table:table-cell>
          <table:table-cell office:value-type="float" office:value="0.215419" calcext:value-type="float">
            <text:p>0.215419</text:p>
          </table:table-cell>
          <table:table-cell office:value-type="float" office:value="0.197829" calcext:value-type="float">
            <text:p>0.197829</text:p>
          </table:table-cell>
          <table:table-cell table:number-columns-repeated="17"/>
        </table:table-row>
        <table:table-row table:style-name="ro1">
          <table:table-cell office:value-type="float" office:value="0.081875" calcext:value-type="float">
            <text:p>0.081875</text:p>
          </table:table-cell>
          <table:table-cell office:value-type="float" office:value="0.271286" calcext:value-type="float">
            <text:p>0.271286</text:p>
          </table:table-cell>
          <table:table-cell office:value-type="float" office:value="0.220523" calcext:value-type="float">
            <text:p>0.220523</text:p>
          </table:table-cell>
          <table:table-cell office:value-type="float" office:value="0.270645" calcext:value-type="float">
            <text:p>0.270645</text:p>
          </table:table-cell>
          <table:table-cell office:value-type="float" office:value="0.278751" calcext:value-type="float">
            <text:p>0.278751</text:p>
          </table:table-cell>
          <table:table-cell office:value-type="float" office:value="0.259071" calcext:value-type="float">
            <text:p>0.259071</text:p>
          </table:table-cell>
          <table:table-cell office:value-type="float" office:value="0.236574" calcext:value-type="float">
            <text:p>0.236574</text:p>
          </table:table-cell>
          <table:table-cell table:number-columns-repeated="17"/>
        </table:table-row>
        <table:table-row table:style-name="ro1">
          <table:table-cell office:value-type="float" office:value="0.102235" calcext:value-type="float">
            <text:p>0.102235</text:p>
          </table:table-cell>
          <table:table-cell office:value-type="float" office:value="0.243193" calcext:value-type="float">
            <text:p>0.243193</text:p>
          </table:table-cell>
          <table:table-cell office:value-type="float" office:value="0.173781" calcext:value-type="float">
            <text:p>0.173781</text:p>
          </table:table-cell>
          <table:table-cell office:value-type="float" office:value="0.248713" calcext:value-type="float">
            <text:p>0.248713</text:p>
          </table:table-cell>
          <table:table-cell office:value-type="float" office:value="0.219865" calcext:value-type="float">
            <text:p>0.219865</text:p>
          </table:table-cell>
          <table:table-cell office:value-type="float" office:value="0.249253" calcext:value-type="float">
            <text:p>0.249253</text:p>
          </table:table-cell>
          <table:table-cell office:value-type="float" office:value="0.182362" calcext:value-type="float">
            <text:p>0.182362</text:p>
          </table:table-cell>
          <table:table-cell table:number-columns-repeated="17"/>
        </table:table-row>
        <table:table-row table:style-name="ro1">
          <table:table-cell office:value-type="float" office:value="0.106525" calcext:value-type="float">
            <text:p>0.106525</text:p>
          </table:table-cell>
          <table:table-cell office:value-type="float" office:value="0.407278" calcext:value-type="float">
            <text:p>0.407278</text:p>
          </table:table-cell>
          <table:table-cell office:value-type="float" office:value="0.286638" calcext:value-type="float">
            <text:p>0.286638</text:p>
          </table:table-cell>
          <table:table-cell office:value-type="float" office:value="0.294998" calcext:value-type="float">
            <text:p>0.294998</text:p>
          </table:table-cell>
          <table:table-cell office:value-type="float" office:value="0.217145" calcext:value-type="float">
            <text:p>0.217145</text:p>
          </table:table-cell>
          <table:table-cell office:value-type="float" office:value="0.280312" calcext:value-type="float">
            <text:p>0.280312</text:p>
          </table:table-cell>
          <table:table-cell office:value-type="float" office:value="0.242451" calcext:value-type="float">
            <text:p>0.242451</text:p>
          </table:table-cell>
          <table:table-cell table:number-columns-repeated="17"/>
        </table:table-row>
        <table:table-row table:style-name="ro1">
          <table:table-cell office:value-type="float" office:value="0.101941" calcext:value-type="float">
            <text:p>0.101941</text:p>
          </table:table-cell>
          <table:table-cell office:value-type="float" office:value="0.260631" calcext:value-type="float">
            <text:p>0.260631</text:p>
          </table:table-cell>
          <table:table-cell office:value-type="float" office:value="0.221763" calcext:value-type="float">
            <text:p>0.221763</text:p>
          </table:table-cell>
          <table:table-cell office:value-type="float" office:value="0.222392" calcext:value-type="float">
            <text:p>0.222392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294412" calcext:value-type="float">
            <text:p>0.294412</text:p>
          </table:table-cell>
          <table:table-cell office:value-type="float" office:value="0.28179" calcext:value-type="float">
            <text:p>0.28179</text:p>
          </table:table-cell>
          <table:table-cell table:number-columns-repeated="17"/>
        </table:table-row>
        <table:table-row table:style-name="ro1">
          <table:table-cell office:value-type="float" office:value="0.07211" calcext:value-type="float">
            <text:p>0.07211</text:p>
          </table:table-cell>
          <table:table-cell office:value-type="float" office:value="0.290604" calcext:value-type="float">
            <text:p>0.290604</text:p>
          </table:table-cell>
          <table:table-cell office:value-type="float" office:value="0.295004" calcext:value-type="float">
            <text:p>0.295004</text:p>
          </table:table-cell>
          <table:table-cell office:value-type="float" office:value="0.249784" calcext:value-type="float">
            <text:p>0.249784</text:p>
          </table:table-cell>
          <table:table-cell office:value-type="float" office:value="0.255716" calcext:value-type="float">
            <text:p>0.255716</text:p>
          </table:table-cell>
          <table:table-cell office:value-type="float" office:value="0.181012" calcext:value-type="float">
            <text:p>0.181012</text:p>
          </table:table-cell>
          <table:table-cell office:value-type="float" office:value="0.1879" calcext:value-type="float">
            <text:p>0.1879</text:p>
          </table:table-cell>
          <table:table-cell table:number-columns-repeated="17"/>
        </table:table-row>
        <table:table-row table:style-name="ro1">
          <table:table-cell office:value-type="float" office:value="0.104937" calcext:value-type="float">
            <text:p>0.104937</text:p>
          </table:table-cell>
          <table:table-cell office:value-type="float" office:value="0.223865" calcext:value-type="float">
            <text:p>0.223865</text:p>
          </table:table-cell>
          <table:table-cell office:value-type="float" office:value="0.253391" calcext:value-type="float">
            <text:p>0.253391</text:p>
          </table:table-cell>
          <table:table-cell office:value-type="float" office:value="0.206973" calcext:value-type="float">
            <text:p>0.206973</text:p>
          </table:table-cell>
          <table:table-cell office:value-type="float" office:value="0.248264" calcext:value-type="float">
            <text:p>0.248264</text:p>
          </table:table-cell>
          <table:table-cell office:value-type="float" office:value="0.171814" calcext:value-type="float">
            <text:p>0.171814</text:p>
          </table:table-cell>
          <table:table-cell office:value-type="float" office:value="0.285223" calcext:value-type="float">
            <text:p>0.285223</text:p>
          </table:table-cell>
          <table:table-cell table:number-columns-repeated="17"/>
        </table:table-row>
        <table:table-row table:style-name="ro1">
          <table:table-cell office:value-type="float" office:value="0.095554" calcext:value-type="float">
            <text:p>0.095554</text:p>
          </table:table-cell>
          <table:table-cell office:value-type="float" office:value="0.250899" calcext:value-type="float">
            <text:p>0.250899</text:p>
          </table:table-cell>
          <table:table-cell office:value-type="float" office:value="0.23504" calcext:value-type="float">
            <text:p>0.23504</text:p>
          </table:table-cell>
          <table:table-cell office:value-type="float" office:value="0.211124" calcext:value-type="float">
            <text:p>0.211124</text:p>
          </table:table-cell>
          <table:table-cell office:value-type="float" office:value="0.193935" calcext:value-type="float">
            <text:p>0.193935</text:p>
          </table:table-cell>
          <table:table-cell office:value-type="float" office:value="0.218105" calcext:value-type="float">
            <text:p>0.218105</text:p>
          </table:table-cell>
          <table:table-cell office:value-type="float" office:value="0.292851" calcext:value-type="float">
            <text:p>0.292851</text:p>
          </table:table-cell>
          <table:table-cell table:number-columns-repeated="17"/>
        </table:table-row>
        <table:table-row table:style-name="ro1">
          <table:table-cell office:value-type="float" office:value="0.058943" calcext:value-type="float">
            <text:p>0.058943</text:p>
          </table:table-cell>
          <table:table-cell office:value-type="float" office:value="0.267572" calcext:value-type="float">
            <text:p>0.267572</text:p>
          </table:table-cell>
          <table:table-cell office:value-type="float" office:value="0.252943" calcext:value-type="float">
            <text:p>0.252943</text:p>
          </table:table-cell>
          <table:table-cell office:value-type="float" office:value="0.16514" calcext:value-type="float">
            <text:p>0.16514</text:p>
          </table:table-cell>
          <table:table-cell office:value-type="float" office:value="0.265718" calcext:value-type="float">
            <text:p>0.265718</text:p>
          </table:table-cell>
          <table:table-cell office:value-type="float" office:value="0.195539" calcext:value-type="float">
            <text:p>0.195539</text:p>
          </table:table-cell>
          <table:table-cell office:value-type="float" office:value="0.265377" calcext:value-type="float">
            <text:p>0.265377</text:p>
          </table:table-cell>
          <table:table-cell table:number-columns-repeated="17"/>
        </table:table-row>
        <table:table-row table:style-name="ro1">
          <table:table-cell office:value-type="float" office:value="0.104666" calcext:value-type="float">
            <text:p>0.104666</text:p>
          </table:table-cell>
          <table:table-cell office:value-type="float" office:value="0.272123" calcext:value-type="float">
            <text:p>0.272123</text:p>
          </table:table-cell>
          <table:table-cell office:value-type="float" office:value="0.177918" calcext:value-type="float">
            <text:p>0.177918</text:p>
          </table:table-cell>
          <table:table-cell office:value-type="float" office:value="0.227002" calcext:value-type="float">
            <text:p>0.227002</text:p>
          </table:table-cell>
          <table:table-cell office:value-type="float" office:value="0.223726" calcext:value-type="float">
            <text:p>0.223726</text:p>
          </table:table-cell>
          <table:table-cell office:value-type="float" office:value="0.250268" calcext:value-type="float">
            <text:p>0.250268</text:p>
          </table:table-cell>
          <table:table-cell office:value-type="float" office:value="0.226508" calcext:value-type="float">
            <text:p>0.226508</text:p>
          </table:table-cell>
          <table:table-cell table:number-columns-repeated="17"/>
        </table:table-row>
        <table:table-row table:style-name="ro1">
          <table:table-cell office:value-type="float" office:value="0.055037" calcext:value-type="float">
            <text:p>0.055037</text:p>
          </table:table-cell>
          <table:table-cell office:value-type="float" office:value="0.29675" calcext:value-type="float">
            <text:p>0.29675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70044" calcext:value-type="float">
            <text:p>0.270044</text:p>
          </table:table-cell>
          <table:table-cell office:value-type="float" office:value="0.273534" calcext:value-type="float">
            <text:p>0.273534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0.207282" calcext:value-type="float">
            <text:p>0.207282</text:p>
          </table:table-cell>
          <table:table-cell table:number-columns-repeated="17"/>
        </table:table-row>
        <table:table-row table:style-name="ro1">
          <table:table-cell office:value-type="float" office:value="0.061732" calcext:value-type="float">
            <text:p>0.061732</text:p>
          </table:table-cell>
          <table:table-cell office:value-type="float" office:value="0.323863" calcext:value-type="float">
            <text:p>0.323863</text:p>
          </table:table-cell>
          <table:table-cell office:value-type="float" office:value="0.277485" calcext:value-type="float">
            <text:p>0.277485</text:p>
          </table:table-cell>
          <table:table-cell office:value-type="float" office:value="0.184781" calcext:value-type="float">
            <text:p>0.184781</text:p>
          </table:table-cell>
          <table:table-cell office:value-type="float" office:value="0.163791" calcext:value-type="float">
            <text:p>0.163791</text:p>
          </table:table-cell>
          <table:table-cell office:value-type="float" office:value="0.214675" calcext:value-type="float">
            <text:p>0.214675</text:p>
          </table:table-cell>
          <table:table-cell office:value-type="float" office:value="0.261294" calcext:value-type="float">
            <text:p>0.261294</text:p>
          </table:table-cell>
          <table:table-cell table:number-columns-repeated="17"/>
        </table:table-row>
        <table:table-row table:style-name="ro1">
          <table:table-cell office:value-type="float" office:value="0.101725" calcext:value-type="float">
            <text:p>0.101725</text:p>
          </table:table-cell>
          <table:table-cell office:value-type="float" office:value="0.263176" calcext:value-type="float">
            <text:p>0.263176</text:p>
          </table:table-cell>
          <table:table-cell office:value-type="float" office:value="0.283592" calcext:value-type="float">
            <text:p>0.283592</text:p>
          </table:table-cell>
          <table:table-cell office:value-type="float" office:value="0.162017" calcext:value-type="float">
            <text:p>0.162017</text:p>
          </table:table-cell>
          <table:table-cell office:value-type="float" office:value="0.203646" calcext:value-type="float">
            <text:p>0.203646</text:p>
          </table:table-cell>
          <table:table-cell office:value-type="float" office:value="0.197209" calcext:value-type="float">
            <text:p>0.197209</text:p>
          </table:table-cell>
          <table:table-cell office:value-type="float" office:value="0.264408" calcext:value-type="float">
            <text:p>0.264408</text:p>
          </table:table-cell>
          <table:table-cell table:number-columns-repeated="17"/>
        </table:table-row>
        <table:table-row table:style-name="ro1">
          <table:table-cell office:value-type="float" office:value="0.055656" calcext:value-type="float">
            <text:p>0.055656</text:p>
          </table:table-cell>
          <table:table-cell office:value-type="float" office:value="0.313183" calcext:value-type="float">
            <text:p>0.313183</text:p>
          </table:table-cell>
          <table:table-cell office:value-type="float" office:value="0.271946" calcext:value-type="float">
            <text:p>0.271946</text:p>
          </table:table-cell>
          <table:table-cell office:value-type="float" office:value="0.307528" calcext:value-type="float">
            <text:p>0.307528</text:p>
          </table:table-cell>
          <table:table-cell office:value-type="float" office:value="0.225696" calcext:value-type="float">
            <text:p>0.225696</text:p>
          </table:table-cell>
          <table:table-cell office:value-type="float" office:value="0.263739" calcext:value-type="float">
            <text:p>0.263739</text:p>
          </table:table-cell>
          <table:table-cell office:value-type="float" office:value="0.286325" calcext:value-type="float">
            <text:p>0.286325</text:p>
          </table:table-cell>
          <table:table-cell table:number-columns-repeated="17"/>
        </table:table-row>
        <table:table-row table:style-name="ro1">
          <table:table-cell office:value-type="float" office:value="0.065616" calcext:value-type="float">
            <text:p>0.065616</text:p>
          </table:table-cell>
          <table:table-cell office:value-type="float" office:value="0.299456" calcext:value-type="float">
            <text:p>0.299456</text:p>
          </table:table-cell>
          <table:table-cell office:value-type="float" office:value="0.269394" calcext:value-type="float">
            <text:p>0.269394</text:p>
          </table:table-cell>
          <table:table-cell office:value-type="float" office:value="0.189287" calcext:value-type="float">
            <text:p>0.189287</text:p>
          </table:table-cell>
          <table:table-cell office:value-type="float" office:value="0.200091" calcext:value-type="float">
            <text:p>0.200091</text:p>
          </table:table-cell>
          <table:table-cell office:value-type="float" office:value="0.202859" calcext:value-type="float">
            <text:p>0.202859</text:p>
          </table:table-cell>
          <table:table-cell office:value-type="float" office:value="0.242046" calcext:value-type="float">
            <text:p>0.242046</text:p>
          </table:table-cell>
          <table:table-cell table:number-columns-repeated="17"/>
        </table:table-row>
        <table:table-row table:style-name="ro1">
          <table:table-cell office:value-type="float" office:value="0.066044" calcext:value-type="float">
            <text:p>0.066044</text:p>
          </table:table-cell>
          <table:table-cell office:value-type="float" office:value="0.306598" calcext:value-type="float">
            <text:p>0.306598</text:p>
          </table:table-cell>
          <table:table-cell office:value-type="float" office:value="0.213356" calcext:value-type="float">
            <text:p>0.213356</text:p>
          </table:table-cell>
          <table:table-cell office:value-type="float" office:value="0.163725" calcext:value-type="float">
            <text:p>0.163725</text:p>
          </table:table-cell>
          <table:table-cell office:value-type="float" office:value="0.222736" calcext:value-type="float">
            <text:p>0.222736</text:p>
          </table:table-cell>
          <table:table-cell office:value-type="float" office:value="0.206903" calcext:value-type="float">
            <text:p>0.206903</text:p>
          </table:table-cell>
          <table:table-cell office:value-type="float" office:value="0.262208" calcext:value-type="float">
            <text:p>0.262208</text:p>
          </table:table-cell>
          <table:table-cell table:number-columns-repeated="17"/>
        </table:table-row>
        <table:table-row table:style-name="ro1">
          <table:table-cell office:value-type="float" office:value="0.106663" calcext:value-type="float">
            <text:p>0.106663</text:p>
          </table:table-cell>
          <table:table-cell office:value-type="float" office:value="0.231207" calcext:value-type="float">
            <text:p>0.231207</text:p>
          </table:table-cell>
          <table:table-cell office:value-type="float" office:value="0.290612" calcext:value-type="float">
            <text:p>0.290612</text:p>
          </table:table-cell>
          <table:table-cell office:value-type="float" office:value="0.296285" calcext:value-type="float">
            <text:p>0.296285</text:p>
          </table:table-cell>
          <table:table-cell office:value-type="float" office:value="0.197227" calcext:value-type="float">
            <text:p>0.197227</text:p>
          </table:table-cell>
          <table:table-cell office:value-type="float" office:value="0.205354" calcext:value-type="float">
            <text:p>0.205354</text:p>
          </table:table-cell>
          <table:table-cell office:value-type="float" office:value="0.263441" calcext:value-type="float">
            <text:p>0.263441</text:p>
          </table:table-cell>
          <table:table-cell table:number-columns-repeated="17"/>
        </table:table-row>
        <table:table-row table:style-name="ro1">
          <table:table-cell office:value-type="float" office:value="0.101943" calcext:value-type="float">
            <text:p>0.101943</text:p>
          </table:table-cell>
          <table:table-cell office:value-type="float" office:value="0.208351" calcext:value-type="float">
            <text:p>0.208351</text:p>
          </table:table-cell>
          <table:table-cell office:value-type="float" office:value="0.200246" calcext:value-type="float">
            <text:p>0.200246</text:p>
          </table:table-cell>
          <table:table-cell office:value-type="float" office:value="0.30726" calcext:value-type="float">
            <text:p>0.30726</text:p>
          </table:table-cell>
          <table:table-cell office:value-type="float" office:value="0.202725" calcext:value-type="float">
            <text:p>0.202725</text:p>
          </table:table-cell>
          <table:table-cell office:value-type="float" office:value="0.213686" calcext:value-type="float">
            <text:p>0.213686</text:p>
          </table:table-cell>
          <table:table-cell office:value-type="float" office:value="0.28796" calcext:value-type="float">
            <text:p>0.28796</text:p>
          </table:table-cell>
          <table:table-cell table:number-columns-repeated="17"/>
        </table:table-row>
        <table:table-row table:style-name="ro1">
          <table:table-cell office:value-type="float" office:value="0.070438" calcext:value-type="float">
            <text:p>0.070438</text:p>
          </table:table-cell>
          <table:table-cell office:value-type="float" office:value="0.319337" calcext:value-type="float">
            <text:p>0.319337</text:p>
          </table:table-cell>
          <table:table-cell office:value-type="float" office:value="0.34081" calcext:value-type="float">
            <text:p>0.34081</text:p>
          </table:table-cell>
          <table:table-cell office:value-type="float" office:value="0.243532" calcext:value-type="float">
            <text:p>0.243532</text:p>
          </table:table-cell>
          <table:table-cell office:value-type="float" office:value="0.257332" calcext:value-type="float">
            <text:p>0.257332</text:p>
          </table:table-cell>
          <table:table-cell office:value-type="float" office:value="0.262662" calcext:value-type="float">
            <text:p>0.262662</text:p>
          </table:table-cell>
          <table:table-cell office:value-type="float" office:value="0.22025" calcext:value-type="float">
            <text:p>0.22025</text:p>
          </table:table-cell>
          <table:table-cell table:number-columns-repeated="17"/>
        </table:table-row>
        <table:table-row table:style-name="ro1">
          <table:table-cell office:value-type="float" office:value="0.068751" calcext:value-type="float">
            <text:p>0.068751</text:p>
          </table:table-cell>
          <table:table-cell office:value-type="float" office:value="0.422534" calcext:value-type="float">
            <text:p>0.422534</text:p>
          </table:table-cell>
          <table:table-cell office:value-type="float" office:value="0.210942" calcext:value-type="float">
            <text:p>0.210942</text:p>
          </table:table-cell>
          <table:table-cell office:value-type="float" office:value="0.224358" calcext:value-type="float">
            <text:p>0.224358</text:p>
          </table:table-cell>
          <table:table-cell office:value-type="float" office:value="0.255356" calcext:value-type="float">
            <text:p>0.255356</text:p>
          </table:table-cell>
          <table:table-cell office:value-type="float" office:value="0.19085" calcext:value-type="float">
            <text:p>0.19085</text:p>
          </table:table-cell>
          <table:table-cell office:value-type="float" office:value="0.275273" calcext:value-type="float">
            <text:p>0.275273</text:p>
          </table:table-cell>
          <table:table-cell table:number-columns-repeated="17"/>
        </table:table-row>
        <table:table-row table:style-name="ro1">
          <table:table-cell office:value-type="float" office:value="0.101715" calcext:value-type="float">
            <text:p>0.101715</text:p>
          </table:table-cell>
          <table:table-cell office:value-type="float" office:value="0.203519" calcext:value-type="float">
            <text:p>0.203519</text:p>
          </table:table-cell>
          <table:table-cell office:value-type="float" office:value="0.260913" calcext:value-type="float">
            <text:p>0.260913</text:p>
          </table:table-cell>
          <table:table-cell office:value-type="float" office:value="0.249434" calcext:value-type="float">
            <text:p>0.249434</text:p>
          </table:table-cell>
          <table:table-cell office:value-type="float" office:value="0.231971" calcext:value-type="float">
            <text:p>0.231971</text:p>
          </table:table-cell>
          <table:table-cell office:value-type="float" office:value="0.256238" calcext:value-type="float">
            <text:p>0.256238</text:p>
          </table:table-cell>
          <table:table-cell office:value-type="float" office:value="0.271847" calcext:value-type="float">
            <text:p>0.271847</text:p>
          </table:table-cell>
          <table:table-cell table:number-columns-repeated="17"/>
        </table:table-row>
        <table:table-row table:style-name="ro1">
          <table:table-cell office:value-type="float" office:value="0.07428" calcext:value-type="float">
            <text:p>0.07428</text:p>
          </table:table-cell>
          <table:table-cell office:value-type="float" office:value="0.304915" calcext:value-type="float">
            <text:p>0.304915</text:p>
          </table:table-cell>
          <table:table-cell office:value-type="float" office:value="0.275461" calcext:value-type="float">
            <text:p>0.275461</text:p>
          </table:table-cell>
          <table:table-cell office:value-type="float" office:value="0.231954" calcext:value-type="float">
            <text:p>0.231954</text:p>
          </table:table-cell>
          <table:table-cell office:value-type="float" office:value="0.220719" calcext:value-type="float">
            <text:p>0.220719</text:p>
          </table:table-cell>
          <table:table-cell office:value-type="float" office:value="0.234114" calcext:value-type="float">
            <text:p>0.234114</text:p>
          </table:table-cell>
          <table:table-cell office:value-type="float" office:value="0.295188" calcext:value-type="float">
            <text:p>0.295188</text:p>
          </table:table-cell>
          <table:table-cell table:number-columns-repeated="17"/>
        </table:table-row>
        <table:table-row table:style-name="ro1">
          <table:table-cell office:value-type="float" office:value="0.060887" calcext:value-type="float">
            <text:p>0.060887</text:p>
          </table:table-cell>
          <table:table-cell office:value-type="float" office:value="0.379433" calcext:value-type="float">
            <text:p>0.379433</text:p>
          </table:table-cell>
          <table:table-cell office:value-type="float" office:value="0.258146" calcext:value-type="float">
            <text:p>0.258146</text:p>
          </table:table-cell>
          <table:table-cell office:value-type="float" office:value="0.288549" calcext:value-type="float">
            <text:p>0.288549</text:p>
          </table:table-cell>
          <table:table-cell office:value-type="float" office:value="0.168924" calcext:value-type="float">
            <text:p>0.168924</text:p>
          </table:table-cell>
          <table:table-cell office:value-type="float" office:value="0.247534" calcext:value-type="float">
            <text:p>0.247534</text:p>
          </table:table-cell>
          <table:table-cell office:value-type="float" office:value="0.246427" calcext:value-type="float">
            <text:p>0.246427</text:p>
          </table:table-cell>
          <table:table-cell table:number-columns-repeated="17"/>
        </table:table-row>
        <table:table-row table:style-name="ro1">
          <table:table-cell office:value-type="float" office:value="0.063287" calcext:value-type="float">
            <text:p>0.063287</text:p>
          </table:table-cell>
          <table:table-cell office:value-type="float" office:value="0.194217" calcext:value-type="float">
            <text:p>0.194217</text:p>
          </table:table-cell>
          <table:table-cell office:value-type="float" office:value="0.293059" calcext:value-type="float">
            <text:p>0.293059</text:p>
          </table:table-cell>
          <table:table-cell office:value-type="float" office:value="0.251534" calcext:value-type="float">
            <text:p>0.251534</text:p>
          </table:table-cell>
          <table:table-cell office:value-type="float" office:value="0.204319" calcext:value-type="float">
            <text:p>0.204319</text:p>
          </table:table-cell>
          <table:table-cell office:value-type="float" office:value="0.197929" calcext:value-type="float">
            <text:p>0.197929</text:p>
          </table:table-cell>
          <table:table-cell office:value-type="float" office:value="0.235208" calcext:value-type="float">
            <text:p>0.235208</text:p>
          </table:table-cell>
          <table:table-cell table:number-columns-repeated="17"/>
        </table:table-row>
        <table:table-row table:style-name="ro1">
          <table:table-cell office:value-type="float" office:value="0.104004" calcext:value-type="float">
            <text:p>0.104004</text:p>
          </table:table-cell>
          <table:table-cell office:value-type="float" office:value="0.332156" calcext:value-type="float">
            <text:p>0.332156</text:p>
          </table:table-cell>
          <table:table-cell office:value-type="float" office:value="0.281658" calcext:value-type="float">
            <text:p>0.281658</text:p>
          </table:table-cell>
          <table:table-cell office:value-type="float" office:value="0.219091" calcext:value-type="float">
            <text:p>0.219091</text:p>
          </table:table-cell>
          <table:table-cell office:value-type="float" office:value="0.224531" calcext:value-type="float">
            <text:p>0.224531</text:p>
          </table:table-cell>
          <table:table-cell office:value-type="float" office:value="0.162887" calcext:value-type="float">
            <text:p>0.162887</text:p>
          </table:table-cell>
          <table:table-cell office:value-type="float" office:value="0.22552" calcext:value-type="float">
            <text:p>0.22552</text:p>
          </table:table-cell>
          <table:table-cell table:number-columns-repeated="17"/>
        </table:table-row>
        <table:table-row table:style-name="ro1">
          <table:table-cell office:value-type="float" office:value="0.059986" calcext:value-type="float">
            <text:p>0.059986</text:p>
          </table:table-cell>
          <table:table-cell office:value-type="float" office:value="0.237497" calcext:value-type="float">
            <text:p>0.237497</text:p>
          </table:table-cell>
          <table:table-cell office:value-type="float" office:value="0.244785" calcext:value-type="float">
            <text:p>0.244785</text:p>
          </table:table-cell>
          <table:table-cell office:value-type="float" office:value="0.248269" calcext:value-type="float">
            <text:p>0.248269</text:p>
          </table:table-cell>
          <table:table-cell office:value-type="float" office:value="0.261077" calcext:value-type="float">
            <text:p>0.261077</text:p>
          </table:table-cell>
          <table:table-cell office:value-type="float" office:value="0.251663" calcext:value-type="float">
            <text:p>0.251663</text:p>
          </table:table-cell>
          <table:table-cell office:value-type="float" office:value="0.234172" calcext:value-type="float">
            <text:p>0.234172</text:p>
          </table:table-cell>
          <table:table-cell table:number-columns-repeated="17"/>
        </table:table-row>
        <table:table-row table:style-name="ro1">
          <table:table-cell office:value-type="float" office:value="0.095138" calcext:value-type="float">
            <text:p>0.095138</text:p>
          </table:table-cell>
          <table:table-cell office:value-type="float" office:value="0.309862" calcext:value-type="float">
            <text:p>0.309862</text:p>
          </table:table-cell>
          <table:table-cell office:value-type="float" office:value="0.185236" calcext:value-type="float">
            <text:p>0.185236</text:p>
          </table:table-cell>
          <table:table-cell office:value-type="float" office:value="0.256587" calcext:value-type="float">
            <text:p>0.256587</text:p>
          </table:table-cell>
          <table:table-cell office:value-type="float" office:value="0.211127" calcext:value-type="float">
            <text:p>0.211127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237815" calcext:value-type="float">
            <text:p>0.237815</text:p>
          </table:table-cell>
          <table:table-cell table:number-columns-repeated="17"/>
        </table:table-row>
        <table:table-row table:style-name="ro1">
          <table:table-cell office:value-type="float" office:value="0.095749" calcext:value-type="float">
            <text:p>0.095749</text:p>
          </table:table-cell>
          <table:table-cell office:value-type="float" office:value="0.253195" calcext:value-type="float">
            <text:p>0.253195</text:p>
          </table:table-cell>
          <table:table-cell office:value-type="float" office:value="0.275973" calcext:value-type="float">
            <text:p>0.275973</text:p>
          </table:table-cell>
          <table:table-cell office:value-type="float" office:value="0.243632" calcext:value-type="float">
            <text:p>0.243632</text:p>
          </table:table-cell>
          <table:table-cell office:value-type="float" office:value="0.265307" calcext:value-type="float">
            <text:p>0.265307</text:p>
          </table:table-cell>
          <table:table-cell office:value-type="float" office:value="0.218743" calcext:value-type="float">
            <text:p>0.218743</text:p>
          </table:table-cell>
          <table:table-cell office:value-type="float" office:value="0.26313" calcext:value-type="float">
            <text:p>0.26313</text:p>
          </table:table-cell>
          <table:table-cell table:number-columns-repeated="17"/>
        </table:table-row>
        <table:table-row table:style-name="ro1">
          <table:table-cell office:value-type="float" office:value="0.063287" calcext:value-type="float">
            <text:p>0.063287</text:p>
          </table:table-cell>
          <table:table-cell office:value-type="float" office:value="0.255006" calcext:value-type="float">
            <text:p>0.255006</text:p>
          </table:table-cell>
          <table:table-cell office:value-type="float" office:value="0.25736" calcext:value-type="float">
            <text:p>0.25736</text:p>
          </table:table-cell>
          <table:table-cell office:value-type="float" office:value="0.233909" calcext:value-type="float">
            <text:p>0.233909</text:p>
          </table:table-cell>
          <table:table-cell office:value-type="float" office:value="0.271123" calcext:value-type="float">
            <text:p>0.271123</text:p>
          </table:table-cell>
          <table:table-cell office:value-type="float" office:value="0.214196" calcext:value-type="float">
            <text:p>0.214196</text:p>
          </table:table-cell>
          <table:table-cell office:value-type="float" office:value="0.228177" calcext:value-type="float">
            <text:p>0.228177</text:p>
          </table:table-cell>
          <table:table-cell table:number-columns-repeated="17"/>
        </table:table-row>
        <table:table-row table:style-name="ro1">
          <table:table-cell office:value-type="float" office:value="0.085045" calcext:value-type="float">
            <text:p>0.085045</text:p>
          </table:table-cell>
          <table:table-cell office:value-type="float" office:value="0.311323" calcext:value-type="float">
            <text:p>0.311323</text:p>
          </table:table-cell>
          <table:table-cell office:value-type="float" office:value="0.240614" calcext:value-type="float">
            <text:p>0.240614</text:p>
          </table:table-cell>
          <table:table-cell office:value-type="float" office:value="0.191632" calcext:value-type="float">
            <text:p>0.191632</text:p>
          </table:table-cell>
          <table:table-cell office:value-type="float" office:value="0.281761" calcext:value-type="float">
            <text:p>0.281761</text:p>
          </table:table-cell>
          <table:table-cell office:value-type="float" office:value="0.212904" calcext:value-type="float">
            <text:p>0.212904</text:p>
          </table:table-cell>
          <table:table-cell office:value-type="float" office:value="0.209169" calcext:value-type="float">
            <text:p>0.209169</text:p>
          </table:table-cell>
          <table:table-cell table:number-columns-repeated="17"/>
        </table:table-row>
        <table:table-row table:style-name="ro1">
          <table:table-cell office:value-type="float" office:value="0.106527" calcext:value-type="float">
            <text:p>0.106527</text:p>
          </table:table-cell>
          <table:table-cell office:value-type="float" office:value="0.228222" calcext:value-type="float">
            <text:p>0.228222</text:p>
          </table:table-cell>
          <table:table-cell office:value-type="float" office:value="0.20009" calcext:value-type="float">
            <text:p>0.20009</text:p>
          </table:table-cell>
          <table:table-cell office:value-type="float" office:value="0.277813" calcext:value-type="float">
            <text:p>0.277813</text:p>
          </table:table-cell>
          <table:table-cell office:value-type="float" office:value="0.20559" calcext:value-type="float">
            <text:p>0.20559</text:p>
          </table:table-cell>
          <table:table-cell office:value-type="float" office:value="0.226139" calcext:value-type="float">
            <text:p>0.226139</text:p>
          </table:table-cell>
          <table:table-cell office:value-type="float" office:value="0.175973" calcext:value-type="float">
            <text:p>0.175973</text:p>
          </table:table-cell>
          <table:table-cell table:number-columns-repeated="17"/>
        </table:table-row>
        <table:table-row table:style-name="ro1">
          <table:table-cell office:value-type="float" office:value="0.105836" calcext:value-type="float">
            <text:p>0.105836</text:p>
          </table:table-cell>
          <table:table-cell office:value-type="float" office:value="0.231754" calcext:value-type="float">
            <text:p>0.231754</text:p>
          </table:table-cell>
          <table:table-cell office:value-type="float" office:value="0.192767" calcext:value-type="float">
            <text:p>0.192767</text:p>
          </table:table-cell>
          <table:table-cell office:value-type="float" office:value="0.296908" calcext:value-type="float">
            <text:p>0.296908</text:p>
          </table:table-cell>
          <table:table-cell office:value-type="float" office:value="0.275605" calcext:value-type="float">
            <text:p>0.275605</text:p>
          </table:table-cell>
          <table:table-cell office:value-type="float" office:value="0.155859" calcext:value-type="float">
            <text:p>0.155859</text:p>
          </table:table-cell>
          <table:table-cell office:value-type="float" office:value="0.184124" calcext:value-type="float">
            <text:p>0.184124</text:p>
          </table:table-cell>
          <table:table-cell table:number-columns-repeated="17"/>
        </table:table-row>
        <table:table-row table:style-name="ro1">
          <table:table-cell office:value-type="float" office:value="0.05804" calcext:value-type="float">
            <text:p>0.05804</text:p>
          </table:table-cell>
          <table:table-cell office:value-type="float" office:value="0.237691" calcext:value-type="float">
            <text:p>0.237691</text:p>
          </table:table-cell>
          <table:table-cell office:value-type="float" office:value="0.316095" calcext:value-type="float">
            <text:p>0.316095</text:p>
          </table:table-cell>
          <table:table-cell office:value-type="float" office:value="0.262422" calcext:value-type="float">
            <text:p>0.262422</text:p>
          </table:table-cell>
          <table:table-cell office:value-type="float" office:value="0.261961" calcext:value-type="float">
            <text:p>0.261961</text:p>
          </table:table-cell>
          <table:table-cell office:value-type="float" office:value="0.225392" calcext:value-type="float">
            <text:p>0.225392</text:p>
          </table:table-cell>
          <table:table-cell office:value-type="float" office:value="0.216219" calcext:value-type="float">
            <text:p>0.216219</text:p>
          </table:table-cell>
          <table:table-cell table:number-columns-repeated="17"/>
        </table:table-row>
        <table:table-row table:style-name="ro1">
          <table:table-cell office:value-type="float" office:value="0.101531" calcext:value-type="float">
            <text:p>0.101531</text:p>
          </table:table-cell>
          <table:table-cell office:value-type="float" office:value="0.299472" calcext:value-type="float">
            <text:p>0.299472</text:p>
          </table:table-cell>
          <table:table-cell office:value-type="float" office:value="0.199887" calcext:value-type="float">
            <text:p>0.199887</text:p>
          </table:table-cell>
          <table:table-cell office:value-type="float" office:value="0.267068" calcext:value-type="float">
            <text:p>0.267068</text:p>
          </table:table-cell>
          <table:table-cell office:value-type="float" office:value="0.273897" calcext:value-type="float">
            <text:p>0.273897</text:p>
          </table:table-cell>
          <table:table-cell office:value-type="float" office:value="0.228457" calcext:value-type="float">
            <text:p>0.228457</text:p>
          </table:table-cell>
          <table:table-cell office:value-type="float" office:value="0.215234" calcext:value-type="float">
            <text:p>0.215234</text:p>
          </table:table-cell>
          <table:table-cell table:number-columns-repeated="17"/>
        </table:table-row>
        <table:table-row table:style-name="ro1">
          <table:table-cell office:value-type="float" office:value="0.063507" calcext:value-type="float">
            <text:p>0.063507</text:p>
          </table:table-cell>
          <table:table-cell office:value-type="float" office:value="0.280379" calcext:value-type="float">
            <text:p>0.280379</text:p>
          </table:table-cell>
          <table:table-cell office:value-type="float" office:value="0.267818" calcext:value-type="float">
            <text:p>0.267818</text:p>
          </table:table-cell>
          <table:table-cell office:value-type="float" office:value="0.250566" calcext:value-type="float">
            <text:p>0.250566</text:p>
          </table:table-cell>
          <table:table-cell office:value-type="float" office:value="0.275257" calcext:value-type="float">
            <text:p>0.275257</text:p>
          </table:table-cell>
          <table:table-cell office:value-type="float" office:value="0.14636" calcext:value-type="float">
            <text:p>0.14636</text:p>
          </table:table-cell>
          <table:table-cell office:value-type="float" office:value="0.266652" calcext:value-type="float">
            <text:p>0.266652</text:p>
          </table:table-cell>
          <table:table-cell table:number-columns-repeated="17"/>
        </table:table-row>
        <table:table-row table:style-name="ro1">
          <table:table-cell office:value-type="float" office:value="0.067412" calcext:value-type="float">
            <text:p>0.067412</text:p>
          </table:table-cell>
          <table:table-cell office:value-type="float" office:value="0.277744" calcext:value-type="float">
            <text:p>0.277744</text:p>
          </table:table-cell>
          <table:table-cell office:value-type="float" office:value="0.229017" calcext:value-type="float">
            <text:p>0.229017</text:p>
          </table:table-cell>
          <table:table-cell office:value-type="float" office:value="0.28718" calcext:value-type="float">
            <text:p>0.28718</text:p>
          </table:table-cell>
          <table:table-cell office:value-type="float" office:value="0.269621" calcext:value-type="float">
            <text:p>0.269621</text:p>
          </table:table-cell>
          <table:table-cell office:value-type="float" office:value="0.187804" calcext:value-type="float">
            <text:p>0.187804</text:p>
          </table:table-cell>
          <table:table-cell office:value-type="float" office:value="0.266953" calcext:value-type="float">
            <text:p>0.266953</text:p>
          </table:table-cell>
          <table:table-cell table:number-columns-repeated="17"/>
        </table:table-row>
        <table:table-row table:style-name="ro1">
          <table:table-cell office:value-type="float" office:value="0.065816" calcext:value-type="float">
            <text:p>0.065816</text:p>
          </table:table-cell>
          <table:table-cell office:value-type="float" office:value="0.313842" calcext:value-type="float">
            <text:p>0.313842</text:p>
          </table:table-cell>
          <table:table-cell office:value-type="float" office:value="0.281987" calcext:value-type="float">
            <text:p>0.281987</text:p>
          </table:table-cell>
          <table:table-cell office:value-type="float" office:value="0.293635" calcext:value-type="float">
            <text:p>0.293635</text:p>
          </table:table-cell>
          <table:table-cell office:value-type="float" office:value="0.233674" calcext:value-type="float">
            <text:p>0.233674</text:p>
          </table:table-cell>
          <table:table-cell office:value-type="float" office:value="0.213617" calcext:value-type="float">
            <text:p>0.213617</text:p>
          </table:table-cell>
          <table:table-cell office:value-type="float" office:value="0.272019" calcext:value-type="float">
            <text:p>0.272019</text:p>
          </table:table-cell>
          <table:table-cell table:number-columns-repeated="17"/>
        </table:table-row>
        <table:table-row table:style-name="ro1">
          <table:table-cell office:value-type="float" office:value="0.091821" calcext:value-type="float">
            <text:p>0.091821</text:p>
          </table:table-cell>
          <table:table-cell office:value-type="float" office:value="0.299996" calcext:value-type="float">
            <text:p>0.299996</text:p>
          </table:table-cell>
          <table:table-cell office:value-type="float" office:value="0.286612" calcext:value-type="float">
            <text:p>0.286612</text:p>
          </table:table-cell>
          <table:table-cell office:value-type="float" office:value="0.285766" calcext:value-type="float">
            <text:p>0.285766</text:p>
          </table:table-cell>
          <table:table-cell office:value-type="float" office:value="0.284084" calcext:value-type="float">
            <text:p>0.284084</text:p>
          </table:table-cell>
          <table:table-cell office:value-type="float" office:value="0.181601" calcext:value-type="float">
            <text:p>0.181601</text:p>
          </table:table-cell>
          <table:table-cell office:value-type="float" office:value="0.265062" calcext:value-type="float">
            <text:p>0.265062</text:p>
          </table:table-cell>
          <table:table-cell table:number-columns-repeated="17"/>
        </table:table-row>
        <table:table-row table:style-name="ro1">
          <table:table-cell office:value-type="float" office:value="0.073362" calcext:value-type="float">
            <text:p>0.073362</text:p>
          </table:table-cell>
          <table:table-cell office:value-type="float" office:value="0.331777" calcext:value-type="float">
            <text:p>0.331777</text:p>
          </table:table-cell>
          <table:table-cell office:value-type="float" office:value="0.25818" calcext:value-type="float">
            <text:p>0.25818</text:p>
          </table:table-cell>
          <table:table-cell office:value-type="float" office:value="0.265359" calcext:value-type="float">
            <text:p>0.265359</text:p>
          </table:table-cell>
          <table:table-cell office:value-type="float" office:value="0.240748" calcext:value-type="float">
            <text:p>0.240748</text:p>
          </table:table-cell>
          <table:table-cell office:value-type="float" office:value="0.224969" calcext:value-type="float">
            <text:p>0.224969</text:p>
          </table:table-cell>
          <table:table-cell office:value-type="float" office:value="0.276108" calcext:value-type="float">
            <text:p>0.276108</text:p>
          </table:table-cell>
          <table:table-cell table:number-columns-repeated="17"/>
        </table:table-row>
        <table:table-row table:style-name="ro1">
          <table:table-cell office:value-type="float" office:value="0.101697" calcext:value-type="float">
            <text:p>0.101697</text:p>
          </table:table-cell>
          <table:table-cell office:value-type="float" office:value="0.258442" calcext:value-type="float">
            <text:p>0.258442</text:p>
          </table:table-cell>
          <table:table-cell office:value-type="float" office:value="0.28605" calcext:value-type="float">
            <text:p>0.28605</text:p>
          </table:table-cell>
          <table:table-cell office:value-type="float" office:value="0.213091" calcext:value-type="float">
            <text:p>0.213091</text:p>
          </table:table-cell>
          <table:table-cell office:value-type="float" office:value="0.210002" calcext:value-type="float">
            <text:p>0.210002</text:p>
          </table:table-cell>
          <table:table-cell office:value-type="float" office:value="0.203735" calcext:value-type="float">
            <text:p>0.203735</text:p>
          </table:table-cell>
          <table:table-cell office:value-type="float" office:value="0.241871" calcext:value-type="float">
            <text:p>0.241871</text:p>
          </table:table-cell>
          <table:table-cell table:number-columns-repeated="17"/>
        </table:table-row>
        <table:table-row table:style-name="ro1">
          <table:table-cell office:value-type="float" office:value="0.106547" calcext:value-type="float">
            <text:p>0.106547</text:p>
          </table:table-cell>
          <table:table-cell office:value-type="float" office:value="0.251255" calcext:value-type="float">
            <text:p>0.251255</text:p>
          </table:table-cell>
          <table:table-cell office:value-type="float" office:value="0.210218" calcext:value-type="float">
            <text:p>0.210218</text:p>
          </table:table-cell>
          <table:table-cell office:value-type="float" office:value="0.187346" calcext:value-type="float">
            <text:p>0.187346</text:p>
          </table:table-cell>
          <table:table-cell office:value-type="float" office:value="0.168241" calcext:value-type="float">
            <text:p>0.168241</text:p>
          </table:table-cell>
          <table:table-cell office:value-type="float" office:value="0.26557" calcext:value-type="float">
            <text:p>0.26557</text:p>
          </table:table-cell>
          <table:table-cell office:value-type="float" office:value="0.191008" calcext:value-type="float">
            <text:p>0.191008</text:p>
          </table:table-cell>
          <table:table-cell table:number-columns-repeated="17"/>
        </table:table-row>
        <table:table-row table:style-name="ro1">
          <table:table-cell office:value-type="float" office:value="0.106437" calcext:value-type="float">
            <text:p>0.106437</text:p>
          </table:table-cell>
          <table:table-cell office:value-type="float" office:value="0.291763" calcext:value-type="float">
            <text:p>0.291763</text:p>
          </table:table-cell>
          <table:table-cell office:value-type="float" office:value="0.229585" calcext:value-type="float">
            <text:p>0.229585</text:p>
          </table:table-cell>
          <table:table-cell office:value-type="float" office:value="0.247648" calcext:value-type="float">
            <text:p>0.247648</text:p>
          </table:table-cell>
          <table:table-cell office:value-type="float" office:value="0.231648" calcext:value-type="float">
            <text:p>0.231648</text:p>
          </table:table-cell>
          <table:table-cell office:value-type="float" office:value="0.270816" calcext:value-type="float">
            <text:p>0.270816</text:p>
          </table:table-cell>
          <table:table-cell office:value-type="float" office:value="0.236476" calcext:value-type="float">
            <text:p>0.236476</text:p>
          </table:table-cell>
          <table:table-cell table:number-columns-repeated="17"/>
        </table:table-row>
        <table:table-row table:style-name="ro1">
          <table:table-cell office:value-type="float" office:value="0.097144" calcext:value-type="float">
            <text:p>0.097144</text:p>
          </table:table-cell>
          <table:table-cell office:value-type="float" office:value="0.228005" calcext:value-type="float">
            <text:p>0.228005</text:p>
          </table:table-cell>
          <table:table-cell office:value-type="float" office:value="0.211177" calcext:value-type="float">
            <text:p>0.211177</text:p>
          </table:table-cell>
          <table:table-cell office:value-type="float" office:value="0.246244" calcext:value-type="float">
            <text:p>0.246244</text:p>
          </table:table-cell>
          <table:table-cell office:value-type="float" office:value="0.217802" calcext:value-type="float">
            <text:p>0.217802</text:p>
          </table:table-cell>
          <table:table-cell office:value-type="float" office:value="0.263521" calcext:value-type="float">
            <text:p>0.263521</text:p>
          </table:table-cell>
          <table:table-cell office:value-type="float" office:value="0.241128" calcext:value-type="float">
            <text:p>0.241128</text:p>
          </table:table-cell>
          <table:table-cell table:number-columns-repeated="17"/>
        </table:table-row>
        <table:table-row table:style-name="ro1">
          <table:table-cell office:value-type="float" office:value="0.106386" calcext:value-type="float">
            <text:p>0.106386</text:p>
          </table:table-cell>
          <table:table-cell office:value-type="float" office:value="0.264861" calcext:value-type="float">
            <text:p>0.264861</text:p>
          </table:table-cell>
          <table:table-cell office:value-type="float" office:value="0.207934" calcext:value-type="float">
            <text:p>0.207934</text:p>
          </table:table-cell>
          <table:table-cell office:value-type="float" office:value="0.318157" calcext:value-type="float">
            <text:p>0.318157</text:p>
          </table:table-cell>
          <table:table-cell office:value-type="float" office:value="0.294728" calcext:value-type="float">
            <text:p>0.294728</text:p>
          </table:table-cell>
          <table:table-cell office:value-type="float" office:value="0.257825" calcext:value-type="float">
            <text:p>0.257825</text:p>
          </table:table-cell>
          <table:table-cell office:value-type="float" office:value="0.226213" calcext:value-type="float">
            <text:p>0.226213</text:p>
          </table:table-cell>
          <table:table-cell table:number-columns-repeated="17"/>
        </table:table-row>
        <table:table-row table:style-name="ro1">
          <table:table-cell office:value-type="float" office:value="0.086978" calcext:value-type="float">
            <text:p>0.086978</text:p>
          </table:table-cell>
          <table:table-cell office:value-type="float" office:value="0.305016" calcext:value-type="float">
            <text:p>0.305016</text:p>
          </table:table-cell>
          <table:table-cell office:value-type="float" office:value="0.250564" calcext:value-type="float">
            <text:p>0.250564</text:p>
          </table:table-cell>
          <table:table-cell office:value-type="float" office:value="0.239419" calcext:value-type="float">
            <text:p>0.239419</text:p>
          </table:table-cell>
          <table:table-cell office:value-type="float" office:value="0.222505" calcext:value-type="float">
            <text:p>0.222505</text:p>
          </table:table-cell>
          <table:table-cell office:value-type="float" office:value="0.232604" calcext:value-type="float">
            <text:p>0.232604</text:p>
          </table:table-cell>
          <table:table-cell office:value-type="float" office:value="0.264298" calcext:value-type="float">
            <text:p>0.264298</text:p>
          </table:table-cell>
          <table:table-cell table:number-columns-repeated="17"/>
        </table:table-row>
        <table:table-row table:style-name="ro1">
          <table:table-cell office:value-type="float" office:value="0.081802" calcext:value-type="float">
            <text:p>0.081802</text:p>
          </table:table-cell>
          <table:table-cell office:value-type="float" office:value="0.312522" calcext:value-type="float">
            <text:p>0.312522</text:p>
          </table:table-cell>
          <table:table-cell office:value-type="float" office:value="0.290704" calcext:value-type="float">
            <text:p>0.290704</text:p>
          </table:table-cell>
          <table:table-cell office:value-type="float" office:value="0.277726" calcext:value-type="float">
            <text:p>0.277726</text:p>
          </table:table-cell>
          <table:table-cell office:value-type="float" office:value="0.228077" calcext:value-type="float">
            <text:p>0.228077</text:p>
          </table:table-cell>
          <table:table-cell office:value-type="float" office:value="0.260906" calcext:value-type="float">
            <text:p>0.260906</text:p>
          </table:table-cell>
          <table:table-cell office:value-type="float" office:value="0.220154" calcext:value-type="float">
            <text:p>0.220154</text:p>
          </table:table-cell>
          <table:table-cell table:number-columns-repeated="17"/>
        </table:table-row>
        <table:table-row table:style-name="ro1">
          <table:table-cell office:value-type="float" office:value="0.101409" calcext:value-type="float">
            <text:p>0.101409</text:p>
          </table:table-cell>
          <table:table-cell office:value-type="float" office:value="0.258864" calcext:value-type="float">
            <text:p>0.258864</text:p>
          </table:table-cell>
          <table:table-cell office:value-type="float" office:value="0.206604" calcext:value-type="float">
            <text:p>0.206604</text:p>
          </table:table-cell>
          <table:table-cell office:value-type="float" office:value="0.238933" calcext:value-type="float">
            <text:p>0.238933</text:p>
          </table:table-cell>
          <table:table-cell office:value-type="float" office:value="0.260794" calcext:value-type="float">
            <text:p>0.260794</text:p>
          </table:table-cell>
          <table:table-cell office:value-type="float" office:value="0.220837" calcext:value-type="float">
            <text:p>0.220837</text:p>
          </table:table-cell>
          <table:table-cell office:value-type="float" office:value="0.269453" calcext:value-type="float">
            <text:p>0.269453</text:p>
          </table:table-cell>
          <table:table-cell table:number-columns-repeated="17"/>
        </table:table-row>
        <table:table-row table:style-name="ro1">
          <table:table-cell office:value-type="float" office:value="0.085852" calcext:value-type="float">
            <text:p>0.085852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268708" calcext:value-type="float">
            <text:p>0.268708</text:p>
          </table:table-cell>
          <table:table-cell office:value-type="float" office:value="0.304609" calcext:value-type="float">
            <text:p>0.304609</text:p>
          </table:table-cell>
          <table:table-cell office:value-type="float" office:value="0.260647" calcext:value-type="float">
            <text:p>0.260647</text:p>
          </table:table-cell>
          <table:table-cell office:value-type="float" office:value="0.249699" calcext:value-type="float">
            <text:p>0.249699</text:p>
          </table:table-cell>
          <table:table-cell office:value-type="float" office:value="0.219231" calcext:value-type="float">
            <text:p>0.219231</text:p>
          </table:table-cell>
          <table:table-cell table:number-columns-repeated="17"/>
        </table:table-row>
        <table:table-row table:style-name="ro1">
          <table:table-cell office:value-type="float" office:value="0.106595" calcext:value-type="float">
            <text:p>0.106595</text:p>
          </table:table-cell>
          <table:table-cell office:value-type="float" office:value="0.247682" calcext:value-type="float">
            <text:p>0.247682</text:p>
          </table:table-cell>
          <table:table-cell office:value-type="float" office:value="0.299041" calcext:value-type="float">
            <text:p>0.299041</text:p>
          </table:table-cell>
          <table:table-cell office:value-type="float" office:value="0.29704" calcext:value-type="float">
            <text:p>0.29704</text:p>
          </table:table-cell>
          <table:table-cell office:value-type="float" office:value="0.254527" calcext:value-type="float">
            <text:p>0.254527</text:p>
          </table:table-cell>
          <table:table-cell office:value-type="float" office:value="0.242845" calcext:value-type="float">
            <text:p>0.242845</text:p>
          </table:table-cell>
          <table:table-cell office:value-type="float" office:value="0.208611" calcext:value-type="float">
            <text:p>0.208611</text:p>
          </table:table-cell>
          <table:table-cell table:number-columns-repeated="17"/>
        </table:table-row>
        <table:table-row table:style-name="ro1">
          <table:table-cell office:value-type="float" office:value="0.106648" calcext:value-type="float">
            <text:p>0.106648</text:p>
          </table:table-cell>
          <table:table-cell office:value-type="float" office:value="0.279314" calcext:value-type="float">
            <text:p>0.279314</text:p>
          </table:table-cell>
          <table:table-cell office:value-type="float" office:value="0.218591" calcext:value-type="float">
            <text:p>0.218591</text:p>
          </table:table-cell>
          <table:table-cell office:value-type="float" office:value="0.236069" calcext:value-type="float">
            <text:p>0.236069</text:p>
          </table:table-cell>
          <table:table-cell office:value-type="float" office:value="0.198255" calcext:value-type="float">
            <text:p>0.198255</text:p>
          </table:table-cell>
          <table:table-cell office:value-type="float" office:value="0.291849" calcext:value-type="float">
            <text:p>0.291849</text:p>
          </table:table-cell>
          <table:table-cell office:value-type="float" office:value="0.228436" calcext:value-type="float">
            <text:p>0.228436</text:p>
          </table:table-cell>
          <table:table-cell table:number-columns-repeated="17"/>
        </table:table-row>
        <table:table-row table:style-name="ro1">
          <table:table-cell office:value-type="float" office:value="0.064009" calcext:value-type="float">
            <text:p>0.064009</text:p>
          </table:table-cell>
          <table:table-cell office:value-type="float" office:value="0.20935" calcext:value-type="float">
            <text:p>0.20935</text:p>
          </table:table-cell>
          <table:table-cell office:value-type="float" office:value="0.297455" calcext:value-type="float">
            <text:p>0.297455</text:p>
          </table:table-cell>
          <table:table-cell office:value-type="float" office:value="0.302161" calcext:value-type="float">
            <text:p>0.302161</text:p>
          </table:table-cell>
          <table:table-cell office:value-type="float" office:value="0.225953" calcext:value-type="float">
            <text:p>0.225953</text:p>
          </table:table-cell>
          <table:table-cell office:value-type="float" office:value="0.295463" calcext:value-type="float">
            <text:p>0.295463</text:p>
          </table:table-cell>
          <table:table-cell office:value-type="float" office:value="0.218356" calcext:value-type="float">
            <text:p>0.218356</text:p>
          </table:table-cell>
          <table:table-cell table:number-columns-repeated="17"/>
        </table:table-row>
        <table:table-row table:style-name="ro1">
          <table:table-cell office:value-type="float" office:value="0.062924" calcext:value-type="float">
            <text:p>0.062924</text:p>
          </table:table-cell>
          <table:table-cell office:value-type="float" office:value="0.26324" calcext:value-type="float">
            <text:p>0.26324</text:p>
          </table:table-cell>
          <table:table-cell office:value-type="float" office:value="0.195624" calcext:value-type="float">
            <text:p>0.195624</text:p>
          </table:table-cell>
          <table:table-cell office:value-type="float" office:value="0.304313" calcext:value-type="float">
            <text:p>0.304313</text:p>
          </table:table-cell>
          <table:table-cell office:value-type="float" office:value="0.249776" calcext:value-type="float">
            <text:p>0.249776</text:p>
          </table:table-cell>
          <table:table-cell office:value-type="float" office:value="0.182971" calcext:value-type="float">
            <text:p>0.182971</text:p>
          </table:table-cell>
          <table:table-cell office:value-type="float" office:value="0.25643" calcext:value-type="float">
            <text:p>0.25643</text:p>
          </table:table-cell>
          <table:table-cell table:number-columns-repeated="17"/>
        </table:table-row>
        <table:table-row table:style-name="ro1">
          <table:table-cell office:value-type="float" office:value="0.106771" calcext:value-type="float">
            <text:p>0.106771</text:p>
          </table:table-cell>
          <table:table-cell office:value-type="float" office:value="0.276583" calcext:value-type="float">
            <text:p>0.276583</text:p>
          </table:table-cell>
          <table:table-cell office:value-type="float" office:value="0.254399" calcext:value-type="float">
            <text:p>0.254399</text:p>
          </table:table-cell>
          <table:table-cell office:value-type="float" office:value="0.240429" calcext:value-type="float">
            <text:p>0.240429</text:p>
          </table:table-cell>
          <table:table-cell office:value-type="float" office:value="0.164769" calcext:value-type="float">
            <text:p>0.164769</text:p>
          </table:table-cell>
          <table:table-cell office:value-type="float" office:value="0.219743" calcext:value-type="float">
            <text:p>0.219743</text:p>
          </table:table-cell>
          <table:table-cell office:value-type="float" office:value="0.200842" calcext:value-type="float">
            <text:p>0.200842</text:p>
          </table:table-cell>
          <table:table-cell table:number-columns-repeated="17"/>
        </table:table-row>
        <table:table-row table:style-name="ro1">
          <table:table-cell office:value-type="float" office:value="0.100505" calcext:value-type="float">
            <text:p>0.100505</text:p>
          </table:table-cell>
          <table:table-cell office:value-type="float" office:value="0.322329" calcext:value-type="float">
            <text:p>0.322329</text:p>
          </table:table-cell>
          <table:table-cell office:value-type="float" office:value="0.212289" calcext:value-type="float">
            <text:p>0.212289</text:p>
          </table:table-cell>
          <table:table-cell office:value-type="float" office:value="0.292167" calcext:value-type="float">
            <text:p>0.292167</text:p>
          </table:table-cell>
          <table:table-cell office:value-type="float" office:value="0.274055" calcext:value-type="float">
            <text:p>0.274055</text:p>
          </table:table-cell>
          <table:table-cell office:value-type="float" office:value="0.186063" calcext:value-type="float">
            <text:p>0.186063</text:p>
          </table:table-cell>
          <table:table-cell office:value-type="float" office:value="0.217971" calcext:value-type="float">
            <text:p>0.217971</text:p>
          </table:table-cell>
          <table:table-cell table:number-columns-repeated="17"/>
        </table:table-row>
        <table:table-row table:style-name="ro1">
          <table:table-cell office:value-type="float" office:value="0.065011" calcext:value-type="float">
            <text:p>0.065011</text:p>
          </table:table-cell>
          <table:table-cell office:value-type="float" office:value="0.308718" calcext:value-type="float">
            <text:p>0.308718</text:p>
          </table:table-cell>
          <table:table-cell office:value-type="float" office:value="0.220595" calcext:value-type="float">
            <text:p>0.220595</text:p>
          </table:table-cell>
          <table:table-cell office:value-type="float" office:value="0.296976" calcext:value-type="float">
            <text:p>0.296976</text:p>
          </table:table-cell>
          <table:table-cell office:value-type="float" office:value="0.201577" calcext:value-type="float">
            <text:p>0.201577</text:p>
          </table:table-cell>
          <table:table-cell office:value-type="float" office:value="0.241941" calcext:value-type="float">
            <text:p>0.241941</text:p>
          </table:table-cell>
          <table:table-cell office:value-type="float" office:value="0.261397" calcext:value-type="float">
            <text:p>0.261397</text:p>
          </table:table-cell>
          <table:table-cell table:number-columns-repeated="17"/>
        </table:table-row>
        <table:table-row table:style-name="ro1">
          <table:table-cell office:value-type="float" office:value="0.079904" calcext:value-type="float">
            <text:p>0.079904</text:p>
          </table:table-cell>
          <table:table-cell office:value-type="float" office:value="0.266047" calcext:value-type="float">
            <text:p>0.266047</text:p>
          </table:table-cell>
          <table:table-cell office:value-type="float" office:value="0.256952" calcext:value-type="float">
            <text:p>0.256952</text:p>
          </table:table-cell>
          <table:table-cell office:value-type="float" office:value="0.308509" calcext:value-type="float">
            <text:p>0.308509</text:p>
          </table:table-cell>
          <table:table-cell office:value-type="float" office:value="0.22563" calcext:value-type="float">
            <text:p>0.22563</text:p>
          </table:table-cell>
          <table:table-cell office:value-type="float" office:value="0.202056" calcext:value-type="float">
            <text:p>0.202056</text:p>
          </table:table-cell>
          <table:table-cell office:value-type="float" office:value="0.241931" calcext:value-type="float">
            <text:p>0.241931</text:p>
          </table:table-cell>
          <table:table-cell table:number-columns-repeated="17"/>
        </table:table-row>
        <table:table-row table:style-name="ro1">
          <table:table-cell office:value-type="float" office:value="0.105787" calcext:value-type="float">
            <text:p>0.105787</text:p>
          </table:table-cell>
          <table:table-cell office:value-type="float" office:value="0.429837" calcext:value-type="float">
            <text:p>0.429837</text:p>
          </table:table-cell>
          <table:table-cell office:value-type="float" office:value="0.257684" calcext:value-type="float">
            <text:p>0.257684</text:p>
          </table:table-cell>
          <table:table-cell office:value-type="float" office:value="0.304642" calcext:value-type="float">
            <text:p>0.304642</text:p>
          </table:table-cell>
          <table:table-cell office:value-type="float" office:value="0.176616" calcext:value-type="float">
            <text:p>0.176616</text:p>
          </table:table-cell>
          <table:table-cell office:value-type="float" office:value="0.155911" calcext:value-type="float">
            <text:p>0.155911</text:p>
          </table:table-cell>
          <table:table-cell office:value-type="float" office:value="0.207625" calcext:value-type="float">
            <text:p>0.207625</text:p>
          </table:table-cell>
          <table:table-cell table:number-columns-repeated="17"/>
        </table:table-row>
        <table:table-row table:style-name="ro1">
          <table:table-cell office:value-type="float" office:value="0.072074" calcext:value-type="float">
            <text:p>0.072074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99983" calcext:value-type="float">
            <text:p>0.299983</text:p>
          </table:table-cell>
          <table:table-cell office:value-type="float" office:value="0.273933" calcext:value-type="float">
            <text:p>0.273933</text:p>
          </table:table-cell>
          <table:table-cell office:value-type="float" office:value="0.274264" calcext:value-type="float">
            <text:p>0.274264</text:p>
          </table:table-cell>
          <table:table-cell office:value-type="float" office:value="0.220094" calcext:value-type="float">
            <text:p>0.220094</text:p>
          </table:table-cell>
          <table:table-cell table:number-columns-repeated="17"/>
        </table:table-row>
        <table:table-row table:style-name="ro1">
          <table:table-cell office:value-type="float" office:value="0.069821" calcext:value-type="float">
            <text:p>0.069821</text:p>
          </table:table-cell>
          <table:table-cell office:value-type="float" office:value="0.312949" calcext:value-type="float">
            <text:p>0.312949</text:p>
          </table:table-cell>
          <table:table-cell office:value-type="float" office:value="0.255335" calcext:value-type="float">
            <text:p>0.255335</text:p>
          </table:table-cell>
          <table:table-cell office:value-type="float" office:value="0.230949" calcext:value-type="float">
            <text:p>0.230949</text:p>
          </table:table-cell>
          <table:table-cell office:value-type="float" office:value="0.268894" calcext:value-type="float">
            <text:p>0.268894</text:p>
          </table:table-cell>
          <table:table-cell office:value-type="float" office:value="0.186587" calcext:value-type="float">
            <text:p>0.186587</text:p>
          </table:table-cell>
          <table:table-cell office:value-type="float" office:value="0.216487" calcext:value-type="float">
            <text:p>0.216487</text:p>
          </table:table-cell>
          <table:table-cell table:number-columns-repeated="17"/>
        </table:table-row>
        <table:table-row table:style-name="ro1">
          <table:table-cell office:value-type="float" office:value="0.076604" calcext:value-type="float">
            <text:p>0.076604</text:p>
          </table:table-cell>
          <table:table-cell office:value-type="float" office:value="0.264817" calcext:value-type="float">
            <text:p>0.264817</text:p>
          </table:table-cell>
          <table:table-cell office:value-type="float" office:value="0.263623" calcext:value-type="float">
            <text:p>0.263623</text:p>
          </table:table-cell>
          <table:table-cell office:value-type="float" office:value="0.296637" calcext:value-type="float">
            <text:p>0.296637</text:p>
          </table:table-cell>
          <table:table-cell office:value-type="float" office:value="0.263943" calcext:value-type="float">
            <text:p>0.263943</text:p>
          </table:table-cell>
          <table:table-cell office:value-type="float" office:value="0.249339" calcext:value-type="float">
            <text:p>0.249339</text:p>
          </table:table-cell>
          <table:table-cell office:value-type="float" office:value="0.233504" calcext:value-type="float">
            <text:p>0.233504</text:p>
          </table:table-cell>
          <table:table-cell table:number-columns-repeated="17"/>
        </table:table-row>
        <table:table-row table:style-name="ro1">
          <table:table-cell office:value-type="float" office:value="0.102034" calcext:value-type="float">
            <text:p>0.102034</text:p>
          </table:table-cell>
          <table:table-cell office:value-type="float" office:value="0.222683" calcext:value-type="float">
            <text:p>0.222683</text:p>
          </table:table-cell>
          <table:table-cell office:value-type="float" office:value="0.281801" calcext:value-type="float">
            <text:p>0.281801</text:p>
          </table:table-cell>
          <table:table-cell office:value-type="float" office:value="0.300436" calcext:value-type="float">
            <text:p>0.300436</text:p>
          </table:table-cell>
          <table:table-cell office:value-type="float" office:value="0.195261" calcext:value-type="float">
            <text:p>0.195261</text:p>
          </table:table-cell>
          <table:table-cell office:value-type="float" office:value="0.251536" calcext:value-type="float">
            <text:p>0.251536</text:p>
          </table:table-cell>
          <table:table-cell office:value-type="float" office:value="0.278864" calcext:value-type="float">
            <text:p>0.278864</text:p>
          </table:table-cell>
          <table:table-cell table:number-columns-repeated="17"/>
        </table:table-row>
        <table:table-row table:style-name="ro1">
          <table:table-cell office:value-type="float" office:value="0.0678" calcext:value-type="float">
            <text:p>0.0678</text:p>
          </table:table-cell>
          <table:table-cell office:value-type="float" office:value="0.277439" calcext:value-type="float">
            <text:p>0.277439</text:p>
          </table:table-cell>
          <table:table-cell office:value-type="float" office:value="0.274713" calcext:value-type="float">
            <text:p>0.274713</text:p>
          </table:table-cell>
          <table:table-cell office:value-type="float" office:value="0.288701" calcext:value-type="float">
            <text:p>0.288701</text:p>
          </table:table-cell>
          <table:table-cell office:value-type="float" office:value="0.228127" calcext:value-type="float">
            <text:p>0.228127</text:p>
          </table:table-cell>
          <table:table-cell office:value-type="float" office:value="0.218187" calcext:value-type="float">
            <text:p>0.218187</text:p>
          </table:table-cell>
          <table:table-cell office:value-type="float" office:value="0.173782" calcext:value-type="float">
            <text:p>0.173782</text:p>
          </table:table-cell>
          <table:table-cell table:number-columns-repeated="17"/>
        </table:table-row>
        <table:table-row table:style-name="ro1">
          <table:table-cell office:value-type="float" office:value="0.061697" calcext:value-type="float">
            <text:p>0.061697</text:p>
          </table:table-cell>
          <table:table-cell office:value-type="float" office:value="0.313191" calcext:value-type="float">
            <text:p>0.313191</text:p>
          </table:table-cell>
          <table:table-cell office:value-type="float" office:value="0.270427" calcext:value-type="float">
            <text:p>0.270427</text:p>
          </table:table-cell>
          <table:table-cell office:value-type="float" office:value="0.285222" calcext:value-type="float">
            <text:p>0.285222</text:p>
          </table:table-cell>
          <table:table-cell office:value-type="float" office:value="0.268951" calcext:value-type="float">
            <text:p>0.268951</text:p>
          </table:table-cell>
          <table:table-cell office:value-type="float" office:value="0.212937" calcext:value-type="float">
            <text:p>0.212937</text:p>
          </table:table-cell>
          <table:table-cell office:value-type="float" office:value="0.278734" calcext:value-type="float">
            <text:p>0.278734</text:p>
          </table:table-cell>
          <table:table-cell table:number-columns-repeated="17"/>
        </table:table-row>
        <table:table-row table:style-name="ro1">
          <table:table-cell office:value-type="float" office:value="0.058354" calcext:value-type="float">
            <text:p>0.058354</text:p>
          </table:table-cell>
          <table:table-cell office:value-type="float" office:value="0.230319" calcext:value-type="float">
            <text:p>0.230319</text:p>
          </table:table-cell>
          <table:table-cell office:value-type="float" office:value="0.235321" calcext:value-type="float">
            <text:p>0.235321</text:p>
          </table:table-cell>
          <table:table-cell office:value-type="float" office:value="0.298624" calcext:value-type="float">
            <text:p>0.298624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170931" calcext:value-type="float">
            <text:p>0.170931</text:p>
          </table:table-cell>
          <table:table-cell office:value-type="float" office:value="0.278265" calcext:value-type="float">
            <text:p>0.278265</text:p>
          </table:table-cell>
          <table:table-cell table:number-columns-repeated="17"/>
        </table:table-row>
        <table:table-row table:style-name="ro1">
          <table:table-cell office:value-type="float" office:value="0.103754" calcext:value-type="float">
            <text:p>0.103754</text:p>
          </table:table-cell>
          <table:table-cell office:value-type="float" office:value="0.205955" calcext:value-type="float">
            <text:p>0.205955</text:p>
          </table:table-cell>
          <table:table-cell office:value-type="float" office:value="0.190492" calcext:value-type="float">
            <text:p>0.190492</text:p>
          </table:table-cell>
          <table:table-cell office:value-type="float" office:value="0.274831" calcext:value-type="float">
            <text:p>0.274831</text:p>
          </table:table-cell>
          <table:table-cell office:value-type="float" office:value="0.240953" calcext:value-type="float">
            <text:p>0.240953</text:p>
          </table:table-cell>
          <table:table-cell office:value-type="float" office:value="0.228473" calcext:value-type="float">
            <text:p>0.228473</text:p>
          </table:table-cell>
          <table:table-cell office:value-type="float" office:value="0.28884" calcext:value-type="float">
            <text:p>0.28884</text:p>
          </table:table-cell>
          <table:table-cell table:number-columns-repeated="17"/>
        </table:table-row>
        <table:table-row table:style-name="ro1">
          <table:table-cell office:value-type="float" office:value="0.068352" calcext:value-type="float">
            <text:p>0.068352</text:p>
          </table:table-cell>
          <table:table-cell office:value-type="float" office:value="0.253097" calcext:value-type="float">
            <text:p>0.253097</text:p>
          </table:table-cell>
          <table:table-cell office:value-type="float" office:value="0.302687" calcext:value-type="float">
            <text:p>0.302687</text:p>
          </table:table-cell>
          <table:table-cell office:value-type="float" office:value="0.288831" calcext:value-type="float">
            <text:p>0.288831</text:p>
          </table:table-cell>
          <table:table-cell office:value-type="float" office:value="0.255962" calcext:value-type="float">
            <text:p>0.255962</text:p>
          </table:table-cell>
          <table:table-cell office:value-type="float" office:value="0.201963" calcext:value-type="float">
            <text:p>0.201963</text:p>
          </table:table-cell>
          <table:table-cell office:value-type="float" office:value="0.199553" calcext:value-type="float">
            <text:p>0.199553</text:p>
          </table:table-cell>
          <table:table-cell table:number-columns-repeated="17"/>
        </table:table-row>
        <table:table-row table:style-name="ro1">
          <table:table-cell office:value-type="float" office:value="0.064421" calcext:value-type="float">
            <text:p>0.064421</text:p>
          </table:table-cell>
          <table:table-cell office:value-type="float" office:value="0.27994" calcext:value-type="float">
            <text:p>0.27994</text:p>
          </table:table-cell>
          <table:table-cell office:value-type="float" office:value="0.239951" calcext:value-type="float">
            <text:p>0.239951</text:p>
          </table:table-cell>
          <table:table-cell office:value-type="float" office:value="0.300195" calcext:value-type="float">
            <text:p>0.300195</text:p>
          </table:table-cell>
          <table:table-cell office:value-type="float" office:value="0.200224" calcext:value-type="float">
            <text:p>0.200224</text:p>
          </table:table-cell>
          <table:table-cell office:value-type="float" office:value="0.224498" calcext:value-type="float">
            <text:p>0.224498</text:p>
          </table:table-cell>
          <table:table-cell office:value-type="float" office:value="0.228005" calcext:value-type="float">
            <text:p>0.228005</text:p>
          </table:table-cell>
          <table:table-cell table:number-columns-repeated="17"/>
        </table:table-row>
        <table:table-row table:style-name="ro1">
          <table:table-cell office:value-type="float" office:value="0.085816" calcext:value-type="float">
            <text:p>0.085816</text:p>
          </table:table-cell>
          <table:table-cell office:value-type="float" office:value="0.219287" calcext:value-type="float">
            <text:p>0.219287</text:p>
          </table:table-cell>
          <table:table-cell office:value-type="float" office:value="0.252114" calcext:value-type="float">
            <text:p>0.252114</text:p>
          </table:table-cell>
          <table:table-cell office:value-type="float" office:value="0.307796" calcext:value-type="float">
            <text:p>0.307796</text:p>
          </table:table-cell>
          <table:table-cell office:value-type="float" office:value="0.180718" calcext:value-type="float">
            <text:p>0.180718</text:p>
          </table:table-cell>
          <table:table-cell office:value-type="float" office:value="0.258361" calcext:value-type="float">
            <text:p>0.258361</text:p>
          </table:table-cell>
          <table:table-cell office:value-type="float" office:value="0.255701" calcext:value-type="float">
            <text:p>0.255701</text:p>
          </table:table-cell>
          <table:table-cell table:number-columns-repeated="17"/>
        </table:table-row>
        <table:table-row table:style-name="ro1">
          <table:table-cell office:value-type="float" office:value="0.075054" calcext:value-type="float">
            <text:p>0.075054</text:p>
          </table:table-cell>
          <table:table-cell office:value-type="float" office:value="0.328366" calcext:value-type="float">
            <text:p>0.328366</text:p>
          </table:table-cell>
          <table:table-cell office:value-type="float" office:value="0.202953" calcext:value-type="float">
            <text:p>0.202953</text:p>
          </table:table-cell>
          <table:table-cell office:value-type="float" office:value="0.302427" calcext:value-type="float">
            <text:p>0.302427</text:p>
          </table:table-cell>
          <table:table-cell office:value-type="float" office:value="0.197462" calcext:value-type="float">
            <text:p>0.197462</text:p>
          </table:table-cell>
          <table:table-cell office:value-type="float" office:value="0.230727" calcext:value-type="float">
            <text:p>0.230727</text:p>
          </table:table-cell>
          <table:table-cell office:value-type="float" office:value="0.202516" calcext:value-type="float">
            <text:p>0.202516</text:p>
          </table:table-cell>
          <table:table-cell table:number-columns-repeated="17"/>
        </table:table-row>
        <table:table-row table:style-name="ro1">
          <table:table-cell office:value-type="float" office:value="0.068136" calcext:value-type="float">
            <text:p>0.068136</text:p>
          </table:table-cell>
          <table:table-cell office:value-type="float" office:value="0.320795" calcext:value-type="float">
            <text:p>0.320795</text:p>
          </table:table-cell>
          <table:table-cell office:value-type="float" office:value="0.296256" calcext:value-type="float">
            <text:p>0.296256</text:p>
          </table:table-cell>
          <table:table-cell office:value-type="float" office:value="0.310761" calcext:value-type="float">
            <text:p>0.310761</text:p>
          </table:table-cell>
          <table:table-cell office:value-type="float" office:value="0.230666" calcext:value-type="float">
            <text:p>0.230666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249029" calcext:value-type="float">
            <text:p>0.249029</text:p>
          </table:table-cell>
          <table:table-cell table:number-columns-repeated="17"/>
        </table:table-row>
        <table:table-row table:style-name="ro1">
          <table:table-cell office:value-type="float" office:value="0.062049" calcext:value-type="float">
            <text:p>0.062049</text:p>
          </table:table-cell>
          <table:table-cell office:value-type="float" office:value="0.286226" calcext:value-type="float">
            <text:p>0.286226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0.286984" calcext:value-type="float">
            <text:p>0.286984</text:p>
          </table:table-cell>
          <table:table-cell office:value-type="float" office:value="0.235378" calcext:value-type="float">
            <text:p>0.235378</text:p>
          </table:table-cell>
          <table:table-cell office:value-type="float" office:value="0.208935" calcext:value-type="float">
            <text:p>0.208935</text:p>
          </table:table-cell>
          <table:table-cell office:value-type="float" office:value="0.27743" calcext:value-type="float">
            <text:p>0.27743</text:p>
          </table:table-cell>
          <table:table-cell table:number-columns-repeated="17"/>
        </table:table-row>
        <table:table-row table:style-name="ro1">
          <table:table-cell office:value-type="float" office:value="0.097002" calcext:value-type="float">
            <text:p>0.097002</text:p>
          </table:table-cell>
          <table:table-cell office:value-type="float" office:value="0.256334" calcext:value-type="float">
            <text:p>0.256334</text:p>
          </table:table-cell>
          <table:table-cell office:value-type="float" office:value="0.253503" calcext:value-type="float">
            <text:p>0.253503</text:p>
          </table:table-cell>
          <table:table-cell office:value-type="float" office:value="0.205426" calcext:value-type="float">
            <text:p>0.205426</text:p>
          </table:table-cell>
          <table:table-cell office:value-type="float" office:value="0.200495" calcext:value-type="float">
            <text:p>0.200495</text:p>
          </table:table-cell>
          <table:table-cell office:value-type="float" office:value="0.237961" calcext:value-type="float">
            <text:p>0.237961</text:p>
          </table:table-cell>
          <table:table-cell office:value-type="float" office:value="0.227247" calcext:value-type="float">
            <text:p>0.227247</text:p>
          </table:table-cell>
          <table:table-cell table:number-columns-repeated="17"/>
        </table:table-row>
        <table:table-row table:style-name="ro1">
          <table:table-cell office:value-type="float" office:value="0.055724" calcext:value-type="float">
            <text:p>0.055724</text:p>
          </table:table-cell>
          <table:table-cell office:value-type="float" office:value="0.26769" calcext:value-type="float">
            <text:p>0.26769</text:p>
          </table:table-cell>
          <table:table-cell office:value-type="float" office:value="0.265657" calcext:value-type="float">
            <text:p>0.265657</text:p>
          </table:table-cell>
          <table:table-cell office:value-type="float" office:value="0.276274" calcext:value-type="float">
            <text:p>0.276274</text:p>
          </table:table-cell>
          <table:table-cell office:value-type="float" office:value="0.264943" calcext:value-type="float">
            <text:p>0.264943</text:p>
          </table:table-cell>
          <table:table-cell office:value-type="float" office:value="0.238184" calcext:value-type="float">
            <text:p>0.238184</text:p>
          </table:table-cell>
          <table:table-cell office:value-type="float" office:value="0.201531" calcext:value-type="float">
            <text:p>0.201531</text:p>
          </table:table-cell>
          <table:table-cell table:number-columns-repeated="17"/>
        </table:table-row>
        <table:table-row table:style-name="ro1">
          <table:table-cell office:value-type="float" office:value="0.087894" calcext:value-type="float">
            <text:p>0.087894</text:p>
          </table:table-cell>
          <table:table-cell office:value-type="float" office:value="0.212579" calcext:value-type="float">
            <text:p>0.212579</text:p>
          </table:table-cell>
          <table:table-cell office:value-type="float" office:value="0.221967" calcext:value-type="float">
            <text:p>0.221967</text:p>
          </table:table-cell>
          <table:table-cell office:value-type="float" office:value="0.246203" calcext:value-type="float">
            <text:p>0.246203</text:p>
          </table:table-cell>
          <table:table-cell office:value-type="float" office:value="0.238599" calcext:value-type="float">
            <text:p>0.238599</text:p>
          </table:table-cell>
          <table:table-cell office:value-type="float" office:value="0.237602" calcext:value-type="float">
            <text:p>0.237602</text:p>
          </table:table-cell>
          <table:table-cell office:value-type="float" office:value="0.233578" calcext:value-type="float">
            <text:p>0.233578</text:p>
          </table:table-cell>
          <table:table-cell table:number-columns-repeated="17"/>
        </table:table-row>
        <table:table-row table:style-name="ro1">
          <table:table-cell office:value-type="float" office:value="0.106569" calcext:value-type="float">
            <text:p>0.106569</text:p>
          </table:table-cell>
          <table:table-cell office:value-type="float" office:value="0.267468" calcext:value-type="float">
            <text:p>0.267468</text:p>
          </table:table-cell>
          <table:table-cell office:value-type="float" office:value="0.30074" calcext:value-type="float">
            <text:p>0.30074</text:p>
          </table:table-cell>
          <table:table-cell office:value-type="float" office:value="0.223453" calcext:value-type="float">
            <text:p>0.223453</text:p>
          </table:table-cell>
          <table:table-cell office:value-type="float" office:value="0.179786" calcext:value-type="float">
            <text:p>0.179786</text:p>
          </table:table-cell>
          <table:table-cell office:value-type="float" office:value="0.230216" calcext:value-type="float">
            <text:p>0.230216</text:p>
          </table:table-cell>
          <table:table-cell office:value-type="float" office:value="0.226584" calcext:value-type="float">
            <text:p>0.226584</text:p>
          </table:table-cell>
          <table:table-cell table:number-columns-repeated="17"/>
        </table:table-row>
        <table:table-row table:style-name="ro1">
          <table:table-cell office:value-type="float" office:value="0.097041" calcext:value-type="float">
            <text:p>0.097041</text:p>
          </table:table-cell>
          <table:table-cell office:value-type="float" office:value="0.262144" calcext:value-type="float">
            <text:p>0.262144</text:p>
          </table:table-cell>
          <table:table-cell office:value-type="float" office:value="0.240368" calcext:value-type="float">
            <text:p>0.240368</text:p>
          </table:table-cell>
          <table:table-cell office:value-type="float" office:value="0.239338" calcext:value-type="float">
            <text:p>0.239338</text:p>
          </table:table-cell>
          <table:table-cell office:value-type="float" office:value="0.269874" calcext:value-type="float">
            <text:p>0.269874</text:p>
          </table:table-cell>
          <table:table-cell office:value-type="float" office:value="0.211442" calcext:value-type="float">
            <text:p>0.211442</text:p>
          </table:table-cell>
          <table:table-cell office:value-type="float" office:value="0.225454" calcext:value-type="float">
            <text:p>0.225454</text:p>
          </table:table-cell>
          <table:table-cell table:number-columns-repeated="17"/>
        </table:table-row>
        <table:table-row table:style-name="ro1">
          <table:table-cell office:value-type="float" office:value="0.086325" calcext:value-type="float">
            <text:p>0.086325</text:p>
          </table:table-cell>
          <table:table-cell office:value-type="float" office:value="0.237164" calcext:value-type="float">
            <text:p>0.237164</text:p>
          </table:table-cell>
          <table:table-cell office:value-type="float" office:value="0.177827" calcext:value-type="float">
            <text:p>0.177827</text:p>
          </table:table-cell>
          <table:table-cell office:value-type="float" office:value="0.254929" calcext:value-type="float">
            <text:p>0.254929</text:p>
          </table:table-cell>
          <table:table-cell office:value-type="float" office:value="0.16056" calcext:value-type="float">
            <text:p>0.16056</text:p>
          </table:table-cell>
          <table:table-cell office:value-type="float" office:value="0.15785" calcext:value-type="float">
            <text:p>0.15785</text:p>
          </table:table-cell>
          <table:table-cell office:value-type="float" office:value="0.229124" calcext:value-type="float">
            <text:p>0.229124</text:p>
          </table:table-cell>
          <table:table-cell table:number-columns-repeated="17"/>
        </table:table-row>
        <table:table-row table:style-name="ro1">
          <table:table-cell office:value-type="float" office:value="0.103598" calcext:value-type="float">
            <text:p>0.103598</text:p>
          </table:table-cell>
          <table:table-cell office:value-type="float" office:value="0.233874" calcext:value-type="float">
            <text:p>0.233874</text:p>
          </table:table-cell>
          <table:table-cell office:value-type="float" office:value="0.283952" calcext:value-type="float">
            <text:p>0.283952</text:p>
          </table:table-cell>
          <table:table-cell office:value-type="float" office:value="0.272147" calcext:value-type="float">
            <text:p>0.272147</text:p>
          </table:table-cell>
          <table:table-cell office:value-type="float" office:value="0.207947" calcext:value-type="float">
            <text:p>0.207947</text:p>
          </table:table-cell>
          <table:table-cell office:value-type="float" office:value="0.208956" calcext:value-type="float">
            <text:p>0.208956</text:p>
          </table:table-cell>
          <table:table-cell office:value-type="float" office:value="0.271104" calcext:value-type="float">
            <text:p>0.271104</text:p>
          </table:table-cell>
          <table:table-cell table:number-columns-repeated="17"/>
        </table:table-row>
        <table:table-row table:style-name="ro1">
          <table:table-cell office:value-type="float" office:value="0.106574" calcext:value-type="float">
            <text:p>0.106574</text:p>
          </table:table-cell>
          <table:table-cell office:value-type="float" office:value="0.220923" calcext:value-type="float">
            <text:p>0.220923</text:p>
          </table:table-cell>
          <table:table-cell office:value-type="float" office:value="0.232909" calcext:value-type="float">
            <text:p>0.232909</text:p>
          </table:table-cell>
          <table:table-cell office:value-type="float" office:value="0.244169" calcext:value-type="float">
            <text:p>0.244169</text:p>
          </table:table-cell>
          <table:table-cell office:value-type="float" office:value="0.235945" calcext:value-type="float">
            <text:p>0.235945</text:p>
          </table:table-cell>
          <table:table-cell office:value-type="float" office:value="0.216125" calcext:value-type="float">
            <text:p>0.216125</text:p>
          </table:table-cell>
          <table:table-cell office:value-type="float" office:value="0.200721" calcext:value-type="float">
            <text:p>0.200721</text:p>
          </table:table-cell>
          <table:table-cell table:number-columns-repeated="17"/>
        </table:table-row>
        <table:table-row table:style-name="ro1">
          <table:table-cell office:value-type="float" office:value="0.066121" calcext:value-type="float">
            <text:p>0.066121</text:p>
          </table:table-cell>
          <table:table-cell office:value-type="float" office:value="0.247657" calcext:value-type="float">
            <text:p>0.247657</text:p>
          </table:table-cell>
          <table:table-cell office:value-type="float" office:value="0.300352" calcext:value-type="float">
            <text:p>0.300352</text:p>
          </table:table-cell>
          <table:table-cell office:value-type="float" office:value="0.181699" calcext:value-type="float">
            <text:p>0.181699</text:p>
          </table:table-cell>
          <table:table-cell office:value-type="float" office:value="0.275421" calcext:value-type="float">
            <text:p>0.275421</text:p>
          </table:table-cell>
          <table:table-cell office:value-type="float" office:value="0.259925" calcext:value-type="float">
            <text:p>0.259925</text:p>
          </table:table-cell>
          <table:table-cell office:value-type="float" office:value="0.212728" calcext:value-type="float">
            <text:p>0.212728</text:p>
          </table:table-cell>
          <table:table-cell table:number-columns-repeated="17"/>
        </table:table-row>
        <table:table-row table:style-name="ro1">
          <table:table-cell office:value-type="float" office:value="0.090897" calcext:value-type="float">
            <text:p>0.090897</text:p>
          </table:table-cell>
          <table:table-cell office:value-type="float" office:value="0.307408" calcext:value-type="float">
            <text:p>0.307408</text:p>
          </table:table-cell>
          <table:table-cell office:value-type="float" office:value="0.219145" calcext:value-type="float">
            <text:p>0.219145</text:p>
          </table:table-cell>
          <table:table-cell office:value-type="float" office:value="0.195002" calcext:value-type="float">
            <text:p>0.195002</text:p>
          </table:table-cell>
          <table:table-cell office:value-type="float" office:value="0.166874" calcext:value-type="float">
            <text:p>0.166874</text:p>
          </table:table-cell>
          <table:table-cell office:value-type="float" office:value="0.201094" calcext:value-type="float">
            <text:p>0.201094</text:p>
          </table:table-cell>
          <table:table-cell office:value-type="float" office:value="0.223662" calcext:value-type="float">
            <text:p>0.223662</text:p>
          </table:table-cell>
          <table:table-cell table:number-columns-repeated="17"/>
        </table:table-row>
        <table:table-row table:style-name="ro1">
          <table:table-cell office:value-type="float" office:value="0.068581" calcext:value-type="float">
            <text:p>0.068581</text:p>
          </table:table-cell>
          <table:table-cell office:value-type="float" office:value="0.30385" calcext:value-type="float">
            <text:p>0.30385</text:p>
          </table:table-cell>
          <table:table-cell office:value-type="float" office:value="0.293179" calcext:value-type="float">
            <text:p>0.293179</text:p>
          </table:table-cell>
          <table:table-cell office:value-type="float" office:value="0.28756" calcext:value-type="float">
            <text:p>0.28756</text:p>
          </table:table-cell>
          <table:table-cell office:value-type="float" office:value="0.252246" calcext:value-type="float">
            <text:p>0.252246</text:p>
          </table:table-cell>
          <table:table-cell office:value-type="float" office:value="0.244881" calcext:value-type="float">
            <text:p>0.244881</text:p>
          </table:table-cell>
          <table:table-cell office:value-type="float" office:value="0.242551" calcext:value-type="float">
            <text:p>0.242551</text:p>
          </table:table-cell>
          <table:table-cell table:number-columns-repeated="17"/>
        </table:table-row>
        <table:table-row table:style-name="ro1">
          <table:table-cell office:value-type="float" office:value="0.094001" calcext:value-type="float">
            <text:p>0.094001</text:p>
          </table:table-cell>
          <table:table-cell office:value-type="float" office:value="0.307276" calcext:value-type="float">
            <text:p>0.307276</text:p>
          </table:table-cell>
          <table:table-cell office:value-type="float" office:value="0.205573" calcext:value-type="float">
            <text:p>0.205573</text:p>
          </table:table-cell>
          <table:table-cell office:value-type="float" office:value="0.246507" calcext:value-type="float">
            <text:p>0.246507</text:p>
          </table:table-cell>
          <table:table-cell office:value-type="float" office:value="0.226665" calcext:value-type="float">
            <text:p>0.226665</text:p>
          </table:table-cell>
          <table:table-cell office:value-type="float" office:value="0.196039" calcext:value-type="float">
            <text:p>0.196039</text:p>
          </table:table-cell>
          <table:table-cell office:value-type="float" office:value="0.211536" calcext:value-type="float">
            <text:p>0.211536</text:p>
          </table:table-cell>
          <table:table-cell table:number-columns-repeated="17"/>
        </table:table-row>
        <table:table-row table:style-name="ro1">
          <table:table-cell office:value-type="float" office:value="0.059082" calcext:value-type="float">
            <text:p>0.059082</text:p>
          </table:table-cell>
          <table:table-cell office:value-type="float" office:value="0.241423" calcext:value-type="float">
            <text:p>0.241423</text:p>
          </table:table-cell>
          <table:table-cell office:value-type="float" office:value="0.296634" calcext:value-type="float">
            <text:p>0.296634</text:p>
          </table:table-cell>
          <table:table-cell office:value-type="float" office:value="0.305617" calcext:value-type="float">
            <text:p>0.305617</text:p>
          </table:table-cell>
          <table:table-cell office:value-type="float" office:value="0.229319" calcext:value-type="float">
            <text:p>0.229319</text:p>
          </table:table-cell>
          <table:table-cell office:value-type="float" office:value="0.192403" calcext:value-type="float">
            <text:p>0.192403</text:p>
          </table:table-cell>
          <table:table-cell office:value-type="float" office:value="0.262174" calcext:value-type="float">
            <text:p>0.262174</text:p>
          </table:table-cell>
          <table:table-cell table:number-columns-repeated="17"/>
        </table:table-row>
        <table:table-row table:style-name="ro1">
          <table:table-cell office:value-type="float" office:value="0.074715" calcext:value-type="float">
            <text:p>0.074715</text:p>
          </table:table-cell>
          <table:table-cell office:value-type="float" office:value="0.254113" calcext:value-type="float">
            <text:p>0.254113</text:p>
          </table:table-cell>
          <table:table-cell office:value-type="float" office:value="0.224376" calcext:value-type="float">
            <text:p>0.224376</text:p>
          </table:table-cell>
          <table:table-cell office:value-type="float" office:value="0.281573" calcext:value-type="float">
            <text:p>0.281573</text:p>
          </table:table-cell>
          <table:table-cell office:value-type="float" office:value="0.222983" calcext:value-type="float">
            <text:p>0.222983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295502" calcext:value-type="float">
            <text:p>0.295502</text:p>
          </table:table-cell>
          <table:table-cell table:number-columns-repeated="17"/>
        </table:table-row>
        <table:table-row table:style-name="ro1">
          <table:table-cell office:value-type="float" office:value="0.09805" calcext:value-type="float">
            <text:p>0.09805</text:p>
          </table:table-cell>
          <table:table-cell office:value-type="float" office:value="0.279566" calcext:value-type="float">
            <text:p>0.279566</text:p>
          </table:table-cell>
          <table:table-cell office:value-type="float" office:value="0.276039" calcext:value-type="float">
            <text:p>0.276039</text:p>
          </table:table-cell>
          <table:table-cell office:value-type="float" office:value="0.314651" calcext:value-type="float">
            <text:p>0.314651</text:p>
          </table:table-cell>
          <table:table-cell office:value-type="float" office:value="0.212297" calcext:value-type="float">
            <text:p>0.212297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0.216325" calcext:value-type="float">
            <text:p>0.216325</text:p>
          </table:table-cell>
          <table:table-cell table:number-columns-repeated="17"/>
        </table:table-row>
        <table:table-row table:style-name="ro1">
          <table:table-cell office:value-type="float" office:value="0.083879" calcext:value-type="float">
            <text:p>0.083879</text:p>
          </table:table-cell>
          <table:table-cell office:value-type="float" office:value="0.27149" calcext:value-type="float">
            <text:p>0.27149</text:p>
          </table:table-cell>
          <table:table-cell office:value-type="float" office:value="0.31396" calcext:value-type="float">
            <text:p>0.31396</text:p>
          </table:table-cell>
          <table:table-cell office:value-type="float" office:value="0.300123" calcext:value-type="float">
            <text:p>0.300123</text:p>
          </table:table-cell>
          <table:table-cell office:value-type="float" office:value="0.206203" calcext:value-type="float">
            <text:p>0.206203</text:p>
          </table:table-cell>
          <table:table-cell office:value-type="float" office:value="0.225987" calcext:value-type="float">
            <text:p>0.225987</text:p>
          </table:table-cell>
          <table:table-cell office:value-type="float" office:value="0.201991" calcext:value-type="float">
            <text:p>0.201991</text:p>
          </table:table-cell>
          <table:table-cell table:number-columns-repeated="17"/>
        </table:table-row>
        <table:table-row table:style-name="ro1">
          <table:table-cell office:value-type="float" office:value="0.069896" calcext:value-type="float">
            <text:p>0.069896</text:p>
          </table:table-cell>
          <table:table-cell office:value-type="float" office:value="0.289897" calcext:value-type="float">
            <text:p>0.289897</text:p>
          </table:table-cell>
          <table:table-cell office:value-type="float" office:value="0.227502" calcext:value-type="float">
            <text:p>0.227502</text:p>
          </table:table-cell>
          <table:table-cell office:value-type="float" office:value="0.300012" calcext:value-type="float">
            <text:p>0.300012</text:p>
          </table:table-cell>
          <table:table-cell office:value-type="float" office:value="0.281481" calcext:value-type="float">
            <text:p>0.281481</text:p>
          </table:table-cell>
          <table:table-cell office:value-type="float" office:value="0.208164" calcext:value-type="float">
            <text:p>0.208164</text:p>
          </table:table-cell>
          <table:table-cell office:value-type="float" office:value="0.228827" calcext:value-type="float">
            <text:p>0.228827</text:p>
          </table:table-cell>
          <table:table-cell table:number-columns-repeated="17"/>
        </table:table-row>
        <table:table-row table:style-name="ro1">
          <table:table-cell office:value-type="float" office:value="0.061003" calcext:value-type="float">
            <text:p>0.061003</text:p>
          </table:table-cell>
          <table:table-cell office:value-type="float" office:value="0.26564" calcext:value-type="float">
            <text:p>0.26564</text:p>
          </table:table-cell>
          <table:table-cell office:value-type="float" office:value="0.242344" calcext:value-type="float">
            <text:p>0.242344</text:p>
          </table:table-cell>
          <table:table-cell office:value-type="float" office:value="0.297354" calcext:value-type="float">
            <text:p>0.297354</text:p>
          </table:table-cell>
          <table:table-cell office:value-type="float" office:value="0.292508" calcext:value-type="float">
            <text:p>0.292508</text:p>
          </table:table-cell>
          <table:table-cell office:value-type="float" office:value="0.274618" calcext:value-type="float">
            <text:p>0.274618</text:p>
          </table:table-cell>
          <table:table-cell office:value-type="float" office:value="0.226989" calcext:value-type="float">
            <text:p>0.226989</text:p>
          </table:table-cell>
          <table:table-cell table:number-columns-repeated="17"/>
        </table:table-row>
        <table:table-row table:style-name="ro1">
          <table:table-cell office:value-type="float" office:value="0.080673" calcext:value-type="float">
            <text:p>0.080673</text:p>
          </table:table-cell>
          <table:table-cell office:value-type="float" office:value="0.282386" calcext:value-type="float">
            <text:p>0.282386</text:p>
          </table:table-cell>
          <table:table-cell office:value-type="float" office:value="0.263654" calcext:value-type="float">
            <text:p>0.263654</text:p>
          </table:table-cell>
          <table:table-cell office:value-type="float" office:value="0.280889" calcext:value-type="float">
            <text:p>0.280889</text:p>
          </table:table-cell>
          <table:table-cell office:value-type="float" office:value="0.209112" calcext:value-type="float">
            <text:p>0.209112</text:p>
          </table:table-cell>
          <table:table-cell office:value-type="float" office:value="0.211154" calcext:value-type="float">
            <text:p>0.211154</text:p>
          </table:table-cell>
          <table:table-cell office:value-type="float" office:value="0.207535" calcext:value-type="float">
            <text:p>0.207535</text:p>
          </table:table-cell>
          <table:table-cell table:number-columns-repeated="17"/>
        </table:table-row>
        <table:table-row table:style-name="ro1">
          <table:table-cell office:value-type="float" office:value="0.106141" calcext:value-type="float">
            <text:p>0.106141</text:p>
          </table:table-cell>
          <table:table-cell office:value-type="float" office:value="0.270693" calcext:value-type="float">
            <text:p>0.270693</text:p>
          </table:table-cell>
          <table:table-cell office:value-type="float" office:value="0.267673" calcext:value-type="float">
            <text:p>0.267673</text:p>
          </table:table-cell>
          <table:table-cell office:value-type="float" office:value="0.28991" calcext:value-type="float">
            <text:p>0.28991</text:p>
          </table:table-cell>
          <table:table-cell office:value-type="float" office:value="0.244633" calcext:value-type="float">
            <text:p>0.244633</text:p>
          </table:table-cell>
          <table:table-cell office:value-type="float" office:value="0.240343" calcext:value-type="float">
            <text:p>0.240343</text:p>
          </table:table-cell>
          <table:table-cell office:value-type="float" office:value="0.171079" calcext:value-type="float">
            <text:p>0.171079</text:p>
          </table:table-cell>
          <table:table-cell table:number-columns-repeated="17"/>
        </table:table-row>
        <table:table-row table:style-name="ro1">
          <table:table-cell office:value-type="float" office:value="0.106084" calcext:value-type="float">
            <text:p>0.106084</text:p>
          </table:table-cell>
          <table:table-cell office:value-type="float" office:value="0.266704" calcext:value-type="float">
            <text:p>0.266704</text:p>
          </table:table-cell>
          <table:table-cell office:value-type="float" office:value="0.285326" calcext:value-type="float">
            <text:p>0.285326</text:p>
          </table:table-cell>
          <table:table-cell office:value-type="float" office:value="0.307404" calcext:value-type="float">
            <text:p>0.307404</text:p>
          </table:table-cell>
          <table:table-cell office:value-type="float" office:value="0.187334" calcext:value-type="float">
            <text:p>0.187334</text:p>
          </table:table-cell>
          <table:table-cell office:value-type="float" office:value="0.228275" calcext:value-type="float">
            <text:p>0.228275</text:p>
          </table:table-cell>
          <table:table-cell office:value-type="float" office:value="0.225746" calcext:value-type="float">
            <text:p>0.225746</text:p>
          </table:table-cell>
          <table:table-cell table:number-columns-repeated="17"/>
        </table:table-row>
        <table:table-row table:style-name="ro1">
          <table:table-cell office:value-type="float" office:value="0.088953" calcext:value-type="float">
            <text:p>0.088953</text:p>
          </table:table-cell>
          <table:table-cell office:value-type="float" office:value="0.260398" calcext:value-type="float">
            <text:p>0.260398</text:p>
          </table:table-cell>
          <table:table-cell office:value-type="float" office:value="0.284272" calcext:value-type="float">
            <text:p>0.284272</text:p>
          </table:table-cell>
          <table:table-cell office:value-type="float" office:value="0.313839" calcext:value-type="float">
            <text:p>0.313839</text:p>
          </table:table-cell>
          <table:table-cell office:value-type="float" office:value="0.198477" calcext:value-type="float">
            <text:p>0.198477</text:p>
          </table:table-cell>
          <table:table-cell office:value-type="float" office:value="0.218393" calcext:value-type="float">
            <text:p>0.218393</text:p>
          </table:table-cell>
          <table:table-cell office:value-type="float" office:value="0.233304" calcext:value-type="float">
            <text:p>0.233304</text:p>
          </table:table-cell>
          <table:table-cell table:number-columns-repeated="17"/>
        </table:table-row>
        <table:table-row table:style-name="ro1">
          <table:table-cell office:value-type="float" office:value="0.10651" calcext:value-type="float">
            <text:p>0.10651</text:p>
          </table:table-cell>
          <table:table-cell office:value-type="float" office:value="0.209192" calcext:value-type="float">
            <text:p>0.209192</text:p>
          </table:table-cell>
          <table:table-cell office:value-type="float" office:value="0.231319" calcext:value-type="float">
            <text:p>0.231319</text:p>
          </table:table-cell>
          <table:table-cell office:value-type="float" office:value="0.260903" calcext:value-type="float">
            <text:p>0.260903</text:p>
          </table:table-cell>
          <table:table-cell office:value-type="float" office:value="0.216818" calcext:value-type="float">
            <text:p>0.216818</text:p>
          </table:table-cell>
          <table:table-cell office:value-type="float" office:value="0.245158" calcext:value-type="float">
            <text:p>0.245158</text:p>
          </table:table-cell>
          <table:table-cell office:value-type="float" office:value="0.197932" calcext:value-type="float">
            <text:p>0.197932</text:p>
          </table:table-cell>
          <table:table-cell table:number-columns-repeated="17"/>
        </table:table-row>
        <table:table-row table:style-name="ro1">
          <table:table-cell office:value-type="float" office:value="0.068729" calcext:value-type="float">
            <text:p>0.068729</text:p>
          </table:table-cell>
          <table:table-cell office:value-type="float" office:value="0.340495" calcext:value-type="float">
            <text:p>0.340495</text:p>
          </table:table-cell>
          <table:table-cell office:value-type="float" office:value="0.312762" calcext:value-type="float">
            <text:p>0.312762</text:p>
          </table:table-cell>
          <table:table-cell office:value-type="float" office:value="0.301283" calcext:value-type="float">
            <text:p>0.301283</text:p>
          </table:table-cell>
          <table:table-cell office:value-type="float" office:value="0.292962" calcext:value-type="float">
            <text:p>0.292962</text:p>
          </table:table-cell>
          <table:table-cell office:value-type="float" office:value="0.215106" calcext:value-type="float">
            <text:p>0.215106</text:p>
          </table:table-cell>
          <table:table-cell office:value-type="float" office:value="0.283148" calcext:value-type="float">
            <text:p>0.283148</text:p>
          </table:table-cell>
          <table:table-cell table:number-columns-repeated="17"/>
        </table:table-row>
        <table:table-row table:style-name="ro1">
          <table:table-cell office:value-type="float" office:value="0.060779" calcext:value-type="float">
            <text:p>0.060779</text:p>
          </table:table-cell>
          <table:table-cell office:value-type="float" office:value="0.27144" calcext:value-type="float">
            <text:p>0.27144</text:p>
          </table:table-cell>
          <table:table-cell office:value-type="float" office:value="0.232235" calcext:value-type="float">
            <text:p>0.232235</text:p>
          </table:table-cell>
          <table:table-cell office:value-type="float" office:value="0.304675" calcext:value-type="float">
            <text:p>0.304675</text:p>
          </table:table-cell>
          <table:table-cell office:value-type="float" office:value="0.266813" calcext:value-type="float">
            <text:p>0.266813</text:p>
          </table:table-cell>
          <table:table-cell office:value-type="float" office:value="0.214523" calcext:value-type="float">
            <text:p>0.214523</text:p>
          </table:table-cell>
          <table:table-cell office:value-type="float" office:value="0.242047" calcext:value-type="float">
            <text:p>0.242047</text:p>
          </table:table-cell>
          <table:table-cell table:number-columns-repeated="17"/>
        </table:table-row>
        <table:table-row table:style-name="ro1">
          <table:table-cell office:value-type="float" office:value="0.097895" calcext:value-type="float">
            <text:p>0.097895</text:p>
          </table:table-cell>
          <table:table-cell office:value-type="float" office:value="0.288896" calcext:value-type="float">
            <text:p>0.288896</text:p>
          </table:table-cell>
          <table:table-cell office:value-type="float" office:value="0.248481" calcext:value-type="float">
            <text:p>0.248481</text:p>
          </table:table-cell>
          <table:table-cell office:value-type="float" office:value="0.299978" calcext:value-type="float">
            <text:p>0.299978</text:p>
          </table:table-cell>
          <table:table-cell office:value-type="float" office:value="0.251708" calcext:value-type="float">
            <text:p>0.251708</text:p>
          </table:table-cell>
          <table:table-cell office:value-type="float" office:value="0.237665" calcext:value-type="float">
            <text:p>0.237665</text:p>
          </table:table-cell>
          <table:table-cell office:value-type="float" office:value="0.221562" calcext:value-type="float">
            <text:p>0.221562</text:p>
          </table:table-cell>
          <table:table-cell table:number-columns-repeated="17"/>
        </table:table-row>
        <table:table-row table:style-name="ro1">
          <table:table-cell office:value-type="float" office:value="0.082621" calcext:value-type="float">
            <text:p>0.082621</text:p>
          </table:table-cell>
          <table:table-cell office:value-type="float" office:value="0.332759" calcext:value-type="float">
            <text:p>0.332759</text:p>
          </table:table-cell>
          <table:table-cell office:value-type="float" office:value="0.275135" calcext:value-type="float">
            <text:p>0.275135</text:p>
          </table:table-cell>
          <table:table-cell office:value-type="float" office:value="0.30977" calcext:value-type="float">
            <text:p>0.30977</text:p>
          </table:table-cell>
          <table:table-cell office:value-type="float" office:value="0.230793" calcext:value-type="float">
            <text:p>0.230793</text:p>
          </table:table-cell>
          <table:table-cell office:value-type="float" office:value="0.218665" calcext:value-type="float">
            <text:p>0.218665</text:p>
          </table:table-cell>
          <table:table-cell office:value-type="float" office:value="0.224281" calcext:value-type="float">
            <text:p>0.224281</text:p>
          </table:table-cell>
          <table:table-cell table:number-columns-repeated="17"/>
        </table:table-row>
        <table:table-row table:style-name="ro1">
          <table:table-cell office:value-type="float" office:value="0.105338" calcext:value-type="float">
            <text:p>0.105338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0.255524" calcext:value-type="float">
            <text:p>0.255524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260973" calcext:value-type="float">
            <text:p>0.260973</text:p>
          </table:table-cell>
          <table:table-cell office:value-type="float" office:value="0.240088" calcext:value-type="float">
            <text:p>0.240088</text:p>
          </table:table-cell>
          <table:table-cell office:value-type="float" office:value="0.202134" calcext:value-type="float">
            <text:p>0.202134</text:p>
          </table:table-cell>
          <table:table-cell table:number-columns-repeated="17"/>
        </table:table-row>
        <table:table-row table:style-name="ro1">
          <table:table-cell office:value-type="float" office:value="0.057127" calcext:value-type="float">
            <text:p>0.057127</text:p>
          </table:table-cell>
          <table:table-cell office:value-type="float" office:value="0.241677" calcext:value-type="float">
            <text:p>0.241677</text:p>
          </table:table-cell>
          <table:table-cell office:value-type="float" office:value="0.290539" calcext:value-type="float">
            <text:p>0.290539</text:p>
          </table:table-cell>
          <table:table-cell office:value-type="float" office:value="0.306746" calcext:value-type="float">
            <text:p>0.306746</text:p>
          </table:table-cell>
          <table:table-cell office:value-type="float" office:value="0.215552" calcext:value-type="float">
            <text:p>0.215552</text:p>
          </table:table-cell>
          <table:table-cell office:value-type="float" office:value="0.236131" calcext:value-type="float">
            <text:p>0.236131</text:p>
          </table:table-cell>
          <table:table-cell office:value-type="float" office:value="0.231849" calcext:value-type="float">
            <text:p>0.231849</text:p>
          </table:table-cell>
          <table:table-cell table:number-columns-repeated="17"/>
        </table:table-row>
        <table:table-row table:style-name="ro1">
          <table:table-cell office:value-type="float" office:value="0.104818" calcext:value-type="float">
            <text:p>0.104818</text:p>
          </table:table-cell>
          <table:table-cell office:value-type="float" office:value="0.282517" calcext:value-type="float">
            <text:p>0.282517</text:p>
          </table:table-cell>
          <table:table-cell office:value-type="float" office:value="0.279753" calcext:value-type="float">
            <text:p>0.279753</text:p>
          </table:table-cell>
          <table:table-cell office:value-type="float" office:value="0.309422" calcext:value-type="float">
            <text:p>0.309422</text:p>
          </table:table-cell>
          <table:table-cell office:value-type="float" office:value="0.27254" calcext:value-type="float">
            <text:p>0.27254</text:p>
          </table:table-cell>
          <table:table-cell office:value-type="float" office:value="0.231716" calcext:value-type="float">
            <text:p>0.231716</text:p>
          </table:table-cell>
          <table:table-cell office:value-type="float" office:value="0.234621" calcext:value-type="float">
            <text:p>0.234621</text:p>
          </table:table-cell>
          <table:table-cell table:number-columns-repeated="17"/>
        </table:table-row>
        <table:table-row table:style-name="ro1">
          <table:table-cell office:value-type="float" office:value="0.056912" calcext:value-type="float">
            <text:p>0.056912</text:p>
          </table:table-cell>
          <table:table-cell office:value-type="float" office:value="0.27261" calcext:value-type="float">
            <text:p>0.27261</text:p>
          </table:table-cell>
          <table:table-cell office:value-type="float" office:value="0.241912" calcext:value-type="float">
            <text:p>0.241912</text:p>
          </table:table-cell>
          <table:table-cell office:value-type="float" office:value="0.309346" calcext:value-type="float">
            <text:p>0.309346</text:p>
          </table:table-cell>
          <table:table-cell office:value-type="float" office:value="0.213545" calcext:value-type="float">
            <text:p>0.213545</text:p>
          </table:table-cell>
          <table:table-cell office:value-type="float" office:value="0.20256" calcext:value-type="float">
            <text:p>0.20256</text:p>
          </table:table-cell>
          <table:table-cell office:value-type="float" office:value="0.229139" calcext:value-type="float">
            <text:p>0.229139</text:p>
          </table:table-cell>
          <table:table-cell table:number-columns-repeated="17"/>
        </table:table-row>
        <table:table-row table:style-name="ro1">
          <table:table-cell office:value-type="float" office:value="0.066159" calcext:value-type="float">
            <text:p>0.066159</text:p>
          </table:table-cell>
          <table:table-cell office:value-type="float" office:value="0.305712" calcext:value-type="float">
            <text:p>0.305712</text:p>
          </table:table-cell>
          <table:table-cell office:value-type="float" office:value="0.235312" calcext:value-type="float">
            <text:p>0.235312</text:p>
          </table:table-cell>
          <table:table-cell office:value-type="float" office:value="0.302671" calcext:value-type="float">
            <text:p>0.302671</text:p>
          </table:table-cell>
          <table:table-cell office:value-type="float" office:value="0.201792" calcext:value-type="float">
            <text:p>0.201792</text:p>
          </table:table-cell>
          <table:table-cell office:value-type="float" office:value="0.235709" calcext:value-type="float">
            <text:p>0.235709</text:p>
          </table:table-cell>
          <table:table-cell office:value-type="float" office:value="0.186086" calcext:value-type="float">
            <text:p>0.186086</text:p>
          </table:table-cell>
          <table:table-cell table:number-columns-repeated="17"/>
        </table:table-row>
        <table:table-row table:style-name="ro1">
          <table:table-cell office:value-type="float" office:value="0.065336" calcext:value-type="float">
            <text:p>0.065336</text:p>
          </table:table-cell>
          <table:table-cell office:value-type="float" office:value="0.305638" calcext:value-type="float">
            <text:p>0.305638</text:p>
          </table:table-cell>
          <table:table-cell office:value-type="float" office:value="0.313635" calcext:value-type="float">
            <text:p>0.313635</text:p>
          </table:table-cell>
          <table:table-cell office:value-type="float" office:value="0.283942" calcext:value-type="float">
            <text:p>0.283942</text:p>
          </table:table-cell>
          <table:table-cell office:value-type="float" office:value="0.176349" calcext:value-type="float">
            <text:p>0.176349</text:p>
          </table:table-cell>
          <table:table-cell office:value-type="float" office:value="0.208481" calcext:value-type="float">
            <text:p>0.208481</text:p>
          </table:table-cell>
          <table:table-cell office:value-type="float" office:value="0.182896" calcext:value-type="float">
            <text:p>0.182896</text:p>
          </table:table-cell>
          <table:table-cell table:number-columns-repeated="17"/>
        </table:table-row>
        <table:table-row table:style-name="ro1">
          <table:table-cell office:value-type="float" office:value="0.084229" calcext:value-type="float">
            <text:p>0.084229</text:p>
          </table:table-cell>
          <table:table-cell office:value-type="float" office:value="0.322317" calcext:value-type="float">
            <text:p>0.322317</text:p>
          </table:table-cell>
          <table:table-cell office:value-type="float" office:value="0.310724" calcext:value-type="float">
            <text:p>0.310724</text:p>
          </table:table-cell>
          <table:table-cell office:value-type="float" office:value="0.240658" calcext:value-type="float">
            <text:p>0.240658</text:p>
          </table:table-cell>
          <table:table-cell office:value-type="float" office:value="0.216303" calcext:value-type="float">
            <text:p>0.216303</text:p>
          </table:table-cell>
          <table:table-cell office:value-type="float" office:value="0.233119" calcext:value-type="float">
            <text:p>0.233119</text:p>
          </table:table-cell>
          <table:table-cell office:value-type="float" office:value="0.257609" calcext:value-type="float">
            <text:p>0.257609</text:p>
          </table:table-cell>
          <table:table-cell table:number-columns-repeated="17"/>
        </table:table-row>
        <table:table-row table:style-name="ro1">
          <table:table-cell office:value-type="float" office:value="0.086717" calcext:value-type="float">
            <text:p>0.086717</text:p>
          </table:table-cell>
          <table:table-cell office:value-type="float" office:value="0.300968" calcext:value-type="float">
            <text:p>0.300968</text:p>
          </table:table-cell>
          <table:table-cell office:value-type="float" office:value="0.201328" calcext:value-type="float">
            <text:p>0.201328</text:p>
          </table:table-cell>
          <table:table-cell office:value-type="float" office:value="0.301999" calcext:value-type="float">
            <text:p>0.301999</text:p>
          </table:table-cell>
          <table:table-cell office:value-type="float" office:value="0.222316" calcext:value-type="float">
            <text:p>0.222316</text:p>
          </table:table-cell>
          <table:table-cell office:value-type="float" office:value="0.209452" calcext:value-type="float">
            <text:p>0.209452</text:p>
          </table:table-cell>
          <table:table-cell office:value-type="float" office:value="0.215144" calcext:value-type="float">
            <text:p>0.215144</text:p>
          </table:table-cell>
          <table:table-cell table:number-columns-repeated="17"/>
        </table:table-row>
        <table:table-row table:style-name="ro1">
          <table:table-cell office:value-type="float" office:value="0.104666" calcext:value-type="float">
            <text:p>0.104666</text:p>
          </table:table-cell>
          <table:table-cell office:value-type="float" office:value="0.308086" calcext:value-type="float">
            <text:p>0.308086</text:p>
          </table:table-cell>
          <table:table-cell office:value-type="float" office:value="0.277639" calcext:value-type="float">
            <text:p>0.277639</text:p>
          </table:table-cell>
          <table:table-cell office:value-type="float" office:value="0.244427" calcext:value-type="float">
            <text:p>0.244427</text:p>
          </table:table-cell>
          <table:table-cell office:value-type="float" office:value="0.254126" calcext:value-type="float">
            <text:p>0.254126</text:p>
          </table:table-cell>
          <table:table-cell office:value-type="float" office:value="0.183345" calcext:value-type="float">
            <text:p>0.183345</text:p>
          </table:table-cell>
          <table:table-cell office:value-type="float" office:value="0.223516" calcext:value-type="float">
            <text:p>0.223516</text:p>
          </table:table-cell>
          <table:table-cell table:number-columns-repeated="17"/>
        </table:table-row>
        <table:table-row table:style-name="ro1">
          <table:table-cell office:value-type="float" office:value="0.100975" calcext:value-type="float">
            <text:p>0.100975</text:p>
          </table:table-cell>
          <table:table-cell office:value-type="float" office:value="0.302541" calcext:value-type="float">
            <text:p>0.302541</text:p>
          </table:table-cell>
          <table:table-cell office:value-type="float" office:value="0.278929" calcext:value-type="float">
            <text:p>0.278929</text:p>
          </table:table-cell>
          <table:table-cell office:value-type="float" office:value="0.315067" calcext:value-type="float">
            <text:p>0.315067</text:p>
          </table:table-cell>
          <table:table-cell office:value-type="float" office:value="0.342719" calcext:value-type="float">
            <text:p>0.342719</text:p>
          </table:table-cell>
          <table:table-cell office:value-type="float" office:value="0.22931" calcext:value-type="float">
            <text:p>0.22931</text:p>
          </table:table-cell>
          <table:table-cell office:value-type="float" office:value="0.227131" calcext:value-type="float">
            <text:p>0.227131</text:p>
          </table:table-cell>
          <table:table-cell table:number-columns-repeated="17"/>
        </table:table-row>
        <table:table-row table:style-name="ro1">
          <table:table-cell office:value-type="float" office:value="0.105755" calcext:value-type="float">
            <text:p>0.105755</text:p>
          </table:table-cell>
          <table:table-cell office:value-type="float" office:value="0.314861" calcext:value-type="float">
            <text:p>0.314861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305768" calcext:value-type="float">
            <text:p>0.305768</text:p>
          </table:table-cell>
          <table:table-cell office:value-type="float" office:value="0.243277" calcext:value-type="float">
            <text:p>0.243277</text:p>
          </table:table-cell>
          <table:table-cell office:value-type="float" office:value="0.238678" calcext:value-type="float">
            <text:p>0.238678</text:p>
          </table:table-cell>
          <table:table-cell office:value-type="float" office:value="0.19949" calcext:value-type="float">
            <text:p>0.19949</text:p>
          </table:table-cell>
          <table:table-cell table:number-columns-repeated="17"/>
        </table:table-row>
        <table:table-row table:style-name="ro1">
          <table:table-cell office:value-type="float" office:value="0.078474" calcext:value-type="float">
            <text:p>0.078474</text:p>
          </table:table-cell>
          <table:table-cell office:value-type="float" office:value="0.311861" calcext:value-type="float">
            <text:p>0.311861</text:p>
          </table:table-cell>
          <table:table-cell office:value-type="float" office:value="0.292334" calcext:value-type="float">
            <text:p>0.292334</text:p>
          </table:table-cell>
          <table:table-cell office:value-type="float" office:value="0.308263" calcext:value-type="float">
            <text:p>0.308263</text:p>
          </table:table-cell>
          <table:table-cell office:value-type="float" office:value="0.188491" calcext:value-type="float">
            <text:p>0.188491</text:p>
          </table:table-cell>
          <table:table-cell office:value-type="float" office:value="0.211899" calcext:value-type="float">
            <text:p>0.211899</text:p>
          </table:table-cell>
          <table:table-cell office:value-type="float" office:value="0.261381" calcext:value-type="float">
            <text:p>0.261381</text:p>
          </table:table-cell>
          <table:table-cell table:number-columns-repeated="17"/>
        </table:table-row>
        <table:table-row table:style-name="ro1">
          <table:table-cell office:value-type="float" office:value="0.101164" calcext:value-type="float">
            <text:p>0.101164</text:p>
          </table:table-cell>
          <table:table-cell office:value-type="float" office:value="0.312478" calcext:value-type="float">
            <text:p>0.312478</text:p>
          </table:table-cell>
          <table:table-cell office:value-type="float" office:value="0.245817" calcext:value-type="float">
            <text:p>0.245817</text:p>
          </table:table-cell>
          <table:table-cell office:value-type="float" office:value="0.29891" calcext:value-type="float">
            <text:p>0.29891</text:p>
          </table:table-cell>
          <table:table-cell office:value-type="float" office:value="0.180189" calcext:value-type="float">
            <text:p>0.180189</text:p>
          </table:table-cell>
          <table:table-cell office:value-type="float" office:value="0.250215" calcext:value-type="float">
            <text:p>0.250215</text:p>
          </table:table-cell>
          <table:table-cell office:value-type="float" office:value="0.211903" calcext:value-type="float">
            <text:p>0.211903</text:p>
          </table:table-cell>
          <table:table-cell table:number-columns-repeated="17"/>
        </table:table-row>
        <table:table-row table:style-name="ro1">
          <table:table-cell office:value-type="float" office:value="0.05938" calcext:value-type="float">
            <text:p>0.05938</text:p>
          </table:table-cell>
          <table:table-cell office:value-type="float" office:value="0.186337" calcext:value-type="float">
            <text:p>0.186337</text:p>
          </table:table-cell>
          <table:table-cell office:value-type="float" office:value="0.192977" calcext:value-type="float">
            <text:p>0.192977</text:p>
          </table:table-cell>
          <table:table-cell office:value-type="float" office:value="0.299019" calcext:value-type="float">
            <text:p>0.299019</text:p>
          </table:table-cell>
          <table:table-cell office:value-type="float" office:value="0.221431" calcext:value-type="float">
            <text:p>0.221431</text:p>
          </table:table-cell>
          <table:table-cell office:value-type="float" office:value="0.22768" calcext:value-type="float">
            <text:p>0.22768</text:p>
          </table:table-cell>
          <table:table-cell office:value-type="float" office:value="0.240996" calcext:value-type="float">
            <text:p>0.240996</text:p>
          </table:table-cell>
          <table:table-cell table:number-columns-repeated="17"/>
        </table:table-row>
        <table:table-row table:style-name="ro1">
          <table:table-cell office:value-type="float" office:value="0.093962" calcext:value-type="float">
            <text:p>0.093962</text:p>
          </table:table-cell>
          <table:table-cell office:value-type="float" office:value="0.303369" calcext:value-type="float">
            <text:p>0.303369</text:p>
          </table:table-cell>
          <table:table-cell office:value-type="float" office:value="0.270961" calcext:value-type="float">
            <text:p>0.270961</text:p>
          </table:table-cell>
          <table:table-cell office:value-type="float" office:value="0.306171" calcext:value-type="float">
            <text:p>0.306171</text:p>
          </table:table-cell>
          <table:table-cell office:value-type="float" office:value="0.209648" calcext:value-type="float">
            <text:p>0.209648</text:p>
          </table:table-cell>
          <table:table-cell office:value-type="float" office:value="0.230025" calcext:value-type="float">
            <text:p>0.230025</text:p>
          </table:table-cell>
          <table:table-cell office:value-type="float" office:value="0.230001" calcext:value-type="float">
            <text:p>0.230001</text:p>
          </table:table-cell>
          <table:table-cell table:number-columns-repeated="17"/>
        </table:table-row>
        <table:table-row table:style-name="ro1">
          <table:table-cell office:value-type="float" office:value="0.095434" calcext:value-type="float">
            <text:p>0.095434</text:p>
          </table:table-cell>
          <table:table-cell office:value-type="float" office:value="0.337581" calcext:value-type="float">
            <text:p>0.337581</text:p>
          </table:table-cell>
          <table:table-cell office:value-type="float" office:value="0.220321" calcext:value-type="float">
            <text:p>0.220321</text:p>
          </table:table-cell>
          <table:table-cell office:value-type="float" office:value="0.307452" calcext:value-type="float">
            <text:p>0.307452</text:p>
          </table:table-cell>
          <table:table-cell office:value-type="float" office:value="0.240023" calcext:value-type="float">
            <text:p>0.240023</text:p>
          </table:table-cell>
          <table:table-cell office:value-type="float" office:value="0.223064" calcext:value-type="float">
            <text:p>0.223064</text:p>
          </table:table-cell>
          <table:table-cell office:value-type="float" office:value="0.20959" calcext:value-type="float">
            <text:p>0.20959</text:p>
          </table:table-cell>
          <table:table-cell table:number-columns-repeated="17"/>
        </table:table-row>
        <table:table-row table:style-name="ro1">
          <table:table-cell office:value-type="float" office:value="0.099186" calcext:value-type="float">
            <text:p>0.099186</text:p>
          </table:table-cell>
          <table:table-cell office:value-type="float" office:value="0.339879" calcext:value-type="float">
            <text:p>0.339879</text:p>
          </table:table-cell>
          <table:table-cell office:value-type="float" office:value="0.230226" calcext:value-type="float">
            <text:p>0.230226</text:p>
          </table:table-cell>
          <table:table-cell office:value-type="float" office:value="0.292892" calcext:value-type="float">
            <text:p>0.292892</text:p>
          </table:table-cell>
          <table:table-cell office:value-type="float" office:value="0.211403" calcext:value-type="float">
            <text:p>0.211403</text:p>
          </table:table-cell>
          <table:table-cell office:value-type="float" office:value="0.220139" calcext:value-type="float">
            <text:p>0.220139</text:p>
          </table:table-cell>
          <table:table-cell office:value-type="float" office:value="0.206436" calcext:value-type="float">
            <text:p>0.206436</text:p>
          </table:table-cell>
          <table:table-cell table:number-columns-repeated="17"/>
        </table:table-row>
        <table:table-row table:style-name="ro1">
          <table:table-cell office:value-type="float" office:value="0.080615" calcext:value-type="float">
            <text:p>0.080615</text:p>
          </table:table-cell>
          <table:table-cell office:value-type="float" office:value="0.302337" calcext:value-type="float">
            <text:p>0.302337</text:p>
          </table:table-cell>
          <table:table-cell office:value-type="float" office:value="0.279833" calcext:value-type="float">
            <text:p>0.279833</text:p>
          </table:table-cell>
          <table:table-cell office:value-type="float" office:value="0.299395" calcext:value-type="float">
            <text:p>0.29939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8703" calcext:value-type="float">
            <text:p>0.218703</text:p>
          </table:table-cell>
          <table:table-cell office:value-type="float" office:value="0.209637" calcext:value-type="float">
            <text:p>0.209637</text:p>
          </table:table-cell>
          <table:table-cell table:number-columns-repeated="17"/>
        </table:table-row>
        <table:table-row table:style-name="ro1">
          <table:table-cell office:value-type="float" office:value="0.106671" calcext:value-type="float">
            <text:p>0.106671</text:p>
          </table:table-cell>
          <table:table-cell office:value-type="float" office:value="0.307208" calcext:value-type="float">
            <text:p>0.307208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0.303093" calcext:value-type="float">
            <text:p>0.303093</text:p>
          </table:table-cell>
          <table:table-cell office:value-type="float" office:value="0.216266" calcext:value-type="float">
            <text:p>0.216266</text:p>
          </table:table-cell>
          <table:table-cell office:value-type="float" office:value="0.247014" calcext:value-type="float">
            <text:p>0.247014</text:p>
          </table:table-cell>
          <table:table-cell office:value-type="float" office:value="0.244071" calcext:value-type="float">
            <text:p>0.244071</text:p>
          </table:table-cell>
          <table:table-cell table:number-columns-repeated="17"/>
        </table:table-row>
        <table:table-row table:style-name="ro1">
          <table:table-cell office:value-type="float" office:value="0.063322" calcext:value-type="float">
            <text:p>0.063322</text:p>
          </table:table-cell>
          <table:table-cell office:value-type="float" office:value="0.288105" calcext:value-type="float">
            <text:p>0.288105</text:p>
          </table:table-cell>
          <table:table-cell office:value-type="float" office:value="0.200697" calcext:value-type="float">
            <text:p>0.200697</text:p>
          </table:table-cell>
          <table:table-cell office:value-type="float" office:value="0.305022" calcext:value-type="float">
            <text:p>0.305022</text:p>
          </table:table-cell>
          <table:table-cell office:value-type="float" office:value="0.260641" calcext:value-type="float">
            <text:p>0.260641</text:p>
          </table:table-cell>
          <table:table-cell office:value-type="float" office:value="0.199142" calcext:value-type="float">
            <text:p>0.199142</text:p>
          </table:table-cell>
          <table:table-cell office:value-type="float" office:value="0.201955" calcext:value-type="float">
            <text:p>0.201955</text:p>
          </table:table-cell>
          <table:table-cell table:number-columns-repeated="17"/>
        </table:table-row>
        <table:table-row table:style-name="ro1">
          <table:table-cell office:value-type="float" office:value="0.058167" calcext:value-type="float">
            <text:p>0.058167</text:p>
          </table:table-cell>
          <table:table-cell office:value-type="float" office:value="0.330327" calcext:value-type="float">
            <text:p>0.330327</text:p>
          </table:table-cell>
          <table:table-cell office:value-type="float" office:value="0.201614" calcext:value-type="float">
            <text:p>0.201614</text:p>
          </table:table-cell>
          <table:table-cell office:value-type="float" office:value="0.299397" calcext:value-type="float">
            <text:p>0.299397</text:p>
          </table:table-cell>
          <table:table-cell office:value-type="float" office:value="0.198197" calcext:value-type="float">
            <text:p>0.198197</text:p>
          </table:table-cell>
          <table:table-cell office:value-type="float" office:value="0.278401" calcext:value-type="float">
            <text:p>0.278401</text:p>
          </table:table-cell>
          <table:table-cell office:value-type="float" office:value="0.237983" calcext:value-type="float">
            <text:p>0.237983</text:p>
          </table:table-cell>
          <table:table-cell table:number-columns-repeated="17"/>
        </table:table-row>
        <table:table-row table:style-name="ro1">
          <table:table-cell office:value-type="float" office:value="0.103833" calcext:value-type="float">
            <text:p>0.103833</text:p>
          </table:table-cell>
          <table:table-cell office:value-type="float" office:value="0.304269" calcext:value-type="float">
            <text:p>0.304269</text:p>
          </table:table-cell>
          <table:table-cell office:value-type="float" office:value="0.246091" calcext:value-type="float">
            <text:p>0.246091</text:p>
          </table:table-cell>
          <table:table-cell office:value-type="float" office:value="0.306769" calcext:value-type="float">
            <text:p>0.306769</text:p>
          </table:table-cell>
          <table:table-cell office:value-type="float" office:value="0.236028" calcext:value-type="float">
            <text:p>0.236028</text:p>
          </table:table-cell>
          <table:table-cell office:value-type="float" office:value="0.221022" calcext:value-type="float">
            <text:p>0.221022</text:p>
          </table:table-cell>
          <table:table-cell office:value-type="float" office:value="0.242926" calcext:value-type="float">
            <text:p>0.242926</text:p>
          </table:table-cell>
          <table:table-cell table:number-columns-repeated="17"/>
        </table:table-row>
        <table:table-row table:style-name="ro1">
          <table:table-cell office:value-type="float" office:value="0.103898" calcext:value-type="float">
            <text:p>0.103898</text:p>
          </table:table-cell>
          <table:table-cell office:value-type="float" office:value="0.304094" calcext:value-type="float">
            <text:p>0.304094</text:p>
          </table:table-cell>
          <table:table-cell office:value-type="float" office:value="0.318576" calcext:value-type="float">
            <text:p>0.318576</text:p>
          </table:table-cell>
          <table:table-cell office:value-type="float" office:value="0.280402" calcext:value-type="float">
            <text:p>0.280402</text:p>
          </table:table-cell>
          <table:table-cell office:value-type="float" office:value="0.253689" calcext:value-type="float">
            <text:p>0.253689</text:p>
          </table:table-cell>
          <table:table-cell office:value-type="float" office:value="0.197965" calcext:value-type="float">
            <text:p>0.197965</text:p>
          </table:table-cell>
          <table:table-cell office:value-type="float" office:value="0.263315" calcext:value-type="float">
            <text:p>0.263315</text:p>
          </table:table-cell>
          <table:table-cell table:number-columns-repeated="17"/>
        </table:table-row>
        <table:table-row table:style-name="ro1">
          <table:table-cell office:value-type="float" office:value="0.101967" calcext:value-type="float">
            <text:p>0.101967</text:p>
          </table:table-cell>
          <table:table-cell office:value-type="float" office:value="0.277021" calcext:value-type="float">
            <text:p>0.277021</text:p>
          </table:table-cell>
          <table:table-cell office:value-type="float" office:value="0.259436" calcext:value-type="float">
            <text:p>0.259436</text:p>
          </table:table-cell>
          <table:table-cell office:value-type="float" office:value="0.231345" calcext:value-type="float">
            <text:p>0.231345</text:p>
          </table:table-cell>
          <table:table-cell office:value-type="float" office:value="0.259602" calcext:value-type="float">
            <text:p>0.259602</text:p>
          </table:table-cell>
          <table:table-cell office:value-type="float" office:value="0.239282" calcext:value-type="float">
            <text:p>0.239282</text:p>
          </table:table-cell>
          <table:table-cell office:value-type="float" office:value="0.255208" calcext:value-type="float">
            <text:p>0.255208</text:p>
          </table:table-cell>
          <table:table-cell table:number-columns-repeated="17"/>
        </table:table-row>
        <table:table-row table:style-name="ro1">
          <table:table-cell office:value-type="float" office:value="0.090915" calcext:value-type="float">
            <text:p>0.090915</text:p>
          </table:table-cell>
          <table:table-cell office:value-type="float" office:value="0.252906" calcext:value-type="float">
            <text:p>0.252906</text:p>
          </table:table-cell>
          <table:table-cell office:value-type="float" office:value="0.226274" calcext:value-type="float">
            <text:p>0.226274</text:p>
          </table:table-cell>
          <table:table-cell office:value-type="float" office:value="0.301563" calcext:value-type="float">
            <text:p>0.301563</text:p>
          </table:table-cell>
          <table:table-cell office:value-type="float" office:value="0.237163" calcext:value-type="float">
            <text:p>0.237163</text:p>
          </table:table-cell>
          <table:table-cell office:value-type="float" office:value="0.202994" calcext:value-type="float">
            <text:p>0.202994</text:p>
          </table:table-cell>
          <table:table-cell office:value-type="float" office:value="0.264772" calcext:value-type="float">
            <text:p>0.264772</text:p>
          </table:table-cell>
          <table:table-cell table:number-columns-repeated="17"/>
        </table:table-row>
        <table:table-row table:style-name="ro1">
          <table:table-cell office:value-type="float" office:value="0.106624" calcext:value-type="float">
            <text:p>0.106624</text:p>
          </table:table-cell>
          <table:table-cell office:value-type="float" office:value="0.276302" calcext:value-type="float">
            <text:p>0.276302</text:p>
          </table:table-cell>
          <table:table-cell office:value-type="float" office:value="0.23204" calcext:value-type="float">
            <text:p>0.23204</text:p>
          </table:table-cell>
          <table:table-cell office:value-type="float" office:value="0.304888" calcext:value-type="float">
            <text:p>0.304888</text:p>
          </table:table-cell>
          <table:table-cell office:value-type="float" office:value="0.246537" calcext:value-type="float">
            <text:p>0.246537</text:p>
          </table:table-cell>
          <table:table-cell office:value-type="float" office:value="0.187032" calcext:value-type="float">
            <text:p>0.187032</text:p>
          </table:table-cell>
          <table:table-cell office:value-type="float" office:value="0.228565" calcext:value-type="float">
            <text:p>0.228565</text:p>
          </table:table-cell>
          <table:table-cell table:number-columns-repeated="17"/>
        </table:table-row>
        <table:table-row table:style-name="ro1">
          <table:table-cell office:value-type="float" office:value="0.062196" calcext:value-type="float">
            <text:p>0.062196</text:p>
          </table:table-cell>
          <table:table-cell office:value-type="float" office:value="0.311986" calcext:value-type="float">
            <text:p>0.311986</text:p>
          </table:table-cell>
          <table:table-cell office:value-type="float" office:value="0.248964" calcext:value-type="float">
            <text:p>0.248964</text:p>
          </table:table-cell>
          <table:table-cell office:value-type="float" office:value="0.284856" calcext:value-type="float">
            <text:p>0.284856</text:p>
          </table:table-cell>
          <table:table-cell office:value-type="float" office:value="0.203374" calcext:value-type="float">
            <text:p>0.203374</text:p>
          </table:table-cell>
          <table:table-cell office:value-type="float" office:value="0.206703" calcext:value-type="float">
            <text:p>0.206703</text:p>
          </table:table-cell>
          <table:table-cell office:value-type="float" office:value="0.199245" calcext:value-type="float">
            <text:p>0.199245</text:p>
          </table:table-cell>
          <table:table-cell table:number-columns-repeated="17"/>
        </table:table-row>
        <table:table-row table:style-name="ro1">
          <table:table-cell office:value-type="float" office:value="0.06782" calcext:value-type="float">
            <text:p>0.06782</text:p>
          </table:table-cell>
          <table:table-cell office:value-type="float" office:value="0.260371" calcext:value-type="float">
            <text:p>0.260371</text:p>
          </table:table-cell>
          <table:table-cell office:value-type="float" office:value="0.307742" calcext:value-type="float">
            <text:p>0.307742</text:p>
          </table:table-cell>
          <table:table-cell office:value-type="float" office:value="0.299403" calcext:value-type="float">
            <text:p>0.299403</text:p>
          </table:table-cell>
          <table:table-cell office:value-type="float" office:value="0.227859" calcext:value-type="float">
            <text:p>0.227859</text:p>
          </table:table-cell>
          <table:table-cell office:value-type="float" office:value="0.247979" calcext:value-type="float">
            <text:p>0.247979</text:p>
          </table:table-cell>
          <table:table-cell office:value-type="float" office:value="0.218653" calcext:value-type="float">
            <text:p>0.218653</text:p>
          </table:table-cell>
          <table:table-cell table:number-columns-repeated="17"/>
        </table:table-row>
        <table:table-row table:style-name="ro1">
          <table:table-cell office:value-type="float" office:value="0.091644" calcext:value-type="float">
            <text:p>0.091644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337411" calcext:value-type="float">
            <text:p>0.337411</text:p>
          </table:table-cell>
          <table:table-cell office:value-type="float" office:value="0.305817" calcext:value-type="float">
            <text:p>0.305817</text:p>
          </table:table-cell>
          <table:table-cell office:value-type="float" office:value="0.21985" calcext:value-type="float">
            <text:p>0.21985</text:p>
          </table:table-cell>
          <table:table-cell office:value-type="float" office:value="0.24969" calcext:value-type="float">
            <text:p>0.24969</text:p>
          </table:table-cell>
          <table:table-cell office:value-type="float" office:value="0.231133" calcext:value-type="float">
            <text:p>0.231133</text:p>
          </table:table-cell>
          <table:table-cell table:number-columns-repeated="17"/>
        </table:table-row>
        <table:table-row table:style-name="ro1">
          <table:table-cell office:value-type="float" office:value="0.09518" calcext:value-type="float">
            <text:p>0.09518</text:p>
          </table:table-cell>
          <table:table-cell office:value-type="float" office:value="0.26302" calcext:value-type="float">
            <text:p>0.26302</text:p>
          </table:table-cell>
          <table:table-cell office:value-type="float" office:value="0.239513" calcext:value-type="float">
            <text:p>0.239513</text:p>
          </table:table-cell>
          <table:table-cell office:value-type="float" office:value="0.278352" calcext:value-type="float">
            <text:p>0.278352</text:p>
          </table:table-cell>
          <table:table-cell office:value-type="float" office:value="0.215711" calcext:value-type="float">
            <text:p>0.215711</text:p>
          </table:table-cell>
          <table:table-cell office:value-type="float" office:value="0.191266" calcext:value-type="float">
            <text:p>0.191266</text:p>
          </table:table-cell>
          <table:table-cell office:value-type="float" office:value="0.21398" calcext:value-type="float">
            <text:p>0.21398</text:p>
          </table:table-cell>
          <table:table-cell table:number-columns-repeated="17"/>
        </table:table-row>
        <table:table-row table:style-name="ro1">
          <table:table-cell office:value-type="float" office:value="0.099974" calcext:value-type="float">
            <text:p>0.099974</text:p>
          </table:table-cell>
          <table:table-cell office:value-type="float" office:value="0.267281" calcext:value-type="float">
            <text:p>0.267281</text:p>
          </table:table-cell>
          <table:table-cell office:value-type="float" office:value="0.268596" calcext:value-type="float">
            <text:p>0.268596</text:p>
          </table:table-cell>
          <table:table-cell office:value-type="float" office:value="0.304984" calcext:value-type="float">
            <text:p>0.304984</text:p>
          </table:table-cell>
          <table:table-cell office:value-type="float" office:value="0.197546" calcext:value-type="float">
            <text:p>0.197546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187812" calcext:value-type="float">
            <text:p>0.187812</text:p>
          </table:table-cell>
          <table:table-cell table:number-columns-repeated="17"/>
        </table:table-row>
        <table:table-row table:style-name="ro1">
          <table:table-cell office:value-type="float" office:value="0.101817" calcext:value-type="float">
            <text:p>0.101817</text:p>
          </table:table-cell>
          <table:table-cell office:value-type="float" office:value="0.240386" calcext:value-type="float">
            <text:p>0.240386</text:p>
          </table:table-cell>
          <table:table-cell office:value-type="float" office:value="0.245782" calcext:value-type="float">
            <text:p>0.245782</text:p>
          </table:table-cell>
          <table:table-cell office:value-type="float" office:value="0.313074" calcext:value-type="float">
            <text:p>0.313074</text:p>
          </table:table-cell>
          <table:table-cell office:value-type="float" office:value="0.21319" calcext:value-type="float">
            <text:p>0.21319</text:p>
          </table:table-cell>
          <table:table-cell office:value-type="float" office:value="0.217634" calcext:value-type="float">
            <text:p>0.217634</text:p>
          </table:table-cell>
          <table:table-cell office:value-type="float" office:value="0.219277" calcext:value-type="float">
            <text:p>0.219277</text:p>
          </table:table-cell>
          <table:table-cell table:number-columns-repeated="17"/>
        </table:table-row>
        <table:table-row table:style-name="ro1">
          <table:table-cell office:value-type="float" office:value="0.099965" calcext:value-type="float">
            <text:p>0.099965</text:p>
          </table:table-cell>
          <table:table-cell office:value-type="float" office:value="0.278887" calcext:value-type="float">
            <text:p>0.278887</text:p>
          </table:table-cell>
          <table:table-cell office:value-type="float" office:value="0.255944" calcext:value-type="float">
            <text:p>0.255944</text:p>
          </table:table-cell>
          <table:table-cell office:value-type="float" office:value="0.231841" calcext:value-type="float">
            <text:p>0.231841</text:p>
          </table:table-cell>
          <table:table-cell office:value-type="float" office:value="0.245712" calcext:value-type="float">
            <text:p>0.245712</text:p>
          </table:table-cell>
          <table:table-cell office:value-type="float" office:value="0.202145" calcext:value-type="float">
            <text:p>0.202145</text:p>
          </table:table-cell>
          <table:table-cell office:value-type="float" office:value="0.267081" calcext:value-type="float">
            <text:p>0.267081</text:p>
          </table:table-cell>
          <table:table-cell table:number-columns-repeated="17"/>
        </table:table-row>
        <table:table-row table:style-name="ro1">
          <table:table-cell office:value-type="float" office:value="0.106489" calcext:value-type="float">
            <text:p>0.106489</text:p>
          </table:table-cell>
          <table:table-cell office:value-type="float" office:value="0.248921" calcext:value-type="float">
            <text:p>0.248921</text:p>
          </table:table-cell>
          <table:table-cell office:value-type="float" office:value="0.223737" calcext:value-type="float">
            <text:p>0.223737</text:p>
          </table:table-cell>
          <table:table-cell office:value-type="float" office:value="0.32243" calcext:value-type="float">
            <text:p>0.32243</text:p>
          </table:table-cell>
          <table:table-cell office:value-type="float" office:value="0.211993" calcext:value-type="float">
            <text:p>0.211993</text:p>
          </table:table-cell>
          <table:table-cell office:value-type="float" office:value="0.22205" calcext:value-type="float">
            <text:p>0.22205</text:p>
          </table:table-cell>
          <table:table-cell office:value-type="float" office:value="0.231788" calcext:value-type="float">
            <text:p>0.231788</text:p>
          </table:table-cell>
          <table:table-cell table:number-columns-repeated="17"/>
        </table:table-row>
        <table:table-row table:style-name="ro1">
          <table:table-cell office:value-type="float" office:value="0.070023" calcext:value-type="float">
            <text:p>0.070023</text:p>
          </table:table-cell>
          <table:table-cell office:value-type="float" office:value="0.266517" calcext:value-type="float">
            <text:p>0.266517</text:p>
          </table:table-cell>
          <table:table-cell office:value-type="float" office:value="0.212546" calcext:value-type="float">
            <text:p>0.212546</text:p>
          </table:table-cell>
          <table:table-cell office:value-type="float" office:value="0.261738" calcext:value-type="float">
            <text:p>0.261738</text:p>
          </table:table-cell>
          <table:table-cell office:value-type="float" office:value="0.196207" calcext:value-type="float">
            <text:p>0.196207</text:p>
          </table:table-cell>
          <table:table-cell office:value-type="float" office:value="0.227651" calcext:value-type="float">
            <text:p>0.227651</text:p>
          </table:table-cell>
          <table:table-cell office:value-type="float" office:value="0.222317" calcext:value-type="float">
            <text:p>0.222317</text:p>
          </table:table-cell>
          <table:table-cell table:number-columns-repeated="17"/>
        </table:table-row>
        <table:table-row table:style-name="ro1">
          <table:table-cell office:value-type="float" office:value="0.087904" calcext:value-type="float">
            <text:p>0.087904</text:p>
          </table:table-cell>
          <table:table-cell office:value-type="float" office:value="0.203931" calcext:value-type="float">
            <text:p>0.203931</text:p>
          </table:table-cell>
          <table:table-cell office:value-type="float" office:value="0.254887" calcext:value-type="float">
            <text:p>0.254887</text:p>
          </table:table-cell>
          <table:table-cell office:value-type="float" office:value="0.328826" calcext:value-type="float">
            <text:p>0.328826</text:p>
          </table:table-cell>
          <table:table-cell office:value-type="float" office:value="0.208578" calcext:value-type="float">
            <text:p>0.208578</text:p>
          </table:table-cell>
          <table:table-cell office:value-type="float" office:value="0.219525" calcext:value-type="float">
            <text:p>0.219525</text:p>
          </table:table-cell>
          <table:table-cell office:value-type="float" office:value="0.217589" calcext:value-type="float">
            <text:p>0.217589</text:p>
          </table:table-cell>
          <table:table-cell table:number-columns-repeated="17"/>
        </table:table-row>
        <table:table-row table:style-name="ro1">
          <table:table-cell office:value-type="float" office:value="0.065211" calcext:value-type="float">
            <text:p>0.065211</text:p>
          </table:table-cell>
          <table:table-cell office:value-type="float" office:value="0.317313" calcext:value-type="float">
            <text:p>0.317313</text:p>
          </table:table-cell>
          <table:table-cell office:value-type="float" office:value="0.305522" calcext:value-type="float">
            <text:p>0.305522</text:p>
          </table:table-cell>
          <table:table-cell office:value-type="float" office:value="0.303442" calcext:value-type="float">
            <text:p>0.303442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0.189161" calcext:value-type="float">
            <text:p>0.189161</text:p>
          </table:table-cell>
          <table:table-cell office:value-type="float" office:value="0.238464" calcext:value-type="float">
            <text:p>0.238464</text:p>
          </table:table-cell>
          <table:table-cell table:number-columns-repeated="17"/>
        </table:table-row>
        <table:table-row table:style-name="ro1">
          <table:table-cell office:value-type="float" office:value="0.06827" calcext:value-type="float">
            <text:p>0.06827</text:p>
          </table:table-cell>
          <table:table-cell office:value-type="float" office:value="0.304345" calcext:value-type="float">
            <text:p>0.304345</text:p>
          </table:table-cell>
          <table:table-cell office:value-type="float" office:value="0.254017" calcext:value-type="float">
            <text:p>0.254017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205217" calcext:value-type="float">
            <text:p>0.205217</text:p>
          </table:table-cell>
          <table:table-cell office:value-type="float" office:value="0.238737" calcext:value-type="float">
            <text:p>0.238737</text:p>
          </table:table-cell>
          <table:table-cell office:value-type="float" office:value="0.210179" calcext:value-type="float">
            <text:p>0.210179</text:p>
          </table:table-cell>
          <table:table-cell table:number-columns-repeated="17"/>
        </table:table-row>
        <table:table-row table:style-name="ro1">
          <table:table-cell office:value-type="float" office:value="0.106409" calcext:value-type="float">
            <text:p>0.106409</text:p>
          </table:table-cell>
          <table:table-cell office:value-type="float" office:value="0.321477" calcext:value-type="float">
            <text:p>0.321477</text:p>
          </table:table-cell>
          <table:table-cell office:value-type="float" office:value="0.177639" calcext:value-type="float">
            <text:p>0.177639</text:p>
          </table:table-cell>
          <table:table-cell office:value-type="float" office:value="0.283859" calcext:value-type="float">
            <text:p>0.283859</text:p>
          </table:table-cell>
          <table:table-cell office:value-type="float" office:value="0.254124" calcext:value-type="float">
            <text:p>0.254124</text:p>
          </table:table-cell>
          <table:table-cell office:value-type="float" office:value="0.246498" calcext:value-type="float">
            <text:p>0.246498</text:p>
          </table:table-cell>
          <table:table-cell office:value-type="float" office:value="0.239647" calcext:value-type="float">
            <text:p>0.239647</text:p>
          </table:table-cell>
          <table:table-cell table:number-columns-repeated="17"/>
        </table:table-row>
        <table:table-row table:style-name="ro1">
          <table:table-cell office:value-type="float" office:value="0.106213" calcext:value-type="float">
            <text:p>0.106213</text:p>
          </table:table-cell>
          <table:table-cell office:value-type="float" office:value="0.337729" calcext:value-type="float">
            <text:p>0.337729</text:p>
          </table:table-cell>
          <table:table-cell office:value-type="float" office:value="0.254921" calcext:value-type="float">
            <text:p>0.254921</text:p>
          </table:table-cell>
          <table:table-cell office:value-type="float" office:value="0.31321" calcext:value-type="float">
            <text:p>0.31321</text:p>
          </table:table-cell>
          <table:table-cell office:value-type="float" office:value="0.216267" calcext:value-type="float">
            <text:p>0.216267</text:p>
          </table:table-cell>
          <table:table-cell office:value-type="float" office:value="0.193091" calcext:value-type="float">
            <text:p>0.193091</text:p>
          </table:table-cell>
          <table:table-cell office:value-type="float" office:value="0.218113" calcext:value-type="float">
            <text:p>0.218113</text:p>
          </table:table-cell>
          <table:table-cell table:number-columns-repeated="17"/>
        </table:table-row>
        <table:table-row table:style-name="ro1">
          <table:table-cell office:value-type="float" office:value="0.071459" calcext:value-type="float">
            <text:p>0.071459</text:p>
          </table:table-cell>
          <table:table-cell office:value-type="float" office:value="0.292869" calcext:value-type="float">
            <text:p>0.292869</text:p>
          </table:table-cell>
          <table:table-cell office:value-type="float" office:value="0.27694" calcext:value-type="float">
            <text:p>0.27694</text:p>
          </table:table-cell>
          <table:table-cell office:value-type="float" office:value="0.237866" calcext:value-type="float">
            <text:p>0.237866</text:p>
          </table:table-cell>
          <table:table-cell office:value-type="float" office:value="0.237827" calcext:value-type="float">
            <text:p>0.237827</text:p>
          </table:table-cell>
          <table:table-cell office:value-type="float" office:value="0.24398" calcext:value-type="float">
            <text:p>0.24398</text:p>
          </table:table-cell>
          <table:table-cell office:value-type="float" office:value="0.19993" calcext:value-type="float">
            <text:p>0.19993</text:p>
          </table:table-cell>
          <table:table-cell table:number-columns-repeated="17"/>
        </table:table-row>
        <table:table-row table:style-name="ro1">
          <table:table-cell office:value-type="float" office:value="0.106725" calcext:value-type="float">
            <text:p>0.106725</text:p>
          </table:table-cell>
          <table:table-cell office:value-type="float" office:value="0.297154" calcext:value-type="float">
            <text:p>0.297154</text:p>
          </table:table-cell>
          <table:table-cell office:value-type="float" office:value="0.24261" calcext:value-type="float">
            <text:p>0.24261</text:p>
          </table:table-cell>
          <table:table-cell office:value-type="float" office:value="0.308178" calcext:value-type="float">
            <text:p>0.308178</text:p>
          </table:table-cell>
          <table:table-cell office:value-type="float" office:value="0.202678" calcext:value-type="float">
            <text:p>0.202678</text:p>
          </table:table-cell>
          <table:table-cell office:value-type="float" office:value="0.192405" calcext:value-type="float">
            <text:p>0.192405</text:p>
          </table:table-cell>
          <table:table-cell office:value-type="float" office:value="0.200662" calcext:value-type="float">
            <text:p>0.200662</text:p>
          </table:table-cell>
          <table:table-cell table:number-columns-repeated="17"/>
        </table:table-row>
        <table:table-row table:style-name="ro1">
          <table:table-cell office:value-type="float" office:value="0.068624" calcext:value-type="float">
            <text:p>0.068624</text:p>
          </table:table-cell>
          <table:table-cell office:value-type="float" office:value="0.29482" calcext:value-type="float">
            <text:p>0.29482</text:p>
          </table:table-cell>
          <table:table-cell office:value-type="float" office:value="0.337371" calcext:value-type="float">
            <text:p>0.337371</text:p>
          </table:table-cell>
          <table:table-cell office:value-type="float" office:value="0.315597" calcext:value-type="float">
            <text:p>0.315597</text:p>
          </table:table-cell>
          <table:table-cell office:value-type="float" office:value="0.231515" calcext:value-type="float">
            <text:p>0.231515</text:p>
          </table:table-cell>
          <table:table-cell office:value-type="float" office:value="0.240998" calcext:value-type="float">
            <text:p>0.240998</text:p>
          </table:table-cell>
          <table:table-cell office:value-type="float" office:value="0.207844" calcext:value-type="float">
            <text:p>0.207844</text:p>
          </table:table-cell>
          <table:table-cell table:number-columns-repeated="17"/>
        </table:table-row>
        <table:table-row table:style-name="ro1">
          <table:table-cell office:value-type="float" office:value="0.058179" calcext:value-type="float">
            <text:p>0.058179</text:p>
          </table:table-cell>
          <table:table-cell office:value-type="float" office:value="0.284599" calcext:value-type="float">
            <text:p>0.284599</text:p>
          </table:table-cell>
          <table:table-cell office:value-type="float" office:value="0.205367" calcext:value-type="float">
            <text:p>0.205367</text:p>
          </table:table-cell>
          <table:table-cell office:value-type="float" office:value="0.283953" calcext:value-type="float">
            <text:p>0.283953</text:p>
          </table:table-cell>
          <table:table-cell office:value-type="float" office:value="0.216412" calcext:value-type="float">
            <text:p>0.216412</text:p>
          </table:table-cell>
          <table:table-cell office:value-type="float" office:value="0.252688" calcext:value-type="float">
            <text:p>0.252688</text:p>
          </table:table-cell>
          <table:table-cell office:value-type="float" office:value="0.243144" calcext:value-type="float">
            <text:p>0.243144</text:p>
          </table:table-cell>
          <table:table-cell table:number-columns-repeated="17"/>
        </table:table-row>
        <table:table-row table:style-name="ro1">
          <table:table-cell office:value-type="float" office:value="0.097273" calcext:value-type="float">
            <text:p>0.097273</text:p>
          </table:table-cell>
          <table:table-cell office:value-type="float" office:value="0.291885" calcext:value-type="float">
            <text:p>0.291885</text:p>
          </table:table-cell>
          <table:table-cell office:value-type="float" office:value="0.257427" calcext:value-type="float">
            <text:p>0.257427</text:p>
          </table:table-cell>
          <table:table-cell office:value-type="float" office:value="0.310319" calcext:value-type="float">
            <text:p>0.310319</text:p>
          </table:table-cell>
          <table:table-cell office:value-type="float" office:value="0.207024" calcext:value-type="float">
            <text:p>0.207024</text:p>
          </table:table-cell>
          <table:table-cell office:value-type="float" office:value="0.244006" calcext:value-type="float">
            <text:p>0.244006</text:p>
          </table:table-cell>
          <table:table-cell office:value-type="float" office:value="0.223731" calcext:value-type="float">
            <text:p>0.223731</text:p>
          </table:table-cell>
          <table:table-cell table:number-columns-repeated="17"/>
        </table:table-row>
        <table:table-row table:style-name="ro1">
          <table:table-cell office:value-type="float" office:value="0.058263" calcext:value-type="float">
            <text:p>0.058263</text:p>
          </table:table-cell>
          <table:table-cell office:value-type="float" office:value="0.236704" calcext:value-type="float">
            <text:p>0.236704</text:p>
          </table:table-cell>
          <table:table-cell office:value-type="float" office:value="0.292066" calcext:value-type="float">
            <text:p>0.292066</text:p>
          </table:table-cell>
          <table:table-cell office:value-type="float" office:value="0.301951" calcext:value-type="float">
            <text:p>0.301951</text:p>
          </table:table-cell>
          <table:table-cell office:value-type="float" office:value="0.252817" calcext:value-type="float">
            <text:p>0.252817</text:p>
          </table:table-cell>
          <table:table-cell office:value-type="float" office:value="0.259001" calcext:value-type="float">
            <text:p>0.259001</text:p>
          </table:table-cell>
          <table:table-cell office:value-type="float" office:value="0.202989" calcext:value-type="float">
            <text:p>0.202989</text:p>
          </table:table-cell>
          <table:table-cell table:number-columns-repeated="17"/>
        </table:table-row>
        <table:table-row table:style-name="ro1">
          <table:table-cell office:value-type="float" office:value="0.074229" calcext:value-type="float">
            <text:p>0.074229</text:p>
          </table:table-cell>
          <table:table-cell office:value-type="float" office:value="0.292074" calcext:value-type="float">
            <text:p>0.292074</text:p>
          </table:table-cell>
          <table:table-cell office:value-type="float" office:value="0.254195" calcext:value-type="float">
            <text:p>0.254195</text:p>
          </table:table-cell>
          <table:table-cell office:value-type="float" office:value="0.29051" calcext:value-type="float">
            <text:p>0.29051</text:p>
          </table:table-cell>
          <table:table-cell office:value-type="float" office:value="0.18542" calcext:value-type="float">
            <text:p>0.18542</text:p>
          </table:table-cell>
          <table:table-cell office:value-type="float" office:value="0.232216" calcext:value-type="float">
            <text:p>0.232216</text:p>
          </table:table-cell>
          <table:table-cell office:value-type="float" office:value="0.246059" calcext:value-type="float">
            <text:p>0.246059</text:p>
          </table:table-cell>
          <table:table-cell table:number-columns-repeated="17"/>
        </table:table-row>
        <table:table-row table:style-name="ro1">
          <table:table-cell office:value-type="float" office:value="0.060664" calcext:value-type="float">
            <text:p>0.060664</text:p>
          </table:table-cell>
          <table:table-cell office:value-type="float" office:value="0.322643" calcext:value-type="float">
            <text:p>0.322643</text:p>
          </table:table-cell>
          <table:table-cell office:value-type="float" office:value="0.256673" calcext:value-type="float">
            <text:p>0.256673</text:p>
          </table:table-cell>
          <table:table-cell office:value-type="float" office:value="0.306533" calcext:value-type="float">
            <text:p>0.30653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0142" calcext:value-type="float">
            <text:p>0.230142</text:p>
          </table:table-cell>
          <table:table-cell office:value-type="float" office:value="0.223968" calcext:value-type="float">
            <text:p>0.223968</text:p>
          </table:table-cell>
          <table:table-cell table:number-columns-repeated="17"/>
        </table:table-row>
        <table:table-row table:style-name="ro1">
          <table:table-cell office:value-type="float" office:value="0.099848" calcext:value-type="float">
            <text:p>0.099848</text:p>
          </table:table-cell>
          <table:table-cell office:value-type="float" office:value="0.261532" calcext:value-type="float">
            <text:p>0.261532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262014" calcext:value-type="float">
            <text:p>0.262014</text:p>
          </table:table-cell>
          <table:table-cell office:value-type="float" office:value="0.288641" calcext:value-type="float">
            <text:p>0.288641</text:p>
          </table:table-cell>
          <table:table-cell office:value-type="float" office:value="0.208829" calcext:value-type="float">
            <text:p>0.208829</text:p>
          </table:table-cell>
          <table:table-cell office:value-type="float" office:value="0.192028" calcext:value-type="float">
            <text:p>0.192028</text:p>
          </table:table-cell>
          <table:table-cell table:number-columns-repeated="17"/>
        </table:table-row>
        <table:table-row table:style-name="ro1">
          <table:table-cell office:value-type="float" office:value="0.067392" calcext:value-type="float">
            <text:p>0.067392</text:p>
          </table:table-cell>
          <table:table-cell office:value-type="float" office:value="0.257432" calcext:value-type="float">
            <text:p>0.257432</text:p>
          </table:table-cell>
          <table:table-cell office:value-type="float" office:value="0.248413" calcext:value-type="float">
            <text:p>0.248413</text:p>
          </table:table-cell>
          <table:table-cell office:value-type="float" office:value="0.182407" calcext:value-type="float">
            <text:p>0.182407</text:p>
          </table:table-cell>
          <table:table-cell office:value-type="float" office:value="0.189079" calcext:value-type="float">
            <text:p>0.189079</text:p>
          </table:table-cell>
          <table:table-cell office:value-type="float" office:value="0.217084" calcext:value-type="float">
            <text:p>0.217084</text:p>
          </table:table-cell>
          <table:table-cell office:value-type="float" office:value="0.206613" calcext:value-type="float">
            <text:p>0.206613</text:p>
          </table:table-cell>
          <table:table-cell table:number-columns-repeated="17"/>
        </table:table-row>
        <table:table-row table:style-name="ro1">
          <table:table-cell office:value-type="float" office:value="0.065921" calcext:value-type="float">
            <text:p>0.065921</text:p>
          </table:table-cell>
          <table:table-cell office:value-type="float" office:value="0.273389" calcext:value-type="float">
            <text:p>0.273389</text:p>
          </table:table-cell>
          <table:table-cell office:value-type="float" office:value="0.226203" calcext:value-type="float">
            <text:p>0.226203</text:p>
          </table:table-cell>
          <table:table-cell office:value-type="float" office:value="0.291281" calcext:value-type="float">
            <text:p>0.291281</text:p>
          </table:table-cell>
          <table:table-cell office:value-type="float" office:value="0.213671" calcext:value-type="float">
            <text:p>0.213671</text:p>
          </table:table-cell>
          <table:table-cell office:value-type="float" office:value="0.206171" calcext:value-type="float">
            <text:p>0.206171</text:p>
          </table:table-cell>
          <table:table-cell office:value-type="float" office:value="0.213732" calcext:value-type="float">
            <text:p>0.213732</text:p>
          </table:table-cell>
          <table:table-cell table:number-columns-repeated="17"/>
        </table:table-row>
        <table:table-row table:style-name="ro1">
          <table:table-cell office:value-type="float" office:value="0.061859" calcext:value-type="float">
            <text:p>0.061859</text:p>
          </table:table-cell>
          <table:table-cell office:value-type="float" office:value="0.249076" calcext:value-type="float">
            <text:p>0.249076</text:p>
          </table:table-cell>
          <table:table-cell office:value-type="float" office:value="0.281906" calcext:value-type="float">
            <text:p>0.281906</text:p>
          </table:table-cell>
          <table:table-cell office:value-type="float" office:value="0.315967" calcext:value-type="float">
            <text:p>0.315967</text:p>
          </table:table-cell>
          <table:table-cell office:value-type="float" office:value="0.220358" calcext:value-type="float">
            <text:p>0.220358</text:p>
          </table:table-cell>
          <table:table-cell office:value-type="float" office:value="0.228824" calcext:value-type="float">
            <text:p>0.228824</text:p>
          </table:table-cell>
          <table:table-cell office:value-type="float" office:value="0.233703" calcext:value-type="float">
            <text:p>0.233703</text:p>
          </table:table-cell>
          <table:table-cell table:number-columns-repeated="17"/>
        </table:table-row>
        <table:table-row table:style-name="ro1">
          <table:table-cell office:value-type="float" office:value="0.052313" calcext:value-type="float">
            <text:p>0.052313</text:p>
          </table:table-cell>
          <table:table-cell office:value-type="float" office:value="0.314029" calcext:value-type="float">
            <text:p>0.314029</text:p>
          </table:table-cell>
          <table:table-cell office:value-type="float" office:value="0.219868" calcext:value-type="float">
            <text:p>0.219868</text:p>
          </table:table-cell>
          <table:table-cell office:value-type="float" office:value="0.277078" calcext:value-type="float">
            <text:p>0.277078</text:p>
          </table:table-cell>
          <table:table-cell office:value-type="float" office:value="0.209487" calcext:value-type="float">
            <text:p>0.209487</text:p>
          </table:table-cell>
          <table:table-cell office:value-type="float" office:value="0.222241" calcext:value-type="float">
            <text:p>0.222241</text:p>
          </table:table-cell>
          <table:table-cell office:value-type="float" office:value="0.273788" calcext:value-type="float">
            <text:p>0.273788</text:p>
          </table:table-cell>
          <table:table-cell table:number-columns-repeated="17"/>
        </table:table-row>
        <table:table-row table:style-name="ro1">
          <table:table-cell office:value-type="float" office:value="0.096962" calcext:value-type="float">
            <text:p>0.096962</text:p>
          </table:table-cell>
          <table:table-cell office:value-type="float" office:value="0.344737" calcext:value-type="float">
            <text:p>0.344737</text:p>
          </table:table-cell>
          <table:table-cell office:value-type="float" office:value="0.266344" calcext:value-type="float">
            <text:p>0.266344</text:p>
          </table:table-cell>
          <table:table-cell office:value-type="float" office:value="0.22922" calcext:value-type="float">
            <text:p>0.22922</text:p>
          </table:table-cell>
          <table:table-cell office:value-type="float" office:value="0.242815" calcext:value-type="float">
            <text:p>0.242815</text:p>
          </table:table-cell>
          <table:table-cell office:value-type="float" office:value="0.177997" calcext:value-type="float">
            <text:p>0.177997</text:p>
          </table:table-cell>
          <table:table-cell office:value-type="float" office:value="0.225069" calcext:value-type="float">
            <text:p>0.225069</text:p>
          </table:table-cell>
          <table:table-cell table:number-columns-repeated="17"/>
        </table:table-row>
        <table:table-row table:style-name="ro1">
          <table:table-cell office:value-type="float" office:value="0.084627" calcext:value-type="float">
            <text:p>0.084627</text:p>
          </table:table-cell>
          <table:table-cell office:value-type="float" office:value="0.213405" calcext:value-type="float">
            <text:p>0.213405</text:p>
          </table:table-cell>
          <table:table-cell office:value-type="float" office:value="0.287897" calcext:value-type="float">
            <text:p>0.287897</text:p>
          </table:table-cell>
          <table:table-cell office:value-type="float" office:value="0.307238" calcext:value-type="float">
            <text:p>0.307238</text:p>
          </table:table-cell>
          <table:table-cell office:value-type="float" office:value="0.203763" calcext:value-type="float">
            <text:p>0.203763</text:p>
          </table:table-cell>
          <table:table-cell office:value-type="float" office:value="0.200885" calcext:value-type="float">
            <text:p>0.200885</text:p>
          </table:table-cell>
          <table:table-cell office:value-type="float" office:value="0.288893" calcext:value-type="float">
            <text:p>0.288893</text:p>
          </table:table-cell>
          <table:table-cell table:number-columns-repeated="17"/>
        </table:table-row>
        <table:table-row table:style-name="ro1">
          <table:table-cell office:value-type="float" office:value="0.056486" calcext:value-type="float">
            <text:p>0.056486</text:p>
          </table:table-cell>
          <table:table-cell office:value-type="float" office:value="0.264838" calcext:value-type="float">
            <text:p>0.264838</text:p>
          </table:table-cell>
          <table:table-cell office:value-type="float" office:value="0.305444" calcext:value-type="float">
            <text:p>0.305444</text:p>
          </table:table-cell>
          <table:table-cell office:value-type="float" office:value="0.275105" calcext:value-type="float">
            <text:p>0.275105</text:p>
          </table:table-cell>
          <table:table-cell office:value-type="float" office:value="0.243833" calcext:value-type="float">
            <text:p>0.243833</text:p>
          </table:table-cell>
          <table:table-cell office:value-type="float" office:value="0.206859" calcext:value-type="float">
            <text:p>0.206859</text:p>
          </table:table-cell>
          <table:table-cell office:value-type="float" office:value="0.292148" calcext:value-type="float">
            <text:p>0.292148</text:p>
          </table:table-cell>
          <table:table-cell table:number-columns-repeated="17"/>
        </table:table-row>
        <table:table-row table:style-name="ro1">
          <table:table-cell office:value-type="float" office:value="0.07473" calcext:value-type="float">
            <text:p>0.07473</text:p>
          </table:table-cell>
          <table:table-cell office:value-type="float" office:value="0.266151" calcext:value-type="float">
            <text:p>0.266151</text:p>
          </table:table-cell>
          <table:table-cell office:value-type="float" office:value="0.229966" calcext:value-type="float">
            <text:p>0.229966</text:p>
          </table:table-cell>
          <table:table-cell office:value-type="float" office:value="0.304376" calcext:value-type="float">
            <text:p>0.304376</text:p>
          </table:table-cell>
          <table:table-cell office:value-type="float" office:value="0.205272" calcext:value-type="float">
            <text:p>0.205272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265058" calcext:value-type="float">
            <text:p>0.265058</text:p>
          </table:table-cell>
          <table:table-cell table:number-columns-repeated="17"/>
        </table:table-row>
        <table:table-row table:style-name="ro1">
          <table:table-cell office:value-type="float" office:value="0.057318" calcext:value-type="float">
            <text:p>0.057318</text:p>
          </table:table-cell>
          <table:table-cell office:value-type="float" office:value="0.216795" calcext:value-type="float">
            <text:p>0.216795</text:p>
          </table:table-cell>
          <table:table-cell office:value-type="float" office:value="0.261296" calcext:value-type="float">
            <text:p>0.261296</text:p>
          </table:table-cell>
          <table:table-cell office:value-type="float" office:value="0.213266" calcext:value-type="float">
            <text:p>0.213266</text:p>
          </table:table-cell>
          <table:table-cell office:value-type="float" office:value="0.18875" calcext:value-type="float">
            <text:p>0.18875</text:p>
          </table:table-cell>
          <table:table-cell office:value-type="float" office:value="0.247627" calcext:value-type="float">
            <text:p>0.247627</text:p>
          </table:table-cell>
          <table:table-cell office:value-type="float" office:value="0.310662" calcext:value-type="float">
            <text:p>0.310662</text:p>
          </table:table-cell>
          <table:table-cell table:number-columns-repeated="17"/>
        </table:table-row>
        <table:table-row table:style-name="ro1">
          <table:table-cell office:value-type="float" office:value="0.09216" calcext:value-type="float">
            <text:p>0.09216</text:p>
          </table:table-cell>
          <table:table-cell office:value-type="float" office:value="0.309885" calcext:value-type="float">
            <text:p>0.309885</text:p>
          </table:table-cell>
          <table:table-cell office:value-type="float" office:value="0.272466" calcext:value-type="float">
            <text:p>0.272466</text:p>
          </table:table-cell>
          <table:table-cell office:value-type="float" office:value="0.190823" calcext:value-type="float">
            <text:p>0.190823</text:p>
          </table:table-cell>
          <table:table-cell office:value-type="float" office:value="0.207987" calcext:value-type="float">
            <text:p>0.207987</text:p>
          </table:table-cell>
          <table:table-cell office:value-type="float" office:value="0.200066" calcext:value-type="float">
            <text:p>0.200066</text:p>
          </table:table-cell>
          <table:table-cell office:value-type="float" office:value="0.289918" calcext:value-type="float">
            <text:p>0.289918</text:p>
          </table:table-cell>
          <table:table-cell table:number-columns-repeated="17"/>
        </table:table-row>
        <table:table-row table:style-name="ro1">
          <table:table-cell office:value-type="float" office:value="0.056868" calcext:value-type="float">
            <text:p>0.056868</text:p>
          </table:table-cell>
          <table:table-cell office:value-type="float" office:value="0.303195" calcext:value-type="float">
            <text:p>0.303195</text:p>
          </table:table-cell>
          <table:table-cell office:value-type="float" office:value="0.264482" calcext:value-type="float">
            <text:p>0.264482</text:p>
          </table:table-cell>
          <table:table-cell office:value-type="float" office:value="0.250951" calcext:value-type="float">
            <text:p>0.250951</text:p>
          </table:table-cell>
          <table:table-cell office:value-type="float" office:value="0.280171" calcext:value-type="float">
            <text:p>0.280171</text:p>
          </table:table-cell>
          <table:table-cell office:value-type="float" office:value="0.228742" calcext:value-type="float">
            <text:p>0.228742</text:p>
          </table:table-cell>
          <table:table-cell office:value-type="float" office:value="0.266892" calcext:value-type="float">
            <text:p>0.266892</text:p>
          </table:table-cell>
          <table:table-cell table:number-columns-repeated="17"/>
        </table:table-row>
        <table:table-row table:style-name="ro1">
          <table:table-cell office:value-type="float" office:value="0.061906" calcext:value-type="float">
            <text:p>0.061906</text:p>
          </table:table-cell>
          <table:table-cell office:value-type="float" office:value="0.227827" calcext:value-type="float">
            <text:p>0.227827</text:p>
          </table:table-cell>
          <table:table-cell office:value-type="float" office:value="0.234137" calcext:value-type="float">
            <text:p>0.234137</text:p>
          </table:table-cell>
          <table:table-cell office:value-type="float" office:value="0.268287" calcext:value-type="float">
            <text:p>0.268287</text:p>
          </table:table-cell>
          <table:table-cell office:value-type="float" office:value="0.195852" calcext:value-type="float">
            <text:p>0.195852</text:p>
          </table:table-cell>
          <table:table-cell office:value-type="float" office:value="0.214974" calcext:value-type="float">
            <text:p>0.214974</text:p>
          </table:table-cell>
          <table:table-cell office:value-type="float" office:value="0.182131" calcext:value-type="float">
            <text:p>0.182131</text:p>
          </table:table-cell>
          <table:table-cell table:number-columns-repeated="17"/>
        </table:table-row>
        <table:table-row table:style-name="ro1">
          <table:table-cell office:value-type="float" office:value="0.063251" calcext:value-type="float">
            <text:p>0.063251</text:p>
          </table:table-cell>
          <table:table-cell office:value-type="float" office:value="0.299808" calcext:value-type="float">
            <text:p>0.299808</text:p>
          </table:table-cell>
          <table:table-cell office:value-type="float" office:value="0.224794" calcext:value-type="float">
            <text:p>0.224794</text:p>
          </table:table-cell>
          <table:table-cell office:value-type="float" office:value="0.263454" calcext:value-type="float">
            <text:p>0.263454</text:p>
          </table:table-cell>
          <table:table-cell office:value-type="float" office:value="0.214564" calcext:value-type="float">
            <text:p>0.214564</text:p>
          </table:table-cell>
          <table:table-cell office:value-type="float" office:value="0.264091" calcext:value-type="float">
            <text:p>0.264091</text:p>
          </table:table-cell>
          <table:table-cell office:value-type="float" office:value="0.244404" calcext:value-type="float">
            <text:p>0.244404</text:p>
          </table:table-cell>
          <table:table-cell table:number-columns-repeated="17"/>
        </table:table-row>
        <table:table-row table:style-name="ro1">
          <table:table-cell office:value-type="float" office:value="0.098536" calcext:value-type="float">
            <text:p>0.098536</text:p>
          </table:table-cell>
          <table:table-cell office:value-type="float" office:value="0.230431" calcext:value-type="float">
            <text:p>0.230431</text:p>
          </table:table-cell>
          <table:table-cell office:value-type="float" office:value="0.244176" calcext:value-type="float">
            <text:p>0.244176</text:p>
          </table:table-cell>
          <table:table-cell office:value-type="float" office:value="0.261397" calcext:value-type="float">
            <text:p>0.261397</text:p>
          </table:table-cell>
          <table:table-cell office:value-type="float" office:value="0.180259" calcext:value-type="float">
            <text:p>0.180259</text:p>
          </table:table-cell>
          <table:table-cell office:value-type="float" office:value="0.249934" calcext:value-type="float">
            <text:p>0.249934</text:p>
          </table:table-cell>
          <table:table-cell office:value-type="float" office:value="0.275029" calcext:value-type="float">
            <text:p>0.275029</text:p>
          </table:table-cell>
          <table:table-cell table:number-columns-repeated="17"/>
        </table:table-row>
        <table:table-row table:style-name="ro1">
          <table:table-cell office:value-type="float" office:value="0.062398" calcext:value-type="float">
            <text:p>0.062398</text:p>
          </table:table-cell>
          <table:table-cell office:value-type="float" office:value="0.356817" calcext:value-type="float">
            <text:p>0.356817</text:p>
          </table:table-cell>
          <table:table-cell office:value-type="float" office:value="0.309988" calcext:value-type="float">
            <text:p>0.309988</text:p>
          </table:table-cell>
          <table:table-cell office:value-type="float" office:value="0.272023" calcext:value-type="float">
            <text:p>0.272023</text:p>
          </table:table-cell>
          <table:table-cell office:value-type="float" office:value="0.192861" calcext:value-type="float">
            <text:p>0.192861</text:p>
          </table:table-cell>
          <table:table-cell office:value-type="float" office:value="0.265465" calcext:value-type="float">
            <text:p>0.265465</text:p>
          </table:table-cell>
          <table:table-cell office:value-type="float" office:value="0.279267" calcext:value-type="float">
            <text:p>0.279267</text:p>
          </table:table-cell>
          <table:table-cell table:number-columns-repeated="17"/>
        </table:table-row>
        <table:table-row table:style-name="ro1">
          <table:table-cell office:value-type="float" office:value="0.100682" calcext:value-type="float">
            <text:p>0.100682</text:p>
          </table:table-cell>
          <table:table-cell office:value-type="float" office:value="0.259798" calcext:value-type="float">
            <text:p>0.259798</text:p>
          </table:table-cell>
          <table:table-cell office:value-type="float" office:value="0.264806" calcext:value-type="float">
            <text:p>0.264806</text:p>
          </table:table-cell>
          <table:table-cell office:value-type="float" office:value="0.178626" calcext:value-type="float">
            <text:p>0.178626</text:p>
          </table:table-cell>
          <table:table-cell office:value-type="float" office:value="0.235236" calcext:value-type="float">
            <text:p>0.235236</text:p>
          </table:table-cell>
          <table:table-cell office:value-type="float" office:value="0.27358" calcext:value-type="float">
            <text:p>0.27358</text:p>
          </table:table-cell>
          <table:table-cell office:value-type="float" office:value="0.200482" calcext:value-type="float">
            <text:p>0.200482</text:p>
          </table:table-cell>
          <table:table-cell table:number-columns-repeated="17"/>
        </table:table-row>
        <table:table-row table:style-name="ro1">
          <table:table-cell office:value-type="float" office:value="0.062121" calcext:value-type="float">
            <text:p>0.062121</text:p>
          </table:table-cell>
          <table:table-cell office:value-type="float" office:value="0.261221" calcext:value-type="float">
            <text:p>0.261221</text:p>
          </table:table-cell>
          <table:table-cell office:value-type="float" office:value="0.236995" calcext:value-type="float">
            <text:p>0.236995</text:p>
          </table:table-cell>
          <table:table-cell office:value-type="float" office:value="0.196378" calcext:value-type="float">
            <text:p>0.196378</text:p>
          </table:table-cell>
          <table:table-cell office:value-type="float" office:value="0.204933" calcext:value-type="float">
            <text:p>0.204933</text:p>
          </table:table-cell>
          <table:table-cell office:value-type="float" office:value="0.281713" calcext:value-type="float">
            <text:p>0.281713</text:p>
          </table:table-cell>
          <table:table-cell office:value-type="float" office:value="0.207119" calcext:value-type="float">
            <text:p>0.207119</text:p>
          </table:table-cell>
          <table:table-cell table:number-columns-repeated="17"/>
        </table:table-row>
        <table:table-row table:style-name="ro1">
          <table:table-cell office:value-type="float" office:value="0.101709" calcext:value-type="float">
            <text:p>0.101709</text:p>
          </table:table-cell>
          <table:table-cell office:value-type="float" office:value="0.266254" calcext:value-type="float">
            <text:p>0.266254</text:p>
          </table:table-cell>
          <table:table-cell office:value-type="float" office:value="0.208276" calcext:value-type="float">
            <text:p>0.208276</text:p>
          </table:table-cell>
          <table:table-cell office:value-type="float" office:value="0.282155" calcext:value-type="float">
            <text:p>0.282155</text:p>
          </table:table-cell>
          <table:table-cell office:value-type="float" office:value="0.187918" calcext:value-type="float">
            <text:p>0.187918</text:p>
          </table:table-cell>
          <table:table-cell office:value-type="float" office:value="0.265215" calcext:value-type="float">
            <text:p>0.265215</text:p>
          </table:table-cell>
          <table:table-cell office:value-type="float" office:value="0.197396" calcext:value-type="float">
            <text:p>0.197396</text:p>
          </table:table-cell>
          <table:table-cell table:number-columns-repeated="17"/>
        </table:table-row>
        <table:table-row table:style-name="ro1">
          <table:table-cell office:value-type="float" office:value="0.05661" calcext:value-type="float">
            <text:p>0.05661</text:p>
          </table:table-cell>
          <table:table-cell office:value-type="float" office:value="0.295617" calcext:value-type="float">
            <text:p>0.295617</text:p>
          </table:table-cell>
          <table:table-cell office:value-type="float" office:value="0.257689" calcext:value-type="float">
            <text:p>0.257689</text:p>
          </table:table-cell>
          <table:table-cell office:value-type="float" office:value="0.298099" calcext:value-type="float">
            <text:p>0.298099</text:p>
          </table:table-cell>
          <table:table-cell office:value-type="float" office:value="0.216693" calcext:value-type="float">
            <text:p>0.216693</text:p>
          </table:table-cell>
          <table:table-cell office:value-type="float" office:value="0.224774" calcext:value-type="float">
            <text:p>0.224774</text:p>
          </table:table-cell>
          <table:table-cell office:value-type="float" office:value="0.246408" calcext:value-type="float">
            <text:p>0.246408</text:p>
          </table:table-cell>
          <table:table-cell table:number-columns-repeated="17"/>
        </table:table-row>
        <table:table-row table:style-name="ro1">
          <table:table-cell office:value-type="float" office:value="0.054021" calcext:value-type="float">
            <text:p>0.054021</text:p>
          </table:table-cell>
          <table:table-cell office:value-type="float" office:value="0.250787" calcext:value-type="float">
            <text:p>0.250787</text:p>
          </table:table-cell>
          <table:table-cell office:value-type="float" office:value="0.302642" calcext:value-type="float">
            <text:p>0.302642</text:p>
          </table:table-cell>
          <table:table-cell office:value-type="float" office:value="0.306732" calcext:value-type="float">
            <text:p>0.306732</text:p>
          </table:table-cell>
          <table:table-cell office:value-type="float" office:value="0.210563" calcext:value-type="float">
            <text:p>0.210563</text:p>
          </table:table-cell>
          <table:table-cell office:value-type="float" office:value="0.258067" calcext:value-type="float">
            <text:p>0.258067</text:p>
          </table:table-cell>
          <table:table-cell office:value-type="float" office:value="0.197966" calcext:value-type="float">
            <text:p>0.197966</text:p>
          </table:table-cell>
          <table:table-cell table:number-columns-repeated="17"/>
        </table:table-row>
        <table:table-row table:style-name="ro1">
          <table:table-cell office:value-type="float" office:value="0.106532" calcext:value-type="float">
            <text:p>0.106532</text:p>
          </table:table-cell>
          <table:table-cell office:value-type="float" office:value="0.307868" calcext:value-type="float">
            <text:p>0.307868</text:p>
          </table:table-cell>
          <table:table-cell office:value-type="float" office:value="0.275166" calcext:value-type="float">
            <text:p>0.275166</text:p>
          </table:table-cell>
          <table:table-cell office:value-type="float" office:value="0.251868" calcext:value-type="float">
            <text:p>0.251868</text:p>
          </table:table-cell>
          <table:table-cell office:value-type="float" office:value="0.202408" calcext:value-type="float">
            <text:p>0.202408</text:p>
          </table:table-cell>
          <table:table-cell office:value-type="float" office:value="0.203675" calcext:value-type="float">
            <text:p>0.203675</text:p>
          </table:table-cell>
          <table:table-cell office:value-type="float" office:value="0.186929" calcext:value-type="float">
            <text:p>0.186929</text:p>
          </table:table-cell>
          <table:table-cell table:number-columns-repeated="17"/>
        </table:table-row>
        <table:table-row table:style-name="ro1">
          <table:table-cell office:value-type="float" office:value="0.106625" calcext:value-type="float">
            <text:p>0.106625</text:p>
          </table:table-cell>
          <table:table-cell office:value-type="float" office:value="0.273415" calcext:value-type="float">
            <text:p>0.273415</text:p>
          </table:table-cell>
          <table:table-cell office:value-type="float" office:value="0.334257" calcext:value-type="float">
            <text:p>0.334257</text:p>
          </table:table-cell>
          <table:table-cell office:value-type="float" office:value="0.257989" calcext:value-type="float">
            <text:p>0.257989</text:p>
          </table:table-cell>
          <table:table-cell office:value-type="float" office:value="0.203984" calcext:value-type="float">
            <text:p>0.203984</text:p>
          </table:table-cell>
          <table:table-cell office:value-type="float" office:value="0.200415" calcext:value-type="float">
            <text:p>0.200415</text:p>
          </table:table-cell>
          <table:table-cell office:value-type="float" office:value="0.260395" calcext:value-type="float">
            <text:p>0.260395</text:p>
          </table:table-cell>
          <table:table-cell table:number-columns-repeated="17"/>
        </table:table-row>
        <table:table-row table:style-name="ro1">
          <table:table-cell office:value-type="float" office:value="0.106444" calcext:value-type="float">
            <text:p>0.106444</text:p>
          </table:table-cell>
          <table:table-cell office:value-type="float" office:value="0.328631" calcext:value-type="float">
            <text:p>0.328631</text:p>
          </table:table-cell>
          <table:table-cell office:value-type="float" office:value="0.196812" calcext:value-type="float">
            <text:p>0.196812</text:p>
          </table:table-cell>
          <table:table-cell office:value-type="float" office:value="0.209827" calcext:value-type="float">
            <text:p>0.209827</text:p>
          </table:table-cell>
          <table:table-cell office:value-type="float" office:value="0.254444" calcext:value-type="float">
            <text:p>0.254444</text:p>
          </table:table-cell>
          <table:table-cell office:value-type="float" office:value="0.202641" calcext:value-type="float">
            <text:p>0.202641</text:p>
          </table:table-cell>
          <table:table-cell office:value-type="float" office:value="0.195922" calcext:value-type="float">
            <text:p>0.195922</text:p>
          </table:table-cell>
          <table:table-cell table:number-columns-repeated="17"/>
        </table:table-row>
        <table:table-row table:style-name="ro1">
          <table:table-cell office:value-type="float" office:value="0.071288" calcext:value-type="float">
            <text:p>0.071288</text:p>
          </table:table-cell>
          <table:table-cell office:value-type="float" office:value="0.293906" calcext:value-type="float">
            <text:p>0.293906</text:p>
          </table:table-cell>
          <table:table-cell office:value-type="float" office:value="0.259288" calcext:value-type="float">
            <text:p>0.259288</text:p>
          </table:table-cell>
          <table:table-cell office:value-type="float" office:value="0.227271" calcext:value-type="float">
            <text:p>0.227271</text:p>
          </table:table-cell>
          <table:table-cell office:value-type="float" office:value="0.196608" calcext:value-type="float">
            <text:p>0.196608</text:p>
          </table:table-cell>
          <table:table-cell office:value-type="float" office:value="0.258419" calcext:value-type="float">
            <text:p>0.258419</text:p>
          </table:table-cell>
          <table:table-cell office:value-type="float" office:value="0.221303" calcext:value-type="float">
            <text:p>0.221303</text:p>
          </table:table-cell>
          <table:table-cell table:number-columns-repeated="17"/>
        </table:table-row>
        <table:table-row table:style-name="ro1">
          <table:table-cell office:value-type="float" office:value="0.090949" calcext:value-type="float">
            <text:p>0.090949</text:p>
          </table:table-cell>
          <table:table-cell office:value-type="float" office:value="0.284266" calcext:value-type="float">
            <text:p>0.284266</text:p>
          </table:table-cell>
          <table:table-cell office:value-type="float" office:value="0.247994" calcext:value-type="float">
            <text:p>0.247994</text:p>
          </table:table-cell>
          <table:table-cell office:value-type="float" office:value="0.280163" calcext:value-type="float">
            <text:p>0.280163</text:p>
          </table:table-cell>
          <table:table-cell office:value-type="float" office:value="0.24116" calcext:value-type="float">
            <text:p>0.24116</text:p>
          </table:table-cell>
          <table:table-cell office:value-type="float" office:value="0.261744" calcext:value-type="float">
            <text:p>0.261744</text:p>
          </table:table-cell>
          <table:table-cell office:value-type="float" office:value="0.216463" calcext:value-type="float">
            <text:p>0.216463</text:p>
          </table:table-cell>
          <table:table-cell table:number-columns-repeated="17"/>
        </table:table-row>
        <table:table-row table:style-name="ro1">
          <table:table-cell office:value-type="float" office:value="0.106672" calcext:value-type="float">
            <text:p>0.106672</text:p>
          </table:table-cell>
          <table:table-cell office:value-type="float" office:value="0.303985" calcext:value-type="float">
            <text:p>0.303985</text:p>
          </table:table-cell>
          <table:table-cell office:value-type="float" office:value="0.338043" calcext:value-type="float">
            <text:p>0.338043</text:p>
          </table:table-cell>
          <table:table-cell office:value-type="float" office:value="0.300114" calcext:value-type="float">
            <text:p>0.300114</text:p>
          </table:table-cell>
          <table:table-cell office:value-type="float" office:value="0.265579" calcext:value-type="float">
            <text:p>0.265579</text:p>
          </table:table-cell>
          <table:table-cell office:value-type="float" office:value="0.24858" calcext:value-type="float">
            <text:p>0.24858</text:p>
          </table:table-cell>
          <table:table-cell office:value-type="float" office:value="0.179631" calcext:value-type="float">
            <text:p>0.179631</text:p>
          </table:table-cell>
          <table:table-cell table:number-columns-repeated="17"/>
        </table:table-row>
        <table:table-row table:style-name="ro1">
          <table:table-cell office:value-type="float" office:value="0.106661" calcext:value-type="float">
            <text:p>0.106661</text:p>
          </table:table-cell>
          <table:table-cell office:value-type="float" office:value="0.273936" calcext:value-type="float">
            <text:p>0.273936</text:p>
          </table:table-cell>
          <table:table-cell office:value-type="float" office:value="0.262185" calcext:value-type="float">
            <text:p>0.262185</text:p>
          </table:table-cell>
          <table:table-cell office:value-type="float" office:value="0.21736" calcext:value-type="float">
            <text:p>0.21736</text:p>
          </table:table-cell>
          <table:table-cell office:value-type="float" office:value="0.211779" calcext:value-type="float">
            <text:p>0.211779</text:p>
          </table:table-cell>
          <table:table-cell office:value-type="float" office:value="0.213793" calcext:value-type="float">
            <text:p>0.213793</text:p>
          </table:table-cell>
          <table:table-cell office:value-type="float" office:value="0.218631" calcext:value-type="float">
            <text:p>0.218631</text:p>
          </table:table-cell>
          <table:table-cell table:number-columns-repeated="17"/>
        </table:table-row>
        <table:table-row table:style-name="ro1">
          <table:table-cell office:value-type="float" office:value="0.067428" calcext:value-type="float">
            <text:p>0.067428</text:p>
          </table:table-cell>
          <table:table-cell office:value-type="float" office:value="0.256513" calcext:value-type="float">
            <text:p>0.256513</text:p>
          </table:table-cell>
          <table:table-cell office:value-type="float" office:value="0.244537" calcext:value-type="float">
            <text:p>0.244537</text:p>
          </table:table-cell>
          <table:table-cell office:value-type="float" office:value="0.276035" calcext:value-type="float">
            <text:p>0.276035</text:p>
          </table:table-cell>
          <table:table-cell office:value-type="float" office:value="0.227207" calcext:value-type="float">
            <text:p>0.227207</text:p>
          </table:table-cell>
          <table:table-cell office:value-type="float" office:value="0.195045" calcext:value-type="float">
            <text:p>0.195045</text:p>
          </table:table-cell>
          <table:table-cell office:value-type="float" office:value="0.20321" calcext:value-type="float">
            <text:p>0.20321</text:p>
          </table:table-cell>
          <table:table-cell table:number-columns-repeated="17"/>
        </table:table-row>
        <table:table-row table:style-name="ro1">
          <table:table-cell office:value-type="float" office:value="0.053828" calcext:value-type="float">
            <text:p>0.053828</text:p>
          </table:table-cell>
          <table:table-cell office:value-type="float" office:value="0.280953" calcext:value-type="float">
            <text:p>0.280953</text:p>
          </table:table-cell>
          <table:table-cell office:value-type="float" office:value="0.258237" calcext:value-type="float">
            <text:p>0.258237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211162" calcext:value-type="float">
            <text:p>0.211162</text:p>
          </table:table-cell>
          <table:table-cell office:value-type="float" office:value="0.229287" calcext:value-type="float">
            <text:p>0.229287</text:p>
          </table:table-cell>
          <table:table-cell office:value-type="float" office:value="0.232405" calcext:value-type="float">
            <text:p>0.232405</text:p>
          </table:table-cell>
          <table:table-cell table:number-columns-repeated="17"/>
        </table:table-row>
        <table:table-row table:style-name="ro1">
          <table:table-cell office:value-type="float" office:value="0.097375" calcext:value-type="float">
            <text:p>0.097375</text:p>
          </table:table-cell>
          <table:table-cell office:value-type="float" office:value="0.343029" calcext:value-type="float">
            <text:p>0.343029</text:p>
          </table:table-cell>
          <table:table-cell office:value-type="float" office:value="0.332144" calcext:value-type="float">
            <text:p>0.332144</text:p>
          </table:table-cell>
          <table:table-cell office:value-type="float" office:value="0.285484" calcext:value-type="float">
            <text:p>0.285484</text:p>
          </table:table-cell>
          <table:table-cell office:value-type="float" office:value="0.198078" calcext:value-type="float">
            <text:p>0.198078</text:p>
          </table:table-cell>
          <table:table-cell office:value-type="float" office:value="0.242335" calcext:value-type="float">
            <text:p>0.242335</text:p>
          </table:table-cell>
          <table:table-cell office:value-type="float" office:value="0.18716" calcext:value-type="float">
            <text:p>0.18716</text:p>
          </table:table-cell>
          <table:table-cell table:number-columns-repeated="17"/>
        </table:table-row>
        <table:table-row table:style-name="ro1">
          <table:table-cell office:value-type="float" office:value="0.056694" calcext:value-type="float">
            <text:p>0.056694</text:p>
          </table:table-cell>
          <table:table-cell office:value-type="float" office:value="0.258182" calcext:value-type="float">
            <text:p>0.258182</text:p>
          </table:table-cell>
          <table:table-cell office:value-type="float" office:value="0.223656" calcext:value-type="float">
            <text:p>0.223656</text:p>
          </table:table-cell>
          <table:table-cell office:value-type="float" office:value="0.299886" calcext:value-type="float">
            <text:p>0.299886</text:p>
          </table:table-cell>
          <table:table-cell office:value-type="float" office:value="0.196788" calcext:value-type="float">
            <text:p>0.196788</text:p>
          </table:table-cell>
          <table:table-cell office:value-type="float" office:value="0.251797" calcext:value-type="float">
            <text:p>0.251797</text:p>
          </table:table-cell>
          <table:table-cell office:value-type="float" office:value="0.275918" calcext:value-type="float">
            <text:p>0.275918</text:p>
          </table:table-cell>
          <table:table-cell table:number-columns-repeated="17"/>
        </table:table-row>
        <table:table-row table:style-name="ro1">
          <table:table-cell office:value-type="float" office:value="0.066127" calcext:value-type="float">
            <text:p>0.066127</text:p>
          </table:table-cell>
          <table:table-cell office:value-type="float" office:value="0.301255" calcext:value-type="float">
            <text:p>0.301255</text:p>
          </table:table-cell>
          <table:table-cell office:value-type="float" office:value="0.281706" calcext:value-type="float">
            <text:p>0.281706</text:p>
          </table:table-cell>
          <table:table-cell office:value-type="float" office:value="0.223419" calcext:value-type="float">
            <text:p>0.223419</text:p>
          </table:table-cell>
          <table:table-cell office:value-type="float" office:value="0.257712" calcext:value-type="float">
            <text:p>0.257712</text:p>
          </table:table-cell>
          <table:table-cell office:value-type="float" office:value="0.240672" calcext:value-type="float">
            <text:p>0.240672</text:p>
          </table:table-cell>
          <table:table-cell office:value-type="float" office:value="0.234555" calcext:value-type="float">
            <text:p>0.234555</text:p>
          </table:table-cell>
          <table:table-cell table:number-columns-repeated="17"/>
        </table:table-row>
        <table:table-row table:style-name="ro1">
          <table:table-cell office:value-type="float" office:value="0.096966" calcext:value-type="float">
            <text:p>0.096966</text:p>
          </table:table-cell>
          <table:table-cell office:value-type="float" office:value="0.297471" calcext:value-type="float">
            <text:p>0.297471</text:p>
          </table:table-cell>
          <table:table-cell office:value-type="float" office:value="0.244634" calcext:value-type="float">
            <text:p>0.244634</text:p>
          </table:table-cell>
          <table:table-cell office:value-type="float" office:value="0.270777" calcext:value-type="float">
            <text:p>0.270777</text:p>
          </table:table-cell>
          <table:table-cell office:value-type="float" office:value="0.237091" calcext:value-type="float">
            <text:p>0.237091</text:p>
          </table:table-cell>
          <table:table-cell office:value-type="float" office:value="0.232673" calcext:value-type="float">
            <text:p>0.232673</text:p>
          </table:table-cell>
          <table:table-cell office:value-type="float" office:value="0.223845" calcext:value-type="float">
            <text:p>0.223845</text:p>
          </table:table-cell>
          <table:table-cell table:number-columns-repeated="17"/>
        </table:table-row>
        <table:table-row table:style-name="ro1">
          <table:table-cell office:value-type="float" office:value="0.106735" calcext:value-type="float">
            <text:p>0.106735</text:p>
          </table:table-cell>
          <table:table-cell office:value-type="float" office:value="0.226085" calcext:value-type="float">
            <text:p>0.226085</text:p>
          </table:table-cell>
          <table:table-cell office:value-type="float" office:value="0.264252" calcext:value-type="float">
            <text:p>0.264252</text:p>
          </table:table-cell>
          <table:table-cell office:value-type="float" office:value="0.287609" calcext:value-type="float">
            <text:p>0.287609</text:p>
          </table:table-cell>
          <table:table-cell office:value-type="float" office:value="0.222805" calcext:value-type="float">
            <text:p>0.222805</text:p>
          </table:table-cell>
          <table:table-cell office:value-type="float" office:value="0.246565" calcext:value-type="float">
            <text:p>0.246565</text:p>
          </table:table-cell>
          <table:table-cell office:value-type="float" office:value="0.209136" calcext:value-type="float">
            <text:p>0.209136</text:p>
          </table:table-cell>
          <table:table-cell table:number-columns-repeated="17"/>
        </table:table-row>
        <table:table-row table:style-name="ro1">
          <table:table-cell office:value-type="float" office:value="0.061787" calcext:value-type="float">
            <text:p>0.061787</text:p>
          </table:table-cell>
          <table:table-cell office:value-type="float" office:value="0.27313" calcext:value-type="float">
            <text:p>0.27313</text:p>
          </table:table-cell>
          <table:table-cell office:value-type="float" office:value="0.248628" calcext:value-type="float">
            <text:p>0.248628</text:p>
          </table:table-cell>
          <table:table-cell office:value-type="float" office:value="0.249746" calcext:value-type="float">
            <text:p>0.249746</text:p>
          </table:table-cell>
          <table:table-cell office:value-type="float" office:value="0.202999" calcext:value-type="float">
            <text:p>0.202999</text:p>
          </table:table-cell>
          <table:table-cell office:value-type="float" office:value="0.241838" calcext:value-type="float">
            <text:p>0.241838</text:p>
          </table:table-cell>
          <table:table-cell office:value-type="float" office:value="0.23218" calcext:value-type="float">
            <text:p>0.23218</text:p>
          </table:table-cell>
          <table:table-cell table:number-columns-repeated="17"/>
        </table:table-row>
        <table:table-row table:style-name="ro1">
          <table:table-cell office:value-type="float" office:value="0.078118" calcext:value-type="float">
            <text:p>0.078118</text:p>
          </table:table-cell>
          <table:table-cell office:value-type="float" office:value="0.251177" calcext:value-type="float">
            <text:p>0.251177</text:p>
          </table:table-cell>
          <table:table-cell office:value-type="float" office:value="0.200984" calcext:value-type="float">
            <text:p>0.200984</text:p>
          </table:table-cell>
          <table:table-cell office:value-type="float" office:value="0.23046" calcext:value-type="float">
            <text:p>0.23046</text:p>
          </table:table-cell>
          <table:table-cell office:value-type="float" office:value="0.216074" calcext:value-type="float">
            <text:p>0.216074</text:p>
          </table:table-cell>
          <table:table-cell office:value-type="float" office:value="0.266056" calcext:value-type="float">
            <text:p>0.266056</text:p>
          </table:table-cell>
          <table:table-cell office:value-type="float" office:value="0.252405" calcext:value-type="float">
            <text:p>0.252405</text:p>
          </table:table-cell>
          <table:table-cell table:number-columns-repeated="17"/>
        </table:table-row>
        <table:table-row table:style-name="ro1">
          <table:table-cell office:value-type="float" office:value="0.061797" calcext:value-type="float">
            <text:p>0.061797</text:p>
          </table:table-cell>
          <table:table-cell office:value-type="float" office:value="0.361857" calcext:value-type="float">
            <text:p>0.361857</text:p>
          </table:table-cell>
          <table:table-cell office:value-type="float" office:value="0.29628" calcext:value-type="float">
            <text:p>0.29628</text:p>
          </table:table-cell>
          <table:table-cell office:value-type="float" office:value="0.259236" calcext:value-type="float">
            <text:p>0.259236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45319" calcext:value-type="float">
            <text:p>0.245319</text:p>
          </table:table-cell>
          <table:table-cell office:value-type="float" office:value="0.208425" calcext:value-type="float">
            <text:p>0.208425</text:p>
          </table:table-cell>
          <table:table-cell table:number-columns-repeated="17"/>
        </table:table-row>
        <table:table-row table:style-name="ro1">
          <table:table-cell office:value-type="float" office:value="0.106256" calcext:value-type="float">
            <text:p>0.106256</text:p>
          </table:table-cell>
          <table:table-cell office:value-type="float" office:value="0.31818" calcext:value-type="float">
            <text:p>0.31818</text:p>
          </table:table-cell>
          <table:table-cell office:value-type="float" office:value="0.183307" calcext:value-type="float">
            <text:p>0.183307</text:p>
          </table:table-cell>
          <table:table-cell office:value-type="float" office:value="0.217532" calcext:value-type="float">
            <text:p>0.217532</text:p>
          </table:table-cell>
          <table:table-cell office:value-type="float" office:value="0.216203" calcext:value-type="float">
            <text:p>0.216203</text:p>
          </table:table-cell>
          <table:table-cell office:value-type="float" office:value="0.243165" calcext:value-type="float">
            <text:p>0.243165</text:p>
          </table:table-cell>
          <table:table-cell office:value-type="float" office:value="0.288998" calcext:value-type="float">
            <text:p>0.288998</text:p>
          </table:table-cell>
          <table:table-cell table:number-columns-repeated="17"/>
        </table:table-row>
        <table:table-row table:style-name="ro1">
          <table:table-cell office:value-type="float" office:value="0.06242" calcext:value-type="float">
            <text:p>0.06242</text:p>
          </table:table-cell>
          <table:table-cell office:value-type="float" office:value="0.248054" calcext:value-type="float">
            <text:p>0.248054</text:p>
          </table:table-cell>
          <table:table-cell office:value-type="float" office:value="0.249803" calcext:value-type="float">
            <text:p>0.249803</text:p>
          </table:table-cell>
          <table:table-cell office:value-type="float" office:value="0.29795" calcext:value-type="float">
            <text:p>0.29795</text:p>
          </table:table-cell>
          <table:table-cell office:value-type="float" office:value="0.265169" calcext:value-type="float">
            <text:p>0.265169</text:p>
          </table:table-cell>
          <table:table-cell office:value-type="float" office:value="0.233245" calcext:value-type="float">
            <text:p>0.233245</text:p>
          </table:table-cell>
          <table:table-cell office:value-type="float" office:value="0.272149" calcext:value-type="float">
            <text:p>0.272149</text:p>
          </table:table-cell>
          <table:table-cell table:number-columns-repeated="17"/>
        </table:table-row>
        <table:table-row table:style-name="ro1">
          <table:table-cell office:value-type="float" office:value="0.105517" calcext:value-type="float">
            <text:p>0.105517</text:p>
          </table:table-cell>
          <table:table-cell office:value-type="float" office:value="0.32465" calcext:value-type="float">
            <text:p>0.32465</text:p>
          </table:table-cell>
          <table:table-cell office:value-type="float" office:value="0.235126" calcext:value-type="float">
            <text:p>0.235126</text:p>
          </table:table-cell>
          <table:table-cell office:value-type="float" office:value="0.265615" calcext:value-type="float">
            <text:p>0.265615</text:p>
          </table:table-cell>
          <table:table-cell office:value-type="float" office:value="0.203395" calcext:value-type="float">
            <text:p>0.203395</text:p>
          </table:table-cell>
          <table:table-cell office:value-type="float" office:value="0.236171" calcext:value-type="float">
            <text:p>0.236171</text:p>
          </table:table-cell>
          <table:table-cell office:value-type="float" office:value="0.271403" calcext:value-type="float">
            <text:p>0.271403</text:p>
          </table:table-cell>
          <table:table-cell table:number-columns-repeated="17"/>
        </table:table-row>
        <table:table-row table:style-name="ro1">
          <table:table-cell office:value-type="float" office:value="0.064222" calcext:value-type="float">
            <text:p>0.064222</text:p>
          </table:table-cell>
          <table:table-cell office:value-type="float" office:value="0.214599" calcext:value-type="float">
            <text:p>0.214599</text:p>
          </table:table-cell>
          <table:table-cell office:value-type="float" office:value="0.210638" calcext:value-type="float">
            <text:p>0.210638</text:p>
          </table:table-cell>
          <table:table-cell office:value-type="float" office:value="0.270836" calcext:value-type="float">
            <text:p>0.270836</text:p>
          </table:table-cell>
          <table:table-cell office:value-type="float" office:value="0.200235" calcext:value-type="float">
            <text:p>0.200235</text:p>
          </table:table-cell>
          <table:table-cell office:value-type="float" office:value="0.188575" calcext:value-type="float">
            <text:p>0.188575</text:p>
          </table:table-cell>
          <table:table-cell office:value-type="float" office:value="0.276548" calcext:value-type="float">
            <text:p>0.276548</text:p>
          </table:table-cell>
          <table:table-cell table:number-columns-repeated="17"/>
        </table:table-row>
        <table:table-row table:style-name="ro1">
          <table:table-cell office:value-type="float" office:value="0.106417" calcext:value-type="float">
            <text:p>0.106417</text:p>
          </table:table-cell>
          <table:table-cell office:value-type="float" office:value="0.254289" calcext:value-type="float">
            <text:p>0.254289</text:p>
          </table:table-cell>
          <table:table-cell office:value-type="float" office:value="0.272753" calcext:value-type="float">
            <text:p>0.272753</text:p>
          </table:table-cell>
          <table:table-cell office:value-type="float" office:value="0.219236" calcext:value-type="float">
            <text:p>0.219236</text:p>
          </table:table-cell>
          <table:table-cell office:value-type="float" office:value="0.206938" calcext:value-type="float">
            <text:p>0.206938</text:p>
          </table:table-cell>
          <table:table-cell office:value-type="float" office:value="0.227901" calcext:value-type="float">
            <text:p>0.227901</text:p>
          </table:table-cell>
          <table:table-cell office:value-type="float" office:value="0.218996" calcext:value-type="float">
            <text:p>0.218996</text:p>
          </table:table-cell>
          <table:table-cell table:number-columns-repeated="17"/>
        </table:table-row>
        <table:table-row table:style-name="ro1">
          <table:table-cell office:value-type="float" office:value="0.105698" calcext:value-type="float">
            <text:p>0.105698</text:p>
          </table:table-cell>
          <table:table-cell office:value-type="float" office:value="0.277644" calcext:value-type="float">
            <text:p>0.277644</text:p>
          </table:table-cell>
          <table:table-cell office:value-type="float" office:value="0.288992" calcext:value-type="float">
            <text:p>0.288992</text:p>
          </table:table-cell>
          <table:table-cell office:value-type="float" office:value="0.28792" calcext:value-type="float">
            <text:p>0.28792</text:p>
          </table:table-cell>
          <table:table-cell office:value-type="float" office:value="0.265792" calcext:value-type="float">
            <text:p>0.265792</text:p>
          </table:table-cell>
          <table:table-cell office:value-type="float" office:value="0.190448" calcext:value-type="float">
            <text:p>0.190448</text:p>
          </table:table-cell>
          <table:table-cell office:value-type="float" office:value="0.29175" calcext:value-type="float">
            <text:p>0.29175</text:p>
          </table:table-cell>
          <table:table-cell table:number-columns-repeated="17"/>
        </table:table-row>
        <table:table-row table:style-name="ro1">
          <table:table-cell office:value-type="float" office:value="0.062239" calcext:value-type="float">
            <text:p>0.062239</text:p>
          </table:table-cell>
          <table:table-cell office:value-type="float" office:value="0.250613" calcext:value-type="float">
            <text:p>0.250613</text:p>
          </table:table-cell>
          <table:table-cell office:value-type="float" office:value="0.094909" calcext:value-type="float">
            <text:p>0.094909</text:p>
          </table:table-cell>
          <table:table-cell office:value-type="float" office:value="0.323792" calcext:value-type="float">
            <text:p>0.323792</text:p>
          </table:table-cell>
          <table:table-cell office:value-type="float" office:value="0.189542" calcext:value-type="float">
            <text:p>0.189542</text:p>
          </table:table-cell>
          <table:table-cell office:value-type="float" office:value="0.189498" calcext:value-type="float">
            <text:p>0.189498</text:p>
          </table:table-cell>
          <table:table-cell office:value-type="float" office:value="0.264956" calcext:value-type="float">
            <text:p>0.264956</text:p>
          </table:table-cell>
          <table:table-cell table:number-columns-repeated="17"/>
        </table:table-row>
        <table:table-row table:style-name="ro1">
          <table:table-cell office:value-type="float" office:value="0.066561" calcext:value-type="float">
            <text:p>0.066561</text:p>
          </table:table-cell>
          <table:table-cell office:value-type="float" office:value="0.312811" calcext:value-type="float">
            <text:p>0.312811</text:p>
          </table:table-cell>
          <table:table-cell office:value-type="float" office:value="0.224484" calcext:value-type="float">
            <text:p>0.224484</text:p>
          </table:table-cell>
          <table:table-cell office:value-type="float" office:value="0.253143" calcext:value-type="float">
            <text:p>0.253143</text:p>
          </table:table-cell>
          <table:table-cell office:value-type="float" office:value="0.25901" calcext:value-type="float">
            <text:p>0.25901</text:p>
          </table:table-cell>
          <table:table-cell office:value-type="float" office:value="0.22625" calcext:value-type="float">
            <text:p>0.22625</text:p>
          </table:table-cell>
          <table:table-cell office:value-type="float" office:value="0.26621" calcext:value-type="float">
            <text:p>0.26621</text:p>
          </table:table-cell>
          <table:table-cell table:number-columns-repeated="17"/>
        </table:table-row>
        <table:table-row table:style-name="ro1">
          <table:table-cell office:value-type="float" office:value="0.06645" calcext:value-type="float">
            <text:p>0.06645</text:p>
          </table:table-cell>
          <table:table-cell office:value-type="float" office:value="0.279029" calcext:value-type="float">
            <text:p>0.279029</text:p>
          </table:table-cell>
          <table:table-cell office:value-type="float" office:value="0.28868" calcext:value-type="float">
            <text:p>0.28868</text:p>
          </table:table-cell>
          <table:table-cell office:value-type="float" office:value="0.204146" calcext:value-type="float">
            <text:p>0.204146</text:p>
          </table:table-cell>
          <table:table-cell office:value-type="float" office:value="0.27327" calcext:value-type="float">
            <text:p>0.27327</text:p>
          </table:table-cell>
          <table:table-cell office:value-type="float" office:value="0.207547" calcext:value-type="float">
            <text:p>0.207547</text:p>
          </table:table-cell>
          <table:table-cell office:value-type="float" office:value="0.235824" calcext:value-type="float">
            <text:p>0.235824</text:p>
          </table:table-cell>
          <table:table-cell table:number-columns-repeated="17"/>
        </table:table-row>
        <table:table-row table:style-name="ro1">
          <table:table-cell office:value-type="float" office:value="0.054513" calcext:value-type="float">
            <text:p>0.054513</text:p>
          </table:table-cell>
          <table:table-cell office:value-type="float" office:value="0.298751" calcext:value-type="float">
            <text:p>0.298751</text:p>
          </table:table-cell>
          <table:table-cell office:value-type="float" office:value="0.243692" calcext:value-type="float">
            <text:p>0.243692</text:p>
          </table:table-cell>
          <table:table-cell office:value-type="float" office:value="0.271471" calcext:value-type="float">
            <text:p>0.271471</text:p>
          </table:table-cell>
          <table:table-cell office:value-type="float" office:value="0.203835" calcext:value-type="float">
            <text:p>0.203835</text:p>
          </table:table-cell>
          <table:table-cell office:value-type="float" office:value="0.221165" calcext:value-type="float">
            <text:p>0.221165</text:p>
          </table:table-cell>
          <table:table-cell office:value-type="float" office:value="0.276119" calcext:value-type="float">
            <text:p>0.276119</text:p>
          </table:table-cell>
          <table:table-cell table:number-columns-repeated="17"/>
        </table:table-row>
        <table:table-row table:style-name="ro1">
          <table:table-cell office:value-type="float" office:value="0.104339" calcext:value-type="float">
            <text:p>0.104339</text:p>
          </table:table-cell>
          <table:table-cell office:value-type="float" office:value="0.29475" calcext:value-type="float">
            <text:p>0.29475</text:p>
          </table:table-cell>
          <table:table-cell office:value-type="float" office:value="0.194295" calcext:value-type="float">
            <text:p>0.194295</text:p>
          </table:table-cell>
          <table:table-cell office:value-type="float" office:value="0.199104" calcext:value-type="float">
            <text:p>0.199104</text:p>
          </table:table-cell>
          <table:table-cell office:value-type="float" office:value="0.216324" calcext:value-type="float">
            <text:p>0.216324</text:p>
          </table:table-cell>
          <table:table-cell office:value-type="float" office:value="0.282814" calcext:value-type="float">
            <text:p>0.282814</text:p>
          </table:table-cell>
          <table:table-cell office:value-type="float" office:value="0.285721" calcext:value-type="float">
            <text:p>0.285721</text:p>
          </table:table-cell>
          <table:table-cell table:number-columns-repeated="17"/>
        </table:table-row>
        <table:table-row table:style-name="ro1">
          <table:table-cell office:value-type="float" office:value="0.090381" calcext:value-type="float">
            <text:p>0.090381</text:p>
          </table:table-cell>
          <table:table-cell office:value-type="float" office:value="0.266541" calcext:value-type="float">
            <text:p>0.266541</text:p>
          </table:table-cell>
          <table:table-cell office:value-type="float" office:value="0.295178" calcext:value-type="float">
            <text:p>0.295178</text:p>
          </table:table-cell>
          <table:table-cell office:value-type="float" office:value="0.304196" calcext:value-type="float">
            <text:p>0.304196</text:p>
          </table:table-cell>
          <table:table-cell office:value-type="float" office:value="0.254406" calcext:value-type="float">
            <text:p>0.254406</text:p>
          </table:table-cell>
          <table:table-cell office:value-type="float" office:value="0.202984" calcext:value-type="float">
            <text:p>0.202984</text:p>
          </table:table-cell>
          <table:table-cell office:value-type="float" office:value="0.27304" calcext:value-type="float">
            <text:p>0.27304</text:p>
          </table:table-cell>
          <table:table-cell table:number-columns-repeated="17"/>
        </table:table-row>
        <table:table-row table:style-name="ro1">
          <table:table-cell office:value-type="float" office:value="0.089284" calcext:value-type="float">
            <text:p>0.089284</text:p>
          </table:table-cell>
          <table:table-cell office:value-type="float" office:value="0.314335" calcext:value-type="float">
            <text:p>0.314335</text:p>
          </table:table-cell>
          <table:table-cell office:value-type="float" office:value="0.256978" calcext:value-type="float">
            <text:p>0.256978</text:p>
          </table:table-cell>
          <table:table-cell office:value-type="float" office:value="0.300283" calcext:value-type="float">
            <text:p>0.300283</text:p>
          </table:table-cell>
          <table:table-cell office:value-type="float" office:value="0.224245" calcext:value-type="float">
            <text:p>0.224245</text:p>
          </table:table-cell>
          <table:table-cell office:value-type="float" office:value="0.236163" calcext:value-type="float">
            <text:p>0.236163</text:p>
          </table:table-cell>
          <table:table-cell office:value-type="float" office:value="0.261805" calcext:value-type="float">
            <text:p>0.261805</text:p>
          </table:table-cell>
          <table:table-cell table:number-columns-repeated="17"/>
        </table:table-row>
        <table:table-row table:style-name="ro1">
          <table:table-cell office:value-type="float" office:value="0.062054" calcext:value-type="float">
            <text:p>0.062054</text:p>
          </table:table-cell>
          <table:table-cell office:value-type="float" office:value="0.296373" calcext:value-type="float">
            <text:p>0.296373</text:p>
          </table:table-cell>
          <table:table-cell office:value-type="float" office:value="0.181153" calcext:value-type="float">
            <text:p>0.181153</text:p>
          </table:table-cell>
          <table:table-cell office:value-type="float" office:value="0.305309" calcext:value-type="float">
            <text:p>0.305309</text:p>
          </table:table-cell>
          <table:table-cell office:value-type="float" office:value="0.210698" calcext:value-type="float">
            <text:p>0.210698</text:p>
          </table:table-cell>
          <table:table-cell office:value-type="float" office:value="0.218978" calcext:value-type="float">
            <text:p>0.218978</text:p>
          </table:table-cell>
          <table:table-cell office:value-type="float" office:value="0.281034" calcext:value-type="float">
            <text:p>0.281034</text:p>
          </table:table-cell>
          <table:table-cell table:number-columns-repeated="17"/>
        </table:table-row>
        <table:table-row table:style-name="ro1">
          <table:table-cell office:value-type="float" office:value="0.065074" calcext:value-type="float">
            <text:p>0.065074</text:p>
          </table:table-cell>
          <table:table-cell office:value-type="float" office:value="0.260897" calcext:value-type="float">
            <text:p>0.260897</text:p>
          </table:table-cell>
          <table:table-cell office:value-type="float" office:value="0.262487" calcext:value-type="float">
            <text:p>0.262487</text:p>
          </table:table-cell>
          <table:table-cell office:value-type="float" office:value="0.289207" calcext:value-type="float">
            <text:p>0.289207</text:p>
          </table:table-cell>
          <table:table-cell office:value-type="float" office:value="0.196515" calcext:value-type="float">
            <text:p>0.196515</text:p>
          </table:table-cell>
          <table:table-cell office:value-type="float" office:value="0.187033" calcext:value-type="float">
            <text:p>0.187033</text:p>
          </table:table-cell>
          <table:table-cell office:value-type="float" office:value="0.2199" calcext:value-type="float">
            <text:p>0.2199</text:p>
          </table:table-cell>
          <table:table-cell table:number-columns-repeated="17"/>
        </table:table-row>
        <table:table-row table:style-name="ro1">
          <table:table-cell office:value-type="float" office:value="0.105941" calcext:value-type="float">
            <text:p>0.105941</text:p>
          </table:table-cell>
          <table:table-cell office:value-type="float" office:value="0.245409" calcext:value-type="float">
            <text:p>0.245409</text:p>
          </table:table-cell>
          <table:table-cell office:value-type="float" office:value="0.256237" calcext:value-type="float">
            <text:p>0.256237</text:p>
          </table:table-cell>
          <table:table-cell office:value-type="float" office:value="0.305553" calcext:value-type="float">
            <text:p>0.305553</text:p>
          </table:table-cell>
          <table:table-cell office:value-type="float" office:value="0.217781" calcext:value-type="float">
            <text:p>0.217781</text:p>
          </table:table-cell>
          <table:table-cell office:value-type="float" office:value="0.255462" calcext:value-type="float">
            <text:p>0.255462</text:p>
          </table:table-cell>
          <table:table-cell office:value-type="float" office:value="0.11703" calcext:value-type="float">
            <text:p>0.11703</text:p>
          </table:table-cell>
          <table:table-cell table:number-columns-repeated="17"/>
        </table:table-row>
        <table:table-row table:style-name="ro1">
          <table:table-cell office:value-type="float" office:value="0.087125" calcext:value-type="float">
            <text:p>0.087125</text:p>
          </table:table-cell>
          <table:table-cell office:value-type="float" office:value="0.242787" calcext:value-type="float">
            <text:p>0.242787</text:p>
          </table:table-cell>
          <table:table-cell office:value-type="float" office:value="0.221135" calcext:value-type="float">
            <text:p>0.221135</text:p>
          </table:table-cell>
          <table:table-cell office:value-type="float" office:value="0.298099" calcext:value-type="float">
            <text:p>0.298099</text:p>
          </table:table-cell>
          <table:table-cell office:value-type="float" office:value="0.204845" calcext:value-type="float">
            <text:p>0.204845</text:p>
          </table:table-cell>
          <table:table-cell office:value-type="float" office:value="0.18396" calcext:value-type="float">
            <text:p>0.18396</text:p>
          </table:table-cell>
          <table:table-cell office:value-type="float" office:value="0.291695" calcext:value-type="float">
            <text:p>0.291695</text:p>
          </table:table-cell>
          <table:table-cell table:number-columns-repeated="17"/>
        </table:table-row>
        <table:table-row table:style-name="ro1">
          <table:table-cell office:value-type="float" office:value="0.101976" calcext:value-type="float">
            <text:p>0.101976</text:p>
          </table:table-cell>
          <table:table-cell office:value-type="float" office:value="0.268801" calcext:value-type="float">
            <text:p>0.268801</text:p>
          </table:table-cell>
          <table:table-cell office:value-type="float" office:value="0.303819" calcext:value-type="float">
            <text:p>0.303819</text:p>
          </table:table-cell>
          <table:table-cell office:value-type="float" office:value="0.301151" calcext:value-type="float">
            <text:p>0.301151</text:p>
          </table:table-cell>
          <table:table-cell office:value-type="float" office:value="0.249386" calcext:value-type="float">
            <text:p>0.249386</text:p>
          </table:table-cell>
          <table:table-cell office:value-type="float" office:value="0.184498" calcext:value-type="float">
            <text:p>0.184498</text:p>
          </table:table-cell>
          <table:table-cell office:value-type="float" office:value="0.292982" calcext:value-type="float">
            <text:p>0.292982</text:p>
          </table:table-cell>
          <table:table-cell table:number-columns-repeated="17"/>
        </table:table-row>
        <table:table-row table:style-name="ro1">
          <table:table-cell office:value-type="float" office:value="0.067626" calcext:value-type="float">
            <text:p>0.067626</text:p>
          </table:table-cell>
          <table:table-cell office:value-type="float" office:value="0.265937" calcext:value-type="float">
            <text:p>0.265937</text:p>
          </table:table-cell>
          <table:table-cell office:value-type="float" office:value="0.305902" calcext:value-type="float">
            <text:p>0.305902</text:p>
          </table:table-cell>
          <table:table-cell office:value-type="float" office:value="0.300705" calcext:value-type="float">
            <text:p>0.300705</text:p>
          </table:table-cell>
          <table:table-cell office:value-type="float" office:value="0.216845" calcext:value-type="float">
            <text:p>0.216845</text:p>
          </table:table-cell>
          <table:table-cell office:value-type="float" office:value="0.244238" calcext:value-type="float">
            <text:p>0.244238</text:p>
          </table:table-cell>
          <table:table-cell office:value-type="float" office:value="0.265828" calcext:value-type="float">
            <text:p>0.265828</text:p>
          </table:table-cell>
          <table:table-cell table:number-columns-repeated="17"/>
        </table:table-row>
        <table:table-row table:style-name="ro1">
          <table:table-cell office:value-type="float" office:value="0.063004" calcext:value-type="float">
            <text:p>0.063004</text:p>
          </table:table-cell>
          <table:table-cell office:value-type="float" office:value="0.247548" calcext:value-type="float">
            <text:p>0.247548</text:p>
          </table:table-cell>
          <table:table-cell office:value-type="float" office:value="0.235309" calcext:value-type="float">
            <text:p>0.235309</text:p>
          </table:table-cell>
          <table:table-cell office:value-type="float" office:value="0.290081" calcext:value-type="float">
            <text:p>0.290081</text:p>
          </table:table-cell>
          <table:table-cell office:value-type="float" office:value="0.248184" calcext:value-type="float">
            <text:p>0.248184</text:p>
          </table:table-cell>
          <table:table-cell office:value-type="float" office:value="0.19596" calcext:value-type="float">
            <text:p>0.19596</text:p>
          </table:table-cell>
          <table:table-cell office:value-type="float" office:value="0.281406" calcext:value-type="float">
            <text:p>0.281406</text:p>
          </table:table-cell>
          <table:table-cell table:number-columns-repeated="17"/>
        </table:table-row>
        <table:table-row table:style-name="ro1">
          <table:table-cell office:value-type="float" office:value="0.060066" calcext:value-type="float">
            <text:p>0.060066</text:p>
          </table:table-cell>
          <table:table-cell office:value-type="float" office:value="0.18615" calcext:value-type="float">
            <text:p>0.18615</text:p>
          </table:table-cell>
          <table:table-cell office:value-type="float" office:value="0.311199" calcext:value-type="float">
            <text:p>0.311199</text:p>
          </table:table-cell>
          <table:table-cell office:value-type="float" office:value="0.304388" calcext:value-type="float">
            <text:p>0.304388</text:p>
          </table:table-cell>
          <table:table-cell office:value-type="float" office:value="0.264585" calcext:value-type="float">
            <text:p>0.264585</text:p>
          </table:table-cell>
          <table:table-cell office:value-type="float" office:value="0.184575" calcext:value-type="float">
            <text:p>0.184575</text:p>
          </table:table-cell>
          <table:table-cell office:value-type="float" office:value="0.214897" calcext:value-type="float">
            <text:p>0.214897</text:p>
          </table:table-cell>
          <table:table-cell table:number-columns-repeated="17"/>
        </table:table-row>
        <table:table-row table:style-name="ro1">
          <table:table-cell office:value-type="float" office:value="0.084076" calcext:value-type="float">
            <text:p>0.084076</text:p>
          </table:table-cell>
          <table:table-cell office:value-type="float" office:value="0.342828" calcext:value-type="float">
            <text:p>0.342828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302138" calcext:value-type="float">
            <text:p>0.302138</text:p>
          </table:table-cell>
          <table:table-cell office:value-type="float" office:value="0.225969" calcext:value-type="float">
            <text:p>0.225969</text:p>
          </table:table-cell>
          <table:table-cell office:value-type="float" office:value="0.187649" calcext:value-type="float">
            <text:p>0.187649</text:p>
          </table:table-cell>
          <table:table-cell office:value-type="float" office:value="0.281302" calcext:value-type="float">
            <text:p>0.281302</text:p>
          </table:table-cell>
          <table:table-cell table:number-columns-repeated="17"/>
        </table:table-row>
        <table:table-row table:style-name="ro1">
          <table:table-cell office:value-type="float" office:value="0.105741" calcext:value-type="float">
            <text:p>0.105741</text:p>
          </table:table-cell>
          <table:table-cell office:value-type="float" office:value="0.377132" calcext:value-type="float">
            <text:p>0.377132</text:p>
          </table:table-cell>
          <table:table-cell office:value-type="float" office:value="0.267358" calcext:value-type="float">
            <text:p>0.267358</text:p>
          </table:table-cell>
          <table:table-cell office:value-type="float" office:value="0.301944" calcext:value-type="float">
            <text:p>0.301944</text:p>
          </table:table-cell>
          <table:table-cell office:value-type="float" office:value="0.238501" calcext:value-type="float">
            <text:p>0.238501</text:p>
          </table:table-cell>
          <table:table-cell office:value-type="float" office:value="0.18369" calcext:value-type="float">
            <text:p>0.18369</text:p>
          </table:table-cell>
          <table:table-cell office:value-type="float" office:value="0.298194" calcext:value-type="float">
            <text:p>0.298194</text:p>
          </table:table-cell>
          <table:table-cell table:number-columns-repeated="17"/>
        </table:table-row>
        <table:table-row table:style-name="ro1">
          <table:table-cell office:value-type="float" office:value="0.099654" calcext:value-type="float">
            <text:p>0.099654</text:p>
          </table:table-cell>
          <table:table-cell office:value-type="float" office:value="0.298683" calcext:value-type="float">
            <text:p>0.298683</text:p>
          </table:table-cell>
          <table:table-cell office:value-type="float" office:value="0.218367" calcext:value-type="float">
            <text:p>0.218367</text:p>
          </table:table-cell>
          <table:table-cell office:value-type="float" office:value="0.305507" calcext:value-type="float">
            <text:p>0.305507</text:p>
          </table:table-cell>
          <table:table-cell office:value-type="float" office:value="0.225663" calcext:value-type="float">
            <text:p>0.225663</text:p>
          </table:table-cell>
          <table:table-cell office:value-type="float" office:value="0.209784" calcext:value-type="float">
            <text:p>0.209784</text:p>
          </table:table-cell>
          <table:table-cell office:value-type="float" office:value="0.282906" calcext:value-type="float">
            <text:p>0.282906</text:p>
          </table:table-cell>
          <table:table-cell table:number-columns-repeated="17"/>
        </table:table-row>
        <table:table-row table:style-name="ro1">
          <table:table-cell office:value-type="float" office:value="0.073073" calcext:value-type="float">
            <text:p>0.073073</text:p>
          </table:table-cell>
          <table:table-cell office:value-type="float" office:value="0.17482" calcext:value-type="float">
            <text:p>0.17482</text:p>
          </table:table-cell>
          <table:table-cell office:value-type="float" office:value="0.189642" calcext:value-type="float">
            <text:p>0.189642</text:p>
          </table:table-cell>
          <table:table-cell office:value-type="float" office:value="0.313526" calcext:value-type="float">
            <text:p>0.313526</text:p>
          </table:table-cell>
          <table:table-cell office:value-type="float" office:value="0.216382" calcext:value-type="float">
            <text:p>0.216382</text:p>
          </table:table-cell>
          <table:table-cell office:value-type="float" office:value="0.217021" calcext:value-type="float">
            <text:p>0.217021</text:p>
          </table:table-cell>
          <table:table-cell office:value-type="float" office:value="0.289534" calcext:value-type="float">
            <text:p>0.289534</text:p>
          </table:table-cell>
          <table:table-cell table:number-columns-repeated="17"/>
        </table:table-row>
        <table:table-row table:style-name="ro1">
          <table:table-cell office:value-type="float" office:value="0.063784" calcext:value-type="float">
            <text:p>0.063784</text:p>
          </table:table-cell>
          <table:table-cell office:value-type="float" office:value="0.227949" calcext:value-type="float">
            <text:p>0.227949</text:p>
          </table:table-cell>
          <table:table-cell office:value-type="float" office:value="0.297988" calcext:value-type="float">
            <text:p>0.297988</text:p>
          </table:table-cell>
          <table:table-cell office:value-type="float" office:value="0.300888" calcext:value-type="float">
            <text:p>0.300888</text:p>
          </table:table-cell>
          <table:table-cell office:value-type="float" office:value="0.246041" calcext:value-type="float">
            <text:p>0.246041</text:p>
          </table:table-cell>
          <table:table-cell office:value-type="float" office:value="0.219116" calcext:value-type="float">
            <text:p>0.219116</text:p>
          </table:table-cell>
          <table:table-cell office:value-type="float" office:value="0.219939" calcext:value-type="float">
            <text:p>0.219939</text:p>
          </table:table-cell>
          <table:table-cell table:number-columns-repeated="17"/>
        </table:table-row>
        <table:table-row table:style-name="ro1">
          <table:table-cell office:value-type="float" office:value="0.059423" calcext:value-type="float">
            <text:p>0.059423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48649" calcext:value-type="float">
            <text:p>0.248649</text:p>
          </table:table-cell>
          <table:table-cell office:value-type="float" office:value="0.287509" calcext:value-type="float">
            <text:p>0.287509</text:p>
          </table:table-cell>
          <table:table-cell office:value-type="float" office:value="0.254046" calcext:value-type="float">
            <text:p>0.254046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0.278722" calcext:value-type="float">
            <text:p>0.278722</text:p>
          </table:table-cell>
          <table:table-cell table:number-columns-repeated="17"/>
        </table:table-row>
        <table:table-row table:style-name="ro1">
          <table:table-cell office:value-type="float" office:value="0.081369" calcext:value-type="float">
            <text:p>0.081369</text:p>
          </table:table-cell>
          <table:table-cell office:value-type="float" office:value="0.22051" calcext:value-type="float">
            <text:p>0.22051</text:p>
          </table:table-cell>
          <table:table-cell office:value-type="float" office:value="0.300645" calcext:value-type="float">
            <text:p>0.300645</text:p>
          </table:table-cell>
          <table:table-cell office:value-type="float" office:value="0.305369" calcext:value-type="float">
            <text:p>0.305369</text:p>
          </table:table-cell>
          <table:table-cell office:value-type="float" office:value="0.236829" calcext:value-type="float">
            <text:p>0.236829</text:p>
          </table:table-cell>
          <table:table-cell office:value-type="float" office:value="0.238178" calcext:value-type="float">
            <text:p>0.238178</text:p>
          </table:table-cell>
          <table:table-cell office:value-type="float" office:value="0.238701" calcext:value-type="float">
            <text:p>0.238701</text:p>
          </table:table-cell>
          <table:table-cell table:number-columns-repeated="17"/>
        </table:table-row>
        <table:table-row table:style-name="ro1">
          <table:table-cell office:value-type="float" office:value="0.093313" calcext:value-type="float">
            <text:p>0.093313</text:p>
          </table:table-cell>
          <table:table-cell office:value-type="float" office:value="0.211483" calcext:value-type="float">
            <text:p>0.211483</text:p>
          </table:table-cell>
          <table:table-cell office:value-type="float" office:value="0.308977" calcext:value-type="float">
            <text:p>0.308977</text:p>
          </table:table-cell>
          <table:table-cell office:value-type="float" office:value="0.307297" calcext:value-type="float">
            <text:p>0.307297</text:p>
          </table:table-cell>
          <table:table-cell office:value-type="float" office:value="0.250297" calcext:value-type="float">
            <text:p>0.250297</text:p>
          </table:table-cell>
          <table:table-cell office:value-type="float" office:value="0.209869" calcext:value-type="float">
            <text:p>0.209869</text:p>
          </table:table-cell>
          <table:table-cell office:value-type="float" office:value="0.28522" calcext:value-type="float">
            <text:p>0.28522</text:p>
          </table:table-cell>
          <table:table-cell table:number-columns-repeated="17"/>
        </table:table-row>
        <table:table-row table:style-name="ro1">
          <table:table-cell office:value-type="float" office:value="0.099743" calcext:value-type="float">
            <text:p>0.099743</text:p>
          </table:table-cell>
          <table:table-cell office:value-type="float" office:value="0.224248" calcext:value-type="float">
            <text:p>0.224248</text:p>
          </table:table-cell>
          <table:table-cell office:value-type="float" office:value="0.278083" calcext:value-type="float">
            <text:p>0.278083</text:p>
          </table:table-cell>
          <table:table-cell office:value-type="float" office:value="0.304433" calcext:value-type="float">
            <text:p>0.304433</text:p>
          </table:table-cell>
          <table:table-cell office:value-type="float" office:value="0.210196" calcext:value-type="float">
            <text:p>0.210196</text:p>
          </table:table-cell>
          <table:table-cell office:value-type="float" office:value="0.226001" calcext:value-type="float">
            <text:p>0.226001</text:p>
          </table:table-cell>
          <table:table-cell office:value-type="float" office:value="0.167028" calcext:value-type="float">
            <text:p>0.167028</text:p>
          </table:table-cell>
          <table:table-cell table:number-columns-repeated="17"/>
        </table:table-row>
        <table:table-row table:style-name="ro1">
          <table:table-cell office:value-type="float" office:value="0.070931" calcext:value-type="float">
            <text:p>0.070931</text:p>
          </table:table-cell>
          <table:table-cell office:value-type="float" office:value="0.242603" calcext:value-type="float">
            <text:p>0.242603</text:p>
          </table:table-cell>
          <table:table-cell office:value-type="float" office:value="0.241291" calcext:value-type="float">
            <text:p>0.241291</text:p>
          </table:table-cell>
          <table:table-cell office:value-type="float" office:value="0.288882" calcext:value-type="float">
            <text:p>0.288882</text:p>
          </table:table-cell>
          <table:table-cell office:value-type="float" office:value="0.228284" calcext:value-type="float">
            <text:p>0.228284</text:p>
          </table:table-cell>
          <table:table-cell office:value-type="float" office:value="0.202245" calcext:value-type="float">
            <text:p>0.202245</text:p>
          </table:table-cell>
          <table:table-cell office:value-type="float" office:value="0.181028" calcext:value-type="float">
            <text:p>0.181028</text:p>
          </table:table-cell>
          <table:table-cell table:number-columns-repeated="17"/>
        </table:table-row>
        <table:table-row table:style-name="ro1">
          <table:table-cell office:value-type="float" office:value="0.097597" calcext:value-type="float">
            <text:p>0.097597</text:p>
          </table:table-cell>
          <table:table-cell office:value-type="float" office:value="0.288584" calcext:value-type="float">
            <text:p>0.288584</text:p>
          </table:table-cell>
          <table:table-cell office:value-type="float" office:value="0.24059" calcext:value-type="float">
            <text:p>0.24059</text:p>
          </table:table-cell>
          <table:table-cell office:value-type="float" office:value="0.301317" calcext:value-type="float">
            <text:p>0.301317</text:p>
          </table:table-cell>
          <table:table-cell office:value-type="float" office:value="0.265597" calcext:value-type="float">
            <text:p>0.265597</text:p>
          </table:table-cell>
          <table:table-cell office:value-type="float" office:value="0.258306" calcext:value-type="float">
            <text:p>0.258306</text:p>
          </table:table-cell>
          <table:table-cell office:value-type="float" office:value="0.28135" calcext:value-type="float">
            <text:p>0.28135</text:p>
          </table:table-cell>
          <table:table-cell table:number-columns-repeated="17"/>
        </table:table-row>
        <table:table-row table:style-name="ro1">
          <table:table-cell office:value-type="float" office:value="0.074308" calcext:value-type="float">
            <text:p>0.074308</text:p>
          </table:table-cell>
          <table:table-cell office:value-type="float" office:value="0.254496" calcext:value-type="float">
            <text:p>0.254496</text:p>
          </table:table-cell>
          <table:table-cell office:value-type="float" office:value="0.23586" calcext:value-type="float">
            <text:p>0.23586</text:p>
          </table:table-cell>
          <table:table-cell office:value-type="float" office:value="0.299636" calcext:value-type="float">
            <text:p>0.299636</text:p>
          </table:table-cell>
          <table:table-cell office:value-type="float" office:value="0.276833" calcext:value-type="float">
            <text:p>0.276833</text:p>
          </table:table-cell>
          <table:table-cell office:value-type="float" office:value="0.19658" calcext:value-type="float">
            <text:p>0.19658</text:p>
          </table:table-cell>
          <table:table-cell office:value-type="float" office:value="0.216183" calcext:value-type="float">
            <text:p>0.216183</text:p>
          </table:table-cell>
          <table:table-cell table:number-columns-repeated="17"/>
        </table:table-row>
        <table:table-row table:style-name="ro1">
          <table:table-cell office:value-type="float" office:value="0.062604" calcext:value-type="float">
            <text:p>0.062604</text:p>
          </table:table-cell>
          <table:table-cell office:value-type="float" office:value="0.273542" calcext:value-type="float">
            <text:p>0.273542</text:p>
          </table:table-cell>
          <table:table-cell office:value-type="float" office:value="0.220639" calcext:value-type="float">
            <text:p>0.220639</text:p>
          </table:table-cell>
          <table:table-cell office:value-type="float" office:value="0.318093" calcext:value-type="float">
            <text:p>0.318093</text:p>
          </table:table-cell>
          <table:table-cell office:value-type="float" office:value="0.280889" calcext:value-type="float">
            <text:p>0.280889</text:p>
          </table:table-cell>
          <table:table-cell office:value-type="float" office:value="0.241273" calcext:value-type="float">
            <text:p>0.241273</text:p>
          </table:table-cell>
          <table:table-cell office:value-type="float" office:value="0.273693" calcext:value-type="float">
            <text:p>0.273693</text:p>
          </table:table-cell>
          <table:table-cell table:number-columns-repeated="17"/>
        </table:table-row>
        <table:table-row table:style-name="ro1">
          <table:table-cell office:value-type="float" office:value="0.065198" calcext:value-type="float">
            <text:p>0.065198</text:p>
          </table:table-cell>
          <table:table-cell office:value-type="float" office:value="0.278865" calcext:value-type="float">
            <text:p>0.278865</text:p>
          </table:table-cell>
          <table:table-cell office:value-type="float" office:value="0.203226" calcext:value-type="float">
            <text:p>0.203226</text:p>
          </table:table-cell>
          <table:table-cell office:value-type="float" office:value="0.317509" calcext:value-type="float">
            <text:p>0.317509</text:p>
          </table:table-cell>
          <table:table-cell office:value-type="float" office:value="0.261044" calcext:value-type="float">
            <text:p>0.261044</text:p>
          </table:table-cell>
          <table:table-cell office:value-type="float" office:value="0.23298" calcext:value-type="float">
            <text:p>0.23298</text:p>
          </table:table-cell>
          <table:table-cell office:value-type="float" office:value="0.288876" calcext:value-type="float">
            <text:p>0.288876</text:p>
          </table:table-cell>
          <table:table-cell table:number-columns-repeated="17"/>
        </table:table-row>
        <table:table-row table:style-name="ro1">
          <table:table-cell office:value-type="float" office:value="0.095784" calcext:value-type="float">
            <text:p>0.095784</text:p>
          </table:table-cell>
          <table:table-cell office:value-type="float" office:value="0.274933" calcext:value-type="float">
            <text:p>0.274933</text:p>
          </table:table-cell>
          <table:table-cell office:value-type="float" office:value="0.226043" calcext:value-type="float">
            <text:p>0.226043</text:p>
          </table:table-cell>
          <table:table-cell office:value-type="float" office:value="0.298679" calcext:value-type="float">
            <text:p>0.298679</text:p>
          </table:table-cell>
          <table:table-cell office:value-type="float" office:value="0.283332" calcext:value-type="float">
            <text:p>0.283332</text:p>
          </table:table-cell>
          <table:table-cell office:value-type="float" office:value="0.221348" calcext:value-type="float">
            <text:p>0.221348</text:p>
          </table:table-cell>
          <table:table-cell office:value-type="float" office:value="0.285214" calcext:value-type="float">
            <text:p>0.285214</text:p>
          </table:table-cell>
          <table:table-cell table:number-columns-repeated="17"/>
        </table:table-row>
        <table:table-row table:style-name="ro1">
          <table:table-cell office:value-type="float" office:value="0.103801" calcext:value-type="float">
            <text:p>0.103801</text:p>
          </table:table-cell>
          <table:table-cell office:value-type="float" office:value="0.267397" calcext:value-type="float">
            <text:p>0.267397</text:p>
          </table:table-cell>
          <table:table-cell office:value-type="float" office:value="0.259516" calcext:value-type="float">
            <text:p>0.259516</text:p>
          </table:table-cell>
          <table:table-cell office:value-type="float" office:value="0.311598" calcext:value-type="float">
            <text:p>0.311598</text:p>
          </table:table-cell>
          <table:table-cell office:value-type="float" office:value="0.281614" calcext:value-type="float">
            <text:p>0.281614</text:p>
          </table:table-cell>
          <table:table-cell office:value-type="float" office:value="0.226372" calcext:value-type="float">
            <text:p>0.226372</text:p>
          </table:table-cell>
          <table:table-cell office:value-type="float" office:value="0.216385" calcext:value-type="float">
            <text:p>0.216385</text:p>
          </table:table-cell>
          <table:table-cell table:number-columns-repeated="17"/>
        </table:table-row>
        <table:table-row table:style-name="ro1">
          <table:table-cell office:value-type="float" office:value="0.10226" calcext:value-type="float">
            <text:p>0.10226</text:p>
          </table:table-cell>
          <table:table-cell office:value-type="float" office:value="0.264543" calcext:value-type="float">
            <text:p>0.264543</text:p>
          </table:table-cell>
          <table:table-cell office:value-type="float" office:value="0.260268" calcext:value-type="float">
            <text:p>0.260268</text:p>
          </table:table-cell>
          <table:table-cell office:value-type="float" office:value="0.30253" calcext:value-type="float">
            <text:p>0.30253</text:p>
          </table:table-cell>
          <table:table-cell office:value-type="float" office:value="0.215502" calcext:value-type="float">
            <text:p>0.215502</text:p>
          </table:table-cell>
          <table:table-cell office:value-type="float" office:value="0.220594" calcext:value-type="float">
            <text:p>0.220594</text:p>
          </table:table-cell>
          <table:table-cell office:value-type="float" office:value="0.212195" calcext:value-type="float">
            <text:p>0.212195</text:p>
          </table:table-cell>
          <table:table-cell table:number-columns-repeated="17"/>
        </table:table-row>
        <table:table-row table:style-name="ro1">
          <table:table-cell office:value-type="float" office:value="0.10409" calcext:value-type="float">
            <text:p>0.10409</text:p>
          </table:table-cell>
          <table:table-cell office:value-type="float" office:value="0.273573" calcext:value-type="float">
            <text:p>0.273573</text:p>
          </table:table-cell>
          <table:table-cell office:value-type="float" office:value="0.304687" calcext:value-type="float">
            <text:p>0.304687</text:p>
          </table:table-cell>
          <table:table-cell office:value-type="float" office:value="0.301379" calcext:value-type="float">
            <text:p>0.301379</text:p>
          </table:table-cell>
          <table:table-cell office:value-type="float" office:value="0.26906" calcext:value-type="float">
            <text:p>0.26906</text:p>
          </table:table-cell>
          <table:table-cell office:value-type="float" office:value="0.195413" calcext:value-type="float">
            <text:p>0.195413</text:p>
          </table:table-cell>
          <table:table-cell office:value-type="float" office:value="0.231117" calcext:value-type="float">
            <text:p>0.231117</text:p>
          </table:table-cell>
          <table:table-cell table:number-columns-repeated="17"/>
        </table:table-row>
        <table:table-row table:style-name="ro1">
          <table:table-cell office:value-type="float" office:value="0.079529" calcext:value-type="float">
            <text:p>0.079529</text:p>
          </table:table-cell>
          <table:table-cell office:value-type="float" office:value="0.194217" calcext:value-type="float">
            <text:p>0.194217</text:p>
          </table:table-cell>
          <table:table-cell office:value-type="float" office:value="0.221192" calcext:value-type="float">
            <text:p>0.221192</text:p>
          </table:table-cell>
          <table:table-cell office:value-type="float" office:value="0.299576" calcext:value-type="float">
            <text:p>0.299576</text:p>
          </table:table-cell>
          <table:table-cell office:value-type="float" office:value="0.160983" calcext:value-type="float">
            <text:p>0.160983</text:p>
          </table:table-cell>
          <table:table-cell office:value-type="float" office:value="0.197555" calcext:value-type="float">
            <text:p>0.197555</text:p>
          </table:table-cell>
          <table:table-cell office:value-type="float" office:value="0.189625" calcext:value-type="float">
            <text:p>0.189625</text:p>
          </table:table-cell>
          <table:table-cell table:number-columns-repeated="17"/>
        </table:table-row>
        <table:table-row table:style-name="ro1">
          <table:table-cell office:value-type="float" office:value="0.088202" calcext:value-type="float">
            <text:p>0.088202</text:p>
          </table:table-cell>
          <table:table-cell office:value-type="float" office:value="0.258383" calcext:value-type="float">
            <text:p>0.258383</text:p>
          </table:table-cell>
          <table:table-cell office:value-type="float" office:value="0.24341" calcext:value-type="float">
            <text:p>0.24341</text:p>
          </table:table-cell>
          <table:table-cell office:value-type="float" office:value="0.303179" calcext:value-type="float">
            <text:p>0.303179</text:p>
          </table:table-cell>
          <table:table-cell office:value-type="float" office:value="0.259899" calcext:value-type="float">
            <text:p>0.259899</text:p>
          </table:table-cell>
          <table:table-cell office:value-type="float" office:value="0.200424" calcext:value-type="float">
            <text:p>0.200424</text:p>
          </table:table-cell>
          <table:table-cell office:value-type="float" office:value="0.216415" calcext:value-type="float">
            <text:p>0.216415</text:p>
          </table:table-cell>
          <table:table-cell table:number-columns-repeated="17"/>
        </table:table-row>
        <table:table-row table:style-name="ro1">
          <table:table-cell office:value-type="float" office:value="0.065791" calcext:value-type="float">
            <text:p>0.065791</text:p>
          </table:table-cell>
          <table:table-cell office:value-type="float" office:value="0.254626" calcext:value-type="float">
            <text:p>0.254626</text:p>
          </table:table-cell>
          <table:table-cell office:value-type="float" office:value="0.28335" calcext:value-type="float">
            <text:p>0.28335</text:p>
          </table:table-cell>
          <table:table-cell office:value-type="float" office:value="0.304569" calcext:value-type="float">
            <text:p>0.304569</text:p>
          </table:table-cell>
          <table:table-cell office:value-type="float" office:value="0.261959" calcext:value-type="float">
            <text:p>0.261959</text:p>
          </table:table-cell>
          <table:table-cell office:value-type="float" office:value="0.241324" calcext:value-type="float">
            <text:p>0.241324</text:p>
          </table:table-cell>
          <table:table-cell office:value-type="float" office:value="0.2117" calcext:value-type="float">
            <text:p>0.2117</text:p>
          </table:table-cell>
          <table:table-cell table:number-columns-repeated="17"/>
        </table:table-row>
        <table:table-row table:style-name="ro1">
          <table:table-cell office:value-type="float" office:value="0.08166" calcext:value-type="float">
            <text:p>0.08166</text:p>
          </table:table-cell>
          <table:table-cell office:value-type="float" office:value="0.333904" calcext:value-type="float">
            <text:p>0.333904</text:p>
          </table:table-cell>
          <table:table-cell office:value-type="float" office:value="0.289606" calcext:value-type="float">
            <text:p>0.289606</text:p>
          </table:table-cell>
          <table:table-cell office:value-type="float" office:value="0.302228" calcext:value-type="float">
            <text:p>0.302228</text:p>
          </table:table-cell>
          <table:table-cell office:value-type="float" office:value="0.197988" calcext:value-type="float">
            <text:p>0.197988</text:p>
          </table:table-cell>
          <table:table-cell office:value-type="float" office:value="0.206059" calcext:value-type="float">
            <text:p>0.206059</text:p>
          </table:table-cell>
          <table:table-cell office:value-type="float" office:value="0.211584" calcext:value-type="float">
            <text:p>0.211584</text:p>
          </table:table-cell>
          <table:table-cell table:number-columns-repeated="17"/>
        </table:table-row>
        <table:table-row table:style-name="ro1">
          <table:table-cell office:value-type="float" office:value="0.058679" calcext:value-type="float">
            <text:p>0.058679</text:p>
          </table:table-cell>
          <table:table-cell office:value-type="float" office:value="0.287584" calcext:value-type="float">
            <text:p>0.287584</text:p>
          </table:table-cell>
          <table:table-cell office:value-type="float" office:value="0.255203" calcext:value-type="float">
            <text:p>0.255203</text:p>
          </table:table-cell>
          <table:table-cell office:value-type="float" office:value="0.283855" calcext:value-type="float">
            <text:p>0.283855</text:p>
          </table:table-cell>
          <table:table-cell office:value-type="float" office:value="0.20853" calcext:value-type="float">
            <text:p>0.20853</text:p>
          </table:table-cell>
          <table:table-cell office:value-type="float" office:value="0.18675" calcext:value-type="float">
            <text:p>0.18675</text:p>
          </table:table-cell>
          <table:table-cell office:value-type="float" office:value="0.264623" calcext:value-type="float">
            <text:p>0.264623</text:p>
          </table:table-cell>
          <table:table-cell table:number-columns-repeated="17"/>
        </table:table-row>
        <table:table-row table:style-name="ro1">
          <table:table-cell office:value-type="float" office:value="0.103312" calcext:value-type="float">
            <text:p>0.103312</text:p>
          </table:table-cell>
          <table:table-cell office:value-type="float" office:value="0.328421" calcext:value-type="float">
            <text:p>0.328421</text:p>
          </table:table-cell>
          <table:table-cell office:value-type="float" office:value="0.196725" calcext:value-type="float">
            <text:p>0.196725</text:p>
          </table:table-cell>
          <table:table-cell office:value-type="float" office:value="0.304131" calcext:value-type="float">
            <text:p>0.304131</text:p>
          </table:table-cell>
          <table:table-cell office:value-type="float" office:value="0.233212" calcext:value-type="float">
            <text:p>0.233212</text:p>
          </table:table-cell>
          <table:table-cell office:value-type="float" office:value="0.216999" calcext:value-type="float">
            <text:p>0.216999</text:p>
          </table:table-cell>
          <table:table-cell office:value-type="float" office:value="0.234472" calcext:value-type="float">
            <text:p>0.234472</text:p>
          </table:table-cell>
          <table:table-cell table:number-columns-repeated="17"/>
        </table:table-row>
        <table:table-row table:style-name="ro1">
          <table:table-cell office:value-type="float" office:value="0.06714" calcext:value-type="float">
            <text:p>0.06714</text:p>
          </table:table-cell>
          <table:table-cell office:value-type="float" office:value="0.26687" calcext:value-type="float">
            <text:p>0.26687</text:p>
          </table:table-cell>
          <table:table-cell office:value-type="float" office:value="0.270494" calcext:value-type="float">
            <text:p>0.270494</text:p>
          </table:table-cell>
          <table:table-cell office:value-type="float" office:value="0.302456" calcext:value-type="float">
            <text:p>0.302456</text:p>
          </table:table-cell>
          <table:table-cell office:value-type="float" office:value="0.237103" calcext:value-type="float">
            <text:p>0.237103</text:p>
          </table:table-cell>
          <table:table-cell office:value-type="float" office:value="0.200318" calcext:value-type="float">
            <text:p>0.200318</text:p>
          </table:table-cell>
          <table:table-cell office:value-type="float" office:value="0.27092" calcext:value-type="float">
            <text:p>0.27092</text:p>
          </table:table-cell>
          <table:table-cell table:number-columns-repeated="17"/>
        </table:table-row>
        <table:table-row table:style-name="ro1">
          <table:table-cell office:value-type="float" office:value="0.103511" calcext:value-type="float">
            <text:p>0.103511</text:p>
          </table:table-cell>
          <table:table-cell office:value-type="float" office:value="0.215771" calcext:value-type="float">
            <text:p>0.215771</text:p>
          </table:table-cell>
          <table:table-cell office:value-type="float" office:value="0.283629" calcext:value-type="float">
            <text:p>0.283629</text:p>
          </table:table-cell>
          <table:table-cell office:value-type="float" office:value="0.29138" calcext:value-type="float">
            <text:p>0.29138</text:p>
          </table:table-cell>
          <table:table-cell office:value-type="float" office:value="0.244977" calcext:value-type="float">
            <text:p>0.244977</text:p>
          </table:table-cell>
          <table:table-cell office:value-type="float" office:value="0.233136" calcext:value-type="float">
            <text:p>0.233136</text:p>
          </table:table-cell>
          <table:table-cell office:value-type="float" office:value="0.276318" calcext:value-type="float">
            <text:p>0.276318</text:p>
          </table:table-cell>
          <table:table-cell table:number-columns-repeated="17"/>
        </table:table-row>
        <table:table-row table:style-name="ro1">
          <table:table-cell office:value-type="float" office:value="0.077481" calcext:value-type="float">
            <text:p>0.077481</text:p>
          </table:table-cell>
          <table:table-cell office:value-type="float" office:value="0.264309" calcext:value-type="float">
            <text:p>0.264309</text:p>
          </table:table-cell>
          <table:table-cell office:value-type="float" office:value="0.244058" calcext:value-type="float">
            <text:p>0.244058</text:p>
          </table:table-cell>
          <table:table-cell office:value-type="float" office:value="0.238015" calcext:value-type="float">
            <text:p>0.238015</text:p>
          </table:table-cell>
          <table:table-cell office:value-type="float" office:value="0.258467" calcext:value-type="float">
            <text:p>0.258467</text:p>
          </table:table-cell>
          <table:table-cell office:value-type="float" office:value="0.252682" calcext:value-type="float">
            <text:p>0.252682</text:p>
          </table:table-cell>
          <table:table-cell office:value-type="float" office:value="0.245298" calcext:value-type="float">
            <text:p>0.245298</text:p>
          </table:table-cell>
          <table:table-cell table:number-columns-repeated="17"/>
        </table:table-row>
        <table:table-row table:style-name="ro1">
          <table:table-cell office:value-type="float" office:value="0.076747" calcext:value-type="float">
            <text:p>0.076747</text:p>
          </table:table-cell>
          <table:table-cell office:value-type="float" office:value="0.273821" calcext:value-type="float">
            <text:p>0.273821</text:p>
          </table:table-cell>
          <table:table-cell office:value-type="float" office:value="0.199518" calcext:value-type="float">
            <text:p>0.199518</text:p>
          </table:table-cell>
          <table:table-cell office:value-type="float" office:value="0.25221" calcext:value-type="float">
            <text:p>0.25221</text:p>
          </table:table-cell>
          <table:table-cell office:value-type="float" office:value="0.250617" calcext:value-type="float">
            <text:p>0.250617</text:p>
          </table:table-cell>
          <table:table-cell office:value-type="float" office:value="0.211181" calcext:value-type="float">
            <text:p>0.211181</text:p>
          </table:table-cell>
          <table:table-cell office:value-type="float" office:value="0.268406" calcext:value-type="float">
            <text:p>0.268406</text:p>
          </table:table-cell>
          <table:table-cell table:number-columns-repeated="17"/>
        </table:table-row>
        <table:table-row table:style-name="ro1">
          <table:table-cell office:value-type="float" office:value="0.068266" calcext:value-type="float">
            <text:p>0.068266</text:p>
          </table:table-cell>
          <table:table-cell office:value-type="float" office:value="0.313783" calcext:value-type="float">
            <text:p>0.313783</text:p>
          </table:table-cell>
          <table:table-cell office:value-type="float" office:value="0.226039" calcext:value-type="float">
            <text:p>0.226039</text:p>
          </table:table-cell>
          <table:table-cell office:value-type="float" office:value="0.282277" calcext:value-type="float">
            <text:p>0.282277</text:p>
          </table:table-cell>
          <table:table-cell office:value-type="float" office:value="0.253228" calcext:value-type="float">
            <text:p>0.253228</text:p>
          </table:table-cell>
          <table:table-cell office:value-type="float" office:value="0.23838" calcext:value-type="float">
            <text:p>0.23838</text:p>
          </table:table-cell>
          <table:table-cell office:value-type="float" office:value="0.196458" calcext:value-type="float">
            <text:p>0.196458</text:p>
          </table:table-cell>
          <table:table-cell table:number-columns-repeated="17"/>
        </table:table-row>
        <table:table-row table:style-name="ro1">
          <table:table-cell office:value-type="float" office:value="0.104237" calcext:value-type="float">
            <text:p>0.104237</text:p>
          </table:table-cell>
          <table:table-cell office:value-type="float" office:value="0.360423" calcext:value-type="float">
            <text:p>0.360423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300937" calcext:value-type="float">
            <text:p>0.300937</text:p>
          </table:table-cell>
          <table:table-cell office:value-type="float" office:value="0.211885" calcext:value-type="float">
            <text:p>0.211885</text:p>
          </table:table-cell>
          <table:table-cell office:value-type="float" office:value="0.237873" calcext:value-type="float">
            <text:p>0.237873</text:p>
          </table:table-cell>
          <table:table-cell office:value-type="float" office:value="0.213191" calcext:value-type="float">
            <text:p>0.213191</text:p>
          </table:table-cell>
          <table:table-cell table:number-columns-repeated="17"/>
        </table:table-row>
        <table:table-row table:style-name="ro1">
          <table:table-cell office:value-type="float" office:value="0.101447" calcext:value-type="float">
            <text:p>0.101447</text:p>
          </table:table-cell>
          <table:table-cell office:value-type="float" office:value="0.204269" calcext:value-type="float">
            <text:p>0.204269</text:p>
          </table:table-cell>
          <table:table-cell office:value-type="float" office:value="0.222356" calcext:value-type="float">
            <text:p>0.222356</text:p>
          </table:table-cell>
          <table:table-cell office:value-type="float" office:value="0.284841" calcext:value-type="float">
            <text:p>0.284841</text:p>
          </table:table-cell>
          <table:table-cell office:value-type="float" office:value="0.202675" calcext:value-type="float">
            <text:p>0.202675</text:p>
          </table:table-cell>
          <table:table-cell office:value-type="float" office:value="0.213929" calcext:value-type="float">
            <text:p>0.213929</text:p>
          </table:table-cell>
          <table:table-cell office:value-type="float" office:value="0.261503" calcext:value-type="float">
            <text:p>0.261503</text:p>
          </table:table-cell>
          <table:table-cell table:number-columns-repeated="17"/>
        </table:table-row>
        <table:table-row table:style-name="ro1">
          <table:table-cell office:value-type="float" office:value="0.06723" calcext:value-type="float">
            <text:p>0.06723</text:p>
          </table:table-cell>
          <table:table-cell office:value-type="float" office:value="0.227706" calcext:value-type="float">
            <text:p>0.227706</text:p>
          </table:table-cell>
          <table:table-cell office:value-type="float" office:value="0.25108" calcext:value-type="float">
            <text:p>0.25108</text:p>
          </table:table-cell>
          <table:table-cell office:value-type="float" office:value="0.304424" calcext:value-type="float">
            <text:p>0.304424</text:p>
          </table:table-cell>
          <table:table-cell office:value-type="float" office:value="0.197012" calcext:value-type="float">
            <text:p>0.197012</text:p>
          </table:table-cell>
          <table:table-cell office:value-type="float" office:value="0.203528" calcext:value-type="float">
            <text:p>0.203528</text:p>
          </table:table-cell>
          <table:table-cell office:value-type="float" office:value="0.211225" calcext:value-type="float">
            <text:p>0.211225</text:p>
          </table:table-cell>
          <table:table-cell table:number-columns-repeated="17"/>
        </table:table-row>
        <table:table-row table:style-name="ro1">
          <table:table-cell office:value-type="float" office:value="0.083927" calcext:value-type="float">
            <text:p>0.083927</text:p>
          </table:table-cell>
          <table:table-cell office:value-type="float" office:value="0.334565" calcext:value-type="float">
            <text:p>0.334565</text:p>
          </table:table-cell>
          <table:table-cell office:value-type="float" office:value="0.255301" calcext:value-type="float">
            <text:p>0.255301</text:p>
          </table:table-cell>
          <table:table-cell office:value-type="float" office:value="0.239713" calcext:value-type="float">
            <text:p>0.239713</text:p>
          </table:table-cell>
          <table:table-cell office:value-type="float" office:value="0.204093" calcext:value-type="float">
            <text:p>0.204093</text:p>
          </table:table-cell>
          <table:table-cell office:value-type="float" office:value="0.220085" calcext:value-type="float">
            <text:p>0.220085</text:p>
          </table:table-cell>
          <table:table-cell office:value-type="float" office:value="0.241274" calcext:value-type="float">
            <text:p>0.241274</text:p>
          </table:table-cell>
          <table:table-cell table:number-columns-repeated="17"/>
        </table:table-row>
        <table:table-row table:style-name="ro1">
          <table:table-cell office:value-type="float" office:value="0.106399" calcext:value-type="float">
            <text:p>0.106399</text:p>
          </table:table-cell>
          <table:table-cell office:value-type="float" office:value="0.263435" calcext:value-type="float">
            <text:p>0.263435</text:p>
          </table:table-cell>
          <table:table-cell office:value-type="float" office:value="0.214031" calcext:value-type="float">
            <text:p>0.214031</text:p>
          </table:table-cell>
          <table:table-cell office:value-type="float" office:value="0.283392" calcext:value-type="float">
            <text:p>0.283392</text:p>
          </table:table-cell>
          <table:table-cell office:value-type="float" office:value="0.198488" calcext:value-type="float">
            <text:p>0.198488</text:p>
          </table:table-cell>
          <table:table-cell office:value-type="float" office:value="0.250797" calcext:value-type="float">
            <text:p>0.250797</text:p>
          </table:table-cell>
          <table:table-cell office:value-type="float" office:value="0.209675" calcext:value-type="float">
            <text:p>0.209675</text:p>
          </table:table-cell>
          <table:table-cell table:number-columns-repeated="17"/>
        </table:table-row>
        <table:table-row table:style-name="ro1">
          <table:table-cell office:value-type="float" office:value="0.09859" calcext:value-type="float">
            <text:p>0.09859</text:p>
          </table:table-cell>
          <table:table-cell office:value-type="float" office:value="0.293668" calcext:value-type="float">
            <text:p>0.293668</text:p>
          </table:table-cell>
          <table:table-cell office:value-type="float" office:value="0.295791" calcext:value-type="float">
            <text:p>0.295791</text:p>
          </table:table-cell>
          <table:table-cell office:value-type="float" office:value="0.31759" calcext:value-type="float">
            <text:p>0.31759</text:p>
          </table:table-cell>
          <table:table-cell office:value-type="float" office:value="0.202331" calcext:value-type="float">
            <text:p>0.202331</text:p>
          </table:table-cell>
          <table:table-cell office:value-type="float" office:value="0.25586" calcext:value-type="float">
            <text:p>0.25586</text:p>
          </table:table-cell>
          <table:table-cell office:value-type="float" office:value="0.267382" calcext:value-type="float">
            <text:p>0.267382</text:p>
          </table:table-cell>
          <table:table-cell table:number-columns-repeated="17"/>
        </table:table-row>
        <table:table-row table:style-name="ro1">
          <table:table-cell office:value-type="float" office:value="0.10645" calcext:value-type="float">
            <text:p>0.10645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21716" calcext:value-type="float">
            <text:p>0.21716</text:p>
          </table:table-cell>
          <table:table-cell office:value-type="float" office:value="0.281542" calcext:value-type="float">
            <text:p>0.281542</text:p>
          </table:table-cell>
          <table:table-cell office:value-type="float" office:value="0.247008" calcext:value-type="float">
            <text:p>0.247008</text:p>
          </table:table-cell>
          <table:table-cell office:value-type="float" office:value="0.252178" calcext:value-type="float">
            <text:p>0.252178</text:p>
          </table:table-cell>
          <table:table-cell office:value-type="float" office:value="0.185892" calcext:value-type="float">
            <text:p>0.185892</text:p>
          </table:table-cell>
          <table:table-cell table:number-columns-repeated="17"/>
        </table:table-row>
        <table:table-row table:style-name="ro1">
          <table:table-cell office:value-type="float" office:value="0.104369" calcext:value-type="float">
            <text:p>0.104369</text:p>
          </table:table-cell>
          <table:table-cell office:value-type="float" office:value="0.305371" calcext:value-type="float">
            <text:p>0.305371</text:p>
          </table:table-cell>
          <table:table-cell office:value-type="float" office:value="0.213541" calcext:value-type="float">
            <text:p>0.213541</text:p>
          </table:table-cell>
          <table:table-cell office:value-type="float" office:value="0.310422" calcext:value-type="float">
            <text:p>0.310422</text:p>
          </table:table-cell>
          <table:table-cell office:value-type="float" office:value="0.229177" calcext:value-type="float">
            <text:p>0.229177</text:p>
          </table:table-cell>
          <table:table-cell office:value-type="float" office:value="0.162692" calcext:value-type="float">
            <text:p>0.162692</text:p>
          </table:table-cell>
          <table:table-cell office:value-type="float" office:value="0.259614" calcext:value-type="float">
            <text:p>0.259614</text:p>
          </table:table-cell>
          <table:table-cell table:number-columns-repeated="17"/>
        </table:table-row>
        <table:table-row table:style-name="ro1">
          <table:table-cell office:value-type="float" office:value="0.083477" calcext:value-type="float">
            <text:p>0.083477</text:p>
          </table:table-cell>
          <table:table-cell office:value-type="float" office:value="0.248983" calcext:value-type="float">
            <text:p>0.248983</text:p>
          </table:table-cell>
          <table:table-cell office:value-type="float" office:value="0.289209" calcext:value-type="float">
            <text:p>0.289209</text:p>
          </table:table-cell>
          <table:table-cell office:value-type="float" office:value="0.230653" calcext:value-type="float">
            <text:p>0.230653</text:p>
          </table:table-cell>
          <table:table-cell office:value-type="float" office:value="0.17715" calcext:value-type="float">
            <text:p>0.17715</text:p>
          </table:table-cell>
          <table:table-cell office:value-type="float" office:value="0.240617" calcext:value-type="float">
            <text:p>0.240617</text:p>
          </table:table-cell>
          <table:table-cell office:value-type="float" office:value="0.219228" calcext:value-type="float">
            <text:p>0.219228</text:p>
          </table:table-cell>
          <table:table-cell table:number-columns-repeated="17"/>
        </table:table-row>
        <table:table-row table:style-name="ro1">
          <table:table-cell office:value-type="float" office:value="0.065313" calcext:value-type="float">
            <text:p>0.065313</text:p>
          </table:table-cell>
          <table:table-cell office:value-type="float" office:value="0.308986" calcext:value-type="float">
            <text:p>0.308986</text:p>
          </table:table-cell>
          <table:table-cell office:value-type="float" office:value="0.257441" calcext:value-type="float">
            <text:p>0.257441</text:p>
          </table:table-cell>
          <table:table-cell office:value-type="float" office:value="0.243557" calcext:value-type="float">
            <text:p>0.243557</text:p>
          </table:table-cell>
          <table:table-cell office:value-type="float" office:value="0.243476" calcext:value-type="float">
            <text:p>0.243476</text:p>
          </table:table-cell>
          <table:table-cell office:value-type="float" office:value="0.224727" calcext:value-type="float">
            <text:p>0.224727</text:p>
          </table:table-cell>
          <table:table-cell office:value-type="float" office:value="0.257572" calcext:value-type="float">
            <text:p>0.257572</text:p>
          </table:table-cell>
          <table:table-cell table:number-columns-repeated="17"/>
        </table:table-row>
        <table:table-row table:style-name="ro1">
          <table:table-cell office:value-type="float" office:value="0.080579" calcext:value-type="float">
            <text:p>0.080579</text:p>
          </table:table-cell>
          <table:table-cell office:value-type="float" office:value="0.310239" calcext:value-type="float">
            <text:p>0.310239</text:p>
          </table:table-cell>
          <table:table-cell office:value-type="float" office:value="0.273073" calcext:value-type="float">
            <text:p>0.273073</text:p>
          </table:table-cell>
          <table:table-cell office:value-type="float" office:value="0.288899" calcext:value-type="float">
            <text:p>0.288899</text:p>
          </table:table-cell>
          <table:table-cell office:value-type="float" office:value="0.179669" calcext:value-type="float">
            <text:p>0.179669</text:p>
          </table:table-cell>
          <table:table-cell office:value-type="float" office:value="0.220432" calcext:value-type="float">
            <text:p>0.220432</text:p>
          </table:table-cell>
          <table:table-cell office:value-type="float" office:value="0.224545" calcext:value-type="float">
            <text:p>0.224545</text:p>
          </table:table-cell>
          <table:table-cell table:number-columns-repeated="17"/>
        </table:table-row>
        <table:table-row table:style-name="ro1">
          <table:table-cell office:value-type="float" office:value="0.106451" calcext:value-type="float">
            <text:p>0.106451</text:p>
          </table:table-cell>
          <table:table-cell office:value-type="float" office:value="0.278821" calcext:value-type="float">
            <text:p>0.278821</text:p>
          </table:table-cell>
          <table:table-cell office:value-type="float" office:value="0.257433" calcext:value-type="float">
            <text:p>0.257433</text:p>
          </table:table-cell>
          <table:table-cell office:value-type="float" office:value="0.295571" calcext:value-type="float">
            <text:p>0.295571</text:p>
          </table:table-cell>
          <table:table-cell office:value-type="float" office:value="0.203302" calcext:value-type="float">
            <text:p>0.203302</text:p>
          </table:table-cell>
          <table:table-cell office:value-type="float" office:value="0.241182" calcext:value-type="float">
            <text:p>0.241182</text:p>
          </table:table-cell>
          <table:table-cell office:value-type="float" office:value="0.223951" calcext:value-type="float">
            <text:p>0.223951</text:p>
          </table:table-cell>
          <table:table-cell table:number-columns-repeated="17"/>
        </table:table-row>
        <table:table-row table:style-name="ro1">
          <table:table-cell office:value-type="float" office:value="0.061146" calcext:value-type="float">
            <text:p>0.061146</text:p>
          </table:table-cell>
          <table:table-cell office:value-type="float" office:value="0.243984" calcext:value-type="float">
            <text:p>0.243984</text:p>
          </table:table-cell>
          <table:table-cell office:value-type="float" office:value="0.234217" calcext:value-type="float">
            <text:p>0.234217</text:p>
          </table:table-cell>
          <table:table-cell office:value-type="float" office:value="0.317088" calcext:value-type="float">
            <text:p>0.317088</text:p>
          </table:table-cell>
          <table:table-cell office:value-type="float" office:value="0.238768" calcext:value-type="float">
            <text:p>0.238768</text:p>
          </table:table-cell>
          <table:table-cell office:value-type="float" office:value="0.185581" calcext:value-type="float">
            <text:p>0.185581</text:p>
          </table:table-cell>
          <table:table-cell office:value-type="float" office:value="0.178662" calcext:value-type="float">
            <text:p>0.178662</text:p>
          </table:table-cell>
          <table:table-cell table:number-columns-repeated="17"/>
        </table:table-row>
        <table:table-row table:style-name="ro1">
          <table:table-cell office:value-type="float" office:value="0.053788" calcext:value-type="float">
            <text:p>0.053788</text:p>
          </table:table-cell>
          <table:table-cell office:value-type="float" office:value="0.239056" calcext:value-type="float">
            <text:p>0.239056</text:p>
          </table:table-cell>
          <table:table-cell office:value-type="float" office:value="0.272288" calcext:value-type="float">
            <text:p>0.272288</text:p>
          </table:table-cell>
          <table:table-cell office:value-type="float" office:value="0.286644" calcext:value-type="float">
            <text:p>0.286644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17099" calcext:value-type="float">
            <text:p>0.17099</text:p>
          </table:table-cell>
          <table:table-cell office:value-type="float" office:value="0.173236" calcext:value-type="float">
            <text:p>0.173236</text:p>
          </table:table-cell>
          <table:table-cell table:number-columns-repeated="17"/>
        </table:table-row>
        <table:table-row table:style-name="ro1">
          <table:table-cell office:value-type="float" office:value="0.088529" calcext:value-type="float">
            <text:p>0.088529</text:p>
          </table:table-cell>
          <table:table-cell office:value-type="float" office:value="0.32202" calcext:value-type="float">
            <text:p>0.32202</text:p>
          </table:table-cell>
          <table:table-cell office:value-type="float" office:value="0.249545" calcext:value-type="float">
            <text:p>0.249545</text:p>
          </table:table-cell>
          <table:table-cell office:value-type="float" office:value="0.295679" calcext:value-type="float">
            <text:p>0.295679</text:p>
          </table:table-cell>
          <table:table-cell office:value-type="float" office:value="0.21773" calcext:value-type="float">
            <text:p>0.21773</text:p>
          </table:table-cell>
          <table:table-cell office:value-type="float" office:value="0.202041" calcext:value-type="float">
            <text:p>0.202041</text:p>
          </table:table-cell>
          <table:table-cell office:value-type="float" office:value="0.286425" calcext:value-type="float">
            <text:p>0.286425</text:p>
          </table:table-cell>
          <table:table-cell table:number-columns-repeated="17"/>
        </table:table-row>
        <table:table-row table:style-name="ro1">
          <table:table-cell office:value-type="float" office:value="0.102824" calcext:value-type="float">
            <text:p>0.102824</text:p>
          </table:table-cell>
          <table:table-cell office:value-type="float" office:value="0.328844" calcext:value-type="float">
            <text:p>0.328844</text:p>
          </table:table-cell>
          <table:table-cell office:value-type="float" office:value="0.25613" calcext:value-type="float">
            <text:p>0.25613</text:p>
          </table:table-cell>
          <table:table-cell office:value-type="float" office:value="0.307627" calcext:value-type="float">
            <text:p>0.307627</text:p>
          </table:table-cell>
          <table:table-cell office:value-type="float" office:value="0.221613" calcext:value-type="float">
            <text:p>0.221613</text:p>
          </table:table-cell>
          <table:table-cell office:value-type="float" office:value="0.189259" calcext:value-type="float">
            <text:p>0.189259</text:p>
          </table:table-cell>
          <table:table-cell office:value-type="float" office:value="0.236443" calcext:value-type="float">
            <text:p>0.236443</text:p>
          </table:table-cell>
          <table:table-cell table:number-columns-repeated="17"/>
        </table:table-row>
        <table:table-row table:style-name="ro1">
          <table:table-cell office:value-type="float" office:value="0.106589" calcext:value-type="float">
            <text:p>0.106589</text:p>
          </table:table-cell>
          <table:table-cell office:value-type="float" office:value="0.25801" calcext:value-type="float">
            <text:p>0.25801</text:p>
          </table:table-cell>
          <table:table-cell office:value-type="float" office:value="0.294176" calcext:value-type="float">
            <text:p>0.294176</text:p>
          </table:table-cell>
          <table:table-cell office:value-type="float" office:value="0.297137" calcext:value-type="float">
            <text:p>0.297137</text:p>
          </table:table-cell>
          <table:table-cell office:value-type="float" office:value="0.219809" calcext:value-type="float">
            <text:p>0.219809</text:p>
          </table:table-cell>
          <table:table-cell office:value-type="float" office:value="0.193609" calcext:value-type="float">
            <text:p>0.193609</text:p>
          </table:table-cell>
          <table:table-cell office:value-type="float" office:value="0.290664" calcext:value-type="float">
            <text:p>0.290664</text:p>
          </table:table-cell>
          <table:table-cell table:number-columns-repeated="17"/>
        </table:table-row>
        <table:table-row table:style-name="ro1">
          <table:table-cell office:value-type="float" office:value="0.102085" calcext:value-type="float">
            <text:p>0.102085</text:p>
          </table:table-cell>
          <table:table-cell office:value-type="float" office:value="0.311378" calcext:value-type="float">
            <text:p>0.311378</text:p>
          </table:table-cell>
          <table:table-cell office:value-type="float" office:value="0.234335" calcext:value-type="float">
            <text:p>0.234335</text:p>
          </table:table-cell>
          <table:table-cell office:value-type="float" office:value="0.304516" calcext:value-type="float">
            <text:p>0.304516</text:p>
          </table:table-cell>
          <table:table-cell office:value-type="float" office:value="0.239972" calcext:value-type="float">
            <text:p>0.239972</text:p>
          </table:table-cell>
          <table:table-cell office:value-type="float" office:value="0.185923" calcext:value-type="float">
            <text:p>0.185923</text:p>
          </table:table-cell>
          <table:table-cell office:value-type="float" office:value="0.219331" calcext:value-type="float">
            <text:p>0.219331</text:p>
          </table:table-cell>
          <table:table-cell table:number-columns-repeated="17"/>
        </table:table-row>
        <table:table-row table:style-name="ro1">
          <table:table-cell office:value-type="float" office:value="0.090939" calcext:value-type="float">
            <text:p>0.090939</text:p>
          </table:table-cell>
          <table:table-cell office:value-type="float" office:value="0.291392" calcext:value-type="float">
            <text:p>0.291392</text:p>
          </table:table-cell>
          <table:table-cell office:value-type="float" office:value="0.300159" calcext:value-type="float">
            <text:p>0.300159</text:p>
          </table:table-cell>
          <table:table-cell office:value-type="float" office:value="0.301245" calcext:value-type="float">
            <text:p>0.301245</text:p>
          </table:table-cell>
          <table:table-cell office:value-type="float" office:value="0.190404" calcext:value-type="float">
            <text:p>0.190404</text:p>
          </table:table-cell>
          <table:table-cell office:value-type="float" office:value="0.262879" calcext:value-type="float">
            <text:p>0.262879</text:p>
          </table:table-cell>
          <table:table-cell office:value-type="float" office:value="0.251693" calcext:value-type="float">
            <text:p>0.251693</text:p>
          </table:table-cell>
          <table:table-cell table:number-columns-repeated="17"/>
        </table:table-row>
        <table:table-row table:style-name="ro1">
          <table:table-cell office:value-type="float" office:value="0.065061" calcext:value-type="float">
            <text:p>0.065061</text:p>
          </table:table-cell>
          <table:table-cell office:value-type="float" office:value="0.232376" calcext:value-type="float">
            <text:p>0.232376</text:p>
          </table:table-cell>
          <table:table-cell office:value-type="float" office:value="0.282285" calcext:value-type="float">
            <text:p>0.282285</text:p>
          </table:table-cell>
          <table:table-cell office:value-type="float" office:value="0.305839" calcext:value-type="float">
            <text:p>0.305839</text:p>
          </table:table-cell>
          <table:table-cell office:value-type="float" office:value="0.223276" calcext:value-type="float">
            <text:p>0.223276</text:p>
          </table:table-cell>
          <table:table-cell office:value-type="float" office:value="0.258917" calcext:value-type="float">
            <text:p>0.258917</text:p>
          </table:table-cell>
          <table:table-cell office:value-type="float" office:value="0.230999" calcext:value-type="float">
            <text:p>0.230999</text:p>
          </table:table-cell>
          <table:table-cell table:number-columns-repeated="17"/>
        </table:table-row>
        <table:table-row table:style-name="ro1">
          <table:table-cell office:value-type="float" office:value="0.107385" calcext:value-type="float">
            <text:p>0.107385</text:p>
          </table:table-cell>
          <table:table-cell office:value-type="float" office:value="0.28521" calcext:value-type="float">
            <text:p>0.28521</text:p>
          </table:table-cell>
          <table:table-cell office:value-type="float" office:value="0.281782" calcext:value-type="float">
            <text:p>0.281782</text:p>
          </table:table-cell>
          <table:table-cell office:value-type="float" office:value="0.300274" calcext:value-type="float">
            <text:p>0.300274</text:p>
          </table:table-cell>
          <table:table-cell office:value-type="float" office:value="0.217998" calcext:value-type="float">
            <text:p>0.217998</text:p>
          </table:table-cell>
          <table:table-cell office:value-type="float" office:value="0.242998" calcext:value-type="float">
            <text:p>0.242998</text:p>
          </table:table-cell>
          <table:table-cell office:value-type="float" office:value="0.203611" calcext:value-type="float">
            <text:p>0.203611</text:p>
          </table:table-cell>
          <table:table-cell table:number-columns-repeated="17"/>
        </table:table-row>
        <table:table-row table:style-name="ro1">
          <table:table-cell office:value-type="float" office:value="0.061205" calcext:value-type="float">
            <text:p>0.061205</text:p>
          </table:table-cell>
          <table:table-cell office:value-type="float" office:value="0.270748" calcext:value-type="float">
            <text:p>0.270748</text:p>
          </table:table-cell>
          <table:table-cell office:value-type="float" office:value="0.298669" calcext:value-type="float">
            <text:p>0.298669</text:p>
          </table:table-cell>
          <table:table-cell office:value-type="float" office:value="0.297961" calcext:value-type="float">
            <text:p>0.297961</text:p>
          </table:table-cell>
          <table:table-cell office:value-type="float" office:value="0.220432" calcext:value-type="float">
            <text:p>0.220432</text:p>
          </table:table-cell>
          <table:table-cell office:value-type="float" office:value="0.25678" calcext:value-type="float">
            <text:p>0.25678</text:p>
          </table:table-cell>
          <table:table-cell office:value-type="float" office:value="0.221184" calcext:value-type="float">
            <text:p>0.221184</text:p>
          </table:table-cell>
          <table:table-cell table:number-columns-repeated="17"/>
        </table:table-row>
        <table:table-row table:style-name="ro1">
          <table:table-cell office:value-type="float" office:value="0.065181" calcext:value-type="float">
            <text:p>0.065181</text:p>
          </table:table-cell>
          <table:table-cell office:value-type="float" office:value="0.306477" calcext:value-type="float">
            <text:p>0.306477</text:p>
          </table:table-cell>
          <table:table-cell office:value-type="float" office:value="0.233887" calcext:value-type="float">
            <text:p>0.233887</text:p>
          </table:table-cell>
          <table:table-cell office:value-type="float" office:value="0.304848" calcext:value-type="float">
            <text:p>0.304848</text:p>
          </table:table-cell>
          <table:table-cell office:value-type="float" office:value="0.246287" calcext:value-type="float">
            <text:p>0.246287</text:p>
          </table:table-cell>
          <table:table-cell office:value-type="float" office:value="0.256641" calcext:value-type="float">
            <text:p>0.256641</text:p>
          </table:table-cell>
          <table:table-cell office:value-type="float" office:value="0.266632" calcext:value-type="float">
            <text:p>0.266632</text:p>
          </table:table-cell>
          <table:table-cell table:number-columns-repeated="17"/>
        </table:table-row>
        <table:table-row table:style-name="ro1">
          <table:table-cell office:value-type="float" office:value="0.094923" calcext:value-type="float">
            <text:p>0.094923</text:p>
          </table:table-cell>
          <table:table-cell office:value-type="float" office:value="0.281872" calcext:value-type="float">
            <text:p>0.281872</text:p>
          </table:table-cell>
          <table:table-cell office:value-type="float" office:value="0.300527" calcext:value-type="float">
            <text:p>0.300527</text:p>
          </table:table-cell>
          <table:table-cell office:value-type="float" office:value="0.304514" calcext:value-type="float">
            <text:p>0.304514</text:p>
          </table:table-cell>
          <table:table-cell office:value-type="float" office:value="0.193405" calcext:value-type="float">
            <text:p>0.193405</text:p>
          </table:table-cell>
          <table:table-cell office:value-type="float" office:value="0.196798" calcext:value-type="float">
            <text:p>0.196798</text:p>
          </table:table-cell>
          <table:table-cell office:value-type="float" office:value="0.250837" calcext:value-type="float">
            <text:p>0.250837</text:p>
          </table:table-cell>
          <table:table-cell table:number-columns-repeated="17"/>
        </table:table-row>
        <table:table-row table:style-name="ro1">
          <table:table-cell office:value-type="float" office:value="0.085207" calcext:value-type="float">
            <text:p>0.085207</text:p>
          </table:table-cell>
          <table:table-cell office:value-type="float" office:value="0.33438" calcext:value-type="float">
            <text:p>0.33438</text:p>
          </table:table-cell>
          <table:table-cell office:value-type="float" office:value="0.207084" calcext:value-type="float">
            <text:p>0.207084</text:p>
          </table:table-cell>
          <table:table-cell office:value-type="float" office:value="0.303794" calcext:value-type="float">
            <text:p>0.303794</text:p>
          </table:table-cell>
          <table:table-cell office:value-type="float" office:value="0.194238" calcext:value-type="float">
            <text:p>0.194238</text:p>
          </table:table-cell>
          <table:table-cell office:value-type="float" office:value="0.209829" calcext:value-type="float">
            <text:p>0.209829</text:p>
          </table:table-cell>
          <table:table-cell office:value-type="float" office:value="0.256832" calcext:value-type="float">
            <text:p>0.256832</text:p>
          </table:table-cell>
          <table:table-cell table:number-columns-repeated="17"/>
        </table:table-row>
        <table:table-row table:style-name="ro1">
          <table:table-cell office:value-type="float" office:value="0.069974" calcext:value-type="float">
            <text:p>0.069974</text:p>
          </table:table-cell>
          <table:table-cell office:value-type="float" office:value="0.266907" calcext:value-type="float">
            <text:p>0.266907</text:p>
          </table:table-cell>
          <table:table-cell office:value-type="float" office:value="0.336196" calcext:value-type="float">
            <text:p>0.336196</text:p>
          </table:table-cell>
          <table:table-cell office:value-type="float" office:value="0.300069" calcext:value-type="float">
            <text:p>0.300069</text:p>
          </table:table-cell>
          <table:table-cell office:value-type="float" office:value="0.248135" calcext:value-type="float">
            <text:p>0.248135</text:p>
          </table:table-cell>
          <table:table-cell office:value-type="float" office:value="0.187976" calcext:value-type="float">
            <text:p>0.187976</text:p>
          </table:table-cell>
          <table:table-cell office:value-type="float" office:value="0.265073" calcext:value-type="float">
            <text:p>0.265073</text:p>
          </table:table-cell>
          <table:table-cell table:number-columns-repeated="17"/>
        </table:table-row>
        <table:table-row table:style-name="ro1">
          <table:table-cell office:value-type="float" office:value="0.086185" calcext:value-type="float">
            <text:p>0.086185</text:p>
          </table:table-cell>
          <table:table-cell office:value-type="float" office:value="0.287413" calcext:value-type="float">
            <text:p>0.287413</text:p>
          </table:table-cell>
          <table:table-cell office:value-type="float" office:value="0.219262" calcext:value-type="float">
            <text:p>0.219262</text:p>
          </table:table-cell>
          <table:table-cell office:value-type="float" office:value="0.298498" calcext:value-type="float">
            <text:p>0.298498</text:p>
          </table:table-cell>
          <table:table-cell office:value-type="float" office:value="0.21757" calcext:value-type="float">
            <text:p>0.21757</text:p>
          </table:table-cell>
          <table:table-cell office:value-type="float" office:value="0.198409" calcext:value-type="float">
            <text:p>0.198409</text:p>
          </table:table-cell>
          <table:table-cell office:value-type="float" office:value="0.262353" calcext:value-type="float">
            <text:p>0.262353</text:p>
          </table:table-cell>
          <table:table-cell table:number-columns-repeated="17"/>
        </table:table-row>
        <table:table-row table:style-name="ro1">
          <table:table-cell office:value-type="float" office:value="0.105585" calcext:value-type="float">
            <text:p>0.105585</text:p>
          </table:table-cell>
          <table:table-cell office:value-type="float" office:value="0.254679" calcext:value-type="float">
            <text:p>0.254679</text:p>
          </table:table-cell>
          <table:table-cell office:value-type="float" office:value="0.243803" calcext:value-type="float">
            <text:p>0.243803</text:p>
          </table:table-cell>
          <table:table-cell office:value-type="float" office:value="0.25123" calcext:value-type="float">
            <text:p>0.25123</text:p>
          </table:table-cell>
          <table:table-cell office:value-type="float" office:value="0.226336" calcext:value-type="float">
            <text:p>0.226336</text:p>
          </table:table-cell>
          <table:table-cell office:value-type="float" office:value="0.209932" calcext:value-type="float">
            <text:p>0.209932</text:p>
          </table:table-cell>
          <table:table-cell office:value-type="float" office:value="0.248371" calcext:value-type="float">
            <text:p>0.248371</text:p>
          </table:table-cell>
          <table:table-cell table:number-columns-repeated="17"/>
        </table:table-row>
        <table:table-row table:style-name="ro1">
          <table:table-cell office:value-type="float" office:value="0.093086" calcext:value-type="float">
            <text:p>0.093086</text:p>
          </table:table-cell>
          <table:table-cell office:value-type="float" office:value="0.26311" calcext:value-type="float">
            <text:p>0.26311</text:p>
          </table:table-cell>
          <table:table-cell office:value-type="float" office:value="0.252545" calcext:value-type="float">
            <text:p>0.252545</text:p>
          </table:table-cell>
          <table:table-cell office:value-type="float" office:value="0.231052" calcext:value-type="float">
            <text:p>0.231052</text:p>
          </table:table-cell>
          <table:table-cell office:value-type="float" office:value="0.213963" calcext:value-type="float">
            <text:p>0.213963</text:p>
          </table:table-cell>
          <table:table-cell office:value-type="float" office:value="0.21715" calcext:value-type="float">
            <text:p>0.21715</text:p>
          </table:table-cell>
          <table:table-cell office:value-type="float" office:value="0.255081" calcext:value-type="float">
            <text:p>0.255081</text:p>
          </table:table-cell>
          <table:table-cell table:number-columns-repeated="17"/>
        </table:table-row>
        <table:table-row table:style-name="ro1">
          <table:table-cell office:value-type="float" office:value="0.092202" calcext:value-type="float">
            <text:p>0.092202</text:p>
          </table:table-cell>
          <table:table-cell office:value-type="float" office:value="0.314966" calcext:value-type="float">
            <text:p>0.314966</text:p>
          </table:table-cell>
          <table:table-cell office:value-type="float" office:value="0.275143" calcext:value-type="float">
            <text:p>0.275143</text:p>
          </table:table-cell>
          <table:table-cell office:value-type="float" office:value="0.318792" calcext:value-type="float">
            <text:p>0.318792</text:p>
          </table:table-cell>
          <table:table-cell office:value-type="float" office:value="0.217821" calcext:value-type="float">
            <text:p>0.217821</text:p>
          </table:table-cell>
          <table:table-cell office:value-type="float" office:value="0.220468" calcext:value-type="float">
            <text:p>0.220468</text:p>
          </table:table-cell>
          <table:table-cell office:value-type="float" office:value="0.201462" calcext:value-type="float">
            <text:p>0.201462</text:p>
          </table:table-cell>
          <table:table-cell table:number-columns-repeated="17"/>
        </table:table-row>
        <table:table-row table:style-name="ro1">
          <table:table-cell office:value-type="float" office:value="0.104148" calcext:value-type="float">
            <text:p>0.104148</text:p>
          </table:table-cell>
          <table:table-cell office:value-type="float" office:value="0.249282" calcext:value-type="float">
            <text:p>0.249282</text:p>
          </table:table-cell>
          <table:table-cell office:value-type="float" office:value="0.226605" calcext:value-type="float">
            <text:p>0.226605</text:p>
          </table:table-cell>
          <table:table-cell office:value-type="float" office:value="0.30355" calcext:value-type="float">
            <text:p>0.30355</text:p>
          </table:table-cell>
          <table:table-cell office:value-type="float" office:value="0.236199" calcext:value-type="float">
            <text:p>0.236199</text:p>
          </table:table-cell>
          <table:table-cell office:value-type="float" office:value="0.219242" calcext:value-type="float">
            <text:p>0.219242</text:p>
          </table:table-cell>
          <table:table-cell office:value-type="float" office:value="0.218563" calcext:value-type="float">
            <text:p>0.218563</text:p>
          </table:table-cell>
          <table:table-cell table:number-columns-repeated="17"/>
        </table:table-row>
        <table:table-row table:style-name="ro1">
          <table:table-cell office:value-type="float" office:value="0.087301" calcext:value-type="float">
            <text:p>0.087301</text:p>
          </table:table-cell>
          <table:table-cell office:value-type="float" office:value="0.314946" calcext:value-type="float">
            <text:p>0.314946</text:p>
          </table:table-cell>
          <table:table-cell office:value-type="float" office:value="0.30003" calcext:value-type="float">
            <text:p>0.30003</text:p>
          </table:table-cell>
          <table:table-cell office:value-type="float" office:value="0.188559" calcext:value-type="float">
            <text:p>0.188559</text:p>
          </table:table-cell>
          <table:table-cell office:value-type="float" office:value="0.191335" calcext:value-type="float">
            <text:p>0.191335</text:p>
          </table:table-cell>
          <table:table-cell office:value-type="float" office:value="0.18314" calcext:value-type="float">
            <text:p>0.18314</text:p>
          </table:table-cell>
          <table:table-cell office:value-type="float" office:value="0.261895" calcext:value-type="float">
            <text:p>0.261895</text:p>
          </table:table-cell>
          <table:table-cell table:number-columns-repeated="17"/>
        </table:table-row>
        <table:table-row table:style-name="ro1">
          <table:table-cell office:value-type="float" office:value="0.058871" calcext:value-type="float">
            <text:p>0.058871</text:p>
          </table:table-cell>
          <table:table-cell office:value-type="float" office:value="0.310737" calcext:value-type="float">
            <text:p>0.310737</text:p>
          </table:table-cell>
          <table:table-cell office:value-type="float" office:value="0.297109" calcext:value-type="float">
            <text:p>0.297109</text:p>
          </table:table-cell>
          <table:table-cell office:value-type="float" office:value="0.261867" calcext:value-type="float">
            <text:p>0.261867</text:p>
          </table:table-cell>
          <table:table-cell office:value-type="float" office:value="0.212162" calcext:value-type="float">
            <text:p>0.212162</text:p>
          </table:table-cell>
          <table:table-cell office:value-type="float" office:value="0.236188" calcext:value-type="float">
            <text:p>0.236188</text:p>
          </table:table-cell>
          <table:table-cell office:value-type="float" office:value="0.191623" calcext:value-type="float">
            <text:p>0.191623</text:p>
          </table:table-cell>
          <table:table-cell table:number-columns-repeated="17"/>
        </table:table-row>
        <table:table-row table:style-name="ro1">
          <table:table-cell office:value-type="float" office:value="0.0693" calcext:value-type="float">
            <text:p>0.0693</text:p>
          </table:table-cell>
          <table:table-cell office:value-type="float" office:value="0.199504" calcext:value-type="float">
            <text:p>0.199504</text:p>
          </table:table-cell>
          <table:table-cell office:value-type="float" office:value="0.290301" calcext:value-type="float">
            <text:p>0.290301</text:p>
          </table:table-cell>
          <table:table-cell office:value-type="float" office:value="0.261892" calcext:value-type="float">
            <text:p>0.261892</text:p>
          </table:table-cell>
          <table:table-cell office:value-type="float" office:value="0.229115" calcext:value-type="float">
            <text:p>0.229115</text:p>
          </table:table-cell>
          <table:table-cell office:value-type="float" office:value="0.225683" calcext:value-type="float">
            <text:p>0.225683</text:p>
          </table:table-cell>
          <table:table-cell office:value-type="float" office:value="0.20148" calcext:value-type="float">
            <text:p>0.20148</text:p>
          </table:table-cell>
          <table:table-cell table:number-columns-repeated="17"/>
        </table:table-row>
        <table:table-row table:style-name="ro1">
          <table:table-cell office:value-type="float" office:value="0.064047" calcext:value-type="float">
            <text:p>0.064047</text:p>
          </table:table-cell>
          <table:table-cell office:value-type="float" office:value="0.229414" calcext:value-type="float">
            <text:p>0.229414</text:p>
          </table:table-cell>
          <table:table-cell office:value-type="float" office:value="0.189665" calcext:value-type="float">
            <text:p>0.189665</text:p>
          </table:table-cell>
          <table:table-cell office:value-type="float" office:value="0.295181" calcext:value-type="float">
            <text:p>0.295181</text:p>
          </table:table-cell>
          <table:table-cell office:value-type="float" office:value="0.20432" calcext:value-type="float">
            <text:p>0.20432</text:p>
          </table:table-cell>
          <table:table-cell office:value-type="float" office:value="0.202412" calcext:value-type="float">
            <text:p>0.202412</text:p>
          </table:table-cell>
          <table:table-cell office:value-type="float" office:value="0.221113" calcext:value-type="float">
            <text:p>0.221113</text:p>
          </table:table-cell>
          <table:table-cell table:number-columns-repeated="17"/>
        </table:table-row>
        <table:table-row table:style-name="ro1">
          <table:table-cell office:value-type="float" office:value="0.09442" calcext:value-type="float">
            <text:p>0.09442</text:p>
          </table:table-cell>
          <table:table-cell office:value-type="float" office:value="0.298051" calcext:value-type="float">
            <text:p>0.298051</text:p>
          </table:table-cell>
          <table:table-cell office:value-type="float" office:value="0.280366" calcext:value-type="float">
            <text:p>0.280366</text:p>
          </table:table-cell>
          <table:table-cell office:value-type="float" office:value="0.285413" calcext:value-type="float">
            <text:p>0.285413</text:p>
          </table:table-cell>
          <table:table-cell office:value-type="float" office:value="0.202453" calcext:value-type="float">
            <text:p>0.202453</text:p>
          </table:table-cell>
          <table:table-cell office:value-type="float" office:value="0.231012" calcext:value-type="float">
            <text:p>0.231012</text:p>
          </table:table-cell>
          <table:table-cell office:value-type="float" office:value="0.206499" calcext:value-type="float">
            <text:p>0.206499</text:p>
          </table:table-cell>
          <table:table-cell table:number-columns-repeated="17"/>
        </table:table-row>
        <table:table-row table:style-name="ro1">
          <table:table-cell office:value-type="float" office:value="0.078321" calcext:value-type="float">
            <text:p>0.078321</text:p>
          </table:table-cell>
          <table:table-cell office:value-type="float" office:value="0.264476" calcext:value-type="float">
            <text:p>0.264476</text:p>
          </table:table-cell>
          <table:table-cell office:value-type="float" office:value="0.249097" calcext:value-type="float">
            <text:p>0.249097</text:p>
          </table:table-cell>
          <table:table-cell office:value-type="float" office:value="0.285099" calcext:value-type="float">
            <text:p>0.285099</text:p>
          </table:table-cell>
          <table:table-cell office:value-type="float" office:value="0.197086" calcext:value-type="float">
            <text:p>0.197086</text:p>
          </table:table-cell>
          <table:table-cell office:value-type="float" office:value="0.222683" calcext:value-type="float">
            <text:p>0.222683</text:p>
          </table:table-cell>
          <table:table-cell office:value-type="float" office:value="0.180154" calcext:value-type="float">
            <text:p>0.180154</text:p>
          </table:table-cell>
          <table:table-cell table:number-columns-repeated="17"/>
        </table:table-row>
        <table:table-row table:style-name="ro1">
          <table:table-cell office:value-type="float" office:value="0.072558" calcext:value-type="float">
            <text:p>0.072558</text:p>
          </table:table-cell>
          <table:table-cell office:value-type="float" office:value="0.290951" calcext:value-type="float">
            <text:p>0.290951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0.310049" calcext:value-type="float">
            <text:p>0.310049</text:p>
          </table:table-cell>
          <table:table-cell office:value-type="float" office:value="0.200735" calcext:value-type="float">
            <text:p>0.200735</text:p>
          </table:table-cell>
          <table:table-cell office:value-type="float" office:value="0.245536" calcext:value-type="float">
            <text:p>0.245536</text:p>
          </table:table-cell>
          <table:table-cell office:value-type="float" office:value="0.3015" calcext:value-type="float">
            <text:p>0.3015</text:p>
          </table:table-cell>
          <table:table-cell table:number-columns-repeated="17"/>
        </table:table-row>
        <table:table-row table:style-name="ro1">
          <table:table-cell office:value-type="float" office:value="0.074359" calcext:value-type="float">
            <text:p>0.074359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283922" calcext:value-type="float">
            <text:p>0.283922</text:p>
          </table:table-cell>
          <table:table-cell office:value-type="float" office:value="0.283708" calcext:value-type="float">
            <text:p>0.283708</text:p>
          </table:table-cell>
          <table:table-cell office:value-type="float" office:value="0.215627" calcext:value-type="float">
            <text:p>0.215627</text:p>
          </table:table-cell>
          <table:table-cell office:value-type="float" office:value="0.193912" calcext:value-type="float">
            <text:p>0.193912</text:p>
          </table:table-cell>
          <table:table-cell office:value-type="float" office:value="0.235572" calcext:value-type="float">
            <text:p>0.235572</text:p>
          </table:table-cell>
          <table:table-cell table:number-columns-repeated="17"/>
        </table:table-row>
        <table:table-row table:style-name="ro1">
          <table:table-cell office:value-type="float" office:value="0.065542" calcext:value-type="float">
            <text:p>0.065542</text:p>
          </table:table-cell>
          <table:table-cell office:value-type="float" office:value="0.226939" calcext:value-type="float">
            <text:p>0.226939</text:p>
          </table:table-cell>
          <table:table-cell office:value-type="float" office:value="0.168143" calcext:value-type="float">
            <text:p>0.168143</text:p>
          </table:table-cell>
          <table:table-cell office:value-type="float" office:value="0.271816" calcext:value-type="float">
            <text:p>0.271816</text:p>
          </table:table-cell>
          <table:table-cell office:value-type="float" office:value="0.22616" calcext:value-type="float">
            <text:p>0.22616</text:p>
          </table:table-cell>
          <table:table-cell office:value-type="float" office:value="0.223901" calcext:value-type="float">
            <text:p>0.223901</text:p>
          </table:table-cell>
          <table:table-cell office:value-type="float" office:value="0.166948" calcext:value-type="float">
            <text:p>0.166948</text:p>
          </table:table-cell>
          <table:table-cell table:number-columns-repeated="17"/>
        </table:table-row>
        <table:table-row table:style-name="ro1">
          <table:table-cell office:value-type="float" office:value="0.076014" calcext:value-type="float">
            <text:p>0.076014</text:p>
          </table:table-cell>
          <table:table-cell office:value-type="float" office:value="0.265822" calcext:value-type="float">
            <text:p>0.265822</text:p>
          </table:table-cell>
          <table:table-cell office:value-type="float" office:value="0.233912" calcext:value-type="float">
            <text:p>0.233912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211288" calcext:value-type="float">
            <text:p>0.211288</text:p>
          </table:table-cell>
          <table:table-cell office:value-type="float" office:value="0.235666" calcext:value-type="float">
            <text:p>0.235666</text:p>
          </table:table-cell>
          <table:table-cell office:value-type="float" office:value="0.219582" calcext:value-type="float">
            <text:p>0.219582</text:p>
          </table:table-cell>
          <table:table-cell table:number-columns-repeated="17"/>
        </table:table-row>
        <table:table-row table:style-name="ro1">
          <table:table-cell office:value-type="float" office:value="0.105392" calcext:value-type="float">
            <text:p>0.105392</text:p>
          </table:table-cell>
          <table:table-cell office:value-type="float" office:value="0.301705" calcext:value-type="float">
            <text:p>0.301705</text:p>
          </table:table-cell>
          <table:table-cell office:value-type="float" office:value="0.280433" calcext:value-type="float">
            <text:p>0.280433</text:p>
          </table:table-cell>
          <table:table-cell office:value-type="float" office:value="0.305981" calcext:value-type="float">
            <text:p>0.305981</text:p>
          </table:table-cell>
          <table:table-cell office:value-type="float" office:value="0.211732" calcext:value-type="float">
            <text:p>0.211732</text:p>
          </table:table-cell>
          <table:table-cell office:value-type="float" office:value="0.219166" calcext:value-type="float">
            <text:p>0.219166</text:p>
          </table:table-cell>
          <table:table-cell office:value-type="float" office:value="0.246528" calcext:value-type="float">
            <text:p>0.246528</text:p>
          </table:table-cell>
          <table:table-cell table:number-columns-repeated="17"/>
        </table:table-row>
        <table:table-row table:style-name="ro1">
          <table:table-cell office:value-type="float" office:value="0.063077" calcext:value-type="float">
            <text:p>0.063077</text:p>
          </table:table-cell>
          <table:table-cell office:value-type="float" office:value="0.268268" calcext:value-type="float">
            <text:p>0.268268</text:p>
          </table:table-cell>
          <table:table-cell office:value-type="float" office:value="0.300227" calcext:value-type="float">
            <text:p>0.300227</text:p>
          </table:table-cell>
          <table:table-cell office:value-type="float" office:value="0.301475" calcext:value-type="float">
            <text:p>0.301475</text:p>
          </table:table-cell>
          <table:table-cell office:value-type="float" office:value="0.209019" calcext:value-type="float">
            <text:p>0.209019</text:p>
          </table:table-cell>
          <table:table-cell office:value-type="float" office:value="0.210498" calcext:value-type="float">
            <text:p>0.210498</text:p>
          </table:table-cell>
          <table:table-cell office:value-type="float" office:value="0.213028" calcext:value-type="float">
            <text:p>0.213028</text:p>
          </table:table-cell>
          <table:table-cell table:number-columns-repeated="17"/>
        </table:table-row>
        <table:table-row table:style-name="ro1">
          <table:table-cell office:value-type="float" office:value="0.084525" calcext:value-type="float">
            <text:p>0.084525</text:p>
          </table:table-cell>
          <table:table-cell office:value-type="float" office:value="0.247576" calcext:value-type="float">
            <text:p>0.247576</text:p>
          </table:table-cell>
          <table:table-cell office:value-type="float" office:value="0.225812" calcext:value-type="float">
            <text:p>0.225812</text:p>
          </table:table-cell>
          <table:table-cell office:value-type="float" office:value="0.28784" calcext:value-type="float">
            <text:p>0.28784</text:p>
          </table:table-cell>
          <table:table-cell office:value-type="float" office:value="0.199112" calcext:value-type="float">
            <text:p>0.199112</text:p>
          </table:table-cell>
          <table:table-cell office:value-type="float" office:value="0.227191" calcext:value-type="float">
            <text:p>0.227191</text:p>
          </table:table-cell>
          <table:table-cell office:value-type="float" office:value="0.23995" calcext:value-type="float">
            <text:p>0.23995</text:p>
          </table:table-cell>
          <table:table-cell table:number-columns-repeated="17"/>
        </table:table-row>
        <table:table-row table:style-name="ro1">
          <table:table-cell office:value-type="float" office:value="0.071213" calcext:value-type="float">
            <text:p>0.071213</text:p>
          </table:table-cell>
          <table:table-cell office:value-type="float" office:value="0.307621" calcext:value-type="float">
            <text:p>0.307621</text:p>
          </table:table-cell>
          <table:table-cell office:value-type="float" office:value="0.244416" calcext:value-type="float">
            <text:p>0.244416</text:p>
          </table:table-cell>
          <table:table-cell office:value-type="float" office:value="0.32185" calcext:value-type="float">
            <text:p>0.32185</text:p>
          </table:table-cell>
          <table:table-cell office:value-type="float" office:value="0.193366" calcext:value-type="float">
            <text:p>0.193366</text:p>
          </table:table-cell>
          <table:table-cell office:value-type="float" office:value="0.243202" calcext:value-type="float">
            <text:p>0.243202</text:p>
          </table:table-cell>
          <table:table-cell office:value-type="float" office:value="0.220062" calcext:value-type="float">
            <text:p>0.220062</text:p>
          </table:table-cell>
          <table:table-cell table:number-columns-repeated="17"/>
        </table:table-row>
        <table:table-row table:style-name="ro1">
          <table:table-cell office:value-type="float" office:value="0.070093" calcext:value-type="float">
            <text:p>0.070093</text:p>
          </table:table-cell>
          <table:table-cell office:value-type="float" office:value="0.266837" calcext:value-type="float">
            <text:p>0.266837</text:p>
          </table:table-cell>
          <table:table-cell office:value-type="float" office:value="0.261894" calcext:value-type="float">
            <text:p>0.261894</text:p>
          </table:table-cell>
          <table:table-cell office:value-type="float" office:value="0.312113" calcext:value-type="float">
            <text:p>0.312113</text:p>
          </table:table-cell>
          <table:table-cell office:value-type="float" office:value="0.205376" calcext:value-type="float">
            <text:p>0.205376</text:p>
          </table:table-cell>
          <table:table-cell office:value-type="float" office:value="0.202589" calcext:value-type="float">
            <text:p>0.202589</text:p>
          </table:table-cell>
          <table:table-cell office:value-type="float" office:value="0.204155" calcext:value-type="float">
            <text:p>0.204155</text:p>
          </table:table-cell>
          <table:table-cell table:number-columns-repeated="17"/>
        </table:table-row>
        <table:table-row table:style-name="ro1">
          <table:table-cell office:value-type="float" office:value="0.067962" calcext:value-type="float">
            <text:p>0.067962</text:p>
          </table:table-cell>
          <table:table-cell office:value-type="float" office:value="0.23149" calcext:value-type="float">
            <text:p>0.23149</text:p>
          </table:table-cell>
          <table:table-cell office:value-type="float" office:value="0.193079" calcext:value-type="float">
            <text:p>0.193079</text:p>
          </table:table-cell>
          <table:table-cell office:value-type="float" office:value="0.282172" calcext:value-type="float">
            <text:p>0.282172</text:p>
          </table:table-cell>
          <table:table-cell office:value-type="float" office:value="0.219389" calcext:value-type="float">
            <text:p>0.219389</text:p>
          </table:table-cell>
          <table:table-cell office:value-type="float" office:value="0.257168" calcext:value-type="float">
            <text:p>0.257168</text:p>
          </table:table-cell>
          <table:table-cell office:value-type="float" office:value="0.215292" calcext:value-type="float">
            <text:p>0.215292</text:p>
          </table:table-cell>
          <table:table-cell table:number-columns-repeated="17"/>
        </table:table-row>
        <table:table-row table:style-name="ro1">
          <table:table-cell office:value-type="float" office:value="0.076342" calcext:value-type="float">
            <text:p>0.076342</text:p>
          </table:table-cell>
          <table:table-cell office:value-type="float" office:value="0.222747" calcext:value-type="float">
            <text:p>0.222747</text:p>
          </table:table-cell>
          <table:table-cell office:value-type="float" office:value="0.255873" calcext:value-type="float">
            <text:p>0.255873</text:p>
          </table:table-cell>
          <table:table-cell office:value-type="float" office:value="0.294636" calcext:value-type="float">
            <text:p>0.294636</text:p>
          </table:table-cell>
          <table:table-cell office:value-type="float" office:value="0.26053" calcext:value-type="float">
            <text:p>0.26053</text:p>
          </table:table-cell>
          <table:table-cell office:value-type="float" office:value="0.206102" calcext:value-type="float">
            <text:p>0.206102</text:p>
          </table:table-cell>
          <table:table-cell office:value-type="float" office:value="0.163266" calcext:value-type="float">
            <text:p>0.163266</text:p>
          </table:table-cell>
          <table:table-cell table:number-columns-repeated="17"/>
        </table:table-row>
        <table:table-row table:style-name="ro1">
          <table:table-cell office:value-type="float" office:value="0.099737" calcext:value-type="float">
            <text:p>0.099737</text:p>
          </table:table-cell>
          <table:table-cell office:value-type="float" office:value="0.25563" calcext:value-type="float">
            <text:p>0.25563</text:p>
          </table:table-cell>
          <table:table-cell office:value-type="float" office:value="0.233798" calcext:value-type="float">
            <text:p>0.233798</text:p>
          </table:table-cell>
          <table:table-cell office:value-type="float" office:value="0.307963" calcext:value-type="float">
            <text:p>0.307963</text:p>
          </table:table-cell>
          <table:table-cell office:value-type="float" office:value="0.198763" calcext:value-type="float">
            <text:p>0.198763</text:p>
          </table:table-cell>
          <table:table-cell office:value-type="float" office:value="0.207028" calcext:value-type="float">
            <text:p>0.207028</text:p>
          </table:table-cell>
          <table:table-cell office:value-type="float" office:value="0.218963" calcext:value-type="float">
            <text:p>0.218963</text:p>
          </table:table-cell>
          <table:table-cell table:number-columns-repeated="17"/>
        </table:table-row>
        <table:table-row table:style-name="ro1">
          <table:table-cell office:value-type="float" office:value="0.066468" calcext:value-type="float">
            <text:p>0.066468</text:p>
          </table:table-cell>
          <table:table-cell office:value-type="float" office:value="0.252949" calcext:value-type="float">
            <text:p>0.252949</text:p>
          </table:table-cell>
          <table:table-cell office:value-type="float" office:value="0.242901" calcext:value-type="float">
            <text:p>0.242901</text:p>
          </table:table-cell>
          <table:table-cell office:value-type="float" office:value="0.325911" calcext:value-type="float">
            <text:p>0.325911</text:p>
          </table:table-cell>
          <table:table-cell office:value-type="float" office:value="0.200648" calcext:value-type="float">
            <text:p>0.200648</text:p>
          </table:table-cell>
          <table:table-cell office:value-type="float" office:value="0.193386" calcext:value-type="float">
            <text:p>0.193386</text:p>
          </table:table-cell>
          <table:table-cell office:value-type="float" office:value="0.201573" calcext:value-type="float">
            <text:p>0.201573</text:p>
          </table:table-cell>
          <table:table-cell table:number-columns-repeated="17"/>
        </table:table-row>
        <table:table-row table:style-name="ro1">
          <table:table-cell office:value-type="float" office:value="0.065126" calcext:value-type="float">
            <text:p>0.065126</text:p>
          </table:table-cell>
          <table:table-cell office:value-type="float" office:value="0.318664" calcext:value-type="float">
            <text:p>0.318664</text:p>
          </table:table-cell>
          <table:table-cell office:value-type="float" office:value="0.303163" calcext:value-type="float">
            <text:p>0.303163</text:p>
          </table:table-cell>
          <table:table-cell office:value-type="float" office:value="0.284716" calcext:value-type="float">
            <text:p>0.284716</text:p>
          </table:table-cell>
          <table:table-cell office:value-type="float" office:value="0.237801" calcext:value-type="float">
            <text:p>0.237801</text:p>
          </table:table-cell>
          <table:table-cell office:value-type="float" office:value="0.215808" calcext:value-type="float">
            <text:p>0.215808</text:p>
          </table:table-cell>
          <table:table-cell office:value-type="float" office:value="0.29259" calcext:value-type="float">
            <text:p>0.29259</text:p>
          </table:table-cell>
          <table:table-cell table:number-columns-repeated="17"/>
        </table:table-row>
        <table:table-row table:style-name="ro1">
          <table:table-cell office:value-type="float" office:value="0.097565" calcext:value-type="float">
            <text:p>0.097565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8452" calcext:value-type="float">
            <text:p>0.28452</text:p>
          </table:table-cell>
          <table:table-cell office:value-type="float" office:value="0.324329" calcext:value-type="float">
            <text:p>0.324329</text:p>
          </table:table-cell>
          <table:table-cell office:value-type="float" office:value="0.216222" calcext:value-type="float">
            <text:p>0.216222</text:p>
          </table:table-cell>
          <table:table-cell office:value-type="float" office:value="0.227858" calcext:value-type="float">
            <text:p>0.227858</text:p>
          </table:table-cell>
          <table:table-cell office:value-type="float" office:value="0.198936" calcext:value-type="float">
            <text:p>0.198936</text:p>
          </table:table-cell>
          <table:table-cell table:number-columns-repeated="17"/>
        </table:table-row>
        <table:table-row table:style-name="ro1">
          <table:table-cell office:value-type="float" office:value="0.089126" calcext:value-type="float">
            <text:p>0.089126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0.273447" calcext:value-type="float">
            <text:p>0.273447</text:p>
          </table:table-cell>
          <table:table-cell office:value-type="float" office:value="0.297046" calcext:value-type="float">
            <text:p>0.297046</text:p>
          </table:table-cell>
          <table:table-cell office:value-type="float" office:value="0.251653" calcext:value-type="float">
            <text:p>0.251653</text:p>
          </table:table-cell>
          <table:table-cell office:value-type="float" office:value="0.200916" calcext:value-type="float">
            <text:p>0.200916</text:p>
          </table:table-cell>
          <table:table-cell office:value-type="float" office:value="0.239081" calcext:value-type="float">
            <text:p>0.239081</text:p>
          </table:table-cell>
          <table:table-cell table:number-columns-repeated="17"/>
        </table:table-row>
        <table:table-row table:style-name="ro1">
          <table:table-cell office:value-type="float" office:value="0.091473" calcext:value-type="float">
            <text:p>0.091473</text:p>
          </table:table-cell>
          <table:table-cell office:value-type="float" office:value="0.249671" calcext:value-type="float">
            <text:p>0.249671</text:p>
          </table:table-cell>
          <table:table-cell office:value-type="float" office:value="0.232081" calcext:value-type="float">
            <text:p>0.232081</text:p>
          </table:table-cell>
          <table:table-cell office:value-type="float" office:value="0.309878" calcext:value-type="float">
            <text:p>0.309878</text:p>
          </table:table-cell>
          <table:table-cell office:value-type="float" office:value="0.205507" calcext:value-type="float">
            <text:p>0.205507</text:p>
          </table:table-cell>
          <table:table-cell office:value-type="float" office:value="0.158227" calcext:value-type="float">
            <text:p>0.158227</text:p>
          </table:table-cell>
          <table:table-cell office:value-type="float" office:value="0.225416" calcext:value-type="float">
            <text:p>0.225416</text:p>
          </table:table-cell>
          <table:table-cell table:number-columns-repeated="17"/>
        </table:table-row>
        <table:table-row table:style-name="ro1">
          <table:table-cell office:value-type="float" office:value="0.105251" calcext:value-type="float">
            <text:p>0.105251</text:p>
          </table:table-cell>
          <table:table-cell office:value-type="float" office:value="0.288553" calcext:value-type="float">
            <text:p>0.288553</text:p>
          </table:table-cell>
          <table:table-cell office:value-type="float" office:value="0.255951" calcext:value-type="float">
            <text:p>0.255951</text:p>
          </table:table-cell>
          <table:table-cell office:value-type="float" office:value="0.232353" calcext:value-type="float">
            <text:p>0.232353</text:p>
          </table:table-cell>
          <table:table-cell office:value-type="float" office:value="0.206024" calcext:value-type="float">
            <text:p>0.206024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0.204043" calcext:value-type="float">
            <text:p>0.204043</text:p>
          </table:table-cell>
          <table:table-cell table:number-columns-repeated="17"/>
        </table:table-row>
        <table:table-row table:style-name="ro1">
          <table:table-cell office:value-type="float" office:value="0.06069" calcext:value-type="float">
            <text:p>0.06069</text:p>
          </table:table-cell>
          <table:table-cell office:value-type="float" office:value="0.269236" calcext:value-type="float">
            <text:p>0.269236</text:p>
          </table:table-cell>
          <table:table-cell office:value-type="float" office:value="0.231615" calcext:value-type="float">
            <text:p>0.231615</text:p>
          </table:table-cell>
          <table:table-cell office:value-type="float" office:value="0.30582" calcext:value-type="float">
            <text:p>0.30582</text:p>
          </table:table-cell>
          <table:table-cell office:value-type="float" office:value="0.211016" calcext:value-type="float">
            <text:p>0.211016</text:p>
          </table:table-cell>
          <table:table-cell office:value-type="float" office:value="0.220919" calcext:value-type="float">
            <text:p>0.220919</text:p>
          </table:table-cell>
          <table:table-cell office:value-type="float" office:value="0.190408" calcext:value-type="float">
            <text:p>0.190408</text:p>
          </table:table-cell>
          <table:table-cell table:number-columns-repeated="17"/>
        </table:table-row>
        <table:table-row table:style-name="ro1">
          <table:table-cell office:value-type="float" office:value="0.067912" calcext:value-type="float">
            <text:p>0.067912</text:p>
          </table:table-cell>
          <table:table-cell office:value-type="float" office:value="0.301965" calcext:value-type="float">
            <text:p>0.301965</text:p>
          </table:table-cell>
          <table:table-cell office:value-type="float" office:value="0.281861" calcext:value-type="float">
            <text:p>0.281861</text:p>
          </table:table-cell>
          <table:table-cell office:value-type="float" office:value="0.305363" calcext:value-type="float">
            <text:p>0.305363</text:p>
          </table:table-cell>
          <table:table-cell office:value-type="float" office:value="0.206946" calcext:value-type="float">
            <text:p>0.206946</text:p>
          </table:table-cell>
          <table:table-cell office:value-type="float" office:value="0.222648" calcext:value-type="float">
            <text:p>0.222648</text:p>
          </table:table-cell>
          <table:table-cell office:value-type="float" office:value="0.235272" calcext:value-type="float">
            <text:p>0.235272</text:p>
          </table:table-cell>
          <table:table-cell table:number-columns-repeated="17"/>
        </table:table-row>
        <table:table-row table:style-name="ro1">
          <table:table-cell office:value-type="float" office:value="0.065483" calcext:value-type="float">
            <text:p>0.065483</text:p>
          </table:table-cell>
          <table:table-cell office:value-type="float" office:value="0.310227" calcext:value-type="float">
            <text:p>0.310227</text:p>
          </table:table-cell>
          <table:table-cell office:value-type="float" office:value="0.287563" calcext:value-type="float">
            <text:p>0.287563</text:p>
          </table:table-cell>
          <table:table-cell office:value-type="float" office:value="0.301262" calcext:value-type="float">
            <text:p>0.301262</text:p>
          </table:table-cell>
          <table:table-cell office:value-type="float" office:value="0.269898" calcext:value-type="float">
            <text:p>0.269898</text:p>
          </table:table-cell>
          <table:table-cell office:value-type="float" office:value="0.178862" calcext:value-type="float">
            <text:p>0.178862</text:p>
          </table:table-cell>
          <table:table-cell office:value-type="float" office:value="0.2275" calcext:value-type="float">
            <text:p>0.2275</text:p>
          </table:table-cell>
          <table:table-cell table:number-columns-repeated="17"/>
        </table:table-row>
        <table:table-row table:style-name="ro1">
          <table:table-cell office:value-type="float" office:value="0.086495" calcext:value-type="float">
            <text:p>0.086495</text:p>
          </table:table-cell>
          <table:table-cell office:value-type="float" office:value="0.23926" calcext:value-type="float">
            <text:p>0.23926</text:p>
          </table:table-cell>
          <table:table-cell office:value-type="float" office:value="0.294094" calcext:value-type="float">
            <text:p>0.294094</text:p>
          </table:table-cell>
          <table:table-cell office:value-type="float" office:value="0.289001" calcext:value-type="float">
            <text:p>0.289001</text:p>
          </table:table-cell>
          <table:table-cell office:value-type="float" office:value="0.26899" calcext:value-type="float">
            <text:p>0.26899</text:p>
          </table:table-cell>
          <table:table-cell office:value-type="float" office:value="0.223951" calcext:value-type="float">
            <text:p>0.223951</text:p>
          </table:table-cell>
          <table:table-cell office:value-type="float" office:value="0.270845" calcext:value-type="float">
            <text:p>0.270845</text:p>
          </table:table-cell>
          <table:table-cell table:number-columns-repeated="17"/>
        </table:table-row>
        <table:table-row table:style-name="ro1">
          <table:table-cell office:value-type="float" office:value="0.08563" calcext:value-type="float">
            <text:p>0.08563</text:p>
          </table:table-cell>
          <table:table-cell office:value-type="float" office:value="0.266106" calcext:value-type="float">
            <text:p>0.266106</text:p>
          </table:table-cell>
          <table:table-cell office:value-type="float" office:value="0.294221" calcext:value-type="float">
            <text:p>0.294221</text:p>
          </table:table-cell>
          <table:table-cell office:value-type="float" office:value="0.306472" calcext:value-type="float">
            <text:p>0.306472</text:p>
          </table:table-cell>
          <table:table-cell office:value-type="float" office:value="0.290867" calcext:value-type="float">
            <text:p>0.290867</text:p>
          </table:table-cell>
          <table:table-cell office:value-type="float" office:value="0.191361" calcext:value-type="float">
            <text:p>0.191361</text:p>
          </table:table-cell>
          <table:table-cell office:value-type="float" office:value="0.217059" calcext:value-type="float">
            <text:p>0.217059</text:p>
          </table:table-cell>
          <table:table-cell table:number-columns-repeated="17"/>
        </table:table-row>
        <table:table-row table:style-name="ro1">
          <table:table-cell office:value-type="float" office:value="0.087765" calcext:value-type="float">
            <text:p>0.087765</text:p>
          </table:table-cell>
          <table:table-cell office:value-type="float" office:value="0.231754" calcext:value-type="float">
            <text:p>0.231754</text:p>
          </table:table-cell>
          <table:table-cell office:value-type="float" office:value="0.300761" calcext:value-type="float">
            <text:p>0.300761</text:p>
          </table:table-cell>
          <table:table-cell office:value-type="float" office:value="0.28183" calcext:value-type="float">
            <text:p>0.28183</text:p>
          </table:table-cell>
          <table:table-cell office:value-type="float" office:value="0.289692" calcext:value-type="float">
            <text:p>0.289692</text:p>
          </table:table-cell>
          <table:table-cell office:value-type="float" office:value="0.220855" calcext:value-type="float">
            <text:p>0.220855</text:p>
          </table:table-cell>
          <table:table-cell office:value-type="float" office:value="0.202463" calcext:value-type="float">
            <text:p>0.202463</text:p>
          </table:table-cell>
          <table:table-cell table:number-columns-repeated="17"/>
        </table:table-row>
        <table:table-row table:style-name="ro1">
          <table:table-cell office:value-type="float" office:value="0.066818" calcext:value-type="float">
            <text:p>0.066818</text:p>
          </table:table-cell>
          <table:table-cell office:value-type="float" office:value="0.323475" calcext:value-type="float">
            <text:p>0.323475</text:p>
          </table:table-cell>
          <table:table-cell office:value-type="float" office:value="0.287971" calcext:value-type="float">
            <text:p>0.287971</text:p>
          </table:table-cell>
          <table:table-cell office:value-type="float" office:value="0.305088" calcext:value-type="float">
            <text:p>0.305088</text:p>
          </table:table-cell>
          <table:table-cell office:value-type="float" office:value="0.253218" calcext:value-type="float">
            <text:p>0.253218</text:p>
          </table:table-cell>
          <table:table-cell office:value-type="float" office:value="0.242572" calcext:value-type="float">
            <text:p>0.242572</text:p>
          </table:table-cell>
          <table:table-cell office:value-type="float" office:value="0.235843" calcext:value-type="float">
            <text:p>0.235843</text:p>
          </table:table-cell>
          <table:table-cell table:number-columns-repeated="17"/>
        </table:table-row>
        <table:table-row table:style-name="ro1">
          <table:table-cell office:value-type="float" office:value="0.096841" calcext:value-type="float">
            <text:p>0.096841</text:p>
          </table:table-cell>
          <table:table-cell office:value-type="float" office:value="0.278729" calcext:value-type="float">
            <text:p>0.278729</text:p>
          </table:table-cell>
          <table:table-cell office:value-type="float" office:value="0.306746" calcext:value-type="float">
            <text:p>0.306746</text:p>
          </table:table-cell>
          <table:table-cell office:value-type="float" office:value="0.300274" calcext:value-type="float">
            <text:p>0.300274</text:p>
          </table:table-cell>
          <table:table-cell office:value-type="float" office:value="0.276894" calcext:value-type="float">
            <text:p>0.276894</text:p>
          </table:table-cell>
          <table:table-cell office:value-type="float" office:value="0.242134" calcext:value-type="float">
            <text:p>0.242134</text:p>
          </table:table-cell>
          <table:table-cell office:value-type="float" office:value="0.200282" calcext:value-type="float">
            <text:p>0.200282</text:p>
          </table:table-cell>
          <table:table-cell table:number-columns-repeated="17"/>
        </table:table-row>
        <table:table-row table:style-name="ro1">
          <table:table-cell office:value-type="float" office:value="0.093978" calcext:value-type="float">
            <text:p>0.093978</text:p>
          </table:table-cell>
          <table:table-cell office:value-type="float" office:value="0.279716" calcext:value-type="float">
            <text:p>0.279716</text:p>
          </table:table-cell>
          <table:table-cell office:value-type="float" office:value="0.264156" calcext:value-type="float">
            <text:p>0.264156</text:p>
          </table:table-cell>
          <table:table-cell office:value-type="float" office:value="0.286286" calcext:value-type="float">
            <text:p>0.286286</text:p>
          </table:table-cell>
          <table:table-cell office:value-type="float" office:value="0.26042" calcext:value-type="float">
            <text:p>0.26042</text:p>
          </table:table-cell>
          <table:table-cell office:value-type="float" office:value="0.213157" calcext:value-type="float">
            <text:p>0.213157</text:p>
          </table:table-cell>
          <table:table-cell office:value-type="float" office:value="0.252989" calcext:value-type="float">
            <text:p>0.252989</text:p>
          </table:table-cell>
          <table:table-cell table:number-columns-repeated="17"/>
        </table:table-row>
        <table:table-row table:style-name="ro1">
          <table:table-cell office:value-type="float" office:value="0.061816" calcext:value-type="float">
            <text:p>0.061816</text:p>
          </table:table-cell>
          <table:table-cell office:value-type="float" office:value="0.255414" calcext:value-type="float">
            <text:p>0.255414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797" calcext:value-type="float">
            <text:p>0.29797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245542" calcext:value-type="float">
            <text:p>0.245542</text:p>
          </table:table-cell>
          <table:table-cell office:value-type="float" office:value="0.250081" calcext:value-type="float">
            <text:p>0.250081</text:p>
          </table:table-cell>
          <table:table-cell table:number-columns-repeated="17"/>
        </table:table-row>
        <table:table-row table:style-name="ro1">
          <table:table-cell office:value-type="float" office:value="0.072606" calcext:value-type="float">
            <text:p>0.072606</text:p>
          </table:table-cell>
          <table:table-cell office:value-type="float" office:value="0.250587" calcext:value-type="float">
            <text:p>0.250587</text:p>
          </table:table-cell>
          <table:table-cell office:value-type="float" office:value="0.285243" calcext:value-type="float">
            <text:p>0.285243</text:p>
          </table:table-cell>
          <table:table-cell office:value-type="float" office:value="0.305279" calcext:value-type="float">
            <text:p>0.305279</text:p>
          </table:table-cell>
          <table:table-cell office:value-type="float" office:value="0.281812" calcext:value-type="float">
            <text:p>0.281812</text:p>
          </table:table-cell>
          <table:table-cell office:value-type="float" office:value="0.200229" calcext:value-type="float">
            <text:p>0.200229</text:p>
          </table:table-cell>
          <table:table-cell office:value-type="float" office:value="0.259195" calcext:value-type="float">
            <text:p>0.259195</text:p>
          </table:table-cell>
          <table:table-cell table:number-columns-repeated="17"/>
        </table:table-row>
        <table:table-row table:style-name="ro1">
          <table:table-cell office:value-type="float" office:value="0.074084" calcext:value-type="float">
            <text:p>0.074084</text:p>
          </table:table-cell>
          <table:table-cell office:value-type="float" office:value="0.337813" calcext:value-type="float">
            <text:p>0.337813</text:p>
          </table:table-cell>
          <table:table-cell office:value-type="float" office:value="0.306748" calcext:value-type="float">
            <text:p>0.306748</text:p>
          </table:table-cell>
          <table:table-cell office:value-type="float" office:value="0.30107" calcext:value-type="float">
            <text:p>0.30107</text:p>
          </table:table-cell>
          <table:table-cell office:value-type="float" office:value="0.259362" calcext:value-type="float">
            <text:p>0.259362</text:p>
          </table:table-cell>
          <table:table-cell office:value-type="float" office:value="0.201954" calcext:value-type="float">
            <text:p>0.201954</text:p>
          </table:table-cell>
          <table:table-cell office:value-type="float" office:value="0.232502" calcext:value-type="float">
            <text:p>0.232502</text:p>
          </table:table-cell>
          <table:table-cell table:number-columns-repeated="17"/>
        </table:table-row>
        <table:table-row table:style-name="ro1">
          <table:table-cell office:value-type="float" office:value="0.105816" calcext:value-type="float">
            <text:p>0.105816</text:p>
          </table:table-cell>
          <table:table-cell office:value-type="float" office:value="0.29539" calcext:value-type="float">
            <text:p>0.29539</text:p>
          </table:table-cell>
          <table:table-cell office:value-type="float" office:value="0.299592" calcext:value-type="float">
            <text:p>0.299592</text:p>
          </table:table-cell>
          <table:table-cell office:value-type="float" office:value="0.306608" calcext:value-type="float">
            <text:p>0.306608</text:p>
          </table:table-cell>
          <table:table-cell office:value-type="float" office:value="0.280878" calcext:value-type="float">
            <text:p>0.280878</text:p>
          </table:table-cell>
          <table:table-cell office:value-type="float" office:value="0.249855" calcext:value-type="float">
            <text:p>0.249855</text:p>
          </table:table-cell>
          <table:table-cell office:value-type="float" office:value="0.253398" calcext:value-type="float">
            <text:p>0.253398</text:p>
          </table:table-cell>
          <table:table-cell table:number-columns-repeated="17"/>
        </table:table-row>
        <table:table-row table:style-name="ro1">
          <table:table-cell office:value-type="float" office:value="0.059663" calcext:value-type="float">
            <text:p>0.059663</text:p>
          </table:table-cell>
          <table:table-cell office:value-type="float" office:value="0.296086" calcext:value-type="float">
            <text:p>0.296086</text:p>
          </table:table-cell>
          <table:table-cell office:value-type="float" office:value="0.284396" calcext:value-type="float">
            <text:p>0.284396</text:p>
          </table:table-cell>
          <table:table-cell office:value-type="float" office:value="0.289714" calcext:value-type="float">
            <text:p>0.289714</text:p>
          </table:table-cell>
          <table:table-cell office:value-type="float" office:value="0.155081" calcext:value-type="float">
            <text:p>0.155081</text:p>
          </table:table-cell>
          <table:table-cell office:value-type="float" office:value="0.219336" calcext:value-type="float">
            <text:p>0.219336</text:p>
          </table:table-cell>
          <table:table-cell office:value-type="float" office:value="0.204644" calcext:value-type="float">
            <text:p>0.204644</text:p>
          </table:table-cell>
          <table:table-cell table:number-columns-repeated="17"/>
        </table:table-row>
        <table:table-row table:style-name="ro1">
          <table:table-cell office:value-type="float" office:value="0.07243" calcext:value-type="float">
            <text:p>0.07243</text:p>
          </table:table-cell>
          <table:table-cell office:value-type="float" office:value="0.316846" calcext:value-type="float">
            <text:p>0.316846</text:p>
          </table:table-cell>
          <table:table-cell office:value-type="float" office:value="0.248761" calcext:value-type="float">
            <text:p>0.248761</text:p>
          </table:table-cell>
          <table:table-cell office:value-type="float" office:value="0.295903" calcext:value-type="float">
            <text:p>0.295903</text:p>
          </table:table-cell>
          <table:table-cell office:value-type="float" office:value="0.25057" calcext:value-type="float">
            <text:p>0.25057</text:p>
          </table:table-cell>
          <table:table-cell office:value-type="float" office:value="0.238544" calcext:value-type="float">
            <text:p>0.238544</text:p>
          </table:table-cell>
          <table:table-cell office:value-type="float" office:value="0.200963" calcext:value-type="float">
            <text:p>0.200963</text:p>
          </table:table-cell>
          <table:table-cell table:number-columns-repeated="17"/>
        </table:table-row>
        <table:table-row table:style-name="ro1">
          <table:table-cell office:value-type="float" office:value="0.085585" calcext:value-type="float">
            <text:p>0.085585</text:p>
          </table:table-cell>
          <table:table-cell office:value-type="float" office:value="0.307569" calcext:value-type="float">
            <text:p>0.307569</text:p>
          </table:table-cell>
          <table:table-cell office:value-type="float" office:value="0.313232" calcext:value-type="float">
            <text:p>0.313232</text:p>
          </table:table-cell>
          <table:table-cell office:value-type="float" office:value="0.188441" calcext:value-type="float">
            <text:p>0.188441</text:p>
          </table:table-cell>
          <table:table-cell office:value-type="float" office:value="0.213697" calcext:value-type="float">
            <text:p>0.213697</text:p>
          </table:table-cell>
          <table:table-cell office:value-type="float" office:value="0.241287" calcext:value-type="float">
            <text:p>0.241287</text:p>
          </table:table-cell>
          <table:table-cell office:value-type="float" office:value="0.252789" calcext:value-type="float">
            <text:p>0.252789</text:p>
          </table:table-cell>
          <table:table-cell table:number-columns-repeated="17"/>
        </table:table-row>
        <table:table-row table:style-name="ro1">
          <table:table-cell office:value-type="float" office:value="0.061312" calcext:value-type="float">
            <text:p>0.061312</text:p>
          </table:table-cell>
          <table:table-cell office:value-type="float" office:value="0.264945" calcext:value-type="float">
            <text:p>0.264945</text:p>
          </table:table-cell>
          <table:table-cell office:value-type="float" office:value="0.320058" calcext:value-type="float">
            <text:p>0.320058</text:p>
          </table:table-cell>
          <table:table-cell office:value-type="float" office:value="0.284671" calcext:value-type="float">
            <text:p>0.284671</text:p>
          </table:table-cell>
          <table:table-cell office:value-type="float" office:value="0.249593" calcext:value-type="float">
            <text:p>0.249593</text:p>
          </table:table-cell>
          <table:table-cell office:value-type="float" office:value="0.253815" calcext:value-type="float">
            <text:p>0.253815</text:p>
          </table:table-cell>
          <table:table-cell office:value-type="float" office:value="0.227724" calcext:value-type="float">
            <text:p>0.227724</text:p>
          </table:table-cell>
          <table:table-cell table:number-columns-repeated="17"/>
        </table:table-row>
        <table:table-row table:style-name="ro1">
          <table:table-cell office:value-type="float" office:value="0.066567" calcext:value-type="float">
            <text:p>0.066567</text:p>
          </table:table-cell>
          <table:table-cell office:value-type="float" office:value="0.327253" calcext:value-type="float">
            <text:p>0.327253</text:p>
          </table:table-cell>
          <table:table-cell office:value-type="float" office:value="0.243088" calcext:value-type="float">
            <text:p>0.243088</text:p>
          </table:table-cell>
          <table:table-cell office:value-type="float" office:value="0.309033" calcext:value-type="float">
            <text:p>0.309033</text:p>
          </table:table-cell>
          <table:table-cell office:value-type="float" office:value="0.249321" calcext:value-type="float">
            <text:p>0.249321</text:p>
          </table:table-cell>
          <table:table-cell office:value-type="float" office:value="0.244621" calcext:value-type="float">
            <text:p>0.244621</text:p>
          </table:table-cell>
          <table:table-cell office:value-type="float" office:value="0.190088" calcext:value-type="float">
            <text:p>0.190088</text:p>
          </table:table-cell>
          <table:table-cell table:number-columns-repeated="17"/>
        </table:table-row>
        <table:table-row table:style-name="ro1">
          <table:table-cell office:value-type="float" office:value="0.095986" calcext:value-type="float">
            <text:p>0.095986</text:p>
          </table:table-cell>
          <table:table-cell office:value-type="float" office:value="0.298983" calcext:value-type="float">
            <text:p>0.298983</text:p>
          </table:table-cell>
          <table:table-cell office:value-type="float" office:value="0.245899" calcext:value-type="float">
            <text:p>0.245899</text:p>
          </table:table-cell>
          <table:table-cell office:value-type="float" office:value="0.306668" calcext:value-type="float">
            <text:p>0.306668</text:p>
          </table:table-cell>
          <table:table-cell office:value-type="float" office:value="0.269306" calcext:value-type="float">
            <text:p>0.269306</text:p>
          </table:table-cell>
          <table:table-cell office:value-type="float" office:value="0.214334" calcext:value-type="float">
            <text:p>0.214334</text:p>
          </table:table-cell>
          <table:table-cell office:value-type="float" office:value="0.282589" calcext:value-type="float">
            <text:p>0.282589</text:p>
          </table:table-cell>
          <table:table-cell table:number-columns-repeated="17"/>
        </table:table-row>
        <table:table-row table:style-name="ro1">
          <table:table-cell office:value-type="float" office:value="0.1059" calcext:value-type="float">
            <text:p>0.1059</text:p>
          </table:table-cell>
          <table:table-cell office:value-type="float" office:value="0.315681" calcext:value-type="float">
            <text:p>0.315681</text:p>
          </table:table-cell>
          <table:table-cell office:value-type="float" office:value="0.279693" calcext:value-type="float">
            <text:p>0.279693</text:p>
          </table:table-cell>
          <table:table-cell office:value-type="float" office:value="0.303623" calcext:value-type="float">
            <text:p>0.303623</text:p>
          </table:table-cell>
          <table:table-cell office:value-type="float" office:value="0.197172" calcext:value-type="float">
            <text:p>0.197172</text:p>
          </table:table-cell>
          <table:table-cell office:value-type="float" office:value="0.184723" calcext:value-type="float">
            <text:p>0.184723</text:p>
          </table:table-cell>
          <table:table-cell office:value-type="float" office:value="0.22368" calcext:value-type="float">
            <text:p>0.22368</text:p>
          </table:table-cell>
          <table:table-cell table:number-columns-repeated="17"/>
        </table:table-row>
        <table:table-row table:style-name="ro1">
          <table:table-cell office:value-type="float" office:value="0.058578" calcext:value-type="float">
            <text:p>0.058578</text:p>
          </table:table-cell>
          <table:table-cell office:value-type="float" office:value="0.300215" calcext:value-type="float">
            <text:p>0.300215</text:p>
          </table:table-cell>
          <table:table-cell office:value-type="float" office:value="0.241127" calcext:value-type="float">
            <text:p>0.241127</text:p>
          </table:table-cell>
          <table:table-cell office:value-type="float" office:value="0.300696" calcext:value-type="float">
            <text:p>0.300696</text:p>
          </table:table-cell>
          <table:table-cell office:value-type="float" office:value="0.191848" calcext:value-type="float">
            <text:p>0.191848</text:p>
          </table:table-cell>
          <table:table-cell office:value-type="float" office:value="0.243676" calcext:value-type="float">
            <text:p>0.243676</text:p>
          </table:table-cell>
          <table:table-cell office:value-type="float" office:value="0.201545" calcext:value-type="float">
            <text:p>0.201545</text:p>
          </table:table-cell>
          <table:table-cell table:number-columns-repeated="17"/>
        </table:table-row>
        <table:table-row table:style-name="ro1">
          <table:table-cell office:value-type="float" office:value="0.072215" calcext:value-type="float">
            <text:p>0.072215</text:p>
          </table:table-cell>
          <table:table-cell office:value-type="float" office:value="0.269858" calcext:value-type="float">
            <text:p>0.269858</text:p>
          </table:table-cell>
          <table:table-cell office:value-type="float" office:value="0.252357" calcext:value-type="float">
            <text:p>0.252357</text:p>
          </table:table-cell>
          <table:table-cell office:value-type="float" office:value="0.282622" calcext:value-type="float">
            <text:p>0.282622</text:p>
          </table:table-cell>
          <table:table-cell office:value-type="float" office:value="0.210305" calcext:value-type="float">
            <text:p>0.210305</text:p>
          </table:table-cell>
          <table:table-cell office:value-type="float" office:value="0.274277" calcext:value-type="float">
            <text:p>0.274277</text:p>
          </table:table-cell>
          <table:table-cell office:value-type="float" office:value="0.174009" calcext:value-type="float">
            <text:p>0.174009</text:p>
          </table:table-cell>
          <table:table-cell table:number-columns-repeated="17"/>
        </table:table-row>
        <table:table-row table:style-name="ro1">
          <table:table-cell office:value-type="float" office:value="0.07076" calcext:value-type="float">
            <text:p>0.07076</text:p>
          </table:table-cell>
          <table:table-cell office:value-type="float" office:value="0.255339" calcext:value-type="float">
            <text:p>0.255339</text:p>
          </table:table-cell>
          <table:table-cell office:value-type="float" office:value="0.204926" calcext:value-type="float">
            <text:p>0.204926</text:p>
          </table:table-cell>
          <table:table-cell office:value-type="float" office:value="0.298881" calcext:value-type="float">
            <text:p>0.298881</text:p>
          </table:table-cell>
          <table:table-cell office:value-type="float" office:value="0.194926" calcext:value-type="float">
            <text:p>0.194926</text:p>
          </table:table-cell>
          <table:table-cell office:value-type="float" office:value="0.235217" calcext:value-type="float">
            <text:p>0.235217</text:p>
          </table:table-cell>
          <table:table-cell office:value-type="float" office:value="0.292824" calcext:value-type="float">
            <text:p>0.292824</text:p>
          </table:table-cell>
          <table:table-cell table:number-columns-repeated="17"/>
        </table:table-row>
        <table:table-row table:style-name="ro1">
          <table:table-cell office:value-type="float" office:value="0.094488" calcext:value-type="float">
            <text:p>0.094488</text:p>
          </table:table-cell>
          <table:table-cell office:value-type="float" office:value="0.279856" calcext:value-type="float">
            <text:p>0.279856</text:p>
          </table:table-cell>
          <table:table-cell office:value-type="float" office:value="0.294438" calcext:value-type="float">
            <text:p>0.294438</text:p>
          </table:table-cell>
          <table:table-cell office:value-type="float" office:value="0.305667" calcext:value-type="float">
            <text:p>0.305667</text:p>
          </table:table-cell>
          <table:table-cell office:value-type="float" office:value="0.203925" calcext:value-type="float">
            <text:p>0.203925</text:p>
          </table:table-cell>
          <table:table-cell office:value-type="float" office:value="0.245548" calcext:value-type="float">
            <text:p>0.245548</text:p>
          </table:table-cell>
          <table:table-cell office:value-type="float" office:value="0.222922" calcext:value-type="float">
            <text:p>0.222922</text:p>
          </table:table-cell>
          <table:table-cell table:number-columns-repeated="17"/>
        </table:table-row>
        <table:table-row table:style-name="ro1">
          <table:table-cell office:value-type="float" office:value="0.072614" calcext:value-type="float">
            <text:p>0.072614</text:p>
          </table:table-cell>
          <table:table-cell office:value-type="float" office:value="0.218154" calcext:value-type="float">
            <text:p>0.218154</text:p>
          </table:table-cell>
          <table:table-cell office:value-type="float" office:value="0.293738" calcext:value-type="float">
            <text:p>0.293738</text:p>
          </table:table-cell>
          <table:table-cell office:value-type="float" office:value="0.298723" calcext:value-type="float">
            <text:p>0.298723</text:p>
          </table:table-cell>
          <table:table-cell office:value-type="float" office:value="0.277362" calcext:value-type="float">
            <text:p>0.277362</text:p>
          </table:table-cell>
          <table:table-cell office:value-type="float" office:value="0.244259" calcext:value-type="float">
            <text:p>0.244259</text:p>
          </table:table-cell>
          <table:table-cell office:value-type="float" office:value="0.202257" calcext:value-type="float">
            <text:p>0.202257</text:p>
          </table:table-cell>
          <table:table-cell table:number-columns-repeated="17"/>
        </table:table-row>
        <table:table-row table:style-name="ro1">
          <table:table-cell office:value-type="float" office:value="0.061486" calcext:value-type="float">
            <text:p>0.061486</text:p>
          </table:table-cell>
          <table:table-cell office:value-type="float" office:value="0.226789" calcext:value-type="float">
            <text:p>0.226789</text:p>
          </table:table-cell>
          <table:table-cell office:value-type="float" office:value="0.287116" calcext:value-type="float">
            <text:p>0.287116</text:p>
          </table:table-cell>
          <table:table-cell office:value-type="float" office:value="0.305251" calcext:value-type="float">
            <text:p>0.305251</text:p>
          </table:table-cell>
          <table:table-cell office:value-type="float" office:value="0.168449" calcext:value-type="float">
            <text:p>0.168449</text:p>
          </table:table-cell>
          <table:table-cell office:value-type="float" office:value="0.213633" calcext:value-type="float">
            <text:p>0.213633</text:p>
          </table:table-cell>
          <table:table-cell office:value-type="float" office:value="0.237803" calcext:value-type="float">
            <text:p>0.237803</text:p>
          </table:table-cell>
          <table:table-cell table:number-columns-repeated="17"/>
        </table:table-row>
        <table:table-row table:style-name="ro1">
          <table:table-cell office:value-type="float" office:value="0.059747" calcext:value-type="float">
            <text:p>0.059747</text:p>
          </table:table-cell>
          <table:table-cell office:value-type="float" office:value="0.256459" calcext:value-type="float">
            <text:p>0.256459</text:p>
          </table:table-cell>
          <table:table-cell office:value-type="float" office:value="0.287276" calcext:value-type="float">
            <text:p>0.287276</text:p>
          </table:table-cell>
          <table:table-cell office:value-type="float" office:value="0.237284" calcext:value-type="float">
            <text:p>0.237284</text:p>
          </table:table-cell>
          <table:table-cell office:value-type="float" office:value="0.198078" calcext:value-type="float">
            <text:p>0.198078</text:p>
          </table:table-cell>
          <table:table-cell office:value-type="float" office:value="0.193869" calcext:value-type="float">
            <text:p>0.193869</text:p>
          </table:table-cell>
          <table:table-cell office:value-type="float" office:value="0.187468" calcext:value-type="float">
            <text:p>0.187468</text:p>
          </table:table-cell>
          <table:table-cell table:number-columns-repeated="17"/>
        </table:table-row>
        <table:table-row table:style-name="ro1">
          <table:table-cell office:value-type="float" office:value="0.072137" calcext:value-type="float">
            <text:p>0.072137</text:p>
          </table:table-cell>
          <table:table-cell office:value-type="float" office:value="0.279419" calcext:value-type="float">
            <text:p>0.279419</text:p>
          </table:table-cell>
          <table:table-cell office:value-type="float" office:value="0.227266" calcext:value-type="float">
            <text:p>0.227266</text:p>
          </table:table-cell>
          <table:table-cell office:value-type="float" office:value="0.290292" calcext:value-type="float">
            <text:p>0.290292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200229" calcext:value-type="float">
            <text:p>0.200229</text:p>
          </table:table-cell>
          <table:table-cell office:value-type="float" office:value="0.230682" calcext:value-type="float">
            <text:p>0.230682</text:p>
          </table:table-cell>
          <table:table-cell table:number-columns-repeated="17"/>
        </table:table-row>
        <table:table-row table:style-name="ro1">
          <table:table-cell office:value-type="float" office:value="0.069103" calcext:value-type="float">
            <text:p>0.069103</text:p>
          </table:table-cell>
          <table:table-cell office:value-type="float" office:value="0.265595" calcext:value-type="float">
            <text:p>0.265595</text:p>
          </table:table-cell>
          <table:table-cell office:value-type="float" office:value="0.232312" calcext:value-type="float">
            <text:p>0.232312</text:p>
          </table:table-cell>
          <table:table-cell office:value-type="float" office:value="0.281019" calcext:value-type="float">
            <text:p>0.281019</text:p>
          </table:table-cell>
          <table:table-cell office:value-type="float" office:value="0.232617" calcext:value-type="float">
            <text:p>0.232617</text:p>
          </table:table-cell>
          <table:table-cell office:value-type="float" office:value="0.194748" calcext:value-type="float">
            <text:p>0.194748</text:p>
          </table:table-cell>
          <table:table-cell office:value-type="float" office:value="0.214335" calcext:value-type="float">
            <text:p>0.214335</text:p>
          </table:table-cell>
          <table:table-cell table:number-columns-repeated="17"/>
        </table:table-row>
        <table:table-row table:style-name="ro1">
          <table:table-cell office:value-type="float" office:value="0.088743" calcext:value-type="float">
            <text:p>0.088743</text:p>
          </table:table-cell>
          <table:table-cell office:value-type="float" office:value="0.325447" calcext:value-type="float">
            <text:p>0.325447</text:p>
          </table:table-cell>
          <table:table-cell office:value-type="float" office:value="0.309198" calcext:value-type="float">
            <text:p>0.309198</text:p>
          </table:table-cell>
          <table:table-cell office:value-type="float" office:value="0.282096" calcext:value-type="float">
            <text:p>0.282096</text:p>
          </table:table-cell>
          <table:table-cell office:value-type="float" office:value="0.204755" calcext:value-type="float">
            <text:p>0.204755</text:p>
          </table:table-cell>
          <table:table-cell office:value-type="float" office:value="0.233213" calcext:value-type="float">
            <text:p>0.233213</text:p>
          </table:table-cell>
          <table:table-cell office:value-type="float" office:value="0.258053" calcext:value-type="float">
            <text:p>0.258053</text:p>
          </table:table-cell>
          <table:table-cell table:number-columns-repeated="17"/>
        </table:table-row>
        <table:table-row table:style-name="ro1">
          <table:table-cell office:value-type="float" office:value="0.106505" calcext:value-type="float">
            <text:p>0.106505</text:p>
          </table:table-cell>
          <table:table-cell office:value-type="float" office:value="0.298761" calcext:value-type="float">
            <text:p>0.298761</text:p>
          </table:table-cell>
          <table:table-cell office:value-type="float" office:value="0.275925" calcext:value-type="float">
            <text:p>0.275925</text:p>
          </table:table-cell>
          <table:table-cell office:value-type="float" office:value="0.281926" calcext:value-type="float">
            <text:p>0.281926</text:p>
          </table:table-cell>
          <table:table-cell office:value-type="float" office:value="0.226873" calcext:value-type="float">
            <text:p>0.226873</text:p>
          </table:table-cell>
          <table:table-cell office:value-type="float" office:value="0.203836" calcext:value-type="float">
            <text:p>0.203836</text:p>
          </table:table-cell>
          <table:table-cell office:value-type="float" office:value="0.240894" calcext:value-type="float">
            <text:p>0.240894</text:p>
          </table:table-cell>
          <table:table-cell table:number-columns-repeated="17"/>
        </table:table-row>
        <table:table-row table:style-name="ro1">
          <table:table-cell office:value-type="float" office:value="0.066274" calcext:value-type="float">
            <text:p>0.066274</text:p>
          </table:table-cell>
          <table:table-cell office:value-type="float" office:value="0.297789" calcext:value-type="float">
            <text:p>0.297789</text:p>
          </table:table-cell>
          <table:table-cell office:value-type="float" office:value="0.280126" calcext:value-type="float">
            <text:p>0.280126</text:p>
          </table:table-cell>
          <table:table-cell office:value-type="float" office:value="0.305073" calcext:value-type="float">
            <text:p>0.305073</text:p>
          </table:table-cell>
          <table:table-cell office:value-type="float" office:value="0.235161" calcext:value-type="float">
            <text:p>0.235161</text:p>
          </table:table-cell>
          <table:table-cell office:value-type="float" office:value="0.229834" calcext:value-type="float">
            <text:p>0.229834</text:p>
          </table:table-cell>
          <table:table-cell office:value-type="float" office:value="0.282562" calcext:value-type="float">
            <text:p>0.282562</text:p>
          </table:table-cell>
          <table:table-cell table:number-columns-repeated="17"/>
        </table:table-row>
        <table:table-row table:style-name="ro1">
          <table:table-cell office:value-type="float" office:value="0.064977" calcext:value-type="float">
            <text:p>0.064977</text:p>
          </table:table-cell>
          <table:table-cell office:value-type="float" office:value="0.282039" calcext:value-type="float">
            <text:p>0.282039</text:p>
          </table:table-cell>
          <table:table-cell office:value-type="float" office:value="0.294013" calcext:value-type="float">
            <text:p>0.294013</text:p>
          </table:table-cell>
          <table:table-cell office:value-type="float" office:value="0.299984" calcext:value-type="float">
            <text:p>0.299984</text:p>
          </table:table-cell>
          <table:table-cell office:value-type="float" office:value="0.265643" calcext:value-type="float">
            <text:p>0.265643</text:p>
          </table:table-cell>
          <table:table-cell office:value-type="float" office:value="0.204026" calcext:value-type="float">
            <text:p>0.204026</text:p>
          </table:table-cell>
          <table:table-cell office:value-type="float" office:value="0.229848" calcext:value-type="float">
            <text:p>0.229848</text:p>
          </table:table-cell>
          <table:table-cell table:number-columns-repeated="17"/>
        </table:table-row>
        <table:table-row table:style-name="ro1">
          <table:table-cell office:value-type="float" office:value="0.075354" calcext:value-type="float">
            <text:p>0.075354</text:p>
          </table:table-cell>
          <table:table-cell office:value-type="float" office:value="0.250787" calcext:value-type="float">
            <text:p>0.250787</text:p>
          </table:table-cell>
          <table:table-cell office:value-type="float" office:value="0.308775" calcext:value-type="float">
            <text:p>0.308775</text:p>
          </table:table-cell>
          <table:table-cell office:value-type="float" office:value="0.291893" calcext:value-type="float">
            <text:p>0.291893</text:p>
          </table:table-cell>
          <table:table-cell office:value-type="float" office:value="0.243664" calcext:value-type="float">
            <text:p>0.243664</text:p>
          </table:table-cell>
          <table:table-cell office:value-type="float" office:value="0.255713" calcext:value-type="float">
            <text:p>0.255713</text:p>
          </table:table-cell>
          <table:table-cell office:value-type="float" office:value="0.245207" calcext:value-type="float">
            <text:p>0.245207</text:p>
          </table:table-cell>
          <table:table-cell table:number-columns-repeated="17"/>
        </table:table-row>
        <table:table-row table:style-name="ro1">
          <table:table-cell office:value-type="float" office:value="0.075672" calcext:value-type="float">
            <text:p>0.075672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288348" calcext:value-type="float">
            <text:p>0.288348</text:p>
          </table:table-cell>
          <table:table-cell office:value-type="float" office:value="0.297927" calcext:value-type="float">
            <text:p>0.297927</text:p>
          </table:table-cell>
          <table:table-cell office:value-type="float" office:value="0.209702" calcext:value-type="float">
            <text:p>0.209702</text:p>
          </table:table-cell>
          <table:table-cell office:value-type="float" office:value="0.24021" calcext:value-type="float">
            <text:p>0.24021</text:p>
          </table:table-cell>
          <table:table-cell office:value-type="float" office:value="0.271579" calcext:value-type="float">
            <text:p>0.271579</text:p>
          </table:table-cell>
          <table:table-cell table:number-columns-repeated="17"/>
        </table:table-row>
        <table:table-row table:style-name="ro1">
          <table:table-cell office:value-type="float" office:value="0.104993" calcext:value-type="float">
            <text:p>0.104993</text:p>
          </table:table-cell>
          <table:table-cell office:value-type="float" office:value="0.241598" calcext:value-type="float">
            <text:p>0.241598</text:p>
          </table:table-cell>
          <table:table-cell office:value-type="float" office:value="0.278823" calcext:value-type="float">
            <text:p>0.278823</text:p>
          </table:table-cell>
          <table:table-cell office:value-type="float" office:value="0.226467" calcext:value-type="float">
            <text:p>0.226467</text:p>
          </table:table-cell>
          <table:table-cell office:value-type="float" office:value="0.280303" calcext:value-type="float">
            <text:p>0.280303</text:p>
          </table:table-cell>
          <table:table-cell office:value-type="float" office:value="0.184111" calcext:value-type="float">
            <text:p>0.184111</text:p>
          </table:table-cell>
          <table:table-cell office:value-type="float" office:value="0.233983" calcext:value-type="float">
            <text:p>0.233983</text:p>
          </table:table-cell>
          <table:table-cell table:number-columns-repeated="17"/>
        </table:table-row>
        <table:table-row table:style-name="ro1">
          <table:table-cell office:value-type="float" office:value="0.057697" calcext:value-type="float">
            <text:p>0.057697</text:p>
          </table:table-cell>
          <table:table-cell office:value-type="float" office:value="0.269878" calcext:value-type="float">
            <text:p>0.269878</text:p>
          </table:table-cell>
          <table:table-cell office:value-type="float" office:value="0.28501" calcext:value-type="float">
            <text:p>0.28501</text:p>
          </table:table-cell>
          <table:table-cell office:value-type="float" office:value="0.302417" calcext:value-type="float">
            <text:p>0.302417</text:p>
          </table:table-cell>
          <table:table-cell office:value-type="float" office:value="0.289893" calcext:value-type="float">
            <text:p>0.289893</text:p>
          </table:table-cell>
          <table:table-cell office:value-type="float" office:value="0.227528" calcext:value-type="float">
            <text:p>0.227528</text:p>
          </table:table-cell>
          <table:table-cell office:value-type="float" office:value="0.291277" calcext:value-type="float">
            <text:p>0.291277</text:p>
          </table:table-cell>
          <table:table-cell table:number-columns-repeated="17"/>
        </table:table-row>
        <table:table-row table:style-name="ro1">
          <table:table-cell office:value-type="float" office:value="0.074694" calcext:value-type="float">
            <text:p>0.074694</text:p>
          </table:table-cell>
          <table:table-cell office:value-type="float" office:value="0.239942" calcext:value-type="float">
            <text:p>0.239942</text:p>
          </table:table-cell>
          <table:table-cell office:value-type="float" office:value="0.292718" calcext:value-type="float">
            <text:p>0.292718</text:p>
          </table:table-cell>
          <table:table-cell office:value-type="float" office:value="0.301757" calcext:value-type="float">
            <text:p>0.301757</text:p>
          </table:table-cell>
          <table:table-cell office:value-type="float" office:value="0.264962" calcext:value-type="float">
            <text:p>0.264962</text:p>
          </table:table-cell>
          <table:table-cell office:value-type="float" office:value="0.215465" calcext:value-type="float">
            <text:p>0.215465</text:p>
          </table:table-cell>
          <table:table-cell office:value-type="float" office:value="0.286033" calcext:value-type="float">
            <text:p>0.286033</text:p>
          </table:table-cell>
          <table:table-cell table:number-columns-repeated="17"/>
        </table:table-row>
        <table:table-row table:style-name="ro1">
          <table:table-cell office:value-type="float" office:value="0.072276" calcext:value-type="float">
            <text:p>0.072276</text:p>
          </table:table-cell>
          <table:table-cell office:value-type="float" office:value="0.255552" calcext:value-type="float">
            <text:p>0.255552</text:p>
          </table:table-cell>
          <table:table-cell office:value-type="float" office:value="0.283553" calcext:value-type="float">
            <text:p>0.283553</text:p>
          </table:table-cell>
          <table:table-cell office:value-type="float" office:value="0.299152" calcext:value-type="float">
            <text:p>0.299152</text:p>
          </table:table-cell>
          <table:table-cell office:value-type="float" office:value="0.230571" calcext:value-type="float">
            <text:p>0.230571</text:p>
          </table:table-cell>
          <table:table-cell office:value-type="float" office:value="0.206581" calcext:value-type="float">
            <text:p>0.206581</text:p>
          </table:table-cell>
          <table:table-cell office:value-type="float" office:value="0.232315" calcext:value-type="float">
            <text:p>0.232315</text:p>
          </table:table-cell>
          <table:table-cell table:number-columns-repeated="17"/>
        </table:table-row>
        <table:table-row table:style-name="ro1">
          <table:table-cell office:value-type="float" office:value="0.068903" calcext:value-type="float">
            <text:p>0.068903</text:p>
          </table:table-cell>
          <table:table-cell office:value-type="float" office:value="0.242597" calcext:value-type="float">
            <text:p>0.242597</text:p>
          </table:table-cell>
          <table:table-cell office:value-type="float" office:value="0.23205" calcext:value-type="float">
            <text:p>0.23205</text:p>
          </table:table-cell>
          <table:table-cell office:value-type="float" office:value="0.296048" calcext:value-type="float">
            <text:p>0.296048</text:p>
          </table:table-cell>
          <table:table-cell office:value-type="float" office:value="0.267262" calcext:value-type="float">
            <text:p>0.267262</text:p>
          </table:table-cell>
          <table:table-cell office:value-type="float" office:value="0.189135" calcext:value-type="float">
            <text:p>0.189135</text:p>
          </table:table-cell>
          <table:table-cell office:value-type="float" office:value="0.25348" calcext:value-type="float">
            <text:p>0.25348</text:p>
          </table:table-cell>
          <table:table-cell table:number-columns-repeated="17"/>
        </table:table-row>
        <table:table-row table:style-name="ro1">
          <table:table-cell office:value-type="float" office:value="0.060481" calcext:value-type="float">
            <text:p>0.060481</text:p>
          </table:table-cell>
          <table:table-cell office:value-type="float" office:value="0.268508" calcext:value-type="float">
            <text:p>0.268508</text:p>
          </table:table-cell>
          <table:table-cell office:value-type="float" office:value="0.304925" calcext:value-type="float">
            <text:p>0.304925</text:p>
          </table:table-cell>
          <table:table-cell office:value-type="float" office:value="0.280303" calcext:value-type="float">
            <text:p>0.280303</text:p>
          </table:table-cell>
          <table:table-cell office:value-type="float" office:value="0.269991" calcext:value-type="float">
            <text:p>0.269991</text:p>
          </table:table-cell>
          <table:table-cell office:value-type="float" office:value="0.244719" calcext:value-type="float">
            <text:p>0.244719</text:p>
          </table:table-cell>
          <table:table-cell office:value-type="float" office:value="0.228378" calcext:value-type="float">
            <text:p>0.228378</text:p>
          </table:table-cell>
          <table:table-cell table:number-columns-repeated="17"/>
        </table:table-row>
        <table:table-row table:style-name="ro1">
          <table:table-cell office:value-type="float" office:value="0.070949" calcext:value-type="float">
            <text:p>0.070949</text:p>
          </table:table-cell>
          <table:table-cell office:value-type="float" office:value="0.252902" calcext:value-type="float">
            <text:p>0.252902</text:p>
          </table:table-cell>
          <table:table-cell office:value-type="float" office:value="0.198109" calcext:value-type="float">
            <text:p>0.198109</text:p>
          </table:table-cell>
          <table:table-cell office:value-type="float" office:value="0.286248" calcext:value-type="float">
            <text:p>0.286248</text:p>
          </table:table-cell>
          <table:table-cell office:value-type="float" office:value="0.261938" calcext:value-type="float">
            <text:p>0.261938</text:p>
          </table:table-cell>
          <table:table-cell office:value-type="float" office:value="0.204115" calcext:value-type="float">
            <text:p>0.204115</text:p>
          </table:table-cell>
          <table:table-cell office:value-type="float" office:value="0.272669" calcext:value-type="float">
            <text:p>0.272669</text:p>
          </table:table-cell>
          <table:table-cell table:number-columns-repeated="17"/>
        </table:table-row>
        <table:table-row table:style-name="ro1">
          <table:table-cell office:value-type="float" office:value="0.083661" calcext:value-type="float">
            <text:p>0.083661</text:p>
          </table:table-cell>
          <table:table-cell office:value-type="float" office:value="0.241375" calcext:value-type="float">
            <text:p>0.241375</text:p>
          </table:table-cell>
          <table:table-cell office:value-type="float" office:value="0.322071" calcext:value-type="float">
            <text:p>0.322071</text:p>
          </table:table-cell>
          <table:table-cell office:value-type="float" office:value="0.302879" calcext:value-type="float">
            <text:p>0.302879</text:p>
          </table:table-cell>
          <table:table-cell office:value-type="float" office:value="0.262421" calcext:value-type="float">
            <text:p>0.262421</text:p>
          </table:table-cell>
          <table:table-cell office:value-type="float" office:value="0.257779" calcext:value-type="float">
            <text:p>0.257779</text:p>
          </table:table-cell>
          <table:table-cell office:value-type="float" office:value="0.224404" calcext:value-type="float">
            <text:p>0.224404</text:p>
          </table:table-cell>
          <table:table-cell table:number-columns-repeated="17"/>
        </table:table-row>
        <table:table-row table:style-name="ro1">
          <table:table-cell office:value-type="float" office:value="0.060198" calcext:value-type="float">
            <text:p>0.060198</text:p>
          </table:table-cell>
          <table:table-cell office:value-type="float" office:value="0.264783" calcext:value-type="float">
            <text:p>0.264783</text:p>
          </table:table-cell>
          <table:table-cell office:value-type="float" office:value="0.238659" calcext:value-type="float">
            <text:p>0.238659</text:p>
          </table:table-cell>
          <table:table-cell office:value-type="float" office:value="0.208854" calcext:value-type="float">
            <text:p>0.208854</text:p>
          </table:table-cell>
          <table:table-cell office:value-type="float" office:value="0.260423" calcext:value-type="float">
            <text:p>0.260423</text:p>
          </table:table-cell>
          <table:table-cell office:value-type="float" office:value="0.20159" calcext:value-type="float">
            <text:p>0.20159</text:p>
          </table:table-cell>
          <table:table-cell office:value-type="float" office:value="0.265044" calcext:value-type="float">
            <text:p>0.265044</text:p>
          </table:table-cell>
          <table:table-cell table:number-columns-repeated="17"/>
        </table:table-row>
        <table:table-row table:style-name="ro1">
          <table:table-cell office:value-type="float" office:value="0.098221" calcext:value-type="float">
            <text:p>0.098221</text:p>
          </table:table-cell>
          <table:table-cell office:value-type="float" office:value="0.087412" calcext:value-type="float">
            <text:p>0.087412</text:p>
          </table:table-cell>
          <table:table-cell office:value-type="float" office:value="0.230995" calcext:value-type="float">
            <text:p>0.230995</text:p>
          </table:table-cell>
          <table:table-cell office:value-type="float" office:value="0.278829" calcext:value-type="float">
            <text:p>0.278829</text:p>
          </table:table-cell>
          <table:table-cell office:value-type="float" office:value="0.287597" calcext:value-type="float">
            <text:p>0.287597</text:p>
          </table:table-cell>
          <table:table-cell office:value-type="float" office:value="0.230856" calcext:value-type="float">
            <text:p>0.230856</text:p>
          </table:table-cell>
          <table:table-cell office:value-type="float" office:value="0.195046" calcext:value-type="float">
            <text:p>0.195046</text:p>
          </table:table-cell>
          <table:table-cell table:number-columns-repeated="17"/>
        </table:table-row>
        <table:table-row table:style-name="ro1">
          <table:table-cell office:value-type="float" office:value="0.105133" calcext:value-type="float">
            <text:p>0.105133</text:p>
          </table:table-cell>
          <table:table-cell office:value-type="float" office:value="0.305463" calcext:value-type="float">
            <text:p>0.305463</text:p>
          </table:table-cell>
          <table:table-cell office:value-type="float" office:value="0.258922" calcext:value-type="float">
            <text:p>0.258922</text:p>
          </table:table-cell>
          <table:table-cell office:value-type="float" office:value="0.312859" calcext:value-type="float">
            <text:p>0.312859</text:p>
          </table:table-cell>
          <table:table-cell office:value-type="float" office:value="0.190661" calcext:value-type="float">
            <text:p>0.190661</text:p>
          </table:table-cell>
          <table:table-cell office:value-type="float" office:value="0.249117" calcext:value-type="float">
            <text:p>0.249117</text:p>
          </table:table-cell>
          <table:table-cell office:value-type="float" office:value="0.235925" calcext:value-type="float">
            <text:p>0.235925</text:p>
          </table:table-cell>
          <table:table-cell table:number-columns-repeated="17"/>
        </table:table-row>
        <table:table-row table:style-name="ro1">
          <table:table-cell office:value-type="float" office:value="0.086513" calcext:value-type="float">
            <text:p>0.086513</text:p>
          </table:table-cell>
          <table:table-cell office:value-type="float" office:value="0.264533" calcext:value-type="float">
            <text:p>0.264533</text:p>
          </table:table-cell>
          <table:table-cell office:value-type="float" office:value="0.225977" calcext:value-type="float">
            <text:p>0.225977</text:p>
          </table:table-cell>
          <table:table-cell office:value-type="float" office:value="0.300396" calcext:value-type="float">
            <text:p>0.300396</text:p>
          </table:table-cell>
          <table:table-cell office:value-type="float" office:value="0.231199" calcext:value-type="float">
            <text:p>0.231199</text:p>
          </table:table-cell>
          <table:table-cell office:value-type="float" office:value="0.227926" calcext:value-type="float">
            <text:p>0.227926</text:p>
          </table:table-cell>
          <table:table-cell office:value-type="float" office:value="0.238106" calcext:value-type="float">
            <text:p>0.238106</text:p>
          </table:table-cell>
          <table:table-cell table:number-columns-repeated="17"/>
        </table:table-row>
        <table:table-row table:style-name="ro1">
          <table:table-cell office:value-type="float" office:value="0.105469" calcext:value-type="float">
            <text:p>0.105469</text:p>
          </table:table-cell>
          <table:table-cell office:value-type="float" office:value="0.264208" calcext:value-type="float">
            <text:p>0.264208</text:p>
          </table:table-cell>
          <table:table-cell office:value-type="float" office:value="0.29778" calcext:value-type="float">
            <text:p>0.29778</text:p>
          </table:table-cell>
          <table:table-cell office:value-type="float" office:value="0.298104" calcext:value-type="float">
            <text:p>0.298104</text:p>
          </table:table-cell>
          <table:table-cell office:value-type="float" office:value="0.219141" calcext:value-type="float">
            <text:p>0.219141</text:p>
          </table:table-cell>
          <table:table-cell office:value-type="float" office:value="0.219616" calcext:value-type="float">
            <text:p>0.219616</text:p>
          </table:table-cell>
          <table:table-cell office:value-type="float" office:value="0.242858" calcext:value-type="float">
            <text:p>0.242858</text:p>
          </table:table-cell>
          <table:table-cell table:number-columns-repeated="17"/>
        </table:table-row>
        <table:table-row table:style-name="ro1">
          <table:table-cell office:value-type="float" office:value="0.10606" calcext:value-type="float">
            <text:p>0.10606</text:p>
          </table:table-cell>
          <table:table-cell office:value-type="float" office:value="0.267739" calcext:value-type="float">
            <text:p>0.267739</text:p>
          </table:table-cell>
          <table:table-cell office:value-type="float" office:value="0.326322" calcext:value-type="float">
            <text:p>0.326322</text:p>
          </table:table-cell>
          <table:table-cell office:value-type="float" office:value="0.296475" calcext:value-type="float">
            <text:p>0.296475</text:p>
          </table:table-cell>
          <table:table-cell office:value-type="float" office:value="0.183615" calcext:value-type="float">
            <text:p>0.183615</text:p>
          </table:table-cell>
          <table:table-cell office:value-type="float" office:value="0.21927" calcext:value-type="float">
            <text:p>0.21927</text:p>
          </table:table-cell>
          <table:table-cell office:value-type="float" office:value="0.188123" calcext:value-type="float">
            <text:p>0.188123</text:p>
          </table:table-cell>
          <table:table-cell table:number-columns-repeated="17"/>
        </table:table-row>
        <table:table-row table:style-name="ro1">
          <table:table-cell office:value-type="float" office:value="0.105269" calcext:value-type="float">
            <text:p>0.105269</text:p>
          </table:table-cell>
          <table:table-cell office:value-type="float" office:value="0.335057" calcext:value-type="float">
            <text:p>0.335057</text:p>
          </table:table-cell>
          <table:table-cell office:value-type="float" office:value="0.282643" calcext:value-type="float">
            <text:p>0.282643</text:p>
          </table:table-cell>
          <table:table-cell office:value-type="float" office:value="0.305414" calcext:value-type="float">
            <text:p>0.305414</text:p>
          </table:table-cell>
          <table:table-cell office:value-type="float" office:value="0.193902" calcext:value-type="float">
            <text:p>0.193902</text:p>
          </table:table-cell>
          <table:table-cell office:value-type="float" office:value="0.232825" calcext:value-type="float">
            <text:p>0.232825</text:p>
          </table:table-cell>
          <table:table-cell office:value-type="float" office:value="0.186096" calcext:value-type="float">
            <text:p>0.186096</text:p>
          </table:table-cell>
          <table:table-cell table:number-columns-repeated="17"/>
        </table:table-row>
        <table:table-row table:style-name="ro1">
          <table:table-cell office:value-type="float" office:value="0.089671" calcext:value-type="float">
            <text:p>0.089671</text:p>
          </table:table-cell>
          <table:table-cell office:value-type="float" office:value="0.273732" calcext:value-type="float">
            <text:p>0.273732</text:p>
          </table:table-cell>
          <table:table-cell office:value-type="float" office:value="0.259555" calcext:value-type="float">
            <text:p>0.259555</text:p>
          </table:table-cell>
          <table:table-cell office:value-type="float" office:value="0.297425" calcext:value-type="float">
            <text:p>0.297425</text:p>
          </table:table-cell>
          <table:table-cell office:value-type="float" office:value="0.218369" calcext:value-type="float">
            <text:p>0.218369</text:p>
          </table:table-cell>
          <table:table-cell office:value-type="float" office:value="0.210565" calcext:value-type="float">
            <text:p>0.210565</text:p>
          </table:table-cell>
          <table:table-cell office:value-type="float" office:value="0.227608" calcext:value-type="float">
            <text:p>0.227608</text:p>
          </table:table-cell>
          <table:table-cell table:number-columns-repeated="17"/>
        </table:table-row>
        <table:table-row table:style-name="ro1">
          <table:table-cell office:value-type="float" office:value="0.101364" calcext:value-type="float">
            <text:p>0.101364</text:p>
          </table:table-cell>
          <table:table-cell office:value-type="float" office:value="0.29422" calcext:value-type="float">
            <text:p>0.29422</text:p>
          </table:table-cell>
          <table:table-cell office:value-type="float" office:value="0.230314" calcext:value-type="float">
            <text:p>0.230314</text:p>
          </table:table-cell>
          <table:table-cell office:value-type="float" office:value="0.299715" calcext:value-type="float">
            <text:p>0.299715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0.281077" calcext:value-type="float">
            <text:p>0.281077</text:p>
          </table:table-cell>
          <table:table-cell office:value-type="float" office:value="0.245786" calcext:value-type="float">
            <text:p>0.245786</text:p>
          </table:table-cell>
          <table:table-cell table:number-columns-repeated="17"/>
        </table:table-row>
        <table:table-row table:style-name="ro1">
          <table:table-cell office:value-type="float" office:value="0.106114" calcext:value-type="float">
            <text:p>0.106114</text:p>
          </table:table-cell>
          <table:table-cell office:value-type="float" office:value="0.234124" calcext:value-type="float">
            <text:p>0.234124</text:p>
          </table:table-cell>
          <table:table-cell office:value-type="float" office:value="0.309014" calcext:value-type="float">
            <text:p>0.309014</text:p>
          </table:table-cell>
          <table:table-cell office:value-type="float" office:value="0.302813" calcext:value-type="float">
            <text:p>0.302813</text:p>
          </table:table-cell>
          <table:table-cell office:value-type="float" office:value="0.206775" calcext:value-type="float">
            <text:p>0.206775</text:p>
          </table:table-cell>
          <table:table-cell office:value-type="float" office:value="0.200312" calcext:value-type="float">
            <text:p>0.200312</text:p>
          </table:table-cell>
          <table:table-cell office:value-type="float" office:value="0.227821" calcext:value-type="float">
            <text:p>0.227821</text:p>
          </table:table-cell>
          <table:table-cell table:number-columns-repeated="17"/>
        </table:table-row>
        <table:table-row table:style-name="ro1">
          <table:table-cell office:value-type="float" office:value="0.059334" calcext:value-type="float">
            <text:p>0.059334</text:p>
          </table:table-cell>
          <table:table-cell office:value-type="float" office:value="0.305081" calcext:value-type="float">
            <text:p>0.305081</text:p>
          </table:table-cell>
          <table:table-cell office:value-type="float" office:value="0.260101" calcext:value-type="float">
            <text:p>0.260101</text:p>
          </table:table-cell>
          <table:table-cell office:value-type="float" office:value="0.294306" calcext:value-type="float">
            <text:p>0.294306</text:p>
          </table:table-cell>
          <table:table-cell office:value-type="float" office:value="0.24683" calcext:value-type="float">
            <text:p>0.24683</text:p>
          </table:table-cell>
          <table:table-cell office:value-type="float" office:value="0.205669" calcext:value-type="float">
            <text:p>0.205669</text:p>
          </table:table-cell>
          <table:table-cell office:value-type="float" office:value="0.228153" calcext:value-type="float">
            <text:p>0.228153</text:p>
          </table:table-cell>
          <table:table-cell table:number-columns-repeated="17"/>
        </table:table-row>
        <table:table-row table:style-name="ro1">
          <table:table-cell office:value-type="float" office:value="0.059385" calcext:value-type="float">
            <text:p>0.059385</text:p>
          </table:table-cell>
          <table:table-cell office:value-type="float" office:value="0.284042" calcext:value-type="float">
            <text:p>0.284042</text:p>
          </table:table-cell>
          <table:table-cell office:value-type="float" office:value="0.256273" calcext:value-type="float">
            <text:p>0.256273</text:p>
          </table:table-cell>
          <table:table-cell office:value-type="float" office:value="0.24164" calcext:value-type="float">
            <text:p>0.24164</text:p>
          </table:table-cell>
          <table:table-cell office:value-type="float" office:value="0.226584" calcext:value-type="float">
            <text:p>0.226584</text:p>
          </table:table-cell>
          <table:table-cell office:value-type="float" office:value="0.19514" calcext:value-type="float">
            <text:p>0.19514</text:p>
          </table:table-cell>
          <table:table-cell office:value-type="float" office:value="0.274107" calcext:value-type="float">
            <text:p>0.274107</text:p>
          </table:table-cell>
          <table:table-cell table:number-columns-repeated="17"/>
        </table:table-row>
        <table:table-row table:style-name="ro1">
          <table:table-cell office:value-type="float" office:value="0.058848" calcext:value-type="float">
            <text:p>0.058848</text:p>
          </table:table-cell>
          <table:table-cell office:value-type="float" office:value="0.298483" calcext:value-type="float">
            <text:p>0.298483</text:p>
          </table:table-cell>
          <table:table-cell office:value-type="float" office:value="0.22034" calcext:value-type="float">
            <text:p>0.22034</text:p>
          </table:table-cell>
          <table:table-cell office:value-type="float" office:value="0.291118" calcext:value-type="float">
            <text:p>0.291118</text:p>
          </table:table-cell>
          <table:table-cell office:value-type="float" office:value="0.216455" calcext:value-type="float">
            <text:p>0.216455</text:p>
          </table:table-cell>
          <table:table-cell office:value-type="float" office:value="0.259314" calcext:value-type="float">
            <text:p>0.259314</text:p>
          </table:table-cell>
          <table:table-cell office:value-type="float" office:value="0.189273" calcext:value-type="float">
            <text:p>0.189273</text:p>
          </table:table-cell>
          <table:table-cell table:number-columns-repeated="17"/>
        </table:table-row>
        <table:table-row table:style-name="ro1">
          <table:table-cell office:value-type="float" office:value="0.065527" calcext:value-type="float">
            <text:p>0.065527</text:p>
          </table:table-cell>
          <table:table-cell office:value-type="float" office:value="0.235883" calcext:value-type="float">
            <text:p>0.235883</text:p>
          </table:table-cell>
          <table:table-cell office:value-type="float" office:value="0.244638" calcext:value-type="float">
            <text:p>0.244638</text:p>
          </table:table-cell>
          <table:table-cell office:value-type="float" office:value="0.296277" calcext:value-type="float">
            <text:p>0.296277</text:p>
          </table:table-cell>
          <table:table-cell office:value-type="float" office:value="0.251165" calcext:value-type="float">
            <text:p>0.251165</text:p>
          </table:table-cell>
          <table:table-cell office:value-type="float" office:value="0.204818" calcext:value-type="float">
            <text:p>0.204818</text:p>
          </table:table-cell>
          <table:table-cell office:value-type="float" office:value="0.277615" calcext:value-type="float">
            <text:p>0.277615</text:p>
          </table:table-cell>
          <table:table-cell table:number-columns-repeated="17"/>
        </table:table-row>
        <table:table-row table:style-name="ro1">
          <table:table-cell office:value-type="float" office:value="0.106583" calcext:value-type="float">
            <text:p>0.106583</text:p>
          </table:table-cell>
          <table:table-cell office:value-type="float" office:value="0.268177" calcext:value-type="float">
            <text:p>0.268177</text:p>
          </table:table-cell>
          <table:table-cell office:value-type="float" office:value="0.252266" calcext:value-type="float">
            <text:p>0.252266</text:p>
          </table:table-cell>
          <table:table-cell office:value-type="float" office:value="0.297078" calcext:value-type="float">
            <text:p>0.297078</text:p>
          </table:table-cell>
          <table:table-cell office:value-type="float" office:value="0.221735" calcext:value-type="float">
            <text:p>0.221735</text:p>
          </table:table-cell>
          <table:table-cell office:value-type="float" office:value="0.236721" calcext:value-type="float">
            <text:p>0.236721</text:p>
          </table:table-cell>
          <table:table-cell office:value-type="float" office:value="0.269569" calcext:value-type="float">
            <text:p>0.269569</text:p>
          </table:table-cell>
          <table:table-cell table:number-columns-repeated="17"/>
        </table:table-row>
        <table:table-row table:style-name="ro1">
          <table:table-cell office:value-type="float" office:value="0.106226" calcext:value-type="float">
            <text:p>0.106226</text:p>
          </table:table-cell>
          <table:table-cell office:value-type="float" office:value="0.276168" calcext:value-type="float">
            <text:p>0.276168</text:p>
          </table:table-cell>
          <table:table-cell office:value-type="float" office:value="0.268984" calcext:value-type="float">
            <text:p>0.268984</text:p>
          </table:table-cell>
          <table:table-cell office:value-type="float" office:value="0.297382" calcext:value-type="float">
            <text:p>0.297382</text:p>
          </table:table-cell>
          <table:table-cell office:value-type="float" office:value="0.211938" calcext:value-type="float">
            <text:p>0.211938</text:p>
          </table:table-cell>
          <table:table-cell office:value-type="float" office:value="0.269006" calcext:value-type="float">
            <text:p>0.269006</text:p>
          </table:table-cell>
          <table:table-cell office:value-type="float" office:value="0.20445" calcext:value-type="float">
            <text:p>0.20445</text:p>
          </table:table-cell>
          <table:table-cell table:number-columns-repeated="17"/>
        </table:table-row>
        <table:table-row table:style-name="ro1">
          <table:table-cell office:value-type="float" office:value="0.105697" calcext:value-type="float">
            <text:p>0.105697</text:p>
          </table:table-cell>
          <table:table-cell office:value-type="float" office:value="0.22231" calcext:value-type="float">
            <text:p>0.22231</text:p>
          </table:table-cell>
          <table:table-cell office:value-type="float" office:value="0.184247" calcext:value-type="float">
            <text:p>0.184247</text:p>
          </table:table-cell>
          <table:table-cell office:value-type="float" office:value="0.306417" calcext:value-type="float">
            <text:p>0.306417</text:p>
          </table:table-cell>
          <table:table-cell office:value-type="float" office:value="0.218425" calcext:value-type="float">
            <text:p>0.218425</text:p>
          </table:table-cell>
          <table:table-cell office:value-type="float" office:value="0.217409" calcext:value-type="float">
            <text:p>0.217409</text:p>
          </table:table-cell>
          <table:table-cell office:value-type="float" office:value="0.216527" calcext:value-type="float">
            <text:p>0.216527</text:p>
          </table:table-cell>
          <table:table-cell table:number-columns-repeated="17"/>
        </table:table-row>
        <table:table-row table:style-name="ro1">
          <table:table-cell office:value-type="float" office:value="0.065672" calcext:value-type="float">
            <text:p>0.065672</text:p>
          </table:table-cell>
          <table:table-cell office:value-type="float" office:value="0.264199" calcext:value-type="float">
            <text:p>0.264199</text:p>
          </table:table-cell>
          <table:table-cell office:value-type="float" office:value="0.236175" calcext:value-type="float">
            <text:p>0.236175</text:p>
          </table:table-cell>
          <table:table-cell office:value-type="float" office:value="0.281187" calcext:value-type="float">
            <text:p>0.281187</text:p>
          </table:table-cell>
          <table:table-cell office:value-type="float" office:value="0.247174" calcext:value-type="float">
            <text:p>0.247174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264192" calcext:value-type="float">
            <text:p>0.264192</text:p>
          </table:table-cell>
          <table:table-cell table:number-columns-repeated="17"/>
        </table:table-row>
        <table:table-row table:style-name="ro1">
          <table:table-cell office:value-type="float" office:value="0.054955" calcext:value-type="float">
            <text:p>0.054955</text:p>
          </table:table-cell>
          <table:table-cell office:value-type="float" office:value="0.324672" calcext:value-type="float">
            <text:p>0.324672</text:p>
          </table:table-cell>
          <table:table-cell office:value-type="float" office:value="0.240864" calcext:value-type="float">
            <text:p>0.240864</text:p>
          </table:table-cell>
          <table:table-cell office:value-type="float" office:value="0.229766" calcext:value-type="float">
            <text:p>0.229766</text:p>
          </table:table-cell>
          <table:table-cell office:value-type="float" office:value="0.275331" calcext:value-type="float">
            <text:p>0.275331</text:p>
          </table:table-cell>
          <table:table-cell office:value-type="float" office:value="0.209679" calcext:value-type="float">
            <text:p>0.209679</text:p>
          </table:table-cell>
          <table:table-cell office:value-type="float" office:value="0.197366" calcext:value-type="float">
            <text:p>0.197366</text:p>
          </table:table-cell>
          <table:table-cell table:number-columns-repeated="17"/>
        </table:table-row>
        <table:table-row table:style-name="ro1">
          <table:table-cell office:value-type="float" office:value="0.059509" calcext:value-type="float">
            <text:p>0.059509</text:p>
          </table:table-cell>
          <table:table-cell office:value-type="float" office:value="0.255962" calcext:value-type="float">
            <text:p>0.255962</text:p>
          </table:table-cell>
          <table:table-cell office:value-type="float" office:value="0.244951" calcext:value-type="float">
            <text:p>0.244951</text:p>
          </table:table-cell>
          <table:table-cell office:value-type="float" office:value="0.315309" calcext:value-type="float">
            <text:p>0.315309</text:p>
          </table:table-cell>
          <table:table-cell office:value-type="float" office:value="0.169729" calcext:value-type="float">
            <text:p>0.169729</text:p>
          </table:table-cell>
          <table:table-cell office:value-type="float" office:value="0.216983" calcext:value-type="float">
            <text:p>0.216983</text:p>
          </table:table-cell>
          <table:table-cell office:value-type="float" office:value="0.219816" calcext:value-type="float">
            <text:p>0.219816</text:p>
          </table:table-cell>
          <table:table-cell table:number-columns-repeated="17"/>
        </table:table-row>
        <table:table-row table:style-name="ro1">
          <table:table-cell office:value-type="float" office:value="0.062973" calcext:value-type="float">
            <text:p>0.062973</text:p>
          </table:table-cell>
          <table:table-cell office:value-type="float" office:value="0.308" calcext:value-type="float">
            <text:p>0.308</text:p>
          </table:table-cell>
          <table:table-cell office:value-type="float" office:value="0.262089" calcext:value-type="float">
            <text:p>0.262089</text:p>
          </table:table-cell>
          <table:table-cell office:value-type="float" office:value="0.229629" calcext:value-type="float">
            <text:p>0.229629</text:p>
          </table:table-cell>
          <table:table-cell office:value-type="float" office:value="0.272619" calcext:value-type="float">
            <text:p>0.272619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0.263484" calcext:value-type="float">
            <text:p>0.263484</text:p>
          </table:table-cell>
          <table:table-cell table:number-columns-repeated="17"/>
        </table:table-row>
        <table:table-row table:style-name="ro1">
          <table:table-cell office:value-type="float" office:value="0.058772" calcext:value-type="float">
            <text:p>0.058772</text:p>
          </table:table-cell>
          <table:table-cell office:value-type="float" office:value="0.263628" calcext:value-type="float">
            <text:p>0.263628</text:p>
          </table:table-cell>
          <table:table-cell office:value-type="float" office:value="0.307991" calcext:value-type="float">
            <text:p>0.307991</text:p>
          </table:table-cell>
          <table:table-cell office:value-type="float" office:value="0.296002" calcext:value-type="float">
            <text:p>0.296002</text:p>
          </table:table-cell>
          <table:table-cell office:value-type="float" office:value="0.264437" calcext:value-type="float">
            <text:p>0.264437</text:p>
          </table:table-cell>
          <table:table-cell office:value-type="float" office:value="0.254111" calcext:value-type="float">
            <text:p>0.254111</text:p>
          </table:table-cell>
          <table:table-cell office:value-type="float" office:value="0.245109" calcext:value-type="float">
            <text:p>0.245109</text:p>
          </table:table-cell>
          <table:table-cell table:number-columns-repeated="17"/>
        </table:table-row>
        <table:table-row table:style-name="ro1">
          <table:table-cell office:value-type="float" office:value="0.065231" calcext:value-type="float">
            <text:p>0.065231</text:p>
          </table:table-cell>
          <table:table-cell office:value-type="float" office:value="0.237911" calcext:value-type="float">
            <text:p>0.237911</text:p>
          </table:table-cell>
          <table:table-cell office:value-type="float" office:value="0.203868" calcext:value-type="float">
            <text:p>0.203868</text:p>
          </table:table-cell>
          <table:table-cell office:value-type="float" office:value="0.291292" calcext:value-type="float">
            <text:p>0.291292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64071" calcext:value-type="float">
            <text:p>0.264071</text:p>
          </table:table-cell>
          <table:table-cell office:value-type="float" office:value="0.2209" calcext:value-type="float">
            <text:p>0.2209</text:p>
          </table:table-cell>
          <table:table-cell table:number-columns-repeated="17"/>
        </table:table-row>
        <table:table-row table:style-name="ro1">
          <table:table-cell office:value-type="float" office:value="0.106729" calcext:value-type="float">
            <text:p>0.106729</text:p>
          </table:table-cell>
          <table:table-cell office:value-type="float" office:value="0.28302" calcext:value-type="float">
            <text:p>0.28302</text:p>
          </table:table-cell>
          <table:table-cell office:value-type="float" office:value="0.204838" calcext:value-type="float">
            <text:p>0.204838</text:p>
          </table:table-cell>
          <table:table-cell office:value-type="float" office:value="0.300338" calcext:value-type="float">
            <text:p>0.300338</text:p>
          </table:table-cell>
          <table:table-cell office:value-type="float" office:value="0.21666" calcext:value-type="float">
            <text:p>0.21666</text:p>
          </table:table-cell>
          <table:table-cell office:value-type="float" office:value="0.198578" calcext:value-type="float">
            <text:p>0.198578</text:p>
          </table:table-cell>
          <table:table-cell office:value-type="float" office:value="0.234613" calcext:value-type="float">
            <text:p>0.234613</text:p>
          </table:table-cell>
          <table:table-cell table:number-columns-repeated="17"/>
        </table:table-row>
        <table:table-row table:style-name="ro1">
          <table:table-cell office:value-type="float" office:value="0.073945" calcext:value-type="float">
            <text:p>0.073945</text:p>
          </table:table-cell>
          <table:table-cell office:value-type="float" office:value="0.261386" calcext:value-type="float">
            <text:p>0.261386</text:p>
          </table:table-cell>
          <table:table-cell office:value-type="float" office:value="0.276821" calcext:value-type="float">
            <text:p>0.276821</text:p>
          </table:table-cell>
          <table:table-cell office:value-type="float" office:value="0.303258" calcext:value-type="float">
            <text:p>0.303258</text:p>
          </table:table-cell>
          <table:table-cell office:value-type="float" office:value="0.219448" calcext:value-type="float">
            <text:p>0.219448</text:p>
          </table:table-cell>
          <table:table-cell office:value-type="float" office:value="0.211525" calcext:value-type="float">
            <text:p>0.211525</text:p>
          </table:table-cell>
          <table:table-cell office:value-type="float" office:value="0.290797" calcext:value-type="float">
            <text:p>0.290797</text:p>
          </table:table-cell>
          <table:table-cell table:number-columns-repeated="17"/>
        </table:table-row>
        <table:table-row table:style-name="ro1">
          <table:table-cell office:value-type="float" office:value="0.106158" calcext:value-type="float">
            <text:p>0.106158</text:p>
          </table:table-cell>
          <table:table-cell office:value-type="float" office:value="0.303147" calcext:value-type="float">
            <text:p>0.303147</text:p>
          </table:table-cell>
          <table:table-cell office:value-type="float" office:value="0.251338" calcext:value-type="float">
            <text:p>0.251338</text:p>
          </table:table-cell>
          <table:table-cell office:value-type="float" office:value="0.300098" calcext:value-type="float">
            <text:p>0.300098</text:p>
          </table:table-cell>
          <table:table-cell office:value-type="float" office:value="0.253391" calcext:value-type="float">
            <text:p>0.253391</text:p>
          </table:table-cell>
          <table:table-cell office:value-type="float" office:value="0.217716" calcext:value-type="float">
            <text:p>0.217716</text:p>
          </table:table-cell>
          <table:table-cell office:value-type="float" office:value="0.270945" calcext:value-type="float">
            <text:p>0.270945</text:p>
          </table:table-cell>
          <table:table-cell table:number-columns-repeated="17"/>
        </table:table-row>
        <table:table-row table:style-name="ro1">
          <table:table-cell office:value-type="float" office:value="0.10773" calcext:value-type="float">
            <text:p>0.10773</text:p>
          </table:table-cell>
          <table:table-cell office:value-type="float" office:value="0.285759" calcext:value-type="float">
            <text:p>0.285759</text:p>
          </table:table-cell>
          <table:table-cell office:value-type="float" office:value="0.239757" calcext:value-type="float">
            <text:p>0.239757</text:p>
          </table:table-cell>
          <table:table-cell office:value-type="float" office:value="0.298639" calcext:value-type="float">
            <text:p>0.298639</text:p>
          </table:table-cell>
          <table:table-cell office:value-type="float" office:value="0.213218" calcext:value-type="float">
            <text:p>0.213218</text:p>
          </table:table-cell>
          <table:table-cell office:value-type="float" office:value="0.238144" calcext:value-type="float">
            <text:p>0.238144</text:p>
          </table:table-cell>
          <table:table-cell office:value-type="float" office:value="0.282274" calcext:value-type="float">
            <text:p>0.282274</text:p>
          </table:table-cell>
          <table:table-cell table:number-columns-repeated="17"/>
        </table:table-row>
        <table:table-row table:style-name="ro1">
          <table:table-cell office:value-type="float" office:value="0.106086" calcext:value-type="float">
            <text:p>0.106086</text:p>
          </table:table-cell>
          <table:table-cell office:value-type="float" office:value="0.275142" calcext:value-type="float">
            <text:p>0.275142</text:p>
          </table:table-cell>
          <table:table-cell office:value-type="float" office:value="0.264646" calcext:value-type="float">
            <text:p>0.264646</text:p>
          </table:table-cell>
          <table:table-cell office:value-type="float" office:value="0.293498" calcext:value-type="float">
            <text:p>0.293498</text:p>
          </table:table-cell>
          <table:table-cell office:value-type="float" office:value="0.23158" calcext:value-type="float">
            <text:p>0.23158</text:p>
          </table:table-cell>
          <table:table-cell office:value-type="float" office:value="0.232849" calcext:value-type="float">
            <text:p>0.232849</text:p>
          </table:table-cell>
          <table:table-cell office:value-type="float" office:value="0.202794" calcext:value-type="float">
            <text:p>0.202794</text:p>
          </table:table-cell>
          <table:table-cell table:number-columns-repeated="17"/>
        </table:table-row>
        <table:table-row table:style-name="ro1">
          <table:table-cell office:value-type="float" office:value="0.070122" calcext:value-type="float">
            <text:p>0.070122</text:p>
          </table:table-cell>
          <table:table-cell office:value-type="float" office:value="0.273971" calcext:value-type="float">
            <text:p>0.273971</text:p>
          </table:table-cell>
          <table:table-cell office:value-type="float" office:value="0.243535" calcext:value-type="float">
            <text:p>0.243535</text:p>
          </table:table-cell>
          <table:table-cell office:value-type="float" office:value="0.300769" calcext:value-type="float">
            <text:p>0.300769</text:p>
          </table:table-cell>
          <table:table-cell office:value-type="float" office:value="0.200683" calcext:value-type="float">
            <text:p>0.200683</text:p>
          </table:table-cell>
          <table:table-cell office:value-type="float" office:value="0.244428" calcext:value-type="float">
            <text:p>0.244428</text:p>
          </table:table-cell>
          <table:table-cell office:value-type="float" office:value="0.17325" calcext:value-type="float">
            <text:p>0.17325</text:p>
          </table:table-cell>
          <table:table-cell table:number-columns-repeated="17"/>
        </table:table-row>
        <table:table-row table:style-name="ro1">
          <table:table-cell office:value-type="float" office:value="0.085259" calcext:value-type="float">
            <text:p>0.085259</text:p>
          </table:table-cell>
          <table:table-cell office:value-type="float" office:value="0.282166" calcext:value-type="float">
            <text:p>0.282166</text:p>
          </table:table-cell>
          <table:table-cell office:value-type="float" office:value="0.20808" calcext:value-type="float">
            <text:p>0.20808</text:p>
          </table:table-cell>
          <table:table-cell office:value-type="float" office:value="0.303651" calcext:value-type="float">
            <text:p>0.303651</text:p>
          </table:table-cell>
          <table:table-cell office:value-type="float" office:value="0.279576" calcext:value-type="float">
            <text:p>0.279576</text:p>
          </table:table-cell>
          <table:table-cell office:value-type="float" office:value="0.15138" calcext:value-type="float">
            <text:p>0.15138</text:p>
          </table:table-cell>
          <table:table-cell office:value-type="float" office:value="0.23407" calcext:value-type="float">
            <text:p>0.23407</text:p>
          </table:table-cell>
          <table:table-cell table:number-columns-repeated="17"/>
        </table:table-row>
        <table:table-row table:style-name="ro1">
          <table:table-cell office:value-type="float" office:value="0.088291" calcext:value-type="float">
            <text:p>0.088291</text:p>
          </table:table-cell>
          <table:table-cell office:value-type="float" office:value="0.275729" calcext:value-type="float">
            <text:p>0.275729</text:p>
          </table:table-cell>
          <table:table-cell office:value-type="float" office:value="0.211962" calcext:value-type="float">
            <text:p>0.211962</text:p>
          </table:table-cell>
          <table:table-cell office:value-type="float" office:value="0.295373" calcext:value-type="float">
            <text:p>0.295373</text:p>
          </table:table-cell>
          <table:table-cell office:value-type="float" office:value="0.226006" calcext:value-type="float">
            <text:p>0.226006</text:p>
          </table:table-cell>
          <table:table-cell office:value-type="float" office:value="0.231443" calcext:value-type="float">
            <text:p>0.231443</text:p>
          </table:table-cell>
          <table:table-cell office:value-type="float" office:value="0.221035" calcext:value-type="float">
            <text:p>0.221035</text:p>
          </table:table-cell>
          <table:table-cell table:number-columns-repeated="17"/>
        </table:table-row>
        <table:table-row table:style-name="ro1">
          <table:table-cell office:value-type="float" office:value="0.071599" calcext:value-type="float">
            <text:p>0.071599</text:p>
          </table:table-cell>
          <table:table-cell office:value-type="float" office:value="0.220597" calcext:value-type="float">
            <text:p>0.220597</text:p>
          </table:table-cell>
          <table:table-cell office:value-type="float" office:value="0.23948" calcext:value-type="float">
            <text:p>0.23948</text:p>
          </table:table-cell>
          <table:table-cell office:value-type="float" office:value="0.230823" calcext:value-type="float">
            <text:p>0.230823</text:p>
          </table:table-cell>
          <table:table-cell office:value-type="float" office:value="0.229479" calcext:value-type="float">
            <text:p>0.229479</text:p>
          </table:table-cell>
          <table:table-cell office:value-type="float" office:value="0.229815" calcext:value-type="float">
            <text:p>0.229815</text:p>
          </table:table-cell>
          <table:table-cell office:value-type="float" office:value="0.215139" calcext:value-type="float">
            <text:p>0.215139</text:p>
          </table:table-cell>
          <table:table-cell table:number-columns-repeated="17"/>
        </table:table-row>
        <table:table-row table:style-name="ro1">
          <table:table-cell office:value-type="float" office:value="0.083704" calcext:value-type="float">
            <text:p>0.083704</text:p>
          </table:table-cell>
          <table:table-cell office:value-type="float" office:value="0.290352" calcext:value-type="float">
            <text:p>0.290352</text:p>
          </table:table-cell>
          <table:table-cell office:value-type="float" office:value="0.257028" calcext:value-type="float">
            <text:p>0.257028</text:p>
          </table:table-cell>
          <table:table-cell office:value-type="float" office:value="0.297055" calcext:value-type="float">
            <text:p>0.297055</text:p>
          </table:table-cell>
          <table:table-cell office:value-type="float" office:value="0.216856" calcext:value-type="float">
            <text:p>0.216856</text:p>
          </table:table-cell>
          <table:table-cell office:value-type="float" office:value="0.216566" calcext:value-type="float">
            <text:p>0.216566</text:p>
          </table:table-cell>
          <table:table-cell office:value-type="float" office:value="0.212521" calcext:value-type="float">
            <text:p>0.212521</text:p>
          </table:table-cell>
          <table:table-cell table:number-columns-repeated="17"/>
        </table:table-row>
        <table:table-row table:style-name="ro1">
          <table:table-cell office:value-type="float" office:value="0.067385" calcext:value-type="float">
            <text:p>0.067385</text:p>
          </table:table-cell>
          <table:table-cell office:value-type="float" office:value="0.290904" calcext:value-type="float">
            <text:p>0.290904</text:p>
          </table:table-cell>
          <table:table-cell office:value-type="float" office:value="0.300785" calcext:value-type="float">
            <text:p>0.300785</text:p>
          </table:table-cell>
          <table:table-cell office:value-type="float" office:value="0.286988" calcext:value-type="float">
            <text:p>0.286988</text:p>
          </table:table-cell>
          <table:table-cell office:value-type="float" office:value="0.202895" calcext:value-type="float">
            <text:p>0.202895</text:p>
          </table:table-cell>
          <table:table-cell office:value-type="float" office:value="0.221241" calcext:value-type="float">
            <text:p>0.221241</text:p>
          </table:table-cell>
          <table:table-cell office:value-type="float" office:value="0.241386" calcext:value-type="float">
            <text:p>0.241386</text:p>
          </table:table-cell>
          <table:table-cell table:number-columns-repeated="17"/>
        </table:table-row>
        <table:table-row table:style-name="ro1">
          <table:table-cell office:value-type="float" office:value="0.101911" calcext:value-type="float">
            <text:p>0.101911</text:p>
          </table:table-cell>
          <table:table-cell office:value-type="float" office:value="0.259385" calcext:value-type="float">
            <text:p>0.259385</text:p>
          </table:table-cell>
          <table:table-cell office:value-type="float" office:value="0.260912" calcext:value-type="float">
            <text:p>0.260912</text:p>
          </table:table-cell>
          <table:table-cell office:value-type="float" office:value="0.319835" calcext:value-type="float">
            <text:p>0.319835</text:p>
          </table:table-cell>
          <table:table-cell office:value-type="float" office:value="0.226416" calcext:value-type="float">
            <text:p>0.226416</text:p>
          </table:table-cell>
          <table:table-cell office:value-type="float" office:value="0.204106" calcext:value-type="float">
            <text:p>0.204106</text:p>
          </table:table-cell>
          <table:table-cell office:value-type="float" office:value="0.287173" calcext:value-type="float">
            <text:p>0.287173</text:p>
          </table:table-cell>
          <table:table-cell table:number-columns-repeated="17"/>
        </table:table-row>
        <table:table-row table:style-name="ro1">
          <table:table-cell office:value-type="float" office:value="0.105227" calcext:value-type="float">
            <text:p>0.105227</text:p>
          </table:table-cell>
          <table:table-cell office:value-type="float" office:value="0.303152" calcext:value-type="float">
            <text:p>0.303152</text:p>
          </table:table-cell>
          <table:table-cell office:value-type="float" office:value="0.238839" calcext:value-type="float">
            <text:p>0.238839</text:p>
          </table:table-cell>
          <table:table-cell office:value-type="float" office:value="0.241475" calcext:value-type="float">
            <text:p>0.241475</text:p>
          </table:table-cell>
          <table:table-cell office:value-type="float" office:value="0.226341" calcext:value-type="float">
            <text:p>0.226341</text:p>
          </table:table-cell>
          <table:table-cell office:value-type="float" office:value="0.218486" calcext:value-type="float">
            <text:p>0.218486</text:p>
          </table:table-cell>
          <table:table-cell office:value-type="float" office:value="0.256729" calcext:value-type="float">
            <text:p>0.256729</text:p>
          </table:table-cell>
          <table:table-cell table:number-columns-repeated="17"/>
        </table:table-row>
        <table:table-row table:style-name="ro1">
          <table:table-cell office:value-type="float" office:value="0.105633" calcext:value-type="float">
            <text:p>0.105633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0.236392" calcext:value-type="float">
            <text:p>0.236392</text:p>
          </table:table-cell>
          <table:table-cell office:value-type="float" office:value="0.29845" calcext:value-type="float">
            <text:p>0.29845</text:p>
          </table:table-cell>
          <table:table-cell office:value-type="float" office:value="0.22491" calcext:value-type="float">
            <text:p>0.22491</text:p>
          </table:table-cell>
          <table:table-cell office:value-type="float" office:value="0.262976" calcext:value-type="float">
            <text:p>0.262976</text:p>
          </table:table-cell>
          <table:table-cell office:value-type="float" office:value="0.214375" calcext:value-type="float">
            <text:p>0.214375</text:p>
          </table:table-cell>
          <table:table-cell table:number-columns-repeated="17"/>
        </table:table-row>
        <table:table-row table:style-name="ro1">
          <table:table-cell office:value-type="float" office:value="0.094559" calcext:value-type="float">
            <text:p>0.094559</text:p>
          </table:table-cell>
          <table:table-cell office:value-type="float" office:value="0.298605" calcext:value-type="float">
            <text:p>0.298605</text:p>
          </table:table-cell>
          <table:table-cell office:value-type="float" office:value="0.268108" calcext:value-type="float">
            <text:p>0.268108</text:p>
          </table:table-cell>
          <table:table-cell office:value-type="float" office:value="0.259033" calcext:value-type="float">
            <text:p>0.259033</text:p>
          </table:table-cell>
          <table:table-cell office:value-type="float" office:value="0.20304" calcext:value-type="float">
            <text:p>0.20304</text:p>
          </table:table-cell>
          <table:table-cell office:value-type="float" office:value="0.245147" calcext:value-type="float">
            <text:p>0.245147</text:p>
          </table:table-cell>
          <table:table-cell office:value-type="float" office:value="0.284264" calcext:value-type="float">
            <text:p>0.284264</text:p>
          </table:table-cell>
          <table:table-cell table:number-columns-repeated="17"/>
        </table:table-row>
        <table:table-row table:style-name="ro1">
          <table:table-cell office:value-type="float" office:value="0.071637" calcext:value-type="float">
            <text:p>0.071637</text:p>
          </table:table-cell>
          <table:table-cell office:value-type="float" office:value="0.334438" calcext:value-type="float">
            <text:p>0.334438</text:p>
          </table:table-cell>
          <table:table-cell office:value-type="float" office:value="0.311544" calcext:value-type="float">
            <text:p>0.311544</text:p>
          </table:table-cell>
          <table:table-cell office:value-type="float" office:value="0.292485" calcext:value-type="float">
            <text:p>0.292485</text:p>
          </table:table-cell>
          <table:table-cell office:value-type="float" office:value="0.248349" calcext:value-type="float">
            <text:p>0.248349</text:p>
          </table:table-cell>
          <table:table-cell office:value-type="float" office:value="0.221218" calcext:value-type="float">
            <text:p>0.221218</text:p>
          </table:table-cell>
          <table:table-cell office:value-type="float" office:value="0.217047" calcext:value-type="float">
            <text:p>0.217047</text:p>
          </table:table-cell>
          <table:table-cell table:number-columns-repeated="17"/>
        </table:table-row>
        <table:table-row table:style-name="ro1">
          <table:table-cell office:value-type="float" office:value="0.061428" calcext:value-type="float">
            <text:p>0.061428</text:p>
          </table:table-cell>
          <table:table-cell office:value-type="float" office:value="0.258624" calcext:value-type="float">
            <text:p>0.258624</text:p>
          </table:table-cell>
          <table:table-cell office:value-type="float" office:value="0.300172" calcext:value-type="float">
            <text:p>0.300172</text:p>
          </table:table-cell>
          <table:table-cell office:value-type="float" office:value="0.294795" calcext:value-type="float">
            <text:p>0.294795</text:p>
          </table:table-cell>
          <table:table-cell office:value-type="float" office:value="0.203372" calcext:value-type="float">
            <text:p>0.203372</text:p>
          </table:table-cell>
          <table:table-cell office:value-type="float" office:value="0.262911" calcext:value-type="float">
            <text:p>0.262911</text:p>
          </table:table-cell>
          <table:table-cell office:value-type="float" office:value="0.26731" calcext:value-type="float">
            <text:p>0.26731</text:p>
          </table:table-cell>
          <table:table-cell table:number-columns-repeated="17"/>
        </table:table-row>
        <table:table-row table:style-name="ro1">
          <table:table-cell office:value-type="float" office:value="0.067269" calcext:value-type="float">
            <text:p>0.067269</text:p>
          </table:table-cell>
          <table:table-cell office:value-type="float" office:value="0.200517" calcext:value-type="float">
            <text:p>0.200517</text:p>
          </table:table-cell>
          <table:table-cell office:value-type="float" office:value="0.266286" calcext:value-type="float">
            <text:p>0.266286</text:p>
          </table:table-cell>
          <table:table-cell office:value-type="float" office:value="0.294008" calcext:value-type="float">
            <text:p>0.294008</text:p>
          </table:table-cell>
          <table:table-cell office:value-type="float" office:value="0.211713" calcext:value-type="float">
            <text:p>0.211713</text:p>
          </table:table-cell>
          <table:table-cell office:value-type="float" office:value="0.281508" calcext:value-type="float">
            <text:p>0.281508</text:p>
          </table:table-cell>
          <table:table-cell office:value-type="float" office:value="0.173644" calcext:value-type="float">
            <text:p>0.173644</text:p>
          </table:table-cell>
          <table:table-cell table:number-columns-repeated="17"/>
        </table:table-row>
        <table:table-row table:style-name="ro1">
          <table:table-cell office:value-type="float" office:value="0.095868" calcext:value-type="float">
            <text:p>0.095868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0.249406" calcext:value-type="float">
            <text:p>0.249406</text:p>
          </table:table-cell>
          <table:table-cell office:value-type="float" office:value="0.293854" calcext:value-type="float">
            <text:p>0.293854</text:p>
          </table:table-cell>
          <table:table-cell office:value-type="float" office:value="0.185037" calcext:value-type="float">
            <text:p>0.185037</text:p>
          </table:table-cell>
          <table:table-cell office:value-type="float" office:value="0.242159" calcext:value-type="float">
            <text:p>0.242159</text:p>
          </table:table-cell>
          <table:table-cell office:value-type="float" office:value="0.240011" calcext:value-type="float">
            <text:p>0.240011</text:p>
          </table:table-cell>
          <table:table-cell table:number-columns-repeated="17"/>
        </table:table-row>
        <table:table-row table:style-name="ro1">
          <table:table-cell office:value-type="float" office:value="0.075697" calcext:value-type="float">
            <text:p>0.075697</text:p>
          </table:table-cell>
          <table:table-cell office:value-type="float" office:value="0.291607" calcext:value-type="float">
            <text:p>0.291607</text:p>
          </table:table-cell>
          <table:table-cell office:value-type="float" office:value="0.280367" calcext:value-type="float">
            <text:p>0.280367</text:p>
          </table:table-cell>
          <table:table-cell office:value-type="float" office:value="0.311467" calcext:value-type="float">
            <text:p>0.311467</text:p>
          </table:table-cell>
          <table:table-cell office:value-type="float" office:value="0.246923" calcext:value-type="float">
            <text:p>0.246923</text:p>
          </table:table-cell>
          <table:table-cell office:value-type="float" office:value="0.215043" calcext:value-type="float">
            <text:p>0.215043</text:p>
          </table:table-cell>
          <table:table-cell office:value-type="float" office:value="0.222547" calcext:value-type="float">
            <text:p>0.222547</text:p>
          </table:table-cell>
          <table:table-cell table:number-columns-repeated="17"/>
        </table:table-row>
        <table:table-row table:style-name="ro1">
          <table:table-cell office:value-type="float" office:value="0.100958" calcext:value-type="float">
            <text:p>0.100958</text:p>
          </table:table-cell>
          <table:table-cell office:value-type="float" office:value="0.275352" calcext:value-type="float">
            <text:p>0.275352</text:p>
          </table:table-cell>
          <table:table-cell office:value-type="float" office:value="0.275861" calcext:value-type="float">
            <text:p>0.275861</text:p>
          </table:table-cell>
          <table:table-cell office:value-type="float" office:value="0.280501" calcext:value-type="float">
            <text:p>0.280501</text:p>
          </table:table-cell>
          <table:table-cell office:value-type="float" office:value="0.262017" calcext:value-type="float">
            <text:p>0.262017</text:p>
          </table:table-cell>
          <table:table-cell office:value-type="float" office:value="0.226727" calcext:value-type="float">
            <text:p>0.226727</text:p>
          </table:table-cell>
          <table:table-cell office:value-type="float" office:value="0.283217" calcext:value-type="float">
            <text:p>0.283217</text:p>
          </table:table-cell>
          <table:table-cell table:number-columns-repeated="17"/>
        </table:table-row>
        <table:table-row table:style-name="ro1">
          <table:table-cell office:value-type="float" office:value="0.0811" calcext:value-type="float">
            <text:p>0.0811</text:p>
          </table:table-cell>
          <table:table-cell office:value-type="float" office:value="0.255546" calcext:value-type="float">
            <text:p>0.255546</text:p>
          </table:table-cell>
          <table:table-cell office:value-type="float" office:value="0.233458" calcext:value-type="float">
            <text:p>0.233458</text:p>
          </table:table-cell>
          <table:table-cell office:value-type="float" office:value="0.279108" calcext:value-type="float">
            <text:p>0.279108</text:p>
          </table:table-cell>
          <table:table-cell office:value-type="float" office:value="0.203825" calcext:value-type="float">
            <text:p>0.203825</text:p>
          </table:table-cell>
          <table:table-cell office:value-type="float" office:value="0.248254" calcext:value-type="float">
            <text:p>0.248254</text:p>
          </table:table-cell>
          <table:table-cell office:value-type="float" office:value="0.249813" calcext:value-type="float">
            <text:p>0.249813</text:p>
          </table:table-cell>
          <table:table-cell table:number-columns-repeated="17"/>
        </table:table-row>
        <table:table-row table:style-name="ro1">
          <table:table-cell office:value-type="float" office:value="0.092937" calcext:value-type="float">
            <text:p>0.092937</text:p>
          </table:table-cell>
          <table:table-cell office:value-type="float" office:value="0.303085" calcext:value-type="float">
            <text:p>0.303085</text:p>
          </table:table-cell>
          <table:table-cell office:value-type="float" office:value="0.325304" calcext:value-type="float">
            <text:p>0.325304</text:p>
          </table:table-cell>
          <table:table-cell office:value-type="float" office:value="0.18827" calcext:value-type="float">
            <text:p>0.18827</text:p>
          </table:table-cell>
          <table:table-cell office:value-type="float" office:value="0.207415" calcext:value-type="float">
            <text:p>0.207415</text:p>
          </table:table-cell>
          <table:table-cell office:value-type="float" office:value="0.188873" calcext:value-type="float">
            <text:p>0.188873</text:p>
          </table:table-cell>
          <table:table-cell office:value-type="float" office:value="0.238388" calcext:value-type="float">
            <text:p>0.238388</text:p>
          </table:table-cell>
          <table:table-cell table:number-columns-repeated="17"/>
        </table:table-row>
        <table:table-row table:style-name="ro1">
          <table:table-cell office:value-type="float" office:value="0.104501" calcext:value-type="float">
            <text:p>0.104501</text:p>
          </table:table-cell>
          <table:table-cell office:value-type="float" office:value="0.27309" calcext:value-type="float">
            <text:p>0.27309</text:p>
          </table:table-cell>
          <table:table-cell office:value-type="float" office:value="0.304749" calcext:value-type="float">
            <text:p>0.304749</text:p>
          </table:table-cell>
          <table:table-cell office:value-type="float" office:value="0.226408" calcext:value-type="float">
            <text:p>0.226408</text:p>
          </table:table-cell>
          <table:table-cell office:value-type="float" office:value="0.204544" calcext:value-type="float">
            <text:p>0.204544</text:p>
          </table:table-cell>
          <table:table-cell office:value-type="float" office:value="0.218461" calcext:value-type="float">
            <text:p>0.218461</text:p>
          </table:table-cell>
          <table:table-cell office:value-type="float" office:value="0.255303" calcext:value-type="float">
            <text:p>0.255303</text:p>
          </table:table-cell>
          <table:table-cell table:number-columns-repeated="17"/>
        </table:table-row>
        <table:table-row table:style-name="ro1">
          <table:table-cell office:value-type="float" office:value="0.065037" calcext:value-type="float">
            <text:p>0.065037</text:p>
          </table:table-cell>
          <table:table-cell office:value-type="float" office:value="0.266919" calcext:value-type="float">
            <text:p>0.266919</text:p>
          </table:table-cell>
          <table:table-cell office:value-type="float" office:value="0.225242" calcext:value-type="float">
            <text:p>0.225242</text:p>
          </table:table-cell>
          <table:table-cell office:value-type="float" office:value="0.290782" calcext:value-type="float">
            <text:p>0.290782</text:p>
          </table:table-cell>
          <table:table-cell office:value-type="float" office:value="0.213454" calcext:value-type="float">
            <text:p>0.213454</text:p>
          </table:table-cell>
          <table:table-cell office:value-type="float" office:value="0.227617" calcext:value-type="float">
            <text:p>0.227617</text:p>
          </table:table-cell>
          <table:table-cell office:value-type="float" office:value="0.216791" calcext:value-type="float">
            <text:p>0.216791</text:p>
          </table:table-cell>
          <table:table-cell table:number-columns-repeated="17"/>
        </table:table-row>
        <table:table-row table:style-name="ro1">
          <table:table-cell office:value-type="float" office:value="0.105714" calcext:value-type="float">
            <text:p>0.105714</text:p>
          </table:table-cell>
          <table:table-cell office:value-type="float" office:value="0.239398" calcext:value-type="float">
            <text:p>0.239398</text:p>
          </table:table-cell>
          <table:table-cell office:value-type="float" office:value="0.285135" calcext:value-type="float">
            <text:p>0.285135</text:p>
          </table:table-cell>
          <table:table-cell office:value-type="float" office:value="0.287389" calcext:value-type="float">
            <text:p>0.287389</text:p>
          </table:table-cell>
          <table:table-cell office:value-type="float" office:value="0.24396" calcext:value-type="float">
            <text:p>0.24396</text:p>
          </table:table-cell>
          <table:table-cell office:value-type="float" office:value="0.227459" calcext:value-type="float">
            <text:p>0.227459</text:p>
          </table:table-cell>
          <table:table-cell office:value-type="float" office:value="0.253965" calcext:value-type="float">
            <text:p>0.253965</text:p>
          </table:table-cell>
          <table:table-cell table:number-columns-repeated="17"/>
        </table:table-row>
        <table:table-row table:style-name="ro1">
          <table:table-cell office:value-type="float" office:value="0.105981" calcext:value-type="float">
            <text:p>0.105981</text:p>
          </table:table-cell>
          <table:table-cell office:value-type="float" office:value="0.240335" calcext:value-type="float">
            <text:p>0.240335</text:p>
          </table:table-cell>
          <table:table-cell office:value-type="float" office:value="0.254568" calcext:value-type="float">
            <text:p>0.254568</text:p>
          </table:table-cell>
          <table:table-cell office:value-type="float" office:value="0.185416" calcext:value-type="float">
            <text:p>0.185416</text:p>
          </table:table-cell>
          <table:table-cell office:value-type="float" office:value="0.206558" calcext:value-type="float">
            <text:p>0.206558</text:p>
          </table:table-cell>
          <table:table-cell office:value-type="float" office:value="0.218345" calcext:value-type="float">
            <text:p>0.218345</text:p>
          </table:table-cell>
          <table:table-cell office:value-type="float" office:value="0.270497" calcext:value-type="float">
            <text:p>0.270497</text:p>
          </table:table-cell>
          <table:table-cell table:number-columns-repeated="17"/>
        </table:table-row>
        <table:table-row table:style-name="ro1">
          <table:table-cell office:value-type="float" office:value="0.106542" calcext:value-type="float">
            <text:p>0.106542</text:p>
          </table:table-cell>
          <table:table-cell office:value-type="float" office:value="0.348526" calcext:value-type="float">
            <text:p>0.348526</text:p>
          </table:table-cell>
          <table:table-cell office:value-type="float" office:value="0.209056" calcext:value-type="float">
            <text:p>0.209056</text:p>
          </table:table-cell>
          <table:table-cell office:value-type="float" office:value="0.232255" calcext:value-type="float">
            <text:p>0.232255</text:p>
          </table:table-cell>
          <table:table-cell office:value-type="float" office:value="0.219004" calcext:value-type="float">
            <text:p>0.219004</text:p>
          </table:table-cell>
          <table:table-cell office:value-type="float" office:value="0.22979" calcext:value-type="float">
            <text:p>0.22979</text:p>
          </table:table-cell>
          <table:table-cell office:value-type="float" office:value="0.187447" calcext:value-type="float">
            <text:p>0.187447</text:p>
          </table:table-cell>
          <table:table-cell table:number-columns-repeated="17"/>
        </table:table-row>
        <table:table-row table:style-name="ro1">
          <table:table-cell office:value-type="float" office:value="0.098365" calcext:value-type="float">
            <text:p>0.098365</text:p>
          </table:table-cell>
          <table:table-cell office:value-type="float" office:value="0.261206" calcext:value-type="float">
            <text:p>0.261206</text:p>
          </table:table-cell>
          <table:table-cell office:value-type="float" office:value="0.244177" calcext:value-type="float">
            <text:p>0.244177</text:p>
          </table:table-cell>
          <table:table-cell office:value-type="float" office:value="0.234175" calcext:value-type="float">
            <text:p>0.234175</text:p>
          </table:table-cell>
          <table:table-cell office:value-type="float" office:value="0.239893" calcext:value-type="float">
            <text:p>0.239893</text:p>
          </table:table-cell>
          <table:table-cell office:value-type="float" office:value="0.241893" calcext:value-type="float">
            <text:p>0.241893</text:p>
          </table:table-cell>
          <table:table-cell office:value-type="float" office:value="0.266781" calcext:value-type="float">
            <text:p>0.266781</text:p>
          </table:table-cell>
          <table:table-cell table:number-columns-repeated="17"/>
        </table:table-row>
        <table:table-row table:style-name="ro1">
          <table:table-cell office:value-type="float" office:value="0.10276" calcext:value-type="float">
            <text:p>0.10276</text:p>
          </table:table-cell>
          <table:table-cell office:value-type="float" office:value="0.292971" calcext:value-type="float">
            <text:p>0.292971</text:p>
          </table:table-cell>
          <table:table-cell office:value-type="float" office:value="0.23166" calcext:value-type="float">
            <text:p>0.23166</text:p>
          </table:table-cell>
          <table:table-cell office:value-type="float" office:value="0.239406" calcext:value-type="float">
            <text:p>0.239406</text:p>
          </table:table-cell>
          <table:table-cell office:value-type="float" office:value="0.217237" calcext:value-type="float">
            <text:p>0.217237</text:p>
          </table:table-cell>
          <table:table-cell office:value-type="float" office:value="0.203404" calcext:value-type="float">
            <text:p>0.203404</text:p>
          </table:table-cell>
          <table:table-cell office:value-type="float" office:value="0.247531" calcext:value-type="float">
            <text:p>0.247531</text:p>
          </table:table-cell>
          <table:table-cell table:number-columns-repeated="17"/>
        </table:table-row>
        <table:table-row table:style-name="ro1">
          <table:table-cell office:value-type="float" office:value="0.059411" calcext:value-type="float">
            <text:p>0.059411</text:p>
          </table:table-cell>
          <table:table-cell office:value-type="float" office:value="0.306516" calcext:value-type="float">
            <text:p>0.306516</text:p>
          </table:table-cell>
          <table:table-cell office:value-type="float" office:value="0.296249" calcext:value-type="float">
            <text:p>0.296249</text:p>
          </table:table-cell>
          <table:table-cell office:value-type="float" office:value="0.294716" calcext:value-type="float">
            <text:p>0.294716</text:p>
          </table:table-cell>
          <table:table-cell office:value-type="float" office:value="0.244063" calcext:value-type="float">
            <text:p>0.244063</text:p>
          </table:table-cell>
          <table:table-cell office:value-type="float" office:value="0.20155" calcext:value-type="float">
            <text:p>0.20155</text:p>
          </table:table-cell>
          <table:table-cell office:value-type="float" office:value="0.232494" calcext:value-type="float">
            <text:p>0.232494</text:p>
          </table:table-cell>
          <table:table-cell table:number-columns-repeated="17"/>
        </table:table-row>
        <table:table-row table:style-name="ro1">
          <table:table-cell office:value-type="float" office:value="0.062066" calcext:value-type="float">
            <text:p>0.062066</text:p>
          </table:table-cell>
          <table:table-cell office:value-type="float" office:value="0.281555" calcext:value-type="float">
            <text:p>0.281555</text:p>
          </table:table-cell>
          <table:table-cell office:value-type="float" office:value="0.321595" calcext:value-type="float">
            <text:p>0.321595</text:p>
          </table:table-cell>
          <table:table-cell office:value-type="float" office:value="0.285148" calcext:value-type="float">
            <text:p>0.285148</text:p>
          </table:table-cell>
          <table:table-cell office:value-type="float" office:value="0.274629" calcext:value-type="float">
            <text:p>0.274629</text:p>
          </table:table-cell>
          <table:table-cell office:value-type="float" office:value="0.174463" calcext:value-type="float">
            <text:p>0.174463</text:p>
          </table:table-cell>
          <table:table-cell office:value-type="float" office:value="0.209722" calcext:value-type="float">
            <text:p>0.209722</text:p>
          </table:table-cell>
          <table:table-cell table:number-columns-repeated="17"/>
        </table:table-row>
        <table:table-row table:style-name="ro1">
          <table:table-cell office:value-type="float" office:value="0.073688" calcext:value-type="float">
            <text:p>0.073688</text:p>
          </table:table-cell>
          <table:table-cell office:value-type="float" office:value="0.266778" calcext:value-type="float">
            <text:p>0.266778</text:p>
          </table:table-cell>
          <table:table-cell office:value-type="float" office:value="0.223647" calcext:value-type="float">
            <text:p>0.223647</text:p>
          </table:table-cell>
          <table:table-cell office:value-type="float" office:value="0.239512" calcext:value-type="float">
            <text:p>0.239512</text:p>
          </table:table-cell>
          <table:table-cell office:value-type="float" office:value="0.21009" calcext:value-type="float">
            <text:p>0.21009</text:p>
          </table:table-cell>
          <table:table-cell office:value-type="float" office:value="0.268811" calcext:value-type="float">
            <text:p>0.268811</text:p>
          </table:table-cell>
          <table:table-cell office:value-type="float" office:value="0.178409" calcext:value-type="float">
            <text:p>0.178409</text:p>
          </table:table-cell>
          <table:table-cell table:number-columns-repeated="17"/>
        </table:table-row>
        <table:table-row table:style-name="ro1">
          <table:table-cell office:value-type="float" office:value="0.106121" calcext:value-type="float">
            <text:p>0.106121</text:p>
          </table:table-cell>
          <table:table-cell office:value-type="float" office:value="0.274895" calcext:value-type="float">
            <text:p>0.274895</text:p>
          </table:table-cell>
          <table:table-cell office:value-type="float" office:value="0.194666" calcext:value-type="float">
            <text:p>0.194666</text:p>
          </table:table-cell>
          <table:table-cell office:value-type="float" office:value="0.18515" calcext:value-type="float">
            <text:p>0.18515</text:p>
          </table:table-cell>
          <table:table-cell office:value-type="float" office:value="0.190756" calcext:value-type="float">
            <text:p>0.190756</text:p>
          </table:table-cell>
          <table:table-cell office:value-type="float" office:value="0.206804" calcext:value-type="float">
            <text:p>0.206804</text:p>
          </table:table-cell>
          <table:table-cell office:value-type="float" office:value="0.265597" calcext:value-type="float">
            <text:p>0.265597</text:p>
          </table:table-cell>
          <table:table-cell table:number-columns-repeated="17"/>
        </table:table-row>
        <table:table-row table:style-name="ro1">
          <table:table-cell office:value-type="float" office:value="0.104707" calcext:value-type="float">
            <text:p>0.104707</text:p>
          </table:table-cell>
          <table:table-cell office:value-type="float" office:value="0.297831" calcext:value-type="float">
            <text:p>0.297831</text:p>
          </table:table-cell>
          <table:table-cell office:value-type="float" office:value="0.301435" calcext:value-type="float">
            <text:p>0.301435</text:p>
          </table:table-cell>
          <table:table-cell office:value-type="float" office:value="0.27934" calcext:value-type="float">
            <text:p>0.27934</text:p>
          </table:table-cell>
          <table:table-cell office:value-type="float" office:value="0.222117" calcext:value-type="float">
            <text:p>0.222117</text:p>
          </table:table-cell>
          <table:table-cell office:value-type="float" office:value="0.21111" calcext:value-type="float">
            <text:p>0.21111</text:p>
          </table:table-cell>
          <table:table-cell office:value-type="float" office:value="0.214658" calcext:value-type="float">
            <text:p>0.214658</text:p>
          </table:table-cell>
          <table:table-cell table:number-columns-repeated="17"/>
        </table:table-row>
        <table:table-row table:style-name="ro1">
          <table:table-cell office:value-type="float" office:value="0.058674" calcext:value-type="float">
            <text:p>0.058674</text:p>
          </table:table-cell>
          <table:table-cell office:value-type="float" office:value="0.322617" calcext:value-type="float">
            <text:p>0.322617</text:p>
          </table:table-cell>
          <table:table-cell office:value-type="float" office:value="0.28451" calcext:value-type="float">
            <text:p>0.28451</text:p>
          </table:table-cell>
          <table:table-cell office:value-type="float" office:value="0.316534" calcext:value-type="float">
            <text:p>0.316534</text:p>
          </table:table-cell>
          <table:table-cell office:value-type="float" office:value="0.244698" calcext:value-type="float">
            <text:p>0.244698</text:p>
          </table:table-cell>
          <table:table-cell office:value-type="float" office:value="0.23373" calcext:value-type="float">
            <text:p>0.23373</text:p>
          </table:table-cell>
          <table:table-cell office:value-type="float" office:value="0.239382" calcext:value-type="float">
            <text:p>0.239382</text:p>
          </table:table-cell>
          <table:table-cell table:number-columns-repeated="17"/>
        </table:table-row>
        <table:table-row table:style-name="ro1">
          <table:table-cell office:value-type="float" office:value="0.070924" calcext:value-type="float">
            <text:p>0.070924</text:p>
          </table:table-cell>
          <table:table-cell office:value-type="float" office:value="0.294544" calcext:value-type="float">
            <text:p>0.294544</text:p>
          </table:table-cell>
          <table:table-cell office:value-type="float" office:value="0.232505" calcext:value-type="float">
            <text:p>0.232505</text:p>
          </table:table-cell>
          <table:table-cell office:value-type="float" office:value="0.314969" calcext:value-type="float">
            <text:p>0.314969</text:p>
          </table:table-cell>
          <table:table-cell office:value-type="float" office:value="0.226947" calcext:value-type="float">
            <text:p>0.226947</text:p>
          </table:table-cell>
          <table:table-cell office:value-type="float" office:value="0.213647" calcext:value-type="float">
            <text:p>0.213647</text:p>
          </table:table-cell>
          <table:table-cell office:value-type="float" office:value="0.211415" calcext:value-type="float">
            <text:p>0.211415</text:p>
          </table:table-cell>
          <table:table-cell table:number-columns-repeated="17"/>
        </table:table-row>
        <table:table-row table:style-name="ro1">
          <table:table-cell office:value-type="float" office:value="0.068066" calcext:value-type="float">
            <text:p>0.068066</text:p>
          </table:table-cell>
          <table:table-cell office:value-type="float" office:value="0.235791" calcext:value-type="float">
            <text:p>0.235791</text:p>
          </table:table-cell>
          <table:table-cell office:value-type="float" office:value="0.222314" calcext:value-type="float">
            <text:p>0.222314</text:p>
          </table:table-cell>
          <table:table-cell office:value-type="float" office:value="0.301034" calcext:value-type="float">
            <text:p>0.301034</text:p>
          </table:table-cell>
          <table:table-cell office:value-type="float" office:value="0.259174" calcext:value-type="float">
            <text:p>0.259174</text:p>
          </table:table-cell>
          <table:table-cell office:value-type="float" office:value="0.214658" calcext:value-type="float">
            <text:p>0.214658</text:p>
          </table:table-cell>
          <table:table-cell office:value-type="float" office:value="0.280991" calcext:value-type="float">
            <text:p>0.280991</text:p>
          </table:table-cell>
          <table:table-cell table:number-columns-repeated="17"/>
        </table:table-row>
        <table:table-row table:style-name="ro1">
          <table:table-cell office:value-type="float" office:value="0.106663" calcext:value-type="float">
            <text:p>0.106663</text:p>
          </table:table-cell>
          <table:table-cell office:value-type="float" office:value="0.32944" calcext:value-type="float">
            <text:p>0.32944</text:p>
          </table:table-cell>
          <table:table-cell office:value-type="float" office:value="0.208855" calcext:value-type="float">
            <text:p>0.208855</text:p>
          </table:table-cell>
          <table:table-cell office:value-type="float" office:value="0.309032" calcext:value-type="float">
            <text:p>0.309032</text:p>
          </table:table-cell>
          <table:table-cell office:value-type="float" office:value="0.192839" calcext:value-type="float">
            <text:p>0.192839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52559" calcext:value-type="float">
            <text:p>0.252559</text:p>
          </table:table-cell>
          <table:table-cell table:number-columns-repeated="17"/>
        </table:table-row>
        <table:table-row table:style-name="ro1">
          <table:table-cell office:value-type="float" office:value="0.063408" calcext:value-type="float">
            <text:p>0.063408</text:p>
          </table:table-cell>
          <table:table-cell office:value-type="float" office:value="0.259949" calcext:value-type="float">
            <text:p>0.259949</text:p>
          </table:table-cell>
          <table:table-cell office:value-type="float" office:value="0.232661" calcext:value-type="float">
            <text:p>0.232661</text:p>
          </table:table-cell>
          <table:table-cell office:value-type="float" office:value="0.317924" calcext:value-type="float">
            <text:p>0.317924</text:p>
          </table:table-cell>
          <table:table-cell office:value-type="float" office:value="0.246177" calcext:value-type="float">
            <text:p>0.246177</text:p>
          </table:table-cell>
          <table:table-cell office:value-type="float" office:value="0.216382" calcext:value-type="float">
            <text:p>0.216382</text:p>
          </table:table-cell>
          <table:table-cell office:value-type="float" office:value="0.223802" calcext:value-type="float">
            <text:p>0.223802</text:p>
          </table:table-cell>
          <table:table-cell table:number-columns-repeated="17"/>
        </table:table-row>
        <table:table-row table:style-name="ro1">
          <table:table-cell office:value-type="float" office:value="0.064282" calcext:value-type="float">
            <text:p>0.064282</text:p>
          </table:table-cell>
          <table:table-cell office:value-type="float" office:value="0.184468" calcext:value-type="float">
            <text:p>0.184468</text:p>
          </table:table-cell>
          <table:table-cell office:value-type="float" office:value="0.315478" calcext:value-type="float">
            <text:p>0.315478</text:p>
          </table:table-cell>
          <table:table-cell office:value-type="float" office:value="0.310696" calcext:value-type="float">
            <text:p>0.310696</text:p>
          </table:table-cell>
          <table:table-cell office:value-type="float" office:value="0.206431" calcext:value-type="float">
            <text:p>0.206431</text:p>
          </table:table-cell>
          <table:table-cell office:value-type="float" office:value="0.241857" calcext:value-type="float">
            <text:p>0.241857</text:p>
          </table:table-cell>
          <table:table-cell office:value-type="float" office:value="0.249627" calcext:value-type="float">
            <text:p>0.249627</text:p>
          </table:table-cell>
          <table:table-cell table:number-columns-repeated="17"/>
        </table:table-row>
        <table:table-row table:style-name="ro1">
          <table:table-cell office:value-type="float" office:value="0.099914" calcext:value-type="float">
            <text:p>0.099914</text:p>
          </table:table-cell>
          <table:table-cell office:value-type="float" office:value="0.262156" calcext:value-type="float">
            <text:p>0.262156</text:p>
          </table:table-cell>
          <table:table-cell office:value-type="float" office:value="0.296099" calcext:value-type="float">
            <text:p>0.296099</text:p>
          </table:table-cell>
          <table:table-cell office:value-type="float" office:value="0.296403" calcext:value-type="float">
            <text:p>0.296403</text:p>
          </table:table-cell>
          <table:table-cell office:value-type="float" office:value="0.206159" calcext:value-type="float">
            <text:p>0.206159</text:p>
          </table:table-cell>
          <table:table-cell office:value-type="float" office:value="0.195423" calcext:value-type="float">
            <text:p>0.195423</text:p>
          </table:table-cell>
          <table:table-cell office:value-type="float" office:value="0.230324" calcext:value-type="float">
            <text:p>0.230324</text:p>
          </table:table-cell>
          <table:table-cell table:number-columns-repeated="17"/>
        </table:table-row>
        <table:table-row table:style-name="ro1">
          <table:table-cell office:value-type="float" office:value="0.097586" calcext:value-type="float">
            <text:p>0.097586</text:p>
          </table:table-cell>
          <table:table-cell office:value-type="float" office:value="0.225288" calcext:value-type="float">
            <text:p>0.225288</text:p>
          </table:table-cell>
          <table:table-cell office:value-type="float" office:value="0.241242" calcext:value-type="float">
            <text:p>0.241242</text:p>
          </table:table-cell>
          <table:table-cell office:value-type="float" office:value="0.312672" calcext:value-type="float">
            <text:p>0.312672</text:p>
          </table:table-cell>
          <table:table-cell office:value-type="float" office:value="0.229506" calcext:value-type="float">
            <text:p>0.229506</text:p>
          </table:table-cell>
          <table:table-cell office:value-type="float" office:value="0.201872" calcext:value-type="float">
            <text:p>0.201872</text:p>
          </table:table-cell>
          <table:table-cell office:value-type="float" office:value="0.219147" calcext:value-type="float">
            <text:p>0.219147</text:p>
          </table:table-cell>
          <table:table-cell table:number-columns-repeated="17"/>
        </table:table-row>
        <table:table-row table:style-name="ro1">
          <table:table-cell office:value-type="float" office:value="0.072117" calcext:value-type="float">
            <text:p>0.072117</text:p>
          </table:table-cell>
          <table:table-cell office:value-type="float" office:value="0.194463" calcext:value-type="float">
            <text:p>0.194463</text:p>
          </table:table-cell>
          <table:table-cell office:value-type="float" office:value="0.288422" calcext:value-type="float">
            <text:p>0.288422</text:p>
          </table:table-cell>
          <table:table-cell office:value-type="float" office:value="0.104123" calcext:value-type="float">
            <text:p>0.104123</text:p>
          </table:table-cell>
          <table:table-cell office:value-type="float" office:value="0.206542" calcext:value-type="float">
            <text:p>0.206542</text:p>
          </table:table-cell>
          <table:table-cell office:value-type="float" office:value="0.195521" calcext:value-type="float">
            <text:p>0.195521</text:p>
          </table:table-cell>
          <table:table-cell office:value-type="float" office:value="0.28709" calcext:value-type="float">
            <text:p>0.28709</text:p>
          </table:table-cell>
          <table:table-cell table:number-columns-repeated="17"/>
        </table:table-row>
        <table:table-row table:style-name="ro1">
          <table:table-cell office:value-type="float" office:value="0.096486" calcext:value-type="float">
            <text:p>0.096486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246057" calcext:value-type="float">
            <text:p>0.246057</text:p>
          </table:table-cell>
          <table:table-cell office:value-type="float" office:value="0.313815" calcext:value-type="float">
            <text:p>0.313815</text:p>
          </table:table-cell>
          <table:table-cell office:value-type="float" office:value="0.171826" calcext:value-type="float">
            <text:p>0.171826</text:p>
          </table:table-cell>
          <table:table-cell office:value-type="float" office:value="0.219076" calcext:value-type="float">
            <text:p>0.219076</text:p>
          </table:table-cell>
          <table:table-cell office:value-type="float" office:value="0.21773" calcext:value-type="float">
            <text:p>0.21773</text:p>
          </table:table-cell>
          <table:table-cell table:number-columns-repeated="17"/>
        </table:table-row>
        <table:table-row table:style-name="ro1">
          <table:table-cell office:value-type="float" office:value="0.106669" calcext:value-type="float">
            <text:p>0.106669</text:p>
          </table:table-cell>
          <table:table-cell office:value-type="float" office:value="0.236609" calcext:value-type="float">
            <text:p>0.236609</text:p>
          </table:table-cell>
          <table:table-cell office:value-type="float" office:value="0.260149" calcext:value-type="float">
            <text:p>0.260149</text:p>
          </table:table-cell>
          <table:table-cell office:value-type="float" office:value="0.312105" calcext:value-type="float">
            <text:p>0.312105</text:p>
          </table:table-cell>
          <table:table-cell office:value-type="float" office:value="0.17212" calcext:value-type="float">
            <text:p>0.17212</text:p>
          </table:table-cell>
          <table:table-cell office:value-type="float" office:value="0.235069" calcext:value-type="float">
            <text:p>0.235069</text:p>
          </table:table-cell>
          <table:table-cell office:value-type="float" office:value="0.171431" calcext:value-type="float">
            <text:p>0.171431</text:p>
          </table:table-cell>
          <table:table-cell table:number-columns-repeated="17"/>
        </table:table-row>
        <table:table-row table:style-name="ro1">
          <table:table-cell office:value-type="float" office:value="0.09504" calcext:value-type="float">
            <text:p>0.09504</text:p>
          </table:table-cell>
          <table:table-cell office:value-type="float" office:value="0.290851" calcext:value-type="float">
            <text:p>0.290851</text:p>
          </table:table-cell>
          <table:table-cell office:value-type="float" office:value="0.246489" calcext:value-type="float">
            <text:p>0.246489</text:p>
          </table:table-cell>
          <table:table-cell office:value-type="float" office:value="0.283653" calcext:value-type="float">
            <text:p>0.283653</text:p>
          </table:table-cell>
          <table:table-cell office:value-type="float" office:value="0.221464" calcext:value-type="float">
            <text:p>0.221464</text:p>
          </table:table-cell>
          <table:table-cell office:value-type="float" office:value="0.246606" calcext:value-type="float">
            <text:p>0.246606</text:p>
          </table:table-cell>
          <table:table-cell office:value-type="float" office:value="0.250098" calcext:value-type="float">
            <text:p>0.250098</text:p>
          </table:table-cell>
          <table:table-cell table:number-columns-repeated="17"/>
        </table:table-row>
        <table:table-row table:style-name="ro1">
          <table:table-cell office:value-type="float" office:value="0.088233" calcext:value-type="float">
            <text:p>0.088233</text:p>
          </table:table-cell>
          <table:table-cell office:value-type="float" office:value="0.266052" calcext:value-type="float">
            <text:p>0.266052</text:p>
          </table:table-cell>
          <table:table-cell office:value-type="float" office:value="0.284052" calcext:value-type="float">
            <text:p>0.284052</text:p>
          </table:table-cell>
          <table:table-cell office:value-type="float" office:value="0.176257" calcext:value-type="float">
            <text:p>0.176257</text:p>
          </table:table-cell>
          <table:table-cell office:value-type="float" office:value="0.205683" calcext:value-type="float">
            <text:p>0.205683</text:p>
          </table:table-cell>
          <table:table-cell office:value-type="float" office:value="0.258551" calcext:value-type="float">
            <text:p>0.258551</text:p>
          </table:table-cell>
          <table:table-cell office:value-type="float" office:value="0.256624" calcext:value-type="float">
            <text:p>0.256624</text:p>
          </table:table-cell>
          <table:table-cell table:number-columns-repeated="17"/>
        </table:table-row>
        <table:table-row table:style-name="ro1">
          <table:table-cell office:value-type="float" office:value="0.078443" calcext:value-type="float">
            <text:p>0.078443</text:p>
          </table:table-cell>
          <table:table-cell office:value-type="float" office:value="0.256704" calcext:value-type="float">
            <text:p>0.256704</text:p>
          </table:table-cell>
          <table:table-cell office:value-type="float" office:value="0.217865" calcext:value-type="float">
            <text:p>0.217865</text:p>
          </table:table-cell>
          <table:table-cell office:value-type="float" office:value="0.280703" calcext:value-type="float">
            <text:p>0.280703</text:p>
          </table:table-cell>
          <table:table-cell office:value-type="float" office:value="0.286087" calcext:value-type="float">
            <text:p>0.286087</text:p>
          </table:table-cell>
          <table:table-cell office:value-type="float" office:value="0.18062" calcext:value-type="float">
            <text:p>0.18062</text:p>
          </table:table-cell>
          <table:table-cell office:value-type="float" office:value="0.23698" calcext:value-type="float">
            <text:p>0.23698</text:p>
          </table:table-cell>
          <table:table-cell table:number-columns-repeated="17"/>
        </table:table-row>
        <table:table-row table:style-name="ro1">
          <table:table-cell office:value-type="float" office:value="0.080185" calcext:value-type="float">
            <text:p>0.080185</text:p>
          </table:table-cell>
          <table:table-cell office:value-type="float" office:value="0.260171" calcext:value-type="float">
            <text:p>0.260171</text:p>
          </table:table-cell>
          <table:table-cell office:value-type="float" office:value="0.241402" calcext:value-type="float">
            <text:p>0.241402</text:p>
          </table:table-cell>
          <table:table-cell office:value-type="float" office:value="0.281025" calcext:value-type="float">
            <text:p>0.281025</text:p>
          </table:table-cell>
          <table:table-cell office:value-type="float" office:value="0.203852" calcext:value-type="float">
            <text:p>0.203852</text:p>
          </table:table-cell>
          <table:table-cell office:value-type="float" office:value="0.229543" calcext:value-type="float">
            <text:p>0.229543</text:p>
          </table:table-cell>
          <table:table-cell office:value-type="float" office:value="0.298294" calcext:value-type="float">
            <text:p>0.298294</text:p>
          </table:table-cell>
          <table:table-cell table:number-columns-repeated="17"/>
        </table:table-row>
        <table:table-row table:style-name="ro1">
          <table:table-cell office:value-type="float" office:value="0.067345" calcext:value-type="float">
            <text:p>0.067345</text:p>
          </table:table-cell>
          <table:table-cell office:value-type="float" office:value="0.248463" calcext:value-type="float">
            <text:p>0.248463</text:p>
          </table:table-cell>
          <table:table-cell office:value-type="float" office:value="0.296761" calcext:value-type="float">
            <text:p>0.296761</text:p>
          </table:table-cell>
          <table:table-cell office:value-type="float" office:value="0.305062" calcext:value-type="float">
            <text:p>0.305062</text:p>
          </table:table-cell>
          <table:table-cell office:value-type="float" office:value="0.224725" calcext:value-type="float">
            <text:p>0.224725</text:p>
          </table:table-cell>
          <table:table-cell office:value-type="float" office:value="0.192886" calcext:value-type="float">
            <text:p>0.192886</text:p>
          </table:table-cell>
          <table:table-cell office:value-type="float" office:value="0.218673" calcext:value-type="float">
            <text:p>0.218673</text:p>
          </table:table-cell>
          <table:table-cell table:number-columns-repeated="17"/>
        </table:table-row>
        <table:table-row table:style-name="ro1">
          <table:table-cell office:value-type="float" office:value="0.086664" calcext:value-type="float">
            <text:p>0.086664</text:p>
          </table:table-cell>
          <table:table-cell office:value-type="float" office:value="0.307183" calcext:value-type="float">
            <text:p>0.307183</text:p>
          </table:table-cell>
          <table:table-cell office:value-type="float" office:value="0.252352" calcext:value-type="float">
            <text:p>0.252352</text:p>
          </table:table-cell>
          <table:table-cell office:value-type="float" office:value="0.263307" calcext:value-type="float">
            <text:p>0.263307</text:p>
          </table:table-cell>
          <table:table-cell office:value-type="float" office:value="0.258566" calcext:value-type="float">
            <text:p>0.258566</text:p>
          </table:table-cell>
          <table:table-cell office:value-type="float" office:value="0.242751" calcext:value-type="float">
            <text:p>0.242751</text:p>
          </table:table-cell>
          <table:table-cell office:value-type="float" office:value="0.231308" calcext:value-type="float">
            <text:p>0.231308</text:p>
          </table:table-cell>
          <table:table-cell table:number-columns-repeated="17"/>
        </table:table-row>
        <table:table-row table:style-name="ro1">
          <table:table-cell office:value-type="float" office:value="0.092297" calcext:value-type="float">
            <text:p>0.092297</text:p>
          </table:table-cell>
          <table:table-cell office:value-type="float" office:value="0.234357" calcext:value-type="float">
            <text:p>0.234357</text:p>
          </table:table-cell>
          <table:table-cell office:value-type="float" office:value="0.21868" calcext:value-type="float">
            <text:p>0.21868</text:p>
          </table:table-cell>
          <table:table-cell office:value-type="float" office:value="0.283421" calcext:value-type="float">
            <text:p>0.283421</text:p>
          </table:table-cell>
          <table:table-cell office:value-type="float" office:value="0.187965" calcext:value-type="float">
            <text:p>0.187965</text:p>
          </table:table-cell>
          <table:table-cell office:value-type="float" office:value="0.272852" calcext:value-type="float">
            <text:p>0.272852</text:p>
          </table:table-cell>
          <table:table-cell office:value-type="float" office:value="0.21232" calcext:value-type="float">
            <text:p>0.21232</text:p>
          </table:table-cell>
          <table:table-cell table:number-columns-repeated="17"/>
        </table:table-row>
        <table:table-row table:style-name="ro1">
          <table:table-cell office:value-type="float" office:value="0.062151" calcext:value-type="float">
            <text:p>0.062151</text:p>
          </table:table-cell>
          <table:table-cell office:value-type="float" office:value="0.328684" calcext:value-type="float">
            <text:p>0.328684</text:p>
          </table:table-cell>
          <table:table-cell office:value-type="float" office:value="0.288597" calcext:value-type="float">
            <text:p>0.288597</text:p>
          </table:table-cell>
          <table:table-cell office:value-type="float" office:value="0.296105" calcext:value-type="float">
            <text:p>0.296105</text:p>
          </table:table-cell>
          <table:table-cell office:value-type="float" office:value="0.242353" calcext:value-type="float">
            <text:p>0.242353</text:p>
          </table:table-cell>
          <table:table-cell office:value-type="float" office:value="0.220842" calcext:value-type="float">
            <text:p>0.220842</text:p>
          </table:table-cell>
          <table:table-cell office:value-type="float" office:value="0.265865" calcext:value-type="float">
            <text:p>0.265865</text:p>
          </table:table-cell>
          <table:table-cell table:number-columns-repeated="17"/>
        </table:table-row>
        <table:table-row table:style-name="ro1">
          <table:table-cell office:value-type="float" office:value="0.074391" calcext:value-type="float">
            <text:p>0.074391</text:p>
          </table:table-cell>
          <table:table-cell office:value-type="float" office:value="0.266123" calcext:value-type="float">
            <text:p>0.266123</text:p>
          </table:table-cell>
          <table:table-cell office:value-type="float" office:value="0.281763" calcext:value-type="float">
            <text:p>0.281763</text:p>
          </table:table-cell>
          <table:table-cell office:value-type="float" office:value="0.296705" calcext:value-type="float">
            <text:p>0.296705</text:p>
          </table:table-cell>
          <table:table-cell office:value-type="float" office:value="0.221481" calcext:value-type="float">
            <text:p>0.221481</text:p>
          </table:table-cell>
          <table:table-cell office:value-type="float" office:value="0.237875" calcext:value-type="float">
            <text:p>0.237875</text:p>
          </table:table-cell>
          <table:table-cell office:value-type="float" office:value="0.262718" calcext:value-type="float">
            <text:p>0.262718</text:p>
          </table:table-cell>
          <table:table-cell table:number-columns-repeated="17"/>
        </table:table-row>
        <table:table-row table:style-name="ro1">
          <table:table-cell office:value-type="float" office:value="0.103281" calcext:value-type="float">
            <text:p>0.103281</text:p>
          </table:table-cell>
          <table:table-cell office:value-type="float" office:value="0.264253" calcext:value-type="float">
            <text:p>0.264253</text:p>
          </table:table-cell>
          <table:table-cell office:value-type="float" office:value="0.209064" calcext:value-type="float">
            <text:p>0.209064</text:p>
          </table:table-cell>
          <table:table-cell office:value-type="float" office:value="0.231152" calcext:value-type="float">
            <text:p>0.231152</text:p>
          </table:table-cell>
          <table:table-cell office:value-type="float" office:value="0.211031" calcext:value-type="float">
            <text:p>0.211031</text:p>
          </table:table-cell>
          <table:table-cell office:value-type="float" office:value="0.205771" calcext:value-type="float">
            <text:p>0.205771</text:p>
          </table:table-cell>
          <table:table-cell office:value-type="float" office:value="0.186324" calcext:value-type="float">
            <text:p>0.186324</text:p>
          </table:table-cell>
          <table:table-cell table:number-columns-repeated="17"/>
        </table:table-row>
        <table:table-row table:style-name="ro1">
          <table:table-cell office:value-type="float" office:value="0.085845" calcext:value-type="float">
            <text:p>0.085845</text:p>
          </table:table-cell>
          <table:table-cell office:value-type="float" office:value="0.267188" calcext:value-type="float">
            <text:p>0.267188</text:p>
          </table:table-cell>
          <table:table-cell office:value-type="float" office:value="0.246775" calcext:value-type="float">
            <text:p>0.246775</text:p>
          </table:table-cell>
          <table:table-cell office:value-type="float" office:value="0.296127" calcext:value-type="float">
            <text:p>0.296127</text:p>
          </table:table-cell>
          <table:table-cell office:value-type="float" office:value="0.181161" calcext:value-type="float">
            <text:p>0.181161</text:p>
          </table:table-cell>
          <table:table-cell office:value-type="float" office:value="0.242155" calcext:value-type="float">
            <text:p>0.242155</text:p>
          </table:table-cell>
          <table:table-cell office:value-type="float" office:value="0.210596" calcext:value-type="float">
            <text:p>0.210596</text:p>
          </table:table-cell>
          <table:table-cell table:number-columns-repeated="17"/>
        </table:table-row>
        <table:table-row table:style-name="ro1">
          <table:table-cell office:value-type="float" office:value="0.082494" calcext:value-type="float">
            <text:p>0.082494</text:p>
          </table:table-cell>
          <table:table-cell office:value-type="float" office:value="0.330352" calcext:value-type="float">
            <text:p>0.330352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0.295169" calcext:value-type="float">
            <text:p>0.295169</text:p>
          </table:table-cell>
          <table:table-cell office:value-type="float" office:value="0.202678" calcext:value-type="float">
            <text:p>0.202678</text:p>
          </table:table-cell>
          <table:table-cell office:value-type="float" office:value="0.203988" calcext:value-type="float">
            <text:p>0.203988</text:p>
          </table:table-cell>
          <table:table-cell office:value-type="float" office:value="0.241671" calcext:value-type="float">
            <text:p>0.241671</text:p>
          </table:table-cell>
          <table:table-cell table:number-columns-repeated="17"/>
        </table:table-row>
        <table:table-row table:style-name="ro1">
          <table:table-cell office:value-type="float" office:value="0.105018" calcext:value-type="float">
            <text:p>0.105018</text:p>
          </table:table-cell>
          <table:table-cell office:value-type="float" office:value="0.245684" calcext:value-type="float">
            <text:p>0.245684</text:p>
          </table:table-cell>
          <table:table-cell office:value-type="float" office:value="0.256124" calcext:value-type="float">
            <text:p>0.256124</text:p>
          </table:table-cell>
          <table:table-cell office:value-type="float" office:value="0.295531" calcext:value-type="float">
            <text:p>0.295531</text:p>
          </table:table-cell>
          <table:table-cell office:value-type="float" office:value="0.195668" calcext:value-type="float">
            <text:p>0.195668</text:p>
          </table:table-cell>
          <table:table-cell office:value-type="float" office:value="0.231543" calcext:value-type="float">
            <text:p>0.231543</text:p>
          </table:table-cell>
          <table:table-cell office:value-type="float" office:value="0.227668" calcext:value-type="float">
            <text:p>0.227668</text:p>
          </table:table-cell>
          <table:table-cell table:number-columns-repeated="17"/>
        </table:table-row>
        <table:table-row table:style-name="ro1">
          <table:table-cell office:value-type="float" office:value="0.100224" calcext:value-type="float">
            <text:p>0.100224</text:p>
          </table:table-cell>
          <table:table-cell office:value-type="float" office:value="0.209094" calcext:value-type="float">
            <text:p>0.209094</text:p>
          </table:table-cell>
          <table:table-cell office:value-type="float" office:value="0.291216" calcext:value-type="float">
            <text:p>0.291216</text:p>
          </table:table-cell>
          <table:table-cell office:value-type="float" office:value="0.295367" calcext:value-type="float">
            <text:p>0.295367</text:p>
          </table:table-cell>
          <table:table-cell office:value-type="float" office:value="0.205736" calcext:value-type="float">
            <text:p>0.205736</text:p>
          </table:table-cell>
          <table:table-cell office:value-type="float" office:value="0.188699" calcext:value-type="float">
            <text:p>0.188699</text:p>
          </table:table-cell>
          <table:table-cell office:value-type="float" office:value="0.26831" calcext:value-type="float">
            <text:p>0.26831</text:p>
          </table:table-cell>
          <table:table-cell table:number-columns-repeated="17"/>
        </table:table-row>
        <table:table-row table:style-name="ro1">
          <table:table-cell office:value-type="float" office:value="0.089368" calcext:value-type="float">
            <text:p>0.089368</text:p>
          </table:table-cell>
          <table:table-cell office:value-type="float" office:value="0.252348" calcext:value-type="float">
            <text:p>0.252348</text:p>
          </table:table-cell>
          <table:table-cell office:value-type="float" office:value="0.304793" calcext:value-type="float">
            <text:p>0.304793</text:p>
          </table:table-cell>
          <table:table-cell office:value-type="float" office:value="0.281455" calcext:value-type="float">
            <text:p>0.281455</text:p>
          </table:table-cell>
          <table:table-cell office:value-type="float" office:value="0.235578" calcext:value-type="float">
            <text:p>0.235578</text:p>
          </table:table-cell>
          <table:table-cell office:value-type="float" office:value="0.248308" calcext:value-type="float">
            <text:p>0.248308</text:p>
          </table:table-cell>
          <table:table-cell office:value-type="float" office:value="0.284104" calcext:value-type="float">
            <text:p>0.284104</text:p>
          </table:table-cell>
          <table:table-cell table:number-columns-repeated="17"/>
        </table:table-row>
        <table:table-row table:style-name="ro1">
          <table:table-cell office:value-type="float" office:value="0.067806" calcext:value-type="float">
            <text:p>0.067806</text:p>
          </table:table-cell>
          <table:table-cell office:value-type="float" office:value="0.219306" calcext:value-type="float">
            <text:p>0.219306</text:p>
          </table:table-cell>
          <table:table-cell office:value-type="float" office:value="0.274071" calcext:value-type="float">
            <text:p>0.274071</text:p>
          </table:table-cell>
          <table:table-cell office:value-type="float" office:value="0.304519" calcext:value-type="float">
            <text:p>0.304519</text:p>
          </table:table-cell>
          <table:table-cell office:value-type="float" office:value="0.198916" calcext:value-type="float">
            <text:p>0.198916</text:p>
          </table:table-cell>
          <table:table-cell office:value-type="float" office:value="0.208834" calcext:value-type="float">
            <text:p>0.208834</text:p>
          </table:table-cell>
          <table:table-cell office:value-type="float" office:value="0.212011" calcext:value-type="float">
            <text:p>0.212011</text:p>
          </table:table-cell>
          <table:table-cell table:number-columns-repeated="17"/>
        </table:table-row>
        <table:table-row table:style-name="ro1">
          <table:table-cell office:value-type="float" office:value="0.072819" calcext:value-type="float">
            <text:p>0.072819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297293" calcext:value-type="float">
            <text:p>0.297293</text:p>
          </table:table-cell>
          <table:table-cell office:value-type="float" office:value="0.20189" calcext:value-type="float">
            <text:p>0.20189</text:p>
          </table:table-cell>
          <table:table-cell office:value-type="float" office:value="0.237551" calcext:value-type="float">
            <text:p>0.237551</text:p>
          </table:table-cell>
          <table:table-cell office:value-type="float" office:value="0.216262" calcext:value-type="float">
            <text:p>0.216262</text:p>
          </table:table-cell>
          <table:table-cell table:number-columns-repeated="17"/>
        </table:table-row>
        <table:table-row table:style-name="ro1">
          <table:table-cell office:value-type="float" office:value="0.081442" calcext:value-type="float">
            <text:p>0.081442</text:p>
          </table:table-cell>
          <table:table-cell office:value-type="float" office:value="0.328571" calcext:value-type="float">
            <text:p>0.328571</text:p>
          </table:table-cell>
          <table:table-cell office:value-type="float" office:value="0.324178" calcext:value-type="float">
            <text:p>0.324178</text:p>
          </table:table-cell>
          <table:table-cell office:value-type="float" office:value="0.299579" calcext:value-type="float">
            <text:p>0.299579</text:p>
          </table:table-cell>
          <table:table-cell office:value-type="float" office:value="0.231785" calcext:value-type="float">
            <text:p>0.231785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0.238906" calcext:value-type="float">
            <text:p>0.238906</text:p>
          </table:table-cell>
          <table:table-cell table:number-columns-repeated="17"/>
        </table:table-row>
        <table:table-row table:style-name="ro1">
          <table:table-cell office:value-type="float" office:value="0.062237" calcext:value-type="float">
            <text:p>0.062237</text:p>
          </table:table-cell>
          <table:table-cell office:value-type="float" office:value="0.264192" calcext:value-type="float">
            <text:p>0.264192</text:p>
          </table:table-cell>
          <table:table-cell office:value-type="float" office:value="0.165793" calcext:value-type="float">
            <text:p>0.165793</text:p>
          </table:table-cell>
          <table:table-cell office:value-type="float" office:value="0.302634" calcext:value-type="float">
            <text:p>0.302634</text:p>
          </table:table-cell>
          <table:table-cell office:value-type="float" office:value="0.208549" calcext:value-type="float">
            <text:p>0.208549</text:p>
          </table:table-cell>
          <table:table-cell office:value-type="float" office:value="0.250885" calcext:value-type="float">
            <text:p>0.250885</text:p>
          </table:table-cell>
          <table:table-cell office:value-type="float" office:value="0.175705" calcext:value-type="float">
            <text:p>0.175705</text:p>
          </table:table-cell>
          <table:table-cell table:number-columns-repeated="17"/>
        </table:table-row>
        <table:table-row table:style-name="ro1">
          <table:table-cell office:value-type="float" office:value="0.069067" calcext:value-type="float">
            <text:p>0.069067</text:p>
          </table:table-cell>
          <table:table-cell office:value-type="float" office:value="0.258534" calcext:value-type="float">
            <text:p>0.258534</text:p>
          </table:table-cell>
          <table:table-cell office:value-type="float" office:value="0.289733" calcext:value-type="float">
            <text:p>0.289733</text:p>
          </table:table-cell>
          <table:table-cell office:value-type="float" office:value="0.233522" calcext:value-type="float">
            <text:p>0.233522</text:p>
          </table:table-cell>
          <table:table-cell office:value-type="float" office:value="0.21291" calcext:value-type="float">
            <text:p>0.21291</text:p>
          </table:table-cell>
          <table:table-cell office:value-type="float" office:value="0.242371" calcext:value-type="float">
            <text:p>0.242371</text:p>
          </table:table-cell>
          <table:table-cell office:value-type="float" office:value="0.289576" calcext:value-type="float">
            <text:p>0.289576</text:p>
          </table:table-cell>
          <table:table-cell table:number-columns-repeated="17"/>
        </table:table-row>
        <table:table-row table:style-name="ro1">
          <table:table-cell office:value-type="float" office:value="0.106695" calcext:value-type="float">
            <text:p>0.106695</text:p>
          </table:table-cell>
          <table:table-cell office:value-type="float" office:value="0.234539" calcext:value-type="float">
            <text:p>0.234539</text:p>
          </table:table-cell>
          <table:table-cell office:value-type="float" office:value="0.265722" calcext:value-type="float">
            <text:p>0.265722</text:p>
          </table:table-cell>
          <table:table-cell office:value-type="float" office:value="0.300164" calcext:value-type="float">
            <text:p>0.300164</text:p>
          </table:table-cell>
          <table:table-cell office:value-type="float" office:value="0.189535" calcext:value-type="float">
            <text:p>0.189535</text:p>
          </table:table-cell>
          <table:table-cell office:value-type="float" office:value="0.245189" calcext:value-type="float">
            <text:p>0.245189</text:p>
          </table:table-cell>
          <table:table-cell office:value-type="float" office:value="0.221686" calcext:value-type="float">
            <text:p>0.221686</text:p>
          </table:table-cell>
          <table:table-cell table:number-columns-repeated="17"/>
        </table:table-row>
        <table:table-row table:style-name="ro1">
          <table:table-cell office:value-type="float" office:value="0.105297" calcext:value-type="float">
            <text:p>0.105297</text:p>
          </table:table-cell>
          <table:table-cell office:value-type="float" office:value="0.346611" calcext:value-type="float">
            <text:p>0.346611</text:p>
          </table:table-cell>
          <table:table-cell office:value-type="float" office:value="0.168066" calcext:value-type="float">
            <text:p>0.168066</text:p>
          </table:table-cell>
          <table:table-cell office:value-type="float" office:value="0.230453" calcext:value-type="float">
            <text:p>0.230453</text:p>
          </table:table-cell>
          <table:table-cell office:value-type="float" office:value="0.172538" calcext:value-type="float">
            <text:p>0.172538</text:p>
          </table:table-cell>
          <table:table-cell office:value-type="float" office:value="0.202391" calcext:value-type="float">
            <text:p>0.202391</text:p>
          </table:table-cell>
          <table:table-cell office:value-type="float" office:value="0.251893" calcext:value-type="float">
            <text:p>0.251893</text:p>
          </table:table-cell>
          <table:table-cell table:number-columns-repeated="17"/>
        </table:table-row>
        <table:table-row table:style-name="ro1">
          <table:table-cell office:value-type="float" office:value="0.061326" calcext:value-type="float">
            <text:p>0.061326</text:p>
          </table:table-cell>
          <table:table-cell office:value-type="float" office:value="0.195493" calcext:value-type="float">
            <text:p>0.195493</text:p>
          </table:table-cell>
          <table:table-cell office:value-type="float" office:value="0.292648" calcext:value-type="float">
            <text:p>0.292648</text:p>
          </table:table-cell>
          <table:table-cell office:value-type="float" office:value="0.298638" calcext:value-type="float">
            <text:p>0.298638</text:p>
          </table:table-cell>
          <table:table-cell office:value-type="float" office:value="0.265086" calcext:value-type="float">
            <text:p>0.265086</text:p>
          </table:table-cell>
          <table:table-cell office:value-type="float" office:value="0.24566" calcext:value-type="float">
            <text:p>0.24566</text:p>
          </table:table-cell>
          <table:table-cell office:value-type="float" office:value="0.250554" calcext:value-type="float">
            <text:p>0.250554</text:p>
          </table:table-cell>
          <table:table-cell table:number-columns-repeated="17"/>
        </table:table-row>
        <table:table-row table:style-name="ro1">
          <table:table-cell office:value-type="float" office:value="0.070108" calcext:value-type="float">
            <text:p>0.070108</text:p>
          </table:table-cell>
          <table:table-cell office:value-type="float" office:value="0.315751" calcext:value-type="float">
            <text:p>0.315751</text:p>
          </table:table-cell>
          <table:table-cell office:value-type="float" office:value="0.245955" calcext:value-type="float">
            <text:p>0.245955</text:p>
          </table:table-cell>
          <table:table-cell office:value-type="float" office:value="0.283128" calcext:value-type="float">
            <text:p>0.283128</text:p>
          </table:table-cell>
          <table:table-cell office:value-type="float" office:value="0.269045" calcext:value-type="float">
            <text:p>0.269045</text:p>
          </table:table-cell>
          <table:table-cell office:value-type="float" office:value="0.19187" calcext:value-type="float">
            <text:p>0.19187</text:p>
          </table:table-cell>
          <table:table-cell office:value-type="float" office:value="0.285412" calcext:value-type="float">
            <text:p>0.285412</text:p>
          </table:table-cell>
          <table:table-cell table:number-columns-repeated="17"/>
        </table:table-row>
        <table:table-row table:style-name="ro1">
          <table:table-cell office:value-type="float" office:value="0.102731" calcext:value-type="float">
            <text:p>0.102731</text:p>
          </table:table-cell>
          <table:table-cell office:value-type="float" office:value="0.259184" calcext:value-type="float">
            <text:p>0.259184</text:p>
          </table:table-cell>
          <table:table-cell office:value-type="float" office:value="0.228008" calcext:value-type="float">
            <text:p>0.228008</text:p>
          </table:table-cell>
          <table:table-cell office:value-type="float" office:value="0.282621" calcext:value-type="float">
            <text:p>0.282621</text:p>
          </table:table-cell>
          <table:table-cell office:value-type="float" office:value="0.264886" calcext:value-type="float">
            <text:p>0.264886</text:p>
          </table:table-cell>
          <table:table-cell office:value-type="float" office:value="0.21855" calcext:value-type="float">
            <text:p>0.21855</text:p>
          </table:table-cell>
          <table:table-cell office:value-type="float" office:value="0.259266" calcext:value-type="float">
            <text:p>0.259266</text:p>
          </table:table-cell>
          <table:table-cell table:number-columns-repeated="17"/>
        </table:table-row>
        <table:table-row table:style-name="ro1">
          <table:table-cell office:value-type="float" office:value="0.087287" calcext:value-type="float">
            <text:p>0.087287</text:p>
          </table:table-cell>
          <table:table-cell office:value-type="float" office:value="0.273635" calcext:value-type="float">
            <text:p>0.273635</text:p>
          </table:table-cell>
          <table:table-cell office:value-type="float" office:value="0.208086" calcext:value-type="float">
            <text:p>0.208086</text:p>
          </table:table-cell>
          <table:table-cell office:value-type="float" office:value="0.298434" calcext:value-type="float">
            <text:p>0.298434</text:p>
          </table:table-cell>
          <table:table-cell office:value-type="float" office:value="0.263006" calcext:value-type="float">
            <text:p>0.263006</text:p>
          </table:table-cell>
          <table:table-cell office:value-type="float" office:value="0.211832" calcext:value-type="float">
            <text:p>0.211832</text:p>
          </table:table-cell>
          <table:table-cell office:value-type="float" office:value="0.25819" calcext:value-type="float">
            <text:p>0.25819</text:p>
          </table:table-cell>
          <table:table-cell table:number-columns-repeated="17"/>
        </table:table-row>
        <table:table-row table:style-name="ro1">
          <table:table-cell office:value-type="float" office:value="0.089552" calcext:value-type="float">
            <text:p>0.089552</text:p>
          </table:table-cell>
          <table:table-cell office:value-type="float" office:value="0.300192" calcext:value-type="float">
            <text:p>0.300192</text:p>
          </table:table-cell>
          <table:table-cell office:value-type="float" office:value="0.300259" calcext:value-type="float">
            <text:p>0.300259</text:p>
          </table:table-cell>
          <table:table-cell office:value-type="float" office:value="0.306739" calcext:value-type="float">
            <text:p>0.306739</text:p>
          </table:table-cell>
          <table:table-cell office:value-type="float" office:value="0.27375" calcext:value-type="float">
            <text:p>0.27375</text:p>
          </table:table-cell>
          <table:table-cell office:value-type="float" office:value="0.192649" calcext:value-type="float">
            <text:p>0.192649</text:p>
          </table:table-cell>
          <table:table-cell office:value-type="float" office:value="0.206421" calcext:value-type="float">
            <text:p>0.206421</text:p>
          </table:table-cell>
          <table:table-cell table:number-columns-repeated="17"/>
        </table:table-row>
        <table:table-row table:style-name="ro1">
          <table:table-cell office:value-type="float" office:value="0.077932" calcext:value-type="float">
            <text:p>0.077932</text:p>
          </table:table-cell>
          <table:table-cell office:value-type="float" office:value="0.267444" calcext:value-type="float">
            <text:p>0.267444</text:p>
          </table:table-cell>
          <table:table-cell office:value-type="float" office:value="0.219998" calcext:value-type="float">
            <text:p>0.219998</text:p>
          </table:table-cell>
          <table:table-cell office:value-type="float" office:value="0.250072" calcext:value-type="float">
            <text:p>0.250072</text:p>
          </table:table-cell>
          <table:table-cell office:value-type="float" office:value="0.217259" calcext:value-type="float">
            <text:p>0.217259</text:p>
          </table:table-cell>
          <table:table-cell office:value-type="float" office:value="0.201679" calcext:value-type="float">
            <text:p>0.201679</text:p>
          </table:table-cell>
          <table:table-cell office:value-type="float" office:value="0.205964" calcext:value-type="float">
            <text:p>0.205964</text:p>
          </table:table-cell>
          <table:table-cell table:number-columns-repeated="17"/>
        </table:table-row>
        <table:table-row table:style-name="ro1">
          <table:table-cell office:value-type="float" office:value="0.102438" calcext:value-type="float">
            <text:p>0.102438</text:p>
          </table:table-cell>
          <table:table-cell office:value-type="float" office:value="0.215419" calcext:value-type="float">
            <text:p>0.215419</text:p>
          </table:table-cell>
          <table:table-cell office:value-type="float" office:value="0.302712" calcext:value-type="float">
            <text:p>0.302712</text:p>
          </table:table-cell>
          <table:table-cell office:value-type="float" office:value="0.308936" calcext:value-type="float">
            <text:p>0.308936</text:p>
          </table:table-cell>
          <table:table-cell office:value-type="float" office:value="0.219712" calcext:value-type="float">
            <text:p>0.219712</text:p>
          </table:table-cell>
          <table:table-cell office:value-type="float" office:value="0.219808" calcext:value-type="float">
            <text:p>0.219808</text:p>
          </table:table-cell>
          <table:table-cell office:value-type="float" office:value="0.246674" calcext:value-type="float">
            <text:p>0.246674</text:p>
          </table:table-cell>
          <table:table-cell table:number-columns-repeated="17"/>
        </table:table-row>
        <table:table-row table:style-name="ro1">
          <table:table-cell office:value-type="float" office:value="0.076915" calcext:value-type="float">
            <text:p>0.076915</text:p>
          </table:table-cell>
          <table:table-cell office:value-type="float" office:value="0.278932" calcext:value-type="float">
            <text:p>0.278932</text:p>
          </table:table-cell>
          <table:table-cell office:value-type="float" office:value="0.250057" calcext:value-type="float">
            <text:p>0.250057</text:p>
          </table:table-cell>
          <table:table-cell office:value-type="float" office:value="0.303602" calcext:value-type="float">
            <text:p>0.303602</text:p>
          </table:table-cell>
          <table:table-cell office:value-type="float" office:value="0.144446" calcext:value-type="float">
            <text:p>0.144446</text:p>
          </table:table-cell>
          <table:table-cell office:value-type="float" office:value="0.249409" calcext:value-type="float">
            <text:p>0.249409</text:p>
          </table:table-cell>
          <table:table-cell office:value-type="float" office:value="0.191954" calcext:value-type="float">
            <text:p>0.191954</text:p>
          </table:table-cell>
          <table:table-cell table:number-columns-repeated="17"/>
        </table:table-row>
        <table:table-row table:style-name="ro1">
          <table:table-cell office:value-type="float" office:value="0.073574" calcext:value-type="float">
            <text:p>0.073574</text:p>
          </table:table-cell>
          <table:table-cell office:value-type="float" office:value="0.241726" calcext:value-type="float">
            <text:p>0.241726</text:p>
          </table:table-cell>
          <table:table-cell office:value-type="float" office:value="0.319386" calcext:value-type="float">
            <text:p>0.319386</text:p>
          </table:table-cell>
          <table:table-cell office:value-type="float" office:value="0.319303" calcext:value-type="float">
            <text:p>0.319303</text:p>
          </table:table-cell>
          <table:table-cell office:value-type="float" office:value="0.214622" calcext:value-type="float">
            <text:p>0.214622</text:p>
          </table:table-cell>
          <table:table-cell office:value-type="float" office:value="0.214864" calcext:value-type="float">
            <text:p>0.214864</text:p>
          </table:table-cell>
          <table:table-cell office:value-type="float" office:value="0.238932" calcext:value-type="float">
            <text:p>0.238932</text:p>
          </table:table-cell>
          <table:table-cell table:number-columns-repeated="17"/>
        </table:table-row>
        <table:table-row table:style-name="ro1">
          <table:table-cell office:value-type="float" office:value="0.073522" calcext:value-type="float">
            <text:p>0.073522</text:p>
          </table:table-cell>
          <table:table-cell office:value-type="float" office:value="0.302331" calcext:value-type="float">
            <text:p>0.302331</text:p>
          </table:table-cell>
          <table:table-cell office:value-type="float" office:value="0.218334" calcext:value-type="float">
            <text:p>0.218334</text:p>
          </table:table-cell>
          <table:table-cell office:value-type="float" office:value="0.301914" calcext:value-type="float">
            <text:p>0.301914</text:p>
          </table:table-cell>
          <table:table-cell office:value-type="float" office:value="0.203668" calcext:value-type="float">
            <text:p>0.203668</text:p>
          </table:table-cell>
          <table:table-cell office:value-type="float" office:value="0.224667" calcext:value-type="float">
            <text:p>0.224667</text:p>
          </table:table-cell>
          <table:table-cell office:value-type="float" office:value="0.216813" calcext:value-type="float">
            <text:p>0.216813</text:p>
          </table:table-cell>
          <table:table-cell table:number-columns-repeated="17"/>
        </table:table-row>
        <table:table-row table:style-name="ro1">
          <table:table-cell office:value-type="float" office:value="0.088776" calcext:value-type="float">
            <text:p>0.088776</text:p>
          </table:table-cell>
          <table:table-cell office:value-type="float" office:value="0.234944" calcext:value-type="float">
            <text:p>0.234944</text:p>
          </table:table-cell>
          <table:table-cell office:value-type="float" office:value="0.281541" calcext:value-type="float">
            <text:p>0.281541</text:p>
          </table:table-cell>
          <table:table-cell office:value-type="float" office:value="0.30419" calcext:value-type="float">
            <text:p>0.30419</text:p>
          </table:table-cell>
          <table:table-cell office:value-type="float" office:value="0.21135" calcext:value-type="float">
            <text:p>0.21135</text:p>
          </table:table-cell>
          <table:table-cell office:value-type="float" office:value="0.226244" calcext:value-type="float">
            <text:p>0.226244</text:p>
          </table:table-cell>
          <table:table-cell office:value-type="float" office:value="0.230391" calcext:value-type="float">
            <text:p>0.230391</text:p>
          </table:table-cell>
          <table:table-cell table:number-columns-repeated="17"/>
        </table:table-row>
        <table:table-row table:style-name="ro1">
          <table:table-cell office:value-type="float" office:value="0.095308" calcext:value-type="float">
            <text:p>0.095308</text:p>
          </table:table-cell>
          <table:table-cell office:value-type="float" office:value="0.270659" calcext:value-type="float">
            <text:p>0.270659</text:p>
          </table:table-cell>
          <table:table-cell office:value-type="float" office:value="0.291805" calcext:value-type="float">
            <text:p>0.291805</text:p>
          </table:table-cell>
          <table:table-cell office:value-type="float" office:value="0.28039" calcext:value-type="float">
            <text:p>0.28039</text:p>
          </table:table-cell>
          <table:table-cell office:value-type="float" office:value="0.211527" calcext:value-type="float">
            <text:p>0.211527</text:p>
          </table:table-cell>
          <table:table-cell office:value-type="float" office:value="0.221094" calcext:value-type="float">
            <text:p>0.221094</text:p>
          </table:table-cell>
          <table:table-cell office:value-type="float" office:value="0.227256" calcext:value-type="float">
            <text:p>0.227256</text:p>
          </table:table-cell>
          <table:table-cell table:number-columns-repeated="17"/>
        </table:table-row>
        <table:table-row table:style-name="ro1">
          <table:table-cell office:value-type="float" office:value="0.092711" calcext:value-type="float">
            <text:p>0.092711</text:p>
          </table:table-cell>
          <table:table-cell office:value-type="float" office:value="0.225934" calcext:value-type="float">
            <text:p>0.225934</text:p>
          </table:table-cell>
          <table:table-cell office:value-type="float" office:value="0.251322" calcext:value-type="float">
            <text:p>0.251322</text:p>
          </table:table-cell>
          <table:table-cell office:value-type="float" office:value="0.297142" calcext:value-type="float">
            <text:p>0.297142</text:p>
          </table:table-cell>
          <table:table-cell office:value-type="float" office:value="0.217454" calcext:value-type="float">
            <text:p>0.217454</text:p>
          </table:table-cell>
          <table:table-cell office:value-type="float" office:value="0.206794" calcext:value-type="float">
            <text:p>0.206794</text:p>
          </table:table-cell>
          <table:table-cell office:value-type="float" office:value="0.188191" calcext:value-type="float">
            <text:p>0.188191</text:p>
          </table:table-cell>
          <table:table-cell table:number-columns-repeated="17"/>
        </table:table-row>
        <table:table-row table:style-name="ro1">
          <table:table-cell office:value-type="float" office:value="0.097702" calcext:value-type="float">
            <text:p>0.09770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239173" calcext:value-type="float">
            <text:p>0.239173</text:p>
          </table:table-cell>
          <table:table-cell office:value-type="float" office:value="0.272891" calcext:value-type="float">
            <text:p>0.272891</text:p>
          </table:table-cell>
          <table:table-cell office:value-type="float" office:value="0.211881" calcext:value-type="float">
            <text:p>0.211881</text:p>
          </table:table-cell>
          <table:table-cell office:value-type="float" office:value="0.199384" calcext:value-type="float">
            <text:p>0.199384</text:p>
          </table:table-cell>
          <table:table-cell office:value-type="float" office:value="0.260588" calcext:value-type="float">
            <text:p>0.260588</text:p>
          </table:table-cell>
          <table:table-cell table:number-columns-repeated="17"/>
        </table:table-row>
        <table:table-row table:style-name="ro1">
          <table:table-cell office:value-type="float" office:value="0.106242" calcext:value-type="float">
            <text:p>0.106242</text:p>
          </table:table-cell>
          <table:table-cell office:value-type="float" office:value="0.33595" calcext:value-type="float">
            <text:p>0.33595</text:p>
          </table:table-cell>
          <table:table-cell office:value-type="float" office:value="0.252479" calcext:value-type="float">
            <text:p>0.252479</text:p>
          </table:table-cell>
          <table:table-cell office:value-type="float" office:value="0.229425" calcext:value-type="float">
            <text:p>0.229425</text:p>
          </table:table-cell>
          <table:table-cell office:value-type="float" office:value="0.224188" calcext:value-type="float">
            <text:p>0.224188</text:p>
          </table:table-cell>
          <table:table-cell office:value-type="float" office:value="0.200485" calcext:value-type="float">
            <text:p>0.200485</text:p>
          </table:table-cell>
          <table:table-cell office:value-type="float" office:value="0.266455" calcext:value-type="float">
            <text:p>0.266455</text:p>
          </table:table-cell>
          <table:table-cell table:number-columns-repeated="17"/>
        </table:table-row>
        <table:table-row table:style-name="ro1">
          <table:table-cell office:value-type="float" office:value="0.103861" calcext:value-type="float">
            <text:p>0.103861</text:p>
          </table:table-cell>
          <table:table-cell office:value-type="float" office:value="0.329237" calcext:value-type="float">
            <text:p>0.329237</text:p>
          </table:table-cell>
          <table:table-cell office:value-type="float" office:value="0.240415" calcext:value-type="float">
            <text:p>0.240415</text:p>
          </table:table-cell>
          <table:table-cell office:value-type="float" office:value="0.288626" calcext:value-type="float">
            <text:p>0.288626</text:p>
          </table:table-cell>
          <table:table-cell office:value-type="float" office:value="0.207461" calcext:value-type="float">
            <text:p>0.207461</text:p>
          </table:table-cell>
          <table:table-cell office:value-type="float" office:value="0.254865" calcext:value-type="float">
            <text:p>0.254865</text:p>
          </table:table-cell>
          <table:table-cell office:value-type="float" office:value="0.201559" calcext:value-type="float">
            <text:p>0.201559</text:p>
          </table:table-cell>
          <table:table-cell table:number-columns-repeated="17"/>
        </table:table-row>
        <table:table-row table:style-name="ro1">
          <table:table-cell office:value-type="float" office:value="0.082049" calcext:value-type="float">
            <text:p>0.082049</text:p>
          </table:table-cell>
          <table:table-cell office:value-type="float" office:value="0.360537" calcext:value-type="float">
            <text:p>0.360537</text:p>
          </table:table-cell>
          <table:table-cell office:value-type="float" office:value="0.228476" calcext:value-type="float">
            <text:p>0.228476</text:p>
          </table:table-cell>
          <table:table-cell office:value-type="float" office:value="0.241377" calcext:value-type="float">
            <text:p>0.241377</text:p>
          </table:table-cell>
          <table:table-cell office:value-type="float" office:value="0.272328" calcext:value-type="float">
            <text:p>0.272328</text:p>
          </table:table-cell>
          <table:table-cell office:value-type="float" office:value="0.260655" calcext:value-type="float">
            <text:p>0.260655</text:p>
          </table:table-cell>
          <table:table-cell office:value-type="float" office:value="0.220002" calcext:value-type="float">
            <text:p>0.220002</text:p>
          </table:table-cell>
          <table:table-cell table:number-columns-repeated="17"/>
        </table:table-row>
        <table:table-row table:style-name="ro1">
          <table:table-cell office:value-type="float" office:value="0.097267" calcext:value-type="float">
            <text:p>0.097267</text:p>
          </table:table-cell>
          <table:table-cell office:value-type="float" office:value="0.359464" calcext:value-type="float">
            <text:p>0.359464</text:p>
          </table:table-cell>
          <table:table-cell office:value-type="float" office:value="0.195829" calcext:value-type="float">
            <text:p>0.195829</text:p>
          </table:table-cell>
          <table:table-cell office:value-type="float" office:value="0.286302" calcext:value-type="float">
            <text:p>0.286302</text:p>
          </table:table-cell>
          <table:table-cell office:value-type="float" office:value="0.224675" calcext:value-type="float">
            <text:p>0.224675</text:p>
          </table:table-cell>
          <table:table-cell office:value-type="float" office:value="0.260079" calcext:value-type="float">
            <text:p>0.260079</text:p>
          </table:table-cell>
          <table:table-cell office:value-type="float" office:value="0.295547" calcext:value-type="float">
            <text:p>0.295547</text:p>
          </table:table-cell>
          <table:table-cell table:number-columns-repeated="17"/>
        </table:table-row>
        <table:table-row table:style-name="ro1">
          <table:table-cell office:value-type="float" office:value="0.097679" calcext:value-type="float">
            <text:p>0.097679</text:p>
          </table:table-cell>
          <table:table-cell office:value-type="float" office:value="0.370748" calcext:value-type="float">
            <text:p>0.370748</text:p>
          </table:table-cell>
          <table:table-cell office:value-type="float" office:value="0.257204" calcext:value-type="float">
            <text:p>0.257204</text:p>
          </table:table-cell>
          <table:table-cell office:value-type="float" office:value="0.290081" calcext:value-type="float">
            <text:p>0.290081</text:p>
          </table:table-cell>
          <table:table-cell office:value-type="float" office:value="0.190973" calcext:value-type="float">
            <text:p>0.190973</text:p>
          </table:table-cell>
          <table:table-cell office:value-type="float" office:value="0.266091" calcext:value-type="float">
            <text:p>0.266091</text:p>
          </table:table-cell>
          <table:table-cell office:value-type="float" office:value="0.249412" calcext:value-type="float">
            <text:p>0.249412</text:p>
          </table:table-cell>
          <table:table-cell table:number-columns-repeated="17"/>
        </table:table-row>
        <table:table-row table:style-name="ro1">
          <table:table-cell office:value-type="float" office:value="0.083087" calcext:value-type="float">
            <text:p>0.083087</text:p>
          </table:table-cell>
          <table:table-cell office:value-type="float" office:value="0.257717" calcext:value-type="float">
            <text:p>0.257717</text:p>
          </table:table-cell>
          <table:table-cell office:value-type="float" office:value="0.30145" calcext:value-type="float">
            <text:p>0.30145</text:p>
          </table:table-cell>
          <table:table-cell office:value-type="float" office:value="0.308214" calcext:value-type="float">
            <text:p>0.308214</text:p>
          </table:table-cell>
          <table:table-cell office:value-type="float" office:value="0.19181" calcext:value-type="float">
            <text:p>0.19181</text:p>
          </table:table-cell>
          <table:table-cell office:value-type="float" office:value="0.262163" calcext:value-type="float">
            <text:p>0.262163</text:p>
          </table:table-cell>
          <table:table-cell office:value-type="float" office:value="0.246192" calcext:value-type="float">
            <text:p>0.246192</text:p>
          </table:table-cell>
          <table:table-cell table:number-columns-repeated="17"/>
        </table:table-row>
        <table:table-row table:style-name="ro1">
          <table:table-cell office:value-type="float" office:value="0.083042" calcext:value-type="float">
            <text:p>0.083042</text:p>
          </table:table-cell>
          <table:table-cell office:value-type="float" office:value="0.262336" calcext:value-type="float">
            <text:p>0.262336</text:p>
          </table:table-cell>
          <table:table-cell office:value-type="float" office:value="0.262341" calcext:value-type="float">
            <text:p>0.262341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0.250771" calcext:value-type="float">
            <text:p>0.250771</text:p>
          </table:table-cell>
          <table:table-cell office:value-type="float" office:value="0.215867" calcext:value-type="float">
            <text:p>0.215867</text:p>
          </table:table-cell>
          <table:table-cell office:value-type="float" office:value="0.216483" calcext:value-type="float">
            <text:p>0.216483</text:p>
          </table:table-cell>
          <table:table-cell table:number-columns-repeated="17"/>
        </table:table-row>
        <table:table-row table:style-name="ro1">
          <table:table-cell office:value-type="float" office:value="0.093286" calcext:value-type="float">
            <text:p>0.093286</text:p>
          </table:table-cell>
          <table:table-cell office:value-type="float" office:value="0.236653" calcext:value-type="float">
            <text:p>0.236653</text:p>
          </table:table-cell>
          <table:table-cell office:value-type="float" office:value="0.259025" calcext:value-type="float">
            <text:p>0.259025</text:p>
          </table:table-cell>
          <table:table-cell office:value-type="float" office:value="0.300677" calcext:value-type="float">
            <text:p>0.300677</text:p>
          </table:table-cell>
          <table:table-cell office:value-type="float" office:value="0.219305" calcext:value-type="float">
            <text:p>0.219305</text:p>
          </table:table-cell>
          <table:table-cell office:value-type="float" office:value="0.202604" calcext:value-type="float">
            <text:p>0.202604</text:p>
          </table:table-cell>
          <table:table-cell office:value-type="float" office:value="0.264803" calcext:value-type="float">
            <text:p>0.264803</text:p>
          </table:table-cell>
          <table:table-cell table:number-columns-repeated="17"/>
        </table:table-row>
        <table:table-row table:style-name="ro1">
          <table:table-cell office:value-type="float" office:value="0.100844" calcext:value-type="float">
            <text:p>0.100844</text:p>
          </table:table-cell>
          <table:table-cell office:value-type="float" office:value="0.257126" calcext:value-type="float">
            <text:p>0.257126</text:p>
          </table:table-cell>
          <table:table-cell office:value-type="float" office:value="0.226706" calcext:value-type="float">
            <text:p>0.226706</text:p>
          </table:table-cell>
          <table:table-cell office:value-type="float" office:value="0.28664" calcext:value-type="float">
            <text:p>0.28664</text:p>
          </table:table-cell>
          <table:table-cell office:value-type="float" office:value="0.242313" calcext:value-type="float">
            <text:p>0.242313</text:p>
          </table:table-cell>
          <table:table-cell office:value-type="float" office:value="0.198964" calcext:value-type="float">
            <text:p>0.198964</text:p>
          </table:table-cell>
          <table:table-cell office:value-type="float" office:value="0.222305" calcext:value-type="float">
            <text:p>0.222305</text:p>
          </table:table-cell>
          <table:table-cell table:number-columns-repeated="17"/>
        </table:table-row>
        <table:table-row table:style-name="ro1">
          <table:table-cell office:value-type="float" office:value="0.090395" calcext:value-type="float">
            <text:p>0.090395</text:p>
          </table:table-cell>
          <table:table-cell office:value-type="float" office:value="0.229727" calcext:value-type="float">
            <text:p>0.229727</text:p>
          </table:table-cell>
          <table:table-cell office:value-type="float" office:value="0.281234" calcext:value-type="float">
            <text:p>0.281234</text:p>
          </table:table-cell>
          <table:table-cell office:value-type="float" office:value="0.30629" calcext:value-type="float">
            <text:p>0.30629</text:p>
          </table:table-cell>
          <table:table-cell office:value-type="float" office:value="0.238809" calcext:value-type="float">
            <text:p>0.238809</text:p>
          </table:table-cell>
          <table:table-cell office:value-type="float" office:value="0.179133" calcext:value-type="float">
            <text:p>0.179133</text:p>
          </table:table-cell>
          <table:table-cell office:value-type="float" office:value="0.215001" calcext:value-type="float">
            <text:p>0.215001</text:p>
          </table:table-cell>
          <table:table-cell table:number-columns-repeated="17"/>
        </table:table-row>
        <table:table-row table:style-name="ro1">
          <table:table-cell office:value-type="float" office:value="0.071498" calcext:value-type="float">
            <text:p>0.071498</text:p>
          </table:table-cell>
          <table:table-cell office:value-type="float" office:value="0.279359" calcext:value-type="float">
            <text:p>0.279359</text:p>
          </table:table-cell>
          <table:table-cell office:value-type="float" office:value="0.313103" calcext:value-type="float">
            <text:p>0.313103</text:p>
          </table:table-cell>
          <table:table-cell office:value-type="float" office:value="0.292535" calcext:value-type="float">
            <text:p>0.292535</text:p>
          </table:table-cell>
          <table:table-cell office:value-type="float" office:value="0.200632" calcext:value-type="float">
            <text:p>0.200632</text:p>
          </table:table-cell>
          <table:table-cell office:value-type="float" office:value="0.240499" calcext:value-type="float">
            <text:p>0.240499</text:p>
          </table:table-cell>
          <table:table-cell office:value-type="float" office:value="0.195194" calcext:value-type="float">
            <text:p>0.195194</text:p>
          </table:table-cell>
          <table:table-cell table:number-columns-repeated="17"/>
        </table:table-row>
        <table:table-row table:style-name="ro1">
          <table:table-cell office:value-type="float" office:value="0.097548" calcext:value-type="float">
            <text:p>0.097548</text:p>
          </table:table-cell>
          <table:table-cell office:value-type="float" office:value="0.271433" calcext:value-type="float">
            <text:p>0.271433</text:p>
          </table:table-cell>
          <table:table-cell office:value-type="float" office:value="0.254084" calcext:value-type="float">
            <text:p>0.254084</text:p>
          </table:table-cell>
          <table:table-cell office:value-type="float" office:value="0.301688" calcext:value-type="float">
            <text:p>0.301688</text:p>
          </table:table-cell>
          <table:table-cell office:value-type="float" office:value="0.230184" calcext:value-type="float">
            <text:p>0.230184</text:p>
          </table:table-cell>
          <table:table-cell office:value-type="float" office:value="0.213243" calcext:value-type="float">
            <text:p>0.213243</text:p>
          </table:table-cell>
          <table:table-cell office:value-type="float" office:value="0.217368" calcext:value-type="float">
            <text:p>0.217368</text:p>
          </table:table-cell>
          <table:table-cell table:number-columns-repeated="17"/>
        </table:table-row>
        <table:table-row table:style-name="ro1">
          <table:table-cell office:value-type="float" office:value="0.065829" calcext:value-type="float">
            <text:p>0.065829</text:p>
          </table:table-cell>
          <table:table-cell office:value-type="float" office:value="0.218202" calcext:value-type="float">
            <text:p>0.218202</text:p>
          </table:table-cell>
          <table:table-cell office:value-type="float" office:value="0.297021" calcext:value-type="float">
            <text:p>0.297021</text:p>
          </table:table-cell>
          <table:table-cell office:value-type="float" office:value="0.29992" calcext:value-type="float">
            <text:p>0.29992</text:p>
          </table:table-cell>
          <table:table-cell office:value-type="float" office:value="0.183906" calcext:value-type="float">
            <text:p>0.183906</text:p>
          </table:table-cell>
          <table:table-cell office:value-type="float" office:value="0.22515" calcext:value-type="float">
            <text:p>0.22515</text:p>
          </table:table-cell>
          <table:table-cell office:value-type="float" office:value="0.250368" calcext:value-type="float">
            <text:p>0.250368</text:p>
          </table:table-cell>
          <table:table-cell table:number-columns-repeated="17"/>
        </table:table-row>
        <table:table-row table:style-name="ro1">
          <table:table-cell office:value-type="float" office:value="0.071347" calcext:value-type="float">
            <text:p>0.071347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268049" calcext:value-type="float">
            <text:p>0.268049</text:p>
          </table:table-cell>
          <table:table-cell office:value-type="float" office:value="0.28978" calcext:value-type="float">
            <text:p>0.28978</text:p>
          </table:table-cell>
          <table:table-cell office:value-type="float" office:value="0.208127" calcext:value-type="float">
            <text:p>0.208127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283757" calcext:value-type="float">
            <text:p>0.283757</text:p>
          </table:table-cell>
          <table:table-cell table:number-columns-repeated="17"/>
        </table:table-row>
        <table:table-row table:style-name="ro1">
          <table:table-cell office:value-type="float" office:value="0.103235" calcext:value-type="float">
            <text:p>0.103235</text:p>
          </table:table-cell>
          <table:table-cell office:value-type="float" office:value="0.325506" calcext:value-type="float">
            <text:p>0.325506</text:p>
          </table:table-cell>
          <table:table-cell office:value-type="float" office:value="0.257177" calcext:value-type="float">
            <text:p>0.257177</text:p>
          </table:table-cell>
          <table:table-cell office:value-type="float" office:value="0.274945" calcext:value-type="float">
            <text:p>0.274945</text:p>
          </table:table-cell>
          <table:table-cell office:value-type="float" office:value="0.189224" calcext:value-type="float">
            <text:p>0.189224</text:p>
          </table:table-cell>
          <table:table-cell office:value-type="float" office:value="0.223238" calcext:value-type="float">
            <text:p>0.223238</text:p>
          </table:table-cell>
          <table:table-cell office:value-type="float" office:value="0.204502" calcext:value-type="float">
            <text:p>0.204502</text:p>
          </table:table-cell>
          <table:table-cell table:number-columns-repeated="17"/>
        </table:table-row>
        <table:table-row table:style-name="ro1">
          <table:table-cell office:value-type="float" office:value="0.105806" calcext:value-type="float">
            <text:p>0.105806</text:p>
          </table:table-cell>
          <table:table-cell office:value-type="float" office:value="0.289577" calcext:value-type="float">
            <text:p>0.289577</text:p>
          </table:table-cell>
          <table:table-cell office:value-type="float" office:value="0.288392" calcext:value-type="float">
            <text:p>0.288392</text:p>
          </table:table-cell>
          <table:table-cell office:value-type="float" office:value="0.287205" calcext:value-type="float">
            <text:p>0.287205</text:p>
          </table:table-cell>
          <table:table-cell office:value-type="float" office:value="0.211936" calcext:value-type="float">
            <text:p>0.211936</text:p>
          </table:table-cell>
          <table:table-cell office:value-type="float" office:value="0.230617" calcext:value-type="float">
            <text:p>0.230617</text:p>
          </table:table-cell>
          <table:table-cell office:value-type="float" office:value="0.245178" calcext:value-type="float">
            <text:p>0.245178</text:p>
          </table:table-cell>
          <table:table-cell table:number-columns-repeated="17"/>
        </table:table-row>
        <table:table-row table:style-name="ro1">
          <table:table-cell office:value-type="float" office:value="0.096996" calcext:value-type="float">
            <text:p>0.096996</text:p>
          </table:table-cell>
          <table:table-cell office:value-type="float" office:value="0.271531" calcext:value-type="float">
            <text:p>0.271531</text:p>
          </table:table-cell>
          <table:table-cell office:value-type="float" office:value="0.259127" calcext:value-type="float">
            <text:p>0.259127</text:p>
          </table:table-cell>
          <table:table-cell office:value-type="float" office:value="0.287248" calcext:value-type="float">
            <text:p>0.287248</text:p>
          </table:table-cell>
          <table:table-cell office:value-type="float" office:value="0.186725" calcext:value-type="float">
            <text:p>0.186725</text:p>
          </table:table-cell>
          <table:table-cell office:value-type="float" office:value="0.230979" calcext:value-type="float">
            <text:p>0.230979</text:p>
          </table:table-cell>
          <table:table-cell office:value-type="float" office:value="0.232192" calcext:value-type="float">
            <text:p>0.232192</text:p>
          </table:table-cell>
          <table:table-cell table:number-columns-repeated="17"/>
        </table:table-row>
        <table:table-row table:style-name="ro1">
          <table:table-cell office:value-type="float" office:value="0.105438" calcext:value-type="float">
            <text:p>0.105438</text:p>
          </table:table-cell>
          <table:table-cell office:value-type="float" office:value="0.261187" calcext:value-type="float">
            <text:p>0.261187</text:p>
          </table:table-cell>
          <table:table-cell office:value-type="float" office:value="0.271784" calcext:value-type="float">
            <text:p>0.271784</text:p>
          </table:table-cell>
          <table:table-cell office:value-type="float" office:value="0.189237" calcext:value-type="float">
            <text:p>0.189237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0.237514" calcext:value-type="float">
            <text:p>0.237514</text:p>
          </table:table-cell>
          <table:table-cell office:value-type="float" office:value="0.260459" calcext:value-type="float">
            <text:p>0.260459</text:p>
          </table:table-cell>
          <table:table-cell table:number-columns-repeated="17"/>
        </table:table-row>
        <table:table-row table:style-name="ro1">
          <table:table-cell office:value-type="float" office:value="0.065302" calcext:value-type="float">
            <text:p>0.065302</text:p>
          </table:table-cell>
          <table:table-cell office:value-type="float" office:value="0.25886" calcext:value-type="float">
            <text:p>0.25886</text:p>
          </table:table-cell>
          <table:table-cell office:value-type="float" office:value="0.233467" calcext:value-type="float">
            <text:p>0.233467</text:p>
          </table:table-cell>
          <table:table-cell office:value-type="float" office:value="0.302346" calcext:value-type="float">
            <text:p>0.302346</text:p>
          </table:table-cell>
          <table:table-cell office:value-type="float" office:value="0.188135" calcext:value-type="float">
            <text:p>0.188135</text:p>
          </table:table-cell>
          <table:table-cell office:value-type="float" office:value="0.236408" calcext:value-type="float">
            <text:p>0.236408</text:p>
          </table:table-cell>
          <table:table-cell office:value-type="float" office:value="0.179956" calcext:value-type="float">
            <text:p>0.179956</text:p>
          </table:table-cell>
          <table:table-cell table:number-columns-repeated="17"/>
        </table:table-row>
        <table:table-row table:style-name="ro1">
          <table:table-cell office:value-type="float" office:value="0.098538" calcext:value-type="float">
            <text:p>0.098538</text:p>
          </table:table-cell>
          <table:table-cell office:value-type="float" office:value="0.299021" calcext:value-type="float">
            <text:p>0.299021</text:p>
          </table:table-cell>
          <table:table-cell office:value-type="float" office:value="0.218179" calcext:value-type="float">
            <text:p>0.218179</text:p>
          </table:table-cell>
          <table:table-cell office:value-type="float" office:value="0.292337" calcext:value-type="float">
            <text:p>0.292337</text:p>
          </table:table-cell>
          <table:table-cell office:value-type="float" office:value="0.218936" calcext:value-type="float">
            <text:p>0.218936</text:p>
          </table:table-cell>
          <table:table-cell office:value-type="float" office:value="0.279942" calcext:value-type="float">
            <text:p>0.279942</text:p>
          </table:table-cell>
          <table:table-cell office:value-type="float" office:value="0.207152" calcext:value-type="float">
            <text:p>0.207152</text:p>
          </table:table-cell>
          <table:table-cell table:number-columns-repeated="17"/>
        </table:table-row>
        <table:table-row table:style-name="ro1">
          <table:table-cell office:value-type="float" office:value="0.06536" calcext:value-type="float">
            <text:p>0.06536</text:p>
          </table:table-cell>
          <table:table-cell office:value-type="float" office:value="0.326071" calcext:value-type="float">
            <text:p>0.326071</text:p>
          </table:table-cell>
          <table:table-cell office:value-type="float" office:value="0.274427" calcext:value-type="float">
            <text:p>0.274427</text:p>
          </table:table-cell>
          <table:table-cell office:value-type="float" office:value="0.305151" calcext:value-type="float">
            <text:p>0.305151</text:p>
          </table:table-cell>
          <table:table-cell office:value-type="float" office:value="0.223279" calcext:value-type="float">
            <text:p>0.223279</text:p>
          </table:table-cell>
          <table:table-cell office:value-type="float" office:value="0.208841" calcext:value-type="float">
            <text:p>0.208841</text:p>
          </table:table-cell>
          <table:table-cell office:value-type="float" office:value="0.204052" calcext:value-type="float">
            <text:p>0.204052</text:p>
          </table:table-cell>
          <table:table-cell table:number-columns-repeated="17"/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0.229251" calcext:value-type="float">
            <text:p>0.229251</text:p>
          </table:table-cell>
          <table:table-cell office:value-type="float" office:value="0.218206" calcext:value-type="float">
            <text:p>0.218206</text:p>
          </table:table-cell>
          <table:table-cell office:value-type="float" office:value="0.296532" calcext:value-type="float">
            <text:p>0.296532</text:p>
          </table:table-cell>
          <table:table-cell office:value-type="float" office:value="0.256223" calcext:value-type="float">
            <text:p>0.256223</text:p>
          </table:table-cell>
          <table:table-cell office:value-type="float" office:value="0.214328" calcext:value-type="float">
            <text:p>0.214328</text:p>
          </table:table-cell>
          <table:table-cell office:value-type="float" office:value="0.224597" calcext:value-type="float">
            <text:p>0.224597</text:p>
          </table:table-cell>
          <table:table-cell table:number-columns-repeated="17"/>
        </table:table-row>
        <table:table-row table:style-name="ro1">
          <table:table-cell office:value-type="float" office:value="0.098047" calcext:value-type="float">
            <text:p>0.098047</text:p>
          </table:table-cell>
          <table:table-cell office:value-type="float" office:value="0.235682" calcext:value-type="float">
            <text:p>0.235682</text:p>
          </table:table-cell>
          <table:table-cell office:value-type="float" office:value="0.299552" calcext:value-type="float">
            <text:p>0.299552</text:p>
          </table:table-cell>
          <table:table-cell office:value-type="float" office:value="0.299492" calcext:value-type="float">
            <text:p>0.299492</text:p>
          </table:table-cell>
          <table:table-cell office:value-type="float" office:value="0.200907" calcext:value-type="float">
            <text:p>0.200907</text:p>
          </table:table-cell>
          <table:table-cell office:value-type="float" office:value="0.237644" calcext:value-type="float">
            <text:p>0.237644</text:p>
          </table:table-cell>
          <table:table-cell office:value-type="float" office:value="0.204148" calcext:value-type="float">
            <text:p>0.204148</text:p>
          </table:table-cell>
          <table:table-cell table:number-columns-repeated="17"/>
        </table:table-row>
        <table:table-row table:style-name="ro1">
          <table:table-cell office:value-type="float" office:value="0.067661" calcext:value-type="float">
            <text:p>0.067661</text:p>
          </table:table-cell>
          <table:table-cell office:value-type="float" office:value="0.288861" calcext:value-type="float">
            <text:p>0.288861</text:p>
          </table:table-cell>
          <table:table-cell office:value-type="float" office:value="0.328781" calcext:value-type="float">
            <text:p>0.328781</text:p>
          </table:table-cell>
          <table:table-cell office:value-type="float" office:value="0.283283" calcext:value-type="float">
            <text:p>0.283283</text:p>
          </table:table-cell>
          <table:table-cell office:value-type="float" office:value="0.209512" calcext:value-type="float">
            <text:p>0.209512</text:p>
          </table:table-cell>
          <table:table-cell office:value-type="float" office:value="0.217796" calcext:value-type="float">
            <text:p>0.217796</text:p>
          </table:table-cell>
          <table:table-cell office:value-type="float" office:value="0.206067" calcext:value-type="float">
            <text:p>0.206067</text:p>
          </table:table-cell>
          <table:table-cell table:number-columns-repeated="17"/>
        </table:table-row>
        <table:table-row table:style-name="ro1">
          <table:table-cell office:value-type="float" office:value="0.092893" calcext:value-type="float">
            <text:p>0.092893</text:p>
          </table:table-cell>
          <table:table-cell office:value-type="float" office:value="0.265568" calcext:value-type="float">
            <text:p>0.265568</text:p>
          </table:table-cell>
          <table:table-cell office:value-type="float" office:value="0.152828" calcext:value-type="float">
            <text:p>0.152828</text:p>
          </table:table-cell>
          <table:table-cell office:value-type="float" office:value="0.299868" calcext:value-type="float">
            <text:p>0.299868</text:p>
          </table:table-cell>
          <table:table-cell office:value-type="float" office:value="0.206381" calcext:value-type="float">
            <text:p>0.206381</text:p>
          </table:table-cell>
          <table:table-cell office:value-type="float" office:value="0.192596" calcext:value-type="float">
            <text:p>0.192596</text:p>
          </table:table-cell>
          <table:table-cell office:value-type="float" office:value="0.234887" calcext:value-type="float">
            <text:p>0.234887</text:p>
          </table:table-cell>
          <table:table-cell table:number-columns-repeated="17"/>
        </table:table-row>
        <table:table-row table:style-name="ro1">
          <table:table-cell office:value-type="float" office:value="0.092918" calcext:value-type="float">
            <text:p>0.092918</text:p>
          </table:table-cell>
          <table:table-cell office:value-type="float" office:value="0.31793" calcext:value-type="float">
            <text:p>0.31793</text:p>
          </table:table-cell>
          <table:table-cell office:value-type="float" office:value="0.249639" calcext:value-type="float">
            <text:p>0.249639</text:p>
          </table:table-cell>
          <table:table-cell office:value-type="float" office:value="0.297727" calcext:value-type="float">
            <text:p>0.297727</text:p>
          </table:table-cell>
          <table:table-cell office:value-type="float" office:value="0.236851" calcext:value-type="float">
            <text:p>0.236851</text:p>
          </table:table-cell>
          <table:table-cell office:value-type="float" office:value="0.209827" calcext:value-type="float">
            <text:p>0.209827</text:p>
          </table:table-cell>
          <table:table-cell office:value-type="float" office:value="0.195885" calcext:value-type="float">
            <text:p>0.195885</text:p>
          </table:table-cell>
          <table:table-cell table:number-columns-repeated="17"/>
        </table:table-row>
        <table:table-row table:style-name="ro1">
          <table:table-cell office:value-type="float" office:value="0.106024" calcext:value-type="float">
            <text:p>0.106024</text:p>
          </table:table-cell>
          <table:table-cell office:value-type="float" office:value="0.355491" calcext:value-type="float">
            <text:p>0.355491</text:p>
          </table:table-cell>
          <table:table-cell office:value-type="float" office:value="0.288192" calcext:value-type="float">
            <text:p>0.288192</text:p>
          </table:table-cell>
          <table:table-cell office:value-type="float" office:value="0.294637" calcext:value-type="float">
            <text:p>0.294637</text:p>
          </table:table-cell>
          <table:table-cell office:value-type="float" office:value="0.251386" calcext:value-type="float">
            <text:p>0.251386</text:p>
          </table:table-cell>
          <table:table-cell office:value-type="float" office:value="0.187369" calcext:value-type="float">
            <text:p>0.187369</text:p>
          </table:table-cell>
          <table:table-cell office:value-type="float" office:value="0.229441" calcext:value-type="float">
            <text:p>0.229441</text:p>
          </table:table-cell>
          <table:table-cell table:number-columns-repeated="17"/>
        </table:table-row>
        <table:table-row table:style-name="ro1">
          <table:table-cell office:value-type="float" office:value="0.069446" calcext:value-type="float">
            <text:p>0.069446</text:p>
          </table:table-cell>
          <table:table-cell office:value-type="float" office:value="0.261966" calcext:value-type="float">
            <text:p>0.261966</text:p>
          </table:table-cell>
          <table:table-cell office:value-type="float" office:value="0.228459" calcext:value-type="float">
            <text:p>0.228459</text:p>
          </table:table-cell>
          <table:table-cell office:value-type="float" office:value="0.217819" calcext:value-type="float">
            <text:p>0.217819</text:p>
          </table:table-cell>
          <table:table-cell office:value-type="float" office:value="0.256141" calcext:value-type="float">
            <text:p>0.256141</text:p>
          </table:table-cell>
          <table:table-cell office:value-type="float" office:value="0.247512" calcext:value-type="float">
            <text:p>0.247512</text:p>
          </table:table-cell>
          <table:table-cell office:value-type="float" office:value="0.246142" calcext:value-type="float">
            <text:p>0.246142</text:p>
          </table:table-cell>
          <table:table-cell table:number-columns-repeated="17"/>
        </table:table-row>
        <table:table-row table:style-name="ro1">
          <table:table-cell office:value-type="float" office:value="0.082824" calcext:value-type="float">
            <text:p>0.082824</text:p>
          </table:table-cell>
          <table:table-cell office:value-type="float" office:value="0.36949" calcext:value-type="float">
            <text:p>0.36949</text:p>
          </table:table-cell>
          <table:table-cell office:value-type="float" office:value="0.275173" calcext:value-type="float">
            <text:p>0.275173</text:p>
          </table:table-cell>
          <table:table-cell office:value-type="float" office:value="0.251077" calcext:value-type="float">
            <text:p>0.251077</text:p>
          </table:table-cell>
          <table:table-cell office:value-type="float" office:value="0.214094" calcext:value-type="float">
            <text:p>0.214094</text:p>
          </table:table-cell>
          <table:table-cell office:value-type="float" office:value="0.227006" calcext:value-type="float">
            <text:p>0.227006</text:p>
          </table:table-cell>
          <table:table-cell office:value-type="float" office:value="0.21922" calcext:value-type="float">
            <text:p>0.21922</text:p>
          </table:table-cell>
          <table:table-cell table:number-columns-repeated="17"/>
        </table:table-row>
        <table:table-row table:style-name="ro1">
          <table:table-cell office:value-type="float" office:value="0.079608" calcext:value-type="float">
            <text:p>0.079608</text:p>
          </table:table-cell>
          <table:table-cell office:value-type="float" office:value="0.330748" calcext:value-type="float">
            <text:p>0.330748</text:p>
          </table:table-cell>
          <table:table-cell office:value-type="float" office:value="0.233127" calcext:value-type="float">
            <text:p>0.233127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189087" calcext:value-type="float">
            <text:p>0.189087</text:p>
          </table:table-cell>
          <table:table-cell office:value-type="float" office:value="0.204856" calcext:value-type="float">
            <text:p>0.204856</text:p>
          </table:table-cell>
          <table:table-cell office:value-type="float" office:value="0.219114" calcext:value-type="float">
            <text:p>0.219114</text:p>
          </table:table-cell>
          <table:table-cell table:number-columns-repeated="17"/>
        </table:table-row>
        <table:table-row table:style-name="ro1">
          <table:table-cell office:value-type="float" office:value="0.089759" calcext:value-type="float">
            <text:p>0.089759</text:p>
          </table:table-cell>
          <table:table-cell office:value-type="float" office:value="0.316713" calcext:value-type="float">
            <text:p>0.316713</text:p>
          </table:table-cell>
          <table:table-cell office:value-type="float" office:value="0.235303" calcext:value-type="float">
            <text:p>0.235303</text:p>
          </table:table-cell>
          <table:table-cell office:value-type="float" office:value="0.224453" calcext:value-type="float">
            <text:p>0.224453</text:p>
          </table:table-cell>
          <table:table-cell office:value-type="float" office:value="0.199452" calcext:value-type="float">
            <text:p>0.199452</text:p>
          </table:table-cell>
          <table:table-cell office:value-type="float" office:value="0.204544" calcext:value-type="float">
            <text:p>0.204544</text:p>
          </table:table-cell>
          <table:table-cell office:value-type="float" office:value="0.215307" calcext:value-type="float">
            <text:p>0.215307</text:p>
          </table:table-cell>
          <table:table-cell table:number-columns-repeated="17"/>
        </table:table-row>
        <table:table-row table:style-name="ro1">
          <table:table-cell office:value-type="float" office:value="0.074302" calcext:value-type="float">
            <text:p>0.074302</text:p>
          </table:table-cell>
          <table:table-cell office:value-type="float" office:value="0.298923" calcext:value-type="float">
            <text:p>0.298923</text:p>
          </table:table-cell>
          <table:table-cell office:value-type="float" office:value="0.277934" calcext:value-type="float">
            <text:p>0.277934</text:p>
          </table:table-cell>
          <table:table-cell office:value-type="float" office:value="0.300705" calcext:value-type="float">
            <text:p>0.300705</text:p>
          </table:table-cell>
          <table:table-cell office:value-type="float" office:value="0.21543" calcext:value-type="float">
            <text:p>0.21543</text:p>
          </table:table-cell>
          <table:table-cell office:value-type="float" office:value="0.235459" calcext:value-type="float">
            <text:p>0.235459</text:p>
          </table:table-cell>
          <table:table-cell office:value-type="float" office:value="0.253932" calcext:value-type="float">
            <text:p>0.253932</text:p>
          </table:table-cell>
          <table:table-cell table:number-columns-repeated="17"/>
        </table:table-row>
        <table:table-row table:style-name="ro1">
          <table:table-cell office:value-type="float" office:value="0.056205" calcext:value-type="float">
            <text:p>0.056205</text:p>
          </table:table-cell>
          <table:table-cell office:value-type="float" office:value="0.280293" calcext:value-type="float">
            <text:p>0.280293</text:p>
          </table:table-cell>
          <table:table-cell office:value-type="float" office:value="0.224276" calcext:value-type="float">
            <text:p>0.224276</text:p>
          </table:table-cell>
          <table:table-cell office:value-type="float" office:value="0.305676" calcext:value-type="float">
            <text:p>0.305676</text:p>
          </table:table-cell>
          <table:table-cell office:value-type="float" office:value="0.242158" calcext:value-type="float">
            <text:p>0.242158</text:p>
          </table:table-cell>
          <table:table-cell office:value-type="float" office:value="0.193088" calcext:value-type="float">
            <text:p>0.193088</text:p>
          </table:table-cell>
          <table:table-cell office:value-type="float" office:value="0.234068" calcext:value-type="float">
            <text:p>0.234068</text:p>
          </table:table-cell>
          <table:table-cell table:number-columns-repeated="17"/>
        </table:table-row>
        <table:table-row table:style-name="ro1">
          <table:table-cell office:value-type="float" office:value="0.092292" calcext:value-type="float">
            <text:p>0.092292</text:p>
          </table:table-cell>
          <table:table-cell office:value-type="float" office:value="0.29118" calcext:value-type="float">
            <text:p>0.29118</text:p>
          </table:table-cell>
          <table:table-cell office:value-type="float" office:value="0.279134" calcext:value-type="float">
            <text:p>0.279134</text:p>
          </table:table-cell>
          <table:table-cell office:value-type="float" office:value="0.195164" calcext:value-type="float">
            <text:p>0.195164</text:p>
          </table:table-cell>
          <table:table-cell office:value-type="float" office:value="0.201408" calcext:value-type="float">
            <text:p>0.201408</text:p>
          </table:table-cell>
          <table:table-cell office:value-type="float" office:value="0.263869" calcext:value-type="float">
            <text:p>0.263869</text:p>
          </table:table-cell>
          <table:table-cell office:value-type="float" office:value="0.195045" calcext:value-type="float">
            <text:p>0.195045</text:p>
          </table:table-cell>
          <table:table-cell table:number-columns-repeated="17"/>
        </table:table-row>
        <table:table-row table:style-name="ro1">
          <table:table-cell office:value-type="float" office:value="0.103607" calcext:value-type="float">
            <text:p>0.103607</text:p>
          </table:table-cell>
          <table:table-cell office:value-type="float" office:value="0.360723" calcext:value-type="float">
            <text:p>0.360723</text:p>
          </table:table-cell>
          <table:table-cell office:value-type="float" office:value="0.30045" calcext:value-type="float">
            <text:p>0.30045</text:p>
          </table:table-cell>
          <table:table-cell office:value-type="float" office:value="0.281396" calcext:value-type="float">
            <text:p>0.281396</text:p>
          </table:table-cell>
          <table:table-cell office:value-type="float" office:value="0.215291" calcext:value-type="float">
            <text:p>0.215291</text:p>
          </table:table-cell>
          <table:table-cell office:value-type="float" office:value="0.256742" calcext:value-type="float">
            <text:p>0.256742</text:p>
          </table:table-cell>
          <table:table-cell office:value-type="float" office:value="0.229432" calcext:value-type="float">
            <text:p>0.229432</text:p>
          </table:table-cell>
          <table:table-cell table:number-columns-repeated="17"/>
        </table:table-row>
        <table:table-row table:style-name="ro1">
          <table:table-cell office:value-type="float" office:value="0.069239" calcext:value-type="float">
            <text:p>0.069239</text:p>
          </table:table-cell>
          <table:table-cell office:value-type="float" office:value="0.232265" calcext:value-type="float">
            <text:p>0.232265</text:p>
          </table:table-cell>
          <table:table-cell office:value-type="float" office:value="0.240218" calcext:value-type="float">
            <text:p>0.240218</text:p>
          </table:table-cell>
          <table:table-cell office:value-type="float" office:value="0.283316" calcext:value-type="float">
            <text:p>0.283316</text:p>
          </table:table-cell>
          <table:table-cell office:value-type="float" office:value="0.197378" calcext:value-type="float">
            <text:p>0.197378</text:p>
          </table:table-cell>
          <table:table-cell office:value-type="float" office:value="0.257446" calcext:value-type="float">
            <text:p>0.257446</text:p>
          </table:table-cell>
          <table:table-cell office:value-type="float" office:value="0.242582" calcext:value-type="float">
            <text:p>0.242582</text:p>
          </table:table-cell>
          <table:table-cell table:number-columns-repeated="17"/>
        </table:table-row>
        <table:table-row table:style-name="ro1">
          <table:table-cell office:value-type="float" office:value="0.064023" calcext:value-type="float">
            <text:p>0.064023</text:p>
          </table:table-cell>
          <table:table-cell office:value-type="float" office:value="0.305411" calcext:value-type="float">
            <text:p>0.305411</text:p>
          </table:table-cell>
          <table:table-cell office:value-type="float" office:value="0.292904" calcext:value-type="float">
            <text:p>0.292904</text:p>
          </table:table-cell>
          <table:table-cell office:value-type="float" office:value="0.239181" calcext:value-type="float">
            <text:p>0.239181</text:p>
          </table:table-cell>
          <table:table-cell office:value-type="float" office:value="0.187093" calcext:value-type="float">
            <text:p>0.187093</text:p>
          </table:table-cell>
          <table:table-cell office:value-type="float" office:value="0.265726" calcext:value-type="float">
            <text:p>0.265726</text:p>
          </table:table-cell>
          <table:table-cell office:value-type="float" office:value="0.226274" calcext:value-type="float">
            <text:p>0.226274</text:p>
          </table:table-cell>
          <table:table-cell table:number-columns-repeated="17"/>
        </table:table-row>
        <table:table-row table:style-name="ro1">
          <table:table-cell office:value-type="float" office:value="0.061464" calcext:value-type="float">
            <text:p>0.061464</text:p>
          </table:table-cell>
          <table:table-cell office:value-type="float" office:value="0.270844" calcext:value-type="float">
            <text:p>0.270844</text:p>
          </table:table-cell>
          <table:table-cell office:value-type="float" office:value="0.323846" calcext:value-type="float">
            <text:p>0.323846</text:p>
          </table:table-cell>
          <table:table-cell office:value-type="float" office:value="0.232909" calcext:value-type="float">
            <text:p>0.232909</text:p>
          </table:table-cell>
          <table:table-cell office:value-type="float" office:value="0.209617" calcext:value-type="float">
            <text:p>0.209617</text:p>
          </table:table-cell>
          <table:table-cell office:value-type="float" office:value="0.267013" calcext:value-type="float">
            <text:p>0.267013</text:p>
          </table:table-cell>
          <table:table-cell office:value-type="float" office:value="0.220715" calcext:value-type="float">
            <text:p>0.220715</text:p>
          </table:table-cell>
          <table:table-cell table:number-columns-repeated="17"/>
        </table:table-row>
        <table:table-row table:style-name="ro1">
          <table:table-cell office:value-type="float" office:value="0.106538" calcext:value-type="float">
            <text:p>0.106538</text:p>
          </table:table-cell>
          <table:table-cell office:value-type="float" office:value="0.266609" calcext:value-type="float">
            <text:p>0.266609</text:p>
          </table:table-cell>
          <table:table-cell office:value-type="float" office:value="0.237351" calcext:value-type="float">
            <text:p>0.237351</text:p>
          </table:table-cell>
          <table:table-cell office:value-type="float" office:value="0.280839" calcext:value-type="float">
            <text:p>0.280839</text:p>
          </table:table-cell>
          <table:table-cell office:value-type="float" office:value="0.196072" calcext:value-type="float">
            <text:p>0.196072</text:p>
          </table:table-cell>
          <table:table-cell office:value-type="float" office:value="0.264436" calcext:value-type="float">
            <text:p>0.264436</text:p>
          </table:table-cell>
          <table:table-cell office:value-type="float" office:value="0.215977" calcext:value-type="float">
            <text:p>0.215977</text:p>
          </table:table-cell>
          <table:table-cell table:number-columns-repeated="17"/>
        </table:table-row>
        <table:table-row table:style-name="ro1">
          <table:table-cell office:value-type="float" office:value="0.063934" calcext:value-type="float">
            <text:p>0.063934</text:p>
          </table:table-cell>
          <table:table-cell office:value-type="float" office:value="0.248969" calcext:value-type="float">
            <text:p>0.248969</text:p>
          </table:table-cell>
          <table:table-cell office:value-type="float" office:value="0.272382" calcext:value-type="float">
            <text:p>0.272382</text:p>
          </table:table-cell>
          <table:table-cell office:value-type="float" office:value="0.309546" calcext:value-type="float">
            <text:p>0.309546</text:p>
          </table:table-cell>
          <table:table-cell office:value-type="float" office:value="0.258314" calcext:value-type="float">
            <text:p>0.258314</text:p>
          </table:table-cell>
          <table:table-cell office:value-type="float" office:value="0.20912" calcext:value-type="float">
            <text:p>0.20912</text:p>
          </table:table-cell>
          <table:table-cell office:value-type="float" office:value="0.229077" calcext:value-type="float">
            <text:p>0.229077</text:p>
          </table:table-cell>
          <table:table-cell table:number-columns-repeated="17"/>
        </table:table-row>
        <table:table-row table:style-name="ro1">
          <table:table-cell office:value-type="float" office:value="0.101621" calcext:value-type="float">
            <text:p>0.101621</text:p>
          </table:table-cell>
          <table:table-cell office:value-type="float" office:value="0.260193" calcext:value-type="float">
            <text:p>0.260193</text:p>
          </table:table-cell>
          <table:table-cell office:value-type="float" office:value="0.224932" calcext:value-type="float">
            <text:p>0.224932</text:p>
          </table:table-cell>
          <table:table-cell office:value-type="float" office:value="0.229322" calcext:value-type="float">
            <text:p>0.229322</text:p>
          </table:table-cell>
          <table:table-cell office:value-type="float" office:value="0.281565" calcext:value-type="float">
            <text:p>0.281565</text:p>
          </table:table-cell>
          <table:table-cell office:value-type="float" office:value="0.275959" calcext:value-type="float">
            <text:p>0.275959</text:p>
          </table:table-cell>
          <table:table-cell office:value-type="float" office:value="0.194936" calcext:value-type="float">
            <text:p>0.194936</text:p>
          </table:table-cell>
          <table:table-cell table:number-columns-repeated="17"/>
        </table:table-row>
        <table:table-row table:style-name="ro1">
          <table:table-cell office:value-type="float" office:value="0.100459" calcext:value-type="float">
            <text:p>0.100459</text:p>
          </table:table-cell>
          <table:table-cell office:value-type="float" office:value="0.316718" calcext:value-type="float">
            <text:p>0.316718</text:p>
          </table:table-cell>
          <table:table-cell office:value-type="float" office:value="0.223297" calcext:value-type="float">
            <text:p>0.223297</text:p>
          </table:table-cell>
          <table:table-cell office:value-type="float" office:value="0.240262" calcext:value-type="float">
            <text:p>0.240262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0.269154" calcext:value-type="float">
            <text:p>0.269154</text:p>
          </table:table-cell>
          <table:table-cell office:value-type="float" office:value="0.231444" calcext:value-type="float">
            <text:p>0.231444</text:p>
          </table:table-cell>
          <table:table-cell table:number-columns-repeated="17"/>
        </table:table-row>
        <table:table-row table:style-name="ro1">
          <table:table-cell office:value-type="float" office:value="0.058927" calcext:value-type="float">
            <text:p>0.058927</text:p>
          </table:table-cell>
          <table:table-cell office:value-type="float" office:value="0.280487" calcext:value-type="float">
            <text:p>0.280487</text:p>
          </table:table-cell>
          <table:table-cell office:value-type="float" office:value="0.250296" calcext:value-type="float">
            <text:p>0.250296</text:p>
          </table:table-cell>
          <table:table-cell office:value-type="float" office:value="0.288989" calcext:value-type="float">
            <text:p>0.288989</text:p>
          </table:table-cell>
          <table:table-cell office:value-type="float" office:value="0.159471" calcext:value-type="float">
            <text:p>0.159471</text:p>
          </table:table-cell>
          <table:table-cell office:value-type="float" office:value="0.258089" calcext:value-type="float">
            <text:p>0.258089</text:p>
          </table:table-cell>
          <table:table-cell office:value-type="float" office:value="0.227126" calcext:value-type="float">
            <text:p>0.227126</text:p>
          </table:table-cell>
          <table:table-cell table:number-columns-repeated="17"/>
        </table:table-row>
        <table:table-row table:style-name="ro1">
          <table:table-cell office:value-type="float" office:value="0.074153" calcext:value-type="float">
            <text:p>0.074153</text:p>
          </table:table-cell>
          <table:table-cell office:value-type="float" office:value="0.240761" calcext:value-type="float">
            <text:p>0.240761</text:p>
          </table:table-cell>
          <table:table-cell office:value-type="float" office:value="0.258332" calcext:value-type="float">
            <text:p>0.258332</text:p>
          </table:table-cell>
          <table:table-cell office:value-type="float" office:value="0.269812" calcext:value-type="float">
            <text:p>0.269812</text:p>
          </table:table-cell>
          <table:table-cell office:value-type="float" office:value="0.210457" calcext:value-type="float">
            <text:p>0.210457</text:p>
          </table:table-cell>
          <table:table-cell office:value-type="float" office:value="0.256652" calcext:value-type="float">
            <text:p>0.256652</text:p>
          </table:table-cell>
          <table:table-cell office:value-type="float" office:value="0.187068" calcext:value-type="float">
            <text:p>0.187068</text:p>
          </table:table-cell>
          <table:table-cell table:number-columns-repeated="17"/>
        </table:table-row>
        <table:table-row table:style-name="ro1">
          <table:table-cell office:value-type="float" office:value="0.104014" calcext:value-type="float">
            <text:p>0.104014</text:p>
          </table:table-cell>
          <table:table-cell office:value-type="float" office:value="0.291209" calcext:value-type="float">
            <text:p>0.291209</text:p>
          </table:table-cell>
          <table:table-cell office:value-type="float" office:value="0.248789" calcext:value-type="float">
            <text:p>0.248789</text:p>
          </table:table-cell>
          <table:table-cell office:value-type="float" office:value="0.199663" calcext:value-type="float">
            <text:p>0.199663</text:p>
          </table:table-cell>
          <table:table-cell office:value-type="float" office:value="0.207212" calcext:value-type="float">
            <text:p>0.207212</text:p>
          </table:table-cell>
          <table:table-cell office:value-type="float" office:value="0.275961" calcext:value-type="float">
            <text:p>0.275961</text:p>
          </table:table-cell>
          <table:table-cell office:value-type="float" office:value="0.245781" calcext:value-type="float">
            <text:p>0.245781</text:p>
          </table:table-cell>
          <table:table-cell table:number-columns-repeated="17"/>
        </table:table-row>
        <table:table-row table:style-name="ro1">
          <table:table-cell office:value-type="float" office:value="0.096128" calcext:value-type="float">
            <text:p>0.096128</text:p>
          </table:table-cell>
          <table:table-cell office:value-type="float" office:value="0.308304" calcext:value-type="float">
            <text:p>0.308304</text:p>
          </table:table-cell>
          <table:table-cell office:value-type="float" office:value="0.217335" calcext:value-type="float">
            <text:p>0.217335</text:p>
          </table:table-cell>
          <table:table-cell office:value-type="float" office:value="0.220301" calcext:value-type="float">
            <text:p>0.220301</text:p>
          </table:table-cell>
          <table:table-cell office:value-type="float" office:value="0.260547" calcext:value-type="float">
            <text:p>0.260547</text:p>
          </table:table-cell>
          <table:table-cell office:value-type="float" office:value="0.269201" calcext:value-type="float">
            <text:p>0.269201</text:p>
          </table:table-cell>
          <table:table-cell office:value-type="float" office:value="0.256817" calcext:value-type="float">
            <text:p>0.256817</text:p>
          </table:table-cell>
          <table:table-cell table:number-columns-repeated="17"/>
        </table:table-row>
        <table:table-row table:style-name="ro1">
          <table:table-cell office:value-type="float" office:value="0.104362" calcext:value-type="float">
            <text:p>0.104362</text:p>
          </table:table-cell>
          <table:table-cell office:value-type="float" office:value="0.267107" calcext:value-type="float">
            <text:p>0.267107</text:p>
          </table:table-cell>
          <table:table-cell office:value-type="float" office:value="0.203195" calcext:value-type="float">
            <text:p>0.203195</text:p>
          </table:table-cell>
          <table:table-cell office:value-type="float" office:value="0.266943" calcext:value-type="float">
            <text:p>0.266943</text:p>
          </table:table-cell>
          <table:table-cell office:value-type="float" office:value="0.144176" calcext:value-type="float">
            <text:p>0.144176</text:p>
          </table:table-cell>
          <table:table-cell office:value-type="float" office:value="0.264149" calcext:value-type="float">
            <text:p>0.264149</text:p>
          </table:table-cell>
          <table:table-cell office:value-type="float" office:value="0.222643" calcext:value-type="float">
            <text:p>0.222643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formula="of:=SUM([.A2:.A1001])/1000" office:value-type="float" office:value="0.085200804" calcext:value-type="float">
            <text:p>0.085200804</text:p>
          </table:table-cell>
          <table:table-cell table:formula="of:=SUM([.B2:.B1001])/1000" office:value-type="float" office:value="0.275841137" calcext:value-type="float">
            <text:p>0.275841137</text:p>
          </table:table-cell>
          <table:table-cell table:formula="of:=SUM([.C2:.C1001])/1000" office:value-type="float" office:value="0.25735872" calcext:value-type="float">
            <text:p>0.25735872</text:p>
          </table:table-cell>
          <table:table-cell table:formula="of:=SUM([.D2:.D1001])/1000" office:value-type="float" office:value="0.269082395" calcext:value-type="float">
            <text:p>0.269082395</text:p>
          </table:table-cell>
          <table:table-cell table:formula="of:=SUM([.E2:.E1001])/1000" office:value-type="float" office:value="0.231704863" calcext:value-type="float">
            <text:p>0.231704863</text:p>
          </table:table-cell>
          <table:table-cell table:formula="of:=SUM([.F2:.F1001])/1000" office:value-type="float" office:value="0.224201023" calcext:value-type="float">
            <text:p>0.224201023</text:p>
          </table:table-cell>
          <table:table-cell table:formula="of:=SUM([.G2:.G1001])/1000" office:value-type="float" office:value="0.229858306" calcext:value-type="float">
            <text:p>0.229858306</text:p>
          </table:table-cell>
          <table:table-cell table:number-columns-repeated="17"/>
        </table:table-row>
        <table:table-row table:style-name="ro1">
          <table:table-cell table:formula="of:=[.A1003]/[.A1003]" office:value-type="float" office:value="1" calcext:value-type="float">
            <text:p>1</text:p>
          </table:table-cell>
          <table:table-cell table:formula="of:=[.B1003]/[.A1003]" office:value-type="float" office:value="3.23754147906867" calcext:value-type="float">
            <text:p>3.23754147906867</text:p>
          </table:table-cell>
          <table:table-cell table:formula="of:=[.C1003]/[.A1003]" office:value-type="float" office:value="3.02061374913786" calcext:value-type="float">
            <text:p>3.02061374913786</text:p>
          </table:table-cell>
          <table:table-cell table:formula="of:=[.D1003]/[.A1003]" office:value-type="float" office:value="3.1582142699029" calcext:value-type="float">
            <text:p>3.1582142699029</text:p>
          </table:table-cell>
          <table:table-cell table:formula="of:=[.E1003]/[.A1003]" office:value-type="float" office:value="2.7195149825112" calcext:value-type="float">
            <text:p>2.7195149825112</text:p>
          </table:table-cell>
          <table:table-cell table:formula="of:=[.F1003]/[.A1003]" office:value-type="float" office:value="2.6314425741804" calcext:value-type="float">
            <text:p>2.6314425741804</text:p>
          </table:table-cell>
          <table:table-cell table:formula="of:=[.G1003]/[.A1003]" office:value-type="float" office:value="2.6978419828057" calcext:value-type="float">
            <text:p>2.697841982805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 style:data-style-name="N2" text:time-value="10:04:38.862307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10:36:54.768040184</dc:date>
    <meta:editing-duration>PT41M32S</meta:editing-duration>
    <meta:editing-cycles>8</meta:editing-cycles>
    <meta:generator>LibreOffice/5.3.6.1$Linux_X86_64 LibreOffice_project/30$Build-1</meta:generator>
    <meta:document-statistic meta:table-count="1" meta:cell-count="7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52cm" svg:height="14.743cm" xlink:href=".." xlink:type="simple" chart:class="chart:bar" chart:style-name="ch1">
        <chart:title svg:x="1.313cm" svg:y="0.242cm" chart:style-name="ch2">
          <text:p>Overlapped Optimizations w/ Comparisons</text:p>
        </chart:title>
        <chart:plot-area chart:style-name="ch3" table:cell-range-address="notch_perf_2nd_part.A1:notch_perf_2nd_part.G1 notch_perf_2nd_part.A1003:notch_perf_2nd_part.G1003" chart:data-source-has-labels="row" svg:x="0.193cm" svg:y="1.841cm" svg:width="20.628cm" svg:height="10.63cm">
          <chartooo:coordinate-region svg:x="1.449cm" svg:y="2.121cm" svg:width="19.372cm" svg:height="9.544cm"/>
          <chart:axis chart:dimension="x" chart:name="primary-x" chart:style-name="ch4" chartooo:axis-type="auto">
            <chartooo:date-scale/>
            <chart:categories table:cell-range-address="notch_perf_2nd_part.A1:notch_perf_2nd_part.G1"/>
          </chart:axis>
          <chart:axis chart:dimension="y" chart:name="primary-y" chart:style-name="ch5">
            <chart:title svg:x="1.45cm" svg:y="1.204cm" chart:style-name="ch6">
              <text:p>Performance (flops/cycle)</text:p>
            </chart:title>
            <chart:grid chart:style-name="ch7" chart:class="major"/>
          </chart:axis>
          <chart:series chart:style-name="ch8" chart:values-cell-range-address="notch_perf_2nd_part.A1003:notch_perf_2nd_part.G100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notch_perf_2nd_part.A1:notch_perf_2nd_part.G1</svg:desc>
                </draw:g>
              </table:table-cell>
              <table:table-cell office:value-type="string">
                <text:p>Blocking</text:p>
              </table:table-cell>
              <table:table-cell office:value-type="string">
                <text:p>Inline</text:p>
              </table:table-cell>
              <table:table-cell office:value-type="string">
                <text:p>FastNotch</text:p>
              </table:table-cell>
              <table:table-cell office:value-type="string">
                <text:p>FastQRSfilt</text:p>
              </table:table-cell>
              <table:table-cell office:value-type="string">
                <text:p>BDAC</text:p>
              </table:table-cell>
              <table:table-cell office:value-type="string">
                <text:p>NoiseChk</text:p>
              </table:table-cell>
            </table:table-row>
          </table:table-header-rows>
          <table:table-rows>
            <table:table-row>
              <table:table-cell office:value-type="string">
                <text:p>Row 1003</text:p>
                <draw:g>
                  <svg:desc/>
                </draw:g>
              </table:table-cell>
              <table:table-cell office:value-type="float" office:value="0.085200804">
                <text:p>0.085200804</text:p>
                <draw:g>
                  <svg:desc>notch_perf_2nd_part.A1003:notch_perf_2nd_part.G1003</svg:desc>
                </draw:g>
              </table:table-cell>
              <table:table-cell office:value-type="float" office:value="0.275841137">
                <text:p>0.275841137</text:p>
              </table:table-cell>
              <table:table-cell office:value-type="float" office:value="0.25735872">
                <text:p>0.25735872</text:p>
              </table:table-cell>
              <table:table-cell office:value-type="float" office:value="0.269082395">
                <text:p>0.269082395</text:p>
              </table:table-cell>
              <table:table-cell office:value-type="float" office:value="0.231704863">
                <text:p>0.231704863</text:p>
              </table:table-cell>
              <table:table-cell office:value-type="float" office:value="0.224201023">
                <text:p>0.224201023</text:p>
              </table:table-cell>
              <table:table-cell office:value-type="float" office:value="0.229858306">
                <text:p>0.229858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